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rame_20_contents">
      <style:text-properties officeooo:rsid="002e4383" officeooo:paragraph-rsid="002e4383"/>
    </style:style>
    <style:style style:name="P2" style:family="paragraph" style:parent-style-name="Frame_20_contents">
      <style:text-properties officeooo:rsid="0037a7aa" officeooo:paragraph-rsid="0037a7aa"/>
    </style:style>
    <style:style style:name="P3" style:family="paragraph" style:parent-style-name="Frame_20_contents">
      <style:text-properties officeooo:rsid="0037ebb4" officeooo:paragraph-rsid="00391ba1"/>
    </style:style>
    <style:style style:name="P4" style:family="paragraph" style:parent-style-name="Frame_20_contents">
      <style:paragraph-properties fo:text-align="start" style:justify-single-word="false"/>
      <style:text-properties officeooo:paragraph-rsid="003e65d4"/>
    </style:style>
    <style:style style:name="P5" style:family="paragraph" style:parent-style-name="Standard">
      <style:paragraph-properties fo:text-align="start" style:justify-single-word="false"/>
      <style:text-properties officeooo:paragraph-rsid="006ac1a0"/>
    </style:style>
    <style:style style:name="P6" style:family="paragraph" style:parent-style-name="Frame_20_contents">
      <style:text-properties officeooo:rsid="00332c3b" officeooo:paragraph-rsid="00332c3b"/>
    </style:style>
    <style:style style:name="P7" style:family="paragraph" style:parent-style-name="Frame_20_contents">
      <style:text-properties officeooo:rsid="004a48fc" officeooo:paragraph-rsid="004a48fc"/>
    </style:style>
    <style:style style:name="P8" style:family="paragraph" style:parent-style-name="Frame_20_contents">
      <style:paragraph-properties fo:margin-left="0cm" fo:margin-right="0cm" fo:text-indent="0cm" style:auto-text-indent="false"/>
      <style:text-properties fo:font-weight="bold" officeooo:rsid="004b167c" officeooo:paragraph-rsid="005a40c0" style:font-weight-asian="bold" style:font-weight-complex="bold"/>
    </style:style>
    <style:style style:name="P9" style:family="paragraph" style:parent-style-name="Frame_20_contents">
      <style:text-properties fo:font-weight="bold" officeooo:rsid="005cccbe" officeooo:paragraph-rsid="005db775" style:font-weight-asian="bold" style:font-weight-complex="bold"/>
    </style:style>
    <style:style style:name="P10" style:family="paragraph" style:parent-style-name="Frame_20_contents">
      <style:text-properties fo:font-weight="bold" officeooo:rsid="005fdda1" officeooo:paragraph-rsid="005fdda1" style:font-weight-asian="bold" style:font-weight-complex="bold"/>
    </style:style>
    <style:style style:name="P11" style:family="paragraph" style:parent-style-name="Frame_20_contents">
      <style:text-properties fo:font-weight="bold" officeooo:rsid="00722a62" officeooo:paragraph-rsid="0079139a" style:font-weight-asian="bold" style:font-weight-complex="bold"/>
    </style:style>
    <style:style style:name="P12" style:family="paragraph" style:parent-style-name="Frame_20_contents">
      <style:text-properties fo:font-weight="bold" officeooo:rsid="007b7793" officeooo:paragraph-rsid="007dab34" style:font-weight-asian="bold" style:font-weight-complex="bold"/>
    </style:style>
    <style:style style:name="P13" style:family="paragraph" style:parent-style-name="Frame_20_contents">
      <style:text-properties style:text-underline-style="solid" style:text-underline-width="auto" style:text-underline-color="font-color" officeooo:rsid="00650fc2" officeooo:paragraph-rsid="0065f279"/>
    </style:style>
    <style:style style:name="P14" style:family="paragraph" style:parent-style-name="Frame_20_contents">
      <style:text-properties style:text-underline-style="solid" style:text-underline-width="auto" style:text-underline-color="font-color" fo:font-weight="normal" officeooo:rsid="0073fe6b" officeooo:paragraph-rsid="0073fe6b" style:font-weight-asian="normal" style:font-weight-complex="normal"/>
    </style:style>
    <style:style style:name="P15" style:family="paragraph" style:parent-style-name="Frame_20_contents">
      <style:paragraph-properties style:vertical-align="baseline">
        <style:tab-stops>
          <style:tab-stop style:position="9.5cm" style:type="center"/>
          <style:tab-stop style:position="19.001cm" style:type="right"/>
        </style:tab-stops>
      </style:paragraph-properties>
      <style:text-properties officeooo:rsid="007fab2d" officeooo:paragraph-rsid="00814e9f"/>
    </style:style>
    <style:style style:name="P16" style:family="paragraph" style:parent-style-name="Standard">
      <style:text-properties officeooo:paragraph-rsid="00140020"/>
    </style:style>
    <style:style style:name="P17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officeooo:rsid="004072cb" officeooo:paragraph-rsid="004072cb"/>
    </style:style>
    <style:style style:name="P18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officeooo:rsid="00437838" officeooo:paragraph-rsid="00437838"/>
    </style:style>
    <style:style style:name="P19" style:family="paragraph" style:parent-style-name="Standard">
      <style:text-properties officeooo:paragraph-rsid="006911a7"/>
    </style:style>
    <style:style style:name="P20" style:family="paragraph" style:parent-style-name="Standard">
      <style:paragraph-properties fo:text-align="start" style:justify-single-word="false"/>
      <style:text-properties officeooo:rsid="006cbf08" officeooo:paragraph-rsid="006d7c5c"/>
    </style:style>
    <style:style style:name="P21" style:family="paragraph" style:parent-style-name="Frame_20_contents">
      <style:text-properties style:text-position="0% 100%" style:text-underline-style="none" officeooo:rsid="0067bb70" officeooo:paragraph-rsid="0067bb70"/>
    </style:style>
    <style:style style:name="P22" style:family="paragraph" style:parent-style-name="Frame_20_contents">
      <style:text-properties fo:font-weight="bold" officeooo:rsid="00849325" officeooo:paragraph-rsid="00849325" style:font-weight-asian="bold" style:font-weight-complex="bold"/>
    </style:style>
    <style:style style:name="P23" style:family="paragraph" style:parent-style-name="Frame_20_contents">
      <style:text-properties fo:font-weight="bold" officeooo:rsid="00879ab3" officeooo:paragraph-rsid="00905bd4" style:font-weight-asian="bold" style:font-weight-complex="bold"/>
    </style:style>
    <style:style style:name="P24" style:family="paragraph" style:parent-style-name="Frame_20_contents">
      <style:text-properties fo:font-weight="bold" officeooo:rsid="009704c0" officeooo:paragraph-rsid="009704c0" style:font-weight-asian="bold" style:font-weight-complex="bold"/>
    </style:style>
    <style:style style:name="P25" style:family="paragraph" style:parent-style-name="Frame_20_contents">
      <style:text-properties officeooo:paragraph-rsid="00915061"/>
    </style:style>
    <style:style style:name="P26" style:family="paragraph" style:parent-style-name="Frame_20_contents">
      <style:paragraph-properties fo:text-align="start" style:justify-single-word="false"/>
      <style:text-properties officeooo:paragraph-rsid="00959010"/>
    </style:style>
    <style:style style:name="P27" style:family="paragraph" style:parent-style-name="Standard">
      <style:text-properties officeooo:paragraph-rsid="0093499f"/>
    </style:style>
    <style:style style:name="P2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e438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officeooo:rsid="0052f970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63d19b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84f035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868e6d" style:font-weight-asian="normal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391ba1"/>
    </style:style>
    <style:style style:name="T10" style:family="text">
      <style:text-properties style:text-position="0% 100%" officeooo:rsid="003ba7a6"/>
    </style:style>
    <style:style style:name="T11" style:family="text">
      <style:text-properties style:text-position="0% 100%" officeooo:rsid="003e65d4"/>
    </style:style>
    <style:style style:name="T12" style:family="text">
      <style:text-properties style:text-position="0% 100%" style:text-underline-style="none"/>
    </style:style>
    <style:style style:name="T13" style:family="text">
      <style:text-properties style:text-position="0% 100%" style:text-underline-style="none" fo:font-weight="normal" style:font-weight-asian="normal" style:font-weight-complex="normal"/>
    </style:style>
    <style:style style:name="T14" style:family="text">
      <style:text-properties style:text-position="0% 100%" style:text-underline-style="none" fo:font-weight="normal" officeooo:rsid="0052f970" style:font-weight-asian="normal" style:font-weight-complex="normal"/>
    </style:style>
    <style:style style:name="T15" style:family="text">
      <style:text-properties style:text-position="0% 100%" style:text-underline-style="none" fo:font-weight="normal" officeooo:rsid="0054692c" style:font-weight-asian="normal" style:font-weight-complex="normal"/>
    </style:style>
    <style:style style:name="T16" style:family="text">
      <style:text-properties style:text-position="0% 100%" style:text-underline-style="none" fo:font-weight="normal" officeooo:rsid="0056436b" style:font-weight-asian="normal" style:font-weight-complex="normal"/>
    </style:style>
    <style:style style:name="T17" style:family="text">
      <style:text-properties style:text-position="0% 100%" style:text-underline-style="none" fo:font-weight="normal" officeooo:rsid="00581395" style:font-weight-asian="normal" style:font-weight-complex="normal"/>
    </style:style>
    <style:style style:name="T18" style:family="text">
      <style:text-properties style:text-position="0% 100%" style:text-underline-style="none" fo:font-weight="normal" officeooo:rsid="0058d852" style:font-weight-asian="normal" style:font-weight-complex="normal"/>
    </style:style>
    <style:style style:name="T19" style:family="text">
      <style:text-properties style:text-position="0% 100%" style:text-underline-style="none" fo:font-weight="normal" officeooo:rsid="005a1461" style:font-weight-asian="normal" style:font-weight-complex="normal"/>
    </style:style>
    <style:style style:name="T20" style:family="text">
      <style:text-properties style:text-position="0% 100%" style:text-underline-style="none" fo:font-weight="normal" officeooo:rsid="005a320d" style:font-weight-asian="normal" style:font-weight-complex="normal"/>
    </style:style>
    <style:style style:name="T21" style:family="text">
      <style:text-properties style:text-position="0% 100%" style:text-underline-style="none" fo:font-weight="normal" officeooo:rsid="005a40c0" style:font-weight-asian="normal" style:font-weight-complex="normal"/>
    </style:style>
    <style:style style:name="T22" style:family="text">
      <style:text-properties style:text-position="0% 100%" style:text-underline-style="none" fo:font-weight="normal" officeooo:rsid="005b9740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7dab34" style:font-weight-asian="normal" style:font-weight-complex="normal"/>
    </style:style>
    <style:style style:name="T24" style:family="text">
      <style:text-properties style:text-position="0% 100%" style:text-underline-style="none" fo:font-weight="normal" officeooo:rsid="007de87b" style:font-weight-asian="normal" style:font-weight-complex="normal"/>
    </style:style>
    <style:style style:name="T25" style:family="text">
      <style:text-properties style:text-position="0% 100%" style:text-underline-style="none" fo:font-weight="normal" officeooo:rsid="0087ba17" style:font-weight-asian="normal" style:font-weight-complex="normal"/>
    </style:style>
    <style:style style:name="T26" style:family="text">
      <style:text-properties style:text-position="0% 100%" style:text-underline-style="none" fo:font-weight="normal" officeooo:rsid="0088e484" style:font-weight-asian="normal" style:font-weight-complex="normal"/>
    </style:style>
    <style:style style:name="T27" style:family="text">
      <style:text-properties style:text-position="0% 100%" style:text-underline-style="none" fo:font-weight="normal" officeooo:rsid="008b0c96" style:font-weight-asian="normal" style:font-weight-complex="normal"/>
    </style:style>
    <style:style style:name="T28" style:family="text">
      <style:text-properties style:text-position="0% 100%" style:text-underline-style="none" fo:font-weight="normal" officeooo:rsid="008d187f" style:font-weight-asian="normal" style:font-weight-complex="normal"/>
    </style:style>
    <style:style style:name="T29" style:family="text">
      <style:text-properties style:text-position="0% 100%" style:text-underline-style="none" fo:font-weight="normal" officeooo:rsid="008e906b" style:font-weight-asian="normal" style:font-weight-complex="normal"/>
    </style:style>
    <style:style style:name="T30" style:family="text">
      <style:text-properties style:text-position="0% 100%" style:text-underline-style="none" fo:font-weight="normal" officeooo:rsid="00913922" style:font-weight-asian="normal" style:font-weight-complex="normal"/>
    </style:style>
    <style:style style:name="T31" style:family="text">
      <style:text-properties style:text-position="0% 100%" style:text-underline-style="none" fo:font-weight="normal" officeooo:rsid="00915061" style:font-weight-asian="normal" style:font-weight-complex="normal"/>
    </style:style>
    <style:style style:name="T32" style:family="text">
      <style:text-properties style:text-position="0% 100%" style:text-underline-style="none" fo:font-weight="normal" officeooo:rsid="0093499f" style:font-weight-asian="normal" style:font-weight-complex="normal"/>
    </style:style>
    <style:style style:name="T33" style:family="text">
      <style:text-properties style:text-position="0% 100%" style:text-underline-style="none" fo:font-weight="normal" officeooo:rsid="00959010" style:font-weight-asian="normal" style:font-weight-complex="normal"/>
    </style:style>
    <style:style style:name="T34" style:family="text">
      <style:text-properties style:text-position="0% 100%" style:text-underline-style="none" officeooo:rsid="0065f279"/>
    </style:style>
    <style:style style:name="T35" style:family="text">
      <style:text-properties style:text-position="0% 100%" style:text-underline-style="none" officeooo:rsid="0077f87f"/>
    </style:style>
    <style:style style:name="T36" style:family="text">
      <style:text-properties style:text-position="0% 100%" style:text-underline-style="none" officeooo:rsid="007dab34"/>
    </style:style>
    <style:style style:name="T37" style:family="text">
      <style:text-properties style:text-position="0% 100%" style:text-underline-style="none" officeooo:rsid="008b0c96"/>
    </style:style>
    <style:style style:name="T38" style:family="text">
      <style:text-properties style:text-position="0% 100%" style:text-underline-style="none" officeooo:rsid="008d187f"/>
    </style:style>
    <style:style style:name="T39" style:family="text">
      <style:text-properties style:text-position="0% 100%" style:text-underline-style="none" officeooo:rsid="009229f4"/>
    </style:style>
    <style:style style:name="T40" style:family="text">
      <style:text-properties style:text-position="0% 100%" style:text-underline-style="none" fo:font-weight="bold" officeooo:rsid="008d187f" style:font-weight-asian="bold" style:font-weight-complex="bold"/>
    </style:style>
    <style:style style:name="T41" style:family="text">
      <style:text-properties style:text-position="0% 100%" style:text-underline-style="none" fo:font-weight="bold" officeooo:rsid="00915061" style:font-weight-asian="bold" style:font-weight-complex="bold"/>
    </style:style>
    <style:style style:name="T42" style:family="text">
      <style:text-properties style:text-position="0% 100%" style:text-underline-style="none" fo:font-weight="bold" officeooo:rsid="009229f4" style:font-weight-asian="bold" style:font-weight-complex="bold"/>
    </style:style>
    <style:style style:name="T43" style:family="text">
      <style:text-properties style:text-position="0% 100%" style:text-underline-style="solid" style:text-underline-width="auto" style:text-underline-color="font-color" fo:font-weight="normal" officeooo:rsid="0052f970" style:font-weight-asian="normal" style:font-weight-complex="normal"/>
    </style:style>
    <style:style style:name="T44" style:family="text">
      <style:text-properties style:text-position="0% 100%" style:text-underline-style="solid" style:text-underline-width="auto" style:text-underline-color="font-color" fo:font-weight="normal" officeooo:rsid="005a1461" style:font-weight-asian="normal" style:font-weight-complex="normal"/>
    </style:style>
    <style:style style:name="T45" style:family="text">
      <style:text-properties style:text-position="0% 100%" fo:font-weight="normal" style:font-weight-asian="normal" style:font-weight-complex="normal"/>
    </style:style>
    <style:style style:name="T46" style:family="text">
      <style:text-properties style:text-position="0% 100%" fo:font-weight="normal" officeooo:rsid="0069bdc4" style:font-weight-asian="normal" style:font-weight-complex="normal"/>
    </style:style>
    <style:style style:name="T47" style:family="text">
      <style:text-properties style:text-position="0% 100%" fo:font-weight="normal" officeooo:rsid="006d7c5c" style:font-weight-asian="normal" style:font-weight-complex="normal"/>
    </style:style>
    <style:style style:name="T48" style:family="text">
      <style:text-properties style:text-position="0% 100%" fo:font-weight="normal" officeooo:rsid="006fa199" style:font-weight-asian="normal" style:font-weight-complex="normal"/>
    </style:style>
    <style:style style:name="T49" style:family="text">
      <style:text-properties style:text-position="0% 100%" fo:font-weight="normal" officeooo:rsid="00765d85" style:font-weight-asian="normal" style:font-weight-complex="normal"/>
    </style:style>
    <style:style style:name="T50" style:family="text">
      <style:text-properties style:text-position="0% 100%" fo:font-weight="normal" officeooo:rsid="0077f87f" style:font-weight-asian="normal" style:font-weight-complex="normal"/>
    </style:style>
    <style:style style:name="T51" style:family="text">
      <style:text-properties style:text-position="0% 100%" officeooo:rsid="006911a7"/>
    </style:style>
    <style:style style:name="T52" style:family="text">
      <style:text-properties style:text-position="0% 100%" officeooo:rsid="0069bdc4"/>
    </style:style>
    <style:style style:name="T53" style:family="text">
      <style:text-properties style:text-position="0% 100%" fo:font-weight="bold" style:font-weight-asian="bold" style:font-weight-complex="bold"/>
    </style:style>
    <style:style style:name="T54" style:family="text">
      <style:text-properties style:text-position="0% 100%" fo:font-weight="bold" officeooo:rsid="0069bdc4" style:font-weight-asian="bold" style:font-weight-complex="bold"/>
    </style:style>
    <style:style style:name="T55" style:family="text">
      <style:text-properties style:text-position="0% 100%" fo:font-weight="bold" officeooo:rsid="006d7c5c" style:font-weight-asian="bold" style:font-weight-complex="bold"/>
    </style:style>
    <style:style style:name="T56" style:family="text">
      <style:text-properties style:text-position="0% 100%" fo:font-weight="bold" officeooo:rsid="006fa199" style:font-weight-asian="bold" style:font-weight-complex="bold"/>
    </style:style>
    <style:style style:name="T57" style:family="text">
      <style:text-properties style:text-position="0% 100%" officeooo:rsid="00809352"/>
    </style:style>
    <style:style style:name="T58" style:family="text">
      <style:text-properties style:text-position="0% 100%" officeooo:rsid="0080d6da"/>
    </style:style>
    <style:style style:name="T59" style:family="text">
      <style:text-properties officeooo:rsid="003ba7a6"/>
    </style:style>
    <style:style style:name="T60" style:family="text">
      <style:text-properties style:text-underline-style="none"/>
    </style:style>
    <style:style style:name="T61" style:family="text">
      <style:text-properties style:text-underline-style="none" officeooo:rsid="0041a2a4"/>
    </style:style>
    <style:style style:name="T62" style:family="text">
      <style:text-properties style:text-underline-style="none" officeooo:rsid="0042c4b7"/>
    </style:style>
    <style:style style:name="T63" style:family="text">
      <style:text-properties style:text-underline-style="none" officeooo:rsid="00438262"/>
    </style:style>
    <style:style style:name="T64" style:family="text">
      <style:text-properties style:text-underline-style="none" officeooo:rsid="00447785"/>
    </style:style>
    <style:style style:name="T65" style:family="text">
      <style:text-properties style:text-underline-style="none" officeooo:rsid="00453621"/>
    </style:style>
    <style:style style:name="T66" style:family="text">
      <style:text-properties style:text-underline-style="none" officeooo:rsid="00464251"/>
    </style:style>
    <style:style style:name="T67" style:family="text">
      <style:text-properties style:text-underline-style="none" fo:font-weight="bold" officeooo:rsid="00480592" style:font-weight-asian="bold" style:font-weight-complex="bold"/>
    </style:style>
    <style:style style:name="T68" style:family="text">
      <style:text-properties style:text-underline-style="none" fo:font-weight="bold" officeooo:rsid="00939548" style:font-weight-asian="bold" style:font-weight-complex="bold"/>
    </style:style>
    <style:style style:name="T69" style:family="text">
      <style:text-properties style:text-underline-style="none" fo:font-weight="normal" style:font-weight-asian="normal" style:font-weight-complex="normal"/>
    </style:style>
    <style:style style:name="T70" style:family="text">
      <style:text-properties style:text-underline-style="none" fo:font-weight="normal" officeooo:rsid="00492b71" style:font-weight-asian="normal" style:font-weight-complex="normal"/>
    </style:style>
    <style:style style:name="T71" style:family="text">
      <style:text-properties style:text-underline-style="none" fo:font-weight="normal" officeooo:rsid="0052f970" style:font-weight-asian="normal" style:font-weight-complex="normal"/>
    </style:style>
    <style:style style:name="T72" style:family="text">
      <style:text-properties style:text-underline-style="none" fo:font-weight="normal" officeooo:rsid="0063d19b" style:font-weight-asian="normal" style:font-weight-complex="normal"/>
    </style:style>
    <style:style style:name="T73" style:family="text">
      <style:text-properties style:text-underline-style="none" fo:font-weight="normal" officeooo:rsid="0084f035" style:font-weight-asian="normal" style:font-weight-complex="normal"/>
    </style:style>
    <style:style style:name="T74" style:family="text">
      <style:text-properties style:text-underline-style="none" fo:font-weight="normal" officeooo:rsid="00868e6d" style:font-weight-asian="normal" style:font-weight-complex="normal"/>
    </style:style>
    <style:style style:name="T75" style:family="text">
      <style:text-properties style:text-underline-style="none" fo:font-weight="normal" officeooo:rsid="00879ab3" style:font-weight-asian="normal" style:font-weight-complex="normal"/>
    </style:style>
    <style:style style:name="T76" style:family="text">
      <style:text-properties style:text-underline-style="none" fo:font-weight="normal" officeooo:rsid="0087ba17" style:font-weight-asian="normal" style:font-weight-complex="normal"/>
    </style:style>
    <style:style style:name="T77" style:family="text">
      <style:text-properties style:text-underline-style="none" fo:font-weight="normal" officeooo:rsid="0093499f" style:font-weight-asian="normal" style:font-weight-complex="normal"/>
    </style:style>
    <style:style style:name="T78" style:family="text">
      <style:text-properties style:text-underline-style="none" fo:font-weight="normal" officeooo:rsid="00959010" style:font-weight-asian="normal" style:font-weight-complex="normal"/>
    </style:style>
    <style:style style:name="T79" style:family="text">
      <style:text-properties style:text-underline-style="none" officeooo:rsid="00753f7e"/>
    </style:style>
    <style:style style:name="T80" style:family="text">
      <style:text-properties style:text-underline-style="none" officeooo:rsid="0075c772"/>
    </style:style>
    <style:style style:name="T81" style:family="text">
      <style:text-properties officeooo:rsid="0041a2a4"/>
    </style:style>
    <style:style style:name="T82" style:family="text">
      <style:text-properties officeooo:rsid="00438262"/>
    </style:style>
    <style:style style:name="T83" style:family="text">
      <style:text-properties officeooo:rsid="00447785"/>
    </style:style>
    <style:style style:name="T84" style:family="text">
      <style:text-properties officeooo:rsid="00453621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4c4f2d" style:font-weight-asian="normal" style:font-weight-complex="normal"/>
    </style:style>
    <style:style style:name="T87" style:family="text">
      <style:text-properties fo:font-weight="normal" officeooo:rsid="004cfa72" style:font-weight-asian="normal" style:font-weight-complex="normal"/>
    </style:style>
    <style:style style:name="T88" style:family="text">
      <style:text-properties fo:font-weight="normal" officeooo:rsid="004eedd5" style:font-weight-asian="normal" style:font-weight-complex="normal"/>
    </style:style>
    <style:style style:name="T89" style:family="text">
      <style:text-properties fo:font-weight="normal" officeooo:rsid="0050a152" style:font-weight-asian="normal" style:font-weight-complex="normal"/>
    </style:style>
    <style:style style:name="T90" style:family="text">
      <style:text-properties fo:font-weight="normal" officeooo:rsid="0050d742" style:font-weight-asian="normal" style:font-weight-complex="normal"/>
    </style:style>
    <style:style style:name="T91" style:family="text">
      <style:text-properties fo:font-weight="normal" officeooo:rsid="0051b445" style:font-weight-asian="normal" style:font-weight-complex="normal"/>
    </style:style>
    <style:style style:name="T92" style:family="text">
      <style:text-properties fo:font-weight="normal" officeooo:rsid="005db775" style:font-weight-asian="normal" style:font-weight-complex="normal"/>
    </style:style>
    <style:style style:name="T93" style:family="text">
      <style:text-properties fo:font-weight="normal" officeooo:rsid="006109b1" style:font-weight-asian="normal" style:font-weight-complex="normal"/>
    </style:style>
    <style:style style:name="T94" style:family="text">
      <style:text-properties fo:font-weight="normal" officeooo:rsid="006184fe" style:font-weight-asian="normal" style:font-weight-complex="normal"/>
    </style:style>
    <style:style style:name="T95" style:family="text">
      <style:text-properties fo:font-weight="normal" officeooo:rsid="00628568" style:font-weight-asian="normal" style:font-weight-complex="normal"/>
    </style:style>
    <style:style style:name="T96" style:family="text">
      <style:text-properties fo:font-weight="normal" officeooo:rsid="0079139a" style:font-weight-asian="normal" style:font-weight-complex="normal"/>
    </style:style>
    <style:style style:name="T97" style:family="text">
      <style:text-properties fo:font-weight="normal" officeooo:rsid="0084f035" style:font-weight-asian="normal" style:font-weight-complex="normal"/>
    </style:style>
    <style:style style:name="T98" style:family="text">
      <style:text-properties officeooo:rsid="004c4f2d"/>
    </style:style>
    <style:style style:name="T99" style:family="text">
      <style:text-properties officeooo:rsid="006911a7"/>
    </style:style>
    <style:style style:name="T100" style:family="text">
      <style:text-properties officeooo:rsid="00753f7e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.049cm" fo:border="0.06pt solid #000000" draw:wrap-influence-on-position="once-concurrent" loext:allow-overlap="true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6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6"><draw:frame draw:style-name="fr1" draw:name="Frame1" text:anchor-type="paragraph" svg:x="-0.051cm" svg:y="-0.005cm" svg:width="4.747cm" draw:z-index="0"><draw:text-box fo:min-height="1.625cm"><text:p text:style-name="P1">Language ambiguity (has multiple precise meanings):</text:p><text:p text:style-name="P1">- word ‘bring me the file’(resolve w/ POS)</text:p><text:p text:style-name="P1">- syntactic ‘I shot an elephant in my pjs’</text:p><text:p text:style-name="P1">- semantic ‘the rabbit is ready for lunch’</text:p><text:p text:style-name="P1">- referential ‘Pavarotti is a big opera star’</text:p><text:p text:style-name="P1">- non-literal ‘it’s raining cats and dogs’</text:p></draw:text-box></draw:frame><draw:frame draw:style-name="fr1" draw:name="Frame2" text:anchor-type="paragraph" svg:x="3.695cm" svg:y="0.275cm" svg:width="2.372cm" draw:z-index="2"><draw:text-box fo:min-height="1.344cm"><text:p text:style-name="P1">Deep Learning learns🗸</text:p><text:p text:style-name="P1">abstract functions instead</text:p><text:p text:style-name="P1">of rules based on</text:p><text:p text:style-name="P1">maintenance of intuitive</text:p><text:p text:style-name="P1">linguistic rules.</text:p></draw:text-box></draw:frame><draw:frame draw:style-name="fr1" draw:name="Frame3" text:anchor-type="paragraph" svg:x="4.694cm" svg:y="-0.004cm" svg:width="6.117cm" draw:z-index="1"><draw:text-box fo:min-height="1.623cm"><text:p text:style-name="P1">Lexicon – <text:span text:style-name="T1">morph(eme)</text:span>ological analysis (stem and affix e.g. ‘cat’+’s’)</text:p><text:p text:style-name="P1"><text:s text:c="26"/>Word segmentation (tokenization)</text:p><text:p text:style-name="P1"><text:s text:c="26"/>Word normalization (case/acronyms/spelling)</text:p><text:p text:style-name="P1"><text:s text:c="26"/>Lemmatization ‘sing, sung, sang’ → ‘sing’</text:p><text:p text:style-name="P1"><text:s text:c="26"/>Stemming (common root, above ‘s’)</text:p><text:p text:style-name="P1"><text:s text:c="26"/>Part-Of-Speech (tag words with noun, verb...)</text:p></draw:text-box></draw:frame><draw:frame draw:style-name="fr1" draw:name="Frame4" text:anchor-type="paragraph" svg:x="10.809cm" svg:y="-0.004cm" svg:width="8.281cm" draw:z-index="3"><draw:text-box fo:min-height="1.623cm"><text:p text:style-name="P6">Context-Free Grammar: <text:span text:style-name="T3">Derive</text:span> sentence structure through a <text:span text:style-name="T3">parse tree</text:span></text:p><text:p text:style-name="P4"><draw:g text:anchor-type="as-char" svg:y="-0.152cm" draw:z-index="12" draw:name="Shape1" draw:style-name="gr596"><svg:title>TexMaths</svg:title><svg:desc>6§inline§$S \rightarrow$ $\text{NP VP}$§svg§600§TRUE§</svg:desc><draw:path draw:style-name="gr597" draw:text-style-name="P28" svg:width="0.092cm" svg:height="0.151cm" svg:x="0cm" svg:y="0cm" svg:viewBox="0 0 93 152" svg:d="M62 66c-9-2-18-4-27-6-13-3-22-15-22-27 0-14 12-27 28-27 35 0 40 34 41 44 0 1 0 2 3 2s3-1 3-5c0-14 0-28 0-42 0-4 0-5-3-5-2 0-2 0-3 3-2 4-5 8-8 12-6-7-15-15-33-15-24 0-41 19-41 41 0 17 11 32 28 37 2 1 12 4 27 7 6 2 12 3 18 11 4 6 7 12 7 19 0 15-11 30-28 30-6 0-23-1-34-11-12-12-13-25-13-32 0-2-2-2-3-2-2 0-2 1-2 5 0 14 0 28 0 42 0 4 0 5 2 5s2-1 3-3c3-4 1-1 8-12 6 7 20 15 39 15 24 0 41-21 41-44 0-21-14-38-31-42z"><text:p/></draw:path><draw:path draw:style-name="gr597" draw:text-style-name="P28" svg:width="0.186cm" svg:height="0.108cm" svg:x="0.187cm" svg:y="0.041cm" svg:viewBox="0 0 187 109" svg:d="M164 59c-12 8-18 17-19 19-9 15-8 19-11 28 0 3 2 3 4 3 4 0 4-1 5-4 5-21 17-38 41-48 2 0 3-1 3-2 0-2-1-2-2-2-9-4-34-15-43-50 0-2 0-3-4-3-2 0-4 0-4 2 0 1 2 14 11 28 4 6 10 14 19 21-52 0-105 0-157 0-3 0-7 0-7 4s4 4 7 4c52 0 105 0 157 0z"><text:p/></draw:path><draw:path draw:style-name="gr597" draw:text-style-name="P28" svg:width="0.143cm" svg:height="0.141cm" svg:x="0.463cm" svg:y="0.004cm" svg:viewBox="0 0 144 142" svg:d="M42 2c-2-2-2-2-6-2-12 0-24 0-36 0 0 2 0 4 0 7 2 0 4 0 6 0 4 0 8 0 11 0 5 0 5 1 5 4 0 37 0 73 0 109 0 6 0 16-22 16 0 2 0 4 0 6 8 0 17 0 25 0 6 0 17 0 24 0 0-2 0-4 0-6-21 0-21-10-21-16 0-36 0-72 0-108 1 1 1 1 2 2 29 42 57 84 86 126 2 2 2 2 3 2 3 0 3-1 3-5 0-38 0-77 0-115 0-6 0-15 22-15 0-3 0-5 0-7-7 0-17 1-25 1-7 0-17-1-24-1 0 2 0 4 0 7 21 0 21 9 21 15 0 29 0 59 0 88-24-35-49-72-74-108z"><text:p/></draw:path><draw:path draw:style-name="gr597" draw:text-style-name="P28" svg:width="0.123cm" svg:height="0.141cm" svg:x="0.621cm" svg:y="0.004cm" svg:viewBox="0 0 124 142" svg:d="M41 76c12 0 23 0 35 0 25 0 48-16 48-37 0-20-20-39-50-39-24 0-49 0-74 0 0 2 0 4 0 7 2 0 4 0 5 0 17 0 17 1 17 9 0 37 0 74 0 110 0 8 0 10-17 10-1 0-3 0-5 0 0 2 0 4 0 6 8 0 23 0 31 0s24 0 31 0c0-2 0-4 0-6-1 0-3 0-4 0-17 0-17-2-17-10 0-17 0-33 0-50zM40 71c0-19 0-38 0-56 0-7 1-8 10-8 6 0 13 0 19 0 34 0 34 22 34 32 0 9 0 32-34 32-10 0-19 0-29 0z"><text:p/></draw:path><draw:path draw:style-name="gr597" draw:text-style-name="P28" svg:width="0.149cm" svg:height="0.146cm" svg:x="0.831cm" svg:y="0.004cm" svg:viewBox="0 0 150 147" svg:d="M127 20c3-7 9-13 23-13 0-3 0-5 0-7-7 0-15 1-20 1-7 0-19-1-24-1 0 2 0 4 0 7 10 0 15 5 15 10 0 2-1 3-1 4-13 33-26 67-39 100-13-35-27-70-40-105-1-3-1-2-1-3 0-6 12-6 17-6 0-3 0-5 0-7-8 1-22 1-30 1-10 0-19-1-27-1 0 2 0 4 0 7 14 0 17 0 20 7 17 43 33 86 50 128 1 4 2 5 5 5 4 0 4-1 5-4 15-41 31-82 47-123z"><text:p/></draw:path><draw:path draw:style-name="gr597" draw:text-style-name="P28" svg:width="0.123cm" svg:height="0.141cm" svg:x="0.993cm" svg:y="0.004cm" svg:viewBox="0 0 124 142" svg:d="M41 76c12 0 23 0 35 0 25 0 48-16 48-37 0-20-21-39-50-39-24 0-49 0-74 0 0 2 0 4 0 7 2 0 4 0 5 0 17 0 17 1 17 9 0 37 0 74 0 110 0 8 0 10-17 10-1 0-3 0-5 0 0 2 0 4 0 6 7 0 23 0 31 0s24 0 31 0c0-2 0-4 0-6-1 0-3 0-5 0-16 0-16-2-16-10 0-17 0-33 0-50zM40 71c0-19 0-38 0-56 0-7 0-8 10-8 6 0 13 0 19 0 34 0 34 22 34 32 0 9 0 32-34 32-10 0-20 0-29 0z"><text:p/></draw:path></draw:g>, <text:span text:style-name="T8"><draw:g text:anchor-type="as-char" svg:y="-0.145cm" draw:z-index="13" draw:name="Shape2" draw:style-name="gr596"><svg:title>TexMaths</svg:title><svg:desc>6§inline§$NP \rightarrow$ $\text{Det } \text{N}$§svg§600§TRUE§</svg:desc><draw:path draw:style-name="gr597" draw:text-style-name="P28" svg:width="0.143cm" svg:height="0.141cm" svg:x="0cm" svg:y="0cm" svg:viewBox="0 0 144 142" svg:d="M42 3c-2-3-2-3-7-3-12 0-23 0-35 0 0 2 0 4 0 7 2 0 4 0 6 0 3 0 7 0 10 0 5 1 6 1 6 5 0 36 0 72 0 108 0 6 0 16-22 16 0 2 0 4 0 6 7 0 17 0 25 0 6 0 17 0 24 0 0-2 0-4 0-6-21 0-21-10-21-16 0-36 0-72 0-108 0 1 1 1 1 3 29 42 57 83 86 125 2 2 2 2 4 2 3 0 3-1 3-5 0-38 0-77 0-115 0-6 0-15 22-15 0-3 0-5 0-7-8 0-19 1-25 1-7 0-17-1-25-1 0 2 0 4 0 7 22 0 22 9 22 15 0 29 0 59 0 89-24-36-49-72-74-108z"><text:p/></draw:path><draw:path draw:style-name="gr597" draw:text-style-name="P28" svg:width="0.123cm" svg:height="0.141cm" svg:x="0.158cm" svg:y="0cm" svg:viewBox="0 0 124 142" svg:d="M40 77c12 0 24 0 36 0 25 0 48-17 48-38 0-20-21-39-50-39-24 0-49 0-74 0 0 2 0 4 0 7 2 0 3 0 5 0 16 0 17 2 17 9 0 37 0 74 0 110 0 7-1 10-17 10-2 0-3 0-5 0 0 2 0 4 0 6 7 0 22 0 31 0 7 0 24 0 31 0 0-2 0-4 0-6-2 0-3 0-5 0-16 0-17-3-17-10 0-16 0-33 0-49zM40 71c0-19 0-37 0-56 0-7 0-8 10-8 6 0 12 0 19 0 34 0 34 22 34 32s0 32-34 32c-10 0-20 0-29 0z"><text:p/></draw:path><draw:path draw:style-name="gr597" draw:text-style-name="P28" svg:width="0.186cm" svg:height="0.108cm" svg:x="0.375cm" svg:y="0.034cm" svg:viewBox="0 0 187 109" svg:d="M164 59c-12 9-17 17-19 19-10 15-11 28-11 29 0 2 3 2 4 2 3 0 4-1 5-4 4-21 17-38 41-48 2 0 3-1 3-2 0-2-1-2-2-2-9-4-35-15-42-50-1-2-2-3-5-3-1 0-4 0-4 2 0 1 2 14 10 29 5 6 11 13 20 20-52 0-104 0-156 0-4 0-8 0-8 4s4 4 8 4c52 0 104 0 156 0z"><text:p/></draw:path><draw:path draw:style-name="gr597" draw:text-style-name="P28" svg:width="0.141cm" svg:height="0.141cm" svg:x="0.651cm" svg:y="0cm" svg:viewBox="0 0 142 142" svg:d="M0 0c0 2 0 4 0 7 2 0 4 0 5 0 17 0 17 2 17 9 0 37 0 74 0 110 0 7 0 10-17 10-1 0-3 0-5 0 0 2 0 4 0 6 26 0 52 0 77 0 36 0 65-31 65-69 0-40-29-73-65-73-25 0-51 0-77 0zM50 136c-9 0-10-1-10-9 0-37 0-74 0-112 0-7 1-8 10-8 8 0 14 0 21 0 14 0 28 4 39 19 9 12 10 30 10 47 0 22-3 35-11 46-4 5-16 17-37 17-7 0-14 0-22 0z"><text:p/></draw:path><draw:path draw:style-name="gr597" draw:text-style-name="P28" svg:width="0.081cm" svg:height="0.095cm" svg:x="0.811cm" svg:y="0.048cm" svg:viewBox="0 0 82 96" svg:d="M18 41c1-31 19-36 26-36 22 0 24 28 24 36-17 0-33 0-50 0zM18 45c20 0 39 0 59 0 4 0 5 0 5-4 0-21-12-41-38-41-24 0-44 22-44 48 0 27 22 48 47 48 26 0 35-24 35-27 0-2-2-3-3-3-2 0-2 2-3 3-7 21-26 21-28 21-11 0-19-6-24-13-6-10-6-24-6-32z"><text:p/></draw:path><draw:path draw:style-name="gr597" draw:text-style-name="P28" svg:width="0.065cm" svg:height="0.129cm" svg:x="0.902cm" svg:y="0.015cm" svg:viewBox="0 0 66 130" svg:d="M32 45c11 0 21 0 31 0 0-3 0-5 0-7-10 0-20 0-31 0 0-13 0-25 0-38-1 0-3 0-4 0-1 17-7 40-28 40 0 1 0 3 0 5 6 0 12 0 18 0 0 19 0 38 0 57 0 26 20 28 28 28 15 0 20-14 20-28 0-3 0-7 0-12-2 0-3 0-5 0 0 5 0 8 0 12 0 15-6 23-14 23-15 0-15-19-15-23 0-19 0-38 0-57z"><text:p/></draw:path><draw:path draw:style-name="gr597" draw:text-style-name="P28" svg:width="0.143cm" svg:height="0.141cm" svg:x="1.058cm" svg:y="0cm" svg:viewBox="0 0 144 142" svg:d="M42 3c-2-3-2-3-6-3-12 0-24 0-36 0 0 2 0 4 0 7 2 0 4 0 6 0 3 0 8 0 11 0 5 1 5 1 5 5 0 36 0 72 0 108 0 6 0 16-22 16 0 2 0 4 0 6 7 0 18 0 25 0s17 0 24 0c0-2 0-4 0-6-21 0-21-10-21-16 0-36 0-72 0-108 1 1 1 1 2 3 29 42 57 83 86 125 1 2 1 2 3 2 3 0 3-1 3-5 0-38 0-77 0-115 0-6 0-15 22-15 0-3 0-5 0-7-7 0-18 1-25 1s-17-1-24-1c0 2 0 4 0 7 21 0 21 9 21 15 0 29 0 59 0 89-24-36-49-72-74-108z"><text:p/></draw:path></draw:g></text:span><text:span text:style-name="T8">, </text:span><text:span text:style-name="T8"><draw:g text:anchor-type="as-char" svg:y="-0.146cm" draw:z-index="14" draw:name="Shape3" draw:style-name="gr596"><svg:title>TexMaths</svg:title><svg:desc>6§inline§$VP \rightarrow$ $\text{V } \text{NP}$§svg§600§TRUE§</svg:desc><draw:path draw:style-name="gr597" draw:text-style-name="P28" svg:width="0.148cm" svg:height="0.146cm" svg:x="0cm" svg:y="0cm" svg:viewBox="0 0 149 147" svg:d="M126 20c3-7 9-13 23-13 0-3 0-5 0-7-6 1-15 1-20 1-6 0-19-1-24-1 0 2 0 4 0 7 11 0 15 5 15 10 0 2 0 3-1 4-12 33-25 67-38 100-13-35-27-70-40-105-1-3-1-3-1-3 0-6 12-6 17-6 0-3 0-5 0-7-8 1-22 1-31 1-10 0-19-1-26-1 0 2 0 4 0 7 14 0 17 0 20 7 17 43 33 86 50 128 1 4 2 5 4 5 4 0 5-1 6-4 15-41 31-82 46-123z"><text:p/></draw:path><draw:path draw:style-name="gr597" draw:text-style-name="P28" svg:width="0.123cm" svg:height="0.141cm" svg:x="0.161cm" svg:y="0cm" svg:viewBox="0 0 124 142" svg:d="M40 76c12 0 24 0 36 0 25 0 48-16 48-37 0-20-21-39-50-39-24 0-49 0-74 0 0 2 0 4 0 7 2 0 3 0 5 0 16 0 17 2 17 9 0 37 0 74 0 110 0 8-1 10-17 10-2 0-3 0-5 0 0 2 0 4 0 6 7 0 22 0 31 0 7 0 24 0 31 0 0-2 0-4 0-6-2 0-3 0-5 0-16 0-17-2-17-10 0-16 0-33 0-50zM40 71c0-19 0-38 0-56 0-7 0-8 10-8 6 0 12 0 19 0 33 0 33 22 33 32s0 32-33 32c-10 0-20 0-29 0z"><text:p/></draw:path><draw:path draw:style-name="gr597" draw:text-style-name="P28" svg:width="0.186cm" svg:height="0.108cm" svg:x="0.378cm" svg:y="0.035cm" svg:viewBox="0 0 187 109" svg:d="M164 59c-12 8-17 17-19 19-10 15-8 19-11 28 0 3 2 3 4 3 3 0 4-1 5-5 4-20 17-37 41-47 2 0 3-1 3-2 0-2-1-2-2-2-9-4-35-15-42-49-1-3-2-4-5-4-2 0-4 0-4 2 0 1 1 14 10 28 5 6 11 14 20 21-53 0-104 0-156 0-4 0-8 0-8 4s4 4 8 4c52 0 103 0 156 0z"><text:p/></draw:path><draw:path draw:style-name="gr597" draw:text-style-name="P28" svg:width="0.148cm" svg:height="0.146cm" svg:x="0.651cm" svg:y="0cm" svg:viewBox="0 0 149 147" svg:d="M126 20c3-7 9-13 23-13 0-3 0-5 0-7-6 1-15 1-20 1-6 0-19-1-24-1 0 2 0 4 0 7 11 0 15 5 15 10 0 2 0 3-1 4-12 33-25 67-38 100-13-35-27-70-40-105-1-3-1-3-1-3 0-6 12-6 16-6 0-3 0-5 0-7-7 1-21 1-30 1-10 0-19-1-26-1 0 2 0 4 0 7 13 0 17 0 20 7 17 43 33 86 49 128 2 4 3 5 5 5 4 0 5-1 6-4 15-41 31-82 46-123z"><text:p/></draw:path><draw:path draw:style-name="gr597" draw:text-style-name="P28" svg:width="0.143cm" svg:height="0.141cm" svg:x="0.882cm" svg:y="0cm" svg:viewBox="0 0 144 142" svg:d="M42 3c-2-3-2-3-6-3-12 0-24 0-36 0 0 2 0 4 0 7 2 0 4 0 6 0 3 0 7 0 11 0 5 1 5 1 5 5 0 36 0 72 0 109 0 5 0 15-22 15 0 2 0 4 0 6 7 0 17 0 25 0 7 0 17 0 24 0 0-2 0-4 0-6-21 0-21-10-21-15 0-37 0-73 0-109 1 1 1 1 2 3 29 42 57 83 86 125 1 2 1 2 3 2 3 0 3-1 3-5 0-38 0-77 0-115 0-6 0-15 22-15 0-3 0-5 0-7-7 0-18 1-25 1s-17-1-24-1c0 2 0 4 0 7 21 0 21 9 21 15 0 29 0 59 0 88-24-35-49-71-74-107z"><text:p/></draw:path><draw:path draw:style-name="gr597" draw:text-style-name="P28" svg:width="0.123cm" svg:height="0.141cm" svg:x="1.04cm" svg:y="0cm" svg:viewBox="0 0 124 142" svg:d="M41 76c12 0 23 0 35 0 25 0 48-16 48-37 0-20-21-39-50-39-24 0-49 0-74 0 0 2 0 4 0 7 2 0 4 0 5 0 17 0 17 2 17 9 0 37 0 74 0 110 0 8 0 10-17 10-1 0-3 0-5 0 0 2 0 4 0 6 7 0 23 0 31 0s24 0 31 0c0-2 0-4 0-6-1 0-3 0-5 0-16 0-16-2-16-10 0-16 0-33 0-50zM40 71c0-19 0-38 0-56 0-7 0-8 10-8 6 0 13 0 19 0 34 0 34 22 34 32s0 32-34 32c-10 0-19 0-29 0z"><text:p/></draw:path></draw:g></text:span><text:span text:style-name="T8">, </text:span><text:span text:style-name="T8"><draw:g text:anchor-type="as-char" svg:y="-0.146cm" draw:z-index="15" draw:name="Shape4" draw:style-name="gr596"><svg:title>TexMaths</svg:title><svg:desc>6§inline§$VP \rightarrow$ $\text{V }$§svg§600§TRUE§</svg:desc><draw:path draw:style-name="gr597" draw:text-style-name="P28" svg:width="0.148cm" svg:height="0.146cm" svg:x="0cm" svg:y="0cm" svg:viewBox="0 0 149 147" svg:d="M127 20c3-7 8-13 22-13 0-3 0-5 0-7-6 1-15 1-20 1-6 0-19-1-24-1 0 2 0 4 0 7 11 0 16 5 16 10 0 2-1 3-2 4-12 33-25 67-38 100-13-35-27-70-40-105-1-3-1-3-1-3 0-6 12-6 16-6 0-3 0-5 0-7-7 1-21 1-30 1-10 0-19-1-26-1 0 2 0 4 0 7 13 0 17 0 20 7 17 43 33 86 50 128 1 4 2 5 4 5 4 0 5-1 6-4 15-41 31-82 47-123z"><text:p/></draw:path><draw:path draw:style-name="gr597" draw:text-style-name="P28" svg:width="0.123cm" svg:height="0.141cm" svg:x="0.161cm" svg:y="0cm" svg:viewBox="0 0 124 142" svg:d="M40 76c12 0 24 0 36 0 25 0 48-16 48-37 0-20-21-39-50-39-24 0-49 0-74 0 0 2 0 4 0 7 2 0 3 0 5 0 16 0 17 2 17 9 0 37 0 74 0 110 0 8-1 10-17 10-2 0-3 0-5 0 0 2 0 4 0 6 7 0 22 0 31 0 7 0 24 0 31 0 0-2 0-4 0-6-2 0-3 0-5 0-16 0-17-2-17-10 0-16 0-33 0-50zM40 71c0-19 0-38 0-56 0-7 0-8 10-8 6 0 12 0 18 0 34 0 34 22 34 32s0 32-34 32c-9 0-19 0-28 0z"><text:p/></draw:path><draw:path draw:style-name="gr597" draw:text-style-name="P28" svg:width="0.186cm" svg:height="0.108cm" svg:x="0.379cm" svg:y="0.035cm" svg:viewBox="0 0 187 109" svg:d="M164 59c-12 8-17 17-19 19-9 15-8 19-11 28 0 3 2 3 4 3 4 0 4-1 5-5 5-20 17-37 41-47 3 0 3-1 3-2 0-2-1-2-2-2-9-4-34-15-43-49 0-3 0-4-4-4-2 0-4 0-4 2 0 1 2 14 11 28 4 6 10 14 19 21-52 0-105 0-157 0-3 0-7 0-7 4s4 4 7 4c52 0 105 0 157 0z"><text:p/></draw:path><draw:path draw:style-name="gr597" draw:text-style-name="P28" svg:width="0.149cm" svg:height="0.146cm" svg:x="0.651cm" svg:y="0cm" svg:viewBox="0 0 150 147" svg:d="M127 20c3-7 9-13 23-13 0-3 0-5 0-7-7 1-15 1-20 1-7 0-19-1-24-1 0 2 0 4 0 7 10 0 15 5 15 10 0 2-1 3-1 4-13 33-26 67-38 100-14-35-27-70-41-105-1-3-1-3-1-3 0-6 12-6 17-6 0-3 0-5 0-7-8 1-22 1-30 1-10 0-19-1-27-1 0 2 0 4 0 7 14 0 18 0 21 7 16 43 32 86 49 128 1 4 2 5 5 5 4 0 4-1 5-4 15-41 32-82 47-123z"><text:p/></draw:path></draw:g></text:span><text:span text:style-name="T11">, </text:span><text:span text:style-name="T11"><draw:g text:anchor-type="as-char" svg:y="-0.146cm" draw:z-index="16" draw:name="Shape5" draw:style-name="gr596"><svg:title>TexMaths</svg:title><svg:desc>6§inline§$VP \rightarrow$ $\text{V } \text{PP}$§svg§600§TRUE§</svg:desc><draw:path draw:style-name="gr597" draw:text-style-name="P28" svg:width="0.148cm" svg:height="0.146cm" svg:x="0cm" svg:y="0cm" svg:viewBox="0 0 149 147" svg:d="M127 20c3-7 9-13 22-13 0-3 0-5 0-7-6 1-14 1-20 1s-19-1-24-1c0 2 0 4 0 7 11 0 16 5 16 10 0 2-1 3-2 4-12 33-25 67-38 100-13-35-27-70-40-105-1-3-1-3-1-3 0-6 12-6 17-6 0-3 0-5 0-7-8 1-22 1-31 1-10 0-19-1-26-1 0 2 0 4 0 7 14 0 17 0 20 7 17 43 33 86 50 128 1 4 2 5 4 5 4 0 5-1 6-4 15-41 31-82 47-123z"><text:p/></draw:path><draw:path draw:style-name="gr597" draw:text-style-name="P28" svg:width="0.123cm" svg:height="0.141cm" svg:x="0.161cm" svg:y="0cm" svg:viewBox="0 0 124 142" svg:d="M40 76c12 0 24 0 36 0 25 0 48-16 48-37 0-20-21-39-50-39-24 0-49 0-74 0 0 2 0 4 0 7 2 0 3 0 5 0 16 0 17 2 17 9 0 37 0 74 0 110 0 8-1 10-17 10-2 0-3 0-5 0 0 2 0 4 0 6 7 0 22 0 31 0 7 0 24 0 31 0 0-2 0-4 0-6-2 0-3 0-5 0-16 0-17-2-17-10 0-16 0-33 0-50zM40 71c0-19 0-38 0-56 0-7 0-8 10-8 6 0 12 0 19 0 34 0 34 22 34 32s0 32-34 32c-10 0-20 0-29 0z"><text:p/></draw:path><draw:path draw:style-name="gr597" draw:text-style-name="P28" svg:width="0.186cm" svg:height="0.108cm" svg:x="0.379cm" svg:y="0.035cm" svg:viewBox="0 0 187 109" svg:d="M164 59c-12 8-17 17-19 19-9 15-8 19-11 28 0 3 3 3 4 3 4 0 4-1 5-5 5-20 17-37 41-47 3 0 3-1 3-2 0-2-1-2-2-2-9-4-34-15-42-49-1-3-1-4-5-4-1 0-4 0-4 2 0 1 2 14 11 28 4 6 10 14 19 21-52 0-104 0-156 0-4 0-8 0-8 4s4 4 8 4c52 0 104 0 156 0z"><text:p/></draw:path><draw:path draw:style-name="gr597" draw:text-style-name="P28" svg:width="0.149cm" svg:height="0.146cm" svg:x="0.652cm" svg:y="0cm" svg:viewBox="0 0 150 147" svg:d="M127 20c3-7 9-13 23-13 0-3 0-5 0-7-7 1-15 1-21 1s-18-1-24-1c0 2 0 4 0 7 11 0 16 5 16 10 0 2-1 3-2 4-12 33-25 67-38 100-13-35-27-70-40-105-1-3-1-3-1-3 0-6 12-6 17-6 0-3 0-5 0-7-8 1-22 1-31 1s-19-1-26-1c0 2 0 4 0 7 14 0 17 0 20 7 17 43 33 86 50 128 1 4 2 5 4 5 4 0 5-1 6-4 15-41 31-82 47-123z"><text:p/></draw:path><draw:path draw:style-name="gr597" draw:text-style-name="P28" svg:width="0.123cm" svg:height="0.141cm" svg:x="0.884cm" svg:y="0cm" svg:viewBox="0 0 124 142" svg:d="M40 76c12 0 24 0 36 0 25 0 48-16 48-37 0-20-21-39-50-39-24 0-49 0-74 0 0 2 0 4 0 7 2 0 3 0 5 0 16 0 17 2 17 9 0 37 0 74 0 110 0 8-1 10-17 10-2 0-3 0-5 0 0 2 0 4 0 6 7 0 23 0 31 0s24 0 31 0c0-2 0-4 0-6-1 0-3 0-5 0-16 0-17-2-17-10 0-16 0-33 0-50zM40 71c0-19 0-38 0-56 0-7 0-8 10-8 6 0 13 0 19 0 34 0 34 22 34 32s0 32-34 32c-10 0-20 0-29 0z"><text:p/></draw:path><draw:path draw:style-name="gr597" draw:text-style-name="P28" svg:width="0.123cm" svg:height="0.141cm" svg:x="1.027cm" svg:y="0cm" svg:viewBox="0 0 124 142" svg:d="M41 76c12 0 23 0 35 0 25 0 48-16 48-37 0-20-21-39-50-39-24 0-49 0-74 0 0 2 0 4 0 7 2 0 4 0 5 0 17 0 17 2 17 9 0 37 0 74 0 110 0 8 0 10-17 10-1 0-3 0-5 0 0 2 0 4 0 6 7 0 23 0 31 0s24 0 31 0c0-2 0-4 0-6-1 0-3 0-5 0-16 0-16-2-16-10 0-16 0-33 0-50zM40 71c0-19 0-38 0-56 0-7 0-8 10-8 6 0 13 0 19 0 34 0 34 22 34 32s0 32-34 32c-10 0-20 0-29 0z"><text:p/></draw:path></draw:g></text:span><text:span text:style-name="T11">, </text:span><text:span text:style-name="T11"><draw:g text:anchor-type="as-char" svg:y="-0.145cm" draw:z-index="17" draw:name="Shape6" draw:style-name="gr596"><svg:title>TexMaths</svg:title><svg:desc>6§inline§$PP \rightarrow$ $\text{P } \text{NP}$§svg§600§TRUE§</svg:desc><draw:path draw:style-name="gr597" draw:text-style-name="P28" svg:width="0.123cm" svg:height="0.141cm" svg:x="0cm" svg:y="0cm" svg:viewBox="0 0 124 142" svg:d="M41 77c12 0 23 0 35 0 25 0 48-17 48-38 0-20-21-39-50-39-24 0-49 0-74 0 0 2 0 4 0 7 2 0 4 0 5 0 17 0 17 2 17 9 0 37 0 74 0 110 0 7 0 10-17 10-1 0-3 0-5 0 0 2 0 4 0 6 8 0 23 0 31 0s24 0 31 0c0-2 0-4 0-6-1 0-3 0-5 0-16 0-16-3-16-10 0-16 0-33 0-49zM40 71c0-19 0-37 0-56 0-7 0-8 10-8 6 0 13 0 19 0 34 0 34 22 34 32s0 32-34 32c-10 0-19 0-29 0z"><text:p/></draw:path><draw:path draw:style-name="gr597" draw:text-style-name="P28" svg:width="0.123cm" svg:height="0.141cm" svg:x="0.143cm" svg:y="0cm" svg:viewBox="0 0 124 142" svg:d="M41 77c12 0 23 0 35 0 25 0 48-17 48-38 0-20-21-39-50-39-24 0-49 0-74 0 0 2 0 4 0 7 2 0 4 0 5 0 17 0 17 2 17 9 0 37 0 74 0 110 0 7 0 10-17 10-1 0-3 0-5 0 0 2 0 4 0 6 8 0 23 0 31 0s24 0 31 0c0-2 0-4 0-6-1 0-3 0-5 0-16 0-16-3-16-10 0-16 0-33 0-49zM40 71c0-19 0-37 0-56 0-7 0-8 10-8 6 0 13 0 19 0 34 0 34 22 34 32s0 32-34 32c-10 0-19 0-29 0z"><text:p/></draw:path><draw:path draw:style-name="gr597" draw:text-style-name="P28" svg:width="0.186cm" svg:height="0.108cm" svg:x="0.361cm" svg:y="0.034cm" svg:viewBox="0 0 187 109" svg:d="M164 59c-11 9-17 17-19 19-9 15-11 28-11 29 0 2 3 2 5 2 3 0 3-1 4-4 5-21 17-38 41-48 3 0 3-1 3-2 0-2-1-2-2-2-9-4-34-15-42-50-1-2-1-3-4-3-2 0-5 0-5 2 0 1 2 14 11 29 4 6 10 13 19 20-52 0-104 0-156 0-4 0-8 0-8 4s4 4 8 4c52 0 104 0 156 0z"><text:p/></draw:path><draw:path draw:style-name="gr597" draw:text-style-name="P28" svg:width="0.123cm" svg:height="0.141cm" svg:x="0.637cm" svg:y="0cm" svg:viewBox="0 0 124 142" svg:d="M40 77c12 0 24 0 36 0 25 0 48-17 48-38 0-20-21-39-50-39-24 0-49 0-74 0 0 2 0 4 0 7 2 0 3 0 5 0 16 0 17 2 17 9 0 37 0 74 0 110 0 7-1 10-17 10-2 0-3 0-5 0 0 2 0 4 0 6 7 0 22 0 31 0 7 0 24 0 31 0 0-2 0-4 0-6-2 0-3 0-5 0-16 0-17-3-17-10 0-16 0-33 0-49zM40 71c0-19 0-37 0-56 0-7 0-8 10-8 6 0 12 0 19 0 33 0 33 22 33 32s0 32-33 32c-10 0-20 0-29 0z"><text:p/></draw:path><draw:path draw:style-name="gr597" draw:text-style-name="P28" svg:width="0.143cm" svg:height="0.141cm" svg:x="0.85cm" svg:y="0cm" svg:viewBox="0 0 144 142" svg:d="M42 3c-2-3-2-3-6-3-12 0-24 0-36 0 0 2 0 4 0 7 2 0 4 0 6 0 3 0 8 0 11 0 5 1 5 1 5 5 0 36 0 72 0 108 0 6 0 16-22 16 0 2 0 4 0 6 7 0 17 0 25 0 6 0 17 0 24 0 0-2 0-4 0-6-21 0-21-10-21-16 0-36 0-72 0-108 1 1 1 1 2 3 29 42 57 83 86 125 2 2 2 2 3 2 3 0 3-1 3-5 0-38 0-77 0-115 0-6 0-15 22-15 0-3 0-5 0-7-7 0-18 1-25 1s-17-1-24-1c0 2 0 4 0 7 21 0 21 9 21 15 0 29 0 59 0 89-24-36-49-72-74-108z"><text:p/></draw:path><draw:path draw:style-name="gr597" draw:text-style-name="P28" svg:width="0.123cm" svg:height="0.141cm" svg:x="1.009cm" svg:y="0cm" svg:viewBox="0 0 124 142" svg:d="M41 77c12 0 23 0 35 0 25 0 48-17 48-38 0-20-21-39-50-39-24 0-49 0-74 0 0 2 0 4 0 7 2 0 4 0 5 0 17 0 17 2 17 9 0 37 0 74 0 110 0 7 0 10-17 10-1 0-3 0-5 0 0 2 0 4 0 6 7 0 23 0 31 0s24 0 31 0c0-2 0-4 0-6-1 0-3 0-5 0-16 0-16-3-16-10 0-16 0-33 0-49zM40 71c0-19 0-37 0-56 0-7 0-8 10-8 6 0 13 0 19 0 34 0 34 22 34 32s0 32-34 32c-10 0-19 0-29 0z"><text:p/></draw:path></draw:g></text:span></text:p><text:p text:style-name="P17">Discourse<text:span text:style-name="T60">: </text:span><text:span text:style-name="T61">meaning of a text (relationship between sentences) </text:span><text:span text:style-name="T81">Pragmatics</text:span><text:span text:style-name="T61">: </text:span><text:span text:style-name="T62">intentions/commands</text:span></text:p><text:p text:style-name="P18">Corpus<text:span text:style-name="T60">: </text:span><text:span text:style-name="T63">a collection of documents </text:span><text:span text:style-name="T82">Document</text:span><text:span text:style-name="T63">: </text:span><text:span text:style-name="T64">one item of corpus (sequence) </text:span><text:span text:style-name="T83">Token</text:span><text:span text:style-name="T64">: </text:span><text:span text:style-name="T65">atomic word unit </text:span><text:span text:style-name="T84">Vocabulary</text:span><text:span text:style-name="T65">: </text:span><text:span text:style-name="T66">unique tokens across coropus. </text:span><text:span text:style-name="T67">One-Hot Encoding: </text:span><text:span text:style-name="T70">sparse (wasted space), orthogonal vectors (every word is equidistant), cannot represent out of vocab well</text:span></text:p></draw:text-box></draw:frame><draw:frame draw:style-name="fr1" draw:name="Frame5" text:anchor-type="paragraph" svg:x="-0.051cm" svg:y="1.617cm" svg:width="6.04cm" draw:z-index="4"><draw:text-box fo:min-height="1.376cm"><text:p text:style-name="P2">Sigmoid <text:span text:style-name="T59">(binary class.)</text:span> <text:span text:style-name="T8"><draw:g text:anchor-type="as-char" svg:y="-0.178cm" draw:z-index="5" draw:name="Shape7" draw:style-name="gr596"><svg:title>TexMaths</svg:title><svg:desc>6§inline§\frac{1}{1+e^{-x}}§svg§600§TRUE§</svg:desc><draw:path draw:style-name="gr597" draw:text-style-name="P28" svg:width="0.052cm" svg:height="0.097cm" svg:x="0.224cm" svg:y="0.001cm" svg:viewBox="0 0 53 98" svg:d="M33 4c0-4 0-4-4-4-10 10-23 10-29 10 0 1 0 3 0 5 4 0 13 0 21-4 0 25 0 50 0 75 0 5 0 6-14 6-2 0-4 0-6 0 0 2 0 4 0 6 3 0 21-1 26-1s23 1 26 1c0-2 0-4 0-6-2 0-3 0-5 0-15 0-15-1-15-6 0-28 0-55 0-82z"><text:p/></draw:path><draw:path draw:style-name="gr597" draw:text-style-name="P28" svg:width="0.499cm" svg:height="0.007cm" svg:x="0cm" svg:y="0.125cm" svg:viewBox="0 0 500 8" svg:d="M250 8c-84 0-167 0-250 0 0-3 0-5 0-8 166 0 333 0 500 0 0 3 0 5 0 8-84 0-167 0-250 0z"><text:p/></draw:path><draw:path draw:style-name="gr597" draw:text-style-name="P28" svg:width="0.052cm" svg:height="0.097cm" svg:x="0.016cm" svg:y="0.156cm" svg:viewBox="0 0 53 98" svg:d="M34 4c0-4-1-4-5-4-10 9-23 10-29 10 0 1 0 3 0 5 4 0 13 0 22-4 0 25 0 50 0 75 0 5 0 6-15 6-2 0-4 0-6 0 0 2 0 4 0 6 3 0 21-1 26-1s23 1 26 1c0-2 0-4 0-6-2 0-3 0-5 0-14 0-14-1-14-6 0-28 0-55 0-82z"><text:p/></draw:path><draw:path draw:style-name="gr597" draw:text-style-name="P28" svg:width="0.107cm" svg:height="0.108cm" svg:x="0.093cm" svg:y="0.164cm" svg:viewBox="0 0 108 109" svg:d="M58 58c15 0 30 0 45 0 2 0 5 0 5-3 0-5-3-5-5-5-15 0-30 0-45 0 0-15 0-30 0-45 0-1 0-5-4-5-3 0-3 4-3 5 0 15 0 30 0 45-15 0-31 0-46 0-1 0-5 0-5 4s4 4 5 4c15 0 31 0 46 0 0 15 0 30 0 45 0 2 0 6 3 6 4 0 4-4 4-6 0-15 0-30 0-45z"><text:p/></draw:path><draw:path draw:style-name="gr597" draw:text-style-name="P28" svg:width="0.062cm" svg:height="0.065cm" svg:x="0.222cm" svg:y="0.189cm" svg:viewBox="0 0 63 66" svg:d="M23 31c5 0 16 0 24-3 11-4 13-11 13-15 0-8-8-13-18-13-18 0-42 13-42 38 0 15 10 28 26 28 25 0 37-14 37-16 0-1-1-3-3-3 0 0-1 0-2 2-11 13-29 13-31 13-9 0-15-6-15-18 0-2 0-5 2-13 3 0 6 0 9 0zM15 27c6-21 23-23 27-23 6 0 11 3 11 9 0 14-24 14-31 14-2 0-5 0-7 0z"><text:p/></draw:path><draw:path draw:style-name="gr597" draw:text-style-name="P28" svg:width="0.079cm" svg:height="0.005cm" svg:x="0.308cm" svg:y="0.183cm" svg:viewBox="0 0 80 6" svg:d="M76 6c1 0 4 0 4-3s-3-3-4-3c-24 0-47 0-71 0-2 0-5 0-5 3s3 3 5 3c24 0 47 0 71 0z"><text:p/></draw:path><draw:path draw:style-name="gr597" draw:text-style-name="P28" svg:width="0.061cm" svg:height="0.047cm" svg:x="0.415cm" svg:y="0.165cm" svg:viewBox="0 0 62 48" svg:d="M55 5c-5 2-3 5-5 6 0 2 1 5 5 5 3 0 7-3 7-7 0-7-8-9-13-9-7 0-11 5-13 7-4-6-10-7-14-7-14 0-21 13-21 17 0 1 2 1 3 1 0 0 1 0 1-1 4-10 12-13 17-13 3 0 7 1 7 7 0 2-2 10-6 24-1 6-6 9-10 9-1 0-5 0-7-1 5-2 3-5 5-6 0-3-3-5-5-5s-6 2-6 7c0 7 7 9 12 9 6 0 11-4 13-7 4 6 11 7 14 7 14 0 21-13 21-16 0-2-1-2-2-2-2 0-2 1-2 2-3 9-12 12-16 12s-8-1-8-7c0-1 0-2 2-5 1-8 4-19 5-21 1-3 5-7 10-7 2 0 4 0 6 1z"><text:p/></draw:path></draw:g></text:span><text:span text:style-name="T8">, ReLU: </text:span><text:span text:style-name="T8"><draw:g text:anchor-type="as-char" svg:y="-0.157cm" draw:z-index="7" draw:name="Shape8" draw:style-name="gr596"><svg:title>TexMaths</svg:title><svg:desc>6§inline§\max(0,x)§svg§600§TRUE§</svg:desc><draw:path draw:style-name="gr597" draw:text-style-name="P28" svg:width="0.164cm" svg:height="0.091cm" svg:x="0cm" svg:y="0.064cm" svg:viewBox="0 0 165 92" svg:d="M17 20c0 19 0 37 0 56 0 10-3 10-17 10 0 2 0 4 0 6 8 0 18-1 24-1 5 0 16 1 23 1 0-2 0-4 0-6-13 0-16 0-16-10 0-13 0-26 0-38 0-22 15-34 28-34 14 0 16 11 16 23 0 17 0 33 0 49 0 10-2 10-16 10 0 2 0 4 0 6 7 0 18-1 24-1 5 0 16 1 23 1 0-2 0-4 0-6-14 0-17 0-17-10 0-13 0-26 0-38 0-22 15-34 29-34 13 0 16 11 16 23 0 17 0 33 0 49 0 10-3 10-17 10 0 2 0 4 0 6 8 0 19-1 24-1s17 1 24 1c0-2 0-4 0-6-11 0-17 0-17-7 0-13 0-27 0-40 0-18 0-24-6-31-3-4-10-8-23-8-17 0-27 13-30 20-3-18-18-20-28-20-15 0-25 9-31 22 0-7 0-15 0-22-10 1-20 2-30 2 0 3 0 5 0 7 15 0 17 1 17 11z"><text:p/></draw:path><draw:path draw:style-name="gr597" draw:text-style-name="P28" svg:width="0.094cm" svg:height="0.094cm" svg:x="0.177cm" svg:y="0.063cm" svg:viewBox="0 0 95 95" svg:d="M62 77c0 9 6 18 16 18 4 0 17-3 17-21 0-4 0-7 0-11-1 0-3 0-5 0 0 4 0 7 0 11 0 13-5 14-8 14-6 0-8-9-8-11 0-14 0-28 0-41 0-9 0-17-7-25-8-8-19-11-29-11-17 0-31 10-31 23 0 7 4 10 9 10 6 0 10-4 10-9 0-3-1-10-11-10 5-7 16-10 23-10 10 0 22 9 22 27 0 2 0 5 0 8-11 0-25 1-38 7-17 8-22 18-22 27 0 18 20 22 34 22s24-8 28-18zM60 43c0 6 0 14 0 21 0 20-15 27-25 27s-19-8-19-18c0-11 9-28 44-30z"><text:p/></draw:path><draw:path draw:style-name="gr597" draw:text-style-name="P28" svg:width="0.105cm" svg:height="0.089cm" svg:x="0.276cm" svg:y="0.067cm" svg:viewBox="0 0 106 90" svg:d="M58 41c7-8 15-18 19-24 7-7 16-10 26-10 0-3 0-5 0-7-6 0-12 1-18 1s-17-1-20-1c0 2 0 4 0 7 5 0 6 2 6 6 0 2-2 5-3 7-4 6-9 11-13 16-5-7-11-13-17-21-1-2-1-2-1-4 0-3 3-4 7-4 0-3 0-5 0-7-6 0-19 1-22 1-5 0-15-1-21-1 0 2 0 4 0 7 15 0 15 0 25 12 7 9 14 18 21 27-7 8-13 17-20 25-10 12-22 12-27 12 0 2 0 5 0 7 6-1 12-1 18-1s15 0 20 1c0-2 0-5 0-7-5 0-6-3-6-6 0-5 6-11 18-27 6 7 11 14 17 21 1 2 4 6 4 7 0 2-2 5-7 5 0 2 0 5 0 7 6-1 18-1 22-1 6 0 14 0 20 1 0-2 0-5 0-7-11 0-15 0-20-6-9-13-18-25-28-36z"><text:p/></draw:path><draw:path draw:style-name="gr597" draw:text-style-name="P28" svg:width="0.048cm" svg:height="0.207cm" svg:x="0.406cm" svg:y="0cm" svg:viewBox="0 0 49 208" svg:d="M49 206c0-1 0-1-3-5-27-26-33-65-33-97 0-36 7-72 33-99 3-2 3-2 3-3s-1-2-2-2c-2 0-21 14-34 41-10 23-13 46-13 63 0 16 2 41 14 65 13 25 31 39 33 39 1 0 2-1 2-2z"><text:p/></draw:path><draw:path draw:style-name="gr597" draw:text-style-name="P28" svg:width="0.088cm" svg:height="0.142cm" svg:x="0.475cm" svg:y="0.017cm" svg:viewBox="0 0 89 143" svg:d="M89 72c0-16-1-33-9-48-10-20-27-24-36-24-12 0-28 5-36 25-7 14-8 31-8 47s1 34 10 50c9 17 24 21 34 21 12 0 27-4 37-24 7-15 8-30 8-47zM44 139c-8 0-21-6-24-26-3-12-3-31-3-43 0-13 0-27 2-38 4-25 20-27 25-27 7 0 21 3 25 24 2 12 2 28 2 41 0 16 0 30-2 43-4 19-16 26-25 26z"><text:p/></draw:path><draw:path draw:style-name="gr597" draw:text-style-name="P28" svg:width="0.024cm" svg:height="0.062cm" svg:x="0.59cm" svg:y="0.134cm" svg:viewBox="0 0 25 63" svg:d="M25 22c0-14-6-22-14-22-7 0-11 5-11 11s4 12 11 12c3 0 5-2 8-3 0-1 0-1 1-1 0 1 0 0 0 3 0 16-7 28-15 35-1 2-1 3-1 3 0 2 0 3 1 3 3 0 20-17 20-41z"><text:p/></draw:path><draw:path draw:style-name="gr597" draw:text-style-name="P28" svg:width="0.104cm" svg:height="0.093cm" svg:x="0.672cm" svg:y="0.064cm" svg:viewBox="0 0 105 94" svg:d="M64 29c1-5 6-25 21-25 1 0 6 0 10 3-5 1-9 7-9 11s2 8 8 8c4 0 11-4 11-12 0-11-13-14-20-14-12 0-19 11-22 15-5-13-16-15-23-15-21 0-33 27-33 32 0 2 1 2 2 2 2 0 2-1 3-2 7-22 21-28 28-28 4 0 12 3 12 14 0 7-4 21-12 50-3 13-11 22-20 22-1 0-6 0-10-3 5-1 9-5 9-11s-4-7-8-7c-6 0-11 5-11 11 0 10 11 14 20 14 14 0 21-14 22-15 2 7 10 15 23 15 21 0 33-27 33-32 0-2-1-2-2-2-2 0-2 1-3 3-7 22-21 27-28 27-8 0-12-7-12-14 0-4 2-9 4-18 2-10 5-19 7-29z"><text:p/></draw:path><draw:path draw:style-name="gr597" draw:text-style-name="P28" svg:width="0.048cm" svg:height="0.207cm" svg:x="0.798cm" svg:y="0cm" svg:viewBox="0 0 49 208" svg:d="M49 104c0-16-3-41-14-65-13-25-31-39-33-39-1 0-2 1-2 2s0 1 4 5c21 20 33 54 33 97 0 35-8 72-35 99-2 2-2 2-2 3s1 2 2 2c2 0 21-14 33-41 11-23 14-46 14-63z"><text:p/></draw:path></draw:g></text:span><text:span text:style-name="T8">, Tanh: </text:span><text:span text:style-name="T8"><draw:g text:anchor-type="as-char" svg:y="-0.198cm" draw:z-index="6" draw:name="Shape9" draw:style-name="gr596"><svg:title>TexMaths</svg:title><svg:desc>6§inline§\frac{e^{x}-e^{-x}}{e^x+e^{-x}}§svg§600§TRUE§</svg:desc><draw:path draw:style-name="gr597" draw:text-style-name="P28" svg:width="0.063cm" svg:height="0.065cm" svg:x="0.01cm" svg:y="0.043cm" svg:viewBox="0 0 64 66" svg:d="M23 31c5 0 16 0 24-3 11-3 13-11 13-15 0-8-8-13-18-13-18 0-42 14-42 39 0 14 10 27 27 27 25 0 37-15 37-16 0-2-2-3-3-3s-2 0-2 1c-12 14-29 14-32 14-9 0-14-6-14-18 0-2 0-5 1-13 3 0 6 0 9 0zM16 27c6-21 22-23 26-23 7 0 12 3 12 9 0 14-25 14-31 14-3 0-5 0-7 0z"><text:p/></draw:path><draw:path draw:style-name="gr597" draw:text-style-name="P28" svg:width="0.061cm" svg:height="0.046cm" svg:x="0.09cm" svg:y="0cm" svg:viewBox="0 0 62 47" svg:d="M55 5c-5 2-3 5-5 6 0 2 2 5 5 5s7-3 7-8c0-6-7-8-13-8s-11 4-13 7c-4-6-10-7-14-7-14 0-21 13-21 16 0 2 2 2 3 2l1-1c4-11 12-13 17-13 3 0 7 1 7 7 0 2-2 9-6 23-1 6-6 10-10 10-1 0-5 0-7-2 5-1 5-6 5-6 0-3-3-4-5-4s-6 2-6 7c0 6 7 8 12 8 6 0 11-3 13-7 4 7 11 7 15 7 13 0 20-12 20-16 0-1-1-1-2-1-2 0-2 0-2 1-3 10-12 13-16 13-3 0-8-2-8-7 0-1 0-2 2-6 1-7 4-18 5-20 1-3 5-7 10-7 2 0 4 0 6 1z"><text:p/></draw:path><draw:path draw:style-name="gr597" draw:text-style-name="P28" svg:width="0.099cm" svg:height="0.006cm" svg:x="0.19cm" svg:y="0.07cm" svg:viewBox="0 0 100 7" svg:d="M94 7c2 0 6 0 6-3 0-4-3-4-6-4-29 0-59 0-88 0-2 0-6 0-6 4 0 3 4 3 6 3 29 0 59 0 88 0z"><text:p/></draw:path><draw:path draw:style-name="gr597" draw:text-style-name="P28" svg:width="0.062cm" svg:height="0.065cm" svg:x="0.315cm" svg:y="0.043cm" svg:viewBox="0 0 63 66" svg:d="M23 31c4 0 15 0 24-3 11-3 12-11 12-15 0-8-7-13-18-13-18 0-41 14-41 39 0 14 9 27 26 27 25 0 37-15 37-16 0-2-1-3-2-3-2 0-2 0-3 1-12 14-29 14-32 14-8 0-14-6-14-18 0-2 0-5 2-13 3 0 6 0 9 0zM15 27c6-21 22-23 26-23 7 0 12 3 12 9 0 14-25 14-31 14-2 0-5 0-7 0z"><text:p/></draw:path><draw:path draw:style-name="gr597" draw:text-style-name="P28" svg:width="0.079cm" svg:height="0.005cm" svg:x="0.401cm" svg:y="0.018cm" svg:viewBox="0 0 80 6" svg:d="M76 6c2 0 4 0 4-3s-2-3-4-3c-24 0-47 0-71 0-2 0-5 0-5 3s3 3 5 3c24 0 47 0 71 0z"><text:p/></draw:path><draw:path draw:style-name="gr597" draw:text-style-name="P28" svg:width="0.061cm" svg:height="0.046cm" svg:x="0.509cm" svg:y="0cm" svg:viewBox="0 0 62 47" svg:d="M55 5c-5 2-3 5-5 6 0 2 2 5 5 5s7-3 7-8c0-6-7-8-13-8s-11 4-13 7c-4-6-10-7-14-7-13 0-21 13-21 16 0 2 2 2 3 2s1-1 2-1c3-11 11-13 16-13 3 0 7 1 7 7 0 2-2 9-6 23-1 6-6 10-10 10-1 0-4 0-6-2 4-1 4-6 4-6 0-3-2-4-4-4-3 0-7 2-7 7 0 6 7 8 13 8 5 0 10-3 12-7 4 7 12 7 15 7 13 0 21-12 21-16 0-1-2-1-3-1-2 0-2 0-2 1-3 10-11 13-16 13-3 0-8-2-8-7 0-1 0-2 2-6 1-7 4-18 5-20 1-3 5-7 10-7 2 0 4 0 6 1z"><text:p/></draw:path><draw:path draw:style-name="gr597" draw:text-style-name="P28" svg:width="0.592cm" svg:height="0.007cm" svg:x="0cm" svg:y="0.136cm" svg:viewBox="0 0 593 8" svg:d="M0 0c197 0 395 0 593 0 0 3 0 5 0 8-198 0-396 0-593 0 0-3 0-5 0-8z"><text:p/></draw:path><draw:path draw:style-name="gr597" draw:text-style-name="P28" svg:width="0.063cm" svg:height="0.065cm" svg:x="0.011cm" svg:y="0.198cm" svg:viewBox="0 0 64 66" svg:d="M23 31c5 0 16 0 24-3 11-3 13-11 13-15 0-8-8-13-18-13-18 0-42 13-42 38 0 15 10 28 27 28 25 0 37-15 37-16 0-2-2-3-3-3s-2 0-3 1c-11 14-28 14-31 14-9 0-14-6-14-18 0-2 0-5 1-13 3 0 6 0 9 0zM15 27c7-21 23-23 27-23 7 0 12 3 12 9 0 14-25 14-31 14-3 0-6 0-8 0z"><text:p/></draw:path><draw:path draw:style-name="gr597" draw:text-style-name="P28" svg:width="0.061cm" svg:height="0.046cm" svg:x="0.091cm" svg:y="0.175cm" svg:viewBox="0 0 62 47" svg:d="M56 5c-5 2-5 6-5 6 0 2 1 5 5 5 3 0 6-3 6-8 0-6-7-8-12-8-7 0-12 4-13 7-4-6-11-7-15-7-13 0-20 12-20 16 0 1 2 1 2 1 1 0 2 0 2-1 4-10 12-13 16-13 3 0 7 2 7 7 0 3-1 10-5 24-2 6-7 10-11 10-1 0-4 0-6-2 4-2 4-6 4-6 0-3-2-4-4-4-3 0-7 1-7 7s7 8 13 8 10-3 13-7c4 6 11 7 14 7 13 0 21-12 21-16 0-2-2-1-2-2-2 0-3 1-3 2-3 10-11 13-15 13s-8-2-8-8c0-1 0-1 1-5 1-7 4-19 6-21 1-3 4-7 10-7 2 1 3 0 6 2z"><text:p/></draw:path><draw:path draw:style-name="gr597" draw:text-style-name="P28" svg:width="0.108cm" svg:height="0.107cm" svg:x="0.185cm" svg:y="0.173cm" svg:viewBox="0 0 109 108" svg:d="M58 58c15 0 30 0 45 0 2 0 6 0 6-4 0-3-4-3-6-3-15 0-30 0-45 0 0-15 0-31 0-46 0-1 0-5-3-5-5 0-5 4-5 5 0 15 0 31 0 46-15 0-30 0-45 0-1 0-5 0-5 3 0 4 4 4 5 4 15 0 30 0 45 0 0 15 0 30 0 45 0 2 0 5 4 5s4-3 4-5c0-15 0-30 0-45z"><text:p/></draw:path><draw:path draw:style-name="gr597" draw:text-style-name="P28" svg:width="0.062cm" svg:height="0.065cm" svg:x="0.314cm" svg:y="0.198cm" svg:viewBox="0 0 63 66" svg:d="M23 31c4 0 16 0 24-3 11-3 12-11 12-15 0-8-7-13-18-13-18 0-41 13-41 38 0 15 9 28 26 28 25 0 37-15 37-16 0-2-1-3-2-3-2 0-2 0-3 1-11 14-29 14-32 14-8 0-14-6-14-18 0-2 0-5 2-13 3 0 6 0 9 0zM15 27c6-21 22-23 26-23 7 0 12 3 12 9 0 14-25 14-31 14-2 0-5 0-7 0z"><text:p/></draw:path><draw:path draw:style-name="gr597" draw:text-style-name="P28" svg:width="0.079cm" svg:height="0.005cm" svg:x="0.4cm" svg:y="0.191cm" svg:viewBox="0 0 80 6" svg:d="M76 6c2 0 4 0 4-3s-2-3-4-3c-24 0-47 0-71 0-2 0-5 0-5 3s3 3 5 3c24 0 47 0 71 0z"><text:p/></draw:path><draw:path draw:style-name="gr597" draw:text-style-name="P28" svg:width="0.061cm" svg:height="0.046cm" svg:x="0.508cm" svg:y="0.175cm" svg:viewBox="0 0 62 47" svg:d="M56 5c-6 2-6 6-6 6 0 2 2 5 5 5s7-3 7-8c0-6-7-8-13-8s-11 4-13 7c-4-6-10-7-14-7-13 0-21 12-21 16 0 1 2 1 3 1s1 0 2-1c3-10 11-13 16-13 3 0 7 2 7 7 0 3-2 10-6 24-1 6-6 10-10 10-1 0-4 0-6-2 4-2 4-6 4-6 0-3-2-4-4-4-3 0-7 1-7 7s7 8 13 8c5 0 10-3 13-7 4 6 11 7 14 7 13 0 21-12 21-16 0-2-2-2-3-2-2 0-2 1-2 2-3 10-11 13-16 13-3 0-8-2-8-8 0-1 0-1 2-5 1-7 4-19 5-21 1-3 5-7 10-7 1 0 4 0 7 2z"><text:p/></draw:path></draw:g></text:span><text:span text:style-name="T8">, Softmax </text:span><text:span text:style-name="T10">(k-class)</text:span><text:span text:style-name="T8">: </text:span><text:span text:style-name="T8"><draw:g text:anchor-type="as-char" svg:y="-0.192cm" draw:z-index="8" draw:name="Shape10" draw:style-name="gr596"><svg:title>TexMaths</svg:title><svg:desc>6§inline§\frac{e^{z_i}}{\sum_k e^{z_k}}§svg§600§TRUE§</svg:desc><draw:path draw:style-name="gr597" draw:text-style-name="P28" svg:width="0.062cm" svg:height="0.065cm" svg:x="0.182cm" svg:y="0.045cm" svg:viewBox="0 0 63 66" svg:d="M23 32c4 0 16-1 24-3 11-4 13-12 13-16 0-8-8-13-18-13-18 0-42 14-42 39 0 15 10 27 26 27 26 0 37-14 37-16 0-1-1-3-2-3s-1 1-3 2c-11 13-29 13-31 13-9 0-15-6-15-17 0-3 0-6 2-13 3 0 6 0 9 0zM15 28c6-22 22-24 27-24 6 0 12 4 12 9 0 15-25 15-32 15-2 0-5 0-7 0z"><text:p/></draw:path><draw:path draw:style-name="gr597" draw:text-style-name="P28" svg:width="0.053cm" svg:height="0.047cm" svg:x="0.263cm" svg:y="0.001cm" svg:viewBox="0 0 54 48" svg:d="M13 37c4-4 10-8 16-12 7-5 11-9 16-13 5-5 9-10 9-10 0-2-2-2-2-2-2 0-2 0-3 1-4 6-6 6-8 6s-3 0-7-2c-3-3-6-5-9-5-10 0-17 10-17 13 0 1 2 1 3 1s2 0 2-1 1-4 10-4c3 0 5 1 11 1 3 1 4 1 6 1-3 3-6 5-14 11-7 6-12 8-17 13-4 4-9 9-9 11 0 1 2 2 2 2 2 0 2 0 3-1 3-5 6-6 10-6 3 0 5 0 8 3s6 4 9 4c12 0 20-13 20-17 0-2-1-2-2-2-2 0-2 1-2 2-3 7-11 8-15 8-2 0-5-1-8-1-6-1-8-1-9-1-2 0-2 0-3 0z"><text:p/></draw:path><draw:path draw:style-name="gr597" draw:text-style-name="P28" svg:width="0.036cm" svg:height="0.07cm" svg:x="0.334cm" svg:y="0.012cm" svg:viewBox="0 0 37 71" svg:d="M32 5c0-3-2-5-5-5-2 0-6 3-6 7 0 3 2 4 4 4 4 0 7-3 7-6zM37 55c0-1-2-1-2-1-2 0-2 0-3 2-1 6-6 12-12 12-2 0-3-2-3-4s0-4 2-5c0-3 1-5 2-6 0-1 4-11 6-15 1-2 1-3 1-5 0-5-5-9-11-9-12 0-17 13-17 16 0 1 1 1 2 1 2 0 2 0 2-2 3-7 8-11 12-11 3 0 3 1 3 3 0 1 0 2 0 4-1 2-6 13-7 17-1 2-1 2-2 5-1 2-2 3-2 5 0 6 6 9 12 9 11 0 17-14 17-16z"><text:p/></draw:path><draw:path draw:style-name="gr597" draw:text-style-name="P28" svg:width="0.553cm" svg:height="0.007cm" svg:x="0.01cm" svg:y="0.137cm" svg:viewBox="0 0 554 8" svg:d="M277 8c-92 0-184 0-277 0 0-3 0-5 0-8 185 0 369 0 554 0 0 3 0 5 0 8-92 0-185 0-277 0z"><text:p/></draw:path><draw:path draw:style-name="gr597" draw:text-style-name="P28" svg:width="0.154cm" svg:height="0.146cm" svg:x="0cm" svg:y="0.156cm" svg:viewBox="0 0 155 147" svg:d="M70 76c2-2 2-2 2-3s0-1-1-2c-17-21-35-42-52-64 21 0 42 0 64 0s33 3 36 4c13 3 25 12 31 24 1 0 3 0 5 0-5-12-10-23-14-35-46 0-91 0-136 0-4 0-4 0-4 1-1 0-1 0-1 4 20 24 40 49 60 73-20 21-39 42-58 64-2 2-2 2-2 3 0 2 2 2 5 2 45 0 90 0 136 0 4-13 9-26 14-38-2 0-4 0-5 0-6 14-18 21-29 24-3 1-14 5-37 5s-46 0-68 0c18-21 36-42 54-62z"><text:p/></draw:path><draw:path draw:style-name="gr597" draw:text-style-name="P28" svg:width="0.056cm" svg:height="0.073cm" svg:x="0.179cm" svg:y="0.239cm" svg:viewBox="0 0 57 74" svg:d="M26 4c0-2 0-2 0-2 0-2-1-2-3-2-4 1-9 1-13 1-2 0-2 0-3 1v2c0 2 1 2 3 2 1 0 2 0 3 0 3 1 3 1 3 2l-1 2c-5 19-10 38-14 58-1 1-1 1-1 2 0 3 2 4 4 4 4 0 5-4 6-5 1-7 3-13 4-19 3 0 16 0 16 7 0 2 0 2 0 3-1 2-1 2-1 3 0 7 7 11 14 11 10 0 14-15 14-16 0-2-1-2-2-2s-2 1-2 3c-1 3-4 12-10 12-4 0-5-5-5-7 0-1 0-1 1-3 0-2 0-3 0-4 0-9-11-10-18-11 2-2 7-5 9-7 6-4 12-9 18-9 2 0 3 0 3 1v1c-5 1-3 4-5 6 0 1 1 4 5 4 1 0 6-1 6-7 0-5-4-9-9-9-7 0-13 5-21 12-4 3-7 5-11 7 3-14 6-27 10-41z"><text:p/></draw:path><draw:path draw:style-name="gr597" draw:text-style-name="P28" svg:width="0.062cm" svg:height="0.065cm" svg:x="0.296cm" svg:y="0.2cm" svg:viewBox="0 0 63 66" svg:d="M23 31c5 0 16-1 24-3 11-4 13-11 13-15 0-8-8-13-18-13-18 0-42 13-42 38 0 15 10 28 26 28 26 0 37-15 37-16 0-2-1-3-2-3s-1 0-3 1c-11 14-29 14-31 14-9 0-15-6-15-18 0-2 0-5 2-13 3 0 6 0 9 0zM15 27c6-22 23-23 27-23 6 0 12 3 12 9 0 14-25 14-32 14-2 0-5 0-7 0z"><text:p/></draw:path><draw:path draw:style-name="gr597" draw:text-style-name="P28" svg:width="0.053cm" svg:height="0.047cm" svg:x="0.378cm" svg:y="0.165cm" svg:viewBox="0 0 54 48" svg:d="M13 37c4-4 10-8 16-12 7-5 11-8 16-12 6-6 9-10 9-11 0-2-2-2-2-2-2 0-2 1-3 2-4 5-6 6-8 6s-3-1-7-3c-3-3-6-5-9-5-10 0-17 10-17 13 0 1 2 1 3 1s2 0 2-1 1-3 10-3c3 0 5 0 11 0 3 1 5 1 7 1-4 3-7 6-15 11-7 6-12 9-16 13-5 4-10 10-10 12 0 1 2 1 2 1 2 0 2 0 3-1 3-5 6-6 10-6 3 0 5 1 8 4 3 2 6 3 9 3 12 0 20-13 20-17 0-1-1-1-2-1s-2 0-2 1c-3 7-11 8-15 8-2 0-5-1-8-1-6-1-8-1-9-1-2 0-2 0-3 0z"><text:p/></draw:path><draw:path draw:style-name="gr597" draw:text-style-name="P28" svg:width="0.056cm" svg:height="0.073cm" svg:x="0.453cm" svg:y="0.178cm" svg:viewBox="0 0 57 74" svg:d="M25 4c1-2 1-2 1-2 0-2-2-2-3-2-4 0-9 1-13 1-2 0-2 0-3 0 0 1 0 2 0 3s1 1 3 1c1 0 1 0 3 1 2 0 2 1 2 1 0 1 0 1-1 3-4 19-9 38-14 58 0 1 0 1 0 2 0 2 2 4 4 4 4 0 5-4 5-6 2-6 3-13 5-19 3 0 16 1 16 8 0 1 0 2-1 3 0 1 0 2 0 3 0 7 7 11 13 11 11 0 15-15 15-17 0-1-2-1-2-1-2 0-2 1-3 3-1 3-4 11-9 11s-5-4-5-6c0-1 0-2 0-4 1-1 1-2 1-3 0-9-11-11-19-11 3-2 8-5 9-7 6-5 13-9 19-9 2 0 3 0 3 1-5 2-5 6-5 7s1 4 4 4c2 0 7-2 7-7 0-6-4-9-9-9-8 0-14 5-22 11-3 3-7 6-11 7 4-14 7-27 10-40z"><text:p/></draw:path></draw:g></text:span></text:p><text:p text:style-name="P3">MSE <text:span text:style-name="T59">(regression)</text:span> <text:span text:style-name="T8"><draw:g text:anchor-type="as-char" svg:y="-0.206cm" draw:z-index="9" draw:name="Shape11" draw:style-name="gr596"><svg:title>TexMaths</svg:title><svg:desc>6§inline§\frac 1 N \sum^N_{i=1}(y_i-\hat{y}_i)^2§svg§600§TRUE§</svg:desc><draw:path draw:style-name="gr597" draw:text-style-name="P28" svg:width="0.053cm" svg:height="0.097cm" svg:x="0.048cm" svg:y="0.027cm" svg:viewBox="0 0 54 98" svg:d="M34 4c0-4 0-4-5-4-9 10-22 10-29 10 0 1 0 3 0 5 4 0 14 0 22-4 0 25 0 50 0 75 0 5 0 7-15 7-2 0-4 0-6 0 0 1 0 3 0 5 3 0 21-1 27-1 4 0 23 1 26 1 0-2 0-4 0-5-2 0-4 0-5 0-15 0-15-2-15-7 0-28 0-55 0-82z"><text:p/></draw:path><draw:path draw:style-name="gr597" draw:text-style-name="P28" svg:width="0.148cm" svg:height="0.007cm" svg:x="0cm" svg:y="0.149cm" svg:viewBox="0 0 149 8" svg:d="M75 8c-25 0-50 0-75 0 0-3 0-5 0-8 50 0 100 0 149 0 0 3 0 5 0 8-24 0-49 0-74 0z"><text:p/></draw:path><draw:path draw:style-name="gr597" draw:text-style-name="P28" svg:width="0.13cm" svg:height="0.1cm" svg:x="0.01cm" svg:y="0.178cm" svg:viewBox="0 0 131 101" svg:d="M113 16c2-5 4-10 15-11 2 0 3 0 3-3 0-1 0-2-1-2-5 0-11 1-16 1-4 0-12-1-16-1 0 0-3 0-3 4 0 1 2 1 3 1 8 0 10 3 10 6 0 2 0 2-1 4-5 22-10 43-16 64-12-26-24-51-37-77-1-2-1-2-5-2-6 0-14 0-20 0-3 0-5 0-5 4 0 1 2 1 5 1s6 0 9 1c-6 26-13 53-19 79-2 6-4 10-16 11-1 0-3 0-3 3 0 1 1 2 2 2 5 0 11-1 15-1s13 1 17 1c1 0 2-1 2-3s-2-2-3-2c-10-1-10-5-10-6s0-2 1-4c7-25 13-51 19-76 15 30 29 59 43 89 2 2 2 2 3 2 3 0 3-1 3-3 7-28 14-55 21-82z"><text:p/></draw:path><draw:path draw:style-name="gr597" draw:text-style-name="P28" svg:width="0.198cm" svg:height="0.209cm" svg:x="0.221cm" svg:y="0.05cm" svg:viewBox="0 0 199 210" svg:d="M77 112c-25 31-50 62-75 92-2 3-2 3-2 4 0 2 2 2 5 2 59 0 117 0 176 0 6-17 12-35 18-53-2 0-4 0-6 0-5 17-19 29-37 35-4 1-18 6-49 6-30 0-60 0-90 0 25-30 49-59 74-89 1-2 1-3 1-4s0 0-1-3c-23-31-46-62-69-94 28 0 56 0 84 0 24 0 72 2 87 41 2 0 4 0 6 0-6-16-12-33-18-49-59 0-117 0-176 0-5 0-5 0-5 7 26 35 51 70 77 105z"><text:p/></draw:path><draw:path draw:style-name="gr597" draw:text-style-name="P28" svg:width="0.13cm" svg:height="0.1cm" svg:x="0.442cm" svg:y="0cm" svg:viewBox="0 0 131 101" svg:d="M113 16c1-5 3-10 15-11 1 0 3 0 3-3 0-1 0-2-2-2-5 0-10 1-15 1-4 0-13-1-16-1-1 0-3 0-3 4 0 1 2 1 3 1 8 0 10 3 10 6 0 2-1 2-1 4-5 22-10 43-16 64-12-26-25-51-38-77-1-2-1-2-4-2-7 0-14 0-21 0-2 0-4 0-4 4 0 1 1 1 5 1 3 0 6 0 9 1-7 26-13 52-20 79-1 6-4 10-15 11-1 0-3 0-3 3 0 1 1 2 2 2 5 0 11-1 15-1s12 1 16 1c1 0 3-1 3-3s-2-2-4-2c-9-1-9-5-9-6s0-2 1-5c6-25 13-50 19-75 14 30 28 59 43 89 1 2 2 2 3 2 2 0 2-1 3-3 7-28 14-55 21-82z"><text:p/></draw:path><draw:path draw:style-name="gr597" draw:text-style-name="P28" svg:width="0.044cm" svg:height="0.099cm" svg:x="0.439cm" svg:y="0.171cm" svg:viewBox="0 0 45 100" svg:d="M41 6c0-2-2-6-6-6s-8 4-8 8c0 3 2 6 6 6s8-4 8-8zM11 81c-1 2-1 4-1 6 0 7 6 13 13 13 15 0 22-21 22-23s-2-2-2-2c-3 0-3 1-3 2-3 13-10 19-16 19-3 0-4-3-4-6s2-6 3-9c1-4 3-8 5-12 1-4 6-17 7-19 0-1 0-3 0-4 0-8-6-13-13-13-15 0-22 20-22 22 0 3 2 1 2 3 3 0 3-2 3-3 4-12 11-18 16-18 2 0 4 1 4 5s-1 6-5 15c-3 8-6 16-9 24z"><text:p/></draw:path><draw:path draw:style-name="gr597" draw:text-style-name="P28" svg:width="0.108cm" svg:height="0.039cm" svg:x="0.502cm" svg:y="0.214cm" svg:viewBox="0 0 109 40" svg:d="M103 7c3 0 6 0 6-3 0-4-4-4-6-4-32 0-65 0-98 0-1 0-5 0-5 4 0 3 4 3 6 3 32 0 65 0 97 0zM103 40c2 0 6 0 6-4s-3-4-6-4c-32 0-65 0-97 0-2 0-6 0-6 4s4 4 5 4c33 0 66 0 98 0z"><text:p/></draw:path><draw:path draw:style-name="gr597" draw:text-style-name="P28" svg:width="0.052cm" svg:height="0.097cm" svg:x="0.637cm" svg:y="0.171cm" svg:viewBox="0 0 53 98" svg:d="M33 4c0-4 0-4-4-4-10 10-23 10-29 10 0 1 0 3 0 5 4 0 13 0 21-4 0 25 0 50 0 75 0 5 0 7-14 7-2 0-5 0-6 0 0 1 0 3 0 5 3 0 21-1 26-1s23 1 26 1c0-2 0-4 0-5-1 0-3 0-5 0-15 0-15-2-15-7 0-28 0-55 0-82z"><text:p/></draw:path><draw:path draw:style-name="gr597" draw:text-style-name="P28" svg:width="0.048cm" svg:height="0.209cm" svg:x="0.736cm" svg:y="0.05cm" svg:viewBox="0 0 49 210" svg:d="M49 208c0-1 0-1-3-5-27-26-33-65-33-98 0-37 7-73 33-99 3-3 3-3 3-4s-1-2-2-2c-2 0-21 14-34 41-11 23-13 47-13 64s2 42 14 66c12 25 31 39 33 39 1 0 2 0 2-2z"><text:p/></draw:path><draw:path draw:style-name="gr597" draw:text-style-name="P28" svg:width="0.096cm" svg:height="0.135cm" svg:x="0.803cm" svg:y="0.115cm" svg:viewBox="0 0 97 136" svg:d="M97 13c0-3 0-3 0-5 0-4-3-6-6-6-2 0-5 2-7 5-1 1-2 7-3 11-2 5-3 11-4 17-3 12-7 25-10 38 0 3-10 18-24 18-11 0-13-9-13-17 0-10 4-23 11-42 3-8 4-10 4-15 0-9-7-17-17-17-20 0-28 31-28 32 0 3 2 2 2 3 3 0 3-1 4-4 6-20 14-26 22-26 1 0 4 0 4 6s-1 11-3 15c-9 23-12 35-12 44 0 19 13 26 26 26 8 0 15-4 21-10-3 11-5 21-14 32-6 8-13 14-23 14-3 0-13-1-16-9 3 0 6 0 9-3 2-2 4-5 4-8 0-7-5-7-8-7-5 0-11 3-11 13 0 11 9 18 22 18 22 0 43-19 49-43 7-27 14-53 21-80z"><text:p/></draw:path><draw:path draw:style-name="gr597" draw:text-style-name="P28" svg:width="0.043cm" svg:height="0.098cm" svg:x="0.907cm" svg:y="0.14cm" svg:viewBox="0 0 44 99" svg:d="M41 5c0-2-2-5-6-5s-9 4-9 8c0 3 3 6 6 6 5 0 9-4 9-9zM11 81c-1 1-1 3-1 6 0 7 5 12 13 12 15 0 21-20 21-23 0-2-1-2-2-2-2 0-2 2-2 3-4 12-11 18-16 18-3 0-4-2-4-5s1-6 3-9c1-5 3-8 4-13 2-3 7-16 7-18 1-1 1-3 1-5 0-7-6-13-13-13-15 0-22 21-22 23s2 2 2 2c3 0 3-1 3-2 4-13 11-18 16-18 2 0 4 1 4 5 0 3-2 5-5 14-3 8-6 16-9 25z"><text:p/></draw:path><draw:path draw:style-name="gr597" draw:text-style-name="P28" svg:width="0.127cm" svg:height="0.007cm" svg:x="1.035cm" svg:y="0.149cm" svg:viewBox="0 0 128 8" svg:d="M121 8c4 0 7 0 7-4s-3-4-7-4c-38 0-76 0-114 0-3 0-7 0-7 4s4 4 7 4c38 0 76 0 114 0z"><text:p/></draw:path><draw:path draw:style-name="gr597" draw:text-style-name="P28" svg:width="0.055cm" svg:height="0.031cm" svg:x="1.267cm" svg:y="0.062cm" svg:viewBox="0 0 56 32" svg:d="M28 0c-9 10-18 19-28 28 1 1 2 3 4 4 8-7 16-14 24-21 8 7 16 14 24 21 1-1 3-3 4-4-9-9-19-18-28-28z"><text:p/></draw:path><draw:path draw:style-name="gr597" draw:text-style-name="P28" svg:width="0.096cm" svg:height="0.135cm" svg:x="1.234cm" svg:y="0.115cm" svg:viewBox="0 0 97 136" svg:d="M96 13c1-3 1-3 1-5 0-4-3-6-6-6-2 0-5 2-8 5 0 1-1 7-3 11-1 5-2 11-4 17-3 12-6 25-9 38-1 3-10 18-24 18-11 0-13-9-13-17 0-10 4-23 11-42 3-8 4-10 4-15 0-9-7-17-17-17-20 0-28 31-28 32 0 3 2 3 2 3 3 0 3-1 4-4 5-20 14-26 21-26 2 0 5 0 5 6s-2 11-3 15c-9 23-12 35-12 44 0 19 13 26 26 26 7 0 15-4 21-10-3 11-6 21-14 32-6 8-13 14-23 14-3 0-13-1-16-9 3 0 6 0 9-3 2-2 4-5 4-8 0-7-6-7-8-7-5 0-12 3-12 13 0 11 10 18 23 18 22 0 43-19 49-43 7-27 13-53 20-80z"><text:p/></draw:path><draw:path draw:style-name="gr597" draw:text-style-name="P28" svg:width="0.043cm" svg:height="0.098cm" svg:x="1.338cm" svg:y="0.14cm" svg:viewBox="0 0 44 99" svg:d="M41 5c0-2-2-5-6-5s-9 4-9 8c0 3 2 6 6 6 5 0 9-4 9-9zM10 81c0 1-1 3-1 6 0 7 6 12 14 12 15 0 21-20 21-23 0-2-1-2-2-2-2 0-2 2-3 3-3 12-10 18-16 18-3 0-3-2-3-5s1-6 2-9c2-5 3-8 5-13 1-3 7-16 7-18 1-1 1-3 1-5 0-7-6-13-14-13-14 0-21 21-21 23s2 2 2 2c2 0 2-1 3-2 4-13 10-18 15-18 3 0 5 1 5 5 0 3-2 5-5 14-3 8-7 16-10 25z"><text:p/></draw:path><draw:path draw:style-name="gr597" draw:text-style-name="P28" svg:width="0.048cm" svg:height="0.209cm" svg:x="1.413cm" svg:y="0.05cm" svg:viewBox="0 0 49 210" svg:d="M49 105c0-16-2-41-14-65-13-26-31-40-33-40-1 0-2 1-2 2s0 1 4 5c21 21 33 54 33 98 0 36-8 73-34 99-3 3-3 3-3 4s1 2 2 2c2 0 21-14 33-41 11-22 14-46 14-64z"><text:p/></draw:path><draw:path draw:style-name="gr597" draw:text-style-name="P28" svg:width="0.064cm" svg:height="0.097cm" svg:x="1.493cm" svg:y="0.034cm" svg:viewBox="0 0 65 98" svg:d="M65 71c-1 0-3 0-5 0 0 3-2 12-4 13-1 1-12 1-14 1-9 0-19 0-28 0 16-14 21-18 30-24 11-9 21-18 21-32 0-18-15-29-34-29-18 0-31 13-31 26 0 8 7 9 8 9 3 0 8-3 8-8 0-3-2-8-9-8 4-11 15-14 22-14 14 0 22 12 22 24s-9 23-14 28c-12 11-23 23-35 35-2 1-2 2-2 6 20 0 40 0 61 0 1-9 3-18 4-27z"><text:p/></draw:path></draw:g></text:span><text:span text:style-name="T8">, Binary cross-entropy: <text:s/></text:span><text:span text:style-name="T8"><draw:g text:anchor-type="as-char" svg:y="-0.206cm" draw:z-index="10" draw:name="Shape12" draw:style-name="gr596"><svg:title>TexMaths</svg:title><svg:desc>6§inline§-\frac 1 N \sum^N_{i=1}(y^{(i)}\log(\hat{y}^{(i)})+(1-y^{(i)})\log(1-\hat y^{(i)}))§svg§600§TRUE§</svg:desc><draw:path draw:style-name="gr597" draw:text-style-name="P28" svg:width="0.128cm" svg:height="0.007cm" svg:x="0cm" svg:y="0.149cm" svg:viewBox="0 0 129 8" svg:d="M122 8c3 0 7 0 7-4s-4-4-7-4c-39 0-76 0-115 0-3 0-7 0-7 4s4 4 7 4c39 0 76 0 115 0z"><text:p/></draw:path><draw:path draw:style-name="gr597" draw:text-style-name="P28" svg:width="0.052cm" svg:height="0.097cm" svg:x="0.22cm" svg:y="0.026cm" svg:viewBox="0 0 53 98" svg:d="M33 4c0-4 0-4-4-4-10 9-23 10-29 10 0 1 0 3 0 4 4 0 13 0 21-3 0 25 0 50 0 75 0 5 0 7-14 7-2 0-5 0-6 0 0 1 0 3 0 5 3 0 21-1 26-1s23 1 26 1c0-2 0-4 0-5-1 0-3 0-5 0-15 0-15-2-15-7 0-28 0-55 0-82z"><text:p/></draw:path><draw:path draw:style-name="gr597" draw:text-style-name="P28" svg:width="0.148cm" svg:height="0.007cm" svg:x="0.171cm" svg:y="0.149cm" svg:viewBox="0 0 149 8" svg:d="M0 0c50 0 100 0 149 0 0 3 0 5 0 8-49 0-99 0-149 0 0-3 0-5 0-8z"><text:p/></draw:path><draw:path draw:style-name="gr597" draw:text-style-name="P28" svg:width="0.131cm" svg:height="0.1cm" svg:x="0.181cm" svg:y="0.177cm" svg:viewBox="0 0 132 101" svg:d="M113 16c2-5 4-10 16-11 1 0 3 0 3-3 0-1-1-2-2-2-5 0-11 1-16 1-4 0-12-1-16-1 0 0-3 0-3 4 0 1 3 1 4 1 7 0 10 3 10 6 0 2-1 2-1 4-5 22-11 43-16 64-13-26-25-51-38-77-1-2-1-2-5-2-6 0-14 0-20 0-3 0-5 0-5 4 0 1 1 1 5 1 3 0 6 0 9 1-6 26-13 53-19 79-2 6-4 10-15 11-2 0-4 0-4 3 0 1 1 2 2 2 5 0 11-1 16-1 4 0 12 1 16 1 1 0 3-1 3-3s-2-2-4-2c-9 0-9-5-9-6s0-2 1-4c6-25 12-51 18-76 15 30 29 59 43 89 2 2 2 2 3 2 3 0 3-1 3-3 8-28 14-55 21-82z"><text:p/></draw:path><draw:path draw:style-name="gr597" draw:text-style-name="P28" svg:width="0.198cm" svg:height="0.209cm" svg:x="0.393cm" svg:y="0.049cm" svg:viewBox="0 0 199 210" svg:d="M77 112c-25 31-50 62-75 92-1 3-2 3-2 4 0 2 2 2 6 2 58 0 116 0 175 0 6-17 12-35 18-53-2 0-4 0-6 0-5 17-19 29-37 35-3 1-18 6-49 6-30 0-60 0-90 0 25-30 49-59 74-89 1-2 1-3 1-4s0 0-1-3c-23-31-45-62-68-94 27 0 56 0 83 0 24 0 73 2 87 41 2 0 4 0 6 0-6-16-12-33-18-49-59 0-117 0-175 0-6 0-6 0-6 7 26 35 51 70 77 105z"><text:p/></draw:path><draw:path draw:style-name="gr597" draw:text-style-name="P28" svg:width="0.13cm" svg:height="0.1cm" svg:x="0.614cm" svg:y="0cm" svg:viewBox="0 0 131 101" svg:d="M113 16c2-6 4-11 15-11 2 0 3 0 3-3 0-1 0-2-1-2-6 0-11 1-16 1-4 0-12-1-16-1 0 0-3 0-3 3 0 2 2 2 3 2 8 0 10 3 10 6 0 2 0 2-1 4-5 22-10 43-16 64-12-26-24-51-37-77-1-2-2-2-5-2-6 0-14 0-20 0-3 0-5 0-5 3 0 2 2 2 5 2s6 0 9 1c-6 26-13 52-19 79-2 6-5 10-16 11-1 0-3 0-3 3 0 1 1 2 2 2 5 0 11-1 15-1s13 1 16 1c2 0 3-1 3-3s-2-2-3-2c-10-1-10-5-10-6s0-2 1-5c7-25 13-50 19-75 15 30 28 59 43 89 1 1 2 2 3 2 3 0 3-1 3-3 7-28 14-55 21-82z"><text:p/></draw:path><draw:path draw:style-name="gr597" draw:text-style-name="P28" svg:width="0.043cm" svg:height="0.099cm" svg:x="0.611cm" svg:y="0.171cm" svg:viewBox="0 0 44 100" svg:d="M41 6c0-2-2-6-6-6s-9 4-9 8c0 3 2 6 6 6 5 0 9-4 9-8zM11 81c-1 2-2 4-2 6 0 7 6 13 14 13 15 0 21-21 21-23s-1-2-2-2c-2 0-2 1-2 2-4 13-11 19-16 19-3 0-4-2-4-6 0-3 1-6 2-9 2-4 3-8 5-12 1-4 7-17 7-19 1-1 1-3 1-4 0-8-6-13-14-13-14 0-21 20-21 23 0 2 2 2 2 2 2 0 3-1 3-3 4-12 11-18 16-18 2 0 4 1 4 5s-2 6-5 15c-3 8-6 16-9 24z"><text:p/></draw:path><draw:path draw:style-name="gr597" draw:text-style-name="P28" svg:width="0.108cm" svg:height="0.039cm" svg:x="0.674cm" svg:y="0.213cm" svg:viewBox="0 0 109 40" svg:d="M103 7c2 0 6 0 6-3 0-4-4-4-6-4-32 0-65 0-98 0-1 0-5 0-5 4 0 3 3 3 5 3 33 0 65 0 98 0zM103 40c2 0 6 0 6-4s-4-4-6-4c-33 0-65 0-98 0-2 0-5 0-5 4s4 4 5 4c33 0 66 0 98 0z"><text:p/></draw:path><draw:path draw:style-name="gr597" draw:text-style-name="P28" svg:width="0.053cm" svg:height="0.097cm" svg:x="0.809cm" svg:y="0.171cm" svg:viewBox="0 0 54 98" svg:d="M34 4c0-4-1-4-5-4-9 10-23 10-29 10 0 1 0 3 0 5 4 0 13 0 22-4 0 25 0 50 0 75 0 5 0 7-15 7-2 0-4 0-6 0 0 1 0 3 0 5 3 0 21-1 27-1 4 0 22 1 26 1 0-2 0-4 0-5-2 0-4 0-6 0-14 0-14-2-14-7 0-28 0-55 0-82z"><text:p/></draw:path><draw:path draw:style-name="gr597" draw:text-style-name="P28" svg:width="0.048cm" svg:height="0.209cm" svg:x="0.909cm" svg:y="0.049cm" svg:viewBox="0 0 49 210" svg:d="M49 208c0-1 0-1-4-4-26-27-33-66-33-99 0-37 8-73 34-100 3-2 3-2 3-3s-1-2-2-2c-3 0-21 14-34 41-11 23-13 47-13 64s2 42 14 66c12 25 30 39 33 39 1 0 2 0 2-2z"><text:p/></draw:path><draw:path draw:style-name="gr597" draw:text-style-name="P28" svg:width="0.096cm" svg:height="0.135cm" svg:x="0.976cm" svg:y="0.113cm" svg:viewBox="0 0 97 136" svg:d="M96 13c1-3 1-3 1-5 0-4-3-6-6-6-2 0-6 2-8 5 0 1-1 7-3 11-1 5-3 11-4 17-3 12-6 25-9 38-1 3-10 18-24 18-11 0-13-9-13-17 0-10 4-23 11-42 3-8 4-10 4-15 0-9-7-17-17-17-20 0-28 31-28 32 0 3 2 3 2 3 2 0 3-1 4-4 5-20 14-26 21-26 2 0 5 0 5 6s-2 11-3 15c-9 23-12 35-12 44 0 19 13 26 25 26 8 0 16-4 22-10-3 11-6 22-14 32-6 8-13 14-24 14-3 0-12-1-15-9 3 0 6 0 9-3 2-2 4-4 4-8 0-7-6-7-8-7-5 0-12 3-12 13 0 11 10 18 22 18 23 0 44-19 50-43 7-27 13-53 20-80z"><text:p/></draw:path><draw:path draw:style-name="gr597" draw:text-style-name="P28" svg:width="0.037cm" svg:height="0.146cm" svg:x="1.098cm" svg:y="0.019cm" svg:viewBox="0 0 38 147" svg:d="M35 0c-28 20-35 51-35 73 0 21 6 54 35 74 2 0 3 0 3-2 0-1 0-1-1-3-20-16-27-42-27-69 0-39 15-59 27-69 1-1 1-2 1-2 0-2-1-2-3-2z"><text:p/></draw:path><draw:path draw:style-name="gr597" draw:text-style-name="P28" svg:width="0.043cm" svg:height="0.098cm" svg:x="1.154cm" svg:y="0.034cm" svg:viewBox="0 0 44 99" svg:d="M41 5c0-2-2-5-6-5s-9 4-9 8c0 3 3 6 6 6 5 0 9-4 9-9zM11 81c-1 1-1 3-1 6 0 7 5 12 13 12 15 0 21-20 21-22 0-3-1-3-2-3-2 0-2 2-2 3-4 12-11 18-16 18-3 0-4-2-4-5s1-6 2-9c2-5 4-8 5-13 2-3 7-16 7-18 1-1 1-3 1-5 0-7-6-13-13-13-15 0-22 21-22 23s2 2 2 2c2 0 3-1 3-2 4-13 11-18 16-18 2 0 4 1 4 5s-2 5-5 15c-3 8-6 16-9 24z"><text:p/></draw:path><draw:path draw:style-name="gr597" draw:text-style-name="P28" svg:width="0.037cm" svg:height="0.146cm" svg:x="1.217cm" svg:y="0.019cm" svg:viewBox="0 0 38 147" svg:d="M3 0c-1 0-3 0-3 2 0 0 1 1 1 2 13 12 27 31 27 69 0 31-9 54-25 68-3 3-3 3-3 4 0 0 1 2 2 2 2 0 16-9 26-28 6-12 10-28 10-46 0-20-6-53-35-73z"><text:p/></draw:path><draw:path draw:style-name="gr597" draw:text-style-name="P28" svg:width="0.046cm" svg:height="0.144cm" svg:x="1.325cm" svg:y="0.06cm" svg:viewBox="0 0 47 145" svg:d="M31 0c-11 1-21 1-31 2 0 2 0 4 0 6 15 0 17 2 17 12 0 36 0 73 0 110 0 9-3 9-17 9 0 2 0 5 0 6 7 0 18 0 23 0 6 0 16 0 24 0 0-1 0-4 0-6-14 0-16 0-16-9 0-43 0-87 0-130z"><text:p/></draw:path><draw:path draw:style-name="gr597" draw:text-style-name="P28" svg:width="0.093cm" svg:height="0.096cm" svg:x="1.382cm" svg:y="0.112cm" svg:viewBox="0 0 94 97" svg:d="M94 49c0-27-21-49-47-49-27 0-47 23-47 49 0 27 22 48 47 48s47-21 47-48zM47 91c-9 0-18-4-24-14-6-9-6-22-6-30 0-7 0-19 6-28 5-10 15-14 24-14s17 3 23 13c6 9 6 22 6 29 0 8 0 20-5 29-4 9-13 15-24 15z"><text:p/></draw:path><draw:path draw:style-name="gr597" draw:text-style-name="P28" svg:width="0.095cm" svg:height="0.138cm" svg:x="1.488cm" svg:y="0.111cm" svg:viewBox="0 0 96 139" svg:d="M41 59c-19 0-19-21-19-25 0-6 1-13 4-18 2-3 6-9 15-9 18 0 18 21 18 26 0 6 0 13-3 18-2 2-7 8-15 8zM16 67c0 0 0-5 4-9 8 6 17 6 21 6 20 0 34-14 34-30 0-8-4-16-8-21 7-7 15-8 18-8 1 0 2 0 3 0-3 1-4 3-4 6s3 6 6 6c2 0 6-2 6-7 0-3-2-10-11-10-4 0-13 1-22 10-9-7-17-8-22-8-20 0-34 15-34 31 0 10 4 17 10 22-3 3-7 10-7 17s3 15 9 19c-12 4-19 13-19 21 0 15 21 27 46 27s47-11 47-27c0-7-2-18-13-24-12-6-24-6-37-6-5 0-14 0-15 0-7-1-12-8-12-15zM47 134c-22 0-36-11-36-22 0-9 8-17 17-18 4 0 9 0 13 0 18 0 41 0 41 18 0 12-15 22-35 22z"><text:p/></draw:path><draw:path draw:style-name="gr597" draw:text-style-name="P28" svg:width="0.048cm" svg:height="0.209cm" svg:x="1.611cm" svg:y="0.049cm" svg:viewBox="0 0 49 210" svg:d="M49 208c0-1 0-1-3-4-27-27-33-66-33-99 0-37 7-73 33-100 3-2 3-2 3-3s-1-2-2-2c-2 0-21 14-34 41-10 23-13 47-13 64s2 42 14 66c13 25 31 39 33 39 1 0 2 0 2-2z"><text:p/></draw:path><draw:path draw:style-name="gr597" draw:text-style-name="P28" svg:width="0.055cm" svg:height="0.031cm" svg:x="1.711cm" svg:y="0.06cm" svg:viewBox="0 0 56 32" svg:d="M28 0c-9 10-18 19-28 28 1 1 2 3 4 4 8-7 16-14 24-21 9 7 16 14 25 21 1-1 2-3 3-4-9-9-18-18-28-28z"><text:p/></draw:path><draw:path draw:style-name="gr597" draw:text-style-name="P28" svg:width="0.096cm" svg:height="0.135cm" svg:x="1.678cm" svg:y="0.113cm" svg:viewBox="0 0 97 136" svg:d="M97 13c0-3 0-3 0-5 0-4-3-6-6-6-2 0-5 2-7 5-1 1-2 7-3 11-1 5-3 11-4 17-3 12-7 25-10 38 0 3-9 18-24 18-10 0-12-9-12-17 0-10 3-23 10-42 3-8 5-10 5-15 0-9-8-17-18-17-20 0-28 31-28 32 0 3 2 3 3 3 2 0 2-1 3-4 6-20 14-26 22-26 1 0 5 0 5 6s-2 11-4 15c-9 23-12 35-12 44 0 19 13 26 26 26 8 0 15-4 21-10-3 11-5 22-14 32-5 8-13 14-23 14-3 0-13-1-16-9 3 0 6 0 9-3 2-2 4-4 4-8 0-7-5-7-8-7-5 0-11 3-11 13 0 11 9 18 22 18 22 0 43-19 49-43 7-27 14-53 21-80z"><text:p/></draw:path><draw:path draw:style-name="gr597" draw:text-style-name="P28" svg:width="0.037cm" svg:height="0.146cm" svg:x="1.8cm" svg:y="0.019cm" svg:viewBox="0 0 38 147" svg:d="M35 0c-27 20-35 51-35 73 0 21 7 54 35 74 2 0 3 0 3-2 0-1 0-1-1-3-20-16-27-42-27-69 0-39 15-59 28-69 0-1 0-2 0-2 0-2-1-2-3-2z"><text:p/></draw:path><draw:path draw:style-name="gr597" draw:text-style-name="P28" svg:width="0.044cm" svg:height="0.098cm" svg:x="1.856cm" svg:y="0.034cm" svg:viewBox="0 0 45 99" svg:d="M41 5c0-2-1-5-6-5-4 0-8 4-8 8 0 3 2 6 6 6s8-4 8-9zM11 81c-1 1-1 3-1 6 0 7 6 12 14 12 14 0 21-20 21-22 0-3-2-3-2-3-2 0-3 2-3 3-3 12-10 18-16 18-3 0-4-2-4-5s2-6 3-9c2-5 3-8 5-13 1-3 6-16 7-18 0-1 1-3 1-5 0-7-6-13-14-13-15 0-22 21-22 23s2 2 3 2c2 0 2-1 2-2 4-13 11-18 16-18 2 0 4 1 4 5s-1 5-5 15c-3 8-6 16-9 24z"><text:p/></draw:path><draw:path draw:style-name="gr597" draw:text-style-name="P28" svg:width="0.037cm" svg:height="0.146cm" svg:x="1.919cm" svg:y="0.019cm" svg:viewBox="0 0 38 147" svg:d="M2 0c0 0-2 0-2 2 0 0 1 1 1 2 13 12 27 31 27 69 0 31-9 54-26 68-2 3-2 3-2 4 0 0 1 2 2 2 2 0 15-9 26-28 6-12 10-28 10-46 0-20-6-53-36-73z"><text:p/></draw:path><draw:path draw:style-name="gr597" draw:text-style-name="P28" svg:width="0.048cm" svg:height="0.209cm" svg:x="1.997cm" svg:y="0.049cm" svg:viewBox="0 0 49 210" svg:d="M49 105c0-16-3-41-14-65-13-26-31-40-33-40-1 0-2 1-2 2s0 1 4 5c21 21 33 54 33 98 0 36-8 73-35 99-2 3-2 3-2 4s1 2 2 2c2 0 21-14 33-41 11-23 14-46 14-64z"><text:p/></draw:path><draw:path draw:style-name="gr597" draw:text-style-name="P28" svg:width="0.139cm" svg:height="0.138cm" svg:x="2.126cm" svg:y="0.086cm" svg:viewBox="0 0 140 139" svg:d="M74 74c20 0 39 0 59 0 3 0 7 0 7-4 0-5-4-5-7-5-20 0-39 0-59 0 0-19 0-39 0-58 0-3 0-7-4-7s-4 4-4 7c0 19 0 39 0 58-20 0-39 0-59 0-3 0-7 0-7 5 0 4 4 4 7 4 20 0 39 0 59 0 0 20 0 40 0 59 0 3 0 6 4 6s4-3 4-6c0-19 0-39 0-59z"><text:p/></draw:path><draw:path draw:style-name="gr597" draw:text-style-name="P28" svg:width="0.048cm" svg:height="0.209cm" svg:x="2.345cm" svg:y="0.049cm" svg:viewBox="0 0 49 210" svg:d="M49 208c0-1 0-1-4-4-26-27-33-66-33-99 0-37 8-73 34-100 3-2 3-2 3-3s-1-2-2-2c-3 0-21 14-34 41-11 23-13 47-13 64s2 42 14 66c12 25 30 39 33 39 1 0 2 0 2-2z"><text:p/></draw:path><draw:path draw:style-name="gr597" draw:text-style-name="P28" svg:width="0.069cm" svg:height="0.139cm" svg:x="2.425cm" svg:y="0.066cm" svg:viewBox="0 0 70 140" svg:d="M43 6c0-5 0-6-5-6-13 14-31 14-38 14 0 2 0 4 0 6 4 0 17 0 28-5 0 36 0 72 0 109 0 8-1 10-20 10-3 0-4 0-7 0 0 2 0 4 0 6 7-1 26 0 34 0 9 0 27-1 35 0 0-2 0-4 0-6-3 0-5 0-7 0-19 0-20-2-20-10 0-40 0-79 0-118z"><text:p/></draw:path><draw:path draw:style-name="gr597" draw:text-style-name="P28" svg:width="0.127cm" svg:height="0.007cm" svg:x="2.576cm" svg:y="0.149cm" svg:viewBox="0 0 128 8" svg:d="M121 8c4 0 7 0 7-4s-3-4-7-4c-38 0-76 0-114 0-3 0-7 0-7 4s4 4 7 4c38 0 76 0 114 0z"><text:p/></draw:path><draw:path draw:style-name="gr597" draw:text-style-name="P28" svg:width="0.096cm" svg:height="0.135cm" svg:x="2.776cm" svg:y="0.113cm" svg:viewBox="0 0 97 136" svg:d="M97 13c0-3 0-3 0-5 0-4-3-6-6-6-2 0-5 2-8 5 0 1-1 7-2 11-2 5-3 11-4 17-3 12-7 25-10 38-1 3-10 18-24 18-11 0-13-9-13-17 0-10 4-23 11-42 3-8 4-10 4-15 0-9-7-17-17-17-20 0-28 31-28 32 0 3 2 3 2 3 3 0 3-1 4-4 5-20 14-26 21-26 2 0 5 0 5 6s-1 11-3 15c-9 23-12 35-12 44 0 19 13 26 26 26 7 0 15-4 21-10-3 11-6 22-14 32-6 8-13 14-23 14-3 0-13-1-16-9 3 0 6 0 9-3 2-2 4-4 4-8 0-7-5-7-8-7-5 0-12 3-12 13 0 11 10 18 23 18 22 0 43-19 49-43 7-27 14-53 21-80z"><text:p/></draw:path><draw:path draw:style-name="gr597" draw:text-style-name="P28" svg:width="0.037cm" svg:height="0.146cm" svg:x="2.897cm" svg:y="0.019cm" svg:viewBox="0 0 38 147" svg:d="M35 0c-28 20-35 51-35 73 0 21 6 54 35 74 2 0 3 0 3-2 0-1 0-1-1-3-20-16-27-42-27-69 0-39 15-59 27-69 1-1 1-2 1-2 0-2-1-2-3-2z"><text:p/></draw:path><draw:path draw:style-name="gr597" draw:text-style-name="P28" svg:width="0.044cm" svg:height="0.098cm" svg:x="2.953cm" svg:y="0.034cm" svg:viewBox="0 0 45 99" svg:d="M41 5c0-2-2-5-6-5s-8 4-8 8c0 3 2 6 5 6 5 0 9-4 9-9zM11 81c-1 1-1 3-1 6 0 7 6 12 13 12 15 0 22-20 22-22 0-3-2-2-2-3-3 0-3 2-3 3-4 12-11 18-16 18-3 0-4-2-4-5s1-6 3-9c1-5 3-8 5-13 1-3 6-16 7-18 0-1 0-3 0-5 0-7-6-13-13-13-15 0-22 21-22 23s2 2 2 2c3 0 3-1 3-2 4-13 11-18 16-18 2 0 4 1 4 5s-1 5-5 15c-3 8-6 16-9 24z"><text:p/></draw:path><draw:path draw:style-name="gr597" draw:text-style-name="P28" svg:width="0.037cm" svg:height="0.146cm" svg:x="3.016cm" svg:y="0.019cm" svg:viewBox="0 0 38 147" svg:d="M3 0c-1 0-3 0-3 2 0 0 1 1 2 2 12 12 26 31 26 69 0 31-9 54-25 68-2 3-3 3-3 4 0 0 1 2 2 2 2 0 16-9 26-28 6-12 10-28 10-46 0-20-6-53-35-73z"><text:p/></draw:path><draw:path draw:style-name="gr597" draw:text-style-name="P28" svg:width="0.048cm" svg:height="0.209cm" svg:x="3.094cm" svg:y="0.049cm" svg:viewBox="0 0 49 210" svg:d="M49 105c0-16-2-41-14-65-12-26-31-40-33-40-1 0-2 1-2 2s0 1 4 5c21 21 33 54 33 98 0 36-8 73-34 99-3 3-3 3-3 4s1 2 2 2c2 0 21-14 34-41 11-23 13-46 13-64z"><text:p/></draw:path><draw:path draw:style-name="gr597" draw:text-style-name="P28" svg:width="0.046cm" svg:height="0.144cm" svg:x="3.206cm" svg:y="0.06cm" svg:viewBox="0 0 47 145" svg:d="M31 0c-11 1-21 1-31 2 0 2 0 4 0 6 15 0 17 2 17 12 0 36 0 73 0 110 0 9-3 9-17 9 0 2 0 5 0 6 7 0 18 0 23 0 6 0 16 0 24 0 0-1 0-4 0-6-14 0-16 0-16-9 0-43 0-87 0-130z"><text:p/></draw:path><draw:path draw:style-name="gr597" draw:text-style-name="P28" svg:width="0.093cm" svg:height="0.096cm" svg:x="3.264cm" svg:y="0.112cm" svg:viewBox="0 0 94 97" svg:d="M94 49c0-27-22-49-47-49-27 0-47 23-47 49 0 27 22 48 47 48s47-21 47-48zM47 91c-9 0-19-4-24-14-6-9-6-22-6-30 0-7 0-19 6-28 5-10 15-14 24-14s18 3 23 13c6 9 6 22 6 29 0 8 0 20-5 29-4 9-13 15-24 15z"><text:p/></draw:path><draw:path draw:style-name="gr597" draw:text-style-name="P28" svg:width="0.095cm" svg:height="0.138cm" svg:x="3.37cm" svg:y="0.111cm" svg:viewBox="0 0 96 139" svg:d="M41 59c-19 0-19-21-19-25 0-6 1-13 4-18 2-3 6-9 15-9 18 0 18 21 18 26 0 6 0 13-3 18-2 2-7 8-15 8zM16 67c0 0 0-5 4-9 8 6 17 6 21 6 20 0 34-14 34-30 0-8-4-16-9-21 8-7 16-8 19-8 1 0 1 0 2 0-2 1-3 3-3 6s2 6 6 6c2 0 6-2 6-7 0-3-2-10-11-10-4 0-13 1-22 10-9-7-17-8-22-8-20 0-34 15-34 31 0 10 4 17 9 22-2 3-6 10-6 17s3 15 9 19c-12 4-19 13-19 21 0 15 20 27 46 27 25 0 47-11 47-27 0-7-3-18-14-24s-23-6-36-6c-5 0-14 0-15 0-8-1-12-8-12-15zM47 134c-22 0-36-11-36-22 0-9 8-17 17-18 4 0 8 0 12 0 19 0 42 0 42 18 0 12-15 22-35 22z"><text:p/></draw:path><draw:path draw:style-name="gr597" draw:text-style-name="P28" svg:width="0.048cm" svg:height="0.209cm" svg:x="3.493cm" svg:y="0.049cm" svg:viewBox="0 0 49 210" svg:d="M49 208c0-1 0-1-3-4-27-27-33-66-33-99 0-37 7-73 33-100 3-2 3-2 3-3s-1-2-2-2c-2 0-21 14-34 41-11 23-13 47-13 64s2 42 14 66c12 25 31 39 33 39 1 0 2 0 2-2z"><text:p/></draw:path><draw:path draw:style-name="gr597" draw:text-style-name="P28" svg:width="0.069cm" svg:height="0.139cm" svg:x="3.573cm" svg:y="0.066cm" svg:viewBox="0 0 70 140" svg:d="M43 6c0-5 0-6-5-6-12 14-31 14-38 14 0 2 0 4 0 6 4 0 17 0 28-5 0 36 0 72 0 109 0 8-1 10-20 10-2 0-4 0-7 0 0 2 0 4 0 6 8-1 26 0 34 0 9 0 27-1 35 0 0-2 0-4 0-6-3 0-5 0-7 0-19 0-20-2-20-10 0-40 0-79 0-118z"><text:p/></draw:path><draw:path draw:style-name="gr597" draw:text-style-name="P28" svg:width="0.128cm" svg:height="0.007cm" svg:x="3.724cm" svg:y="0.149cm" svg:viewBox="0 0 129 8" svg:d="M121 8c4 0 8 0 8-4s-4-4-8-4c-38 0-76 0-114 0-3 0-7 0-7 4s4 4 7 4c38 0 76 0 114 0z"><text:p/></draw:path><draw:path draw:style-name="gr597" draw:text-style-name="P28" svg:width="0.055cm" svg:height="0.031cm" svg:x="3.956cm" svg:y="0.06cm" svg:viewBox="0 0 56 32" svg:d="M28 0c-9 10-18 19-28 28 1 1 2 3 4 4 8-7 16-14 24-21 9 7 16 14 25 21 1-1 2-3 3-4-9-9-18-18-28-28z"><text:p/></draw:path><draw:path draw:style-name="gr597" draw:text-style-name="P28" svg:width="0.096cm" svg:height="0.135cm" svg:x="3.923cm" svg:y="0.113cm" svg:viewBox="0 0 97 136" svg:d="M97 13c0-3 0-3 0-5 0-4-2-6-6-6-2 0-5 2-7 5-1 1-2 7-3 11-1 5-3 11-4 17-3 12-7 25-10 38 0 3-9 18-24 18-10 0-12-9-12-17 0-10 3-23 10-42 3-8 5-10 5-15 0-9-8-17-18-17-20 0-28 31-28 32 0 3 2 3 3 3 2 0 2-1 3-4 6-20 14-26 22-26 1 0 5 0 5 6s-2 11-4 15c-8 23-12 35-12 44 0 19 13 26 26 26 8 0 15-4 21-10-3 11-5 22-14 32-5 8-13 14-23 14-3 0-13-1-16-9 3 0 6 0 9-3 2-2 5-4 5-8 0-7-6-7-8-7-6 0-12 3-12 13 0 11 9 18 22 18 22 0 43-19 49-43 7-27 14-53 21-80z"><text:p/></draw:path><draw:path draw:style-name="gr597" draw:text-style-name="P28" svg:width="0.037cm" svg:height="0.146cm" svg:x="4.045cm" svg:y="0.019cm" svg:viewBox="0 0 38 147" svg:d="M35 0c-27 20-35 51-35 73 0 21 7 54 35 74 2 0 3 0 3-2 0-1 0-1-1-3-20-16-27-42-27-69 0-39 16-59 28-69 0-1 0-2 0-2 0-2-1-2-3-2z"><text:p/></draw:path><draw:path draw:style-name="gr597" draw:text-style-name="P28" svg:width="0.043cm" svg:height="0.098cm" svg:x="4.101cm" svg:y="0.034cm" svg:viewBox="0 0 44 99" svg:d="M41 5c0-2-2-5-6-5s-9 4-9 8c0 3 2 6 6 6 5 0 9-4 9-9zM10 81c0 1-1 3-1 6 0 7 6 12 14 12 15 0 21-20 21-22 0-3-1-3-2-3-2 0-2 2-3 3-3 12-10 18-16 18-3 0-3-2-3-5s1-6 2-9c2-5 3-8 5-13 1-3 7-16 7-18 1-1 1-3 1-5 0-7-6-13-14-13-14 0-21 21-21 23s2 2 2 2c2 0 2-1 3-2 4-13 10-18 15-18 3 0 5 1 5 5s-2 5-5 15c-3 8-7 16-10 24z"><text:p/></draw:path><draw:path draw:style-name="gr597" draw:text-style-name="P28" svg:width="0.037cm" svg:height="0.146cm" svg:x="4.164cm" svg:y="0.019cm" svg:viewBox="0 0 38 147" svg:d="M3 0c-1 0-3 0-3 2 0 0 1 1 1 2 13 12 27 31 27 69 0 31-9 54-26 68-2 3-2 3-2 4 0 0 1 2 2 2 2 0 15-9 26-28 6-12 10-28 10-46 0-20-6-53-35-73z"><text:p/></draw:path><draw:path draw:style-name="gr597" draw:text-style-name="P28" svg:width="0.048cm" svg:height="0.209cm" svg:x="4.242cm" svg:y="0.049cm" svg:viewBox="0 0 49 210" svg:d="M49 105c0-16-3-41-14-65-13-26-31-40-33-40-1 0-2 1-2 2s0 1 4 5c21 21 33 54 33 98 0 36-8 73-35 99-2 3-2 3-2 4s1 2 2 2c2 0 21-14 33-41 11-23 14-46 14-64z"><text:p/></draw:path><draw:path draw:style-name="gr597" draw:text-style-name="P28" svg:width="0.048cm" svg:height="0.209cm" svg:x="4.324cm" svg:y="0.049cm" svg:viewBox="0 0 49 210" svg:d="M49 105c0-16-2-41-14-65-12-26-30-40-33-40-1 0-2 1-2 2s0 1 4 5c21 21 33 54 33 98 0 36-8 73-34 99-3 3-3 3-3 4s1 2 2 2c3 0 21-14 34-41 11-23 13-46 13-64z"><text:p/></draw:path></draw:g></text:span><text:span text:style-name="T8"><text:s/></text:span><text:span text:style-name="T9">Categorical cross entropy </text:span><text:span text:style-name="T10">(k-class)</text:span><text:span text:style-name="T9">: </text:span><text:span text:style-name="T9"><draw:g text:anchor-type="as-char" svg:y="-0.22cm" draw:z-index="11" draw:name="Shape13" draw:style-name="gr596"><svg:title>TexMaths</svg:title><svg:desc>6§inline§-\frac 1 N \sum^N_{i=1}\sum^C_{c=1}y_c^{(i)}\log(\hat y_c^{(i)})§svg§600§TRUE§</svg:desc><draw:path draw:style-name="gr597" draw:text-style-name="P28" svg:width="0.128cm" svg:height="0.007cm" svg:x="0cm" svg:y="0.163cm" svg:viewBox="0 0 129 8" svg:d="M122 8c3 0 7 0 7-4s-4-4-7-4c-38 0-76 0-114 0-4 0-8 0-8 4s4 4 8 4c38 0 76 0 114 0z"><text:p/></draw:path><draw:path draw:style-name="gr597" draw:text-style-name="P28" svg:width="0.052cm" svg:height="0.098cm" svg:x="0.22cm" svg:y="0.041cm" svg:viewBox="0 0 53 99" svg:d="M34 4c0-3-1-4-5-4-10 10-23 10-29 10 0 1 0 3 0 5 4 0 13 0 22-4 0 25 0 50 0 75 0 5 0 7-15 7-2 0-4 0-6 0 0 2 0 4 0 6 3-1 21-1 26-1s23 0 26 1c0-2 0-4 0-6-1 0-3 0-5 0-14 0-14-2-14-7 0-28 0-55 0-82z"><text:p/></draw:path><draw:path draw:style-name="gr597" draw:text-style-name="P28" svg:width="0.148cm" svg:height="0.007cm" svg:x="0.172cm" svg:y="0.163cm" svg:viewBox="0 0 149 8" svg:d="M74 8c-24 0-49 0-74 0 0-3 0-5 0-8 50 0 100 0 149 0 0 3 0 5 0 8-25 0-49 0-75 0z"><text:p/></draw:path><draw:path draw:style-name="gr597" draw:text-style-name="P28" svg:width="0.13cm" svg:height="0.1cm" svg:x="0.182cm" svg:y="0.192cm" svg:viewBox="0 0 131 101" svg:d="M113 16c1-6 3-11 15-11 1 0 3 0 3-3 0-1 0-2-2-2-5 0-10 1-15 1-4 0-13-1-16-1-1 0-3 0-3 3 0 2 2 2 3 2 8 0 10 3 10 6 0 2-1 2-1 4-5 22-10 43-16 64-12-25-25-51-38-77-1-2-1-2-4-2-7 0-14 0-21 0-2 0-4 0-4 3 0 2 1 2 5 2 3 0 6 0 9 1-7 26-13 53-20 79-1 6-4 10-15 11-1 0-3 0-3 3 0 1 1 2 2 2 5 0 11-1 15-1s12 1 16 1c1 0 3-1 3-3s-2-2-4-2c-9-1-9-5-9-6s0-2 1-5c6-25 13-50 19-75 14 30 28 59 43 89 1 2 2 2 3 2 2 0 2-1 3-3 7-28 14-55 21-82z"><text:p/></draw:path><draw:path draw:style-name="gr597" draw:text-style-name="P28" svg:width="0.198cm" svg:height="0.21cm" svg:x="0.393cm" svg:y="0.064cm" svg:viewBox="0 0 199 211" svg:d="M77 112c-25 31-50 62-75 92-1 3-2 3-2 4 0 3 2 3 6 3 58 0 116 0 175 0 6-18 12-35 18-53-2 0-3 0-5 0-6 15-20 28-38 34-3 2-17 6-49 6-30 0-59 0-89 0 25-30 49-59 73-89 1-3 2-3 2-4 0 0-1-1-2-3-23-31-45-62-68-94 27 0 56 0 83 0 24 0 73 2 88 41 2 0 3 0 5 0-6-16-12-33-18-49-59 0-117 0-175 0-6 0-6 0-6 7 26 35 51 70 77 105z"><text:p/></draw:path><draw:path draw:style-name="gr597" draw:text-style-name="P28" svg:width="0.13cm" svg:height="0.099cm" svg:x="0.614cm" svg:y="0.014cm" svg:viewBox="0 0 131 100" svg:d="M113 16c2-6 4-11 16-11 1 0 2 0 2-3 0-1 0-2-1-2-5 0-11 0-16 0-4 0-12 0-16 0 0 0-3 0-3 3 0 2 2 2 4 2 7 0 9 2 9 6 0 1 0 2-1 3-5 22-10 43-15 65-13-26-25-51-38-77-1-2-1-2-5-2-6 0-14 0-20 0-3 0-5 0-5 3 0 2 2 2 5 2s6 0 9 1c-6 26-13 52-19 79-2 5-4 10-16 10-1 0-3 1-3 4 0 1 1 1 2 1 5 0 11 0 16 0 3 0 12 0 16 0 1 0 3 0 3-3 0-1-2-2-4-2-10 0-10-4-10-6 0-1 0-1 1-4 7-25 13-50 19-75 15 29 29 59 43 88 2 2 2 2 3 2 3 0 3 0 3-3 7-27 14-54 21-81z"><text:p/></draw:path><draw:path draw:style-name="gr597" draw:text-style-name="P28" svg:width="0.043cm" svg:height="0.099cm" svg:x="0.611cm" svg:y="0.185cm" svg:viewBox="0 0 44 100" svg:d="M41 6c0-2-2-6-6-6s-9 4-9 8c0 3 3 6 6 6 5 0 9-4 9-8zM11 81c-1 2-1 3-1 6 0 7 5 13 13 13 15 0 21-21 21-23s-1-2-2-2c-2 0-2 1-2 3-4 12-11 18-16 18-3 0-4-3-4-6s1-6 3-9c1-4 3-8 4-12 2-3 7-17 7-19 1-1 1-3 1-4 0-8-6-13-13-13-15 0-22 20-22 22s2 2 2 2c3 0 3 0 3-2 4-13 11-18 16-18 2 0 4 1 4 5s-2 6-5 15c-3 8-6 16-9 24z"><text:p/></draw:path><draw:path draw:style-name="gr597" draw:text-style-name="P28" svg:width="0.108cm" svg:height="0.039cm" svg:x="0.674cm" svg:y="0.228cm" svg:viewBox="0 0 109 40" svg:d="M103 8c2 0 6 0 6-4s-4-4-6-4c-32 0-65 0-98 0-1 0-5 0-5 4s4 4 5 4c33 0 66 0 98 0zM103 40c2 0 6 0 6-3 0-4-4-4-6-4-32 0-65 0-98 0-1 0-5 0-5 4 0 3 4 3 5 3 33 0 66 0 98 0z"><text:p/></draw:path><draw:path draw:style-name="gr597" draw:text-style-name="P28" svg:width="0.053cm" svg:height="0.097cm" svg:x="0.809cm" svg:y="0.185cm" svg:viewBox="0 0 54 98" svg:d="M34 4c0-4-1-4-5-4-9 9-23 10-29 10 0 1 0 3 0 4 4 0 13 0 22-3 0 25 0 50 0 75 0 5 0 7-15 7-2 0-4 0-6 0 0 1 0 3 0 5 3 0 21-1 27-1 4 0 22 1 26 1 0-2 0-4 0-5-2 0-4 0-6 0-14 0-14-2-14-7 0-28 0-55 0-82z"><text:p/></draw:path><draw:path draw:style-name="gr597" draw:text-style-name="P28" svg:width="0.198cm" svg:height="0.21cm" svg:x="0.934cm" svg:y="0.064cm" svg:viewBox="0 0 199 211" svg:d="M77 112c-25 31-49 62-75 92-1 3-1 3-1 4 0 3 1 3 5 3 58 0 116 0 175 0 6-18 12-35 18-53-2 0-3 0-5 0-6 15-19 28-37 34-4 2-18 6-50 6-30 0-59 0-89 0 25-30 49-59 73-89 1-3 2-3 2-4 0 0 0-1-2-3-23-31-45-62-68-94 27 0 56 0 83 0 25 0 73 2 88 41 2 0 3 0 5 0-6-16-12-33-18-49-59 0-117 0-175 0-5 0-6 0-6 7 26 35 52 70 77 105z"><text:p/></draw:path><draw:path draw:style-name="gr597" draw:text-style-name="P28" svg:width="0.113cm" svg:height="0.105cm" svg:x="1.156cm" svg:y="0.012cm" svg:viewBox="0 0 114 106" svg:d="M114 2c0-1-1-2-2-2s-1 0-3 2c-3 3-7 7-11 11-1-2-9-13-27-13-36 0-71 31-71 65 0 24 19 41 45 41 8 0 22-1 38-14 11-10 14-23 14-24 0-2-2-2-2-2-2 0-2 1-3 3-6 20-27 32-44 32-16 0-34-8-34-31 0-5 2-28 18-47 11-11 26-18 41-18 16 0 27 12 27 29 0 4-1 5-1 6 0 2 2 2 3 2 2 0 2 0 3-4 3-12 6-24 9-36z"><text:p/></draw:path><draw:path draw:style-name="gr597" draw:text-style-name="P28" svg:width="0.063cm" svg:height="0.066cm" svg:x="1.155cm" svg:y="0.219cm" svg:viewBox="0 0 64 67" svg:d="M55 8c-5 1-7 5-7 9 0 3 3 5 5 5 4 0 9-2 9-9 0-11-12-13-19-13-23 0-43 20-43 41 0 13 9 26 27 26 25 0 37-15 37-17 0-1-2-2-3-2 0 0-1 0-2 1-12 14-29 14-31 14-11 0-16-8-16-17 0-5 2-21 10-30 6-8 13-12 21-12 1 0 9 0 12 4z"><text:p/></draw:path><draw:path draw:style-name="gr597" draw:text-style-name="P28" svg:width="0.108cm" svg:height="0.039cm" svg:x="1.231cm" svg:y="0.228cm" svg:viewBox="0 0 109 40" svg:d="M103 8c3 0 6 0 6-4s-3-4-6-4c-32 0-65 0-98 0-1 0-5 0-5 4s4 4 6 4c32 0 65 0 97 0zM103 40c3 0 6 0 6-3 0-4-3-4-6-4-32 0-65 0-97 0-2 0-6 0-6 4 0 3 4 3 5 3 33 0 66 0 98 0z"><text:p/></draw:path><draw:path draw:style-name="gr597" draw:text-style-name="P28" svg:width="0.052cm" svg:height="0.097cm" svg:x="1.366cm" svg:y="0.185cm" svg:viewBox="0 0 53 98" svg:d="M33 4c0-4 0-4-4-4-10 9-23 10-29 10 0 1 0 3 0 4 4 0 13 0 21-3 0 25 0 50 0 75 0 5 0 7-14 7-2 0-5 0-6 0 0 1 0 3 0 5 3 0 21-1 26-1s23 1 26 1c0-2 0-4 0-5-1 0-3 0-5 0-15 0-15-2-15-7 0-28 0-55 0-82z"><text:p/></draw:path><draw:path draw:style-name="gr597" draw:text-style-name="P28" svg:width="0.096cm" svg:height="0.136cm" svg:x="1.485cm" svg:y="0.129cm" svg:viewBox="0 0 97 137" svg:d="M97 13c0-3 0-4 0-5 0-4-3-6-6-6-2 0-5 2-7 5-1 1-2 7-3 11-2 5-3 11-4 17-3 13-7 25-10 38 0 3-9 18-24 18-11 0-12-10-12-18 0-9 3-22 10-41 3-9 4-11 4-15 0-9-7-17-17-17-20 0-28 31-28 32 0 2 2 2 3 2 2 0 2 0 3-3 6-20 14-27 22-27 1 0 4 0 4 7 0 5-1 11-3 15-9 22-12 34-12 44 0 19 13 26 26 26 8 0 15-4 21-10-3 11-5 21-14 32-6 8-13 14-23 14-3 0-13-1-16-9 3 0 6 0 9-3 2-2 4-5 4-8 0-7-5-8-8-8-5 0-11 4-11 14 0 11 9 19 22 19 22 0 43-20 49-44 7-27 14-53 21-80z"><text:p/></draw:path><draw:path draw:style-name="gr597" draw:text-style-name="P28" svg:width="0.037cm" svg:height="0.147cm" svg:x="1.607cm" svg:y="0cm" svg:viewBox="0 0 38 148" svg:d="M35 0c-27 20-35 51-35 74 0 20 7 53 35 74 2 0 3 0 3-2 0-1 0-1-1-2-20-18-27-43-27-70 0-40 15-60 28-70 0-1 0-2 0-2 0-2-1-2-3-2z"><text:p/></draw:path><draw:path draw:style-name="gr597" draw:text-style-name="P28" svg:width="0.044cm" svg:height="0.098cm" svg:x="1.663cm" svg:y="0.013cm" svg:viewBox="0 0 45 99" svg:d="M41 5c0-2-1-5-6-5-4 0-8 4-8 8 0 2 2 5 6 5s8-3 8-8zM11 81c-1 1-1 3-1 6 0 7 6 12 13 12 15 0 22-20 22-23 0-1-2-1-2-1-2 0-3 1-3 2-3 12-10 18-16 18-3 0-4-2-4-5s2-6 3-9c1-5 3-9 5-12 1-4 6-17 7-19 0-2 0-4 0-5 0-7-5-13-13-13-15 0-22 21-22 23s2 2 3 2c2 0 2 0 2-2 4-13 11-18 16-18 2 0 4 1 4 5 0 3-1 6-5 15-3 7-6 15-9 24z"><text:p/></draw:path><draw:path draw:style-name="gr597" draw:text-style-name="P28" svg:width="0.037cm" svg:height="0.147cm" svg:x="1.726cm" svg:y="0cm" svg:viewBox="0 0 38 148" svg:d="M2 0c0 0-2 0-2 2 0 0 0 1 1 2 13 12 27 31 27 70 0 31-9 54-26 69-2 2-2 2-2 3s0 2 2 2 15-10 25-28c7-13 11-29 11-46 0-21-6-53-36-74z"><text:p/></draw:path><draw:path draw:style-name="gr597" draw:text-style-name="P28" svg:width="0.063cm" svg:height="0.066cm" svg:x="1.592cm" svg:y="0.18cm" svg:viewBox="0 0 64 67" svg:d="M55 9c-5 1-7 5-7 8 0 4 3 6 5 6 4 0 9-3 9-10 0-10-12-13-19-13-23 0-43 20-43 42 0 12 8 25 27 25 25 0 37-15 37-16 0-2-2-3-3-3s-1 0-2 1c-12 14-29 14-31 14-11 0-16-8-16-17 0-4 2-20 10-30 6-8 13-12 21-12 1 0 9 1 12 5z"><text:p/></draw:path><draw:path draw:style-name="gr597" draw:text-style-name="P28" svg:width="0.046cm" svg:height="0.146cm" svg:x="1.834cm" svg:y="0.074cm" svg:viewBox="0 0 47 147" svg:d="M30 0c-10 1-20 2-30 2 0 3 0 5 0 7 14 0 16 1 16 12 0 36 0 73 0 110 0 9-2 9-16 9 0 2 0 4 0 7 7-1 18-1 23-1 6 0 16 0 24 1 0-3 0-5 0-7-15 0-17 0-17-9 0-44 0-88 0-131z"><text:p/></draw:path><draw:path draw:style-name="gr597" draw:text-style-name="P28" svg:width="0.092cm" svg:height="0.096cm" svg:x="1.892cm" svg:y="0.126cm" svg:viewBox="0 0 93 97" svg:d="M93 49c0-27-21-49-46-49-27 0-47 23-47 49 0 27 22 48 46 48 26 0 47-21 47-48zM47 91c-9 0-19-4-24-14-6-9-6-22-6-29 0-9 0-20 5-29 6-10 16-15 24-15 10 0 19 5 24 14 6 9 6 22 6 30 0 7 0 18-5 28-4 9-14 15-24 15z"><text:p/></draw:path><draw:path draw:style-name="gr597" draw:text-style-name="P28" svg:width="0.096cm" svg:height="0.138cm" svg:x="1.997cm" svg:y="0.125cm" svg:viewBox="0 0 97 139" svg:d="M41 59c-18 0-18-21-18-26s0-12 3-17c2-3 6-9 15-9 18 0 18 21 18 26s0 13-3 18c-1 3-6 8-15 8zM17 67c0 0 0-5 3-9 8 5 17 6 21 6 20 0 34-15 34-31 0-8-3-16-8-20 7-8 15-8 19-8 0 0 1 0 2 0-3 0-3 3-3 5 0 4 2 7 6 7 1 0 6-2 6-7 0-3-3-10-11-10-4 0-14 1-22 10-9-7-18-8-23-8-19 0-34 15-34 31 0 9 4 18 10 22-3 3-7 10-7 17s3 15 10 19c-13 3-20 12-20 21 0 16 21 27 47 27 24 0 47-11 47-27 0-7-3-18-14-24s-24-6-36-6c-6 0-15 0-16 0-7-1-11-8-11-15zM47 134c-21 0-36-11-36-22 0-10 8-18 17-18 4 0 9 0 13 0 18 0 42 0 42 18 0 11-15 22-36 22z"><text:p/></draw:path><draw:path draw:style-name="gr597" draw:text-style-name="P28" svg:width="0.048cm" svg:height="0.21cm" svg:x="2.121cm" svg:y="0.064cm" svg:viewBox="0 0 49 211" svg:d="M49 208c0 0 0-1-4-5-26-26-33-65-33-98 0-36 8-73 34-100 3-2 3-3 3-3 0-1-1-2-2-2-3 0-21 14-34 41-11 23-13 47-13 64 0 16 2 42 14 66 12 26 30 40 33 40 1 0 2-2 2-3z"><text:p/></draw:path><draw:path draw:style-name="gr597" draw:text-style-name="P28" svg:width="0.055cm" svg:height="0.031cm" svg:x="2.221cm" svg:y="0.074cm" svg:viewBox="0 0 56 32" svg:d="M28 0c-9 10-18 19-28 29 1 1 2 2 4 3 8-7 16-14 24-21 8 7 16 14 24 21 1-1 3-2 4-3-9-10-19-19-28-29z"><text:p/></draw:path><draw:path draw:style-name="gr597" draw:text-style-name="P28" svg:width="0.096cm" svg:height="0.136cm" svg:x="2.188cm" svg:y="0.129cm" svg:viewBox="0 0 97 137" svg:d="M96 13c1-3 1-4 1-5 0-4-3-6-6-6-2 0-5 2-8 5 0 1-1 7-3 11-1 5-2 11-4 17-3 13-6 25-9 38-1 3-10 18-24 18-11 0-13-10-13-18 0-9 4-22 11-41 3-9 4-11 4-15 0-9-7-17-17-17-20 0-28 31-28 32 0 2 2 2 2 2 3 0 3 0 4-3 5-20 14-27 21-27 2 0 5 0 5 7 0 5-1 11-3 15-9 22-12 34-12 44 0 19 13 26 26 26 7 0 15-4 21-10-3 11-6 21-14 32-6 8-13 14-23 14-3 0-13-1-16-9 3 0 6 0 9-3 2-2 4-5 4-8 0-7-6-8-8-8-5 0-12 4-12 14 0 11 10 19 23 19 22 0 43-20 49-44 7-27 13-53 20-80z"><text:p/></draw:path><draw:path draw:style-name="gr597" draw:text-style-name="P28" svg:width="0.037cm" svg:height="0.147cm" svg:x="2.31cm" svg:y="0cm" svg:viewBox="0 0 38 148" svg:d="M35 0c-28 20-35 51-35 74 0 20 6 53 35 74 2 0 3 0 3-2 0-1 0-1-1-2-20-18-27-43-27-70 0-40 15-60 27-70 1-1 1-2 1-2 0-2-1-2-3-2z"><text:p/></draw:path><draw:path draw:style-name="gr597" draw:text-style-name="P28" svg:width="0.044cm" svg:height="0.098cm" svg:x="2.365cm" svg:y="0.013cm" svg:viewBox="0 0 45 99" svg:d="M41 5c0-2-2-5-6-5s-9 4-9 8c0 2 3 5 6 5 5 0 9-3 9-8zM11 81c-1 1-1 3-1 6 0 7 6 12 13 12 15 0 22-20 22-23 0-1-2-1-2-1-3 0-3 1-3 2-4 12-11 18-16 18-3 0-4-2-4-5s1-6 3-9c1-5 3-9 4-12 2-4 7-17 8-19 0-2 0-4 0-5 0-7-6-13-13-13-15 0-22 21-22 23s2 2 2 2c3 0 3 0 3-2 4-13 11-18 16-18 2 0 4 1 4 5 0 3-1 6-5 15-3 7-6 15-9 24z"><text:p/></draw:path><draw:path draw:style-name="gr597" draw:text-style-name="P28" svg:width="0.037cm" svg:height="0.147cm" svg:x="2.428cm" svg:y="0cm" svg:viewBox="0 0 38 148" svg:d="M3 0c-1 0-3 0-3 2 0 0 1 1 2 2 12 12 26 31 26 70 0 31-9 54-25 69-2 2-3 2-3 3s1 2 2 2c2 0 16-10 26-28 6-13 10-29 10-46 0-21-6-53-35-74z"><text:p/></draw:path><draw:path draw:style-name="gr597" draw:text-style-name="P28" svg:width="0.063cm" svg:height="0.066cm" svg:x="2.294cm" svg:y="0.18cm" svg:viewBox="0 0 64 67" svg:d="M56 9c-6 1-8 5-8 8 0 4 3 6 6 6s8-3 8-10c0-10-11-13-19-13-23 0-43 20-43 42 0 12 9 25 28 25 24 0 36-15 36-16 0-2-1-3-2-3s-1 0-3 1c-12 14-28 14-31 14-11 0-15-8-15-17 0-4 1-20 9-30 6-8 13-12 21-12 2 0 9 1 13 5z"><text:p/></draw:path><draw:path draw:style-name="gr597" draw:text-style-name="P28" svg:width="0.048cm" svg:height="0.21cm" svg:x="2.506cm" svg:y="0.064cm" svg:viewBox="0 0 49 211" svg:d="M49 105c0-16-2-42-14-65-13-27-31-40-33-40-1 0-2 1-2 2 0 0 0 1 4 5 21 21 33 54 33 98 0 36-8 73-34 99-3 3-3 4-3 4 0 1 1 3 2 3 2 0 21-15 34-42 11-23 13-46 13-64z"><text:p/></draw:path></draw:g></text:span></text:p></draw:text-box></draw:frame><draw:frame draw:style-name="fr1" draw:name="Frame6" text:anchor-type="paragraph" svg:x="5.985cm" svg:y="1.617cm" svg:width="3.498cm" draw:z-index="18"><draw:text-box fo:min-height="0.626cm"><text:p text:style-name="P7">Euclidean Distance: <text:span text:style-name="T8"><draw:g text:anchor-type="as-char" svg:y="-0.191cm" draw:z-index="19" draw:name="Shape14" draw:style-name="gr596"><svg:title>TexMaths</svg:title><svg:desc>6§inline§\sqrt{\sum^n_{i=1}(q_d - d_i)^2}§svg§600§TRUE§</svg:desc><draw:path draw:style-name="gr597" draw:text-style-name="P28" svg:width="0.19cm" svg:height="0.25cm" svg:x="0cm" svg:y="0cm" svg:viewBox="0 0 191 251" svg:d="M66 251c7 0 7 0 9-4 38-79 77-160 115-239 1-3 1-3 1-4 0-2-1-4-4-4-2 0-3 2-4 4-37 75-73 150-109 225-15-35-30-69-45-103-10 7-19 15-29 22 1 1 2 2 3 3 5-4 10-7 15-12 16 38 32 75 48 112z"><text:p/></draw:path><draw:path draw:style-name="gr597" draw:text-style-name="P28" svg:width="1.393cm" svg:height="0.007cm" svg:x="0.187cm" svg:y="0cm" svg:viewBox="0 0 1394 8" svg:d="M0 0c465 0 929 0 1394 0 0 3 0 5 0 8-465 0-929 0-1394 0 0-3 0-5 0-8z"><text:p/></draw:path><draw:path draw:style-name="gr597" draw:text-style-name="P28" svg:width="0.198cm" svg:height="0.208cm" svg:x="0.199cm" svg:y="0.031cm" svg:viewBox="0 0 199 209" svg:d="M77 112c-25 30-50 61-75 91-1 2-2 3-2 3 0 3 2 3 6 3 58 0 116 0 175 0 6-18 12-35 18-52-2 0-3 0-5 0-6 15-20 28-38 34-3 1-17 6-49 6-30 0-59 0-89 0 25-29 49-59 73-89 1-2 2-3 2-3 0-1-1-1-2-3-23-31-45-63-68-94 27 0 56 0 83 0 24 0 73 2 88 41 2 0 3 0 5 0-6-16-12-33-18-49-59 0-117 0-175 0-6 0-6 0-6 7 26 35 51 70 77 105z"><text:p/></draw:path><draw:path draw:style-name="gr597" draw:text-style-name="P28" svg:width="0.089cm" svg:height="0.065cm" svg:x="0.416cm" svg:y="0.017cm" svg:viewBox="0 0 90 66" svg:d="M11 56c-1 1-1 5-1 6 0 3 2 4 4 4 3 0 6-2 6-3 1-1 2-6 3-9 0-3 2-10 3-13s2-7 3-10c2-6 2-8 6-14 4-5 11-13 22-13 8 0 9 7 9 10 0 9-7 25-9 31-2 5-2 6-2 9 0 8 6 12 14 12 14 0 21-20 21-22s-2-2-2-2c-2 0-2 0-3 2-3 12-10 18-16 18-3 0-4-2-4-5s2-6 4-12c2-4 8-20 8-28 0-15-12-17-19-17-12 0-21 8-26 13 0-10-9-13-15-13s-10 5-12 8c-3 5-5 14-5 15 0 2 2 2 2 2 2 0 3-1 3-5 3-9 6-16 11-16 4 0 6 3 6 7 0 3-2 8-3 12s-3 11-3 13c-2 6-3 13-5 20z"><text:p/></draw:path><draw:path draw:style-name="gr597" draw:text-style-name="P28" svg:width="0.043cm" svg:height="0.098cm" svg:x="0.416cm" svg:y="0.152cm" svg:viewBox="0 0 44 99" svg:d="M41 5c0-2-2-5-6-5s-9 4-9 8c0 3 3 6 6 6 5 0 9-4 9-9zM11 80c-1 2-1 4-1 6 0 7 5 13 13 13 15 0 21-21 21-23s-1-2-2-2c-2 0-2 1-2 3-4 12-11 18-16 18-3 0-4-2-4-5 0-4 1-7 2-10 2-4 4-8 5-12 2-3 7-17 7-18 1-2 1-3 1-5 0-7-6-13-13-13-15 0-22 21-22 23s2 2 2 2c2 0 3-1 3-3 4-12 11-18 16-18 2 0 4 2 4 6 0 3-2 5-5 14-3 8-6 16-9 24z"><text:p/></draw:path><draw:path draw:style-name="gr597" draw:text-style-name="P28" svg:width="0.108cm" svg:height="0.038cm" svg:x="0.479cm" svg:y="0.192cm" svg:viewBox="0 0 109 39" svg:d="M103 7c2 0 6 0 6-3 0-4-4-4-6-4-32 0-65 0-98 0-1 0-5 0-5 4 0 3 4 3 5 3 33 0 66 0 98 0zM103 39c2 0 6 0 6-3 0-4-4-4-6-4-32 0-65 0-98 0-1 0-5 0-5 4 0 3 4 3 5 3 33 0 66 0 98 0z"><text:p/></draw:path><draw:path draw:style-name="gr597" draw:text-style-name="P28" svg:width="0.053cm" svg:height="0.097cm" svg:x="0.614cm" svg:y="0.152cm" svg:viewBox="0 0 54 98" svg:d="M34 4c0-4-1-4-5-4-9 9-23 9-29 9 0 2 0 4 0 5 4 0 13 0 22-4 0 25 0 50 0 75 0 5 0 7-15 7-2 0-4 0-6 0 0 2 0 4 0 6 3-1 21-1 27-1 4 0 22 0 26 1 0-2 0-4 0-6-2 0-4 0-6 0-14 0-14-2-14-7 0-27 0-54 0-81z"><text:p/></draw:path><draw:path draw:style-name="gr597" draw:text-style-name="P28" svg:width="0.048cm" svg:height="0.208cm" svg:x="0.714cm" svg:y="0.031cm" svg:viewBox="0 0 49 209" svg:d="M49 207c0-1 0-1-4-5-26-26-33-66-33-97 0-37 8-73 34-100 3-2 3-3 3-3 0-1-1-2-2-2-3 0-21 14-34 41-11 22-13 46-13 64 0 16 2 41 14 64 12 26 30 40 33 40 1 0 2-1 2-2z"><text:p/></draw:path><draw:path draw:style-name="gr597" draw:text-style-name="P28" svg:width="0.086cm" svg:height="0.132cm" svg:x="0.783cm" svg:y="0.093cm" svg:viewBox="0 0 87 133" svg:d="M87 2c0 0-1-1-2-1-3 0-11 8-15 14-5-11-12-15-20-15-24 0-50 31-50 62 0 21 12 33 28 33 9 0 17-5 25-12-3 7-9 35-10 37-2 6-3 6-15 7-3 0-5 0-5 4 1 1 0 2 3 2 6 0 14-1 21-1s15 1 21 1c2 0 5 0 5-4 0-2-3-2-6-2-10 0-10-1-10-3s0-3 1-5c9-39 19-78 29-117zM28 91c-12 0-13-16-13-20 0-10 6-33 10-42 6-15 17-24 25-24 14 0 17 17 17 18 0 2-11 48-12 48-3 6-15 20-27 20z"><text:p/></draw:path><draw:path draw:style-name="gr597" draw:text-style-name="P28" svg:width="0.075cm" svg:height="0.102cm" svg:x="0.878cm" svg:y="0.116cm" svg:viewBox="0 0 76 103" svg:d="M75 4l1-2c0-1-1-2-3-2-3 0-15 1-18 1-2 0-4 1-4 4 0 2 2 2 4 2 7 0 7 1 7 2s0 2-1 3c-3 11-5 22-8 33-3-4-8-8-15-8-19 0-38 20-38 42 0 14 10 24 22 24 8 0 15-4 21-10 3 9 12 10 15 10 6 0 9-3 12-8s5-14 5-14c0-2-2-2-2-2-2 0-3 1-3 4-2 7-5 16-11 16-4 0-5-3-5-7 0-3 0-4 1-6 6-28 13-55 20-82zM44 83c-1 4-5 7-8 10-1 2-7 6-14 6-5 0-11-4-11-14 0-8 5-24 8-30 7-12 15-14 19-14 10 0 13 11 13 13 0 0-1 1-1 2-2 9-4 18-6 27z"><text:p/></draw:path><draw:path draw:style-name="gr597" draw:text-style-name="P28" svg:width="0.127cm" svg:height="0.007cm" svg:x="1.031cm" svg:y="0.131cm" svg:viewBox="0 0 128 8" svg:d="M121 8c4 0 7 0 7-4s-3-4-7-4c-38 0-76 0-114 0-3 0-7 0-7 4s4 4 7 4c38 0 76 0 114 0z"><text:p/></draw:path><draw:path draw:style-name="gr597" draw:text-style-name="P28" svg:width="0.099cm" svg:height="0.146cm" svg:x="1.233cm" svg:y="0.041cm" svg:viewBox="0 0 100 147" svg:d="M100 2c0 0 0-2-2-2-4 0-24 2-27 2-2 0-3 2-3 5 0 2 2 2 5 2 10 0 10 1 10 4 0 1 0 3 0 4-4 17-9 33-13 49-3-7-10-13-19-13-25 0-51 31-51 61 0 19 11 33 28 33 4 0 15 0 27-15 2 9 9 15 19 15 8 0 13-5 16-11 4-8 7-20 7-21s-2-1-3-1c-2 0-2 0-3 3-3 13-8 26-16 26-5 0-7-6-7-10 0-5 1-6 2-9 10-41 20-82 30-122zM56 121c-1 3-1 4-4 7-9 11-18 15-24 15-10 0-13-12-13-19 0-11 7-37 11-46 7-13 17-21 25-21 14 0 17 18 17 19s-1 2-1 4c-3 13-7 27-11 41z"><text:p/></draw:path><draw:path draw:style-name="gr597" draw:text-style-name="P28" svg:width="0.044cm" svg:height="0.098cm" svg:x="1.341cm" svg:y="0.122cm" svg:viewBox="0 0 45 99" svg:d="M41 6c0-2-2-6-6-6s-8 4-8 8c0 3 2 6 6 6s8-4 8-8zM11 80c-1 2-1 4-1 7 0 6 6 12 13 12 15 0 22-20 22-22s-2-2-2-2c-3 0-3 0-3 2-3 12-10 18-16 18-3 0-4-2-4-5 0-4 2-6 3-10 1-3 3-8 5-11 1-4 6-18 7-19 0-2 0-3 0-5 0-7-6-12-13-12-15 0-22 20-22 22s2 1 2 2c3 0 3-1 3-2 4-13 11-18 16-18 2 0 4 1 4 5 0 3-1 6-5 15-3 8-6 15-9 23z"><text:p/></draw:path><draw:path draw:style-name="gr597" draw:text-style-name="P28" svg:width="0.048cm" svg:height="0.208cm" svg:x="1.416cm" svg:y="0.031cm" svg:viewBox="0 0 49 209" svg:d="M49 105c0-17-3-42-14-66-13-26-31-39-33-39-1 0-2 1-2 2 0 0 0 1 4 5 21 21 33 54 33 98 0 35-8 72-35 98-2 3-2 3-2 4s1 2 2 2c2 0 21-15 33-41 11-23 14-46 14-63z"><text:p/></draw:path><draw:path draw:style-name="gr597" draw:text-style-name="P28" svg:width="0.064cm" svg:height="0.097cm" svg:x="1.495cm" svg:y="0.028cm" svg:viewBox="0 0 65 98" svg:d="M65 71c-1 0-3 0-5 0-1 3-2 12-4 13-1 1-12 1-15 1-9 0-18 0-27 0 16-14 21-17 30-25 11-8 21-18 21-31 0-18-15-29-34-29-18 0-31 13-31 26 0 8 6 9 8 9 3 0 8-3 8-8 0-3-2-8-9-8 4-11 15-14 21-14 15 0 23 12 23 24s-10 22-14 28c-12 11-24 23-36 35-1 1-1 1-1 6 20 0 40 0 61 0 1-9 3-18 4-27z"><text:p/></draw:path></draw:g></text:span></text:p><text:p text:style-name="P7">Cosine Similarity: <text:span text:style-name="T8"><draw:g text:anchor-type="as-char" svg:y="-0.161cm" draw:z-index="20" draw:name="Shape15" draw:style-name="gr596"><svg:title>TexMaths</svg:title><svg:desc>6§inline§\cos(\theta) = \frac{p_1 \cdot p_2}{||p_1|| \times ||p_2||}  §svg§600§TRUE§</svg:desc><draw:path draw:style-name="gr597" draw:text-style-name="P28" svg:width="0.079cm" svg:height="0.095cm" svg:x="0cm" svg:y="0.064cm" svg:viewBox="0 0 80 96" svg:d="M17 48c0-34 18-43 29-43 2 0 15 0 22 8-8 0-9 7-9 10 0 5 3 9 9 9s10-3 10-10c0-14-16-22-32-22-27 0-46 23-46 49 0 27 21 47 46 47 28 0 34-25 34-27s-2-2-3-2-1 1-2 2c-6 20-20 22-28 22-11 0-30-9-30-43z"><text:p/></draw:path><draw:path draw:style-name="gr597" draw:text-style-name="P28" svg:width="0.093cm" svg:height="0.095cm" svg:x="0.092cm" svg:y="0.064cm" svg:viewBox="0 0 94 96" svg:d="M94 49c0-27-21-49-47-49-27 0-47 23-47 49 0 27 22 47 47 47s47-20 47-47zM47 91c-9 0-18-5-24-14s-6-22-6-30 0-19 6-28c5-10 15-15 24-15s18 5 24 14c5 9 5 22 5 29 0 8 0 19-5 29-4 9-13 15-24 15z"><text:p/></draw:path><draw:path draw:style-name="gr597" draw:text-style-name="P28" svg:width="0.067cm" svg:height="0.095cm" svg:x="0.199cm" svg:y="0.064cm" svg:viewBox="0 0 68 96" svg:d="M37 53c4 1 22 5 22 20 0 10-8 19-24 19-18 0-25-12-30-30 0-3 0-4-3-4-2 0-2 2-2 6 0 9 0 17 0 27 0 4 0 5 2 5 1 0 2 0 5-4 1 0 1-1 4-5 10 9 20 9 24 9 24 0 33-14 33-29 0-11-6-17-8-20-7-7-16-8-24-10-12-2-26-5-26-17 0-7 6-16 24-16 22 0 24 19 24 25 0 2 2 2 3 2 3 0 3-1 3-5 0-7 0-14 0-21 0-4 0-5-3-5-1 0-2 0-4 2-1 1-3 3-4 4-8-6-16-6-19-6-26 0-34 14-34 26 0 7 3 13 9 18 7 5 13 6 28 9z"><text:p/></draw:path><draw:path draw:style-name="gr597" draw:text-style-name="P28" svg:width="0.048cm" svg:height="0.208cm" svg:x="0.295cm" svg:y="0.001cm" svg:viewBox="0 0 49 209" svg:d="M49 207c0 0 0-1-3-4-27-27-33-66-33-98 0-37 7-73 33-100 3-2 3-3 3-3 0-1-1-2-2-2-2 0-21 14-34 41-10 23-13 46-13 64 0 16 2 41 14 65 13 25 31 39 33 39 1 0 2 0 2-2z"><text:p/></draw:path><draw:path draw:style-name="gr597" draw:text-style-name="P28" svg:width="0.086cm" svg:height="0.149cm" svg:x="0.366cm" svg:y="0.011cm" svg:viewBox="0 0 87 150" svg:d="M87 43c0-14-4-43-25-43-30 0-62 59-62 107 0 20 6 43 25 43 30 0 62-60 62-107zM22 71c4-13 8-30 16-45 6-10 14-22 23-22 11 0 12 14 12 26 0 10-2 21-6 41-15 0-30 0-45 0zM64 78c-2 10-6 28-14 43-7 14-16 24-25 24-7 0-11-5-11-25 0-9 1-21 6-42 15 0 30 0 44 0z"><text:p/></draw:path><draw:path draw:style-name="gr597" draw:text-style-name="P28" svg:width="0.048cm" svg:height="0.208cm" svg:x="0.474cm" svg:y="0.001cm" svg:viewBox="0 0 49 209" svg:d="M49 105c0-16-3-42-14-65-13-26-31-40-33-40-1 0-2 1-2 2 0 0 0 1 4 5 21 21 33 54 33 98 0 36-8 72-35 99-2 2-2 3-2 3 0 2 1 2 2 2 2 0 21-14 33-41 11-23 14-45 14-63z"><text:p/></draw:path><draw:path draw:style-name="gr597" draw:text-style-name="P28" svg:width="0.139cm" svg:height="0.048cm" svg:x="0.614cm" svg:y="0.08cm" svg:viewBox="0 0 140 49" svg:d="M133 8c3 0 7 0 7-4s-4-4-7-4c-42 0-84 0-126 0-3 0-7 0-7 4s4 4 7 4c42 0 84 0 126 0zM133 49c3 0 7 0 7-4s-4-4-7-4c-42 0-84 0-126 0-3 0-7 0-7 4s4 4 7 4c42 0 84 0 126 0z"><text:p/></draw:path><draw:path draw:style-name="gr597" draw:text-style-name="P28" svg:width="0.081cm" svg:height="0.092cm" svg:x="1.091cm" svg:y="0cm" svg:viewBox="0 0 82 93" svg:d="M11 83c-1 4-1 5-7 5-2 0-4 0-4 3 0 2 1 2 2 2 3 0 8 0 12 0 5 0 11 0 16 0 1 0 3 0 3-3 0-2-2-2-4-2-3 0-7 0-7-2 0 0 1-4 1-6 2-8 4-16 6-22 2 3 6 9 15 9 18 0 38-20 38-42 0-18-12-25-22-25-9 0-17 6-21 10-2-8-11-10-15-10-6 0-10 4-12 8-3 5-5 14-5 15 0 2 1 1 2 2 2 0 2-1 4-5 2-9 4-16 10-16 4 0 5 3 5 7 0 2 0 4 0 5-6 22-12 44-17 67zM39 18c8-11 16-14 20-14 6 0 11 4 11 15 0 6-3 21-8 29-3 7-10 14-18 14-10 0-13-11-13-12s0-2 0-3c3-9 6-19 8-29z"><text:p/></draw:path><draw:path draw:style-name="gr597" draw:text-style-name="P28" svg:width="0.042cm" svg:height="0.069cm" svg:x="1.193cm" svg:y="0.016cm" svg:viewBox="0 0 43 70" svg:d="M26 3c0-3 0-3-3-3-7 7-19 7-21 7-1 0-1 0-2 0 0 1 0 3 0 4 1 0 1 0 2 0 2 0 9 0 15-3 0 18 0 35 0 53 0 3 0 4-11 4-2 0-4 0-5 0 0 2 0 3 0 5 6 0 14 0 21 0 6 0 15 0 21 0 0-2 0-3 0-5-2 0-3 0-5 0-12 0-12-1-12-4 0-20 0-39 0-58z"><text:p/></draw:path><draw:path draw:style-name="gr597" draw:text-style-name="P28" svg:width="0.016cm" svg:height="0.016cm" svg:x="1.276cm" svg:y="0.018cm" svg:viewBox="0 0 17 17" svg:d="M17 8c0-5-4-8-9-8-4 0-8 4-8 8 0 6 5 9 8 9 5 0 9-4 9-9z"><text:p/></draw:path><draw:path draw:style-name="gr597" draw:text-style-name="P28" svg:width="0.081cm" svg:height="0.092cm" svg:x="1.31cm" svg:y="0cm" svg:viewBox="0 0 82 93" svg:d="M11 83c-1 4-1 5-7 5-2 0-4 0-4 3 0 2 1 2 2 2 4 0 9 0 12 0 6 0 11 0 16 0 1 0 3 0 3-3 0-2-2-2-4-2-3 0-7 0-7-2 0 0 1-4 1-6 2-8 5-16 6-22 2 3 6 9 15 9 18 0 38-20 38-42 0-18-12-25-22-25-9 0-17 6-21 10-2-8-11-10-15-10-6 0-10 4-12 8-2 5-5 14-5 15 0 2 2 2 3 2s2-1 3-5c2-9 5-16 10-16s5 3 5 7c0 2 0 4 0 5-5 22-11 44-17 67zM39 18c8-11 16-14 20-14 6 0 11 4 11 15 0 6-3 21-7 29-4 7-11 14-19 14-10 0-13-11-13-12s0-2 1-3c2-9 5-19 7-29z"><text:p/></draw:path><draw:path draw:style-name="gr597" draw:text-style-name="P28" svg:width="0.051cm" svg:height="0.069cm" svg:x="1.407cm" svg:y="0.016cm" svg:viewBox="0 0 52 70" svg:d="M52 50c-1 0-3 0-4 0-1 2-1 8-3 9-1 1-10 1-11 1-7 0-14 0-21 0 7-5 15-11 21-16 10-6 18-12 18-23 0-14-12-21-27-21s-25 8-25 19c0 5 5 6 6 6 3 0 6-2 6-6s-2-6-6-6c3-5 10-9 16-9 10 0 19 7 19 17 0 8-6 16-14 22-8 7-17 15-26 22-1 1-1 1-1 2 0 0 0 1 0 3 16 0 33 0 49 0 1-7 2-14 3-20z"><text:p/></draw:path><draw:path draw:style-name="gr597" draw:text-style-name="P28" svg:width="0.87cm" svg:height="0.007cm" svg:x="0.85cm" svg:y="0.101cm" svg:viewBox="0 0 871 8" svg:d="M435 8c-145 0-290 0-435 0 0-3 0-5 0-8 291 0 580 0 871 0 0 3 0 5 0 8-145 0-291 0-436 0z"><text:p/></draw:path><draw:path draw:style-name="gr597" draw:text-style-name="P28" svg:width="0.006cm" svg:height="0.145cm" svg:x="0.871cm" svg:y="0.121cm" svg:viewBox="0 0 7 146" svg:d="M7 5c0-2 0-5-3-5-4 0-4 3-4 5 0 45 0 90 0 136 0 2 0 5 4 5 3 0 3-3 3-5 0-46 0-91 0-136z"><text:p/></draw:path><draw:path draw:style-name="gr597" draw:text-style-name="P28" svg:width="0.006cm" svg:height="0.145cm" svg:x="0.921cm" svg:y="0.121cm" svg:viewBox="0 0 7 146" svg:d="M7 5c0-2 0-5-3-5-4 0-4 3-4 5 0 45 0 90 0 136 0 2 0 5 4 5 3 0 3-3 3-5 0-46 0-91 0-136z"><text:p/></draw:path><draw:path draw:style-name="gr597" draw:text-style-name="P28" svg:width="0.081cm" svg:height="0.092cm" svg:x="0.95cm" svg:y="0.163cm" svg:viewBox="0 0 82 93" svg:d="M11 83c-1 4-1 5-7 5-2 0-4 0-4 3 0 2 1 2 2 2 3 0 9 0 12 0 6 0 11 0 16 0 1 0 3 0 3-3 0-2-2-2-4-2-3 0-7 0-7-2 0 0 1-4 1-6 2-8 5-16 6-22 2 3 6 9 15 9 18 0 38-20 38-42 0-17-12-25-22-25-9 0-17 7-21 10-2-8-11-10-15-10-6 0-10 4-12 8-3 5-5 14-5 15 0 2 2 2 3 2s1-1 3-5c2-9 4-16 10-16 4 0 5 4 5 7 0 2 0 4 0 5-6 22-12 45-17 67zM39 18c8-11 16-14 20-14 6 0 11 4 11 15 0 6-3 21-8 29-3 7-10 14-18 14-10 0-13-11-13-12s0-2 0-3c3-9 6-19 8-29z"><text:p/></draw:path><draw:path draw:style-name="gr597" draw:text-style-name="P28" svg:width="0.042cm" svg:height="0.069cm" svg:x="1.052cm" svg:y="0.182cm" svg:viewBox="0 0 43 70" svg:d="M27 3c0-3-1-3-4-3-7 7-19 7-21 7-1 0-1 0-2 0 0 1 0 3 0 4 1 0 1 0 2 0 2 0 9 0 15-3 0 18 0 35 0 53 0 3 0 4-11 4-2 0-4 0-5 0 0 2 0 3 0 5 6 0 14 0 21 0 6 0 15 0 21 0 0-2 0-3 0-5-2 0-3 0-5 0-11 0-11-1-11-4 0-20 0-39 0-58z"><text:p/></draw:path><draw:path draw:style-name="gr597" draw:text-style-name="P28" svg:width="0.006cm" svg:height="0.145cm" svg:x="1.14cm" svg:y="0.121cm" svg:viewBox="0 0 7 146" svg:d="M7 5c0-2 0-5-3-5-4 0-4 3-4 5 0 45 0 90 0 136 0 2 0 5 4 5 3 0 3-3 3-5 0-46 0-91 0-136z"><text:p/></draw:path><draw:path draw:style-name="gr597" draw:text-style-name="P28" svg:width="0.006cm" svg:height="0.145cm" svg:x="1.19cm" svg:y="0.121cm" svg:viewBox="0 0 7 146" svg:d="M7 5c0-2 0-5-3-5-4 0-4 3-4 5 0 45 0 90 0 136 0 2 0 5 4 5 3 0 3-3 3-5 0-46 0-91 0-136z"><text:p/></draw:path><draw:path draw:style-name="gr597" draw:text-style-name="P28" svg:width="0.078cm" svg:height="0.078cm" svg:x="1.245cm" svg:y="0.152cm" svg:viewBox="0 0 79 79" svg:d="M77 7c2-1 2-2 2-3 0-2-2-4-3-4-2 0-2 1-4 2-11 11-22 22-32 33-11-11-22-22-33-33-1-1-2-2-3-2-2 0-4 2-4 4 0 1 1 2 2 3 11 11 22 22 33 33-11 10-22 21-33 31-1 3-2 3-2 5 0 1 2 3 4 3 1 0 1-1 3-2 11-11 22-22 33-32 11 11 22 22 33 33 1 0 2 1 3 1s3-2 3-3c0-2 0-2 0-3-1 0-29-29-34-33 11-11 22-22 32-33z"><text:p/></draw:path><draw:path draw:style-name="gr597" draw:text-style-name="P28" svg:width="0.006cm" svg:height="0.145cm" svg:x="1.372cm" svg:y="0.121cm" svg:viewBox="0 0 7 146" svg:d="M7 5c0-2 0-5-3-5-4 0-4 3-4 5 0 45 0 90 0 136 0 2 0 5 4 5 3 0 3-3 3-5 0-46 0-91 0-136z"><text:p/></draw:path><draw:path draw:style-name="gr597" draw:text-style-name="P28" svg:width="0.006cm" svg:height="0.145cm" svg:x="1.422cm" svg:y="0.121cm" svg:viewBox="0 0 7 146" svg:d="M7 5c0-2 0-5-3-5-4 0-4 3-4 5 0 45 0 90 0 136 0 2 0 5 4 5 3 0 3-3 3-5 0-46 0-91 0-136z"><text:p/></draw:path><draw:path draw:style-name="gr597" draw:text-style-name="P28" svg:width="0.081cm" svg:height="0.092cm" svg:x="1.451cm" svg:y="0.163cm" svg:viewBox="0 0 82 93" svg:d="M11 83c-1 4-1 5-7 5-2 0-4 0-4 3 0 2 1 2 2 2 4 0 9 0 12 0 6 0 11 0 16 0 1 0 3 0 3-3 0-2-2-2-4-2-3 0-7 0-7-2 0 0 1-4 1-6 2-8 5-16 6-22 2 3 6 9 15 9 18 0 38-20 38-42 0-17-12-25-22-25-9 0-17 7-21 10-2-8-11-10-15-10-6 0-10 4-12 8-2 5-5 14-5 15 0 2 2 2 3 2s1-1 3-5c2-9 5-16 10-16s5 4 5 7c0 2 0 4 0 5-6 22-12 45-17 67zM39 18c8-11 16-14 20-14 6 0 11 4 11 15 0 6-3 21-7 29-4 7-11 14-19 14-10 0-13-11-13-12s0-2 1-3c2-9 5-19 7-29z"><text:p/></draw:path><draw:path draw:style-name="gr597" draw:text-style-name="P28" svg:width="0.051cm" svg:height="0.069cm" svg:x="1.548cm" svg:y="0.182cm" svg:viewBox="0 0 52 70" svg:d="M52 50c-1 0-3 0-4 0-1 2-1 8-3 9-1 1-10 1-11 1-7 0-14 0-21 0 7-5 15-11 21-16 10-6 18-12 18-23 0-14-12-21-27-21s-25 8-25 19c0 5 5 6 6 6 3 0 6-2 6-6s-2-6-6-6c3-5 9-8 16-8 10 0 19 6 19 16 0 9-6 16-14 22-8 7-17 15-26 22-1 1-1 1-1 2s0 2 0 3c16 0 32 0 49 0 1-7 2-14 3-20z"><text:p/></draw:path><draw:path draw:style-name="gr597" draw:text-style-name="P28" svg:width="0.006cm" svg:height="0.145cm" svg:x="1.642cm" svg:y="0.121cm" svg:viewBox="0 0 7 146" svg:d="M7 5c0-2 0-5-3-5-4 0-4 3-4 5 0 45 0 90 0 136 0 2 0 5 3 5 4 0 4-3 4-5 0-46 0-91 0-136z"><text:p/></draw:path><draw:path draw:style-name="gr597" draw:text-style-name="P28" svg:width="0.006cm" svg:height="0.145cm" svg:x="1.692cm" svg:y="0.121cm" svg:viewBox="0 0 7 146" svg:d="M7 5c0-2 0-5-3-5-4 0-4 3-4 5 0 45 0 90 0 136 0 2 0 5 4 5 3 0 3-3 3-5 0-46 0-91 0-136z"><text:p/></draw:path></draw:g></text:span></text:p></draw:text-box></draw:frame><draw:frame draw:style-name="fr1" draw:name="Frame7" text:anchor-type="paragraph" svg:x="9.481cm" svg:y="1.617cm" svg:width="9.61cm" draw:z-index="21"><draw:text-box fo:min-height="1.376cm"><text:p text:style-name="P8">Window:<text:span text:style-name="T85"> window consists of target and context (</text:span><text:span text:style-name="T88">surrounding</text:span><text:span text:style-name="T85">), </text:span><text:span text:style-name="T89">Window size = radius</text:span><text:span text:style-name="T85"> </text:span>Continuous Bag Of Words<text:span text:style-name="T85">: </text:span><text:span text:style-name="T86">context → target, </text:span><text:span text:style-name="T98">Skip-gram</text:span><text:span text:style-name="T86">: </text:span><text:span text:style-name="T87">target → context </text:span><text:span text:style-name="T90">(give as one-hot, get word representation, map embedding to target words using weight matrix, apply softmax). </text:span><text:span text:style-name="T91">Train with list of pairs (target, context) by sliding window over input. </text:span><text:span text:style-name="T4">Loss: </text:span><text:span text:style-name="T43"><draw:g text:anchor-type="as-char" svg:y="-0.298cm" draw:z-index="25" draw:name="Shape16" draw:style-name="gr596"><svg:title>TexMaths</svg:title><svg:desc>6§inline§ p(w_{t+j}|w_t) = \frac{\exp({u_{w_{t+j}}^\top h_{w_t}})}{\sum^W_{w'=1} \exp({u_{w'}^\top h_{w_t}})}§svg§600§TRUE§</svg:desc><draw:path draw:style-name="gr597" draw:text-style-name="P28" svg:width="0.109cm" svg:height="0.133cm" svg:x="0cm" svg:y="0.205cm" svg:viewBox="0 0 110 134" svg:d="M16 119c-2 7-2 8-11 8-3 0-5 0-5 5 0 1 1 2 3 2 5 0 11-1 17-1 8 0 15 1 21 1 2 0 4 0 4-4 0-3-2-3-5-3-11 0-11-1-11-3s9-37 11-42c3 6 9 14 19 14 24 0 51-31 51-62 0-20-12-34-28-34-11 0-21 8-27 16-3-12-12-16-20-16-9 0-13 8-15 12-4 7-7 20-7 20 0 3 2 2 3 3 2 0 2-1 3-5 4-15 8-25 16-25 3 0 6 2 6 9 0 5 0 8-1 11-8 31-16 63-24 94zM53 28c2-6 8-12 11-15 7-7 14-8 18-8 8 0 13 7 13 20 0 12-7 36-11 44-7 15-17 22-25 22-14 0-16-18-16-19v-3c4-14 7-28 10-41z"><text:p/></draw:path><draw:path draw:style-name="gr597" draw:text-style-name="P28" svg:width="0.048cm" svg:height="0.21cm" svg:x="0.134cm" svg:y="0.141cm" svg:viewBox="0 0 49 211" svg:d="M49 209c0-1 0-1-4-5-26-27-33-66-33-99 0-36 8-73 34-99 3-3 3-3 3-4s-1-2-2-2c-3 0-21 14-34 41-11 23-13 47-13 64s2 42 14 66c12 26 30 40 33 40 1 0 2-1 2-2z"><text:p/></draw:path><draw:path draw:style-name="gr597" draw:text-style-name="P28" svg:width="0.138cm" svg:height="0.095cm" svg:x="0.201cm" svg:y="0.205cm" svg:viewBox="0 0 139 96" svg:d="M91 22c1-5 3-12 3-14 0-4-3-6-6-6-2 0-6 2-8 6 0 2-10 42-12 47-1 7-1 11-1 15 0 2 0 2 0 3-5 11-11 18-20 18-16 0-16-16-16-19 0-7 1-16 10-41 3-6 4-9 4-14 0-9-7-17-17-17-20 0-28 31-28 32 0 3 2 3 2 3 3 0 3-1 4-4 5-20 14-26 21-26 2 0 5 0 5 6s-2 12-3 15c-10 25-12 35-12 43 0 19 14 27 30 27 3 0 13 0 21-15 6 13 21 15 27 15 16 0 25-14 30-26 8-17 14-45 14-55 0-12-5-15-9-15-5 0-11 5-11 10 0 3 2 4 4 6s7 7 7 18c0 7-6 28-11 38-6 12-13 19-24 19-9 0-15-6-15-18 0-6 2-13 2-16 3-12 6-23 9-35z"><text:p/></draw:path><draw:path draw:style-name="gr597" draw:text-style-name="P28" svg:width="0.049cm" svg:height="0.093cm" svg:x="0.352cm" svg:y="0.237cm" svg:viewBox="0 0 50 94" svg:d="M30 34c5 0 10 0 15 0 2 0 5 0 5-3 0-2-3-2-5-2-5 0-9 0-14 0 2-7 4-15 6-22 0-1 0-2 0-2 0-3-2-5-5-5-4 0-6 2-7 7-1 3 1-4-6 22-5 0-10 0-15 0-2 0-4 0-4 3 0 2 1 2 4 2 5 0 9 0 14 0-3 12-5 24-8 35-2 4-3 9-3 11 0 8 7 14 16 14 17 0 26-21 26-22 0-3-2-3-3-3-2 0-2 1-3 3-4 10-11 18-20 18-3 0-4-2-4-8 0-1 0-4 0-6 4-14 7-28 11-42z"><text:p/></draw:path><draw:path draw:style-name="gr597" draw:text-style-name="P28" svg:width="0.108cm" svg:height="0.108cm" svg:x="0.42cm" svg:y="0.238cm" svg:viewBox="0 0 109 109" svg:d="M58 58c15 0 30 0 45 0 2 0 6 0 6-4s-4-4-6-4c-15 0-30 0-45 0 0-15 0-30 0-45 0-1 0-5-4-5s-4 3-4 5c0 15 0 30 0 45-15 0-30 0-45 0-2 0-5 0-5 4s3 4 5 4c15 0 30 0 45 0 0 15 0 30 0 45 0 2 0 6 4 6s4-4 4-6c0-15 0-30 0-45z"><text:p/></draw:path><draw:path draw:style-name="gr597" draw:text-style-name="P28" svg:width="0.064cm" svg:height="0.127cm" svg:x="0.539cm" svg:y="0.232cm" svg:viewBox="0 0 65 128" svg:d="M65 5c0-2-2-5-6-5s-9 4-9 8c0 2 2 6 6 6 5 0 9-4 9-9zM34 105c-3 10-11 19-20 19-1 0-3 0-5-1 4-2 5-5 5-8s-3-5-6-5c-4 0-8 4-8 8 0 6 5 10 14 10s27-5 32-23c4-18 9-36 13-53 0-2 0-3 0-5 0-9-7-15-15-15-17 0-26 21-26 23s2 2 2 2c2 0 2 0 3-2 4-9 12-18 20-18 4 0 5 3 5 7 0 2 0 4-1 5-4 18-9 37-13 56z"><text:p/></draw:path><draw:path draw:style-name="gr597" draw:text-style-name="P28" svg:width="0.007cm" svg:height="0.21cm" svg:x="0.653cm" svg:y="0.141cm" svg:viewBox="0 0 8 211" svg:d="M8 8c0-4 0-8-4-8s-4 4-4 8c0 65 0 130 0 195 0 4 0 8 4 8s4-4 4-8c0-65 0-130 0-195z"><text:p/></draw:path><draw:path draw:style-name="gr597" draw:text-style-name="P28" svg:width="0.138cm" svg:height="0.095cm" svg:x="0.692cm" svg:y="0.205cm" svg:viewBox="0 0 139 96" svg:d="M91 22c1-5 3-12 3-14 0-4-3-6-6-6-2 0-6 2-8 6 0 2-10 42-12 47-1 7-1 11-1 15 0 2 0 2 0 3-5 11-11 18-20 18-16 0-16-16-16-19 0-7 1-16 10-41 3-6 4-9 4-14 0-9-7-17-17-17-20 0-28 31-28 32 0 3 2 3 2 3 3 0 3-1 4-4 5-20 14-26 21-26 2 0 5 0 5 6s-2 12-3 15c-10 25-12 35-12 43 0 19 14 27 30 27 3 0 13 0 21-15 6 13 21 15 27 15 16 0 25-14 30-26 8-17 14-45 14-55 0-12-5-15-9-15-5 0-11 5-11 10 0 3 2 4 4 6s7 7 7 18c0 7-6 28-11 38-6 12-13 19-24 19-9 0-15-6-15-18 0-6 2-13 2-16 3-12 6-23 9-35z"><text:p/></draw:path><draw:path draw:style-name="gr597" draw:text-style-name="P28" svg:width="0.049cm" svg:height="0.093cm" svg:x="0.843cm" svg:y="0.237cm" svg:viewBox="0 0 50 94" svg:d="M30 34c5 0 10 0 15 0 2 0 5 0 5-3 0-2-3-2-5-2-5 0-9 0-14 0 2-7 4-15 6-22 0-1 0-2 0-2 0-3-2-5-5-5-4 0-6 2-7 7-1 3 1-4-6 22-5 0-10 0-15 0-2 0-4 0-4 3 0 2 1 2 4 2 5 0 9 0 14 0-3 12-5 24-8 35-2 4-3 9-3 11 0 8 7 14 16 14 17 0 26-21 26-22 0-3-2-3-3-3-2 0-2 1-3 3-4 10-11 18-20 18-3 0-4-2-4-8 0-1 0-4 0-6 4-14 7-28 11-42z"><text:p/></draw:path><draw:path draw:style-name="gr597" draw:text-style-name="P28" svg:width="0.048cm" svg:height="0.21cm" svg:x="0.923cm" svg:y="0.141cm" svg:viewBox="0 0 49 211" svg:d="M49 105c0-16-2-41-14-65-13-26-31-40-33-40-1 0-2 1-2 2s0 1 4 5c21 21 33 54 33 98 0 36-8 73-35 100-2 3-2 3-2 4s1 2 2 2c2 0 21-14 33-42 11-22 14-46 14-64z"><text:p/></draw:path><draw:path draw:style-name="gr597" draw:text-style-name="P28" svg:width="0.139cm" svg:height="0.049cm" svg:x="1.064cm" svg:y="0.221cm" svg:viewBox="0 0 140 50" svg:d="M133 8c3 0 7 0 7-4s-4-4-7-4c-42 0-84 0-126 0-3 0-7 0-7 4s4 4 7 4c42 0 84 0 126 0zM133 50c3 0 7-1 7-5 0-5-4-4-7-4-42 0-84 0-126 0-3 0-7-1-7 4 0 4 4 5 7 5 42 0 84 0 126 0z"><text:p/></draw:path><draw:path draw:style-name="gr597" draw:text-style-name="P28" svg:width="0.063cm" svg:height="0.066cm" svg:x="1.493cm" svg:y="0.072cm" svg:viewBox="0 0 64 67" svg:d="M59 32c3 0 5 0 5-3 0-13-8-29-30-29-19 0-34 16-34 34s16 33 36 33 28-15 28-19c0-1-1-2-3-2s-2 1-3 3c-5 12-15 13-21 13-7 0-14-3-18-8-5-7-5-16-5-22 15 0 30 0 45 0zM14 28c2-20 15-24 20-24 18 0 19 21 19 24-13 0-26 0-39 0z"><text:p/></draw:path><draw:path draw:style-name="gr597" draw:text-style-name="P28" svg:width="0.08cm" svg:height="0.063cm" svg:x="1.566cm" svg:y="0.073cm" svg:viewBox="0 0 81 64" svg:d="M46 31c0-1 0-2-1-2 0-1 10-11 11-12 5-6 11-12 22-12 0-1 0-3 0-5-4 0-8 1-13 1-4 0-10 0-14-1 0 2 0 4 0 5 2 0 3 2 3 3s0 3-2 6c-4 3-7 8-11 11-4-5-7-9-12-14-1-1-1-2-1-3 0-2 1-3 4-3 0-1 0-3 0-5-6 1-12 1-17 1-4 0-10 0-14-1 0 2 0 4 0 5 6 0 10 0 14 5 6 7 13 13 19 21 0 0 0 1 1 1 0 1-12 13-13 14-5 6-10 12-22 12 0 2 0 4 0 6 4-1 8-1 12-1 5 0 11 0 15 1 0-2 0-4 0-6-2 0-3-1-3-3 0-3 2-5 4-8 4-3 7-7 10-11 5 5 9 10 13 14 3 4 3 4 3 5 0 3-4 3-4 3 0 2 0 4 0 6 1-1 12-1 17-1 4 0 9 0 14 1 0-2 0-4 0-6-10 0-11-1-14-5-7-7-14-15-21-22z"><text:p/></draw:path><draw:path draw:style-name="gr597" draw:text-style-name="P28" svg:width="0.078cm" svg:height="0.093cm" svg:x="1.658cm" svg:y="0.072cm" svg:viewBox="0 0 79 94" svg:d="M34 88c-9 0-11 0-11-6 0-7 0-16 0-24 0 1 8 9 20 9 19 0 36-15 36-33 0-19-15-34-34-34-8 0-17 3-23 9 0-3 0-6 0-9-7 1-15 1-22 2 0 2 0 3 0 5 10 0 11 1 11 7 0 23 0 45 0 68 0 6-1 6-11 6 0 2 0 4 0 6 1 0 11-1 17-1 5 0 15 1 17 1 0-2 0-4 0-6zM23 16c4-7 13-11 21-11 12 0 21 13 21 29s-10 28-23 28-19-11-19-12c0-11 0-22 0-34z"><text:p/></draw:path><draw:path draw:style-name="gr597" draw:text-style-name="P28" svg:width="0.037cm" svg:height="0.147cm" svg:x="1.761cm" svg:y="0.026cm" svg:viewBox="0 0 38 148" svg:d="M35 0c-28 20-35 51-35 74 0 21 6 53 35 74 2 0 3 0 3-2 0-1 0-1-1-2-20-18-27-43-27-70 0-40 15-60 27-70 1-1 1-1 1-2 0-2-1-2-3-2z"><text:p/></draw:path><draw:path draw:style-name="gr597" draw:text-style-name="P28" svg:width="0.085cm" svg:height="0.066cm" svg:x="1.817cm" svg:y="0.072cm" svg:viewBox="0 0 86 67" svg:d="M55 41c0 3-2 9-2 9-3 5-9 12-18 12-10 0-10-9-10-12 0-9 4-19 8-30 1-3 2-5 2-7 0-8-6-13-14-13-14 0-21 20-21 23 0 2 2 2 2 2 2 0 3-1 3-3 3-12 10-18 16-18 2 0 4 2 4 6 0 3-2 6-3 9-8 21-8 25-8 29 0 2 0 9 5 14 4 4 10 5 15 5 10 0 15-5 19-10 4 10 14 10 15 10 6 0 9-3 12-8 3-6 6-15 6-15 0-2-3-2-3-2-2 0-2 1-3 5-2 6-5 15-11 15-4 0-5-3-5-7 0-2 1-8 3-11 0-4 2-10 3-13 1-5 2-9 3-14 1-3 3-10 3-10 0-3-3-5-5-5-6 0-7 4-8 9-2 10-5 20-8 30z"><text:p/></draw:path><draw:path draw:style-name="gr597" draw:text-style-name="P28" svg:width="0.087cm" svg:height="0.072cm" svg:x="1.922cm" svg:y="0cm" svg:viewBox="0 0 88 73" svg:d="M47 6c12 0 24 0 36 0 2 0 5 0 5-3s-3-3-5-3c-26 0-52 0-78 0-2 0-5 0-5 3s3 3 5 3c12 0 24 0 36 0 0 21 0 41 0 63 0 1 0 4 3 4 2 0 3-3 3-4 0-22 0-42 0-63z"><text:p/></draw:path><draw:path draw:style-name="gr597" draw:text-style-name="P28" svg:width="0.086cm" svg:height="0.047cm" svg:x="1.919cm" svg:y="0.132cm" svg:viewBox="0 0 87 48" svg:d="M45 40c2 3 6 8 17 8 20 0 25-34 25-39 0-7-4-9-6-9-3 0-6 4-6 6s1 3 2 4c3 2 4 4 4 8 0 2-5 26-19 26-4 0-10-1-10-9 0-1 0-3 1-6 1-4 4-16 6-22 0-1 0-2 0-2 0-3-2-4-4-4s-3 1-5 3c0 1-1 4-1 7-2 6-2 6-3 12-2 3-2 8-3 11 1 1 0 1 0 3-5 7-9 7-11 7-1 0-5 0-8-2-2-2-2-7-2-8 0-4 1-8 5-19 1-2 2-4 2-5 0-6-6-10-12-10-11 0-17 14-17 16s2 2 2 2c2 0 2-1 3-2 2-8 7-12 12-12 2 0 3 1 3 4 0 2-1 3-2 6-5 14-5 17-5 19 0 12 10 15 19 15 2 0 8 0 13-8z"><text:p/></draw:path><draw:path draw:style-name="gr597" draw:text-style-name="P28" svg:width="0.04cm" svg:height="0.066cm" svg:x="2.024cm" svg:y="0.147cm" svg:viewBox="0 0 41 67" svg:d="M25 26c4 0 7 0 12 0 2 0 2-1 3-1l1-2c0-2-2-2-4-2-3 0-8 0-11 0 0-3 1-6 2-9 0-2 1-7 1-8 0-2-1-4-3-4s-4 1-6 4c0 2 2-3-4 17-4 0-8 0-12 0-2 0-4 0-4 3 0 2 2 2 4 2 3 0 7 0 11 0-2 8-4 16-6 24-1 3-1 6-1 7 0 6 5 10 12 10 14 0 21-14 21-16 0-1-1-1-2-1-2 0-2 0-2 2-4 7-11 12-16 12-4 0-4-3-4-6 0-2 0-2 0-3 2-9 5-20 8-29z"><text:p/></draw:path><draw:path draw:style-name="gr597" draw:text-style-name="P28" svg:width="0.087cm" svg:height="0.087cm" svg:x="2.085cm" svg:y="0.142cm" svg:viewBox="0 0 88 88" svg:d="M47 47c12 0 24 0 36 0 2 0 5-1 5-3 0-3-3-3-5-3-12 0-24 0-36 0 0-12 0-24 0-37 0-1 0-4-3-4s-3 3-3 4c0 13 0 25 0 37-12 0-25 0-37 0-2 0-4 0-4 3 0 2 2 3 4 3 12 0 25 0 37 0 0 12 0 25 0 37 0 1 0 4 3 4s3-3 3-4c0-12 0-25 0-37z"><text:p/></draw:path><draw:path draw:style-name="gr597" draw:text-style-name="P28" svg:width="0.049cm" svg:height="0.091cm" svg:x="2.187cm" svg:y="0.142cm" svg:viewBox="0 0 50 92" svg:d="M50 5c0-3-2-5-5-5-4 0-7 4-7 7 0 2 2 4 5 4 4 0 7-3 7-6zM26 75c-1 9-8 13-15 13-1 0-3 0-3 0 2-1 3-4 3-6 0-1-1-4-5-4s-6 3-6 7c0 5 4 7 11 7 8 0 21-4 25-17 3-13 6-25 9-37 1-1 1-3 1-4 0-6-6-10-13-10-13 0-21 14-21 16 0 1 2 1 2 1 2 0 2 0 3-1 5-10 12-12 15-12 5 0 5 3 5 5 0 1 0 2 0 3-4 13-7 26-11 39z"><text:p/></draw:path><draw:path draw:style-name="gr597" draw:text-style-name="P28" svg:width="0.079cm" svg:height="0.103cm" svg:x="2.283cm" svg:y="0.035cm" svg:viewBox="0 0 80 104" svg:d="M35 5c0-1 1-2 1-3s-1-2-2-2c-3 0-15 1-20 2-1 0-3 0-3 3 0 2 2 2 4 2 7 0 7 1 7 2s0 2 0 4c-7 27-14 56-21 83-1 3 0 2-1 3 0 3 2 5 5 5 2 0 5-1 6-4 1-1 2-6 3-9 1-5 2-9 3-13 0-2 2-8 3-10 1-6 1-6 4-11 5-7 12-16 23-16 9 0 9 7 9 11 0 9-6 25-9 32-1 4-1 5-1 7 0 8 6 13 13 13 15 0 21-20 21-23 0-2-1-2-2-2-2 0-2 2-2 3-4 12-11 18-16 18-3 0-4-2-4-5 0-4 1-5 3-12 2-5 8-21 8-29 0-2 0-8-5-13-3-1-7-4-14-4-11 0-19 6-24 13 4-15 8-30 11-45z"><text:p/></draw:path><draw:path draw:style-name="gr597" draw:text-style-name="P28" svg:width="0.087cm" svg:height="0.047cm" svg:x="2.381cm" svg:y="0.111cm" svg:viewBox="0 0 88 48" svg:d="M45 40c2 3 6 8 17 8 20 0 26-34 26-39 0-7-5-9-6-9-4 0-7 4-7 6s2 3 2 4c3 2 4 4 4 7s-5 27-19 27c-3 0-10-1-10-9 0-1 0-3 1-6 1-4 4-16 6-22 0-2 0-2 0-2 0-3-2-4-4-4s-3 1-5 3c0 1-1 4-1 7-2 6-2 6-3 12-2 3-2 8-2 10s0 2-1 4c-5 7-9 7-11 7-1 0-5 0-8-3-2-2-2-6-2-7 0-4 1-8 5-19 1-2 2-4 2-5 0-6-5-10-12-10-11 0-17 14-17 16s2 2 2 2c2 0 2-1 3-2 2-8 7-12 12-12 2 0 3 1 3 4 0 2 0 3-2 6-5 14-5 17-5 19 0 12 10 15 19 15 2 0 8 0 13-8z"><text:p/></draw:path><draw:path draw:style-name="gr597" draw:text-style-name="P28" svg:width="0.04cm" svg:height="0.066cm" svg:x="2.486cm" svg:y="0.12cm" svg:viewBox="0 0 41 67" svg:d="M25 25c4 0 8 0 12 0 2 0 2 0 3 0l1-2c0-2-2-2-4-2-3 0-8 0-11 0 0-3 1-6 2-9 0-3 2-7 2-8 0-2-2-4-4-4s-4 1-6 4c0 2 2-3-4 17-4 0-8 0-12 0-2 0-4 0-4 2s2 2 4 2c4 0 7 0 12 0-3 9-5 17-7 25-1 3-1 6-1 7 0 6 5 10 12 10 14 0 21-14 21-16s-1-2-2-2c-2 0-2 1-2 2-4 8-11 13-16 13-3 0-4-3-4-6 0-2 0-2 0-3 2-10 5-20 8-30z"><text:p/></draw:path><draw:path draw:style-name="gr597" draw:text-style-name="P28" svg:width="0.037cm" svg:height="0.147cm" svg:x="2.568cm" svg:y="0.026cm" svg:viewBox="0 0 38 148" svg:d="M3 0c-1 0-3 0-3 2 0 1 1 1 1 2 13 12 27 32 27 70 0 31-9 54-25 68-3 3-3 3-3 4s1 2 2 2c2 0 16-10 26-28 6-13 10-29 10-46 0-21-6-53-35-74z"><text:p/></draw:path><draw:path draw:style-name="gr597" draw:text-style-name="P28" svg:width="1.511cm" svg:height="0.007cm" svg:x="1.299cm" svg:y="0.241cm" svg:viewBox="0 0 1512 8" svg:d="M0 0c504 0 1008 0 1512 0 0 3 0 5 0 8-504 0-1008 0-1512 0 0-3 0-5 0-8z"><text:p/></draw:path><draw:path draw:style-name="gr597" draw:text-style-name="P28" svg:width="0.153cm" svg:height="0.146cm" svg:x="1.311cm" svg:y="0.278cm" svg:viewBox="0 0 154 147" svg:d="M70 76c2-1 2-2 2-3-1 0 0 0-1-1-18-22-35-43-52-65 21 0 42 0 64 0 21 0 33 3 35 4 13 3 26 12 31 24 2 0 3 0 5 0-5-12-9-23-14-35-45 0-90 0-135 0-4 0-4 0-4 1-1 0-1 0-1 4 20 24 40 49 59 73-19 21-38 43-57 64-2 2-2 3-2 3 0 2 2 2 5 2 45 0 90 0 135 0 5-12 9-25 14-38-2 0-3 0-5 0-5 14-18 21-28 25-3 1-14 4-37 4s-46 0-68 0c18-21 36-41 54-62z"><text:p/></draw:path><draw:path draw:style-name="gr597" draw:text-style-name="P28" svg:width="0.127cm" svg:height="0.073cm" svg:x="1.49cm" svg:y="0.259cm" svg:viewBox="0 0 128 74" svg:d="M113 13c5-8 9-8 14-9 1 0 1-1 1-2 0-2 0-1-1-2-2 0-3 0-5 0-1 0-3 0-4 0-2 0-5 0-6 0-2 0-5 0-6 0-2 0-3 1-3 2 0 2 1 2 2 2 1 1 6 1 6 4 0 1-1 2-1 3-11 17-21 33-32 49-3-18-5-35-8-53 1-2 4-3 7-3 2 0 3 0 3-2s0-2-1-2c-3 0-5 0-8 0-2 0-4 0-7 0-2 0-4 0-6 0s-4 0-6 0-3 1-3 2c0 2 2 2 4 2s5 0 5 1c1 1 1 6 1 7s0 0 0 1c-10 16-21 31-31 47-2-17-5-34-8-52v-1c0-3 7-3 8-3s3 0 3-2c0-1-1-2-2-2-2 0-5 0-7 0s-5 0-8 0c-1 0-4 0-6 0-1 0-4 0-6 0-1 0-2 1-2 2 0 2 1 2 2 2 6 0 6 1 7 4 3 21 7 42 10 63 0 2 0 3 3 3 2 0 3-1 3-2 12-19 24-36 35-54 3 17 5 35 8 53 0 2 0 3 3 3 2 0 3-1 4-2 13-20 26-40 38-59z"><text:p/></draw:path><draw:path draw:style-name="gr597" draw:text-style-name="P28" svg:width="0.087cm" svg:height="0.047cm" svg:x="1.485cm" svg:y="0.401cm" svg:viewBox="0 0 88 48" svg:d="M45 41c2 2 6 7 17 7 20 0 26-34 26-38 0-8-5-10-6-10-4 0-7 4-7 7 0 1 2 3 2 3 3 2 4 5 4 8s-5 26-19 26c-3 0-10-1-10-9 1-2 0-2 1-6s4-16 6-21c0-2 0-2 0-3 0-2-2-3-4-3s-3 0-5 2c0 1-1 5-1 7-2 6-2 6-3 12-2 4-2 8-2 11 0 1 0 2-1 4-5 6-9 6-11 6-1 0-5 0-8-2-2-2-2-7-2-7 0-5 1-9 5-20 1-2 2-4 2-5 0-5-5-9-12-9-11 0-17 13-17 16 0 1 2 1 2 1 2 0 2-1 3-2 2-7 7-12 12-12 2 0 3 1 3 4 0 2 0 3-2 6-5 14-5 17-5 19 0 13 10 15 19 15 2 0 8 0 13-7z"><text:p/></draw:path><draw:path draw:style-name="gr597" draw:text-style-name="P28" svg:width="0.028cm" svg:height="0.054cm" svg:x="1.595cm" svg:y="0.358cm" svg:viewBox="0 0 29 55" svg:d="M28 10c0-1 1-2 1-3 0-4-3-7-7-7s-5 4-6 5c-5 15-11 31-16 46 0 1 0 1 0 1 0 2 3 2 4 3 1 0 1 0 2-2 7-14 15-28 22-43z"><text:p/></draw:path><draw:path draw:style-name="gr597" draw:text-style-name="P28" svg:width="0.087cm" svg:height="0.03cm" svg:x="1.652cm" svg:y="0.407cm" svg:viewBox="0 0 88 31" svg:d="M84 5c1 0 4 0 4-3 0-2-3-2-5-2-26 0-52 0-78 0-1 0-5 0-5 2 0 3 3 3 4 3 27 0 54 0 80 0zM83 31c2 0 5 0 5-3s-3-3-4-3c-26 0-53 0-80 0-1 0-4 0-4 3s4 3 5 3c26 0 52 0 78 0z"><text:p/></draw:path><draw:path draw:style-name="gr597" draw:text-style-name="P28" svg:width="0.042cm" svg:height="0.069cm" svg:x="1.766cm" svg:y="0.378cm" svg:viewBox="0 0 43 70" svg:d="M27 4c0-4-1-4-4-4-7 7-19 7-21 7-1 0-1 0-2 0 0 1 0 3 0 4 1 0 1 0 2 0 2 0 9 0 15-3 0 18 0 36 0 53 0 4 0 5-11 5-2 0-4 0-5 0 0 1 0 3 0 4 6 0 15 0 21 0s16 0 21 0c0-1 0-3 0-4-2 0-3 0-5 0-11 0-11-1-11-5 0-19 0-38 0-57z"><text:p/></draw:path><draw:path draw:style-name="gr597" draw:text-style-name="P28" svg:width="0.062cm" svg:height="0.066cm" svg:x="1.868cm" svg:y="0.323cm" svg:viewBox="0 0 63 67" svg:d="M59 32c3 0 4 0 4-3 0-13-7-29-29-29-20 0-34 16-34 34s16 33 36 33 27-15 27-19c0-1 0-2-2-2s-3 1-3 3c-5 12-16 13-21 13-7 0-14-3-18-8-6-7-6-16-6-22 15 0 31 0 46 0zM13 28c2-20 15-24 21-24 18 0 19 21 19 24-13 0-27 0-40 0z"><text:p/></draw:path><draw:path draw:style-name="gr597" draw:text-style-name="P28" svg:width="0.08cm" svg:height="0.063cm" svg:x="1.94cm" svg:y="0.326cm" svg:viewBox="0 0 81 64" svg:d="M46 31c0-1-1-2-1-2 4-4 10-11 11-12 5-6 11-12 23-12 0-1 0-3 0-5-5 0-9 1-13 1-5 0-10 0-15-1 0 2 0 4 0 5 3 1 3 2 3 3s0 3-2 6c-3 3-6 8-10 11-4-5-8-9-13-14-1-1-1-2-1-3 0-2 2-3 4-3 0-1 0-3 0-5-6 1-11 1-17 1-4 0-10 0-14-1 0 2 0 4 0 5 7 0 10 0 15 5 6 7 12 14 18 21 0 0 0 1 1 1 0 1-11 13-12 15-6 5-11 11-23 11 0 2 0 4 0 6 5-1 8-1 13-1 4 0 10 0 14 1 0-2 0-4 0-6-2 0-3-1-3-3 0-3 2-5 4-8 4-3 7-7 10-11 5 5 9 10 14 15 2 3 2 3 2 4 0 3-3 3-4 3 0 2 0 4 0 6 2 0 12-1 17-1 4 0 9 0 14 1 0-2 0-4 0-6-10 0-11 0-14-5-7-7-14-15-21-22z"><text:p/></draw:path><draw:path draw:style-name="gr597" draw:text-style-name="P28" svg:width="0.078cm" svg:height="0.092cm" svg:x="2.033cm" svg:y="0.326cm" svg:viewBox="0 0 79 93" svg:d="M34 88c-10 0-11 0-11-6 0-8 0-16 0-24 0 0 7 8 20 8 19 0 36-14 36-33 0-18-15-33-34-33-8 0-17 3-23 9 0-3 0-6 0-9-7 1-15 1-22 1 0 2 0 4 0 6 10 0 11 0 11 7 0 23 0 45 0 68 0 6-1 6-11 6 0 2 0 3 0 5 5 0 10 0 17 0 5 0 15 0 17 0 0-2 0-3 0-5zM23 16c4-8 12-12 20-12 13 0 22 13 22 29 0 17-11 29-23 29-13 0-19-11-19-12 0-12 0-23 0-34z"><text:p/></draw:path><draw:path draw:style-name="gr597" draw:text-style-name="P28" svg:width="0.037cm" svg:height="0.146cm" svg:x="2.135cm" svg:y="0.278cm" svg:viewBox="0 0 38 147" svg:d="M35 0c-28 20-35 51-35 73 0 21 6 54 35 74 2 0 3 0 3-2 0 0 0-1-1-2-20-17-27-43-27-70 0-39 15-59 27-69 1-1 1-2 1-2 0-2-1-2-3-2z"><text:p/></draw:path><draw:path draw:style-name="gr597" draw:text-style-name="P28" svg:width="0.085cm" svg:height="0.065cm" svg:x="2.191cm" svg:y="0.326cm" svg:viewBox="0 0 86 66" svg:d="M56 41c-1 3-3 8-3 9-3 4-9 12-18 12-10 0-10-10-10-12 0-9 4-19 9-30 1-3 1-5 1-7 0-8-6-13-13-13-15 0-22 20-22 22s2 1 2 2c3 0 3-1 3-2 4-12 10-18 16-18 2 0 4 1 4 5s-2 7-3 10c-8 20-8 24-8 28 0 3 0 10 6 14 4 4 9 5 15 5 9 0 14-5 19-10 3 10 13 10 15 10 5 0 9-3 11-8 4-5 4-9 6-14 0-2-2-2-3-2-2 0-2 1-3 4-1 7-4 16-10 16-5 0-6-3-6-7 0-3 1-8 3-12 1-4 2-10 3-13 1-4 2-9 3-13s3-10 3-11c0-3-3-5-5-5-6 0-7 4-8 9-2 10-5 21-7 31z"><text:p/></draw:path><draw:path draw:style-name="gr597" draw:text-style-name="P28" svg:width="0.087cm" svg:height="0.072cm" svg:x="2.297cm" svg:y="0.266cm" svg:viewBox="0 0 88 73" svg:d="M47 5c12 0 24 0 36 0 2 0 5 0 5-3 0-2-3-2-5-2-26 0-52 0-79 0-1 0-4 0-4 2 0 3 3 3 4 3 12 0 25 0 37 0 0 21 0 42 0 64 0 1 0 4 3 4s3-3 3-4c0-22 0-43 0-64z"><text:p/></draw:path><draw:path draw:style-name="gr597" draw:text-style-name="P28" svg:width="0.086cm" svg:height="0.047cm" svg:x="2.294cm" svg:y="0.409cm" svg:viewBox="0 0 87 48" svg:d="M45 40c1 3 5 8 17 8 20 0 25-34 25-39 0-7-4-9-6-9-3 0-6 4-6 7 0 1 1 3 2 3 3 2 4 5 4 8 0 2-5 26-19 26-4 0-10-1-10-9 0-2 0-3 1-6 0-4 4-16 5-21 1-2 1-2 1-3 0-2-2-4-4-4s-4 1-5 3c0 1-1 5-2 7-1 6-1 6-3 12-1 3-2 8-2 11 0 1 0 1-1 3-4 7-8 7-10 7-1 0-6 0-8-2-3-2-3-7-3-8 0-4 1-8 6-19 1-2 1-4 1-5 0-6-5-9-11-9-11 0-17 13-17 16 0 1 1 0 2 1 2 0 2-1 2-2 3-7 7-12 12-12 3 0 4 1 4 4 0 2-1 3-2 6-6 14-6 17-6 19 0 12 11 15 20 15 2 0 8 0 13-8z"><text:p/></draw:path><draw:path draw:style-name="gr597" draw:text-style-name="P28" svg:width="0.028cm" svg:height="0.054cm" svg:x="2.403cm" svg:y="0.366cm" svg:viewBox="0 0 29 55" svg:d="M28 10c1-1 1-2 1-3 0-5-3-7-6-7-4 0-6 4-6 5-6 15-11 30-16 45-1 2-1 2-1 2 0 2 4 3 5 3 0 0 1 0 2-2 7-14 14-28 21-43z"><text:p/></draw:path><draw:path draw:style-name="gr597" draw:text-style-name="P28" svg:width="0.079cm" svg:height="0.103cm" svg:x="2.472cm" svg:y="0.286cm" svg:viewBox="0 0 80 104" svg:d="M35 5c0-1 0-2 0-3 0 0 0-2-2-2-3 0-15 1-19 2-1 0-3 0-3 3 0 2 2 2 4 2 7 0 7 1 7 3 0 0 0 1 0 3-8 27-14 56-21 83-1 3-1 2-1 3 0 3 2 5 5 5 2 0 4-1 6-4 0-1 2-6 2-9 1-4 3-9 4-13 0-2 2-8 2-10 1-6 1-6 4-11 5-7 13-16 24-16 8 0 9 8 9 11 0 9-6 26-9 32-1 4-2 5-2 7 0 8 7 13 14 13 15 0 21-20 21-22s-1-2-2-2c-2 0-2 1-3 2-3 12-10 18-16 18-3 0-3-2-3-5 0-4 0-5 3-12 2-5 8-21 8-28 0-3 0-9-5-14-3-1-7-3-14-3-11 0-19 5-24 12 4-15 7-30 11-45z"><text:p/></draw:path><draw:path draw:style-name="gr597" draw:text-style-name="P28" svg:width="0.086cm" svg:height="0.047cm" svg:x="2.569cm" svg:y="0.363cm" svg:viewBox="0 0 87 48" svg:d="M45 40c1 3 5 8 17 8 20 0 25-34 25-39 0-7-4-9-6-9-3 0-6 4-6 6s1 3 2 4c3 2 4 5 4 8 0 2-5 26-19 26-4 0-10-1-10-9 0-2 0-3 1-6 1-4 4-16 5-22 1-1 1-2 1-2 0-2-2-4-4-4s-4 1-5 3c0 1-1 5-2 7-1 6-1 6-3 12-1 3-2 8-2 11 1 1 0 1-1 3-4 7-8 7-10 7-1 0-6 0-8-2-3-2-3-7-3-8 0-4 1-8 6-19 1-2 1-4 1-5 0-6-5-10-11-10-11 0-17 14-17 17 0 1 1 0 2 1 2 0 2-1 3-2 2-8 6-12 11-12 3 0 4 1 4 4 0 2-1 3-2 6-6 14-6 17-6 19 0 12 11 15 20 15 2 0 8 0 13-8z"><text:p/></draw:path><draw:path draw:style-name="gr597" draw:text-style-name="P28" svg:width="0.04cm" svg:height="0.066cm" svg:x="2.674cm" svg:y="0.372cm" svg:viewBox="0 0 41 67" svg:d="M24 25c4 0 8 0 13 0 2 0 2 0 3 0 0-1 0-2 0-3 0-2-2-2-3-2-4 0-8 0-12 0 1-3 2-6 3-9 0-2 1-7 1-7 0-2-1-4-4-4-1 0-4 1-5 4 0 1 1-3-4 16-4 0-8 0-12 0-3 0-4 0-4 3 0 2 1 2 3 2 4 0 8 0 12 0-2 9-4 16-6 25-1 2-2 5-2 6 0 6 6 11 13 11 13 0 21-14 21-17 0-1-2-1-3-1s-1 0-2 2c-3 7-10 12-15 12-4 0-5-2-5-5 0-2 0-2 1-3 2-10 5-20 7-30z"><text:p/></draw:path><draw:path draw:style-name="gr597" draw:text-style-name="P28" svg:width="0.037cm" svg:height="0.146cm" svg:x="2.757cm" svg:y="0.278cm" svg:viewBox="0 0 38 147" svg:d="M2 0c0 0-2 0-2 2 0 0 0 1 1 2 13 12 27 31 27 69 0 32-9 54-26 69-2 3-2 3-2 3 0 1 0 2 2 2s15-9 25-28c7-12 11-28 11-46 0-20-6-53-36-73z"><text:p/></draw:path></draw:g></text:span><text:span text:style-name="T14">, </text:span><text:span text:style-name="T16">the aim:</text:span><text:span text:style-name="T71"> </text:span><text:span text:style-name="T14"><draw:g text:anchor-type="as-char" svg:y="-0.159cm" draw:z-index="22" draw:name="Shape17" draw:style-name="gr596"><svg:title>TexMaths</svg:title><svg:desc>6§inline§\max \prod_t \prod_j p(w_{t+j}|w_t)§svg§600§TRUE§</svg:desc><draw:path draw:style-name="gr597" draw:text-style-name="P28" svg:width="0.164cm" svg:height="0.092cm" svg:x="0cm" svg:y="0.064cm" svg:viewBox="0 0 165 93" svg:d="M17 21c0 19 0 37 0 56 0 10-3 10-17 10 0 2 0 3 0 6 8 0 19-1 24-1s17 1 24 1c0-3 0-4 0-6-14 0-17 0-17-10 0-13 0-26 0-39 0-21 15-33 29-33 13 0 16 11 16 23 0 16 0 33 0 49 0 10-3 10-17 10 0 2 0 3 0 6 7 0 18-1 24-1 5 0 16 1 23 1 0-3 0-4 0-6-14 0-16 0-16-10 0-13 0-26 0-39 0-21 15-33 28-33s16 11 16 23c0 16 0 33 0 49 0 10-3 10-16 10 0 2 0 3 0 6 7 0 18-1 24-1 5 0 16 1 23 1 0-3 0-4 0-6-11 0-16 0-17-7 0-13 0-27 0-40 0-18 0-24-6-32-3-4-10-8-22-8-18 0-27 13-31 21-3-19-18-21-28-21-15 0-25 9-31 22 0-7 0-15 0-22-10 1-20 2-30 2 0 3 0 5 0 7 15 0 17 1 17 12z"><text:p/></draw:path><draw:path draw:style-name="gr597" draw:text-style-name="P28" svg:width="0.094cm" svg:height="0.095cm" svg:x="0.178cm" svg:y="0.063cm" svg:viewBox="0 0 95 96" svg:d="M61 78c1 9 7 18 16 18 5 0 18-3 18-21 0-4 0-7 0-11-2 0-4 0-6 0 0 4 0 7 0 11 0 13-4 14-7 14-7 0-8-9-8-11 0-14 0-28 0-41 0-9 0-18-7-26-9-7-19-11-29-11-18 0-32 10-32 24 0 6 4 10 10 10s9-5 9-10c0-2 0-10-11-10 6-7 17-9 23-9 11 0 23 8 23 27 0 2 0 5 0 8-11 0-26 1-39 7-16 7-21 18-21 27 0 17 20 22 34 22 13 0 23-8 27-18zM60 44c0 6 0 14 0 21 0 20-16 27-25 27-10 0-19-8-19-18 0-12 9-29 44-30z"><text:p/></draw:path><draw:path draw:style-name="gr597" draw:text-style-name="P28" svg:width="0.105cm" svg:height="0.089cm" svg:x="0.277cm" svg:y="0.067cm" svg:viewBox="0 0 106 90" svg:d="M58 41c6-7 14-18 19-24 7-7 15-10 26-10 0-3 0-5 0-7-6 1-12 1-18 1s-17 0-20-1c0 2 0 4 0 7 5 0 6 3 6 6 0 4-2 6-3 7-4 6-9 12-13 17-6-7-11-14-17-21-1-2-1-3-1-4 0-3 3-5 7-5 0-3 0-5 0-7-6 1-19 1-23 1s-14 0-20-1c0 2 0 4 0 7 15 0 15 0 25 12 7 9 14 19 21 28-7 8-13 16-20 24-10 13-23 13-27 13 0 2 0 4 0 6 5 0 12 0 17 0 6 0 15 0 21 0 0-2 0-4 0-6-5-1-7-3-7-6 0-5 7-12 19-27 6 7 11 14 17 21 1 2 4 6 4 7 0 2-2 5-8 5 0 2 0 4 0 6 7 0 19 0 23 0 6 0 14 0 20 0 0-2 0-4 0-6-11 0-15 0-20-6-9-13-18-25-28-37z"><text:p/></draw:path><draw:path draw:style-name="gr597" draw:text-style-name="P28" svg:width="0.174cm" svg:height="0.209cm" svg:x="0.432cm" svg:y="0cm" svg:viewBox="0 0 175 210" svg:d="M64 210c0-3 0-6 0-9-21 0-21-10-21-16 0-59 0-118 0-177 30 0 60 0 90 0 0 59 0 118 0 177 0 6 0 16-21 16 0 3 0 6 0 9 21 0 42 0 63 0 0-3 0-6 0-9-21 0-21-10-21-16 0-53 0-107 0-160 0-6 0-17 21-17 0-3 0-5 0-8-58 0-117 0-175 0 0 3 0 5 0 8 22 0 22 11 22 17 0 53 0 107 0 160 0 6 0 16-22 16 0 3 0 6 0 9 22 0 43 0 64 0z"><text:p/></draw:path><draw:path draw:style-name="gr597" draw:text-style-name="P28" svg:width="0.049cm" svg:height="0.092cm" svg:x="0.626cm" svg:y="0.128cm" svg:viewBox="0 0 50 93" svg:d="M30 34c5 0 10 0 15 0 3 0 5 0 5-3 0-2-2-2-4-2-5 0-10 0-15 0 2-7 4-15 6-22 0-1 0-2 0-2 0-3-2-5-5-5s-6 2-7 7c0 3 1-4-5 22-5 0-10 0-15 0-3 0-5 0-5 3 0 2 2 2 4 2 5 0 10 0 15 0-3 12-6 23-9 35-1 3-2 9-2 11 0 8 7 13 15 13 17 0 26-20 26-22s-2-1-2-2c-2 0-3 1-3 3-4 9-12 17-20 17-4 0-5-2-5-7 0-1 0-4 0-6 4-14 7-28 11-42z"><text:p/></draw:path><draw:path draw:style-name="gr597" draw:text-style-name="P28" svg:width="0.174cm" svg:height="0.209cm" svg:x="0.741cm" svg:y="0cm" svg:viewBox="0 0 175 210" svg:d="M64 210c0-3 0-6 0-9-22 0-22-10-22-16 0-59 0-118 0-177 30 0 61 0 91 0 0 59 0 118 0 177 0 6 0 16-22 16 0 3 0 6 0 9 22 0 43 0 64 0 0-3 0-6 0-9-22 0-22-10-22-16 0-53 0-107 0-160 0-6 0-17 22-17 0-3 0-5 0-8-58 0-117 0-175 0 0 3 0 5 0 8 22 0 22 11 22 17 0 53 0 107 0 160 0 6 0 16-22 16 0 3 0 6 0 9 21 0 43 0 64 0z"><text:p/></draw:path><draw:path draw:style-name="gr597" draw:text-style-name="P28" svg:width="0.064cm" svg:height="0.127cm" svg:x="0.928cm" svg:y="0.122cm" svg:viewBox="0 0 65 128" svg:d="M65 5c0-2-2-5-6-5s-9 4-9 8c0 2 2 6 6 6 5 0 9-4 9-9zM34 105c-3 10-11 18-20 18-1 0-3 0-5-1 4-2 5-5 5-7 0-4-3-5-6-5-4 0-8 3-8 8 0 6 5 10 14 10s27-6 31-24 9-35 13-52c1-2 1-3 1-6 0-8-7-14-16-14-16 0-26 21-26 23s2 1 3 2c2 0 2-1 3-2 4-9 11-18 20-18 4 0 5 2 5 7 0 2-1 3-1 5-4 18-9 37-13 56z"><text:p/></draw:path><draw:path draw:style-name="gr597" draw:text-style-name="P28" svg:width="0.109cm" svg:height="0.133cm" svg:x="1.044cm" svg:y="0.064cm" svg:viewBox="0 0 110 134" svg:d="M16 119c-2 7-2 9-11 9-3 0-5 0-5 3 0 2 1 3 3 3 5 0 11-1 17-1 8 0 15 1 21 1 2 0 4 0 4-5 0-1-2-1-5-1-11 0-11-2-11-4s9-37 11-42c3 6 9 13 19 13 25 0 51-30 51-61 0-20-12-34-28-34-11 0-21 8-27 16-3-11-12-16-20-16-9 0-13 8-15 12-4 7-7 20-7 20 0 3 3 3 3 3 2 0 2-1 3-5 4-15 8-25 16-25 3 0 6 2 6 9 0 5 0 8-1 11-8 31-16 62-24 94zM53 28c2-6 8-12 11-15 8-7 14-8 18-8 8 0 13 7 13 20 0 12-7 36-11 44-7 15-17 22-25 22-14 0-16-18-16-19s0-1 0-3c4-14 7-28 10-41z"><text:p/></draw:path><draw:path draw:style-name="gr597" draw:text-style-name="P28" svg:width="0.048cm" svg:height="0.209cm" svg:x="1.178cm" svg:y="0cm" svg:viewBox="0 0 49 210" svg:d="M49 208c0-1 0-1-3-5-27-26-34-66-34-98 0-36 8-73 34-99 3-3 3-3 3-4s-1-2-2-2c-3 0-21 14-34 41-11 23-13 46-13 64 0 17 2 42 14 65 12 26 30 40 33 40 1 0 2-1 2-2z"><text:p/></draw:path><draw:path draw:style-name="gr597" draw:text-style-name="P28" svg:width="0.139cm" svg:height="0.094cm" svg:x="1.245cm" svg:y="0.064cm" svg:viewBox="0 0 140 95" svg:d="M91 22c1-5 3-12 3-14 0-4-2-6-6-6-2 0-6 2-8 6 0 2-10 42-12 48-1 6-1 9-1 14 0 2 0 2 0 3-5 11-11 18-20 18-16 0-16-16-16-19 0-7 1-15 10-41 3-6 4-9 4-14 0-9-7-17-17-17-20 0-28 31-28 32 0 3 2 2 2 3 3 0 3-1 4-4 5-20 14-26 21-26 2 0 5 0 5 7 0 5-2 11-3 14-10 26-12 35-12 43 0 19 14 26 30 26 3 0 14 0 22-14 5 13 20 14 26 14 16 0 25-13 30-25 8-17 15-45 15-55 0-11-6-15-10-15-5 0-10 5-10 10 0 3 1 4 3 6s8 8 8 18c0 7-7 28-12 38-6 11-13 19-23 19s-16-7-16-19c0-5 2-12 2-15 3-12 6-23 9-35z"><text:p/></draw:path><draw:path draw:style-name="gr597" draw:text-style-name="P28" svg:width="0.049cm" svg:height="0.092cm" svg:x="1.396cm" svg:y="0.097cm" svg:viewBox="0 0 50 93" svg:d="M30 34c5 0 10 0 15 0 3 0 5 0 5-3s-2-3-5-3c-5 0-9 0-14 0 2-7 4-14 6-21 0-1 0-2 0-3 0-2-2-4-5-4-4 0-6 2-7 6s1-4-5 22c-5 0-10 0-15 0-3 0-5 0-5 4 0 2 2 2 4 2 5 0 9 0 14 0-3 11-5 22-8 34-2 4-3 9-3 11 0 9 8 14 16 14 17 0 26-21 26-22 0-2-2-2-3-2s-2 0-3 2c-4 10-11 18-20 18-3 0-4-2-4-7 0-2 0-5 0-6 4-14 7-29 11-42z"><text:p/></draw:path><draw:path draw:style-name="gr597" draw:text-style-name="P28" svg:width="0.108cm" svg:height="0.107cm" svg:x="1.464cm" svg:y="0.098cm" svg:viewBox="0 0 109 108" svg:d="M58 58c15 0 30 0 45 0 2 0 6 0 6-3 0-5-4-5-6-5-15 0-30 0-45 0 0-15 0-30 0-45 0-1 0-5-3-5-5 0-5 4-5 5 0 15 0 30 0 45-15 0-30 0-45 0-1 0-5 0-5 4s3 4 5 4c15 0 30 0 45 0 0 15 0 30 0 45 0 2 0 5 4 5s4-3 4-5c0-15 0-30 0-45z"><text:p/></draw:path><draw:path draw:style-name="gr597" draw:text-style-name="P28" svg:width="0.064cm" svg:height="0.127cm" svg:x="1.583cm" svg:y="0.091cm" svg:viewBox="0 0 65 128" svg:d="M65 6c0-3-2-6-6-6s-8 4-8 8c0 3 2 6 5 6 5 0 9-4 9-8zM34 105c-3 10-11 18-20 18-1 0-3 0-4 0 3-2 4-6 4-8 0-4-3-5-6-5-4 0-8 4-8 9s6 9 15 9c8 0 26-6 31-24 4-18 9-35 13-52 0-2 0-3 0-5 0-9-6-14-15-14-16 0-26 20-26 22s2 2 2 2c2 0 2 0 3-2 4-9 12-18 20-18 4 0 5 3 5 7 0 2 0 4 0 5-5 18-10 37-14 56z"><text:p/></draw:path><draw:path draw:style-name="gr597" draw:text-style-name="P28" svg:width="0.007cm" svg:height="0.209cm" svg:x="1.697cm" svg:y="0cm" svg:viewBox="0 0 8 210" svg:d="M8 8c0-4 0-8-4-8s-4 4-4 8c0 64 0 129 0 194 0 4 0 8 4 8s4-4 4-8c0-65 0-130 0-194z"><text:p/></draw:path><draw:path draw:style-name="gr597" draw:text-style-name="P28" svg:width="0.139cm" svg:height="0.094cm" svg:x="1.736cm" svg:y="0.064cm" svg:viewBox="0 0 140 95" svg:d="M91 22c1-5 4-12 4-14 0-4-3-6-7-6-2 0-6 2-8 6 0 2-10 42-12 48-1 6-1 9-1 14 0 2 0 2 0 3-5 11-11 18-20 18-16 0-16-16-16-19 0-7 1-15 10-41 3-6 4-9 4-14 0-9-7-17-17-17-20 0-28 31-28 32 0 3 2 2 2 3 3 0 3-1 4-4 5-20 14-26 21-26 2 0 5 0 5 7 0 5-2 11-3 14-10 26-12 35-12 43 0 19 14 26 30 26 3 0 14 0 22-14 5 13 20 14 26 14 16 0 25-13 31-25 7-17 14-45 14-55 0-11-6-15-10-15-5 0-10 5-10 10 0 3 1 4 3 6s8 8 8 18c0 7-7 28-12 38-6 11-13 19-23 19s-16-7-16-19c0-5 2-12 3-15 3-12 5-23 8-35z"><text:p/></draw:path><draw:path draw:style-name="gr597" draw:text-style-name="P28" svg:width="0.049cm" svg:height="0.092cm" svg:x="1.887cm" svg:y="0.097cm" svg:viewBox="0 0 50 93" svg:d="M30 34c5 0 10 0 15 0 3 0 5 0 5-3s-2-3-4-3c-5 0-10 0-15 0 2-7 4-14 6-21 0-1 0-2 0-3 0-2-2-4-5-4s-6 2-7 6 1-4-5 22c-5 0-10 0-15 0-3 0-5 0-5 4 0 2 2 2 4 2 5 0 10 0 15 0-3 11-6 22-9 34-1 4-3 9-3 11 0 9 8 14 16 14 17 0 26-21 26-22 0-2-2-1-2-2-2 0-3 0-4 2-3 10-11 18-20 18-3 0-4-2-4-7 0-2 0-5 0-6 4-14 7-29 11-42z"><text:p/></draw:path><draw:path draw:style-name="gr597" draw:text-style-name="P28" svg:width="0.048cm" svg:height="0.209cm" svg:x="1.967cm" svg:y="0cm" svg:viewBox="0 0 49 210" svg:d="M49 105c0-16-2-41-14-65-13-26-31-40-33-40-1 0-2 1-2 2s0 1 4 5c21 21 33 54 33 98 0 36-8 72-34 99-3 3-3 3-3 4s1 2 2 2c2 0 21-15 34-41 11-23 13-46 13-64z"><text:p/></draw:path></draw:g></text:span><text:span text:style-name="T14"><text:s/>→ </text:span><text:span text:style-name="T14"><draw:g text:anchor-type="as-char" svg:y="-0.159cm" draw:z-index="23" draw:name="Shape18" draw:style-name="gr596"><svg:title>TexMaths</svg:title><svg:desc>6§inline§    \min_\theta - \sum_t \sum_j \log p(w_{t+j}|w_t;\theta)
§svg§600§TRUE§</svg:desc><draw:path draw:style-name="gr597" draw:text-style-name="P28" svg:width="0.164cm" svg:height="0.092cm" svg:x="0cm" svg:y="0.064cm" svg:viewBox="0 0 165 93" svg:d="M17 21c0 19 0 37 0 56 0 10-3 10-17 10 0 2 0 3 0 6 8 0 19-1 24-1s17 1 24 1c0-3 0-4 0-6-14 0-17 0-17-10 0-13 0-26 0-39 0-21 15-33 29-33 13 0 16 11 16 23 0 16 0 33 0 49 0 10-3 10-17 10 0 2 0 3 0 6 7 0 18-1 24-1 5 0 16 1 23 1 0-3 0-4 0-6-14 0-16 0-16-10 0-13 0-26 0-39 0-21 15-33 28-33s16 11 16 23c0 16 0 33 0 49 0 10-3 10-16 10 0 2 0 3 0 6 7 0 18-1 24-1 5 0 16 1 23 1 0-3 0-4 0-6-11 0-16 0-16-7 0-13 0-27 0-40 0-18 0-24-7-32-3-4-10-8-22-8-18 0-27 13-31 21-3-19-18-21-28-21-15 0-25 9-31 22 0-7 0-15 0-22-10 1-20 2-30 2 0 3 0 5 0 7 15 0 17 1 17 12z"><text:p/></draw:path><draw:path draw:style-name="gr597" draw:text-style-name="P28" svg:width="0.044cm" svg:height="0.139cm" svg:x="0.176cm" svg:y="0.017cm" svg:viewBox="0 0 45 140" svg:d="M30 47c-10 1-20 2-29 3 0 2 0 4 0 6 13 0 15 2 15 12 0 18 0 37 0 57 0 9-2 9-16 9 0 2 0 4 0 6 7 0 18-1 23-1 8 0 15 1 22 1 0-2 0-4 0-6-14 0-15-1-15-9 0-26 0-52 0-78zM31 11c0-7-5-11-11-11-7 0-12 5-12 11s5 11 12 11c6 0 11-5 11-11z"><text:p/></draw:path><draw:path draw:style-name="gr597" draw:text-style-name="P28" svg:width="0.105cm" svg:height="0.092cm" svg:x="0.234cm" svg:y="0.064cm" svg:viewBox="0 0 106 93" svg:d="M16 21c0 19 0 37 0 56 0 10-2 10-16 10 0 2 0 3 0 6 7 0 18-1 24-1 5 0 16 1 23 1 0-3 0-4 0-6-14 0-16 0-16-10 0-13 0-26 0-39 0-21 15-33 28-33 14 0 16 11 16 23 0 16 0 33 0 49 0 10-2 10-16 10 0 2 0 3 0 6 7 0 18-1 23-1 6 0 17 1 24 1 0-3 0-4 0-6-11 0-16 0-17-7 0-13 0-27 0-40 0-18 0-24-6-32-3-4-10-8-22-8-15 0-26 9-32 22 0-7 0-15 0-22-9 1-19 2-29 2 0 3 0 5 0 7 15 0 16 1 16 12z"><text:p/></draw:path><draw:path draw:style-name="gr597" draw:text-style-name="P28" svg:width="0.066cm" svg:height="0.104cm" svg:x="0.354cm" svg:y="0.085cm" svg:viewBox="0 0 67 105" svg:d="M67 32c0-15-6-32-21-32-22 0-46 40-46 73 0 17 7 32 20 32 23 0 47-40 47-73zM17 50c8-32 20-46 29-46s9 16 9 19c0 6-1 15-4 27-11 0-23 0-34 0zM50 55c-4 16-8 24-12 31-5 8-11 15-17 15-8 0-10-11-10-19 0-10 3-21 5-27 11 0 22 0 34 0z"><text:p/></draw:path><draw:path draw:style-name="gr597" draw:text-style-name="P28" svg:width="0.127cm" svg:height="0.007cm" svg:x="0.493cm" svg:y="0.101cm" svg:viewBox="0 0 128 8" svg:d="M121 8c4 0 7 0 7-4s-3-4-7-4c-38 0-76 0-114 0-3 0-7 0-7 4s4 4 7 4c38 0 76 0 114 0z"><text:p/></draw:path><draw:path draw:style-name="gr597" draw:text-style-name="P28" svg:width="0.198cm" svg:height="0.209cm" svg:x="0.686cm" svg:y="0cm" svg:viewBox="0 0 199 210" svg:d="M77 113c-25 30-50 61-75 91-1 2-2 3-2 3 0 3 2 3 6 3 58 0 116 0 175 0 6-18 12-35 18-52-2 0-3 0-5 0-6 15-20 28-38 34-3 1-18 6-49 6-30 0-60 0-90 0 25-30 49-60 74-90 1-1 2-2 2-3s-1-1-2-3c-23-31-45-62-68-94 27 0 56 0 83 0 24 0 73 2 88 41 2 0 3 0 5 0-6-16-12-33-18-49-59 0-117 0-175 0-6 0-6 1-6 7 26 35 51 70 77 106z"><text:p/></draw:path><draw:path draw:style-name="gr597" draw:text-style-name="P28" svg:width="0.049cm" svg:height="0.092cm" svg:x="0.903cm" svg:y="0.128cm" svg:viewBox="0 0 50 93" svg:d="M30 34c5 0 10 0 15 0 2 0 5 0 5-3 0-2-3-2-5-2-5 0-9 0-14 0 2-7 4-15 6-22 0-1 0-2 0-2 0-3-2-5-5-5-4 0-6 2-7 7-1 3 1-4-5 22-6 0-10 0-16 0-2 0-4 0-4 3 0 2 1 2 4 2 5 0 9 0 14 0-3 12-5 23-8 35-2 3-3 9-3 11 0 8 7 13 16 13 17 0 26-20 26-22s-2-2-3-2c-2 0-2 1-3 3-4 9-11 17-20 17-3 0-4-2-4-7 0-1 0-4 0-6 4-14 7-28 11-42z"><text:p/></draw:path><draw:path draw:style-name="gr597" draw:text-style-name="P28" svg:width="0.198cm" svg:height="0.209cm" svg:x="1.018cm" svg:y="0cm" svg:viewBox="0 0 199 210" svg:d="M77 113c-25 30-50 61-75 91-1 2-1 3-1 3 0 3 1 3 5 3 58 0 116 0 175 0 6-18 12-35 18-52-2 0-3 0-5 0-6 15-20 28-37 34-4 1-18 6-50 6-30 0-59 0-89 0 25-30 49-60 73-90 1-1 2-2 2-3s-1-1-2-3c-23-31-45-62-68-94 27 0 56 0 83 0 24 0 73 2 88 41 2 0 3 0 5 0-6-16-12-33-18-49-59 0-117 0-175 0-5 0-6 1-6 7 26 35 51 70 77 106z"><text:p/></draw:path><draw:path draw:style-name="gr597" draw:text-style-name="P28" svg:width="0.064cm" svg:height="0.127cm" svg:x="1.228cm" svg:y="0.122cm" svg:viewBox="0 0 65 128" svg:d="M65 5c0-2-2-5-6-5s-8 4-8 8c0 2 2 6 6 6s8-4 8-9zM34 105c-3 10-11 18-19 18-2 0-4 0-5-1 3-2 4-5 4-7 0-4-3-5-6-5-4 0-8 3-8 8 0 6 6 10 15 10s26-6 31-24c4-18 9-35 13-52 0-2 0-3 0-6 0-8-6-14-15-14-16 0-26 21-26 23s2 2 2 2c2 0 2-1 3-2 4-9 12-18 20-18 4 0 6 2 6 7 0 2-1 3-1 5-5 18-10 37-14 56z"><text:p/></draw:path><draw:path draw:style-name="gr597" draw:text-style-name="P28" svg:width="0.046cm" svg:height="0.144cm" svg:x="1.36cm" svg:y="0.011cm" svg:viewBox="0 0 47 145" svg:d="M30 0c-10 1-20 2-30 2 0 3 0 5 0 7 14 0 16 1 16 11 0 37 0 73 0 110 0 9-2 9-16 9 0 2 0 4 0 6 7 0 18-1 23-1s16 1 24 1c0-2 0-4 0-6-15 0-17 0-17-9 0-44 0-87 0-130z"><text:p/></draw:path><draw:path draw:style-name="gr597" draw:text-style-name="P28" svg:width="0.093cm" svg:height="0.095cm" svg:x="1.416cm" svg:y="0.063cm" svg:viewBox="0 0 94 96" svg:d="M94 49c0-27-21-49-47-49s-47 23-47 49c0 28 22 47 47 47 26 0 47-20 47-47zM47 91c-9 0-18-4-24-14-5-9-5-22-5-30 0-7 0-19 5-28 6-10 15-14 24-14s18 5 24 14c5 9 5 21 5 28 0 8 0 20-5 29-4 9-13 15-24 15z"><text:p/></draw:path><draw:path draw:style-name="gr597" draw:text-style-name="P28" svg:width="0.096cm" svg:height="0.137cm" svg:x="1.522cm" svg:y="0.062cm" svg:viewBox="0 0 97 138" svg:d="M41 59c-18 0-18-21-18-25 0-6 0-13 3-18 2-3 6-9 15-9 18 0 18 21 18 27 0 5 0 12-3 17-2 2-7 8-15 8zM17 68c0-1 0-6 3-10 8 6 17 6 21 6 20 0 34-14 34-30 0-8-3-16-8-21 7-7 15-8 18-8 1 0 2 0 3 0-3 1-4 3-4 6s3 6 7 6c1 0 6-1 6-6 0-4-3-11-11-11-4 0-14 2-22 10-9-7-18-8-23-8-19 0-34 15-34 32 0 9 4 16 10 21-3 3-7 10-7 17s3 15 10 19c-13 4-20 13-20 21 0 15 21 26 47 26 24 0 47-10 47-27 0-7-3-18-14-24-12-5-24-5-36-5-6 0-15 0-16-1-7 0-11-7-11-13zM47 134c-21 0-36-11-36-22 0-10 8-17 17-18 4 0 9 0 13 0 18 0 42 0 42 18 0 11-15 22-36 22z"><text:p/></draw:path><draw:path draw:style-name="gr597" draw:text-style-name="P28" svg:width="0.109cm" svg:height="0.133cm" svg:x="1.653cm" svg:y="0.064cm" svg:viewBox="0 0 110 134" svg:d="M16 119c-2 7-2 9-11 9-3 0-5 0-5 3 0 2 1 3 3 3 5 0 11-1 17-1 8 0 15 1 21 1 2 0 4 0 4-5 0-1-2-1-5-1-11 0-11-2-11-4s9-37 11-42c3 6 9 13 19 13 25 0 51-30 51-61 0-20-12-34-28-34-11 0-21 8-27 16-3-11-12-16-20-16-9 0-13 8-15 12-4 7-7 20-7 20 0 3 3 3 3 3 2 0 2-1 4-5 3-15 8-25 15-25 3 0 6 2 6 9 0 5 0 8-1 11-8 31-16 62-24 94zM53 28c2-6 8-12 11-15 8-7 14-8 18-8 8 0 13 7 13 20 0 12-7 36-11 44-7 15-17 22-25 22-14 0-16-18-16-19s0-1 0-3c4-14 7-28 10-41z"><text:p/></draw:path><draw:path draw:style-name="gr597" draw:text-style-name="P28" svg:width="0.048cm" svg:height="0.209cm" svg:x="1.787cm" svg:y="0cm" svg:viewBox="0 0 49 210" svg:d="M49 208c0-1 0-1-3-5-27-26-34-66-34-98 0-36 8-73 34-99 3-3 3-3 3-4s-1-2-2-2c-2 0-21 14-34 41-11 23-13 46-13 64 0 17 2 42 14 65 12 26 31 40 33 40 1 0 2-1 2-2z"><text:p/></draw:path><draw:path draw:style-name="gr597" draw:text-style-name="P28" svg:width="0.139cm" svg:height="0.094cm" svg:x="1.854cm" svg:y="0.064cm" svg:viewBox="0 0 140 95" svg:d="M91 22c1-5 4-12 4-14 0-4-3-6-7-6-2 0-6 2-8 6 0 2-10 42-12 48-1 6-1 9-1 14 0 2 0 2 0 3-5 11-11 18-20 18-16 0-16-16-16-19 0-7 1-15 10-41 3-6 4-9 4-14 0-9-7-17-17-17-20 0-28 31-28 32 0 3 2 2 2 3 3 0 3-1 4-4 5-20 14-26 21-26 2 0 5 0 5 7 0 5-2 11-3 14-10 26-12 35-12 43 0 19 14 26 30 26 3 0 14 0 22-14 5 13 20 14 26 14 16 0 25-13 31-25 7-17 14-45 14-55 0-11-6-15-10-15-5 0-10 5-10 10 0 3 1 4 3 6s8 8 8 18c0 7-7 28-12 38-6 11-13 19-23 19s-16-7-16-19c0-5 2-12 3-15 3-12 5-23 8-35z"><text:p/></draw:path><draw:path draw:style-name="gr597" draw:text-style-name="P28" svg:width="0.049cm" svg:height="0.092cm" svg:x="2.005cm" svg:y="0.097cm" svg:viewBox="0 0 50 93" svg:d="M30 34c5 0 10 0 15 0 3 0 5 0 5-3s-2-3-4-3c-5 0-10 0-15 0 2-7 4-14 6-21 0-1 0-2 0-3 0-2-2-4-5-4s-6 2-7 6 1-4-5 22c-5 0-10 0-15 0-3 0-5 0-5 4 0 2 2 2 4 2 5 0 10 0 15 0-3 11-6 22-9 34-1 4-3 9-3 11 0 9 8 14 16 14 17 0 26-21 26-22 0-2-2-1-2-2-2 0-3 0-4 2-3 10-11 18-20 18-3 0-4-2-4-7 0-2 0-5 0-6 4-14 7-29 11-42z"><text:p/></draw:path><draw:path draw:style-name="gr597" draw:text-style-name="P28" svg:width="0.108cm" svg:height="0.107cm" svg:x="2.073cm" svg:y="0.098cm" svg:viewBox="0 0 109 108" svg:d="M58 58c15 0 30 0 45 0 2 0 6 0 6-3 0-5-4-5-6-5-15 0-30 0-45 0 0-15 0-30 0-45 0-1 0-5-3-5-5 0-5 4-5 5 0 15 0 30 0 45-15 0-30 0-45 0-1 0-5 0-5 4s4 4 5 4c15 0 30 0 45 0 0 15 0 30 0 45 0 2 0 5 4 5s4-3 4-5c0-15 0-30 0-45z"><text:p/></draw:path><draw:path draw:style-name="gr597" draw:text-style-name="P28" svg:width="0.064cm" svg:height="0.127cm" svg:x="2.192cm" svg:y="0.091cm" svg:viewBox="0 0 65 128" svg:d="M65 6c0-3-2-6-6-6s-8 4-8 8c0 3 2 6 6 6s8-4 8-8zM34 105c-3 10-11 18-20 18-1 0-3 0-4 0 3-2 4-6 4-8 0-4-3-5-6-5-4 0-8 4-8 9s6 9 15 9c8 0 26-6 31-24 4-18 9-35 13-52 0-2 0-3 0-5 0-9-6-14-15-14-16 0-26 20-26 22s2 2 2 2c2 0 2 0 3-2 4-9 12-18 20-18 4 0 6 3 6 7 0 2-1 4-1 5-5 18-10 37-14 56z"><text:p/></draw:path><draw:path draw:style-name="gr597" draw:text-style-name="P28" svg:width="0.007cm" svg:height="0.209cm" svg:x="2.306cm" svg:y="0cm" svg:viewBox="0 0 8 210" svg:d="M8 8c0-4 0-8-4-8s-4 4-4 8c0 64 0 129 0 194 0 4 0 8 4 8s4-4 4-8c0-65 0-130 0-194z"><text:p/></draw:path><draw:path draw:style-name="gr597" draw:text-style-name="P28" svg:width="0.139cm" svg:height="0.094cm" svg:x="2.345cm" svg:y="0.064cm" svg:viewBox="0 0 140 95" svg:d="M91 22c1-5 4-12 4-14 0-4-3-6-7-6-2 0-6 2-8 6 0 2-10 42-12 48-1 6-1 9-1 14 0 2 0 2 0 3-5 11-11 18-20 18-16 0-16-16-16-19 0-7 1-15 10-41 3-6 4-9 4-14 0-9-7-17-17-17-20 0-28 31-28 32 0 3 2 2 2 3 3 0 3-1 4-4 6-20 14-26 22-26 1 0 4 0 4 7 0 5-2 11-3 14-9 26-12 35-12 43 0 19 14 26 30 26 3 0 14 0 22-14 5 13 20 14 26 14 16 0 26-13 31-25 7-17 14-45 14-55 0-11-6-15-10-15-5 0-10 5-10 10 0 3 1 4 3 6s8 8 8 18c0 7-6 28-12 38-6 11-13 19-23 19s-16-7-16-19c0-5 2-12 3-15 3-12 5-23 8-35z"><text:p/></draw:path><draw:path draw:style-name="gr597" draw:text-style-name="P28" svg:width="0.049cm" svg:height="0.092cm" svg:x="2.496cm" svg:y="0.097cm" svg:viewBox="0 0 50 93" svg:d="M30 34c5 0 10 0 15 0 3 0 5 0 5-3s-2-3-4-3c-5 0-10 0-15 0 2-7 4-14 6-21 0-1 0-2 0-3 0-2-2-4-5-4s-6 2-7 6c0 4 1-4-5 22-5 0-10 0-15 0-3 0-5 0-5 4 0 2 2 2 4 2 5 0 10 0 15 0-3 11-6 22-9 34-1 4-3 9-3 11 0 9 8 14 16 14 17 0 26-21 26-22 0-2-2-1-2-2-2 0-3 0-3 2-4 10-12 18-20 18-4 0-5-2-5-7 0-2 0-5 0-6 4-14 7-29 11-42z"><text:p/></draw:path><draw:path draw:style-name="gr597" draw:text-style-name="P28" svg:width="0.022cm" svg:height="0.13cm" svg:x="2.583cm" svg:y="0.067cm" svg:viewBox="0 0 23 131" svg:d="M22 11c0-6-5-11-11-11s-11 5-11 11 5 11 11 11 11-5 11-11zM18 89c0 5 0 22-13 37-2 2-2 2-2 3 0 2 1 2 2 2 3 0 18-17 18-41 0-6-1-22-12-22-7 0-11 6-11 12 0 5 4 10 11 10 1 0 1 0 2 0s3 0 5-1z"><text:p/></draw:path><draw:path draw:style-name="gr597" draw:text-style-name="P28" svg:width="0.086cm" svg:height="0.149cm" svg:x="2.667cm" svg:y="0.009cm" svg:viewBox="0 0 87 150" svg:d="M87 43c0-14-4-43-25-43-30 0-62 59-62 107 0 20 6 43 25 43 30 0 62-60 62-107zM23 72c3-13 8-31 16-45 5-11 13-22 23-22s11 13 11 25c0 10-2 21-6 42-15 0-30 0-44 0zM65 78c-3 10-7 28-15 43-7 14-15 25-25 25-6 0-11-7-11-26 0-9 2-21 7-42 14 0 29 0 44 0z"><text:p/></draw:path><draw:path draw:style-name="gr597" draw:text-style-name="P28" svg:width="0.048cm" svg:height="0.209cm" svg:x="2.775cm" svg:y="0cm" svg:viewBox="0 0 49 210" svg:d="M49 105c0-16-2-41-14-65-13-26-31-40-33-40-1 0-2 1-2 2s0 1 4 5c21 21 33 54 33 98 0 36-8 72-34 99-3 3-3 3-3 4s1 2 2 2c2 0 21-15 34-41 11-23 13-46 13-64z"><text:p/></draw:path></draw:g></text:span><text:span text:style-name="T14"><text:s/>→ </text:span><text:span text:style-name="T14"><draw:g text:anchor-type="as-char" svg:y="-0.206cm" draw:z-index="24" draw:name="Shape19" draw:style-name="gr596"><svg:title>TexMaths</svg:title><svg:desc>6§inline§\frac1 T \sum^T_{t=1} \sum_{-c\leq j \leq c, j \neq 0} \log p(w_{t+j} | w_t ; \theta)§svg§600§TRUE§</svg:desc><draw:path draw:style-name="gr597" draw:text-style-name="P28" svg:width="0.052cm" svg:height="0.097cm" svg:x="0.035cm" svg:y="0.026cm" svg:viewBox="0 0 53 98" svg:d="M33 4c0-3 0-4-4-4-10 10-23 10-29 10 0 1 0 3 0 5 4 0 13 0 22-4 0 25 0 50 0 75 0 4 0 6-15 6-2 0-4 0-6 0 0 2 0 4 0 6 3 0 21-1 26-1s23 1 26 1c0-2 0-4 0-6-1 0-3 0-5 0-15 0-15-2-15-6 0-28 0-55 0-82z"><text:p/></draw:path><draw:path draw:style-name="gr597" draw:text-style-name="P28" svg:width="0.121cm" svg:height="0.007cm" svg:x="0cm" svg:y="0.149cm" svg:viewBox="0 0 122 8" svg:d="M61 8c-20 0-41 0-61 0 0-3 0-5 0-8 41 0 82 0 122 0 0 3 0 5 0 8-20 0-40 0-61 0z"><text:p/></draw:path><draw:path draw:style-name="gr597" draw:text-style-name="P28" svg:width="0.109cm" svg:height="0.098cm" svg:x="0.006cm" svg:y="0.178cm" svg:viewBox="0 0 110 99" svg:d="M65 11c1-4 2-5 5-6 1 0 6 0 9 0 9 0 13 0 16 2 7 2 7 6 7 12 0 1 0 4-1 11 0 1 0 1 0 2 0 2 1 2 2 2 3 0 3-1 3-3 1-10 3-19 4-29 0-2-1-2-4-2-30 0-61 0-91 0-4 0-4 0-5 4-3 8-6 17-9 25 0 1-1 2-1 3 0 0 0 2 2 2s3 0 3-3c9-24 14-26 36-26 2 0 5 0 6 0 5 0 5 0 5 2 0 1 0 1 0 3-7 26-14 52-20 77-1 6-2 7-17 7-5 0-7 0-7 4 0 0 0 1 3 1 4 0 8 0 12 0 5 0 9 0 13 0s9 0 13 0 9 0 13 0c1 0 3 0 3-3 0-2-1-2-6-2-3 0-6 0-9 0-4-1-5-1-5-3 0-1 0-1 1-3 6-26 13-51 19-77z"><text:p/></draw:path><draw:path draw:style-name="gr597" draw:text-style-name="P28" svg:width="0.198cm" svg:height="0.209cm" svg:x="0.194cm" svg:y="0.049cm" svg:viewBox="0 0 199 210" svg:d="M77 113c-25 30-49 61-75 91-1 2-1 3-1 3 0 3 1 3 5 3 58 0 117 0 175 0 6-18 12-35 18-52-2 0-3 0-5 0-6 15-19 28-37 34-4 1-18 6-50 6-30 0-59 0-89 0 25-30 49-60 73-90 1-1 2-2 2-3s0-1-1-3c-23-31-46-62-69-94 28 0 56 0 84 0 24 0 72 2 87 41 2 0 3 0 5 0-6-16-12-33-18-49-58 0-117 0-175 0-5 0-6 1-6 7 26 36 52 70 77 106z"><text:p/></draw:path><draw:path draw:style-name="gr597" draw:text-style-name="P28" svg:width="0.109cm" svg:height="0.098cm" svg:x="0.411cm" svg:y="0cm" svg:viewBox="0 0 110 99" svg:d="M65 11c2-4 2-5 5-6 1 0 6 0 9 0 9 0 13 0 16 2 7 1 8 6 8 11 0 2 0 4-2 12 0 1 0 1 0 2s1 2 3 2 2-2 2-3c1-10 3-19 4-29 0-2-1-2-4-2-30 0-60 0-91 0-4 0-4 0-5 3-3 9-6 17-9 26 0 1-1 2-1 3 0 0 1 2 2 2 3 0 3-1 4-3 8-24 13-26 35-26 3 0 5 0 7 0 4 0 4 0 4 2 0 0 0 1 0 3-7 26-13 52-20 77-1 6-1 7-17 7-5 0-7 0-7 4 1 0 1 1 3 1 4 0 8 0 12 0 5 0 9 0 14 0 3 0 9 0 13 0 3 0 8 0 12 0 1 0 3 0 3-3 0-2-1-2-6-2-3 0-6 0-8 0-5-1-5-1-5-3 0-1 0-1 0-4 7-25 13-50 19-76z"><text:p/></draw:path><draw:path draw:style-name="gr597" draw:text-style-name="P28" svg:width="0.049cm" svg:height="0.092cm" svg:x="0.411cm" svg:y="0.177cm" svg:viewBox="0 0 50 93" svg:d="M30 34c5 0 10 0 15 0 3 0 5 0 5-3 0-2-2-2-4-2-5 0-10 0-15 0 2-7 4-15 6-22 0-1 0-2 0-2 0-3-2-5-5-5s-6 2-7 7c0 3 1-4-5 22-5 0-10 0-15 0-3 0-5 0-5 3 0 2 2 2 4 2 5 0 10 0 15 0-3 12-6 23-9 35-1 4-2 8-2 11 0 8 7 13 15 13 17 0 26-20 26-22 0-3-2-1-2-2-2 0-2 1-3 3-4 9-12 17-20 17-4 0-5-2-5-7 0-1 0-5 0-6 4-14 7-28 11-42z"><text:p/></draw:path><draw:path draw:style-name="gr597" draw:text-style-name="P28" svg:width="0.108cm" svg:height="0.039cm" svg:x="0.479cm" svg:y="0.212cm" svg:viewBox="0 0 109 40" svg:d="M103 7c2 0 6 0 6-3 0-4-4-4-6-4-32 0-65 0-98 0-1 0-5 0-5 4 0 3 4 3 5 3 33 0 66 0 98 0zM103 40c2 0 6 0 6-4s-4-4-6-4c-32 0-65 0-98 0-1 0-5 0-5 4s4 4 5 4c33 0 66 0 98 0z"><text:p/></draw:path><draw:path draw:style-name="gr597" draw:text-style-name="P28" svg:width="0.053cm" svg:height="0.097cm" svg:x="0.614cm" svg:y="0.17cm" svg:viewBox="0 0 54 98" svg:d="M34 4c0-4-1-4-5-4-9 9-23 9-29 9 0 2 0 4 0 5 4 0 13 0 22-4 0 25 0 50 0 75 0 5 0 7-15 7-2 0-4 0-6 0 0 2 0 4 0 6 3-1 21-1 27-1 4 0 22 0 26 1 0-2 0-4 0-6-2 0-4 0-5 0-15 0-15-2-15-7 0-27 0-54 0-81z"><text:p/></draw:path><draw:path draw:style-name="gr597" draw:text-style-name="P28" svg:width="0.198cm" svg:height="0.209cm" svg:x="0.739cm" svg:y="0.049cm" svg:viewBox="0 0 199 210" svg:d="M77 113c-25 30-49 61-75 91-1 2-1 3-1 3 0 3 1 3 5 3 58 0 117 0 175 0 6-18 12-35 18-52-2 0-3 0-5 0-6 15-19 28-37 34-4 1-18 6-50 6-30 0-59 0-89 0 25-30 49-60 73-90 1-1 2-2 2-3s0-1-1-3c-23-31-46-62-69-94 28 0 56 0 84 0 24 0 72 2 87 41 2 0 3 0 5 0-6-16-12-33-18-49-58 0-117 0-175 0-5 0-6 1-6 7 26 36 52 70 77 106z"><text:p/></draw:path><draw:path draw:style-name="gr597" draw:text-style-name="P28" svg:width="0.099cm" svg:height="0.006cm" svg:x="0.966cm" svg:y="0.228cm" svg:viewBox="0 0 100 7" svg:d="M94 7c3 0 6 0 6-3 0-4-3-4-6-4-29 0-59 0-88 0-2 0-6 0-6 4 0 3 4 3 6 3 29 0 59 0 88 0z"><text:p/></draw:path><draw:path draw:style-name="gr597" draw:text-style-name="P28" svg:width="0.063cm" svg:height="0.066cm" svg:x="1.091cm" svg:y="0.205cm" svg:viewBox="0 0 64 67" svg:d="M55 9c-5 1-8 5-8 8 0 4 4 5 6 5 3 0 9-2 9-9 0-10-12-13-19-13-23 0-43 20-43 41 0 12 8 26 27 26 25 0 37-15 37-17 0-1-2-3-3-3s-1 1-2 2c-12 13-29 13-31 13-11 0-16-7-16-16 0-4 2-20 10-30 6-8 13-12 21-12 1 0 9 1 12 5z"><text:p/></draw:path><draw:path draw:style-name="gr597" draw:text-style-name="P28" svg:width="0.099cm" svg:height="0.127cm" svg:x="1.173cm" svg:y="0.168cm" svg:viewBox="0 0 100 128" svg:d="M97 8c1-1 3-2 3-4s-2-4-3-4-2 0-3 1c-30 15-60 29-90 43-3 2-4 2-4 4 0 1 1 3 4 4 30 15 60 29 90 43 1 1 2 1 3 1s3-2 3-3c0-3-2-4-3-4-28-14-57-28-85-41 28-13 56-27 85-40zM94 128c3 0 6 0 6-3 0-4-3-4-6-4-29 0-59 0-88 0-2 0-6 0-6 4 0 3 4 3 6 3 29 0 59 0 88 0z"><text:p/></draw:path><draw:path draw:style-name="gr597" draw:text-style-name="P28" svg:width="0.064cm" svg:height="0.127cm" svg:x="1.289cm" svg:y="0.17cm" svg:viewBox="0 0 65 128" svg:d="M65 5c0-2-2-5-6-5s-8 4-8 8c0 2 2 6 6 6s8-4 8-9zM34 105c-3 9-11 18-19 18-2 0-4 0-5-1 3-2 4-5 4-7 0-4-3-5-6-5-4 0-8 3-8 8s6 10 15 10 26-6 31-24c4-18 9-35 13-52 0-2 0-3 0-6 0-8-6-14-15-14-16 0-26 21-26 23s2 2 2 2c2 0 2-1 3-2 4-9 12-18 20-18 4 0 6 2 6 7 0 2-1 3-1 5-5 18-10 37-14 56z"><text:p/></draw:path><draw:path draw:style-name="gr597" draw:text-style-name="P28" svg:width="0.099cm" svg:height="0.127cm" svg:x="1.383cm" svg:y="0.168cm" svg:viewBox="0 0 100 128" svg:d="M96 8c2-1 4-2 4-4s-2-4-4-4c-1 0-1 0-3 1-30 15-60 29-90 43-2 2-3 2-3 4 0 1 1 3 3 4 30 15 60 29 90 43 2 1 2 1 3 1 2 0 4-2 4-3 0-3-2-4-3-4-29-14-57-28-86-41 29-13 57-27 85-40zM94 128c2 0 6 0 6-3 0-4-4-4-6-4-30 0-59 0-89 0-2 0-5 0-5 4 0 3 3 3 5 3 30 0 59 0 89 0z"><text:p/></draw:path><draw:path draw:style-name="gr597" draw:text-style-name="P28" svg:width="0.063cm" svg:height="0.066cm" svg:x="1.508cm" svg:y="0.205cm" svg:viewBox="0 0 64 67" svg:d="M55 9c-5 1-7 5-7 8 0 4 3 5 5 5 4 0 9-2 9-9 0-10-12-13-19-13-23 0-43 20-43 41 0 12 9 26 27 26 25 0 37-15 37-17 0-1-2-3-3-3 0 0-1 1-2 2-12 13-29 13-31 13-11 0-16-7-16-16 0-4 2-20 10-30 6-8 13-12 21-12 1 0 9 1 12 5z"><text:p/></draw:path><draw:path draw:style-name="gr597" draw:text-style-name="P28" svg:width="0.018cm" svg:height="0.045cm" svg:x="1.591cm" svg:y="0.251cm" svg:viewBox="0 0 19 46" svg:d="M14 15c0 8-1 17-11 27-1 0-1 1-1 1 0 1 1 3 2 3 2 0 15-12 15-30 0-9-4-16-11-16-4 0-8 4-8 8 0 5 3 9 8 9 4 0 5-1 6-2z"><text:p/></draw:path><draw:path draw:style-name="gr597" draw:text-style-name="P28" svg:width="0.064cm" svg:height="0.127cm" svg:x="1.625cm" svg:y="0.17cm" svg:viewBox="0 0 65 128" svg:d="M65 5c0-2-3-5-6-5-4 0-9 4-9 8 0 2 2 6 6 6s9-4 9-9zM33 105c-2 9-10 18-19 18-1 0-3 0-5-1 4-2 5-5 5-7 0-4-3-5-6-5-4 0-8 3-8 8s5 10 14 10 27-6 31-24 9-35 13-52c1-2 1-3 1-6 0-8-7-14-16-14-16 0-26 21-26 23s2 1 3 2c2 0 2-1 3-2 3-9 11-18 20-18 4 0 5 2 5 7 0 2-1 3-1 5-4 18-9 37-14 56z"><text:p/></draw:path><draw:path draw:style-name="gr597" draw:text-style-name="P28" svg:width="0.081cm" svg:height="0.136cm" svg:x="1.727cm" svg:y="0.163cm" svg:viewBox="0 0 82 137" svg:d="M80 7c1-2 2-2 2-3 0-2-2-4-4-4s-3 2-4 3c-24 43-49 84-73 127-1 2-1 2-1 3 0 2 1 4 4 4 1 0 3-2 3-3 25-43 49-85 73-127z"><text:p/></draw:path><draw:path draw:style-name="gr597" draw:text-style-name="P28" svg:width="0.108cm" svg:height="0.039cm" svg:x="1.713cm" svg:y="0.212cm" svg:viewBox="0 0 109 40" svg:d="M103 7c3 0 6 0 6-3 0-4-4-4-6-4-32 0-65 0-98 0-1 0-5 0-5 4 0 3 4 3 6 3 32 0 65 0 97 0zM103 40c2 0 6 0 6-4s-3-4-6-4c-32 0-65 0-97 0-2 0-6 0-6 4s4 4 5 4c33 0 66 0 98 0z"><text:p/></draw:path><draw:path draw:style-name="gr597" draw:text-style-name="P28" svg:width="0.067cm" svg:height="0.099cm" svg:x="1.839cm" svg:y="0.17cm" svg:viewBox="0 0 68 100" svg:d="M68 50c0-16-1-27-9-37-4-8-13-13-25-13-34 0-34 40-34 50 0 11 0 50 34 50s34-39 34-50zM34 96c-7 0-16-4-19-16-2-9-2-21-2-31 0-11 0-23 3-30 3-12 12-15 18-15 8 0 16 5 18 13 3 8 3 19 3 32 0 10 0 21-2 31-3 13-13 16-19 16z"><text:p/></draw:path><draw:path draw:style-name="gr597" draw:text-style-name="P28" svg:width="0.046cm" svg:height="0.145cm" svg:x="1.968cm" svg:y="0.059cm" svg:viewBox="0 0 47 146" svg:d="M30 0c-10 1-20 2-30 2 0 3 0 5 0 7 14 0 16 1 16 11 0 37 0 73 0 110 0 9-2 9-16 9 0 2 0 4 0 7 7 0 18-1 23-1s16 1 24 1c0-3 0-5 0-7-15 0-17 0-17-9 0-44 0-87 0-130z"><text:p/></draw:path><draw:path draw:style-name="gr597" draw:text-style-name="P28" svg:width="0.093cm" svg:height="0.095cm" svg:x="2.025cm" svg:y="0.111cm" svg:viewBox="0 0 94 96" svg:d="M94 49c0-27-21-49-47-49s-47 23-47 49c0 28 22 47 47 47 26 0 47-20 47-47zM47 91c-9 0-18-4-24-14-5-9-5-22-5-29 0-8 0-20 5-29 6-10 15-14 24-14s18 5 24 14c5 9 5 21 5 29 0 7 0 19-5 28-4 9-13 15-24 15z"><text:p/></draw:path><draw:path draw:style-name="gr597" draw:text-style-name="P28" svg:width="0.096cm" svg:height="0.137cm" svg:x="2.131cm" svg:y="0.11cm" svg:viewBox="0 0 97 138" svg:d="M41 59c-18 0-18-21-18-26 0-6 0-13 3-18 2-2 6-8 15-8 18 0 18 21 18 26s0 12-3 17c-2 3-7 9-15 9zM17 67c0-1 0-6 3-10 8 6 17 7 21 7 20 0 34-15 34-31 0-8-3-16-8-20 7-8 15-9 18-9 1 0 2 0 3 1-3 0-4 3-4 5 0 4 3 6 7 6 1 0 6-1 6-6 0-3-3-10-11-10-4 0-14 1-22 10-9-8-18-8-23-8-19 0-34 15-34 31 0 9 4 17 10 22-3 3-7 10-7 17s3 14 10 18c-13 4-20 13-20 21 0 15 21 27 47 27 24 0 47-10 47-27 0-7-3-18-14-24-12-5-24-5-36-5-6 0-15 0-16-1-7-1-11-7-11-14zM47 134c-21 0-36-11-36-23 0-9 8-17 17-18 4 0 9 0 13 0 18 0 42 0 42 18 0 12-15 23-36 23z"><text:p/></draw:path><draw:path draw:style-name="gr597" draw:text-style-name="P28" svg:width="0.109cm" svg:height="0.133cm" svg:x="2.262cm" svg:y="0.112cm" svg:viewBox="0 0 110 134" svg:d="M16 119c-2 7-2 9-11 9-3 0-5 0-5 3 0 2 1 3 3 3 5 0 11-1 17-1 8 0 15 1 21 1 2 0 4 0 4-5 0-1-2-1-5-1-11 0-11-2-11-4s9-37 11-42c3 6 9 13 19 13 25 0 51-30 51-61 0-20-12-34-28-34-11 0-21 8-27 16-3-11-12-16-20-16-9 0-13 8-15 12-4 7-7 20-7 20 0 3 3 3 3 3 2 0 2 0 4-5 3-15 8-25 15-25 3 0 6 2 6 9 0 5 0 8-1 11-8 31-16 62-24 94zM53 28c2-6 8-12 11-15 8-6 14-8 18-8 8 0 13 7 13 20 0 12-7 36-11 44-7 15-17 22-25 22-14 0-16-18-16-19s0-1 0-3c4-14 7-28 10-41z"><text:p/></draw:path><draw:path draw:style-name="gr597" draw:text-style-name="P28" svg:width="0.048cm" svg:height="0.209cm" svg:x="2.395cm" svg:y="0.049cm" svg:viewBox="0 0 49 210" svg:d="M49 207l-3-4c-27-26-34-66-34-98 0-36 8-73 34-99 3-2 3-3 3-4s-1-2-2-2c-2 0-21 14-34 41-11 23-13 46-13 64 0 17 2 42 14 65 12 26 31 40 33 40 1 0 2-1 2-3z"><text:p/></draw:path><draw:path draw:style-name="gr597" draw:text-style-name="P28" svg:width="0.139cm" svg:height="0.094cm" svg:x="2.463cm" svg:y="0.112cm" svg:viewBox="0 0 140 95" svg:d="M91 22c1-5 4-12 4-14 0-4-3-6-7-6-2 0-6 2-8 6 0 2-10 42-12 48-1 6-1 9-1 14 0 2 0 2 0 3-5 11-11 18-20 18-16 0-16-15-16-19 0-7 1-15 10-41 3-6 4-9 4-14 0-9-7-17-17-17-20 0-28 31-28 32 0 3 2 2 2 3 3 0 3-1 4-4 5-20 14-26 21-26 2 0 5 0 5 7 0 5-2 11-3 14-10 26-12 35-12 43 0 19 14 26 30 26 3 0 14 0 22-14 5 13 20 14 26 14 16 0 25-13 31-25 7-17 14-45 14-55 0-11-6-15-10-15-5 0-10 6-10 10 0 3 1 4 3 6 2 3 8 8 8 18 0 7-7 28-12 39-6 10-13 18-23 18s-16-6-16-18c0-6 2-13 3-16 3-11 5-23 8-35z"><text:p/></draw:path><draw:path draw:style-name="gr597" draw:text-style-name="P28" svg:width="0.049cm" svg:height="0.092cm" svg:x="2.614cm" svg:y="0.146cm" svg:viewBox="0 0 50 93" svg:d="M30 34c5 0 10 0 15 0 3 0 5 0 5-3s-2-3-4-3c-5 0-10 0-15 0 2-7 4-14 6-21 0-1 0-2 0-3 0-2-2-4-5-4s-6 2-7 6 1-4-5 22c-5 0-10 0-15 0-3 0-5 0-5 4 0 2 2 2 4 2 5 0 10 0 15 0-3 11-6 22-9 34-1 4-3 9-3 11 0 9 8 14 16 14 17 0 26-20 26-22s-2-1-2-2c-2 0-3 0-4 2-3 10-11 18-20 18-3 0-4-2-4-7 0-2 0-5 0-6 4-15 7-29 11-42z"><text:p/></draw:path><draw:path draw:style-name="gr597" draw:text-style-name="P28" svg:width="0.108cm" svg:height="0.107cm" svg:x="2.682cm" svg:y="0.147cm" svg:viewBox="0 0 109 108" svg:d="M58 58c15 0 30 0 45 0 2 0 6 0 6-3 0-5-4-5-6-5-15 0-30 0-45 0 0-15 0-30 0-45 0-1 0-5-3-5-5 0-5 4-5 5 0 15 0 30 0 45-15 0-30 0-45 0-1 0-5 0-5 4s4 4 5 4c15 0 30 0 45 0 0 15 0 29 0 45 0 2 0 5 4 5s4-3 4-5c0-16 0-30 0-45z"><text:p/></draw:path><draw:path draw:style-name="gr597" draw:text-style-name="P28" svg:width="0.064cm" svg:height="0.127cm" svg:x="2.8cm" svg:y="0.139cm" svg:viewBox="0 0 65 128" svg:d="M65 6c0-3-2-6-6-6s-8 4-8 8c0 3 2 6 6 6s8-4 8-8zM34 105c-3 10-11 18-20 18-1 0-3 0-4 0 3-2 4-6 4-8 0-4-3-5-6-5-4 0-8 4-8 9s6 9 15 9c8 0 26-6 31-24 4-18 9-35 13-52 0-2 0-3 0-5 0-9-6-14-15-14-16 0-26 20-26 22s2 2 2 2c2 0 2 0 3-2 4-9 12-18 20-18 4 0 6 3 6 7 0 2-1 4-1 5-5 18-10 37-14 56z"><text:p/></draw:path><draw:path draw:style-name="gr597" draw:text-style-name="P28" svg:width="0.007cm" svg:height="0.209cm" svg:x="2.914cm" svg:y="0.049cm" svg:viewBox="0 0 8 210" svg:d="M8 8c0-4 0-8-4-8s-4 4-4 8c0 65 0 129 0 194 0 4 0 8 4 8s4-4 4-8c0-65 0-129 0-194z"><text:p/></draw:path><draw:path draw:style-name="gr597" draw:text-style-name="P28" svg:width="0.139cm" svg:height="0.094cm" svg:x="2.954cm" svg:y="0.112cm" svg:viewBox="0 0 140 95" svg:d="M91 22c1-5 4-12 4-14 0-4-3-6-7-6-2 0-6 2-8 6 0 2-10 42-12 48-1 6-1 9-1 14 0 2 0 2 0 3-5 11-11 18-20 18-16 0-16-15-16-19 0-7 1-15 10-41 3-6 4-9 4-14 0-9-7-17-17-17-20 0-28 31-28 32 0 3 2 2 2 3 3 0 3-1 4-4 6-20 14-26 22-26 1 0 4 0 4 7 0 5-2 11-3 14-9 26-12 35-12 43 0 19 14 26 30 26 3 0 14 0 22-14 5 13 20 14 26 14 16 0 26-13 31-25 7-17 14-45 14-55 0-11-6-15-10-15-5 0-10 6-10 10 0 3 1 4 3 6 2 3 8 8 8 18 0 7-6 28-12 39-6 10-13 18-23 18s-16-6-16-18c0-6 2-13 3-16 3-11 5-23 8-35z"><text:p/></draw:path><draw:path draw:style-name="gr597" draw:text-style-name="P28" svg:width="0.049cm" svg:height="0.092cm" svg:x="3.105cm" svg:y="0.146cm" svg:viewBox="0 0 50 93" svg:d="M30 34c5 0 10 0 15 0 3 0 5 0 5-3s-2-3-4-3c-5 0-10 0-15 0 2-7 4-14 6-21 0-1 0-2 0-3 0-2-2-4-5-4s-6 2-7 6c0 4 1-4-5 22-5 0-10 0-15 0-3 0-5 0-5 4 0 2 2 2 4 2 5 0 10 0 15 0-3 11-6 22-9 34-1 4-3 9-3 11 0 9 8 14 16 14 17 0 26-20 26-22s-2-1-2-2c-2 0-3 0-3 2-4 10-12 18-20 18-4 0-5-2-5-7 0-2 0-5 0-6 4-15 7-29 11-42z"><text:p/></draw:path><draw:path draw:style-name="gr597" draw:text-style-name="P28" svg:width="0.022cm" svg:height="0.13cm" svg:x="3.191cm" svg:y="0.116cm" svg:viewBox="0 0 23 131" svg:d="M22 11c0-6-5-11-11-11s-11 5-11 11 5 11 11 11 11-5 11-11zM18 89c0 5 0 22-13 37-2 2-2 2-2 3 0 2 1 2 2 2 3 0 18-17 18-41 0-6-1-22-12-22-7 0-11 6-11 12 0 5 4 10 11 10 1 0 1 0 2 0s3 0 5-1z"><text:p/></draw:path><draw:path draw:style-name="gr597" draw:text-style-name="P28" svg:width="0.086cm" svg:height="0.149cm" svg:x="3.275cm" svg:y="0.057cm" svg:viewBox="0 0 87 150" svg:d="M87 43c0-14-4-43-25-43-30 0-62 59-62 107 0 20 6 43 25 43 30 0 62-60 62-107zM23 72c3-13 8-30 16-45 5-10 13-22 23-22s11 13 11 25c0 11-2 21-6 42-15 0-30 0-44 0zM65 79c-3 9-7 27-15 42-7 14-15 25-25 25-6 0-11-6-11-26 0-9 2-21 7-41 14 0 29 0 44 0z"><text:p/></draw:path><draw:path draw:style-name="gr597" draw:text-style-name="P28" svg:width="0.048cm" svg:height="0.209cm" svg:x="3.383cm" svg:y="0.049cm" svg:viewBox="0 0 49 210" svg:d="M49 105c0-16-2-41-14-65-13-26-31-40-33-40-1 0-2 1-2 2s0 2 4 5c21 21 33 54 33 98 0 36-8 72-34 99-3 3-3 3-3 3 0 2 1 3 2 3 2 0 21-15 34-41 11-23 13-46 13-64z"><text:p/></draw:path></draw:g></text:span><text:span text:style-name="T15"><text:s/></text:span><text:span text:style-name="T17">over all elems in corpus. </text:span><text:span text:style-name="T18">However, the bottom term in the </text:span><text:span text:style-name="T18"><draw:g text:anchor-type="as-char" svg:y="-0.159cm" draw:z-index="26" draw:name="Shape20" draw:style-name="gr596"><svg:title>TexMaths</svg:title><svg:desc>6§inline§ p(w_{t+j}|w_t) §svg§600§TRUE§</svg:desc><draw:path draw:style-name="gr597" draw:text-style-name="P28" svg:width="0.109cm" svg:height="0.133cm" svg:x="0cm" svg:y="0.064cm" svg:viewBox="0 0 110 134" svg:d="M16 119c-2 7-2 8-11 8-3 0-5 0-5 4 0 2 1 3 3 3 5 0 11-1 17-1 8 0 15 1 21 1 2 0 4 0 4-5 0-2-2-2-5-2-11 0-11-1-11-3 0-3 9-37 11-42 3 6 9 14 19 14 25 0 51-31 51-62 0-20-12-34-28-34-11 0-21 8-27 16-3-11-12-16-20-16-9 0-13 8-15 12-4 7-7 20-7 21 0 2 3 2 3 2 2 0 2-1 4-5 3-15 8-25 15-25 3 0 6 2 6 9 0 5 0 8-1 11-8 32-16 63-24 94zM53 28c2-6 8-12 11-15 8-7 14-8 18-8 8 0 13 7 13 20 0 12-7 36-11 44-7 15-17 22-25 22-14 0-16-18-16-19v-3c4-14 7-28 10-41z"><text:p/></draw:path><draw:path draw:style-name="gr597" draw:text-style-name="P28" svg:width="0.048cm" svg:height="0.21cm" svg:x="0.133cm" svg:y="0cm" svg:viewBox="0 0 49 211" svg:d="M49 208l-4-4c-26-27-33-67-33-99 0-36 8-73 34-99 3-3 3-3 3-4s-1-2-2-2c-3 0-21 14-34 42-11 22-13 46-13 63s2 42 14 66c12 26 30 40 33 40 1 0 2-1 2-3z"><text:p/></draw:path><draw:path draw:style-name="gr597" draw:text-style-name="P28" svg:width="0.138cm" svg:height="0.095cm" svg:x="0.2cm" svg:y="0.064cm" svg:viewBox="0 0 139 96" svg:d="M91 22c1-5 3-12 3-14 0-4-3-6-6-6-2 0-6 2-8 6 0 2-10 42-12 47-1 7-1 11-1 15 0 2 0 2 0 3-5 11-11 18-20 18-16 0-16-16-16-19 0-7 1-15 10-41 3-6 4-9 4-14 0-9-7-17-17-17-20 0-28 31-28 33s2 2 2 2c3 0 3-1 4-4 5-20 14-26 21-26 2 0 5 0 5 6s-2 12-3 15c-10 25-12 35-12 43 0 19 14 27 30 27 3 0 13 0 21-15 6 14 21 15 27 15 16 0 25-14 30-26 8-16 14-45 14-55 0-12-5-15-9-15-5 0-11 5-11 10 0 3 2 4 4 6s7 7 7 18c0 7-6 28-11 38-6 12-13 19-24 19-9 0-15-6-15-18 0-6 2-13 2-16 3-12 6-23 9-35z"><text:p/></draw:path><draw:path draw:style-name="gr597" draw:text-style-name="P28" svg:width="0.049cm" svg:height="0.093cm" svg:x="0.351cm" svg:y="0.097cm" svg:viewBox="0 0 50 94" svg:d="M31 34c4 0 10 0 15 0 2 0 4 0 4-3 0-2-2-2-4-2-5 0-9 0-14 0 2-7 3-15 5-22 0-1 1-2 1-2 0-3-3-5-6-5s-6 3-6 7c-1 3 0-4-6 22-5 0-10 0-15 0-3 0-5 0-5 3 0 2 2 2 5 2 5 0 9 0 14 0-3 12-6 23-9 35-1 4-2 9-2 11 0 8 7 14 15 14 17 0 26-21 26-22 0-3-2-3-2-3-2 0-2 1-3 3-4 10-12 18-20 18-3 0-5-2-5-8 0-1 0-4 1-6 3-14 7-28 11-42z"><text:p/></draw:path><draw:path draw:style-name="gr597" draw:text-style-name="P28" svg:width="0.108cm" svg:height="0.108cm" svg:x="0.419cm" svg:y="0.099cm" svg:viewBox="0 0 109 109" svg:d="M58 58c15 0 30 0 45 0 2 0 6 0 6-4 0-3-3-3-6-3-15 0-30 0-45 0 0-15 0-31 0-46 0-1 0-5-3-5-4 0-4 3-4 5 0 15 0 31 0 46-15 0-31 0-46 0-1 0-5 0-5 3 0 4 4 4 5 4 15 0 31 0 46 0 0 15 0 30 0 46 0 1 0 5 4 5 3 0 3-4 3-5 0-16 0-31 0-46z"><text:p/></draw:path><draw:path draw:style-name="gr597" draw:text-style-name="P28" svg:width="0.064cm" svg:height="0.127cm" svg:x="0.538cm" svg:y="0.092cm" svg:viewBox="0 0 65 128" svg:d="M65 5c0-2-3-5-6-5-4 0-9 4-9 8 0 2 2 6 6 6 5 0 9-4 9-9zM34 105c-3 11-11 18-20 18-1 0-3 0-5-1 4-1 5-4 5-6 0-4-3-6-6-6-4 0-8 4-8 8 0 6 5 10 14 10s27-6 31-23c4-18 9-36 13-53 1-2 1-3 1-5 0-8-7-14-16-14-16 0-26 21-26 22 0 2 2 2 3 2 2 0 2 0 3-2 3-9 11-18 20-18 4 0 5 3 5 7 0 2-1 4-1 5-4 18-9 37-13 56z"><text:p/></draw:path><draw:path draw:style-name="gr597" draw:text-style-name="P28" svg:width="0.007cm" svg:height="0.21cm" svg:x="0.652cm" svg:y="0cm" svg:viewBox="0 0 8 211" svg:d="M8 8c0-4 0-8-4-8s-4 4-4 8c0 65 0 130 0 195 0 3 0 8 4 8s4-5 4-8c0-65 0-130 0-195z"><text:p/></draw:path><draw:path draw:style-name="gr597" draw:text-style-name="P28" svg:width="0.139cm" svg:height="0.095cm" svg:x="0.69cm" svg:y="0.064cm" svg:viewBox="0 0 140 96" svg:d="M91 22c1-5 4-12 4-14 0-4-3-6-6-6s-7 2-8 6c-1 2-11 42-12 47-2 7-2 11-2 15 0 2 0 2 0 3-5 11-11 18-20 18-16 0-16-16-16-19 0-7 1-15 11-41 2-6 4-9 4-14 0-9-8-17-18-17-20 0-28 31-28 33s2 2 3 2c2 0 2-1 3-4 6-20 14-26 22-26 1 0 5 0 5 6s-2 12-4 15c-9 25-12 35-12 43 0 19 14 27 30 27 3 0 14 0 22-15 5 14 20 15 26 15 16 0 26-14 31-26 7-16 14-45 14-55 0-12-6-15-10-15-5 0-10 5-10 10 0 3 1 4 3 6s8 7 8 18c0 7-6 28-12 38-6 12-13 19-23 19s-16-6-16-18c0-6 2-13 3-16 3-12 5-23 8-35z"><text:p/></draw:path><draw:path draw:style-name="gr597" draw:text-style-name="P28" svg:width="0.049cm" svg:height="0.093cm" svg:x="0.842cm" svg:y="0.097cm" svg:viewBox="0 0 50 94" svg:d="M30 34c5 0 10 0 15 0 3 0 5 0 5-3 0-2-2-2-4-2-5 0-10 0-15 0 2-7 4-15 6-22 0-1 0-2 0-2 0-3-2-5-5-5s-6 3-7 7c0 3 1-4-5 22-5 0-10 0-15 0-3 0-5 0-5 3 0 2 2 2 4 2 5 0 10 0 15 0-3 12-6 23-9 35-1 4-2 9-2 11 0 8 7 14 15 14 17 0 26-21 26-22 0-3-2-2-2-3-2 0-3 1-4 3-3 10-11 18-19 18-4 0-5-2-5-8 0-1 0-4 0-6 4-14 7-28 11-42z"><text:p/></draw:path><draw:path draw:style-name="gr597" draw:text-style-name="P28" svg:width="0.048cm" svg:height="0.21cm" svg:x="0.921cm" svg:y="0cm" svg:viewBox="0 0 49 211" svg:d="M49 105c0-16-2-41-14-65-12-26-31-40-33-40-1 0-2 1-2 2s0 1 4 5c21 21 33 54 33 98 0 36-8 73-34 100-3 3-3 3-3 3 0 1 1 3 2 3 2 0 21-15 34-42 11-23 13-46 13-64z"><text:p/></draw:path></draw:g></text:span><text:span text:style-name="T18"><text:s/>is inefficient to compute across the entire corpus vocabulary. </text:span><text:span text:style-name="T19">Therefore, train a </text:span><text:span text:style-name="T44">Negative Sampling</text:span><text:span text:style-name="T19"> model to predict whether a word appears in the context of another: </text:span><text:span text:style-name="T19"><draw:g text:anchor-type="as-char" svg:y="-0.159cm" draw:z-index="27" draw:name="Shape21" draw:style-name="gr596"><svg:title>TexMaths</svg:title><svg:desc>6§inline§ \log p(D=1|w_t , w_{t+1}) + k \mathbb{E}_{\tilde{c}\sim P_{noise}}\left[\log p(D=0|w_t, \tilde{c})\right]§svg§600§TRUE§</svg:desc><draw:path draw:style-name="gr597" draw:text-style-name="P28" svg:width="0.046cm" svg:height="0.145cm" svg:x="0cm" svg:y="0.011cm" svg:viewBox="0 0 47 146" svg:d="M30 0c-10 1-20 2-30 2 0 3 0 5 0 7 14 0 16 1 16 12 0 36 0 73 0 109 0 9-2 9-16 9 0 3 0 5 0 7 7 0 18-1 23-1 6 0 16 1 24 1 0-2 0-4 0-7-15 0-17 0-17-9 0-43 0-87 0-130z"><text:p/></draw:path><draw:path draw:style-name="gr597" draw:text-style-name="P28" svg:width="0.092cm" svg:height="0.096cm" svg:x="0.057cm" svg:y="0.064cm" svg:viewBox="0 0 93 97" svg:d="M93 49c0-27-21-49-46-49-27 0-47 23-47 49 0 28 22 48 46 48 26 0 47-20 47-48zM47 92c-9 0-19-5-24-14-6-10-6-23-6-30 0-8 0-20 5-29 6-10 16-14 24-14 10 0 19 5 24 14 6 9 6 21 6 29 0 7 0 19-5 28-4 10-14 16-24 16z"><text:p/></draw:path><draw:path draw:style-name="gr597" draw:text-style-name="P28" svg:width="0.096cm" svg:height="0.138cm" svg:x="0.162cm" svg:y="0.063cm" svg:viewBox="0 0 97 139" svg:d="M41 60c-18 0-18-21-18-26 0-6 0-13 3-18 2-3 7-9 15-9 18 0 18 21 18 26 0 6 0 13-3 18-1 3-6 9-15 9zM17 68c0-1 0-6 3-10 8 6 17 7 21 7 20 0 35-15 35-31 0-8-4-16-9-21 7-7 15-8 19-8 0 0 1 0 2 0-3 1-3 3-3 6s2 6 6 6c1 0 6-1 6-6 0-4-3-11-11-11-4 0-13 1-22 10-9-7-18-8-23-8-19 0-34 15-34 31 0 10 4 18 10 22-3 3-7 10-7 18 0 7 3 14 10 19-13 3-20 12-20 21 0 14 21 26 47 26 25 0 47-11 47-27 0-7-3-18-14-24s-24-6-36-6c-6 0-15 0-16 0-7-1-11-7-11-14zM47 134c-21 0-36-11-36-21s8-18 17-18c4 0 9 0 13 0 18 0 42 0 42 18 0 11-15 21-36 21z"><text:p/></draw:path><draw:path draw:style-name="gr597" draw:text-style-name="P28" svg:width="0.109cm" svg:height="0.133cm" svg:x="0.293cm" svg:y="0.064cm" svg:viewBox="0 0 110 134" svg:d="M17 119c-2 7-3 8-12 8-3 0-5 0-5 4 0 2 1 3 3 3 6 0 12-1 18-1 7 0 14 1 20 1 2 0 5 0 5-4 0-3-3-3-6-3-10 0-10-1-10-3s8-37 10-41c3 6 9 13 19 13 25 0 51-31 51-62 0-20-12-34-28-34-10 0-20 8-27 16-2-11-11-16-19-16-10 0-14 8-16 12-4 7-6 20-6 21 0 2 2 2 2 2 2 0 3-1 4-5 3-15 8-25 15-25 3 0 6 2 6 9 0 5 0 8-1 11-8 32-15 63-23 94zM53 28c2-6 8-12 12-15 7-7 13-8 17-8 8 0 13 7 13 20 0 12-7 37-10 44-8 15-18 22-26 22-13 0-16-17-16-19v-3c4-14 7-27 10-41z"><text:p/></draw:path><draw:path draw:style-name="gr597" draw:text-style-name="P28" svg:width="0.048cm" svg:height="0.21cm" svg:x="0.427cm" svg:y="0cm" svg:viewBox="0 0 49 211" svg:d="M49 209c0-1 0-1-3-5-27-27-33-67-33-98 0-37 7-73 33-100 3-3 3-3 3-4s-1-2-2-2c-2 0-21 14-34 42-10 23-13 46-13 64 0 16 2 41 14 65 13 26 31 40 33 40 1 0 2-1 2-2z"><text:p/></draw:path><draw:path draw:style-name="gr597" draw:text-style-name="P28" svg:width="0.16cm" svg:height="0.143cm" svg:x="0.496cm" svg:y="0.014cm" svg:viewBox="0 0 161 144" svg:d="M25 127c-2 9-2 10-19 10-4 0-6 0-6 4 0 3 2 3 6 3 23 0 46 0 70 0 44 0 85-45 85-91 0-29-18-53-49-53-24 0-48 0-71 0-4 0-6 0-6 4 0 3 2 3 6 3 2 0 6 0 9 0s5 1 5 3c0 1-1 1-2 4-9 38-18 76-28 113zM71 14c2-7 2-7 11-7 8 0 15 0 23 0 20 0 38 10 38 38 0 11-4 45-22 69-6 7-23 23-49 23-8 0-16 0-24 0-3 0-3 0-4 0-3 0-3-1-3-3l1-4c10-38 19-77 29-116z"><text:p/></draw:path><draw:path draw:style-name="gr597" draw:text-style-name="P28" svg:width="0.139cm" svg:height="0.048cm" svg:x="0.739cm" svg:y="0.081cm" svg:viewBox="0 0 140 49" svg:d="M133 8c3 0 7 0 7-4s-4-4-7-4c-42 0-84 0-126 0-3 0-7 0-7 4s4 4 7 4c42 0 84 0 126 0zM133 49c3 0 7 0 7-4s-4-4-7-4c-42 0-84 0-126 0-3 0-7 0-7 4s4 4 7 4c42 0 84 0 126 0z"><text:p/></draw:path><draw:path draw:style-name="gr597" draw:text-style-name="P28" svg:width="0.069cm" svg:height="0.139cm" svg:x="0.969cm" svg:y="0.018cm" svg:viewBox="0 0 70 140" svg:d="M43 5c0-5 0-5-5-5-13 13-31 13-38 13 0 3 0 4 0 7 4 0 16 0 28-6 0 37 0 73 0 110 0 7-1 9-20 9-3 0-4 0-7 0 0 3 0 5 0 7 7-1 26-1 34-1 9 0 27 0 35 1 0-2 0-4 0-7-3 0-5 0-8 0-18 0-19-2-19-9 0-40 0-79 0-119z"><text:p/></draw:path><draw:path draw:style-name="gr597" draw:text-style-name="P28" svg:width="0.007cm" svg:height="0.21cm" svg:x="1.08cm" svg:y="0cm" svg:viewBox="0 0 8 211" svg:d="M8 8c0-4 0-8-4-8s-4 4-4 8c0 65 0 130 0 195 0 4 0 8 4 8s4-4 4-8c0-65 0-130 0-195z"><text:p/></draw:path><draw:path draw:style-name="gr597" draw:text-style-name="P28" svg:width="0.139cm" svg:height="0.095cm" svg:x="1.12cm" svg:y="0.064cm" svg:viewBox="0 0 140 96" svg:d="M91 22c1-5 3-12 3-14 0-4-3-6-6-6-2 0-6 2-8 6 0 2-10 42-12 47-1 7-1 11-1 15 0 2 0 2 0 4-5 10-11 17-20 17-16 0-16-16-16-19 0-7 1-15 10-41 3-6 4-9 4-14 0-9-7-17-17-17-20 0-28 31-28 33s2 2 2 2c3 0 3-1 4-4 5-20 14-26 21-26 2 0 5 0 5 6s-2 12-3 16c-10 24-12 35-12 42 0 20 14 27 30 27 3 0 13 0 22-15 5 14 20 15 26 15 16 0 25-13 30-26 8-16 15-45 15-55 0-12-6-15-10-15-5 0-10 5-10 10 0 3 1 4 3 6s8 8 8 18c0 7-7 28-12 38-6 12-13 19-23 19s-16-6-16-18c0-6 2-13 2-16 3-12 6-23 9-35z"><text:p/></draw:path><draw:path draw:style-name="gr597" draw:text-style-name="P28" svg:width="0.049cm" svg:height="0.093cm" svg:x="1.271cm" svg:y="0.097cm" svg:viewBox="0 0 50 94" svg:d="M30 34c5 0 10 0 15 0 3 0 5 0 5-3 0-2-2-2-5-2-5 0-9 0-14 0 2-7 4-15 6-22 0-1 0-2 0-2 0-3-2-5-5-5-4 0-6 3-7 7-1 3 1-4-5 22-5 0-10 0-15 0-3 0-5 0-5 3 0 2 2 2 4 2 5 0 9 0 14 0-3 12-5 23-8 35-2 4-3 9-3 11 0 9 8 14 16 14 17 0 26-20 26-22s-2-2-3-2c-2 0-2 0-3 2-4 10-11 18-20 18-3 0-4-2-4-7 0-2 0-5 0-6 4-15 7-29 11-43z"><text:p/></draw:path><draw:path draw:style-name="gr597" draw:text-style-name="P28" svg:width="0.024cm" svg:height="0.062cm" svg:x="1.357cm" svg:y="0.135cm" svg:viewBox="0 0 25 63" svg:d="M25 22c0-14-5-22-14-22-7 0-11 5-11 11s4 11 11 11c3 0 6 0 8-2 0-1 0-1 1-1 0 2 0 0 0 3 0 16-7 29-14 35-2 3-2 3-2 4s1 2 1 2c3 0 20-16 20-41z"><text:p/></draw:path><draw:path draw:style-name="gr597" draw:text-style-name="P28" svg:width="0.139cm" svg:height="0.095cm" svg:x="1.438cm" svg:y="0.064cm" svg:viewBox="0 0 140 96" svg:d="M92 22c0-5 3-12 3-14 0-4-3-6-6-6s-7 2-8 6c-1 2-11 42-12 47-2 7-2 11-2 15 0 2 0 2 0 4-5 10-11 17-19 17-17 0-17-16-17-19 0-7 1-15 11-41 2-6 4-9 4-14 0-9-8-17-18-17-20 0-28 31-28 33s2 2 3 2c2 0 2-1 3-4 6-20 14-26 22-26 1 0 5 0 5 6s-2 12-4 16c-9 24-12 35-12 42 0 20 14 27 30 27 3 0 14 0 22-15 5 14 20 15 26 15 16 0 26-13 31-26 7-16 14-45 14-55 0-12-6-15-9-15-6 0-11 5-11 10 0 3 1 4 3 6s8 8 8 18c0 7-6 28-12 38-5 12-13 19-23 19s-16-6-16-18c0-6 2-13 3-16 3-12 6-23 9-35z"><text:p/></draw:path><draw:path draw:style-name="gr597" draw:text-style-name="P28" svg:width="0.049cm" svg:height="0.093cm" svg:x="1.59cm" svg:y="0.097cm" svg:viewBox="0 0 50 94" svg:d="M30 34c5 0 10 0 15 0 3 0 5 0 5-3 0-2-2-2-4-2-5 0-9 0-14 0 2-7 3-15 5-22 0-1 0-2 0-2 0-3-2-5-5-5s-6 3-6 7c-1 3 0-4-6 22-5 0-10 0-15 0-3 0-5 0-5 3 0 2 2 2 5 2 5 0 9 0 14 0-3 12-6 23-9 35-1 4-2 9-2 11 0 9 7 14 15 14 17 0 26-20 26-22s-2-2-2-2c-2 0-2 0-3 2-4 10-12 18-20 18-3 0-5-2-5-7 0-2 0-5 1-6 3-15 6-29 10-43z"><text:p/></draw:path><draw:path draw:style-name="gr597" draw:text-style-name="P28" svg:width="0.108cm" svg:height="0.108cm" svg:x="1.657cm" svg:y="0.099cm" svg:viewBox="0 0 109 109" svg:d="M58 58c15 0 30 0 45 0 2 0 6 0 6-4 0-3-3-3-6-3-15 0-30 0-45 0 0-15 0-30 0-46 0-1 0-5-3-5-4 0-4 4-4 5 0 16 0 31 0 46-15 0-31 0-46 0-1 0-5 0-5 3 0 4 4 4 5 4 15 0 31 0 46 0 0 15 0 30 0 46 0 2 0 5 4 5 3 0 3-3 3-5 0-16 0-31 0-46z"><text:p/></draw:path><draw:path draw:style-name="gr597" draw:text-style-name="P28" svg:width="0.052cm" svg:height="0.097cm" svg:x="1.793cm" svg:y="0.092cm" svg:viewBox="0 0 53 98" svg:d="M33 4c0-4 0-4-4-4-10 9-23 10-29 10 0 1 0 3 0 4 3 0 13 0 21-4 0 26 0 51 0 76 0 5 0 7-14 7-2 0-5 0-6 0 0 2 0 3 0 5 3 0 21 0 26 0s23 0 26 0c0-2 0-3 0-5-1 0-3 0-5 0-15 0-15-2-15-7 0-28 0-55 0-82z"><text:p/></draw:path><draw:path draw:style-name="gr597" draw:text-style-name="P28" svg:width="0.048cm" svg:height="0.21cm" svg:x="1.883cm" svg:y="0cm" svg:viewBox="0 0 49 211" svg:d="M49 106c0-17-2-42-14-66-12-26-31-40-33-40-1 0-2 1-2 2s0 1 4 5c21 21 33 55 33 99 0 36-8 72-34 99-3 3-3 3-3 4s1 2 2 2c2 0 21-14 34-42 11-22 13-46 13-63z"><text:p/></draw:path><draw:path draw:style-name="gr597" draw:text-style-name="P28" svg:width="0.139cm" svg:height="0.139cm" svg:x="2.012cm" svg:y="0.034cm" svg:viewBox="0 0 140 140" svg:d="M74 75c20 0 39 0 59 0 3 0 7 0 7-4 0-5-4-5-7-5-20 0-39 0-59 0 0-20 0-39 0-59 0-3 0-7-4-7s-4 4-4 7c0 20 0 39 0 59-20 0-40 0-59 0-3 0-7 0-7 5 0 4 4 4 7 4 19 0 39 0 59 0 0 19 0 39 0 58 0 3 0 7 4 7s4-4 4-7c0-19 0-39 0-58z"><text:p/></draw:path><draw:path draw:style-name="gr597" draw:text-style-name="P28" svg:width="0.094cm" svg:height="0.147cm" svg:x="2.223cm" svg:y="0.011cm" svg:viewBox="0 0 95 148" svg:d="M49 2c0 0 0-2-3-2-5 0-20 2-26 2-1 0-4 0-4 4 0 3 3 3 6 3 10 0 10 1 10 4 0 1-1 3-1 4-10 40-20 81-30 121-1 3-1 3-1 4 0 5 4 6 6 6 3 0 6-1 7-4 1-2 11-40 12-46 7 1 25 5 25 18 0 1 0 2-1 4 0 2-1 5-1 7 0 13 8 21 19 21 7 0 12-3 17-11 5-9 8-21 8-21 0-1-2-1-3-1-2 0-2 0-3 3-4 15-9 26-18 26-4 0-7-3-7-10 0-4 1-9 2-12 1-4 1-4 1-7 0-12-14-19-32-21 7-4 14-11 18-16 11-11 20-20 31-20 1 0 1 0 2 0 2 0 2 0 4 2 1 0 1 0 1 0-10 2-12 9-12 12s2 8 8 8c5 0 11-5 11-14 0-6-4-13-14-13-6 0-16 2-31 19-7 8-15 16-23 20 7-30 14-60 22-90z"><text:p/></draw:path><draw:path draw:style-name="gr597" draw:text-style-name="P28" svg:width="0.13cm" svg:height="0.143cm" svg:x="2.331cm" svg:y="0.014cm" svg:viewBox="0 0 131 144" svg:d="M52 74c4 0 15 0 22 4 10 7 11 18 11 20 0 3 0 5 4 5 3 0 3-3 3-7 0-19 0-38 0-57 0-3 0-6-3-6-4 0-4 3-4 4-1 28-23 29-33 29 0-15 0-29 0-44s3-15 9-15c3 0 6 0 10 0 28 0 42 15 44 30 0 1 0 5 3 5 4 0 4-4 4-8 0-9 0-18 0-27 0-6-1-7-7-7-36 0-72 0-108 0-4 0-7 0-7 4 0 3 4 3 5 3 12 0 13 2 13 12 0 35 0 71 0 106 0 9-1 12-11 12-3 0-7 0-7 4 0 3 3 3 7 3 37 0 75 0 112 0 3 0 6 0 6-3 2-12 6-35 6-35 0-3-1-5-3-5-3 0-3 2-4 3-1 6-3 14-18 23-12 7-23 10-34 10-4 0-8 0-11 0-6 0-9 0-9-15 0-16 0-32 0-48zM115 7c0 4 0 7 0 10-4-4-8-7-12-10 4 0 7 0 12 0zM73 69c4-1 9-4 12-9 0 6 0 12 0 18-5-6-11-9-12-9zM26 19c0-3 0-8-2-12 7 0 15 0 22 0-2 5-2 12-2 14 0 34 0 68 0 102 0 8 2 12 2 14-7 0-15 0-22 0 2-4 2-9 2-12 0-35 0-70 0-106zM104 137c7-4 12-8 17-12 0 1-2 10-2 12-5 0-10 0-15 0z"><text:p/></draw:path><draw:path draw:style-name="gr597" draw:text-style-name="P28" svg:width="0.054cm" svg:height="0.013cm" svg:x="2.487cm" svg:y="0.091cm" svg:viewBox="0 0 55 14" svg:d="M52 0c-5 4-9 7-13 7s-8-3-10-3c-5-3-8-4-11-4-6 0-8 2-18 11 1 2 2 2 3 3 4-4 9-6 13-6s8 2 9 3c6 2 9 3 12 3 6 0 8-2 18-11-2-1-2-2-3-3z"><text:p/></draw:path><draw:path draw:style-name="gr597" draw:text-style-name="P28" svg:width="0.063cm" svg:height="0.065cm" svg:x="2.477cm" svg:y="0.125cm" svg:viewBox="0 0 64 66" svg:d="M56 8c-6 1-8 5-8 9s3 5 6 5 8-2 8-9c0-11-11-13-19-13-23 0-43 20-43 41 0 13 9 25 28 25 24 0 36-14 36-16 0-1-2-3-3-3 0 0 0 1-2 2-12 13-28 13-31 13-11 0-15-7-15-16 0-4 1-21 9-31 6-7 13-11 21-11 2 0 9 0 13 4z"><text:p/></draw:path><draw:path draw:style-name="gr597" draw:text-style-name="P28" svg:width="0.108cm" svg:height="0.038cm" svg:x="2.554cm" svg:y="0.131cm" svg:viewBox="0 0 109 39" svg:d="M109 5c0-5-2-5-2-5-3 0-3 4-3 6 0 11-9 23-22 23-11 0-18-7-26-14s-17-15-28-15c-17 0-28 17-28 34 0 5 2 5 3 5 2 0 2-3 2-6 1-11 9-23 23-23 10 0 18 7 25 14 9 7 17 15 29 15 17 0 27-17 27-34z"><text:p/></draw:path><draw:path draw:style-name="gr597" draw:text-style-name="P28" svg:width="0.111cm" svg:height="0.1cm" svg:x="2.685cm" svg:y="0.089cm" svg:viewBox="0 0 112 101" svg:d="M40 55c9 0 18 0 27 0 24 0 45-16 45-32 0-12-12-23-32-23-18 0-34 0-52 0-3 0-5 0-5 4 0 1 2 1 6 1 2 0 2 0 5 0 3 1 3 1 3 3 0 1 0 1 0 3-7 26-13 52-20 78-1 6-1 7-13 7-2 0-4 0-4 3 0 0 0 2 2 2 5 0 15 0 20 0 2 0 7 0 9 0 3 0 7 0 10 0 1 0 3 0 3-3 0-2-2-2-4-2-1 0-3 0-6-1-3 0-3 0-3-2 0-1 0-1 0-3 3-12 6-23 9-35zM50 10c2-4 2-5 8-5s11 0 17 0c14 0 22 5 22 15 0 5-2 16-9 23-5 5-14 8-24 8-8 0-16 0-24 0 4-14 7-27 10-41z"><text:p/></draw:path><draw:path draw:style-name="gr597" draw:text-style-name="P28" svg:width="0.073cm" svg:height="0.047cm" svg:x="2.792cm" svg:y="0.164cm" svg:viewBox="0 0 74 48" svg:d="M11 37c-1 2-2 7-2 8 0 2 2 3 4 3 1 0 4-1 5-3 0-1 2-6 2-9 4-14 3-9 4-14 1-3 9-18 22-18 5 0 7 3 7 7 0 6-4 17-7 23 0 2-1 3-1 5 0 5 5 9 12 9 11 0 17-14 17-16s-2-2-3-2-1 1-2 3c-2 6-7 12-12 12-2 0-3-2-3-5 0-2 1-3 1-5 2-4 7-16 7-22 0-8-6-13-16-13-9 0-16 6-20 11 0-9-9-11-12-11-11 0-14 16-14 17s2 1 2 1c2 0 2-1 3-2 1-6 3-12 8-12 4 0 4 3 4 6 0 1-1 5-1 7-1 4-2 8-3 10 0 3-2 7-2 10z"><text:p/></draw:path><draw:path draw:style-name="gr597" draw:text-style-name="P28" svg:width="0.055cm" svg:height="0.047cm" svg:x="2.886cm" svg:y="0.164cm" svg:viewBox="0 0 56 48" svg:d="M56 19c0-10-9-19-22-19-18 0-34 14-34 29 0 11 9 19 22 19 18 0 34-14 34-29zM23 45c-6 0-13-3-13-13 0-3 1-13 7-21 4-4 11-7 17-7 5 0 12 3 12 12 0 3-1 13-6 20-5 6-12 9-17 9z"><text:p/></draw:path><draw:path draw:style-name="gr597" draw:text-style-name="P28" svg:width="0.036cm" svg:height="0.071cm" svg:x="2.958cm" svg:y="0.138cm" svg:viewBox="0 0 37 72" svg:d="M32 4c0-2-1-4-4-4s-7 3-7 6 2 5 5 5 6-3 6-7zM37 55c0-1-2-1-2-1-2 0-2 0-3 2-1 6-6 12-11 12-2 0-4-2-4-4s1-3 2-6c1-1 1-4 2-5s5-11 6-14 2-4 2-6c0-5-5-9-12-9-11 0-17 13-17 16 0 2 2 2 2 2 2 0 2-1 3-3 2-7 7-12 12-12 2 0 3 1 3 4 0 1 0 2-1 4 0 2-5 13-7 17-1 2-1 2-2 5 0 2-1 3-1 5 0 6 5 10 11 10 11 0 17-14 17-17z"><text:p/></draw:path><draw:path draw:style-name="gr597" draw:text-style-name="P28" svg:width="0.046cm" svg:height="0.047cm" svg:x="3.017cm" svg:y="0.164cm" svg:viewBox="0 0 47 48" svg:d="M41 7c-3 1-4 4-4 5 0 3 3 4 4 4 2 0 6-1 6-6 0-8-9-10-16-10-18 0-21 11-21 15s1 6 4 7c2 3 6 3 11 4 7 1 14 2 14 8-7 3 0 11-19 11-4 0-10-1-14-4 4-1 5-4 5-7s-2-4-4-4c-3 0-7 3-7 8 0 10 17 10 20 10 21 0 25-12 25-17 0-9-11-11-17-12-8-1-13-2-13-6 5-3 0-9 16-9 2 0 8 0 10 3z"><text:p/></draw:path><draw:path draw:style-name="gr597" draw:text-style-name="P28" svg:width="0.051cm" svg:height="0.047cm" svg:x="3.087cm" svg:y="0.164cm" svg:viewBox="0 0 52 48" svg:d="M19 23c10 0 29-1 29-13 0-6-5-10-15-10-14 0-33 10-33 27 0 10 7 21 23 21 2 0 10 0 17-3s12-7 12-8-2-3-3-3l-2 2c-6 6-15 9-24 9s-13-6-13-14c0-1 0-4 1-8 2 0 5 0 8 0zM12 19c5-14 17-15 21-15 5 0 10 2 10 6 0 9-20 9-25 9-2 0-4 0-6 0z"><text:p/></draw:path><draw:path draw:style-name="gr597" draw:text-style-name="P28" svg:width="0.028cm" svg:height="0.21cm" svg:x="3.228cm" svg:y="0cm" svg:viewBox="0 0 29 211" svg:d="M29 211c0-3 0-5 0-8-7 0-14 0-21 0 0-65 0-130 0-195 7 0 14 0 21 0 0-3 0-5 0-8-10 0-19 0-29 0 0 71 0 141 0 211 10 0 19 0 29 0z"><text:p/></draw:path><draw:path draw:style-name="gr597" draw:text-style-name="P28" svg:width="0.046cm" svg:height="0.145cm" svg:x="3.269cm" svg:y="0.011cm" svg:viewBox="0 0 47 146" svg:d="M30 0c-10 1-20 2-30 2 0 3 0 5 0 7 14 0 16 1 16 12 0 36 0 73 0 109 0 9-2 9-16 9 0 3 0 5 0 7 7 0 18-1 23-1s16 1 24 1c0-2 0-4 0-7-15 0-17 0-17-9 0-43 0-87 0-130z"><text:p/></draw:path><draw:path draw:style-name="gr597" draw:text-style-name="P28" svg:width="0.092cm" svg:height="0.096cm" svg:x="3.327cm" svg:y="0.064cm" svg:viewBox="0 0 93 97" svg:d="M93 49c0-27-21-49-46-49-27 0-47 23-47 49 0 28 22 48 46 48 26 0 47-20 47-48zM47 92c-10 0-19-5-24-14-6-10-6-23-6-30 0-8 0-20 5-29 6-10 16-14 24-14 10 0 19 5 24 14 6 9 6 21 6 29 0 7 0 19-5 28-4 10-14 16-24 16z"><text:p/></draw:path><draw:path draw:style-name="gr597" draw:text-style-name="P28" svg:width="0.096cm" svg:height="0.138cm" svg:x="3.432cm" svg:y="0.063cm" svg:viewBox="0 0 97 139" svg:d="M41 60c-18 0-18-21-18-26 0-6 0-13 3-18 2-3 6-9 15-9 18 0 18 21 18 26 0 6 0 13-3 18-1 3-7 9-15 9zM17 68c0-1 0-6 3-10 8 6 17 7 21 7 20 0 34-15 34-31 0-8-3-16-8-21 7-7 15-8 19-8 0 0 1 0 2 0-3 1-4 3-4 6s3 6 7 6c1 0 6-1 6-6 0-4-3-11-11-11-4 0-14 1-22 10-9-7-18-8-23-8-19 0-34 15-34 31 0 10 4 18 10 22-3 3-7 10-7 18 0 7 3 14 10 19-13 3-20 12-20 21 0 14 21 26 47 26 24 0 47-11 47-27 0-7-3-18-14-24-12-6-24-6-36-6-6 0-15 0-16 0-7-1-11-7-11-14zM47 134c-21 0-36-11-36-21s8-18 17-18c4 0 9 0 13 0 18 0 42 0 42 18 0 11-15 21-36 21z"><text:p/></draw:path><draw:path draw:style-name="gr597" draw:text-style-name="P28" svg:width="0.109cm" svg:height="0.133cm" svg:x="3.563cm" svg:y="0.064cm" svg:viewBox="0 0 110 134" svg:d="M16 119c-1 7-2 8-11 8-3 0-5 0-5 4 0 2 1 3 3 3 5 0 12-1 17-1 8 0 15 1 21 1 2 0 5 0 5-4 0-3-3-3-6-3-10 0-10-1-10-3s8-37 10-41c3 6 9 13 19 13 25 0 51-31 51-62 0-20-12-34-28-34-11 0-20 8-27 16-3-11-12-16-20-16-9 0-13 8-15 12-4 7-7 20-7 21 0 2 3 2 3 2 2 0 3-1 4-5 3-15 8-25 15-25 3 0 6 2 6 9 0 5 0 8-1 11-8 32-16 63-24 94zM53 28c2-6 8-12 12-15 7-7 13-8 17-8 8 0 13 7 13 20 0 12-7 37-10 44-8 15-18 22-26 22-13 0-16-17-16-19v-3c4-14 7-27 10-41z"><text:p/></draw:path><draw:path draw:style-name="gr597" draw:text-style-name="P28" svg:width="0.048cm" svg:height="0.21cm" svg:x="3.696cm" svg:y="0cm" svg:viewBox="0 0 49 211" svg:d="M49 209c0-1 0-1-3-5-27-27-33-67-33-98 0-37 7-73 33-100 3-3 3-3 3-4s-1-2-2-2c-2 0-21 14-34 42-11 23-13 46-13 64 0 16 2 41 14 65 12 26 31 40 33 40 1 0 2-1 2-2z"><text:p/></draw:path><draw:path draw:style-name="gr597" draw:text-style-name="P28" svg:width="0.16cm" svg:height="0.143cm" svg:x="3.766cm" svg:y="0.014cm" svg:viewBox="0 0 161 144" svg:d="M25 127c-2 9-2 10-19 10-4 0-6 0-6 4 0 3 2 3 6 3 23 0 46 0 70 0 43 0 85-45 85-91 0-29-18-53-49-53-24 0-48 0-71 0-4 0-7 0-7 4 0 3 3 3 7 3 2 0 6 0 9 0s4 1 4 3c0 1 0 1-1 4-9 38-18 76-28 113zM71 14c2-7 2-7 11-7 7 0 15 0 22 0 21 0 39 10 39 38 0 11-4 45-22 69-6 7-23 23-49 23-8 0-16 0-24 0-3 0-3 0-4 0-3 0-3-1-3-3l1-4c10-38 19-77 29-116z"><text:p/></draw:path><draw:path draw:style-name="gr597" draw:text-style-name="P28" svg:width="0.139cm" svg:height="0.048cm" svg:x="4.008cm" svg:y="0.081cm" svg:viewBox="0 0 140 49" svg:d="M133 8c3 0 7 0 7-4s-4-4-7-4c-42 0-84 0-126 0-3 0-7 0-7 4s4 4 7 4c42 0 84 0 126 0zM133 49c3 0 7 0 7-4s-4-4-7-4c-42 0-84 0-126 0-3 0-7 0-7 4s4 4 7 4c42 0 84 0 126 0z"><text:p/></draw:path><draw:path draw:style-name="gr597" draw:text-style-name="P28" svg:width="0.088cm" svg:height="0.144cm" svg:x="4.227cm" svg:y="0.018cm" svg:viewBox="0 0 89 145" svg:d="M89 73c0-17-1-34-9-49-9-21-27-24-36-24-12 0-28 5-36 25-7 15-8 31-8 48 0 16 1 35 10 51 9 17 24 21 34 21 12 0 28-4 37-25 7-14 8-30 8-47zM44 140c-8 0-21-6-24-25-3-12-3-32-3-44 0-14 0-28 2-40 4-24 20-27 25-27 7 0 21 4 25 25 2 12 2 28 2 42 0 15 0 30-2 43-3 20-15 26-25 26z"><text:p/></draw:path><draw:path draw:style-name="gr597" draw:text-style-name="P28" svg:width="0.007cm" svg:height="0.21cm" svg:x="4.35cm" svg:y="0cm" svg:viewBox="0 0 8 211" svg:d="M8 8c0-4 0-8-4-8s-4 4-4 8c0 65 0 130 0 195 0 4 0 8 4 8s4-4 4-8c0-65 0-130 0-195z"><text:p/></draw:path><draw:path draw:style-name="gr597" draw:text-style-name="P28" svg:width="0.138cm" svg:height="0.095cm" svg:x="4.389cm" svg:y="0.064cm" svg:viewBox="0 0 139 96" svg:d="M91 22c1-5 3-12 3-14 0-4-3-6-6-6-2 0-6 2-8 6 0 2-10 42-12 47-1 7-1 11-1 15 0 2 0 2 0 4-5 10-11 17-20 17-16 0-16-16-16-19 0-7 1-15 10-41 3-6 4-9 4-14 0-9-7-17-17-17-20 0-28 31-28 33s2 2 2 2c3 0 3-1 4-4 5-20 14-26 21-26 2 0 5 0 5 6s-2 12-3 16c-10 24-12 35-12 42 0 20 14 27 30 27 3 0 13 0 21-15 6 14 21 15 27 15 16 0 25-13 30-26 8-16 14-45 14-55 0-12-5-15-9-15-5 0-11 5-11 10 0 3 2 4 4 6s7 8 7 18c0 7-6 28-11 38-6 12-13 19-24 19-9 0-15-6-15-18 0-6 2-13 2-16 3-12 6-23 9-35z"><text:p/></draw:path><draw:path draw:style-name="gr597" draw:text-style-name="P28" svg:width="0.049cm" svg:height="0.093cm" svg:x="4.541cm" svg:y="0.097cm" svg:viewBox="0 0 50 94" svg:d="M30 34c5 0 10 0 15 0 3 0 5 0 5-3 0-2-2-2-5-2-5 0-9 0-14 0 2-7 4-15 6-22 0-1 0-2 0-2 0-3-2-5-5-5-4 0-6 3-7 7-1 3 1-4-5 22-6 0-10 0-16 0-2 0-4 0-4 3 0 2 2 2 4 2 5 0 9 0 14 0-3 12-5 23-8 35-2 4-3 9-3 11 0 9 7 14 16 14 17 0 26-20 26-22s-2-2-3-2c-2 0-2 0-3 2-4 10-11 18-20 18-3 0-4-2-4-7 0-2 0-5 0-6 4-15 7-29 11-43z"><text:p/></draw:path><draw:path draw:style-name="gr597" draw:text-style-name="P28" svg:width="0.024cm" svg:height="0.062cm" svg:x="4.626cm" svg:y="0.135cm" svg:viewBox="0 0 25 63" svg:d="M25 22c0-14-5-22-14-22-7 0-11 5-11 11s4 11 11 11c3 0 6 0 8-2 0-1 0-1 1-1 0 2 0 0 0 3 0 16-7 29-14 35-2 3-2 3-2 4s1 2 1 2c3 0 20-16 20-41z"><text:p/></draw:path><draw:path draw:style-name="gr597" draw:text-style-name="P28" svg:width="0.069cm" svg:height="0.019cm" svg:x="4.724cm" svg:y="0.017cm" svg:viewBox="0 0 70 20" svg:d="M70 3c-1-1-2-2-3-3-6 4-8 10-17 10-5 0-10-3-14-5-6-4-10-5-13-5-8 0-12 5-23 16 1 1 2 3 4 4 0-1 7-10 16-10 6 0 11 3 14 5 6 3 10 5 13 5 8 0 12-5 23-17z"><text:p/></draw:path><draw:path draw:style-name="gr597" draw:text-style-name="P28" svg:width="0.081cm" svg:height="0.095cm" svg:x="4.711cm" svg:y="0.064cm" svg:viewBox="0 0 82 96" svg:d="M74 13c-3 0-6 0-9 3s-3 7-3 9c0 5 3 7 8 7 6 0 11-5 11-14 0-10-10-18-25-18-28 0-56 30-56 60 0 19 12 36 34 36 30 0 48-22 48-25 0-1-2-3-3-3s-1 1-3 3c-16 20-39 20-42 20-13 0-18-10-18-23 0-8 4-29 11-42 6-12 18-21 29-21 8 0 15 2 18 8z"><text:p/></draw:path><draw:path draw:style-name="gr597" draw:text-style-name="P28" svg:width="0.048cm" svg:height="0.21cm" svg:x="4.805cm" svg:y="0cm" svg:viewBox="0 0 49 211" svg:d="M49 106c0-17-2-42-14-66-12-26-31-40-33-40-1 0-2 1-2 2s0 1 4 5c21 21 33 55 33 99 0 36-8 72-34 99-3 3-3 3-3 4s1 2 2 2c2 0 21-14 34-42 11-22 13-46 13-63z"><text:p/></draw:path><draw:path draw:style-name="gr597" draw:text-style-name="P28" svg:width="0.028cm" svg:height="0.21cm" svg:x="4.88cm" svg:y="0cm" svg:viewBox="0 0 29 211" svg:d="M29 0c-10 0-19 0-29 0 0 3 0 5 0 8 7 0 14 0 20 0 0 65 0 130 0 195-6 0-13 0-20 0 0 3 0 5 0 8 10 0 19 0 29 0 0-70 0-140 0-211z"><text:p/></draw:path></draw:g></text:span><text:span text:style-name="T19"><text:s/></text:span><text:span text:style-name="T20">where </text:span><text:span text:style-name="T20"><draw:g text:anchor-type="as-char" svg:y="-0.157cm" draw:z-index="28" draw:name="Shape22" draw:style-name="gr596"><svg:title>TexMaths</svg:title><svg:desc>6§inline§p(D=1|w_t, w_{t+1})§svg§600§TRUE§</svg:desc><draw:path draw:style-name="gr597" draw:text-style-name="P28" svg:width="0.109cm" svg:height="0.131cm" svg:x="0cm" svg:y="0.064cm" svg:viewBox="0 0 110 132" svg:d="M16 117c-2 7-2 9-11 9-3 0-5 0-5 3 0 2 1 3 3 3 5 0 11-1 17-1 8 0 15 1 21 1 2 0 4 0 4-4 0-2-2-2-5-2-11 0-11-2-11-4s9-36 11-41c3 6 9 13 19 13 24 0 51-30 51-61 0-19-12-33-28-33-11 0-21 7-27 15-3-11-12-15-20-15-9 0-13 8-15 12-4 7-7 20-7 20 0 2 2 1 3 2 2 0 2 0 3-5 4-15 8-25 16-25 3 0 6 2 6 10 0 5 0 7-1 10-8 31-16 62-24 93zM53 27c2-6 8-12 11-14 7-7 14-9 18-9 8 0 13 7 13 20 0 12-7 36-11 45-7 14-17 21-25 21-14 0-16-17-16-18s0-2 0-4c4-14 7-27 10-41z"><text:p/></draw:path><draw:path draw:style-name="gr597" draw:text-style-name="P28" svg:width="0.048cm" svg:height="0.207cm" svg:x="0.134cm" svg:y="0cm" svg:viewBox="0 0 49 208" svg:d="M49 206c0-1 0-1-4-5-26-26-33-65-33-97 0-36 8-72 34-99 3-2 3-2 3-3s-1-2-2-2c-3 0-21 14-34 41-11 23-13 46-13 63 0 16 2 41 14 65 12 25 30 39 33 39 1 0 2-1 2-2z"><text:p/></draw:path><draw:path draw:style-name="gr597" draw:text-style-name="P28" svg:width="0.16cm" svg:height="0.141cm" svg:x="0.203cm" svg:y="0.014cm" svg:viewBox="0 0 161 142" svg:d="M25 126c-2 8-3 10-19 10-4 0-6 0-6 3s2 3 6 3c23 0 46 0 70 0 43 0 85-43 85-89 0-29-18-53-49-53-24 0-48 0-71 0-4 0-7 0-7 4 0 3 2 3 6 3 3 0 7 0 9 0 4 1 5 1 5 4 0 0 0 1-1 3-9 37-18 75-28 112zM70 15c3-8 3-8 12-8 7 0 15 0 22 0 21 0 39 11 39 38 0 10-4 45-22 67-7 8-23 24-49 24-8 0-16 0-24 0-3 0-4 0-5-1-2 0-2 0-2-2 0 0 0-1 0-4 10-38 20-76 29-114z"><text:p/></draw:path><draw:path draw:style-name="gr597" draw:text-style-name="P28" svg:width="0.139cm" svg:height="0.048cm" svg:x="0.446cm" svg:y="0.08cm" svg:viewBox="0 0 140 49" svg:d="M133 8c3 0 7 0 7-4s-4-4-7-4c-42 0-84 0-126 0-3 0-7 0-7 4s4 4 7 4c42 0 84 0 126 0zM133 49c3 0 7 0 7-4s-4-4-7-4c-42 0-84 0-126 0-3 0-7 0-7 4s4 4 7 4c42 0 84 0 126 0z"><text:p/></draw:path><draw:path draw:style-name="gr597" draw:text-style-name="P28" svg:width="0.069cm" svg:height="0.138cm" svg:x="0.675cm" svg:y="0.017cm" svg:viewBox="0 0 70 139" svg:d="M43 5c0-4 0-5-5-5-13 14-31 14-38 14 0 2 0 4 0 6 4 0 17 0 28-5 0 36 0 71 0 107 0 7-1 10-20 10-3 0-4 0-7 0 0 3 0 5 0 7 7-1 26-1 34-1 9 0 27 0 35 1 0-2 0-4 0-7-3 0-5 0-7 0-19 0-20-2-20-10 0-39 0-78 0-117z"><text:p/></draw:path><draw:path draw:style-name="gr597" draw:text-style-name="P28" svg:width="0.007cm" svg:height="0.207cm" svg:x="0.787cm" svg:y="0cm" svg:viewBox="0 0 8 208" svg:d="M8 8c0-4 0-8-4-8s-4 4-4 8c0 64 0 128 0 192 0 4 0 8 4 8s4-4 4-8c0-64 0-128 0-192z"><text:p/></draw:path><draw:path draw:style-name="gr597" draw:text-style-name="P28" svg:width="0.139cm" svg:height="0.093cm" svg:x="0.826cm" svg:y="0.064cm" svg:viewBox="0 0 140 94" svg:d="M91 21c1-4 4-12 4-13 0-4-3-6-7-6-2 0-6 2-8 6 0 2-10 41-12 47-1 6-1 10-1 14 0 2 0 3 0 3-5 11-11 18-20 18-16 0-16-16-16-19 0-7 1-15 10-41 3-6 4-9 4-13 0-9-7-17-17-17-20 0-28 30-28 32s2 1 2 2c3 0 3-1 4-4 6-19 14-26 22-26 1 0 4 1 4 7s-2 12-3 15c-9 25-12 34-12 42 0 19 14 26 30 26 3 0 14 0 22-14 5 13 20 14 26 14 16 0 26-13 31-25 7-17 14-45 14-55 0-11-6-14-10-14-5 0-10 5-10 10 0 3 1 4 3 5 2 3 8 8 8 18 0 8-6 28-12 39-6 10-13 18-23 18s-16-7-16-18c0-6 2-12 3-15 3-12 5-24 8-36z"><text:p/></draw:path><draw:path draw:style-name="gr597" draw:text-style-name="P28" svg:width="0.049cm" svg:height="0.091cm" svg:x="0.977cm" svg:y="0.097cm" svg:viewBox="0 0 50 92" svg:d="M30 33c5 0 10 0 15 0 3 0 5 0 5-3 0-2-2-2-4-2-5 0-10 0-15 0 2-7 4-14 6-21 0-1 0-2 0-2 0-3-2-5-5-5s-6 2-7 6c0 4 1-3-5 22-5 0-10 0-15 0-3 0-5 0-5 4 0 1 2 1 4 1 5 0 10 0 15 0-3 12-6 23-9 35-1 4-3 9-3 11 0 9 8 13 16 13 17 0 26-20 26-22 0-1-2-1-2-1-2 0-3 0-4 2-3 9-11 18-19 18-4 0-5-3-5-7 0-2 0-5 0-6 4-15 7-29 11-43z"><text:p/></draw:path><draw:path draw:style-name="gr597" draw:text-style-name="P28" svg:width="0.024cm" svg:height="0.062cm" svg:x="1.063cm" svg:y="0.134cm" svg:viewBox="0 0 25 63" svg:d="M25 22c0-14-6-22-14-22-7 0-11 5-11 11s4 12 11 12c2 0 5-2 7-3 1-1 1-1 1-1 1 0 1 0 1 3 0 16-7 28-15 35-2 2-2 3-2 3 0 2 1 3 2 3 3 0 20-17 20-41z"><text:p/></draw:path><draw:path draw:style-name="gr597" draw:text-style-name="P28" svg:width="0.138cm" svg:height="0.093cm" svg:x="1.145cm" svg:y="0.064cm" svg:viewBox="0 0 139 94" svg:d="M91 21c1-4 3-12 3-13 0-4-3-6-6-6-2 0-6 2-8 6 0 2-10 41-12 47-1 6-1 10-1 14 0 2 0 3 0 3-5 11-12 18-20 18-16 0-16-16-16-19 0-7 0-15 10-41 3-6 4-9 4-13 0-9-7-17-17-17-20 0-28 30-28 32s2 2 2 2c2 0 3-1 3-4 6-19 15-26 22-26 2 0 5 1 5 7s-2 12-4 15c-9 25-11 34-11 42 0 19 14 26 30 26 3 0 13 0 21-14 6 13 21 14 27 14 15 0 25-13 30-25 8-17 14-45 14-55 0-11-5-14-9-14-5 0-11 5-11 10 0 3 2 4 3 5 3 3 8 8 8 18 0 8-6 28-11 39-6 10-13 18-24 18-9 0-15-7-15-18 0-6 2-12 2-15 3-12 6-24 9-36z"><text:p/></draw:path><draw:path draw:style-name="gr597" draw:text-style-name="P28" svg:width="0.049cm" svg:height="0.091cm" svg:x="1.296cm" svg:y="0.097cm" svg:viewBox="0 0 50 92" svg:d="M31 33c4 0 10 0 15 0 2 0 4 0 4-3 0-2-2-2-4-2-5 0-9 0-14 0 2-7 3-14 5-21 0-1 1-2 1-2 0-3-3-5-6-5s-6 2-6 6c-1 4 0-3-6 22-5 0-10 0-15 0-3 0-5 0-5 4 0 1 2 1 5 1 5 0 9 0 14 0-3 12-6 23-9 35-1 4-2 9-2 11 0 9 7 13 15 13 17 0 26-20 26-22 0-1-2-1-2-1-2 0-2 0-3 2-4 9-12 18-20 18-3 0-5-3-5-7 0-2 0-5 1-6 3-15 7-29 11-43z"><text:p/></draw:path><draw:path draw:style-name="gr597" draw:text-style-name="P28" svg:width="0.108cm" svg:height="0.106cm" svg:x="1.363cm" svg:y="0.097cm" svg:viewBox="0 0 109 107" svg:d="M58 58c15 0 30 0 45 0 2 0 6 0 6-4 0-3-3-3-6-3-15 0-30 0-45 0 0-16 0-31 0-46 0-1 0-5-3-5-4 0-4 4-4 5 0 15 0 30 0 46-15 0-31 0-46 0-1 0-5 0-5 3 0 4 4 4 5 4 15 0 31 0 46 0 0 15 0 30 0 45 0 1 0 4 4 4 3 0 3-3 3-4 0-15 0-30 0-45z"><text:p/></draw:path><draw:path draw:style-name="gr597" draw:text-style-name="P28" svg:width="0.052cm" svg:height="0.096cm" svg:x="1.499cm" svg:y="0.091cm" svg:viewBox="0 0 53 97" svg:d="M33 4c0-3 0-4-4-4-10 10-23 10-29 10 0 1 0 3 0 5 4 0 13 0 21-4 0 24 0 49 0 74 0 5 0 7-14 7-2 0-5 0-6 0 0 2 0 3 0 5 3 0 21 0 26 0s23 0 26 0c0-2 0-3 0-5-1 0-3 0-5 0-15 0-15-2-15-7 0-27 0-54 0-81z"><text:p/></draw:path><draw:path draw:style-name="gr597" draw:text-style-name="P28" svg:width="0.048cm" svg:height="0.207cm" svg:x="1.589cm" svg:y="0cm" svg:viewBox="0 0 49 208" svg:d="M49 104c0-16-2-41-14-65-12-25-30-39-33-39-1 0-2 1-2 2s0 1 4 5c21 20 33 54 33 97 0 35-8 72-34 99-3 2-3 2-3 3s1 2 2 2c3 0 21-14 34-41 11-23 13-46 13-63z"><text:p/></draw:path></draw:g></text:span><text:span text:style-name="T20"><text:s/>is a binary logistic regression probability of seeing the word </text:span><text:span text:style-name="T20"><draw:g text:anchor-type="as-char" svg:y="-0.093cm" draw:z-index="29" draw:name="Shape23" draw:style-name="gr596"><svg:title>TexMaths</svg:title><svg:desc>6§inline§w_t§svg§600§TRUE§</svg:desc><draw:path draw:style-name="gr597" draw:text-style-name="P28" svg:width="0.138cm" svg:height="0.094cm" svg:x="0cm" svg:y="0cm" svg:viewBox="0 0 139 95" svg:d="M91 22c1-5 3-12 3-14 0-4-3-6-6-6s-6 2-8 6c0 2-10 42-12 47-1 7-2 11-2 14 0 2 0 3 1 4-5 11-11 17-20 17-17 0-17-15-17-19 0-6 2-14 12-40 2-6 3-9 3-14 0-9-7-17-17-17-20 0-28 31-28 32 0 3 2 3 3 3 2 0 2-1 3-4 6-20 14-26 22-26 1 0 4 0 4 6s-2 12-3 15c-9 25-12 35-12 43 0 18 14 26 30 26 3 0 13 0 22-15 5 14 19 15 26 15 16 0 24-13 30-25 7-17 14-45 14-55 0-12-6-15-10-15-5 0-10 5-10 10 0 3 1 4 3 6s8 7 8 18c0 7-7 27-12 38-6 11-12 18-22 18-11 0-16-6-16-18 0-5 1-12 3-15 2-12 5-24 8-35z"><text:p/></draw:path><draw:path draw:style-name="gr597" draw:text-style-name="P28" svg:width="0.049cm" svg:height="0.092cm" svg:x="0.15cm" svg:y="0.034cm" svg:viewBox="0 0 50 93" svg:d="M30 34c5 0 9 0 15 0 3 0 5 0 5-3 0-2-2-2-5-2-5 0-9 0-14 0 2-7 4-15 5-22 0-1 1-2 1-2 0-3-2-5-5-5-4 0-6 2-7 7-1 3 1-4-5 22-5 0-10 0-15 0-3 0-5 0-5 3 0 2 2 2 4 2 5 0 9 0 14 0-3 12-5 23-8 35-1 3-3 8-3 10 0 9 8 14 16 14 16 0 25-20 25-22s-1-2-2-2c-2 0-2 1-3 3-4 9-11 17-20 17-3 0-4-2-4-7 0-1 0-5 0-6 4-14 7-28 11-42z"><text:p/></draw:path></draw:g></text:span><text:span text:style-name="T20"><text:s/>in the context </text:span><text:span text:style-name="T20"><draw:g text:anchor-type="as-char" svg:y="-0.092cm" draw:z-index="30" draw:name="Shape24" draw:style-name="gr596"><svg:title>TexMaths</svg:title><svg:desc>6§inline§w_{t+1}§svg§600§TRUE§</svg:desc><draw:path draw:style-name="gr597" draw:text-style-name="P28" svg:width="0.139cm" svg:height="0.094cm" svg:x="0cm" svg:y="0cm" svg:viewBox="0 0 140 95" svg:d="M91 22c1-5 4-12 4-14 0-4-3-6-7-6-2 0-6 2-8 6 0 2-10 42-12 47-1 7-2 11-2 15 0 2 0 2 1 3-5 11-11 17-20 17-16 0-16-15-16-18 0-7 1-15 10-41 3-6 4-9 4-14 0-9-7-17-17-17-20 0-28 31-28 32 0 3 2 3 3 3 2 0 2-1 3-4 6-20 14-26 22-26 1 0 4 0 4 6s-1 12-3 15c-9 25-12 35-12 43 0 19 14 26 30 26 3 0 13 0 22-14 5 13 20 14 26 14 16 0 25-13 30-25 7-16 15-45 15-55 0-12-6-15-10-15-5 0-10 5-10 10 0 3 1 4 3 6s8 7 8 18c0 7-7 28-12 38-6 11-13 18-23 18s-16-6-16-17c0-6 1-13 3-16 2-12 5-24 8-35z"><text:p/></draw:path><draw:path draw:style-name="gr597" draw:text-style-name="P28" svg:width="0.049cm" svg:height="0.092cm" svg:x="0.15cm" svg:y="0.032cm" svg:viewBox="0 0 50 93" svg:d="M30 34c5 0 10 0 15 0 2 0 5 0 5-3 0-2-3-2-5-2-5 0-9 0-14 0 2-7 4-15 6-22 0-1 0-2 0-2 0-3-2-5-5-5-4 0-6 3-7 7-1 3 1-4-5 22-5 0-10 0-15 0-3 0-5 0-5 3 0 2 2 2 4 2 5 0 9 0 14 0-3 12-5 23-8 35-2 4-3 9-3 10 0 9 7 14 16 14 17 0 26-20 26-21 0-2-2-2-3-2-2 0-2 0-3 2-4 9-11 17-20 17-3 0-4-2-4-7 0-1 0-4 0-6 4-14 7-28 11-42z"><text:p/></draw:path><draw:path draw:style-name="gr597" draw:text-style-name="P28" svg:width="0.107cm" svg:height="0.107cm" svg:x="0.217cm" svg:y="0.034cm" svg:viewBox="0 0 108 108" svg:d="M58 58c15 0 30 0 45 0 2 0 5 0 5-4 0-3-3-3-5-3-15 0-30 0-45 0 0-16 0-31 0-46 0-1 0-5-3-5-4 0-4 4-4 5 0 15 0 30 0 46-15 0-30 0-45 0-2 0-6 0-6 3 0 4 4 4 6 4 15 0 30 0 45 0 0 15 0 30 0 45 0 2 0 5 4 5 3 0 3-3 3-5 0-15 0-30 0-45z"><text:p/></draw:path><draw:path draw:style-name="gr597" draw:text-style-name="P28" svg:width="0.053cm" svg:height="0.096cm" svg:x="0.352cm" svg:y="0.025cm" svg:viewBox="0 0 54 97" svg:d="M34 4c0-4-1-4-5-4-9 9-23 10-29 10 0 1 0 3 0 4 4 0 14 0 22-4 0 25 0 51 0 75 0 5 0 7-15 7-2 0-4 0-6 0 0 2 0 4 0 5 3 0 21 0 27 0 4 0 22 0 26 0 0-1 0-3 0-5-2 0-4 0-6 0-14 0-14-2-14-7 0-27 0-54 0-81z"><text:p/></draw:path></draw:g></text:span><text:span text:style-name="T20">. </text:span><text:span text:style-name="T21">Approximate the expectation by drawing random words from vocabulary, and on left choose positive pairs. Thus the equation is replaced: </text:span><text:span text:style-name="T21"><draw:g text:anchor-type="as-char" svg:y="-0.178cm" draw:z-index="31" draw:name="Shape25" draw:style-name="gr596"><svg:title>TexMaths</svg:title><svg:desc>6§inline§ p(D=1|w_t, w_{t+1}) = \frac{1}{1 + \exp{-u_{w_{t+1}}^\top h_{w_t}}}§svg§600§TRUE§</svg:desc><draw:path draw:style-name="gr597" draw:text-style-name="P28" svg:width="0.109cm" svg:height="0.133cm" svg:x="0cm" svg:y="0.087cm" svg:viewBox="0 0 110 134" svg:d="M16 119c-2 7-2 9-11 9-3 0-5 0-5 3 0 2 1 3 3 3 5 0 11 0 17 0 8 0 15 0 21 0 2 0 4 0 4-4 0-2-2-2-5-2-11 0-11-2-11-4s9-36 11-42c3 6 9 13 19 13 25 0 51-30 51-61 0-20-12-34-28-34-11 0-21 8-27 16-3-11-12-16-20-16-9 0-13 8-15 12-4 7-7 20-7 20 0 3 2 2 3 3 2 0 2-1 3-5 4-15 8-25 16-25 3 0 6 2 6 9 0 5 0 8-1 11-8 31-16 63-24 94zM53 28c2-6 8-12 11-15 7-7 14-8 18-8 8 0 13 7 13 20 0 12-7 36-11 44-7 15-17 22-25 22-14 0-16-18-16-19s0-1 0-3c4-14 7-28 10-41z"><text:p/></draw:path><draw:path draw:style-name="gr597" draw:text-style-name="P28" svg:width="0.048cm" svg:height="0.209cm" svg:x="0.134cm" svg:y="0.023cm" svg:viewBox="0 0 49 210" svg:d="M49 208c0 0 0-1-4-5-26-26-33-66-33-97 0-37 8-74 34-100 3-3 3-3 3-4s-1-2-2-2c-3 0-21 14-34 41-11 23-13 47-13 65 0 16 2 42 14 65 12 25 30 39 33 39 1 0 2-1 2-2z"><text:p/></draw:path><draw:path draw:style-name="gr597" draw:text-style-name="P28" svg:width="0.16cm" svg:height="0.142cm" svg:x="0.203cm" svg:y="0.037cm" svg:viewBox="0 0 161 143" svg:d="M25 127c-2 9-3 10-19 10-4 0-6 0-6 4 0 2 2 2 6 2 23 0 46 0 70 0 43 0 85-44 85-90 0-30-18-53-49-53-24 0-48 0-71 0-4 0-7 0-7 4 0 3 2 3 6 3 3 0 7 0 9 0 4 0 5 1 5 3 0 1 0 1-1 4-9 38-18 75-28 113zM70 14c3-7 3-7 12-7 7 0 15 0 22 0 21 0 39 10 39 38 0 11-4 45-22 68-6 8-23 24-49 24-8 0-16 0-24 0-3 0-4 0-5 0-2 0-2 0-2-2 0-1 0-1 0-5 10-39 20-77 29-116z"><text:p/></draw:path><draw:path draw:style-name="gr597" draw:text-style-name="P28" svg:width="0.139cm" svg:height="0.048cm" svg:x="0.446cm" svg:y="0.104cm" svg:viewBox="0 0 140 49" svg:d="M133 8c3 0 7 0 7-4s-4-4-7-4c-42 0-84 0-126 0-3 0-7 0-7 4s4 4 7 4c42 0 84 0 126 0zM133 49c3 0 7 0 7-4s-4-4-7-4c-42 0-84 0-126 0-3 0-7 0-7 4s4 4 7 4c42 0 84 0 126 0z"><text:p/></draw:path><draw:path draw:style-name="gr597" draw:text-style-name="P28" svg:width="0.069cm" svg:height="0.139cm" svg:x="0.675cm" svg:y="0.042cm" svg:viewBox="0 0 70 140" svg:d="M43 5c0-5 0-5-5-5-13 13-31 13-38 13 0 3 0 4 0 7 4 0 17 0 28-6 0 37 0 73 0 110 0 7-1 10-20 10-2 0-4 0-7 0 0 2 0 3 0 6 8-1 26-1 34-1 9 0 27 0 35 1 0-3 0-4 0-6-3 0-5 0-7 0-19 0-20-3-20-10 0-40 0-79 0-119z"><text:p/></draw:path><draw:path draw:style-name="gr597" draw:text-style-name="P28" svg:width="0.007cm" svg:height="0.209cm" svg:x="0.787cm" svg:y="0.023cm" svg:viewBox="0 0 8 210" svg:d="M8 8c0-4 0-8-4-8s-4 4-4 8c0 65 0 130 0 195 0 3 0 7 4 7s4-4 4-7c0-65 0-130 0-195z"><text:p/></draw:path><draw:path draw:style-name="gr597" draw:text-style-name="P28" svg:width="0.139cm" svg:height="0.094cm" svg:x="0.826cm" svg:y="0.087cm" svg:viewBox="0 0 140 95" svg:d="M92 22c0-5 3-12 3-14 0-4-3-6-6-6s-7 2-8 6c-1 2-11 42-12 48-2 6-2 9-2 14 0 2 0 2 0 3-5 12-11 18-20 18-16 0-16-15-16-19 0-7 1-15 11-41 2-6 4-9 4-14 0-9-8-17-18-17-20 0-28 31-28 32 0 3 2 3 3 3 2 0 2-1 3-4 6-20 14-26 22-26 1 0 5 0 5 7 0 5-2 11-4 14-9 26-12 35-12 43 0 19 14 26 30 26 3 0 14 0 22-14 5 13 20 14 26 14 16 0 26-13 31-25 7-17 14-45 14-55 0-11-6-15-9-15-6 0-11 5-11 10 0 3 1 4 3 6s8 8 8 18c0 7-6 28-12 39-6 10-13 18-23 18s-16-6-16-18c0-6 2-13 3-16 3-12 6-23 9-35z"><text:p/></draw:path><draw:path draw:style-name="gr597" draw:text-style-name="P28" svg:width="0.049cm" svg:height="0.093cm" svg:x="0.978cm" svg:y="0.12cm" svg:viewBox="0 0 50 94" svg:d="M30 34c5 0 10 0 15 0 3 0 5 0 5-3s-2-3-4-3c-5 0-9 0-14 0 2-7 3-14 5-21 0-1 0-2 0-3 0-2-2-4-5-4s-6 2-7 6c0 4 1-4-5 22-5 0-10 0-15 0-3 0-5 0-5 4 0 2 2 2 4 2 5 0 10 0 15 0-3 11-6 23-9 34-1 4-2 9-2 11 0 9 7 15 15 15 17 0 26-21 26-23s-2-2-2-2c-2 0-2 0-3 2-4 10-12 18-20 18-3 0-5-1-5-7 0-2 0-5 1-6 3-14 6-28 10-42z"><text:p/></draw:path><draw:path draw:style-name="gr597" draw:text-style-name="P28" svg:width="0.024cm" svg:height="0.062cm" svg:x="1.064cm" svg:y="0.158cm" svg:viewBox="0 0 25 63" svg:d="M25 22c0-14-6-22-14-22-7 0-11 5-11 11s4 11 11 11c3 0 5 0 8-2 0-1 0-1 0-1 1 0 1 0 1 3 0 16-7 28-15 36-2 2-2 2-2 3s1 2 2 2c3 0 20-16 20-41z"><text:p/></draw:path><draw:path draw:style-name="gr597" draw:text-style-name="P28" svg:width="0.138cm" svg:height="0.094cm" svg:x="1.146cm" svg:y="0.087cm" svg:viewBox="0 0 139 95" svg:d="M91 22c1-5 3-12 3-14 0-4-3-6-6-6-2 0-6 2-8 6 0 2-10 42-12 48-1 6-1 9-1 14 0 2 0 2 0 3-5 12-11 18-20 18-16 0-16-15-16-19 0-7 1-15 10-41 3-6 4-9 4-14 0-9-7-17-17-17-20 0-28 31-28 32 0 3 2 3 2 3 3 0 3-1 4-4 5-20 14-26 21-26 2 0 5 0 5 7 0 5-2 11-3 14-10 26-12 35-12 43 0 19 14 26 30 26 3 0 13 0 21-14 6 13 21 14 27 14 16 0 25-13 30-25 8-17 14-45 14-55 0-11-5-15-9-15-5 0-11 5-11 10 0 3 2 4 4 6s7 8 7 18c0 7-6 28-11 39-6 10-13 18-24 18-9 0-15-6-15-18 0-6 2-13 2-16 3-12 6-23 9-35z"><text:p/></draw:path><draw:path draw:style-name="gr597" draw:text-style-name="P28" svg:width="0.049cm" svg:height="0.093cm" svg:x="1.297cm" svg:y="0.12cm" svg:viewBox="0 0 50 94" svg:d="M30 34c5 0 10 0 15 0 3 0 5 0 5-3s-2-3-5-3c-5 0-9 0-14 0 2-7 4-14 6-21 0-1 0-2 0-3 0-2-2-4-5-4-4 0-6 2-7 6s1-4-5 22c-6 0-10 0-16 0-2 0-4 0-4 4 0 2 2 2 4 2 5 0 9 0 14 0-3 11-5 23-8 34-2 4-3 9-3 11 0 9 7 15 16 15 17 0 26-21 26-23s-2-2-3-2c-2 0-2 0-3 2-4 10-11 18-20 18-3 0-4-1-4-7 0-2 0-5 0-6 4-14 7-28 11-42z"><text:p/></draw:path><draw:path draw:style-name="gr597" draw:text-style-name="P28" svg:width="0.108cm" svg:height="0.108cm" svg:x="1.365cm" svg:y="0.121cm" svg:viewBox="0 0 109 109" svg:d="M58 58c15 0 30 0 45 0 2 0 6 0 6-3 0-4-4-4-6-4-15 0-30 0-45 0 0-15 0-31 0-46 0-1 0-5-4-5s-4 4-4 5c0 15 0 31 0 46-15 0-30 0-45 0-1 0-5 0-5 3 0 4 3 4 5 4 15 0 30 0 45 0 0 15 0 30 0 45 0 2 0 6 4 6s4-4 4-6c0-15 0-30 0-45z"><text:p/></draw:path><draw:path draw:style-name="gr597" draw:text-style-name="P28" svg:width="0.052cm" svg:height="0.097cm" svg:x="1.5cm" svg:y="0.116cm" svg:viewBox="0 0 53 98" svg:d="M34 4c0-4-1-4-5-4-10 9-23 10-29 10 0 1 0 3 0 4 4 0 13 0 22-3 0 25 0 50 0 75 0 5 0 6-15 6-2 0-4 0-6 0 0 2 0 4 0 6 3 0 21-1 26-1s23 1 26 1c0-2 0-4 0-6-1 0-3 0-5 0-14 0-14-1-14-6 0-28 0-55 0-82z"><text:p/></draw:path><draw:path draw:style-name="gr597" draw:text-style-name="P28" svg:width="0.048cm" svg:height="0.209cm" svg:x="1.591cm" svg:y="0.023cm" svg:viewBox="0 0 49 210" svg:d="M49 106c0-17-3-42-14-66-13-26-31-40-33-40-1 0-2 1-2 2s0 1 4 5c21 21 33 54 33 99 0 36-8 72-35 99-2 2-2 3-2 3 0 1 1 2 2 2 2 0 21-14 33-40 11-24 14-47 14-64z"><text:p/></draw:path><draw:path draw:style-name="gr597" draw:text-style-name="P28" svg:width="0.139cm" svg:height="0.048cm" svg:x="1.73cm" svg:y="0.104cm" svg:viewBox="0 0 140 49" svg:d="M133 8c3 0 7 0 7-4s-4-4-7-4c-42 0-84 0-126 0-3 0-7 0-7 4s4 4 7 4c42 0 84 0 126 0zM133 49c3 0 7 0 7-4s-4-4-7-4c-42 0-84 0-126 0-3 0-7 0-7 4s4 4 7 4c42 0 84 0 126 0z"><text:p/></draw:path><draw:path draw:style-name="gr597" draw:text-style-name="P28" svg:width="0.053cm" svg:height="0.097cm" svg:x="2.632cm" svg:y="0cm" svg:viewBox="0 0 54 98" svg:d="M34 4c0-4-1-4-5-4-9 9-23 10-29 10 0 1 0 3 0 5 4 0 13 0 22-4 0 25 0 50 0 75 0 5 0 6-15 6-2 0-4 0-6 0 0 2 0 4 0 6 3 0 21-1 27-1 4 0 22 1 26 1 0-2 0-4 0-6-2 0-4 0-5 0-15 0-15-1-15-6 0-28 0-55 0-82z"><text:p/></draw:path><draw:path draw:style-name="gr597" draw:text-style-name="P28" svg:width="1.382cm" svg:height="0.007cm" svg:x="1.966cm" svg:y="0.124cm" svg:viewBox="0 0 1383 8" svg:d="M0 0c461 0 922 0 1383 0 0 3 0 5 0 8-461 0-922 0-1383 0 0-3 0-5 0-8z"><text:p/></draw:path><draw:path draw:style-name="gr597" draw:text-style-name="P28" svg:width="0.052cm" svg:height="0.097cm" svg:x="1.962cm" svg:y="0.158cm" svg:viewBox="0 0 53 98" svg:d="M34 4c0-4-1-4-5-4-10 9-23 9-29 9 0 2 0 4 0 5 4 0 13 0 22-4 0 25 0 51 0 76 0 5 0 6-15 6-2 0-4 0-6 0 0 2 0 4 0 6 3 0 21-1 26-1s23 1 26 1c0-2 0-4 0-6-1 0-3 0-5 0-14 0-14-1-14-6 0-28 0-55 0-82z"><text:p/></draw:path><draw:path draw:style-name="gr597" draw:text-style-name="P28" svg:width="0.108cm" svg:height="0.108cm" svg:x="2.04cm" svg:y="0.165cm" svg:viewBox="0 0 109 109" svg:d="M58 58c15 0 30 0 45 0 3 0 6 0 6-4s-3-4-6-4c-15 0-30 0-45 0 0-15 0-30 0-45 0-1 0-5-3-5-4 0-4 3-4 5 0 15 0 30 0 45-15 0-31 0-46 0-1 0-5 0-5 4s4 4 5 4c15 0 31 0 46 0 0 15 0 30 0 45 0 2 0 6 4 6 3 0 3-4 3-6 0-15 0-30 0-45z"><text:p/></draw:path><draw:path draw:style-name="gr597" draw:text-style-name="P28" svg:width="0.063cm" svg:height="0.066cm" svg:x="2.165cm" svg:y="0.189cm" svg:viewBox="0 0 64 67" svg:d="M59 32c3 0 5 0 5-3 0-13-8-29-30-29-19 0-34 16-34 34s17 33 37 33c19 0 27-15 27-19 0-1 0-2-3-2-2 0-2 1-3 3-4 12-15 13-21 13s-13-3-18-8c-5-7-5-16-5-22 15 0 30 0 45 0zM14 28c2-20 15-24 20-24 19 0 19 21 19 24-13 0-26 0-39 0z"><text:p/></draw:path><draw:path draw:style-name="gr597" draw:text-style-name="P28" svg:width="0.08cm" svg:height="0.063cm" svg:x="2.238cm" svg:y="0.192cm" svg:viewBox="0 0 81 64" svg:d="M46 31c0-1-1-2-1-2 4-4 10-11 11-12 5-6 11-12 22-12 0-1 0-3 0-5-4 0-8 1-12 1-5 0-10 0-15-1 0 2 0 4 0 5 3 1 3 2 3 3s0 3-2 6c-3 3-7 8-11 11-4-5-7-9-12-14-1-1-1-2-1-3 0-2 2-3 4-3 0-1 0-3 0-5-6 1-12 1-17 1-4 0-10 0-14-1 0 2 0 4 0 5 7 0 10 0 15 5 6 7 12 14 18 21 0 0 0 1 1 1 0 1-11 13-13 15-5 5-10 11-22 11 0 2 0 4 0 6 5-1 8-1 13-1 4 0 10 0 14 1 0-2 0-4 0-6-2 0-3-1-3-3 0-3 2-5 4-8 4-3 7-7 10-11 5 5 9 10 14 15 2 3 2 3 2 4 0 3-3 3-4 3 0 2 0 4 0 6 2 0 12-1 17-1 4 0 9 0 14 1 0-2 0-4 0-6-10 0-11 0-14-5-7-7-14-15-21-22z"><text:p/></draw:path><draw:path draw:style-name="gr597" draw:text-style-name="P28" svg:width="0.078cm" svg:height="0.093cm" svg:x="2.33cm" svg:y="0.192cm" svg:viewBox="0 0 79 94" svg:d="M34 89c-10 0-12 0-12-7 0-8 0-16 0-24 1 1 8 9 21 9 19 0 36-15 36-33s-15-34-34-34c-8 0-17 4-23 9 0-3 0-6 0-9-8 1-15 1-22 2 0 2 0 3 0 5 10 0 11 1 11 7 0 23 0 45 0 68 0 7-1 7-11 7 0 2 0 3 0 5 5 0 10 0 17 0 5 0 15 0 17 0 0-2 0-3 0-5zM22 16c5-7 13-11 21-11 13 0 22 13 22 29s-11 28-24 28c-12 0-18-10-19-12 0-11 0-22 0-34z"><text:p/></draw:path><draw:path draw:style-name="gr597" draw:text-style-name="P28" svg:width="0.099cm" svg:height="0.006cm" svg:x="2.461cm" svg:y="0.215cm" svg:viewBox="0 0 100 7" svg:d="M94 7c3 0 6 0 6-3 0-4-3-4-6-4-29 0-59 0-88 0-2 0-6 0-6 4 0 3 4 3 6 3 29 0 59 0 88 0z"><text:p/></draw:path><draw:path draw:style-name="gr597" draw:text-style-name="P28" svg:width="0.085cm" svg:height="0.066cm" svg:x="2.584cm" svg:y="0.192cm" svg:viewBox="0 0 86 67" svg:d="M55 41c0 3-2 9-2 9-3 5-9 12-18 12-10 0-10-9-10-12 0-8 4-19 8-30 1-3 2-4 2-7 0-8-6-13-13-13-15 0-22 20-22 23 0 2 2 2 2 2 2 0 3-1 3-3 3-12 10-18 16-18 2 0 4 2 4 6 0 3-2 6-3 9-8 21-8 25-8 29 0 2 0 10 5 14 4 3 10 5 16 5 9 0 14-5 19-10 3 10 13 10 14 10 6 0 9-3 12-8 3-6 4-10 6-15 0-1-2-1-3-1-2 0-2 0-3 4-2 7-4 15-11 15-4 0-5-3-5-7 0-2 1-8 3-11 1-4 2-10 3-13 1-5 2-9 3-14 1-3 3-10 3-10 0-3-3-5-5-5-6 0-7 4-8 9-2 10-5 20-8 30z"><text:p/></draw:path><draw:path draw:style-name="gr597" draw:text-style-name="P28" svg:width="0.087cm" svg:height="0.072cm" svg:x="2.689cm" svg:y="0.141cm" svg:viewBox="0 0 88 73" svg:d="M47 6c12 0 24 0 36 0 2 0 5 0 5-3s-3-3-5-3c-26 0-52 0-78 0-2 0-5 0-5 3s3 3 5 3c12 0 24 0 36 0 0 21 0 41 0 62 0 2 0 5 3 5s3-3 3-5c0-21 0-41 0-62z"><text:p/></draw:path><draw:path draw:style-name="gr597" draw:text-style-name="P28" svg:width="0.087cm" svg:height="0.047cm" svg:x="2.686cm" svg:y="0.251cm" svg:viewBox="0 0 88 48" svg:d="M45 40c2 3 6 8 17 8 20 0 26-34 26-39 0-7-5-9-6-9-4 0-7 4-7 7 0 1 2 3 2 3 3 2 5 5 5 8 0 2-6 26-20 26-3 0-10-1-10-9 1-2 0-3 1-6 1-4 4-16 6-21 0-2 0-2 0-3 0-2-2-4-4-4s-3 1-5 3c0 1-1 5-1 7-2 6-2 6-3 12-2 3-2 8-2 11 0 1 0 1-1 3-5 7-9 7-11 7-1 0-5 0-8-2-2-2-2-7-2-8 0-4 1-8 5-19 1-2 2-4 2-5 0-6-5-9-12-9-11 0-17 13-17 16 0 1 2 1 2 1 2 0 2-1 3-2 2-7 7-12 12-12 2 0 3 1 3 4 0 2 0 3-2 6-5 14-5 17-5 19 0 12 10 15 19 15 2 0 8 0 13-8z"><text:p/></draw:path><draw:path draw:style-name="gr597" draw:text-style-name="P28" svg:width="0.04cm" svg:height="0.066cm" svg:x="2.791cm" svg:y="0.266cm" svg:viewBox="0 0 41 67" svg:d="M25 25c4 0 8 0 12 0 2 0 2 0 3 0 0-1 1-2 1-3 0-2-2-2-4-2-3 0-8 0-11 0 0-3 1-6 2-9 1-2 2-7 2-7 0-2-2-4-4-4s-4 1-5 4c-1 1 1-3-4 16-4 0-9 0-13 0-2 0-4 0-4 3 0 2 2 2 4 2 4 0 7 0 12 0-3 9-5 16-7 25-1 2-1 5-1 7 0 6 5 10 13 10 13 0 20-14 20-17 0-1-1-1-2-1-2 0-2 1-2 2-4 8-11 13-16 13-3 0-4-3-4-6 0-2 0-2 0-3 2-10 5-20 8-30z"><text:p/></draw:path><draw:path draw:style-name="gr597" draw:text-style-name="P28" svg:width="0.087cm" svg:height="0.087cm" svg:x="2.853cm" svg:y="0.261cm" svg:viewBox="0 0 88 88" svg:d="M47 47c12 0 24 0 36 0 2 0 5 0 5-3s-3-3-5-3c-12 0-24 0-36 0 0-12 0-25 0-37 0-2 0-4-3-4s-3 2-3 4c0 12 0 25 0 37-12 0-25 0-37 0-1 0-4 0-4 3s3 3 4 3c12 0 25 0 37 0 0 12 0 24 0 36 0 2 0 5 3 5s3-3 3-5c0-12 0-24 0-36z"><text:p/></draw:path><draw:path draw:style-name="gr597" draw:text-style-name="P28" svg:width="0.043cm" svg:height="0.069cm" svg:x="2.965cm" svg:y="0.261cm" svg:viewBox="0 0 44 70" svg:d="M27 3c0-3 0-3-4-3-7 7-19 7-21 7-1 0-1 0-2 0 0 1 0 3 0 4 1 0 1 0 2 0 2 0 9 0 15-3 0 18 0 36 0 53 0 3 0 4-11 4-2 0-3 0-5 0 0 2 0 3 0 5 6 0 15 0 21 0s16 0 22 0c0-2 0-3 0-5-2 0-4 0-6 0-11 0-11-1-11-4 0-19 0-39 0-58z"><text:p/></draw:path><draw:path draw:style-name="gr597" draw:text-style-name="P28" svg:width="0.08cm" svg:height="0.103cm" svg:x="3.054cm" svg:y="0.153cm" svg:viewBox="0 0 81 104" svg:d="M35 5c0-1 1-2 1-3 0 0-1-2-2-2-3 0-15 1-19 2-1 0-4 0-4 3 0 2 3 2 5 2 6 0 6 1 6 3 0 0 0 1 0 3-7 27-14 55-21 83-1 2 0 2-1 3 0 2 2 5 5 5 2 0 5-1 6-4 1-1 2-6 3-9 1-5 2-9 3-13 1-2 2-8 3-10 1-6 1-6 4-11 5-7 12-16 23-16 9 0 9 8 9 11 0 9-6 25-9 31-1 5-1 6-1 8 0 8 6 13 13 13 15 0 22-21 22-22 0-2-2-2-2-2-3 0-3 0-3 2-4 12-11 18-16 18-3 0-4-2-4-5 0-4 1-6 3-12 2-5 8-21 8-28 0-3 0-9-5-14-3-1-7-4-14-4-11 0-19 6-24 13 4-15 8-30 11-45z"><text:p/></draw:path><draw:path draw:style-name="gr597" draw:text-style-name="P28" svg:width="0.086cm" svg:height="0.047cm" svg:x="3.152cm" svg:y="0.23cm" svg:viewBox="0 0 87 48" svg:d="M44 40c2 3 6 8 17 8 21 0 26-34 26-39 0-7-4-9-6-9-4 0-7 4-7 6s2 3 3 4c3 2 4 5 4 8 0 2-5 26-19 26-4 0-10-1-10-9 0-2 0-3 1-6 0-4 3-16 5-21 1-2 1-3 1-3 0-2-3-4-4-4-2 0-4 1-5 3 0 1-1 5-2 7-1 6-1 6-3 12-1 3-2 8-2 11 0 1 0 1-1 3-4 7-8 7-10 7-1 0-6 0-9-2-2-2-2-7-2-8 0-4 1-8 6-19 1-2 1-4 1-5 0-6-5-10-11-10-12 0-17 14-17 17 0 1 1 1 2 1 2 0 2-1 2-2 3-8 7-12 12-12 2 0 3 1 3 4 0 2 0 3-2 6-5 14-5 17-5 19 0 12 11 15 19 15 3 0 9 0 13-8z"><text:p/></draw:path><draw:path draw:style-name="gr597" draw:text-style-name="P28" svg:width="0.04cm" svg:height="0.066cm" svg:x="3.258cm" svg:y="0.239cm" svg:viewBox="0 0 41 67" svg:d="M24 25c4 0 8 0 13 0 1 0 1 0 2 0 1-1 1-2 1-3 0-2-2-2-3-2-4 0-8 0-12 0 1-3 2-6 3-9 0-2 1-7 1-7 0-2-1-4-4-4-2 0-4 1-5 4 0 1 1-3-4 16-4 0-8 0-12 0-3 0-4 0-4 3 0 2 1 2 3 2 4 0 8 0 12 0-2 9-4 16-7 25 0 2-1 5-1 6 0 6 6 11 13 11 13 0 21-14 21-17 0-1-2-1-3-1s-1 0-2 2c-4 7-10 12-16 12-3 0-4-2-4-5 0-2 0-2 1-3 2-10 5-20 7-30z"><text:p/></draw:path></draw:g></text:span><text:span text:style-name="T21">. </text:span><text:span text:style-name="T22">We can sample k (5-10 words) with frequency or random sampling.</text:span></text:p></draw:text-box></draw:frame><draw:frame draw:style-name="fr1" draw:name="Frame8" text:anchor-type="paragraph" svg:x="5.987cm" svg:y="2.272cm" svg:width="3.496cm" draw:z-index="32"><draw:text-box fo:min-height="0.914cm"><text:p text:style-name="P9">Analogy Recovery<text:span text:style-name="T85">: </text:span><text:span text:style-name="T92">offset of the vectors reflect their relationship.</text:span><text:span text:style-name="T85"> </text:span><text:span text:style-name="T45"><draw:g text:anchor-type="as-char" svg:y="-0.146cm" draw:z-index="33" draw:name="Shape26" draw:style-name="gr596"><svg:title>TexMaths</svg:title><svg:desc>6§inline§a-b \approx c -d \iff d \approx c - a + b§svg§600§TRUE§</svg:desc><draw:path draw:style-name="gr597" draw:text-style-name="P28" svg:width="0.096cm" svg:height="0.093cm" svg:x="0cm" svg:y="0.052cm" svg:viewBox="0 0 97 94" svg:d="M70 14c-3-8-9-14-19-14-25 0-51 31-51 62 0 19 11 32 28 32 4 0 15-1 27-15 2 8 10 15 19 15 8 0 13-4 16-11 4-7 7-20 7-20 0-3-2-3-3-3-2 0-2 2-3 5-3 13-7 25-16 25-5 0-6-6-6-9 0-5 0-7 2-16 3-9 3-11 5-18 3-11 6-20 8-30 1-6 1-6 1-7 0-3-2-6-6-6-5 0-8 5-9 10zM56 68c-1 4-1 4-4 7-9 11-18 15-24 15-10 0-13-11-13-20 0-10 7-35 11-45 7-12 17-20 25-20 14 0 17 17 17 18s-1 3-1 4c-3 13-7 27-11 41z"><text:p/></draw:path><draw:path draw:style-name="gr597" draw:text-style-name="P28" svg:width="0.128cm" svg:height="0.007cm" svg:x="0.167cm" svg:y="0.087cm" svg:viewBox="0 0 129 8" svg:d="M121 8c4 0 8 0 8-4s-4-4-8-4c-38 0-76 0-114 0-3 0-7 0-7 4s4 4 7 4c38 0 76 0 114 0z"><text:p/></draw:path><draw:path draw:style-name="gr597" draw:text-style-name="P28" svg:width="0.076cm" svg:height="0.146cm" svg:x="0.37cm" svg:y="0cm" svg:viewBox="0 0 77 147" svg:d="M40 2c0 0 0-2-2-2-5 0-21 2-26 2-2 0-4 0-4 5 0 2 2 2 5 2 10 0 10 1 10 4 0 1-1 8-3 12-6 23-11 45-17 68-2 10-3 14-3 21 0 20 11 33 26 33 26 0 51-31 51-62 0-18-11-32-28-32-9 0-18 6-24 12 5-21 10-42 15-63zM20 81c2-5 2-5 3-7 11-14 21-17 26-17 7 0 13 6 13 20 0 11-7 36-10 44-8 13-17 21-26 21-7 0-13-5-13-21 0-4 0-8 3-21 1-6 3-13 4-19z"><text:p/></draw:path><draw:path draw:style-name="gr597" draw:text-style-name="P28" svg:width="0.139cm" svg:height="0.087cm" svg:x="0.521cm" svg:y="0.044cm" svg:viewBox="0 0 140 88" svg:d="M140 7c0-5-1-7-3-7 0 0-2 1-2 6-1 14-16 23-29 23s-23-7-34-14c-11-8-23-15-37-15-19 0-35 15-35 34 0 5 2 6 3 6 2 0 3-4 3-5 1-17 18-24 29-24 12 0 23 7 34 15 11 7 23 15 37 15 19 0 34-15 34-34zM140 56c0-7-2-7-3-7 0 0-2 1-2 5-1 15-16 24-29 24s-23-7-34-14c-11-8-23-16-37-16-19 0-35 15-35 34 0 5 2 6 3 6 2 0 3-4 3-4 1-17 18-24 29-24 12 0 23 7 34 14s23 14 37 14c19 0 34-15 34-32z"><text:p/></draw:path><draw:path draw:style-name="gr597" draw:text-style-name="P28" svg:width="0.081cm" svg:height="0.093cm" svg:x="0.74cm" svg:y="0.052cm" svg:viewBox="0 0 82 94" svg:d="M75 13c-4 0-7 0-10 3s-3 7-3 8c0 5 3 8 8 8 6 0 12-6 12-14 0-10-11-18-26-18-28 0-56 30-56 60 0 18 12 34 34 34 30 0 48-21 48-24 0-1-1-2-2-2s-2 0-3 1c-17 21-40 21-42 21-13 0-19-10-19-22 0-9 4-29 11-42 7-12 18-21 30-21 7 0 15 2 18 8z"><text:p/></draw:path><draw:path draw:style-name="gr597" draw:text-style-name="P28" svg:width="0.128cm" svg:height="0.007cm" svg:x="0.887cm" svg:y="0.087cm" svg:viewBox="0 0 129 8" svg:d="M121 8c4 0 8 0 8-4s-4-4-8-4c-38 0-76 0-114 0-3 0-7 0-7 4s4 4 7 4c38 0 76 0 114 0z"><text:p/></draw:path><draw:path draw:style-name="gr597" draw:text-style-name="P28" svg:width="0.1cm" svg:height="0.146cm" svg:x="1.089cm" svg:y="0cm" svg:viewBox="0 0 101 147" svg:d="M101 2c-1 0 0-2-3-2s-24 2-27 2c-1 0-3 2-3 5 0 2 2 2 5 2 10 0 10 1 10 4 0 1 0 3 0 4-4 16-9 33-13 49-3-7-9-13-19-13-25 0-51 30-51 61 0 19 12 33 28 33 4 0 15-1 28-16 2 9 9 16 19 16 7 0 12-5 16-11 3-8 6-21 6-21 0-3-2-3-3-3-2 0-2 2-3 4-3 14-7 26-16 26-5 0-6-5-6-9 0-5 1-7 1-11 10-40 21-80 31-120zM56 119c0 5 0 5-4 8-9 12-17 15-23 15-11 0-14-11-14-20 0-10 7-35 12-44 6-13 16-21 24-21 14 0 17 18 17 19s-1 2-1 3c-3 14-7 27-11 40z"><text:p/></draw:path><draw:path draw:style-name="gr597" draw:text-style-name="P28" svg:width="0.186cm" svg:height="0.114cm" svg:x="1.319cm" svg:y="0.035cm" svg:viewBox="0 0 187 115" svg:d="M180 81c4 0 7 0 7-3 0-5-3-5-8-5-44 0-89 0-133 0-9-7-20-12-27-16 8-3 18-8 27-16 44 0 89 0 133 0 5 0 8 0 8-4s-3-4-7-4c-41 0-83 0-125 0 10-10 21-28 21-31 0-2-2-2-3-2-2 0-4 0-5 2-4 8-10 19-24 31s-28 18-39 21c-4 2-3 2-4 2-1 1-1 1-1 1 0 1 0 2 0 2h1c0 1 0 1 4 2 29 8 50 27 62 49 2 4 3 5 6 5 1 0 3 0 3-3s-11-21-21-31c42 0 84 0 125 0z"><text:p/></draw:path><draw:path draw:style-name="gr597" draw:text-style-name="P28" svg:width="0.186cm" svg:height="0.114cm" svg:x="1.495cm" svg:y="0.035cm" svg:viewBox="0 0 187 115" svg:d="M141 41c9 8 20 13 27 16-8 4-18 9-27 16-44 0-89 0-134 0-3 0-7 0-7 5 0 3 4 3 7 3 42 0 84 0 125 0-10 10-22 28-22 31s3 3 5 3c1 0 3 0 4-2 4-8 10-19 24-31 14-13 29-18 39-21 4-1 4-2 5-2 0 0 0-1 0-2v-1h-1c-1 0-1 0-5-2-28-8-49-27-61-49-2-4-2-5-5-5-2 0-5 0-5 2 0 3 11 21 22 31-41 0-83 0-125 0-3 0-7 0-7 4s4 4 7 4c45 0 90 0 134 0z"><text:p/></draw:path><draw:path draw:style-name="gr597" draw:text-style-name="P28" svg:width="0.099cm" svg:height="0.146cm" svg:x="1.819cm" svg:y="0cm" svg:viewBox="0 0 100 147" svg:d="M100 2c0 0 0-2-2-2-4 0-24 2-27 2-2 0-3 2-3 5 0 2 2 2 5 2 10 0 10 1 10 4 0 1 0 3 0 4-4 16-9 33-13 49-3-7-10-13-19-13-25 0-51 30-51 61 0 19 11 33 28 33 4 0 15-1 27-16 2 9 9 16 19 16 8 0 13-5 16-11 4-8 7-21 7-21 0-3-2-3-3-3-2 0-2 2-3 4-3 14-8 26-16 26-5 0-7-5-7-9 0-5 1-7 2-11 10-40 20-80 30-120zM56 119c-1 5-1 5-4 8-9 12-18 15-24 15-10 0-13-11-13-20 0-10 7-35 11-44 7-13 17-21 25-21 14 0 17 18 17 19s-1 2-1 3c-3 14-7 27-11 40z"><text:p/></draw:path><draw:path draw:style-name="gr597" draw:text-style-name="P28" svg:width="0.139cm" svg:height="0.087cm" svg:x="1.991cm" svg:y="0.044cm" svg:viewBox="0 0 140 88" svg:d="M140 7c0-5-1-7-3-7 0 0-2 1-3 6 0 14-15 23-29 23-12 0-23-7-34-14-11-8-22-15-36-15-19 0-35 15-35 34 0 5 2 6 3 6 2 0 3-4 3-5 1-17 18-24 29-24 12 0 23 7 34 15 11 7 23 15 36 15 20 0 35-15 35-34zM140 56c0-7-2-7-3-7 0 0-2 1-3 5 0 15-15 24-29 24-12 0-23-7-34-14-11-8-22-16-36-16-19 0-35 15-35 34 0 5 2 6 3 6 2 0 3-4 3-4 1-17 18-24 29-24 12 0 23 7 34 14s23 14 36 14c20 0 35-15 35-32z"><text:p/></draw:path><draw:path draw:style-name="gr597" draw:text-style-name="P28" svg:width="0.081cm" svg:height="0.093cm" svg:x="2.21cm" svg:y="0.052cm" svg:viewBox="0 0 82 94" svg:d="M74 13c-3 0-6 0-9 3s-3 7-3 8c0 5 3 8 8 8 6 0 11-6 11-14 0-10-10-18-25-18-28 0-56 30-56 60 0 18 12 34 34 34 30 0 48-21 48-24 0-1-2-2-3-2s-1 0-2 1c-17 21-40 21-43 21-13 0-18-10-18-22 0-9 4-29 11-42 7-12 18-21 29-21 8 0 16 2 18 8z"><text:p/></draw:path><draw:path draw:style-name="gr597" draw:text-style-name="P28" svg:width="0.127cm" svg:height="0.007cm" svg:x="2.357cm" svg:y="0.087cm" svg:viewBox="0 0 128 8" svg:d="M121 8c4 0 7 0 7-4s-3-4-7-4c-38 0-76 0-114 0-3 0-7 0-7 4s4 4 7 4c38 0 76 0 114 0z"><text:p/></draw:path><draw:path draw:style-name="gr597" draw:text-style-name="P28" svg:width="0.096cm" svg:height="0.093cm" svg:x="2.559cm" svg:y="0.052cm" svg:viewBox="0 0 97 94" svg:d="M70 14c-3-8-10-14-19-14-25 0-51 31-51 62 0 19 11 32 28 32 4 0 15-1 27-15 2 8 9 15 19 15 8 0 13-4 16-11 4-7 7-20 7-20 0-3-2-3-3-3-2 0-2 2-3 5-3 13-8 25-16 25-5 0-6-6-6-9 0-5 0-7 2-16 3-9 3-11 5-18 3-11 5-20 7-30 2-6 2-6 2-7 0-3-2-6-6-6-5 0-8 5-9 10zM56 68c-1 4-1 4-4 7-9 11-18 15-24 15-10 0-13-11-13-20 0-10 7-35 11-45 7-12 17-20 25-20 14 0 17 17 17 18s-1 3-1 4c-3 13-7 27-11 41z"><text:p/></draw:path><draw:path draw:style-name="gr597" draw:text-style-name="P28" svg:width="0.139cm" svg:height="0.138cm" svg:x="2.72cm" svg:y="0.023cm" svg:viewBox="0 0 140 139" svg:d="M74 73c20 0 40 0 60 0 2 0 6 0 6-4s-4-4-6-4c-20 0-40 0-60 0 0-20 0-39 0-58 0-3 0-7-4-7s-4 4-4 7c0 19 0 38 0 58-20 0-39 0-59 0-3 0-7 0-7 4s4 4 7 4c20 0 39 0 59 0 0 20 0 39 0 58 0 3 0 8 4 8s4-5 4-8c0-19 0-38 0-58z"><text:p/></draw:path><draw:path draw:style-name="gr597" draw:text-style-name="P28" svg:width="0.076cm" svg:height="0.146cm" svg:x="2.93cm" svg:y="0cm" svg:viewBox="0 0 77 147" svg:d="M40 2c0 0 0-2-2-2-6 0-21 2-26 2-2 0-4 0-4 5 0 2 2 2 5 2 10 0 10 1 10 4 0 1-1 8-3 12-6 23-11 45-17 68-2 10-3 14-3 21 0 20 11 33 26 33 26 0 51-31 51-62 0-18-11-32-28-32-9 0-18 6-24 12 5-21 10-42 15-63zM20 81c2-5 2-5 3-7 11-14 20-17 26-17 7 0 13 6 13 20 0 11-7 36-10 44-8 13-17 21-26 21-7 0-13-5-13-21 0-4 0-8 3-21 1-6 3-13 4-19z"><text:p/></draw:path></draw:g></text:span></text:p></draw:text-box></draw:frame><draw:frame draw:style-name="fr1" draw:name="Frame9" text:anchor-type="paragraph" svg:x="-0.051cm" svg:y="3.184cm" svg:width="9.534cm" draw:z-index="34"><draw:text-box fo:min-height="1.642cm"><text:p text:style-name="P10">Byte-Pair Encoding<text:span text:style-name="T85">: Instead of manually specfying rules for lemmatisation or stemming, lets learn from data which character sequences occur together frequentl</text:span><text:span text:style-name="T93">y. </text:span><text:span text:style-name="T94">1) </text:span><text:span text:style-name="T93">Start with a vocabulary of all individual characters</text:span></text:p><text:p text:style-name="P10"><text:span text:style-name="T94">2) S</text:span><text:span text:style-name="T93">plit the words in your training corpus also into individual characters </text:span><text:span text:style-name="T95">+ ‘_’ at end </text:span><text:span text:style-name="T94">3) </text:span><text:span text:style-name="T93">Find which two vocabulary items occur together most frequently in the trianing corpus </text:span><text:span text:style-name="T94">4) Add </text:span><text:span text:style-name="T93">that combination as a new vocabulary item </text:span><text:span text:style-name="T94">5) </text:span><text:span text:style-name="T93">Merge all occurrences of that combination in your corpus </text:span><text:span text:style-name="T94">6) Repeat</text:span><text:span text:style-name="T93"> until a desired number of merges has been performed. </text:span><text:span text:style-name="T5">For unknown words</text:span><text:span text:style-name="T72"> follow above and apply replacements in order discovered.</text:span></text:p></draw:text-box></draw:frame><draw:frame draw:style-name="fr1" draw:name="Frame10" text:anchor-type="paragraph" svg:x="-0.053cm" svg:y="4.824cm" svg:width="9.536cm" draw:z-index="35"><draw:text-box fo:min-height="1.039cm"><text:p text:style-name="P13">Classification<text:span text:style-name="T60">: </text:span><text:span text:style-name="T12"><draw:g text:anchor-type="as-char" svg:y="-0.159cm" draw:z-index="36" draw:name="Shape27" draw:style-name="gr596"><svg:title>TexMaths</svg:title><svg:desc>6§inline§\hat{y} = \arg\max_y P(y|x)    §svg§600§TRUE§</svg:desc><draw:path draw:style-name="gr597" draw:text-style-name="P28" svg:width="0.055cm" svg:height="0.031cm" svg:x="0.033cm" svg:y="0.011cm" svg:viewBox="0 0 56 32" svg:d="M28 0c-9 10-18 19-28 29 1 1 2 2 4 3 8-7 16-14 24-21 9 7 16 14 25 21 1-1 2-2 3-3-9-10-18-19-28-29z"><text:p/></draw:path><draw:path draw:style-name="gr597" draw:text-style-name="P28" svg:width="0.096cm" svg:height="0.135cm" svg:x="0cm" svg:y="0.064cm" svg:viewBox="0 0 97 136" svg:d="M97 13c0-3 0-3 0-5 0-4-3-6-6-6-2 0-5 2-7 5-1 1-2 7-3 11-1 5-3 11-4 17-3 12-7 25-10 37 0 4-9 18-24 18-10 0-12-9-12-16 0-10 3-23 10-42 3-8 5-10 5-15 0-9-8-17-18-17-20 0-28 31-28 32 0 3 2 3 3 3 2 0 2-1 3-4 6-20 14-26 22-26 1 0 5 0 5 6s-2 11-4 15c-9 23-12 35-12 44 0 19 13 25 26 25 8 0 15-3 21-9-3 10-5 21-14 32-5 7-13 13-23 13-3 0-13 0-16-8 3 0 6 0 9-3 2-2 4-4 4-9 0-6-5-7-8-7-5 0-11 3-11 14 0 10 9 18 22 18 22 0 43-19 49-43 7-27 14-53 21-80z"><text:p/></draw:path><draw:path draw:style-name="gr597" draw:text-style-name="P28" svg:width="0.139cm" svg:height="0.049cm" svg:x="0.175cm" svg:y="0.081cm" svg:viewBox="0 0 140 50" svg:d="M133 9c3 0 7 0 7-5 0-4-4-4-7-4-42 0-84 0-126 0-3 0-7 0-7 4 0 5 4 5 7 5 42 0 84 0 126 0zM133 50c3 0 7 0 7-4 0-5-4-5-7-5-42 0-84 0-126 0-3 0-7 0-7 5 0 4 4 4 7 4 42 0 84 0 126 0z"><text:p/></draw:path><draw:path draw:style-name="gr597" draw:text-style-name="P28" svg:width="0.094cm" svg:height="0.095cm" svg:x="0.395cm" svg:y="0.064cm" svg:viewBox="0 0 95 96" svg:d="M61 78c1 9 7 17 17 17 4 0 17-3 17-20 0-4 0-7 0-12-1 0-3 0-5 0 0 5 0 8 0 12 0 12-5 14-8 14-6 0-8-9-8-11 0-13 0-28 0-41 0-9 0-18-7-26-8-7-19-11-29-11-17 0-32 10-32 24 0 6 4 10 10 10s10-5 10-10c0-2-1-10-11-10 5-7 16-9 23-9 10 0 22 8 22 27 0 2 0 5 0 8-11 0-26 1-39 7-16 7-21 18-21 27 0 17 20 22 34 22s24-8 27-18zM60 44c0 7 0 14 0 21 0 19-15 27-25 27s-19-8-19-18c0-12 9-29 44-30z"><text:p/></draw:path><draw:path draw:style-name="gr597" draw:text-style-name="P28" svg:width="0.07cm" svg:height="0.092cm" svg:x="0.497cm" svg:y="0.064cm" svg:viewBox="0 0 71 93" svg:d="M29 23c0-7 0-15 0-23-9 1-19 2-29 2 0 3 0 5 0 7 15 0 16 1 16 12 0 19 0 38 0 56 0 9-2 9-16 9 0 3 0 4 0 7 8 0 18-1 24-1 8 0 19 0 27 1 0-3 0-4 0-7-2 0-3 0-5 0-15 0-15-2-15-9 0-11 0-22 0-33 0-21 8-39 24-39 1 0 2 0 3 0-1 0-5 3-5 8 0 6 4 9 9 9 3 0 9-2 9-9 0-6-7-13-16-13-15 0-23 14-26 23z"><text:p/></draw:path><draw:path draw:style-name="gr597" draw:text-style-name="P28" svg:width="0.095cm" svg:height="0.137cm" svg:x="0.58cm" svg:y="0.063cm" svg:viewBox="0 0 96 138" svg:d="M41 59c-19 0-19-21-19-25 0-6 1-13 4-18 2-3 6-9 15-9 18 0 18 21 18 26 0 6 0 13-3 18-2 2-7 8-15 8zM16 68c0-2 0-6 4-10 8 5 17 6 21 6 19 0 34-14 34-30 0-8-4-16-9-21 8-7 16-8 19-8 1 0 1 0 2 0-2 1-3 3-3 6s2 6 6 6c2 0 6-1 6-6 0-4-2-11-11-11-4 0-13 1-22 10-9-7-18-8-22-8-20 0-34 15-34 31 0 10 4 17 9 22-2 3-6 10-6 17 0 6 3 15 9 19-12 4-19 13-19 21 0 15 20 26 46 26 25 0 47-10 47-27 0-7-3-18-14-24s-23-6-36-6c-5 0-14 0-15 0-8 0-12-7-12-13zM47 134c-22 0-36-11-36-22 0-10 8-17 17-18 4 0 8 0 12 0 19 0 42 0 42 18 0 11-15 22-35 22z"><text:p/></draw:path><draw:path draw:style-name="gr597" draw:text-style-name="P28" svg:width="0.163cm" svg:height="0.092cm" svg:x="0.724cm" svg:y="0.064cm" svg:viewBox="0 0 164 93" svg:d="M16 21c0 19 0 38 0 56 0 9-2 9-16 9 0 3 0 4 0 7 7 0 18-1 24-1 5 0 16 1 23 1 0-3 0-4 0-7-13 0-16 0-16-9 0-13 0-25 0-39 0-21 15-33 28-33 14 0 16 11 16 23 0 16 0 33 0 49 0 9-2 9-16 9 0 3 0 4 0 7 7 0 18-1 23-1 6 0 17 1 24 1 0-3 0-4 0-7-14 0-17 0-17-9 0-13 0-25 0-39 0-21 15-33 29-33 13 0 16 11 16 23 0 16 0 33 0 49 0 9-3 9-17 9 0 3 0 4 0 7 8 0 19-1 24-1s16 1 23 1c0-3 0-4 0-7-10 0-16 0-16-6 0-13 0-27 0-40 0-18 0-24-6-32-3-4-10-8-23-8-17 0-27 13-30 21-3-19-19-21-28-21-15 0-26 9-31 22 0-7 0-15 0-22-10 1-20 2-30 2 0 3 0 5 0 7 15 0 16 1 16 12z"><text:p/></draw:path><draw:path draw:style-name="gr597" draw:text-style-name="P28" svg:width="0.094cm" svg:height="0.095cm" svg:x="0.902cm" svg:y="0.064cm" svg:viewBox="0 0 95 96" svg:d="M62 78c0 9 6 17 16 17 4 0 17-3 17-20 0-4 0-7 0-12-1 0-3 0-5 0 0 5 0 8 0 12 0 12-5 14-8 14-6 0-8-9-8-11 0-13 0-28 0-41 0-9 0-18-7-26-8-7-19-11-29-11-17 0-31 10-31 24 0 6 4 10 9 10 6 0 10-5 10-10 0-2-1-10-11-10 5-7 16-9 23-9 10 0 22 8 22 27 0 2 0 5 0 8-11 0-25 1-39 7-16 7-21 18-21 27 0 17 20 22 34 22s24-8 28-18zM60 44c0 7 0 14 0 21 0 19-15 27-25 27s-19-8-19-18c0-12 9-29 44-30z"><text:p/></draw:path><draw:path draw:style-name="gr597" draw:text-style-name="P28" svg:width="0.106cm" svg:height="0.089cm" svg:x="1.001cm" svg:y="0.067cm" svg:viewBox="0 0 107 90" svg:d="M58 41c7-8 15-18 19-24 7-7 16-10 26-10 0-3 0-5 0-7-6 1-12 1-18 1s-17-1-20-1c0 2 0 4 0 7 5 0 6 3 6 6 0 4-2 6-3 7-4 6-9 11-13 17-5-8-11-14-17-21-1-3-1-3-1-4 0-4 3-5 7-5 0-3 0-5 0-7-6 0-19 1-22 1-5 0-15 0-21-1 0 2 0 4 0 7 15 0 15 0 25 12 7 9 14 19 21 28-7 8-13 16-20 24-10 13-22 13-27 13 0 2 0 4 0 6 6 0 12 0 18 0s15 0 20 0c0-2 0-4 0-6-5-1-6-3-6-7s6-11 18-26c6 7 11 14 17 21 1 2 4 5 4 7s-2 5-7 5c0 2 0 4 0 6 6 0 18 0 22 0 6 0 14 0 21 0 0-2 0-4 0-6-12 0-16 0-21-7-9-12-18-24-28-36z"><text:p/></draw:path><draw:path draw:style-name="gr597" draw:text-style-name="P28" svg:width="0.075cm" svg:height="0.094cm" svg:x="1.116cm" svg:y="0.125cm" svg:viewBox="0 0 76 95" svg:d="M75 9c1-2 1-2 1-3 0-3-3-5-5-5-1 0-4 1-6 4-1 0-2 5-3 8-1 4-1 8-3 12 0 4-5 22-6 24-6 4-6 13-18 13-10 0-10-10-10-12 0-8 4-18 8-29 2-5 2-6 2-9 0-7-6-12-13-12-15 0-22 20-22 22s2 1 2 2c3 0 3-1 3-2 4-12 11-18 16-18 3 0 4 1 4 5s-2 7-2 8c-7 18-9 24-9 30 0 3 0 10 6 15 5 3 11 4 15 4 6 0 11-2 16-7-2 9-4 15-10 22-4 5-10 9-18 9-1 0-7 0-10-4 7-2 7-8 7-9 0-5-4-5-6-5-3 0-8 3-8 9 0 8 7 14 17 14 15 0 33-12 38-30 5-19 9-37 14-56z"><text:p/></draw:path><draw:path draw:style-name="gr597" draw:text-style-name="P28" svg:width="0.15cm" svg:height="0.142cm" svg:x="1.254cm" svg:y="0.015cm" svg:viewBox="0 0 151 143" svg:d="M56 77c12 0 23 0 35 0 30 0 60-22 60-45 0-16-14-32-42-32-23 0-45 0-68 0-4 0-7 0-7 4 0 3 3 3 7 3 2 0 6 0 9 0s4 1 4 3c0 1 0 1-1 4-9 38-18 75-28 113-2 8-2 10-19 10-4 0-6 0-6 4 0 2 2 2 3 2 6 0 21 0 27 0 4 0 9 0 13 0 5 0 10 0 14 0 2 0 4 0 4-4 0-2-2-2-5-2-8 0-14 0-14-4 0-1 0-2 1-4 4-17 9-35 13-52zM71 14c2-7 2-7 11-7 7 0 14 0 21 0 17 0 28 5 28 19 0 9-4 27-12 35-11 8-24 10-33 10-10 0-20 0-30 0 5-19 10-37 15-57z"><text:p/></draw:path><draw:path draw:style-name="gr597" draw:text-style-name="P28" svg:width="0.048cm" svg:height="0.209cm" svg:x="1.431cm" svg:y="0cm" svg:viewBox="0 0 49 210" svg:d="M49 208c0-1 0-1-3-4-27-27-33-67-33-99 0-37 7-73 33-99 3-3 3-3 3-4s-1-2-2-2c-2 0-21 14-34 41-11 23-13 46-13 64 0 17 2 42 14 66 12 25 31 39 33 39 1 0 2 0 2-2z"><text:p/></draw:path><draw:path draw:style-name="gr597" draw:text-style-name="P28" svg:width="0.096cm" svg:height="0.135cm" svg:x="1.499cm" svg:y="0.064cm" svg:viewBox="0 0 97 136" svg:d="M97 13c0-3 0-3 0-5 0-4-3-6-6-6-2 0-5 2-7 5-1 1-2 7-3 11-2 5-3 11-4 17-3 12-7 25-10 37 0 4-10 18-24 18-11 0-13-9-13-16 0-10 4-23 11-42 3-8 4-10 4-15 0-9-7-17-17-17-20 0-28 31-28 32 0 3 2 2 2 3 3 0 3-1 4-4 6-20 14-26 22-26 1 0 4 0 4 6s-1 11-3 15c-9 23-12 35-12 44 0 19 13 25 26 25 8 0 15-3 21-9-3 10-5 21-14 32-6 7-13 13-23 13-3 0-13 0-16-8 3 0 6 0 9-3 2-2 4-4 4-9 0-6-5-7-8-7-5 0-11 3-11 14 0 10 9 18 22 18 22 0 43-19 49-43 7-27 14-53 21-80z"><text:p/></draw:path><draw:path draw:style-name="gr597" draw:text-style-name="P28" svg:width="0.007cm" svg:height="0.209cm" svg:x="1.629cm" svg:y="0cm" svg:viewBox="0 0 8 210" svg:d="M8 8c0-4 0-8-4-8s-4 4-4 8c0 64 0 130 0 194 0 4 0 8 4 8s4-4 4-8c0-64 0-130 0-194z"><text:p/></draw:path><draw:path draw:style-name="gr597" draw:text-style-name="P28" svg:width="0.104cm" svg:height="0.094cm" svg:x="1.668cm" svg:y="0.064cm" svg:viewBox="0 0 105 95" svg:d="M64 29c1-5 6-24 21-24 1 0 6 0 10 2-6 1-10 7-10 12 0 3 3 7 9 7 4 0 11-4 11-12 0-11-13-14-20-14-12 0-20 11-22 16-5-14-17-16-23-16-21 0-33 27-33 32 0 3 1 3 2 3 2 0 2-1 2-3 8-22 21-27 29-27 4 0 11 2 11 14 0 6-4 21-11 50-3 13-11 21-20 21-1 0-6 0-11-2 5-1 10-5 10-11s-5-8-8-8c-6 0-11 6-11 12 0 10 10 14 20 14 14 0 21-15 22-16 2 8 10 16 23 16 21 0 33-27 33-32 0-2-1-2-3-2-1 0-1 1-2 2-7 23-22 27-28 27-8 0-12-6-12-13 0-5 2-9 4-19 2-9 5-19 7-29z"><text:p/></draw:path><draw:path draw:style-name="gr597" draw:text-style-name="P28" svg:width="0.048cm" svg:height="0.209cm" svg:x="1.794cm" svg:y="0cm" svg:viewBox="0 0 49 210" svg:d="M49 105c0-16-2-42-14-65-12-26-31-40-33-40-1 0-2 1-2 2s0 1 4 5c21 21 33 54 33 98 0 36-8 73-34 99-3 3-3 3-3 4s1 2 2 2c2 0 21-14 34-41 11-23 13-46 13-64z"><text:p/></draw:path></draw:g></text:span><text:span text:style-name="T12"><text:s/></text:span><text:span text:style-name="T34">predict which y is most likely given input x.</text:span></text:p><text:p text:style-name="P21">In the MultiNLI corpus we are given pairs of sentences (<text:span text:style-name="T3">premise</text:span>, <text:span text:style-name="T3">hypothesis</text:span>) with classification problem (<text:span text:style-name="T3">Entailment</text:span>: If hypothesis is implied by premise, <text:span text:style-name="T3">Contradiction</text:span>: If hypothesis contradicts the premise, <text:span text:style-name="T3">Neutral</text:span>: otherwise).</text:p></draw:text-box></draw:frame><draw:frame draw:style-name="fr1" draw:name="Frame11" text:anchor-type="paragraph" svg:x="9.481cm" svg:y="4.824cm" svg:width="9.61cm" draw:z-index="37"><draw:text-box fo:min-height="1.699cm"><text:p text:style-name="P5"><draw:frame draw:style-name="fr1" draw:name="Frame12" text:anchor-type="paragraph" svg:x="-0.051cm" svg:y="-0.005cm" svg:width="2.247cm" draw:z-index="38"><draw:text-box fo:min-height="0.993cm"><text:p text:style-name="P19"><draw:g text:anchor-type="as-char" svg:y="-0.213cm" draw:z-index="39" draw:name="Shape28" draw:style-name="gr596"><svg:title>TexMaths</svg:title><svg:desc>6§inline§\underbrace{P(y|x)}_\text{Posterior} = \frac{\overbrace{P(x|y)}^\text{Likelihood}\overbrace{P(y)}^\text{Prior}}{\underbrace{P(x)}_\text{Evidence}}§svg§600§TRUE§</svg:desc><draw:path draw:style-name="gr597" draw:text-style-name="P28" svg:width="0.15cm" svg:height="0.132cm" svg:x="0.022cm" svg:y="0.357cm" svg:viewBox="0 0 151 133" svg:d="M55 72c12 0 24 0 36 0 30 0 60-21 60-43 0-15-14-29-42-29-23 0-45 0-68 0-4 0-7 0-7 4 0 2 2 2 6 2 3 0 7 0 9 1 4 0 5 0 5 2s0 2-1 4c-9 35-18 70-28 105-2 7-3 9-19 9-4 0-6 0-6 4 0 2 2 2 3 2 6 0 21 0 27 0 4 0 9 0 13 0 5 0 10 0 14 0 2 0 4 0 4-4 0-2-2-2-6-2-8 0-14 0-14-3 0-1 1-2 1-4 4-16 9-32 13-48zM71 13c2-6 2-7 11-7 7 0 13 0 20 0 17 0 29 5 29 19 0 7-4 24-13 31-10 9-23 11-32 11-10 0-20 0-30 0 5-18 10-36 15-54z"><text:p/></draw:path><draw:path draw:style-name="gr597" draw:text-style-name="P28" svg:width="0.048cm" svg:height="0.194cm" svg:x="0.199cm" svg:y="0.344cm" svg:viewBox="0 0 49 195" svg:d="M49 193c0-1 0-2-3-5-27-24-34-61-34-91 0-34 8-68 34-92 3-2 3-3 3-3 0-1-1-2-2-2-3 0-21 13-34 38-11 21-13 43-13 59 0 15 2 39 14 61 12 24 30 37 33 37 1 0 2-1 2-2z"><text:p/></draw:path><draw:path draw:style-name="gr597" draw:text-style-name="P28" svg:width="0.096cm" svg:height="0.125cm" svg:x="0.267cm" svg:y="0.404cm" svg:viewBox="0 0 97 126" svg:d="M97 12c0-3 0-4 0-5 0-3-3-5-6-5-2 0-5 1-8 4 0 1-1 7-2 11-2 5-3 10-4 15-3 12-7 24-10 35-1 3-10 17-24 17-11 0-13-9-13-16 0-9 4-21 11-38 3-8 4-11 4-14 0-9-7-16-17-16-20 0-28 28-28 30s2 1 2 2c3 0 3 0 4-4 5-18 14-24 21-24 2 0 5 0 5 7 0 4-1 10-3 13-9 20-12 32-12 41 0 17 13 23 26 23 7 0 15-3 21-9-3 10-6 20-14 30-6 7-13 13-23 13-3 0-13-1-16-9 3 0 6 0 9-2 2-2 4-4 4-8 0-6-5-7-8-7-5 0-12 3-12 13s10 17 23 17c22 0 43-18 49-40 7-25 14-49 21-74z"><text:p/></draw:path><draw:path draw:style-name="gr597" draw:text-style-name="P28" svg:width="0.008cm" svg:height="0.194cm" svg:x="0.396cm" svg:y="0.344cm" svg:viewBox="0 0 9 195" svg:d="M9 7c0-4 0-7-4-7-5 0-5 3-5 7 0 60 0 120 0 181 0 3 0 7 5 7 4 0 4-4 4-7 0-61 0-121 0-181z"><text:p/></draw:path><draw:path draw:style-name="gr597" draw:text-style-name="P28" svg:width="0.104cm" svg:height="0.087cm" svg:x="0.436cm" svg:y="0.404cm" svg:viewBox="0 0 105 88" svg:d="M65 27c1-5 6-23 20-23 1 0 7 0 11 3-6 1-10 5-10 10 0 4 2 7 8 7 4 0 11-3 11-11 0-10-12-13-19-13-13 0-20 10-22 14-6-12-17-14-23-14-22 0-34 25-34 30 0 2 2 2 3 2s1 0 2-3c7-20 21-25 28-25 4 0 12 2 12 13 0 6-4 19-12 46-3 12-11 21-20 21-1 0-6 0-10-3 5-1 10-5 10-11 0-5-5-6-8-6-7 0-12 5-12 11 0 9 11 13 20 13 14 0 21-14 22-15 3 7 10 15 23 15 22 0 34-25 34-30 0-2-2-2-3-2-2 0-2 1-2 2-8 21-22 26-29 26-8 0-11-6-11-13 0-4 1-9 4-17 2-9 4-18 7-27z"><text:p/></draw:path><draw:path draw:style-name="gr597" draw:text-style-name="P28" svg:width="0.048cm" svg:height="0.194cm" svg:x="0.563cm" svg:y="0.344cm" svg:viewBox="0 0 49 195" svg:d="M49 97c0-15-2-39-14-60-13-25-31-37-33-37-1 0-2 1-2 2 0 0 0 1 4 4 21 20 33 51 33 91 0 33-8 68-34 92-3 2-3 3-3 4s1 2 2 2c2 0 21-13 33-38 11-22 14-43 14-60z"><text:p/></draw:path><draw:path draw:style-name="gr597" draw:text-style-name="P28" svg:width="0.101cm" svg:height="0.064cm" svg:x="0.009cm" svg:y="0.557cm" svg:viewBox="0 0 102 65" svg:d="M102 47c0-4 0-5-2-5-14 0-35-2-53-11-23-10-32-23-37-30-1-1-2-1-5-1-4 0-5 0-5 5 0 1 0 2 0 3 29 48 76 57 98 57 4 0 4 0 4-6 0-3 0-8 0-12z"><text:p/></draw:path><draw:path draw:style-name="gr597" draw:text-style-name="P28" svg:width="0.118cm" svg:height="0.022cm" svg:x="0.109cm" svg:y="0.597cm" svg:viewBox="0 0 119 23" svg:d="M0 0c40 0 80 0 119 0 0 8 0 16 0 23-39 0-79 0-119 0 0-7 0-15 0-23z"><text:p/></draw:path><draw:path draw:style-name="gr597" draw:text-style-name="P28" svg:width="0.101cm" svg:height="0.064cm" svg:x="0.226cm" svg:y="0.597cm" svg:viewBox="0 0 102 65" svg:d="M102 57c-29-48-76-57-98-57-4 0-4 0-4 6 0 3 0 8 0 12s0 5 3 5c13 1 34 2 52 11 23 10 32 23 37 30 1 1 2 1 5 1 4 0 5 0 5-5 0-1 0-2 0-3z"><text:p/></draw:path><draw:path draw:style-name="gr597" draw:text-style-name="P28" svg:width="0.101cm" svg:height="0.064cm" svg:x="0.318cm" svg:y="0.597cm" svg:viewBox="0 0 102 65" svg:d="M102 6c0-6 0-6-4-6-22 0-69 9-98 57 0 1 0 2 0 3 0 5 0 5 5 5 4 0 4 0 5-1 18-26 46-40 90-41 2 0 2-1 2-5s0-9 0-12z"><text:p/></draw:path><draw:path draw:style-name="gr597" draw:text-style-name="P28" svg:width="0.119cm" svg:height="0.022cm" svg:x="0.418cm" svg:y="0.597cm" svg:viewBox="0 0 120 23" svg:d="M0 0c40 0 80 0 120 0 0 8 0 16 0 23-40 0-80 0-120 0 0-7 0-15 0-23z"><text:p/></draw:path><draw:path draw:style-name="gr597" draw:text-style-name="P28" svg:width="0.101cm" svg:height="0.064cm" svg:x="0.536cm" svg:y="0.557cm" svg:viewBox="0 0 102 65" svg:d="M102 5c0-5 0-5-5-5-4 0-4 0-5 2-18 25-46 39-90 40-2 0-2 1-2 5s0 9 0 12c0 6 0 6 4 6 22 0 69-9 98-57 0-1 0-2 0-3z"><text:p/></draw:path><draw:path draw:style-name="gr597" draw:text-style-name="P28" svg:width="0.093cm" svg:height="0.092cm" svg:x="0cm" svg:y="0.713cm" svg:viewBox="0 0 94 93" svg:d="M29 51c9 0 18 0 27 0 21 0 38-12 38-25 0-14-16-26-38-26-18 0-37 0-56 0 0 2 0 3 0 5 1 0 2 0 4 0 11 0 12 1 12 6 0 24 0 47 0 71 0 5-1 6-12 6-2 0-3 0-4 0 0 2 0 4 0 5 8 0 17 0 22 0 6 0 15 0 22 0 0-1 0-3 0-5-1 0-2 0-3 0-12 0-12-1-12-6 0-10 0-20 0-31zM53 5c24 0 26 13 26 21 0 6 0 21-26 21-8 0-16 0-24 0 0-13 0-24 0-36 0-5 0-6 7-6 5 0 11 0 17 0z"><text:p/></draw:path><draw:path draw:style-name="gr597" draw:text-style-name="P28" svg:width="0.071cm" svg:height="0.061cm" svg:x="0.106cm" svg:y="0.744cm" svg:viewBox="0 0 72 62" svg:d="M72 32c0-17-16-32-36-32s-36 15-36 32 16 30 36 30 36-13 36-30zM36 58c-5 0-13-1-18-8-4-6-5-13-5-19s1-14 6-20c3-4 10-7 17-7 9 0 15 4 18 8 4 5 5 12 5 19 0 6-1 13-5 19s-11 8-18 8z"><text:p/></draw:path><draw:path draw:style-name="gr597" draw:text-style-name="P28" svg:width="0.052cm" svg:height="0.061cm" svg:x="0.19cm" svg:y="0.744cm" svg:viewBox="0 0 53 62" svg:d="M50 4c0-2 0-4-3-4 0 0-1 0-3 2 0 0-1 1-2 2-5-3-10-4-16-4-21 0-26 11-26 17 0 5 2 8 6 11 5 4 11 5 20 7 8 1 20 3 20 12 0 5-5 12-18 12-15 0-20-9-23-18 0-2 0-3-2-3-3 0-3 1-3 4 0 6 0 11 0 17 0 2 0 3 2 3s5-3 8-5c6 5 14 5 18 5 19 0 25-9 25-19 0-5-2-9-6-12-5-5-12-6-17-7-12-2-22-3-22-11 0-4 5-10 18-10 17 0 18 11 18 15 0 2 2 2 3 2 3 0 3-1 3-3 0-5 0-9 0-13z"><text:p/></draw:path><draw:path draw:style-name="gr597" draw:text-style-name="P28" svg:width="0.05cm" svg:height="0.084cm" svg:x="0.255cm" svg:y="0.721cm" svg:viewBox="0 0 51 85" svg:d="M25 30c8 0 15 0 23 0 0-2 0-3 0-5-8 0-15 0-23 0 0-8 0-17 0-25-2 0-3 0-5 0 0 12-6 26-20 26 0 1 0 3 0 4 5 0 9 0 14 0 0 12 0 24 0 37 0 15 12 18 20 18 10 0 17-8 17-18 0-3 0-5 0-8-2 0-3 0-5 0 0 3 0 5 0 8 0 9-5 14-11 14-10 0-10-12-10-14 0-12 0-25 0-37z"><text:p/></draw:path><draw:path draw:style-name="gr597" draw:text-style-name="P28" svg:width="0.063cm" svg:height="0.061cm" svg:x="0.323cm" svg:y="0.744cm" svg:viewBox="0 0 64 62" svg:d="M59 30c3 0 5 0 5-3 0-12-8-27-30-27-19 0-34 14-34 31s16 31 36 31 28-14 28-17c0-1-1-2-3-2s-2 1-3 2c-5 11-15 13-21 13-7 0-14-3-18-8-5-6-6-14-6-20 16 0 31 0 46 0zM14 27c1-20 14-23 20-23 18 0 19 19 19 23-13 0-26 0-39 0z"><text:p/></draw:path><draw:path draw:style-name="gr597" draw:text-style-name="P28" svg:width="0.052cm" svg:height="0.059cm" svg:x="0.399cm" svg:y="0.744cm" svg:viewBox="0 0 53 60" svg:d="M22 29c0-12 6-26 20-26-1 1-2 3-2 5 0 5 3 7 6 7 4 0 7-2 7-7 0-4-4-8-12-8-7 0-15 4-19 14 0-5 0-9 0-14-8 1-15 1-22 1 0 2 0 3 0 5 10 0 11 1 11 8 0 12 0 24 0 35 0 6-1 6-11 6 0 2 0 3 0 5 1 0 11-1 17-1s13 1 19 1c0-2 0-3 0-5-1 0-2 0-2 0-12 0-12-2-12-6 0-7 0-13 0-20z"><text:p/></draw:path><draw:path draw:style-name="gr597" draw:text-style-name="P28" svg:width="0.031cm" svg:height="0.091cm" svg:x="0.466cm" svg:y="0.714cm" svg:viewBox="0 0 32 92" svg:d="M23 8c0-4-4-8-9-8-4 0-8 3-8 8s4 8 8 8c5 0 9-4 9-8zM1 33c0 2 0 4 0 5 9 0 10 1 10 8 0 12 0 24 0 36 0 5-1 5-11 5 0 2 0 3 0 5 5 0 11 0 16 0 6 0 11 0 16 0 0-2 0-3 0-5-9 0-10 0-10-5 0-17 0-33 0-50-7 1-14 1-21 1z"><text:p/></draw:path><draw:path draw:style-name="gr597" draw:text-style-name="P28" svg:width="0.072cm" svg:height="0.061cm" svg:x="0.511cm" svg:y="0.744cm" svg:viewBox="0 0 73 62" svg:d="M73 32c0-17-17-32-36-32-21 0-37 15-37 32s16 30 37 30c19 0 36-13 36-30zM37 58c-6 0-14-1-19-8-4-6-4-13-4-19s0-14 5-20c4-4 10-7 18-7s14 4 18 8c4 5 4 12 4 19 0 6 0 13-4 19-5 6-11 8-18 8z"><text:p/></draw:path><draw:path draw:style-name="gr597" draw:text-style-name="P28" svg:width="0.052cm" svg:height="0.059cm" svg:x="0.597cm" svg:y="0.744cm" svg:viewBox="0 0 53 60" svg:d="M22 29c0-12 6-26 20-26-2 1-3 3-3 5 0 5 4 7 7 7s7-2 7-7c0-4-5-8-12-8s-15 4-20 14c0-5 0-9 0-14-7 1-14 1-21 1 0 2 0 3 0 5 10 0 11 1 11 8 0 12 0 24 0 35 0 6-1 6-11 6 0 2 0 3 0 5 1 0 11-1 17-1s12 1 19 1c0-2 0-3 0-5-1 0-2 0-3 0-11 0-11-2-11-6 0-7 0-13 0-20z"><text:p/></draw:path><draw:path draw:style-name="gr597" draw:text-style-name="P28" svg:width="0.139cm" svg:height="0.045cm" svg:x="0.726cm" svg:y="0.421cm" svg:viewBox="0 0 140 46" svg:d="M133 8c3 0 7 0 7-4s-4-4-7-4c-42 0-84 0-126 0-3 0-7 0-7 4s4 4 7 4c42 0 84 0 126 0zM133 46c3 0 7 0 7-4s-4-4-7-4c-42 0-84 0-126 0-3 0-7 0-7 4s4 4 7 4c42 0 84 0 126 0z"><text:p/></draw:path><draw:path draw:style-name="gr597" draw:text-style-name="P28" svg:width="0.069cm" svg:height="0.066cm" svg:x="0.971cm" svg:y="0.003cm" svg:viewBox="0 0 70 67" svg:d="M70 40c-1 0-3 0-4 0-2 12-5 22-25 22-4 0-9 0-13 0-5 0-5 0-5-4 0-16 0-33 0-50 0-2 0-4 10-4 1 0 3 0 4 0 0-1 0-2 0-4-6 1-14 1-20 1s-12-1-17-1c0 2 0 3 0 4 1 0 2 0 3 0 8 0 8 1 8 4 0 17 0 34 0 50 0 3 0 4-8 4-1 0-2 0-3 0 0 2 0 3 0 5 22 0 44 0 67 0 1-9 2-18 3-27z"><text:p/></draw:path><draw:path draw:style-name="gr597" draw:text-style-name="P28" svg:width="0.024cm" svg:height="0.065cm" svg:x="1.058cm" svg:y="0.003cm" svg:viewBox="0 0 25 66" svg:d="M18 6c0-3-3-6-7-6-3 0-6 2-6 6 0 3 3 6 6 6 4 0 7-3 7-6zM0 24c0 2 0 3 0 4 8 0 8 1 8 6 0 8 0 16 0 24 0 3 0 4-6 4-1 0-1 0-2 0 0 1 0 2 0 4 4-1 8-1 13-1 4 0 9 0 12 1 0-2 0-3 0-4-6 0-8 0-8-4 0-12 0-24 0-35-6 0-11 0-17 1z"><text:p/></draw:path><draw:path draw:style-name="gr597" draw:text-style-name="P28" svg:width="0.061cm" svg:height="0.067cm" svg:x="1.099cm" svg:y="0cm" svg:viewBox="0 0 62 68" svg:d="M33 41c2 0 11-7 12-7 7-4 12-4 14-4 0-2 0-3 0-4-4 0-7 0-9 0-4 0-10 0-13 0 0 1 0 2 0 4 1 0 0 1 1 1 0 1 0 2-3 4-6 4-12 7-17 11 0-15 0-30 0-46-6 1-12 1-18 1 0 2 0 3 0 5 8 0 9 0 9 5 0 16 0 32 0 48 0 4 0 4-7 4-1 0-1 0-2 0 0 2 0 3 0 5 4-1 9-1 13-1s9 0 13 1c0-2 0-3 0-5 0 0-1 0-2 0-7 0-7 0-7-4 0-2 0-5 0-8 3-2 6-4 9-5 4 3 8 8 12 12 2 1 3 3 3 4s-2 1-3 1c0 2 0 3 0 5 5-1 12-1 14-1 3 0 6 0 10 1 0-2 0-3 0-5-4 0-7 0-12-4-6-6-11-12-17-18z"><text:p/></draw:path><draw:path draw:style-name="gr597" draw:text-style-name="P28" svg:width="0.049cm" svg:height="0.044cm" svg:x="1.17cm" svg:y="0.025cm" svg:viewBox="0 0 50 45" svg:d="M47 22c3 0 3 0 3-3 0-6-3-19-23-19-16 0-27 11-27 22 0 13 13 23 29 23 17 0 21-11 21-13 0-1-1-1-1-1-2 0-2 0-3 1-3 7-11 9-17 9-8 0-13-4-15-5-4-5-4-12-4-14 13 0 25 0 37 0zM11 19c1-13 11-16 16-16 15 0 16 13 16 16-11 0-21 0-32 0z"><text:p/></draw:path><draw:path draw:style-name="gr597" draw:text-style-name="P28" svg:width="0.025cm" svg:height="0.067cm" svg:x="1.236cm" svg:y="0cm" svg:viewBox="0 0 26 68" svg:d="M18 0c-6 1-12 1-18 1 0 2 0 3 0 5 8 0 9 0 9 5 0 16 0 32 0 48 0 4 0 4-7 4-1 0-1 0-2 0 0 2 0 3 0 5 5-1 8-1 13-1 4 0 9 0 13 1 0-2 0-3 0-5h-1c-7 0-7 0-7-4 0-20 0-39 0-59z"><text:p/></draw:path><draw:path draw:style-name="gr597" draw:text-style-name="P28" svg:width="0.025cm" svg:height="0.065cm" svg:x="1.279cm" svg:y="0.003cm" svg:viewBox="0 0 26 66" svg:d="M18 6c0-3-3-6-7-6-3 0-6 2-6 6 0 3 3 6 6 6 4 0 7-3 7-6zM1 24c0 2 0 3 0 4 7 0 8 1 8 6 0 8 0 16 0 24 0 3 0 4-7 4-1 0-1 0-2 0 0 1 0 2 0 4 4-1 9-1 13-1s9 0 13 1c0-2 0-3 0-4-7 0-8 0-8-4 0-12 0-24 0-35-6 0-11 0-17 1z"><text:p/></draw:path><draw:path draw:style-name="gr597" draw:text-style-name="P28" svg:width="0.062cm" svg:height="0.067cm" svg:x="1.321cm" svg:y="0cm" svg:viewBox="0 0 63 68" svg:d="M55 38c0-10-9-14-18-14-12 0-18 7-20 9 0-11 0-22 0-33-6 1-11 1-17 1 0 2 0 3 0 5 8 0 8 0 8 5 0 16 0 32 0 48 0 4 0 4-6 4-1 0-1 0-2 0 0 2 0 3 0 5 4-1 9-1 13-1 5 0 9 0 13 1 0-2 0-3 0-5h-1c-7 0-7 0-7-4 0-5 0-11 0-16 0-11 11-15 17-15 8 0 10 4 10 10 0 8 0 14 0 21 0 4 0 4-7 4 0 0-1 0-2 0 0 2 0 3 0 5 5-1 9-1 14-1 4 0 9 0 13 1 0-2 0-3 0-5-1 0-1 0-2 0-6 0-6 0-6-4 0-7 0-13 0-21z"><text:p/></draw:path><draw:path draw:style-name="gr597" draw:text-style-name="P28" svg:width="0.057cm" svg:height="0.044cm" svg:x="1.398cm" svg:y="0.025cm" svg:viewBox="0 0 58 45" svg:d="M58 23c0-12-12-23-29-23-16 0-29 11-29 23s13 22 29 22c17 0 29-10 29-22zM29 41c-18 0-18-14-18-19 0-4 0-19 18-19s18 15 18 19c0 5 0 19-18 19z"><text:p/></draw:path><draw:path draw:style-name="gr597" draw:text-style-name="P28" svg:width="0.057cm" svg:height="0.044cm" svg:x="1.474cm" svg:y="0.025cm" svg:viewBox="0 0 58 45" svg:d="M58 23c0-12-13-23-29-23-17 0-29 11-29 23s13 22 29 22c17 0 29-10 29-22zM29 41c-18 0-18-14-18-19 0-4-1-19 18-19 18 0 18 15 18 19 0 5 0 19-18 19z"><text:p/></draw:path><draw:path draw:style-name="gr597" draw:text-style-name="P28" svg:width="0.063cm" svg:height="0.068cm" svg:x="1.55cm" svg:y="0cm" svg:viewBox="0 0 64 69" svg:d="M37 1c0 2 0 3 0 5 7 0 9 0 9 5 0 6 0 12 0 19-3-2-8-6-17-6-16 0-29 10-29 23 0 11 12 22 28 22 8 0 14-4 17-6 0 2 0 4 0 6 6-1 13-1 19-1 0-2 0-3 0-5-8 0-9 0-9-5 0-20 0-39 0-58-6 1-12 1-18 1zM45 57c-5 7-13 8-17 8-5 0-11-2-14-6-3-3-3-9-3-12s0-9 4-14c4-4 10-5 14-5 3 0 11 0 16 7 0 7 0 15 0 22z"><text:p/></draw:path><draw:path draw:style-name="gr597" draw:text-style-name="P28" svg:width="0.101cm" svg:height="0.064cm" svg:x="0.977cm" svg:y="0.153cm" svg:viewBox="0 0 102 65" svg:d="M102 6c0-5 0-6-4-6-22 0-69 9-98 57 0 1 0 2 0 4 0 4 1 4 5 4s5 0 5-1c18-26 47-40 90-40 2 0 2-2 2-6s0-8 0-12z"><text:p/></draw:path><draw:path draw:style-name="gr597" draw:text-style-name="P28" svg:width="0.118cm" svg:height="0.023cm" svg:x="1.077cm" svg:y="0.153cm" svg:viewBox="0 0 119 24" svg:d="M0 0c40 0 80 0 119 0 0 8 0 16 0 24-39 0-79 0-119 0 0-8 0-16 0-24z"><text:p/></draw:path><draw:path draw:style-name="gr597" draw:text-style-name="P28" svg:width="0.101cm" svg:height="0.064cm" svg:x="1.195cm" svg:y="0.111cm" svg:viewBox="0 0 102 65" svg:d="M102 5c0-4-1-5-5-5-5 0-5 1-6 2-17 25-46 39-89 40-2 0-2 1-2 5 0 5 0 9 0 13 0 5 0 5 4 5 22 0 69-9 98-57 0-1 0-2 0-3z"><text:p/></draw:path><draw:path draw:style-name="gr597" draw:text-style-name="P28" svg:width="0.101cm" svg:height="0.064cm" svg:x="1.287cm" svg:y="0.111cm" svg:viewBox="0 0 102 65" svg:d="M102 47c0-4 0-5-3-5-13 0-34-2-53-10-23-11-31-23-36-31-1-1-2-1-5-1-5 0-5 1-5 5 0 1 0 2 0 3 28 48 76 57 97 57 5 0 5 0 5-5 0-4 0-8 0-13z"><text:p/></draw:path><draw:path draw:style-name="gr597" draw:text-style-name="P28" svg:width="0.118cm" svg:height="0.023cm" svg:x="1.386cm" svg:y="0.153cm" svg:viewBox="0 0 119 24" svg:d="M0 0c40 0 80 0 119 0 0 8 0 16 0 24-39 0-79 0-119 0 0-8 0-16 0-24z"><text:p/></draw:path><draw:path draw:style-name="gr597" draw:text-style-name="P28" svg:width="0.101cm" svg:height="0.064cm" svg:x="1.504cm" svg:y="0.153cm" svg:viewBox="0 0 102 65" svg:d="M102 57c-29-48-76-57-98-57-4 0-4 1-4 6 0 4 0 8 0 12 0 5 0 6 3 6 13 0 34 2 53 10 23 10 31 23 36 30 1 1 2 1 5 1 5 0 5 0 5-4 0-2 0-3 0-4z"><text:p/></draw:path><draw:path draw:style-name="gr597" draw:text-style-name="P28" svg:width="0.15cm" svg:height="0.132cm" svg:x="0.991cm" svg:y="0.25cm" svg:viewBox="0 0 151 133" svg:d="M55 72c12 0 24 0 36 0 30 0 60-20 60-43 0-15-15-29-42-29-23 0-45 0-68 0-4 0-7 0-7 4 0 2 2 2 6 2 3 0 7 1 9 1 4 0 5 1 5 3 0 1 0 1-1 3-9 35-18 70-28 105-2 8-3 9-19 9-4 0-6 0-6 4 0 2 2 2 3 2 6 0 21 0 27 0 4 0 9 0 13 0 5 0 10 0 14 0 1 0 4 0 4-4 0-2-2-2-6-2-8 0-14 0-14-3 0-1 1-2 1-4 4-16 9-32 13-48zM70 14c3-7 3-8 12-8 6 0 13 0 20 0 17 0 29 6 29 19 0 8-4 24-13 32-10 8-23 10-32 10-10 0-20 0-30 0 5-18 9-35 14-53z"><text:p/></draw:path><draw:path draw:style-name="gr597" draw:text-style-name="P28" svg:width="0.048cm" svg:height="0.194cm" svg:x="1.168cm" svg:y="0.236cm" svg:viewBox="0 0 49 195" svg:d="M49 193c0-1 0-1-4-4-26-25-33-62-33-92 0-34 8-68 34-92 3-2 3-3 3-3 0-1-1-2-2-2-3 0-21 13-34 38-11 21-13 43-13 59s2 39 14 61c12 24 30 37 33 37 1 0 2-1 2-2z"><text:p/></draw:path><draw:path draw:style-name="gr597" draw:text-style-name="P28" svg:width="0.104cm" svg:height="0.087cm" svg:x="1.235cm" svg:y="0.296cm" svg:viewBox="0 0 105 88" svg:d="M64 27c1-5 6-23 21-23 1 0 6 0 10 3-5 1-9 6-9 10s2 7 8 7c4 0 11-3 11-11 0-10-13-13-20-13-12 0-20 11-22 15-5-13-16-15-23-15-21 0-33 25-33 30 0 2 1 2 2 2 2 0 2 0 3-2 7-21 21-26 28-26 4 0 12 2 12 13 0 6-4 20-12 47-3 12-11 20-20 20-1 0-6 0-10-2 4-2 9-5 9-11s-5-7-8-7c-6 0-11 5-11 11 0 9 10 13 20 13 14 0 21-13 22-15 2 7 10 15 23 15 21 0 33-25 33-30 0-1-1-1-2-1-2 0-2 0-3 1-7 21-21 26-28 26-8 0-12-6-12-13 0-4 2-8 4-17s5-18 7-27z"><text:p/></draw:path><draw:path draw:style-name="gr597" draw:text-style-name="P28" svg:width="0.007cm" svg:height="0.194cm" svg:x="1.374cm" svg:y="0.236cm" svg:viewBox="0 0 8 195" svg:d="M8 7c0-4 0-7-4-7s-4 3-4 7c0 60 0 120 0 181 0 3 0 7 4 7s4-4 4-7c0-61 0-121 0-181z"><text:p/></draw:path><draw:path draw:style-name="gr597" draw:text-style-name="P28" svg:width="0.096cm" svg:height="0.125cm" svg:x="1.414cm" svg:y="0.296cm" svg:viewBox="0 0 97 126" svg:d="M97 12c0-3 0-3 0-5 0-3-3-5-6-5-2 0-5 1-7 4-1 1-2 7-3 11-2 5-3 10-4 15-3 12-7 24-10 36 0 2-10 16-24 16-11 0-12-9-12-16 0-9 3-21 10-38 3-8 4-10 4-14 0-9-7-16-17-16-20 0-28 28-28 30s2 2 2 2c3 0 3 0 4-4 6-18 14-24 22-24 1 0 4 0 4 7 0 5-1 10-3 13-9 21-12 32-12 41 0 18 13 23 26 23 8 0 15-3 21-9-3 11-5 20-14 30-6 7-13 13-23 13-3 0-13-1-16-8 3 0 6 0 9-2 2-3 4-5 4-9 0-6-5-6-8-6-5 0-11 2-11 12s9 17 22 17c22 0 43-18 49-39 7-25 14-50 21-75z"><text:p/></draw:path><draw:path draw:style-name="gr597" draw:text-style-name="P28" svg:width="0.048cm" svg:height="0.194cm" svg:x="1.531cm" svg:y="0.236cm" svg:viewBox="0 0 49 195" svg:d="M49 97c0-15-2-38-14-60-13-24-31-37-33-37-1 0-2 1-2 2 0 0 0 1 4 4 21 20 33 51 33 91 0 33-8 68-34 93-3 2-3 2-3 3s1 2 2 2c2 0 21-13 33-38 11-22 14-43 14-60z"><text:p/></draw:path><draw:path draw:style-name="gr597" draw:text-style-name="P28" svg:width="0.075cm" svg:height="0.066cm" svg:x="1.718cm" svg:y="0.003cm" svg:viewBox="0 0 76 67" svg:d="M23 37c8 0 15 0 23 0 14 0 30-8 30-18 0-11-14-19-31-19-15 0-30 0-45 0 0 2 0 3 0 4 1 0 2 0 3 0 8 0 8 1 8 4 0 17 0 34 0 50 0 3 0 4-8 4-1 0-2 0-3 0 0 2 0 3 0 5 5 0 11-1 17-1s13 1 18 1c0-2 0-3 0-5-1 0-3 0-4 0-8 0-8-1-8-4 0-7 0-14 0-21zM43 4c16 0 20 7 20 15s-4 14-21 14c-7 0-13 0-20 0 0-8 0-17 0-25 0-3 0-4 6-4 4 0 10 0 15 0z"><text:p/></draw:path><draw:path draw:style-name="gr597" draw:text-style-name="P28" svg:width="0.042cm" svg:height="0.042cm" svg:x="1.811cm" svg:y="0.026cm" svg:viewBox="0 0 43 43" svg:d="M18 22c0-10 5-19 16-19-1 1-2 1-2 4 0 4 3 5 5 5 3 0 6-2 6-5 0-4-4-7-9-7-6 0-12 3-17 11 0-4 0-7 0-11-6 1-11 1-17 1 0 2 0 3 0 5 8 0 9 0 9 5 0 8 0 16 0 24 0 3 0 4-7 4 0 0-1 0-2 0 0 2 0 3 0 4 5 0 10 0 14 0 5 0 11 0 15 0 0-1 0-2 0-4-1 0-2 0-3 0-8 0-8-1-8-4 0-4 0-9 0-13z"><text:p/></draw:path><draw:path draw:style-name="gr597" draw:text-style-name="P28" svg:width="0.024cm" svg:height="0.065cm" svg:x="1.869cm" svg:y="0.003cm" svg:viewBox="0 0 25 66" svg:d="M18 6c0-3-3-6-7-6-3 0-6 2-6 6 0 3 3 6 6 6 4 0 7-3 7-6zM1 24c0 2 0 3 0 4 7 0 7 1 7 6 0 8 0 16 0 24 0 3 0 4-6 4-1 0-1 0-2 0 0 1 0 2 0 4 4-1 8-1 13-1 4 0 9 0 12 1 0-2 0-3 0-4-6 0-8 0-8-4 0-12 0-24 0-35-5 0-11 0-16 1z"><text:p/></draw:path><draw:path draw:style-name="gr597" draw:text-style-name="P28" svg:width="0.057cm" svg:height="0.044cm" svg:x="1.91cm" svg:y="0.025cm" svg:viewBox="0 0 58 45" svg:d="M58 23c0-12-12-23-29-23-16 0-29 11-29 23s13 22 29 22c17 0 29-10 29-22zM29 41c-18 0-18-14-18-19 0-4 0-19 18-19s18 15 18 19c0 5 0 19-18 19z"><text:p/></draw:path><draw:path draw:style-name="gr597" draw:text-style-name="P28" svg:width="0.042cm" svg:height="0.042cm" svg:x="1.983cm" svg:y="0.026cm" svg:viewBox="0 0 43 43" svg:d="M17 22c0-10 6-19 16-19-1 1-1 1-1 4 0 4 3 5 5 5 3 0 6-2 6-5 0-4-5-7-10-7s-12 3-16 11c0-4 0-7 0-11-6 1-12 1-17 1 0 2 0 3 0 5 8 0 8 0 8 5 0 8 0 16 0 24 0 3 0 4-6 4-1 0-1 0-2 0 0 2 0 3 0 4 4 0 9 0 14 0s10 0 15 0c0-1 0-2 0-4-1 0-2 0-3 0-9 0-9-1-9-4 0-4 0-9 0-13z"><text:p/></draw:path><draw:path draw:style-name="gr597" draw:text-style-name="P28" svg:width="0.101cm" svg:height="0.064cm" svg:x="1.646cm" svg:y="0.153cm" svg:viewBox="0 0 102 65" svg:d="M102 6c0-5 0-6-5-6-21 0-69 9-97 57 0 1 0 2 0 4 0 4 0 4 5 4 4 0 4 0 5-1 18-26 46-40 89-40 3 0 3-2 3-6s0-8 0-12z"><text:p/></draw:path><draw:path draw:style-name="gr597" draw:text-style-name="P28" svg:width="0.029cm" svg:height="0.023cm" svg:x="1.745cm" svg:y="0.153cm" svg:viewBox="0 0 30 24" svg:d="M0 0c10 0 20 0 30 0 0 8 0 16 0 24-10 0-20 0-30 0 0-8 0-16 0-24z"><text:p/></draw:path><draw:path draw:style-name="gr597" draw:text-style-name="P28" svg:width="0.101cm" svg:height="0.064cm" svg:x="1.773cm" svg:y="0.111cm" svg:viewBox="0 0 102 65" svg:d="M102 5c0-4-1-5-5-5s-5 1-5 2c-18 25-47 39-90 40-2 0-2 1-2 5 0 5 0 9 0 13 0 5 0 5 4 5 22 0 69-9 98-57 0-1 0-2 0-3z"><text:p/></draw:path><draw:path draw:style-name="gr597" draw:text-style-name="P28" svg:width="0.101cm" svg:height="0.064cm" svg:x="1.865cm" svg:y="0.111cm" svg:viewBox="0 0 102 65" svg:d="M102 47c0-4 0-5-3-5-13 0-34-2-53-10-23-11-31-23-36-31-1-1-2-1-5-1-5 0-5 1-5 5 0 1 0 2 0 3 29 48 76 57 98 57 4 0 4 0 4-5 0-4 0-8 0-13z"><text:p/></draw:path><draw:path draw:style-name="gr597" draw:text-style-name="P28" svg:width="0.029cm" svg:height="0.023cm" svg:x="1.965cm" svg:y="0.153cm" svg:viewBox="0 0 30 24" svg:d="M0 0c10 0 20 0 30 0 0 8 0 16 0 24-10 0-20 0-30 0 0-8 0-16 0-24z"><text:p/></draw:path><draw:path draw:style-name="gr597" draw:text-style-name="P28" svg:width="0.101cm" svg:height="0.064cm" svg:x="1.993cm" svg:y="0.153cm" svg:viewBox="0 0 102 65" svg:d="M102 57c-29-48-76-57-98-57-4 0-4 1-4 6 0 4 0 8 0 12 0 5 0 6 3 6 13 0 34 2 53 10 23 10 31 23 36 30 1 1 2 1 5 1 5 0 5 0 5-4 0-2 0-3 0-4z"><text:p/></draw:path><draw:path draw:style-name="gr597" draw:text-style-name="P28" svg:width="0.15cm" svg:height="0.132cm" svg:x="1.655cm" svg:y="0.25cm" svg:viewBox="0 0 151 133" svg:d="M56 72c12 0 23 0 35 0 30 0 60-20 60-43 0-15-14-29-42-29-23 0-45 0-68 0-4 0-7 0-7 4 0 2 3 2 7 2 2 0 6 1 9 1s4 1 4 3c0 1 0 1-1 3-9 35-18 70-28 105-2 8-2 9-19 9-4 0-6 0-6 4 0 2 2 2 3 2 6 0 21 0 27 0 4 0 9 0 14 0 4 0 9 0 13 0 2 0 4 0 4-4 0-2-2-2-5-2-8 0-14 0-14-3 0-1 0-2 1-4 4-16 9-32 13-48zM71 14c2-7 2-8 11-8 7 0 14 0 21 0 17 0 28 6 28 19 0 8-4 24-12 32-11 8-24 10-33 10-10 0-20 0-30 0 5-18 10-35 15-53z"><text:p/></draw:path><draw:path draw:style-name="gr597" draw:text-style-name="P28" svg:width="0.048cm" svg:height="0.194cm" svg:x="1.832cm" svg:y="0.236cm" svg:viewBox="0 0 49 195" svg:d="M49 193c0-1 0-1-3-4-27-25-33-62-33-92 0-34 7-68 33-92 3-2 3-3 3-3 0-1-1-2-2-2-2 0-21 13-34 38-11 21-13 43-13 59s2 39 14 61c12 24 31 37 33 37 1 0 2-1 2-2z"><text:p/></draw:path><draw:path draw:style-name="gr597" draw:text-style-name="P28" svg:width="0.096cm" svg:height="0.125cm" svg:x="1.9cm" svg:y="0.296cm" svg:viewBox="0 0 97 126" svg:d="M97 12c0-3 0-3 0-5 0-3-3-5-6-5-2 0-5 1-7 4-1 1-2 7-3 11-2 5-3 10-4 15-3 12-7 24-10 36 0 2-10 16-24 16-11 0-12-9-12-16 0-9 3-21 10-38 3-8 4-10 4-14 0-9-7-16-17-16-20 0-28 28-28 30s2 2 2 2c3 0 3 0 4-4 6-18 14-24 22-24 1 0 4 0 4 7 0 5-1 10-3 13-9 21-12 32-12 41 0 18 13 23 26 23 8 0 15-3 21-9-3 11-5 20-14 30-6 7-13 13-23 13-3 0-13-1-16-8 3 0 6 0 9-2 2-3 4-5 4-9 0-6-5-6-8-6-5 0-11 2-11 12s9 17 22 17c22 0 43-18 49-39 7-25 14-50 21-75z"><text:p/></draw:path><draw:path draw:style-name="gr597" draw:text-style-name="P28" svg:width="0.048cm" svg:height="0.194cm" svg:x="2.017cm" svg:y="0.236cm" svg:viewBox="0 0 49 195" svg:d="M49 97c0-15-2-38-14-60-13-24-31-37-33-37-1 0-2 1-2 2 0 0 0 1 4 4 21 20 33 51 33 91 0 33-8 68-34 93-3 2-3 2-3 3s1 2 2 2c2 0 21-13 33-38 11-22 14-43 14-60z"><text:p/></draw:path><draw:path draw:style-name="gr597" draw:text-style-name="P28" svg:width="1.128cm" svg:height="0.007cm" svg:x="0.958cm" svg:y="0.438cm" svg:viewBox="0 0 1129 8" svg:d="M0 0c376 0 753 0 1129 0 0 3 0 5 0 8-376 0-753 0-1129 0 0-3 0-5 0-8z"><text:p/></draw:path><draw:path draw:style-name="gr597" draw:text-style-name="P28" svg:width="0.15cm" svg:height="0.132cm" svg:x="1.113cm" svg:y="0.467cm" svg:viewBox="0 0 151 133" svg:d="M56 72c12 0 23 0 35 0 30 0 60-21 60-43 0-15-14-29-42-29-23 0-45 0-68 0-4 0-7 0-7 3s3 3 7 3c2 0 6 0 9 0 3 1 4 1 4 3 0 1 0 2-1 4-9 35-18 70-28 105-2 7-2 9-19 9-4 0-6 0-6 3s2 3 3 3c6 0 21-1 27-1 4 0 9 1 14 1 4 0 9 0 13 0 2 0 4 0 4-4 0-2-2-2-5-2-8 0-14 0-14-4 0-1 0-2 1-3 4-16 9-32 13-48zM71 13c2-6 2-7 11-7 7 0 14 0 21 0 17 0 28 5 28 18 0 8-4 25-12 32-11 9-24 10-33 10-10 0-19 0-30 0 5-18 10-35 15-53z"><text:p/></draw:path><draw:path draw:style-name="gr597" draw:text-style-name="P28" svg:width="0.048cm" svg:height="0.194cm" svg:x="1.29cm" svg:y="0.453cm" svg:viewBox="0 0 49 195" svg:d="M49 193c0 0 0-1-3-4-27-25-33-62-33-91 0-34 7-68 33-92 3-3 3-3 3-4s-1-2-2-2c-2 0-21 13-34 38-10 21-13 43-13 60 0 15 2 39 14 60 13 25 31 37 33 37 1 0 2-1 2-2z"><text:p/></draw:path><draw:path draw:style-name="gr597" draw:text-style-name="P28" svg:width="0.104cm" svg:height="0.087cm" svg:x="1.358cm" svg:y="0.513cm" svg:viewBox="0 0 105 88" svg:d="M64 27c2-5 7-23 21-23 1 0 6 0 11 3-6 1-10 6-10 11 0 3 2 6 8 6 4 0 11-3 11-11 0-10-12-13-19-13-13 0-20 11-22 15-6-13-17-15-23-15-22 0-34 26-34 30 0 2 1 2 2 2 2 0 2 0 3-2 7-21 21-26 28-26 4 0 12 2 12 14 0 5-4 19-12 46-3 12-11 20-20 20-1 0-6 0-10-2 5-2 10-5 10-11 0-5-5-7-8-7-7 0-12 5-12 11 0 9 11 13 20 13 14 0 21-13 22-14 2 7 10 14 23 14 21 0 33-25 33-30 0-1-1-1-2-1-2 0-2 0-2 2-8 20-22 25-29 25-8 0-11-6-11-13 0-4 1-8 4-17 2-8 4-18 6-27z"><text:p/></draw:path><draw:path draw:style-name="gr597" draw:text-style-name="P28" svg:width="0.048cm" svg:height="0.194cm" svg:x="1.484cm" svg:y="0.453cm" svg:viewBox="0 0 49 195" svg:d="M49 98c0-16-2-39-14-61-13-24-31-37-33-37-1 0-2 1-2 2s0 1 4 5c21 19 33 50 33 91 0 33-8 67-34 92-3 2-3 3-3 3 0 1 1 2 2 2 2 0 21-13 33-38 11-22 14-43 14-59z"><text:p/></draw:path><draw:path draw:style-name="gr597" draw:text-style-name="P28" svg:width="0.101cm" svg:height="0.064cm" svg:x="1.1cm" svg:y="0.665cm" svg:viewBox="0 0 102 65" svg:d="M102 47c0-5 0-5-3-5-13-1-34-2-53-11-23-10-31-23-36-30-1-1-2-1-5-1-5 0-5 0-5 5 0 1 0 2 0 3 28 48 76 57 97 57 5 0 5-1 5-6 0-3 0-8 0-12z"><text:p/></draw:path><draw:path draw:style-name="gr597" draw:text-style-name="P28" svg:width="0.034cm" svg:height="0.022cm" svg:x="1.2cm" svg:y="0.707cm" svg:viewBox="0 0 35 23" svg:d="M0 0c11 0 23 0 35 0 0 8 0 16 0 23-12 0-24 0-35 0 0-7 0-15 0-23z"><text:p/></draw:path><draw:path draw:style-name="gr597" draw:text-style-name="P28" svg:width="0.101cm" svg:height="0.064cm" svg:x="1.233cm" svg:y="0.707cm" svg:viewBox="0 0 102 65" svg:d="M102 57c-29-48-76-57-98-57-4 0-4 0-4 6 0 3 0 8 0 12s0 5 3 5c13 0 34 2 53 10 22 11 31 24 36 31 1 1 2 1 5 1 4 0 5 0 5-5 0-1 0-2 0-3z"><text:p/></draw:path><draw:path draw:style-name="gr597" draw:text-style-name="P28" svg:width="0.101cm" svg:height="0.064cm" svg:x="1.325cm" svg:y="0.707cm" svg:viewBox="0 0 102 65" svg:d="M102 6c0-6 0-6-4-6-22 0-69 9-98 57 0 1 0 2 0 3 0 5 0 5 5 5 4 0 4 0 5-2 18-25 46-39 90-40 2 0 2-1 2-5s0-9 0-12z"><text:p/></draw:path><draw:path draw:style-name="gr597" draw:text-style-name="P28" svg:width="0.034cm" svg:height="0.022cm" svg:x="1.424cm" svg:y="0.707cm" svg:viewBox="0 0 35 23" svg:d="M0 0c11 0 23 0 35 0 0 8 0 16 0 23-12 0-24 0-35 0 0-7 0-15 0-23z"><text:p/></draw:path><draw:path draw:style-name="gr597" draw:text-style-name="P28" svg:width="0.101cm" svg:height="0.064cm" svg:x="1.457cm" svg:y="0.665cm" svg:viewBox="0 0 102 65" svg:d="M102 5c0-5 0-5-5-5-4 0-4 0-5 1-18 26-46 40-90 41-2 0-2 1-2 5s0 9 0 12c0 5 0 6 4 6 22 0 69-9 98-57 0-1 0-2 0-3z"><text:p/></draw:path><draw:path draw:style-name="gr597" draw:text-style-name="P28" svg:width="0.078cm" svg:height="0.065cm" svg:x="1.056cm" svg:y="0.812cm" svg:viewBox="0 0 79 66" svg:d="M79 39c-1 0-3 0-4 0-3 17-7 23-28 23-6 0-12 0-19 0-5 0-5-1-5-4 0-8 0-16 0-24 4 0 8 0 12 0 11 0 14 2 14 12 1 0 3 0 4 0 0-9 0-19 0-28-1 0-3 0-4 0 0 10-3 11-14 11-4 0-8 0-12 0 0-7 0-14 0-21 0-3 0-4 5-4 6 0 13 0 19 0 17 0 22 4 24 19 2 0 3 0 5 0-2-7-3-15-4-23-24 0-48 0-72 0 0 2 0 3 0 4 1 0 2 0 3 0 8 0 8 1 8 4 0 17 0 33 0 50 0 3 0 4-8 4-1 0-2 0-3 0 0 1 0 2 0 4 25 0 49 0 74 0 2-9 3-18 5-27z"><text:p/></draw:path><draw:path draw:style-name="gr597" draw:text-style-name="P28" svg:width="0.063cm" svg:height="0.042cm" svg:x="1.148cm" svg:y="0.836cm" svg:viewBox="0 0 64 43" svg:d="M53 11c2-4 4-7 11-7 0-1 0-2 0-4-3 1-6 1-9 1-4 0-8 0-11-1 0 2 0 3 0 4 3 0 5 2 5 4 0 1-1 1-1 2-5 8-9 16-14 24-5-8-9-17-14-26l-1-1c0-3 4-3 6-3 0-1 0-2 0-4-5 1-12 1-13 1-4 0-7 0-12-1 0 2 0 3 0 4 7 0 8 0 10 3 6 11 12 23 18 34 1 1 1 2 4 2 2 0 3-1 3-2 6-10 12-20 18-30z"><text:p/></draw:path><draw:path draw:style-name="gr597" draw:text-style-name="P28" svg:width="0.024cm" svg:height="0.065cm" svg:x="1.227cm" svg:y="0.812cm" svg:viewBox="0 0 25 66" svg:d="M18 6c0-3-3-6-7-6-3 0-6 2-6 6 0 3 3 6 6 6 4 0 7-3 7-6zM0 24c0 2 0 3 0 4 8 0 8 1 8 6 0 8 0 16 0 24 0 3 0 4-6 4-1 0-1 0-2 0 0 1 0 2 0 4 4 0 8-1 13-1 4 0 9 1 12 1 0-2 0-3 0-4-6 0-8 0-8-4 0-12 0-24 0-35-6 0-11 0-17 1z"><text:p/></draw:path><draw:path draw:style-name="gr597" draw:text-style-name="P28" svg:width="0.063cm" svg:height="0.068cm" svg:x="1.268cm" svg:y="0.811cm" svg:viewBox="0 0 64 69" svg:d="M37 1c0 2 0 3 0 5 8 0 9 0 9 5 0 6 0 13 0 19-2-2-8-6-17-6-16 0-29 10-29 23 0 12 12 22 28 22 9 0 15-4 18-6 0 2 0 4 0 6 6-1 12-1 18-1 0-2 0-3 0-5-8 0-9 0-9-5 0-19 0-39 0-58-6 1-12 1-18 1zM46 57c-6 7-14 8-17 8-6 0-11-1-15-6-3-3-3-9-3-12s0-9 5-14c3-3 9-5 14-5 3 0 10 0 16 7 0 7 0 15 0 22z"><text:p/></draw:path><draw:path draw:style-name="gr597" draw:text-style-name="P28" svg:width="0.05cm" svg:height="0.044cm" svg:x="1.346cm" svg:y="0.834cm" svg:viewBox="0 0 51 45" svg:d="M47 22c3 0 4 0 4-3 0-6-4-19-23-19-17 0-28 11-28 22 0 13 13 23 29 23 17 0 22-11 22-13 0-1-2-1-2-1-2 0-2 0-3 1-3 7-11 10-17 10-8 0-13-5-15-6-3-5-3-12-3-14 12 0 24 0 36 0zM11 19c1-13 11-16 16-16 15 0 16 13 16 16-11 0-21 0-32 0z"><text:p/></draw:path><draw:path draw:style-name="gr597" draw:text-style-name="P28" svg:width="0.063cm" svg:height="0.042cm" svg:x="1.412cm" svg:y="0.835cm" svg:viewBox="0 0 64 43" svg:d="M55 14c0-11-8-14-18-14-11 0-17 6-20 10 0-3 0-7 0-10-6 1-11 1-17 1 0 2 0 3 0 5 8 0 9 0 9 5 0 8 0 16 0 24 0 3 0 4-7 4 0 0-1 0-2 0 0 2 0 3 0 4 5 0 9 0 14 0 4 0 9 0 13 0 0-1 0-2 0-4-1 0-1 0-2 0-6 0-6-1-6-4 0-6 0-11 0-17 0-11 10-15 17-15 8 0 10 5 10 11 0 7 0 14 0 21 0 3 0 4-8 4h-1c0 2 0 3 0 4 4 0 9 0 13 0 5 0 9 0 14 0 0-1 0-2 0-4-1 0-2 0-2 0-7 0-7-1-7-4 0-7 0-14 0-21z"><text:p/></draw:path><draw:path draw:style-name="gr597" draw:text-style-name="P28" svg:width="0.049cm" svg:height="0.044cm" svg:x="1.49cm" svg:y="0.834cm" svg:viewBox="0 0 50 45" svg:d="M40 4c-2 2-2 3-2 5 0 3 2 5 5 5s6-1 6-5c0-8-12-9-19-9-21 0-30 13-30 23 0 12 13 22 28 22 19 0 22-12 22-13s-1-1-2-1c-2 0-2 0-2 1-4 9-12 10-16 10-9 0-19-6-19-19 0-5 1-10 5-14 4-5 11-5 14-5 4 0 6 0 10 0z"><text:p/></draw:path><draw:path draw:style-name="gr597" draw:text-style-name="P28" svg:width="0.05cm" svg:height="0.044cm" svg:x="1.554cm" svg:y="0.834cm" svg:viewBox="0 0 51 45" svg:d="M48 22c2 0 3 0 3-3 0-6-4-19-23-19-17 0-28 11-28 22 0 13 13 23 29 23 17 0 22-11 22-13 0-1-2-1-2-1-2 0-2 0-3 1-2 7-10 10-16 10-9 0-13-5-15-6-4-5-4-12-4-14 12 0 24 0 37 0zM11 19c2-13 12-16 17-16 14 0 15 13 15 16-11 0-21 0-32 0z"><text:p/></draw:path></draw:g></text:p></draw:text-box></draw:frame><text:span text:style-name="T99"><text:s/></text:span><text:span text:style-name="T51"><draw:g text:anchor-type="as-char" svg:y="-0.159cm" draw:z-index="40" draw:name="Shape29" draw:style-name="gr596"><svg:title>TexMaths</svg:title><svg:desc>6§inline§\hat{y} = \arg \max_y P(y|x) = \arg \max_y P(x|y)P(y)§svg§600§TRUE§</svg:desc><draw:path draw:style-name="gr597" draw:text-style-name="P28" svg:width="0.055cm" svg:height="0.032cm" svg:x="0.033cm" svg:y="0.011cm" svg:viewBox="0 0 56 33" svg:d="M28 0c-9 10-18 19-28 29 1 1 2 2 4 4 8-8 16-15 24-22 9 7 16 14 25 22 1-2 2-3 3-4-9-10-18-19-28-29z"><text:p/></draw:path><draw:path draw:style-name="gr597" draw:text-style-name="P28" svg:width="0.096cm" svg:height="0.135cm" svg:x="0cm" svg:y="0.064cm" svg:viewBox="0 0 97 136" svg:d="M97 13c0-3 0-3 0-5 0-4-3-6-6-6-2 0-5 2-7 5-1 1-2 7-3 11-1 5-3 11-4 17-3 13-7 25-10 38 0 3-9 18-24 18-10 0-12-9-12-17 0-10 3-23 10-41 3-9 5-11 5-16 0-9-8-17-18-17-20 0-28 31-28 33s2 2 3 2c2 0 2-1 3-4 6-20 14-26 22-26 1 0 5 0 5 6s-2 11-4 15c-8 23-12 35-12 44 0 19 13 26 26 26 8 0 15-4 21-10-3 11-5 22-14 32-5 7-13 13-23 13-3 0-13 0-16-8 3 0 6 0 9-3 2-2 4-4 4-8 0-7-5-7-8-7-5 0-11 3-11 13s9 18 22 18c22 0 43-19 49-43 7-27 14-53 21-80z"><text:p/></draw:path><draw:path draw:style-name="gr597" draw:text-style-name="P28" svg:width="0.139cm" svg:height="0.049cm" svg:x="0.175cm" svg:y="0.078cm" svg:viewBox="0 0 140 50" svg:d="M133 9c3 0 7-1 7-5s-4-4-7-4c-42 0-84 0-126 0-3 0-7 0-7 4s4 5 7 5c42 0 84 0 126 0zM133 50c3 0 7 0 7-4 0-5-4-5-7-5-42 0-84 0-126 0-3 0-7 0-7 5 0 4 4 4 7 4 42 0 84 0 126 0z"><text:p/></draw:path><draw:path draw:style-name="gr597" draw:text-style-name="P28" svg:width="0.094cm" svg:height="0.096cm" svg:x="0.394cm" svg:y="0.064cm" svg:viewBox="0 0 95 97" svg:d="M62 79c0 8 6 17 16 17 4 0 17-3 17-20 0-4 0-9 0-12-1 0-3 0-5 0 0 3 0 8 0 12 0 12-5 13-8 13-6 0-8-9-8-10 0-15 0-28 0-42 0-9 0-18-7-26-8-7-18-11-29-11-17 0-31 10-31 24 0 6 4 10 9 10 6 0 10-5 10-10 0-2-1-10-11-10 6-7 16-9 23-9 10 0 22 8 22 27 0 2 0 5 0 8-11 0-25 1-38 7-17 7-22 18-22 28 0 16 21 22 34 22 14 0 24-9 28-18zM60 44c0 7 0 14 0 21 0 20-15 27-25 27s-19-7-19-18 9-29 44-30z"><text:p/></draw:path><draw:path draw:style-name="gr597" draw:text-style-name="P28" svg:width="0.07cm" svg:height="0.092cm" svg:x="0.497cm" svg:y="0.064cm" svg:viewBox="0 0 71 93" svg:d="M29 23c0-7 0-15 0-23-9 1-19 2-29 2 0 3 0 5 0 7 15 0 17 1 17 12 0 19 0 37 0 57 0 9-3 9-17 9 0 1 0 4 0 6 8 0 18 0 24 0 8 0 19 0 27 0 0-2 0-5 0-6-1 0-3 0-4 0-16 0-16-3-16-10 0-11 0-22 0-32 0-22 9-40 24-40 2 0 2 0 3 0-1 0-5 3-5 8 0 6 4 9 9 9 3 0 9-2 9-9s-7-13-16-13c-15 0-23 14-26 23z"><text:p/></draw:path><draw:path draw:style-name="gr597" draw:text-style-name="P28" svg:width="0.095cm" svg:height="0.137cm" svg:x="0.58cm" svg:y="0.062cm" svg:viewBox="0 0 96 138" svg:d="M41 60c-19 0-19-21-19-26 0-6 1-13 4-18 2-3 6-9 15-9 18 0 18 21 18 26 0 6 0 13-3 18-2 3-7 9-15 9zM16 68c0-1 0-6 4-10 8 6 17 6 21 6 20 0 34-14 34-30 0-8-4-16-8-21 7-7 15-8 18-8 1 0 2 0 3 0-3 1-4 3-4 6s3 6 6 6c2 0 6-1 6-6 0-4-2-11-11-11-4 0-13 1-22 10-9-7-17-8-22-8-20 0-34 15-34 31 0 10 4 18 10 22-3 3-7 10-7 18 0 6 3 14 9 18-12 4-19 13-19 22 0 14 21 25 46 25s48-10 48-26c0-7-3-18-14-24-12-6-24-6-37-6-5 0-14 0-15 0-7-1-12-7-12-14zM47 134c-22 0-36-11-36-21s8-18 17-18c4 0 9 0 13 0 18 0 41 0 41 18 0 10-15 21-35 21z"><text:p/></draw:path><draw:path draw:style-name="gr597" draw:text-style-name="P28" svg:width="0.164cm" svg:height="0.092cm" svg:x="0.724cm" svg:y="0.064cm" svg:viewBox="0 0 165 93" svg:d="M17 21c0 19 0 37 0 57 0 9-3 9-17 9 0 1 0 4 0 6 8 0 19 0 24 0s17 0 23 0c0-2 0-5 0-6-13 0-16 0-16-9 0-14 0-27 0-39 0-22 15-34 28-34 14 0 16 11 16 23 0 17 0 33 0 50 0 9-2 9-16 9 0 1 0 4 0 6 7 0 18 0 24 0 5 0 16 0 23 0 0-2 0-5 0-6-14 0-16 0-16-9 0-14 0-27 0-39 0-22 15-34 28-34s16 11 16 23c0 17 0 33 0 50 0 9-3 9-16 9 0 1 0 4 0 6 7 0 18 0 23 0 6 0 17 0 24 0 0-2 0-5 0-6-11 0-16 0-17-6 0-14 0-27 0-41 0-18 0-24-6-32-3-4-10-8-22-8-18 0-27 13-31 21-3-19-18-21-28-21-15 0-25 9-31 22 0-7 0-15 0-22-10 1-20 2-30 2 0 3 0 5 0 7 15 0 17 1 17 12z"><text:p/></draw:path><draw:path draw:style-name="gr597" draw:text-style-name="P28" svg:width="0.094cm" svg:height="0.096cm" svg:x="0.902cm" svg:y="0.064cm" svg:viewBox="0 0 95 97" svg:d="M61 79c1 8 7 17 16 17 5 0 18-3 18-20 0-4 0-9 0-12-2 0-4 0-6 0 0 3 0 8 0 12 0 12-4 13-7 13-7 0-8-9-8-10 0-15 0-28 0-42 0-9 0-18-7-26-9-7-19-11-29-11-18 0-32 10-32 24 0 6 4 10 10 10s9-5 9-10c0-2-1-10-11-10 6-7 17-9 23-9 11 0 23 8 23 27 0 2 0 5 0 8-11 0-26 1-39 7-16 7-21 18-21 28 0 16 20 22 34 22 13 0 23-9 27-18zM60 44c0 7 0 14 0 21 0 20-16 27-25 27-10 0-19-7-19-18s9-29 44-30z"><text:p/></draw:path><draw:path draw:style-name="gr597" draw:text-style-name="P28" svg:width="0.105cm" svg:height="0.09cm" svg:x="1.001cm" svg:y="0.067cm" svg:viewBox="0 0 106 91" svg:d="M58 42c6-9 14-19 19-25 7-7 15-10 26-10 0-3 0-5 0-7-6 1-12 1-18 1s-17-1-20-1c0 2 0 4 0 7 5 0 6 3 6 6s-2 6-3 7c-4 6-9 11-13 17-6-8-11-14-17-21-1-3-1-3-1-4 0-4 3-5 7-5 0-3 0-5 0-7-6 0-19 1-23 1s-14 0-20-1c0 2 0 4 0 7 15 0 15 0 25 12 7 9 14 19 21 28-7 8-13 16-20 25-10 12-23 12-27 12 0 2 0 4 0 7 5-1 12-1 17-1 6 0 15 1 20 1 0-3 0-5 0-7-4 0-6-3-6-6 0-5 6-12 19-27 6 7 11 14 17 21 1 3 4 6 4 7 0 2-2 5-8 5 0 2 0 4 0 7 7 0 19-1 23-1 6 0 14 0 20 1 0-3 0-5 0-7-11 0-15 0-20-6-9-12-18-24-28-36z"><text:p/></draw:path><draw:path draw:style-name="gr597" draw:text-style-name="P28" svg:width="0.075cm" svg:height="0.094cm" svg:x="1.117cm" svg:y="0.122cm" svg:viewBox="0 0 76 95" svg:d="M75 9c1-2 1-2 1-3 0-3-3-5-5-5s-5 1-6 4c-1 0-2 5-3 8-1 4-1 8-3 12-1 4-6 23-6 24-6 5-6 13-18 13-10 0-10-10-10-12 0-8 3-17 8-29 2-5 2-6 2-9 0-7-6-12-13-12-15 0-22 20-22 22s2 2 2 2c2 0 3-1 3-2 3-12 10-18 16-18 2 0 4 1 4 5s-2 7-2 8c-7 19-9 24-9 31 0 2 0 9 6 14 5 4 11 4 15 4 5 0 11-2 15-6-1 8-3 14-9 21-4 5-10 10-18 10-1 0-8 0-11-5 8-1 8-8 8-8 0-5-4-6-6-6-3 0-8 3-8 10 0 8 7 13 17 13 15 0 33-11 38-30s9-37 14-56z"><text:p/></draw:path><draw:path draw:style-name="gr597" draw:text-style-name="P28" svg:width="0.15cm" svg:height="0.142cm" svg:x="1.255cm" svg:y="0.014cm" svg:viewBox="0 0 151 143" svg:d="M55 77c12 0 24 0 36 0 30 0 60-22 60-45 0-16-15-32-42-32-23 0-46 0-69 0-3 0-6 0-6 4 0 3 2 3 6 3 3 0 7 0 9 0 4 0 5 1 5 3 0 1 0 1-1 4-9 38-19 76-28 113-2 8-3 10-19 10-4 0-6 0-6 4 0 2 2 2 3 2 6 0 21 0 27 0 4 0 9 0 13 0 5 0 10 0 14 0 1 0 4 0 4-4 0-2-2-2-6-2-8 0-14 0-14-4 0-1 1-2 1-4 4-17 9-34 13-52zM70 14c3-7 3-7 12-7 6 0 13 0 20 0 17 0 29 5 29 19 0 9-4 27-13 35-10 9-23 11-32 11-10 0-20 0-30 0 5-20 9-38 14-58z"><text:p/></draw:path><draw:path draw:style-name="gr597" draw:text-style-name="P28" svg:width="0.048cm" svg:height="0.21cm" svg:x="1.432cm" svg:y="0cm" svg:viewBox="0 0 49 211" svg:d="M49 208l-4-4c-26-27-33-67-33-99 0-36 8-73 34-99 3-3 3-3 3-4s-1-2-2-2c-3 0-21 14-34 42-11 22-13 46-13 63s2 42 14 66c12 26 30 40 33 40 1 0 2-1 2-3z"><text:p/></draw:path><draw:path draw:style-name="gr597" draw:text-style-name="P28" svg:width="0.096cm" svg:height="0.135cm" svg:x="1.499cm" svg:y="0.064cm" svg:viewBox="0 0 97 136" svg:d="M96 13c1-3 1-3 1-5 0-4-3-6-6-6-2 0-5 2-8 5 0 1-1 7-3 11-1 5-2 11-4 17-3 13-6 25-9 38-1 3-10 18-24 18-11 0-13-9-13-17 0-10 4-23 11-41 3-9 4-11 4-16 0-9-7-17-17-17-20 0-28 31-28 33s2 2 2 2c3 0 3-1 4-4 5-20 14-26 21-26 2 0 5 0 5 6s-2 11-3 15c-9 23-12 35-12 44 0 19 13 26 26 26 7 0 15-4 21-10-3 11-6 22-14 32-6 7-13 13-23 13-3 0-13 0-16-8 3 0 6 0 9-3 2-2 4-4 4-8 0-7-6-7-8-7-5 0-12 3-12 13s10 18 23 18c22 0 43-19 49-43 7-27 13-53 20-80z"><text:p/></draw:path><draw:path draw:style-name="gr597" draw:text-style-name="P28" svg:width="0.007cm" svg:height="0.21cm" svg:x="1.629cm" svg:y="0cm" svg:viewBox="0 0 8 211" svg:d="M8 8c0-4 0-8-4-8s-4 4-4 8c0 65 0 130 0 195 0 3 0 8 4 8s4-5 4-8c0-65 0-130 0-195z"><text:p/></draw:path><draw:path draw:style-name="gr597" draw:text-style-name="P28" svg:width="0.104cm" svg:height="0.095cm" svg:x="1.668cm" svg:y="0.064cm" svg:viewBox="0 0 105 96" svg:d="M65 29c1-5 6-24 20-24 1 0 7 0 11 2-6 1-10 7-10 12 0 3 2 7 8 7 4 0 11-4 11-12 0-11-12-14-19-14-13 0-20 11-22 16-6-14-17-16-23-16-22 0-34 27-34 33 0 2 1 1 2 2 2 0 2-1 3-2 7-23 21-28 28-28 4 0 12 2 12 14 0 6-4 21-12 50-3 13-11 22-20 22-1 0-6 0-10-3 5-1 10-5 10-11s-5-7-8-7c-7 0-12 5-12 12 0 9 11 14 20 14 14 0 21-15 22-17 3 8 10 17 23 17 21 0 33-27 33-33 0-2-1-2-2-2-2 0-2 1-2 2-8 23-22 28-29 28-8 0-11-7-11-14 0-5 1-9 4-19 2-9 4-19 7-29z"><text:p/></draw:path><draw:path draw:style-name="gr597" draw:text-style-name="P28" svg:width="0.048cm" svg:height="0.21cm" svg:x="1.795cm" svg:y="0cm" svg:viewBox="0 0 49 211" svg:d="M49 105c0-16-2-41-14-65-13-26-31-40-33-40-1 0-2 1-2 2s0 1 4 5c21 21 33 54 33 98 0 36-8 73-34 100-3 3-3 3-3 3 0 1 1 3 2 3 2 0 21-15 33-42 11-23 14-46 14-64z"><text:p/></draw:path><draw:path draw:style-name="gr597" draw:text-style-name="P28" svg:width="0.139cm" svg:height="0.049cm" svg:x="1.935cm" svg:y="0.078cm" svg:viewBox="0 0 140 50" svg:d="M133 9c3 0 7-1 7-5s-4-4-7-4c-42 0-84 0-126 0-3 0-7 0-7 4s4 5 7 5c42 0 84 0 126 0zM133 50c3 0 7 0 7-4 0-5-4-5-7-5-42 0-84 0-126 0-3 0-7 0-7 5 0 4 4 4 7 4 42 0 84 0 126 0z"><text:p/></draw:path><draw:path draw:style-name="gr597" draw:text-style-name="P28" svg:width="0.094cm" svg:height="0.096cm" svg:x="2.154cm" svg:y="0.064cm" svg:viewBox="0 0 95 97" svg:d="M61 79c1 8 7 17 17 17 4 0 17-3 17-20 0-4 0-9 0-12-2 0-3 0-5 0 0 3 0 8 0 12 0 12-5 13-8 13-7 0-8-9-8-10 0-15 0-28 0-42 0-9 0-18-7-26-8-7-19-11-29-11-18 0-32 10-32 24 0 6 4 10 10 10s10-5 10-10c0-2-1-10-11-10 5-7 16-9 23-9 10 0 22 8 22 27 0 2 0 5 0 8-11 0-26 1-39 7-16 7-21 18-21 28 0 16 20 22 34 22 13 0 24-9 27-18zM60 44c0 7 0 14 0 21 0 20-16 27-25 27-10 0-19-7-19-18s9-29 44-30z"><text:p/></draw:path><draw:path draw:style-name="gr597" draw:text-style-name="P28" svg:width="0.07cm" svg:height="0.092cm" svg:x="2.257cm" svg:y="0.064cm" svg:viewBox="0 0 71 93" svg:d="M29 23c0-7 0-15 0-23-9 1-19 2-29 2 0 3 0 5 0 7 14 0 16 1 16 12 0 19 0 37 0 57 0 9-2 9-16 9 0 1 0 4 0 6 8 0 18 0 24 0 8 0 18 0 26 0 0-2 0-5 0-6-1 0-3 0-4 0-15 0-16-3-16-10 0-11 0-22 0-32 0-22 9-40 25-40 1 0 2 0 3 0-1 0-5 3-5 8 0 6 4 9 9 9 3 0 9-2 9-9s-7-13-16-13c-15 0-23 14-26 23z"><text:p/></draw:path><draw:path draw:style-name="gr597" draw:text-style-name="P28" svg:width="0.096cm" svg:height="0.137cm" svg:x="2.339cm" svg:y="0.062cm" svg:viewBox="0 0 97 138" svg:d="M41 60c-18 0-18-21-18-26 0-6 0-13 3-18 2-3 7-9 15-9 18 0 18 21 18 26 0 6 0 13-3 18-1 3-6 9-15 9zM17 68c0-1 0-6 3-10 8 6 17 6 21 6 20 0 34-14 34-30 0-8-3-16-8-21 7-7 15-8 19-8 0 0 1 0 2 0-3 1-3 3-3 6s2 6 6 6c1 0 6-1 6-6 0-4-3-11-11-11-4 0-13 1-22 10-9-7-18-8-23-8-19 0-34 15-34 31 0 10 4 18 10 22-3 3-7 10-7 18 0 6 3 14 10 18-13 4-20 13-20 22 0 14 21 25 47 25 25 0 47-10 47-26 0-7-3-18-14-24s-24-6-36-6c-6 0-15 0-16 0-7-1-11-7-11-14zM47 134c-21 0-36-11-36-21s8-18 17-18c4 0 9 0 13 0 18 0 42 0 42 18 0 10-15 21-36 21z"><text:p/></draw:path><draw:path draw:style-name="gr597" draw:text-style-name="P28" svg:width="0.163cm" svg:height="0.092cm" svg:x="2.484cm" svg:y="0.064cm" svg:viewBox="0 0 164 93" svg:d="M16 21c0 19 0 37 0 57 0 9-2 9-16 9 0 1 0 4 0 6 7 0 18 0 24 0 5 0 16 0 23 0 0-2 0-5 0-6-14 0-16 0-16-9 0-14 0-27 0-39 0-22 15-34 28-34 14 0 16 11 16 23 0 17 0 33 0 50 0 9-2 9-16 9 0 1 0 4 0 6 7 0 18 0 23 0 6 0 17 0 24 0 0-2 0-5 0-6-14 0-17 0-17-9 0-14 0-27 0-39 0-22 15-34 29-34 13 0 16 11 16 23 0 17 0 33 0 50 0 9-3 9-17 9 0 1 0 4 0 6 8 0 19 0 24 0s16 0 23 0c0-2 0-5 0-6-10 0-16 0-16-6 0-14 0-27 0-41 0-18 0-24-6-32-3-4-10-8-23-8-17 0-27 13-30 21-3-19-19-21-28-21-15 0-26 9-32 22 0-7 0-15 0-22-9 1-19 2-29 2 0 3 0 5 0 7 15 0 16 1 16 12z"><text:p/></draw:path><draw:path draw:style-name="gr597" draw:text-style-name="P28" svg:width="0.094cm" svg:height="0.096cm" svg:x="2.661cm" svg:y="0.064cm" svg:viewBox="0 0 95 97" svg:d="M62 79c0 8 6 17 16 17 4 0 17-3 17-20 0-4 0-9 0-12-1 0-3 0-5 0 0 3 0 8 0 12 0 12-5 13-8 13-6 0-8-9-8-10 0-15 0-28 0-42 0-9 0-18-7-26-8-7-19-11-29-11-17 0-32 10-32 24 0 6 5 10 10 10 6 0 10-5 10-10 0-2-1-10-11-10 5-7 16-9 23-9 10 0 22 8 22 27 0 2 0 5 0 8-11 0-25 1-39 7-16 7-21 18-21 28 0 16 20 22 34 22s24-9 28-18zM60 44c0 7 0 14 0 21 0 20-15 27-25 27s-19-7-19-18 9-29 44-30z"><text:p/></draw:path><draw:path draw:style-name="gr597" draw:text-style-name="P28" svg:width="0.106cm" svg:height="0.09cm" svg:x="2.76cm" svg:y="0.067cm" svg:viewBox="0 0 107 91" svg:d="M58 42c7-9 15-19 19-25 7-7 16-10 26-10 0-3 0-5 0-7-6 1-12 1-18 1s-17-1-20-1c0 2 0 4 0 7 5 0 6 3 6 6s-2 6-3 7c-4 6-9 11-13 17-5-8-11-14-17-21-1-3-1-3-1-4 0-4 3-5 7-5 0-3 0-5 0-7-6 0-19 1-22 1-5 0-15 0-21-1 0 2 0 4 0 7 15 0 15 0 25 12 7 9 14 19 21 28-7 8-13 16-20 25-10 12-22 12-27 12 0 2 0 4 0 7 6-1 12-1 18-1s15 1 20 1c0-3 0-5 0-7-5 0-6-3-6-6 0-5 6-12 18-27 6 7 11 14 17 21 1 3 4 6 4 7 0 2-2 5-7 5 0 2 0 4 0 7 6 0 18-1 22-1 6 0 14 0 21 1 0-3 0-5 0-7-12 0-16 0-21-6-9-12-18-24-28-36z"><text:p/></draw:path><draw:path draw:style-name="gr597" draw:text-style-name="P28" svg:width="0.075cm" svg:height="0.094cm" svg:x="2.876cm" svg:y="0.122cm" svg:viewBox="0 0 76 95" svg:d="M75 9c1-2 1-2 1-3 0-3-2-5-5-5-1 0-4 1-6 4 0 0-1 5-3 8-1 4-1 8-3 12 0 4-5 23-6 24-6 5-6 13-18 13-10 0-10-10-10-12 0-8 4-17 8-29 2-5 3-6 3-9 0-7-7-12-14-12-15 0-22 20-22 22s2 1 2 2c3 0 3-1 3-2 4-12 11-18 16-18 3 0 4 1 4 5s-2 7-2 8c-7 19-9 24-9 31 0 2 0 9 6 14 5 4 11 4 15 4 6 0 11-2 16-6-2 8-4 14-10 21-4 5-10 10-18 10-1 0-7 0-10-5 7-1 7-8 7-8 0-5-4-6-6-6-3 0-8 3-8 10 0 8 7 13 17 13 15 0 33-11 38-30s9-37 14-56z"><text:p/></draw:path><draw:path draw:style-name="gr597" draw:text-style-name="P28" svg:width="0.15cm" svg:height="0.142cm" svg:x="3.014cm" svg:y="0.014cm" svg:viewBox="0 0 151 143" svg:d="M56 77c12 0 23 0 35 0 30 0 60-22 60-45 0-16-14-32-42-32-23 0-45 0-68 0-4 0-6 0-6 4 0 3 2 3 6 3 2 0 6 0 9 0s5 1 5 3c0 1-1 1-2 4-9 38-18 76-28 113-2 8-2 10-19 10-4 0-6 0-6 4 0 2 2 2 4 2 5 0 20 0 26 0 5 0 9 0 14 0 4 0 9 0 13 0 2 0 4 0 4-4 0-2-2-2-5-2-8 0-14 0-14-4 0-1 1-2 1-4 4-17 9-34 13-52zM71 14c2-7 2-7 11-7 7 0 14 0 21 0 17 0 28 5 28 19 0 9-4 27-12 35-11 9-24 11-33 11-10 0-19 0-30 0 5-20 10-38 15-58z"><text:p/></draw:path><draw:path draw:style-name="gr597" draw:text-style-name="P28" svg:width="0.048cm" svg:height="0.21cm" svg:x="3.191cm" svg:y="0cm" svg:viewBox="0 0 49 211" svg:d="M49 208l-3-4c-27-27-33-67-33-99 0-36 7-73 33-99 3-3 3-3 3-4s0-2-2-2-21 14-33 42c-11 22-14 46-14 63s2 42 14 66c13 26 31 40 33 40s2-1 2-3z"><text:p/></draw:path><draw:path draw:style-name="gr597" draw:text-style-name="P28" svg:width="0.104cm" svg:height="0.095cm" svg:x="3.258cm" svg:y="0.064cm" svg:viewBox="0 0 105 96" svg:d="M65 29c1-5 6-24 20-24 1 0 7 0 11 2-6 1-10 7-10 12 0 3 2 7 8 7 4 0 11-4 11-12 0-11-12-14-19-14-13 0-20 11-22 16-6-14-17-16-23-16-22 0-34 27-34 33 0 2 2 2 3 2s1-1 2-2c7-23 21-28 28-28 4 0 12 2 12 14 0 6-4 21-12 50-3 13-11 22-20 22-1 0-6 0-10-3 5-1 10-5 10-11s-5-7-8-7c-7 0-12 5-12 12 0 9 11 14 20 14 14 0 21-15 22-17 3 8 10 17 23 17 22 0 34-27 34-33 0-2-2-2-3-2-2 0-2 1-2 2-8 23-22 28-29 28-8 0-11-7-11-14 0-5 1-9 4-19 2-9 4-19 7-29z"><text:p/></draw:path><draw:path draw:style-name="gr597" draw:text-style-name="P28" svg:width="0.007cm" svg:height="0.21cm" svg:x="3.398cm" svg:y="0cm" svg:viewBox="0 0 8 211" svg:d="M8 8c0-4 0-8-4-8s-4 4-4 8c0 65 0 130 0 195 0 3 0 8 4 8s4-5 4-8c0-65 0-130 0-195z"><text:p/></draw:path><draw:path draw:style-name="gr597" draw:text-style-name="P28" svg:width="0.096cm" svg:height="0.135cm" svg:x="3.438cm" svg:y="0.064cm" svg:viewBox="0 0 97 136" svg:d="M96 13c1-3 1-3 1-5 0-4-3-6-6-6-2 0-5 2-8 5 0 1-1 7-3 11-1 5-2 11-4 17-3 13-6 25-9 38-1 3-10 18-24 18-11 0-13-9-13-17 0-10 4-23 11-41 3-9 4-11 4-16 0-9-7-17-17-17-20 0-28 31-28 33s2 2 2 2c3 0 3-1 4-4 5-20 14-26 21-26 2 0 5 0 5 6s-2 11-3 15c-9 23-12 35-12 44 0 19 13 26 26 26 7 0 15-4 21-10-3 11-6 22-14 32-6 7-13 13-23 13-3 0-13 0-16-8 3 0 6 0 9-3 2-2 4-4 4-8 0-7-6-7-8-7-5 0-12 3-12 13s10 18 23 18c22 0 43-19 49-43 7-27 13-53 20-80z"><text:p/></draw:path><draw:path draw:style-name="gr597" draw:text-style-name="P28" svg:width="0.048cm" svg:height="0.21cm" svg:x="3.555cm" svg:y="0cm" svg:viewBox="0 0 49 211" svg:d="M49 105c0-16-3-41-14-65-13-26-31-40-33-40-1 0-2 1-2 2s0 1 4 5c21 21 33 54 33 98 0 36-8 73-35 100-2 3-2 3-2 3 0 1 1 3 2 3 2 0 21-15 33-42 11-23 14-46 14-64z"><text:p/></draw:path><draw:path draw:style-name="gr597" draw:text-style-name="P28" svg:width="0.15cm" svg:height="0.142cm" svg:x="3.633cm" svg:y="0.014cm" svg:viewBox="0 0 151 143" svg:d="M56 77c12 0 23 0 35 0 30 0 60-22 60-45 0-16-14-32-42-32-23 0-45 0-68 0-4 0-6 0-6 4 0 3 2 3 6 3 2 0 6 0 9 0s5 1 5 3c0 1-1 1-2 4-9 38-18 76-28 113-2 8-2 10-19 10-4 0-6 0-6 4 0 2 3 2 4 2 5 0 20 0 26 0 5 0 9 0 14 0 4 0 9 0 14 0 1 0 4 0 4-4 0-2-3-2-6-2-8 0-14 0-14-4 0-1 1-2 1-4 4-17 9-34 13-52zM71 14c2-7 2-7 11-7 7 0 14 0 21 0 17 0 28 5 28 19 0 9-4 27-12 35-11 9-24 11-33 11-10 0-19 0-30 0 5-20 10-38 15-58z"><text:p/></draw:path><draw:path draw:style-name="gr597" draw:text-style-name="P28" svg:width="0.048cm" svg:height="0.21cm" svg:x="3.81cm" svg:y="0cm" svg:viewBox="0 0 49 211" svg:d="M49 208l-3-4c-27-27-33-67-33-99 0-36 7-73 33-99 3-3 3-3 3-4s0-2-2-2-21 14-33 42c-11 22-14 46-14 63s2 42 14 66c13 26 31 40 33 40s2-1 2-3z"><text:p/></draw:path><draw:path draw:style-name="gr597" draw:text-style-name="P28" svg:width="0.096cm" svg:height="0.135cm" svg:x="3.877cm" svg:y="0.064cm" svg:viewBox="0 0 97 136" svg:d="M96 13c1-3 1-3 1-5 0-4-3-6-6-6-2 0-6 2-8 5 0 1-1 7-3 11-1 5-3 11-4 17-3 13-6 25-9 38-1 3-10 18-24 18-11 0-13-9-13-17 0-10 4-23 11-41 3-9 4-11 4-16 0-9-7-17-17-17-20 0-28 31-28 33s2 2 2 2c2 0 3-1 3-4 6-20 15-26 22-26 2 0 5 0 5 6s-2 11-3 15c-9 23-13 35-13 44 0 19 13 26 26 26 8 0 16-4 22-10-3 11-6 22-14 32-6 7-14 13-24 13-3 0-12 0-16-8 4 0 7 0 10-3 2-2 4-4 4-8 0-7-6-7-8-7-5 0-12 3-12 13s9 18 22 18c22 0 44-19 50-43 6-27 13-53 20-80z"><text:p/></draw:path><draw:path draw:style-name="gr597" draw:text-style-name="P28" svg:width="0.048cm" svg:height="0.21cm" svg:x="3.994cm" svg:y="0cm" svg:viewBox="0 0 49 211" svg:d="M49 105c0-16-2-41-14-65-13-26-31-40-33-40-1 0-2 1-2 2s0 1 4 5c21 21 33 54 33 98 0 36-8 73-34 100-3 3-3 3-3 3 0 1 1 3 2 3 2 0 21-15 34-42 11-23 13-46 13-64z"><text:p/></draw:path></draw:g></text:span><text:span text:style-name="T51"><text:s/></text:span><text:span text:style-name="T52">since evidence doesn’t change. </text:span><text:span text:style-name="T54">Naive Bayes Classifier</text:span><text:span text:style-name="T46">: </text:span><text:span text:style-name="T46"><draw:g text:anchor-type="as-char" svg:y="-0.483cm" draw:z-index="41" draw:name="Shape30" draw:style-name="gr596"><svg:title>TexMaths</svg:title><svg:desc>6§inline§\hat{y} = \arg \max_y &amp; \overbrace{P(x_1, \ldots, x_I|y)}^{P(x_1|y) \cdot \ldots \cdot P(x_I|y)}P(y) = \arg \max_y P(y) \prod ^ I _{i=1} P(x_i|y)§svg§600§TRUE§</svg:desc><draw:path draw:style-name="gr597" draw:text-style-name="P28" svg:width="0.052cm" svg:height="0.031cm" svg:x="0.031cm" svg:y="0.333cm" svg:viewBox="0 0 53 32" svg:d="M27 0c-9 10-18 19-27 29 1 1 2 2 3 3 8-7 16-13 24-21 8 8 15 14 23 21 1-1 2-2 3-3-9-10-17-19-26-29z"><text:p/></draw:path><draw:path draw:style-name="gr597" draw:text-style-name="P28" svg:width="0.091cm" svg:height="0.135cm" svg:x="0cm" svg:y="0.387cm" svg:viewBox="0 0 92 136" svg:d="M91 13c1-3 1-3 1-5 0-4-2-6-6-6-1 0-5 2-7 5 0 1-2 7-2 11-2 5-3 11-4 17-3 12-7 25-9 38-1 3-10 17-23 17-10 0-12-9-12-16 0-10 3-23 10-42 3-8 4-10 4-15 0-9-7-17-16-17-20 0-27 31-27 32 0 2 2 2 3 2 2 0 2 0 3-3 5-20 13-26 20-26 2 0 5 0 5 6s-2 11-3 15c-8 23-12 35-12 44 0 19 12 25 24 25 8 0 15-3 21-9-3 10-5 21-13 32-5 7-13 13-22 13-3 0-12 0-16-8 4 0 6 0 9-3 2-2 4-4 4-9 0-6-5-7-8-7-4 0-10 3-10 13 0 11 8 19 21 19 20 0 40-19 46-43 6-27 13-53 19-80z"><text:p/></draw:path><draw:path draw:style-name="gr597" draw:text-style-name="P28" svg:width="0.132cm" svg:height="0.048cm" svg:x="0.165cm" svg:y="0.402cm" svg:viewBox="0 0 133 49" svg:d="M126 8c3 0 7 0 7-4s-4-4-6-4c-40 0-80 0-120 0-3 0-7 0-7 4s4 4 7 4c40 0 79 0 119 0zM127 49c2 0 6 0 6-4s-4-4-7-4c-40 0-79 0-119 0-3 0-7 0-7 4s4 4 7 4c40 0 80 0 120 0z"><text:p/></draw:path><draw:path draw:style-name="gr597" draw:text-style-name="P28" svg:width="0.089cm" svg:height="0.095cm" svg:x="0.373cm" svg:y="0.387cm" svg:viewBox="0 0 90 96" svg:d="M58 78c1 8 7 17 16 17 4 0 16-3 16-19 0-5 0-8 0-12-2 0-3 0-5 0 0 4 0 7 0 12 0 11-5 13-7 13-7 0-8-10-8-11 0-14 0-28 0-42 0-8 0-17-6-25-8-8-18-11-28-11-16 0-30 10-30 23 0 7 4 11 9 11 6 0 9-5 9-10 0-2-1-10-10-10 6-7 15-10 22-10 9 0 21 9 21 27 0 3 0 6 0 8-10 1-24 1-37 8-15 7-20 18-20 27 0 17 20 22 32 22 13 0 22-8 26-18zM57 44c0 7 0 14 0 21 0 19-14 27-24 27-9 0-17-8-17-18 0-12 8-29 41-30z"><text:p/></draw:path><draw:path draw:style-name="gr597" draw:text-style-name="P28" svg:width="0.066cm" svg:height="0.092cm" svg:x="0.47cm" svg:y="0.387cm" svg:viewBox="0 0 67 93" svg:d="M28 23c0-8 0-15 0-23-9 1-19 2-28 2 0 3 0 5 0 7 14 0 16 1 16 11 0 19 0 38 0 57 0 9-2 9-16 9 0 3 0 4 0 7 8 0 17-1 23-1 8 0 17 0 25 1 0-3 0-4 0-7-1 0-3 0-4 0-15 0-15-2-15-9 0-11 0-22 0-33 0-21 8-39 23-39 2 0 2 0 2 0 0 0-4 2-4 8s4 9 8 9 9-3 9-9c0-7-6-13-15-13-14 0-21 14-24 23z"><text:p/></draw:path><draw:path draw:style-name="gr597" draw:text-style-name="P28" svg:width="0.09cm" svg:height="0.137cm" svg:x="0.548cm" svg:y="0.385cm" svg:viewBox="0 0 91 138" svg:d="M39 59c-18 0-18-21-18-26s1-12 3-17c2-3 7-9 15-9 17 0 17 21 17 26 0 6 0 13-3 18-2 2-6 8-14 8zM15 67c0 0 0-5 4-9 8 6 16 6 20 6 18 0 32-15 32-31 0-8-3-16-8-20 7-8 14-8 18-8 0 0 1 0 2 0-2 0-4 3-4 6s3 6 6 6c2 0 6-2 6-7 0-3-3-10-10-10-4 0-13 1-21 10-8-7-17-8-21-8-19 0-33 15-33 31 0 10 5 17 10 22-3 3-6 10-6 17 0 6 2 15 8 19-12 4-18 13-18 21 0 15 20 26 44 26s44-10 44-27c0-7-2-18-13-24-10-6-22-6-34-6-5 0-14 0-15 0-6-1-11-7-11-14zM44 134c-20 0-34-11-34-22 0-10 8-17 17-18 4 0 8 0 12 0 17 0 39 0 39 18 0 11-14 22-34 22z"><text:p/></draw:path><draw:path draw:style-name="gr597" draw:text-style-name="P28" svg:width="0.155cm" svg:height="0.092cm" svg:x="0.684cm" svg:y="0.387cm" svg:viewBox="0 0 156 93" svg:d="M16 20c0 19 0 38 0 57 0 9-2 9-16 9 0 3 0 4 0 7 7 0 18-1 23-1s16 1 22 1c0-3 0-4 0-7-13 0-16 0-16-9 0-13 0-26 0-39 0-22 15-33 28-33 12 0 14 11 14 23 0 16 0 33 0 49 0 9-2 9-15 9 0 3 0 4 0 7 6 0 17-1 22-1s16 1 22 1c0-3 0-4 0-7-13 0-15 0-15-9 0-13 0-26 0-39 0-22 14-33 27-33 12 0 15 11 15 23 0 16 0 33 0 49 0 9-3 9-16 9 0 3 0 4 0 7 7 0 17-1 23-1 5 0 15 1 22 1 0-3 0-4 0-7-10 0-15 0-16-6 0-13 0-27 0-40 0-18 0-25-6-32-2-4-9-8-21-8-17 0-25 13-28 20-3-18-18-20-27-20-15 0-24 9-30 22 0-7 0-15 0-22-9 1-18 2-28 2 0 3 0 5 0 7 14 0 16 1 16 11z"><text:p/></draw:path><draw:path draw:style-name="gr597" draw:text-style-name="P28" svg:width="0.089cm" svg:height="0.095cm" svg:x="0.853cm" svg:y="0.387cm" svg:viewBox="0 0 90 96" svg:d="M58 78c0 8 6 17 15 17 5 0 17-3 17-19 0-5 0-8 0-12-2 0-3 0-5 0 0 4 0 7 0 12 0 11-5 13-7 13-7 0-8-10-8-11 0-14 0-28 0-42 0-8 0-17-7-25-8-8-18-11-27-11-17 0-30 10-30 23 0 7 4 11 9 11s9-5 9-10c0-2-1-10-10-10 5-7 15-10 21-10 10 0 22 9 22 27 0 3 0 6 0 8-10 1-25 1-37 8-15 7-20 18-20 27 0 17 19 22 32 22s22-8 26-18zM57 44c0 7 0 14 0 21 0 19-15 27-24 27-10 0-18-8-18-18 0-12 9-29 42-30z"><text:p/></draw:path><draw:path draw:style-name="gr597" draw:text-style-name="P28" svg:width="0.099cm" svg:height="0.089cm" svg:x="0.946cm" svg:y="0.389cm" svg:viewBox="0 0 100 90" svg:d="M55 41c6-8 14-18 18-24 6-7 14-10 24-10 0-3 0-5 0-7-5 0-11 1-16 1-7 0-17-1-20-1 0 2 0 4 0 7 5 0 6 2 6 6 0 3-2 6-3 7-4 6-8 11-12 17-5-8-11-14-16-21-1-3-1-3-1-5 0-3 2-4 6-4 0-3 0-5 0-7-5 0-18 1-21 1-4 0-14-1-19-1 0 2 0 4 0 7 14 0 14 0 23 12 7 9 13 18 20 27-6 9-12 17-18 25-10 12-22 13-26 13 0 2 0 4 0 6 5 0 11 0 16 0 6 0 15 0 20 0 0-2 0-4 0-6-5-1-7-3-7-7s7-11 19-26c5 7 10 14 15 21 1 2 4 5 4 6 0 3-2 6-7 6 0 2 0 4 0 6 6 0 17 0 21 0 6 0 14 0 19 0 0-2 0-4 0-6-10 0-14-1-18-7-9-12-18-24-27-36z"><text:p/></draw:path><draw:path draw:style-name="gr597" draw:text-style-name="P28" svg:width="0.07cm" svg:height="0.094cm" svg:x="1.056cm" svg:y="0.447cm" svg:viewBox="0 0 71 95" svg:d="M71 10c0-2 0-3 0-3 0-3-2-5-4-5s-5 0-6 3c0 1-1 6-2 9-1 4-2 8-3 12-1 3-5 22-6 24-5 4-6 12-17 12-9 0-9-9-9-12 0-7 3-17 7-28 2-5 2-7 2-9 0-8-5-13-13-13-14 0-20 20-20 23 0 2 2 2 2 2 2 0 3-1 3-3 4-12 9-18 15-18 2 0 3 2 3 6 0 3-1 6-1 8-7 18-9 23-9 30 0 2 0 10 6 14 4 4 10 5 14 5 5 0 10-3 15-7-2 8-3 14-9 21-4 5-10 10-17 10-1 0-8 0-11-5 8-1 8-8 8-8 0-5-4-5-5-5-4 0-8 3-8 9 0 8 6 13 16 13 14 0 31-11 36-30 4-18 8-37 13-55z"><text:p/></draw:path><draw:path draw:style-name="gr597" draw:text-style-name="P28" svg:width="0.106cm" svg:height="0.1cm" svg:x="1.188cm" svg:y="0.011cm" svg:viewBox="0 0 107 101" svg:d="M38 55c9 0 16 0 25 0 24 0 44-16 44-32 0-13-12-23-31-23-16 0-32 0-49 0-3 0-4 0-4 3 0 2 1 2 4 2 2 0 3 0 5 0 3 1 4 1 4 2s0 1-1 4c-6 26-12 51-19 77-1 6-1 7-11 7-3 0-5 0-5 3 1 1 0 3 2 3 4 0 14-1 18-1 3 0 8 0 10 0 3 0 6 1 9 1 1 0 3 0 3-4 0-2-2-2-5-2-1 0-2 0-5 0s-3-1-3-3c0-1 0 0 0-3 3-11 6-23 9-34zM48 10c1-5 1-5 7-5s11 0 16 0c14 0 21 4 21 15 0 4-1 16-8 23-5 4-13 7-23 7-8 0-15 0-22 0 2-13 6-27 9-40z"><text:p/></draw:path><draw:path draw:style-name="gr597" draw:text-style-name="P28" svg:width="0.035cm" svg:height="0.146cm" svg:x="1.317cm" svg:y="0cm" svg:viewBox="0 0 36 147" svg:d="M33 0c-26 20-33 51-33 74 0 20 6 52 33 73 2 0 3 0 3-1 0-2 0-2-1-3-19-17-26-42-26-69 0-40 15-60 26-70 1-1 1-2 1-2 0-2-1-2-3-2z"><text:p/></draw:path><draw:path draw:style-name="gr597" draw:text-style-name="P28" svg:width="0.074cm" svg:height="0.066cm" svg:x="1.37cm" svg:y="0.047cm" svg:viewBox="0 0 75 67" svg:d="M28 49c-1 6-6 13-13 13-3 0-5 0-8-1 6-3 7-8 7-9 0-3-3-5-6-5-4 0-8 3-8 9 0 7 8 11 15 11 6 0 12-5 15-11 3 8 11 11 17 11 16 0 24-19 24-23 0-2-1-2-2-2s-2 1-3 2c-2 11-11 18-18 18-6 0-9-4-9-9 0-4 4-18 8-34 2-11 8-15 13-15 2 1 5 0 8 2-5 2-7 6-7 8 0 3 3 6 6 6s8-3 8-9c0-9-9-11-15-11-7 0-12 5-15 11-3-6-9-11-17-11-16 0-25 18-25 23 0 2 2 2 3 2s1-1 3-3c3-11 11-18 18-18 5 0 9 3 9 10 0 3-2 10-3 15-2 7-3 14-5 20z"><text:p/></draw:path><draw:path draw:style-name="gr597" draw:text-style-name="P28" svg:width="0.04cm" svg:height="0.069cm" svg:x="1.468cm" svg:y="0.064cm" svg:viewBox="0 0 41 70" svg:d="M26 3c0-3-1-3-4-3-7 7-19 7-20 7s-1 0-2 0c0 1 0 3 0 4 1 0 1 0 2 0 2 0 8 0 14-3 0 18 0 36 0 53 0 3 0 4-10 4-2 0-4 0-5 0 0 2 0 3 0 5 5 0 13 0 19 0s15 0 21 0c0-2 0-3 0-5-2 0-4 0-5 0-10 0-10-1-10-4 0-19 0-39 0-58z"><text:p/></draw:path><draw:path draw:style-name="gr597" draw:text-style-name="P28" svg:width="0.006cm" svg:height="0.146cm" svg:x="1.552cm" svg:y="0cm" svg:viewBox="0 0 7 147" svg:d="M7 6c0-2 0-6-3-6-4 0-4 4-4 6 0 45 0 90 0 135 0 3 0 6 3 6 4 0 4-3 4-6 0-45 0-90 0-135z"><text:p/></draw:path><draw:path draw:style-name="gr597" draw:text-style-name="P28" svg:width="0.07cm" svg:height="0.094cm" svg:x="1.586cm" svg:y="0.047cm" svg:viewBox="0 0 71 95" svg:d="M71 10c0-3 0-3 0-4 0-2-2-4-4-4s-4 0-6 3c0 1-1 6-2 9-1 4-2 8-3 12-1 3-5 22-6 24-5 4-6 12-17 12-9 0-9-9-9-12 0-8 3-17 7-28 2-5 2-7 2-9 0-8-5-13-13-13-14 0-20 20-20 23 0 2 2 2 2 2 2 0 3-1 3-3 4-12 9-18 15-18 2 0 3 2 3 6 0 3-1 6-1 8-7 18-9 23-9 30 0 2 0 9 6 14 4 4 10 5 14 5 5 0 10-3 15-7-2 8-3 14-9 21-4 5-10 10-17 10-1 0-8 0-11-5 8-1 5-5 8-8 0-5-4-5-5-5-4 0-8 3-8 9 0 8 6 13 16 13 14 0 31-12 36-30 4-18 8-37 13-55z"><text:p/></draw:path><draw:path draw:style-name="gr597" draw:text-style-name="P28" svg:width="0.035cm" svg:height="0.146cm" svg:x="1.675cm" svg:y="0cm" svg:viewBox="0 0 36 147" svg:d="M3 0c-1 0-3 0-3 2 0 0 1 1 1 2 12 12 26 31 26 70 0 30-9 54-25 68-2 2-2 3-2 4 0 0 1 1 2 1s15-10 24-28c6-12 10-28 10-45 0-21-6-53-33-74z"><text:p/></draw:path><draw:path draw:style-name="gr597" draw:text-style-name="P28" svg:width="0.015cm" svg:height="0.016cm" svg:x="1.743cm" svg:y="0.066cm" svg:viewBox="0 0 16 17" svg:d="M16 8c0-5-4-8-8-8-5 0-8 4-8 8 0 6 4 9 8 9s8-4 8-9z"><text:p/></draw:path><draw:path draw:style-name="gr597" draw:text-style-name="P28" svg:width="0.015cm" svg:height="0.016cm" svg:x="1.79cm" svg:y="0.094cm" svg:viewBox="0 0 16 17" svg:d="M16 9c0-5-4-9-7-9-5 0-9 4-9 8 0 6 5 9 8 9 5 0 8-4 8-8z"><text:p/></draw:path><draw:path draw:style-name="gr597" draw:text-style-name="P28" svg:width="0.015cm" svg:height="0.016cm" svg:x="1.838cm" svg:y="0.094cm" svg:viewBox="0 0 16 17" svg:d="M16 9c0-5-4-9-8-9-5 0-8 4-8 8 0 6 4 9 8 9s8-4 8-8z"><text:p/></draw:path><draw:path draw:style-name="gr597" draw:text-style-name="P28" svg:width="0.015cm" svg:height="0.016cm" svg:x="1.885cm" svg:y="0.094cm" svg:viewBox="0 0 16 17" svg:d="M16 9c0-5-4-9-7-9-5 0-9 4-9 8 0 6 5 9 8 9 4 0 8-4 8-8z"><text:p/></draw:path><draw:path draw:style-name="gr597" draw:text-style-name="P28" svg:width="0.015cm" svg:height="0.016cm" svg:x="1.932cm" svg:y="0.066cm" svg:viewBox="0 0 16 17" svg:d="M16 8c0-5-4-8-8-8-5 0-8 4-8 8 0 6 4 9 8 9s8-4 8-9z"><text:p/></draw:path><draw:path draw:style-name="gr597" draw:text-style-name="P28" svg:width="0.106cm" svg:height="0.1cm" svg:x="1.974cm" svg:y="0.011cm" svg:viewBox="0 0 107 101" svg:d="M38 55c9 0 16 0 25 0 24 0 44-16 44-32 0-13-12-23-31-23-16 0-32 0-49 0-3 0-4 0-4 3 0 2 1 2 4 2 2 0 3 0 6 0 2 1 3 1 3 2s0 1-1 4c-6 26-12 51-19 77-1 6-1 7-11 7-3 0-5 0-5 3 1 1 0 3 2 3 4 0 14-1 18-1 3 0 8 0 10 0 3 0 6 1 9 1 1 0 3 0 3-4 0-2-2-2-5-2-1 0-2 0-5 0s-3-1-3-3c0-1 0 0 0-3 3-11 6-23 9-34zM48 10c1-5 1-5 7-5s11 0 16 0c14 0 21 4 21 15 0 4-1 16-8 23-5 4-13 7-23 7-8 0-15 0-22 0 2-13 6-27 9-40z"><text:p/></draw:path><draw:path draw:style-name="gr597" draw:text-style-name="P28" svg:width="0.035cm" svg:height="0.146cm" svg:x="2.103cm" svg:y="0cm" svg:viewBox="0 0 36 147" svg:d="M33 0c-26 20-33 51-33 74 0 20 6 52 33 73 2 0 3 0 3-1 0-2 0-2-1-3-19-17-26-42-26-69 0-40 15-60 26-70 1-1 1-2 1-2 0-2-1-2-3-2z"><text:p/></draw:path><draw:path draw:style-name="gr597" draw:text-style-name="P28" svg:width="0.074cm" svg:height="0.066cm" svg:x="2.156cm" svg:y="0.047cm" svg:viewBox="0 0 75 67" svg:d="M28 49c-1 6-6 13-13 13-3 0-5 0-8-1 6-3 7-8 7-9 0-3-3-5-6-5-4 0-8 3-8 9 0 7 8 11 15 11 6 0 12-5 15-11 3 8 11 11 17 11 16 0 24-19 24-23 0-2-1-2-2-2s-2 1-3 2c-2 11-10 18-18 18-6 0-9-4-9-9 0-4 4-18 8-34 2-11 9-15 13-15 2 1 5 0 8 2-5 2-7 6-7 8 0 3 3 6 6 6s8-3 8-9c0-9-9-11-15-11-7 0-12 5-15 11-3-6-9-11-17-11-16 0-25 18-25 23 0 2 2 2 3 2s1-1 3-3c3-11 11-18 18-18 5 0 9 3 9 10 0 3-2 10-3 15-2 7-3 14-5 20z"><text:p/></draw:path><draw:path draw:style-name="gr597" draw:text-style-name="P28" svg:width="0.049cm" svg:height="0.071cm" svg:x="2.251cm" svg:y="0.06cm" svg:viewBox="0 0 50 72" svg:d="M36 9c1-4 1-4 10-4 2 0 4 0 4-3 0-1-1-2-2-2-2 0-5 0-7 0s-5 1-8 1c-2 0-5-1-7-1-3 0-5 0-7 0-1 0-3 0-3 3 0 2 2 2 4 2 1 0 2 0 4 0 3 0 3 0 3 1s0 1 0 2c-5 18-9 36-13 55-2 4-2 4-9 4-3 0-5 0-5 3 0 1 1 2 2 2 2 0 5-1 7-1s5 0 7 0c3 0 6 0 8 0 3 0 5 1 7 1 1 0 3 0 3-3 0-2-2-2-3-2-2 0-3 0-5 0-3 0-3 0-3-2 0 0 0-1 1-1 4-18 8-37 12-55z"><text:p/></draw:path><draw:path draw:style-name="gr597" draw:text-style-name="P28" svg:width="0.006cm" svg:height="0.146cm" svg:x="2.34cm" svg:y="0cm" svg:viewBox="0 0 7 147" svg:d="M7 6c0-2 0-6-4-6-3 0-3 4-3 6 0 45 0 90 0 135 0 3 0 6 3 6 4 0 4-3 4-6 0-45 0-90 0-135z"><text:p/></draw:path><draw:path draw:style-name="gr597" draw:text-style-name="P28" svg:width="0.07cm" svg:height="0.094cm" svg:x="2.374cm" svg:y="0.047cm" svg:viewBox="0 0 71 95" svg:d="M71 10c0-3 0-3 0-4 0-2-2-4-4-4s-4 0-6 3c0 1-1 6-2 9-1 4-2 8-3 12-1 3-5 22-6 24-5 4-6 12-17 12-9 0-9-9-9-12 0-8 3-17 7-28 2-5 2-7 2-9 0-8-5-13-13-13-14 0-20 20-20 23 0 2 2 2 2 2 2 0 3-1 3-3 4-12 9-18 15-18 2 0 3 2 3 6 0 3-1 6-1 8-7 18-9 23-9 30 0 2 0 9 6 14 4 4 10 5 14 5 6 0 10-3 15-7-2 8-3 14-9 21-4 5-10 10-17 10-1 0-8 0-11-5 8-1 5-5 8-8 0-5-4-5-5-5-4 0-8 3-8 9 0 8 6 13 16 13 14 0 31-12 36-30 4-18 8-37 13-55z"><text:p/></draw:path><draw:path draw:style-name="gr597" draw:text-style-name="P28" svg:width="0.035cm" svg:height="0.146cm" svg:x="2.463cm" svg:y="0cm" svg:viewBox="0 0 36 147" svg:d="M3 0c-1 0-3 0-3 2 0 0 1 1 1 2 12 12 26 31 26 70 0 30-9 54-24 68-3 2-3 3-3 4 0 0 1 1 2 1s15-10 24-28c6-12 10-28 10-45 0-21-6-53-33-74z"><text:p/></draw:path><draw:path draw:style-name="gr597" draw:text-style-name="P28" svg:width="0.095cm" svg:height="0.07cm" svg:x="1.181cm" svg:y="0.235cm" svg:viewBox="0 0 96 71" svg:d="M96 6c0-5 0-6-4-6-20 0-65 10-92 62 0 1 0 2 0 3 0 5 0 6 5 6 4 0 4-1 5-2 16-28 43-43 84-44 2 0 2-1 2-5 0-5 0-9 0-14z"><text:p/></draw:path><draw:path draw:style-name="gr597" draw:text-style-name="P28" svg:width="0.481cm" svg:height="0.024cm" svg:x="1.275cm" svg:y="0.235cm" svg:viewBox="0 0 482 25" svg:d="M241 25c-80 0-160 0-241 0 0-8 0-17 0-25 161 0 322 0 482 0 0 8 0 17 0 25-80 0-160 0-241 0z"><text:p/></draw:path><draw:path draw:style-name="gr597" draw:text-style-name="P28" svg:width="0.096cm" svg:height="0.069cm" svg:x="1.755cm" svg:y="0.191cm" svg:viewBox="0 0 97 70" svg:d="M97 5c0-4-1-5-5-5s-4 1-5 2c-17 27-44 42-84 43-3 0-3 2-3 6 0 5 0 9 0 14s0 5 5 5c20 0 65-9 92-61 0-1 0-2 0-4z"><text:p/></draw:path><draw:path draw:style-name="gr597" draw:text-style-name="P28" svg:width="0.095cm" svg:height="0.069cm" svg:x="1.842cm" svg:y="0.191cm" svg:viewBox="0 0 96 70" svg:d="M96 51c0-5 0-6-2-6-13 0-32-2-50-11-22-11-30-24-35-33 0-1-2-1-4-1-5 0-5 1-5 5 0 2 0 3 0 4 27 52 72 61 92 61 4 0 4 0 4-5s0-9 0-14z"><text:p/></draw:path><draw:path draw:style-name="gr597" draw:text-style-name="P28" svg:width="0.481cm" svg:height="0.024cm" svg:x="1.936cm" svg:y="0.235cm" svg:viewBox="0 0 482 25" svg:d="M241 25c-80 0-160 0-241 0 0-8 0-17 0-25 161 0 322 0 482 0 0 8 0 17 0 25-80 0-160 0-241 0z"><text:p/></draw:path><draw:path draw:style-name="gr597" draw:text-style-name="P28" svg:width="0.095cm" svg:height="0.07cm" svg:x="2.416cm" svg:y="0.235cm" svg:viewBox="0 0 96 71" svg:d="M96 62c-26-52-71-62-91-62-5 0-5 1-5 6s0 9 0 14 0 5 3 5c12 1 32 3 50 12 21 11 29 24 34 33 1 1 2 1 5 1 4 0 4-1 4-6 0-1 0-2 0-3z"><text:p/></draw:path><draw:path draw:style-name="gr597" draw:text-style-name="P28" svg:width="0.141cm" svg:height="0.143cm" svg:x="1.193cm" svg:y="0.336cm" svg:viewBox="0 0 142 144" svg:d="M53 77c11 0 22 0 33 0 29 0 56-21 56-45 0-16-13-32-39-32-21 0-43 0-64 0-4 0-6 0-6 4 0 3 2 3 6 3 2 0 6 0 8 0 3 1 5 1 5 3 0 1-1 2-2 4-9 38-17 76-26 114-2 7-2 9-18 9-4 0-6 0-6 4 0 3 2 3 3 3 6 0 20-1 25-1s9 0 13 0 9 1 13 1c2 0 4 0 4-4 0-3-2-3-5-3-8 0-13 0-13-3 0-2 0-3 0-4 4-18 9-35 13-53zM67 14c2-7 2-7 11-7 6 0 13 0 19 0 16 0 27 6 27 20 0 8-4 26-12 34-10 9-22 11-30 11-10 0-19 0-29 0 5-19 9-38 14-58z"><text:p/></draw:path><draw:path draw:style-name="gr597" draw:text-style-name="P28" svg:width="0.046cm" svg:height="0.209cm" svg:x="1.361cm" svg:y="0.323cm" svg:viewBox="0 0 47 210" svg:d="M47 208c0-1 0-1-4-4-25-27-31-67-31-99 0-37 7-73 32-100 3-2 3-3 3-3 0-1-1-2-3-2-1 0-20 14-31 41-10 23-13 46-13 64 0 17 2 42 14 66 12 26 29 39 30 39 2 0 3 0 3-2z"><text:p/></draw:path><draw:path draw:style-name="gr597" draw:text-style-name="P28" svg:width="0.098cm" svg:height="0.094cm" svg:x="1.424cm" svg:y="0.387cm" svg:viewBox="0 0 99 95" svg:d="M61 29c1-5 6-24 20-24 1 0 6 0 10 2-6 1-10 7-10 12 0 3 2 7 8 7 4 0 10-4 10-12 0-11-11-14-18-14-12 0-19 11-21 16-5-14-16-16-21-16-21 0-33 27-33 32 0 2 3 2 3 2 1 0 2 0 2-2 7-22 20-27 27-27 4 0 11 2 11 14 0 6-4 20-11 50-3 12-10 21-19 21-1 0-5 0-10-2 5-1 10-6 10-11 0-6-5-8-8-8-6 0-11 5-11 12 0 10 10 14 19 14 13 0 20-15 21-16 3 8 9 16 21 16 21 0 33-27 33-32 0-2-3-2-3-2-2 0-2 1-3 2-6 23-20 27-26 27-8 0-11-6-11-13 0-5 1-9 3-19 3-9 5-19 7-29z"><text:p/></draw:path><draw:path draw:style-name="gr597" draw:text-style-name="P28" svg:width="0.049cm" svg:height="0.097cm" svg:x="1.548cm" svg:y="0.415cm" svg:viewBox="0 0 50 98" svg:d="M32 4c0-3-1-4-5-4-9 10-21 10-27 10 0 1 0 3 0 5 3 0 12 0 20-4 0 25 0 50 0 75 0 5 0 7-14 7-1 0-3 0-5 0 0 2 0 3 0 5 2 0 19 0 25 0 4 0 22 0 24 0 0-2 0-3 0-5-1 0-3 0-5 0-13 0-13-2-13-7 0-27 0-54 0-82z"><text:p/></draw:path><draw:path draw:style-name="gr597" draw:text-style-name="P28" svg:width="0.022cm" svg:height="0.062cm" svg:x="1.639cm" svg:y="0.458cm" svg:viewBox="0 0 23 63" svg:d="M23 22c0-14-5-22-12-22s-11 5-11 11 4 11 11 11c2 0 4 0 7-3h1c0 1 0 0 0 3 0 16-7 28-14 35-2 2-2 3-2 4s1 2 2 2c2 0 18-16 18-41z"><text:p/></draw:path><draw:path draw:style-name="gr597" draw:text-style-name="P28" svg:width="0.02cm" svg:height="0.021cm" svg:x="1.728cm" svg:y="0.458cm" svg:viewBox="0 0 21 22" svg:d="M21 11c0-6-5-11-10-11-6 0-11 4-11 11 0 6 5 11 11 11 5 0 10-5 10-11z"><text:p/></draw:path><draw:path draw:style-name="gr597" draw:text-style-name="P28" svg:width="0.021cm" svg:height="0.021cm" svg:x="1.816cm" svg:y="0.458cm" svg:viewBox="0 0 22 22" svg:d="M22 11c0-6-6-11-11-11-6 0-11 4-11 11 0 6 5 11 11 11 5 0 11-5 11-11z"><text:p/></draw:path><draw:path draw:style-name="gr597" draw:text-style-name="P28" svg:width="0.02cm" svg:height="0.021cm" svg:x="1.905cm" svg:y="0.458cm" svg:viewBox="0 0 21 22" svg:d="M21 11c0-6-5-11-11-11-5 0-10 4-10 11 0 6 5 11 10 11 6 0 11-5 11-11z"><text:p/></draw:path><draw:path draw:style-name="gr597" draw:text-style-name="P28" svg:width="0.022cm" svg:height="0.062cm" svg:x="1.994cm" svg:y="0.458cm" svg:viewBox="0 0 23 63" svg:d="M23 22c0-14-5-22-13-22-6 0-10 5-10 11s4 11 10 11c3 0 5 0 8-3 1 0 1 0 1 3 0 16-7 28-14 35-2 2-2 3-2 4s1 2 2 2c2 0 18-16 18-41z"><text:p/></draw:path><draw:path draw:style-name="gr597" draw:text-style-name="P28" svg:width="0.098cm" svg:height="0.094cm" svg:x="2.071cm" svg:y="0.387cm" svg:viewBox="0 0 99 95" svg:d="M61 29c1-5 5-24 20-24 1 0 5 0 9 2-5 1-9 7-9 12 0 3 2 7 7 7s11-4 11-12c0-11-12-14-18-14-12 0-19 11-21 16-5-14-16-16-22-16-20 0-32 27-32 32 0 2 2 2 3 2s2 0 2-2c7-22 20-27 27-27 3 0 11 2 11 14 0 6-4 20-11 50-3 12-10 21-19 21-1 0-6 0-10-2 5-1 9-6 9-11 0-6-4-8-7-8-6 0-11 5-11 12 0 10 10 14 19 14 13 0 20-15 21-16 2 8 9 16 21 16 21 0 32-27 32-32 0-2-2-2-2-2-2 0-3 1-3 2-6 23-20 27-27 27s-11-6-11-13c0-5 2-9 4-19 2-9 4-19 7-29z"><text:p/></draw:path><draw:path draw:style-name="gr597" draw:text-style-name="P28" svg:width="0.065cm" svg:height="0.1cm" svg:x="2.188cm" svg:y="0.411cm" svg:viewBox="0 0 66 101" svg:d="M49 11c1-4 1-6 12-6 3 0 5 0 5-3 0-1-1-2-2-2-3 0-7 1-10 1-2 0-6 0-9 0-4 0-6 0-10 0-3 0-6-1-9-1-1 0-3 0-3 3 0 2 1 2 4 2 1 0 3 0 6 0 3 1 3 1 3 3 0 0 0 2 0 3-7 26-12 52-18 78-2 4-2 6-13 6-3 0-5 0-5 3 1 1 0 3 2 3 5 0 15-1 19-1 3 0 6 0 10 0 3 0 6 1 9 1 1 0 4 0 4-4 0-2-2-2-5-2 0 0-3 0-6 0-4 0-4-1-4-2s0-1 1-4c6-25 13-52 19-78z"><text:p/></draw:path><draw:path draw:style-name="gr597" draw:text-style-name="P28" svg:width="0.007cm" svg:height="0.209cm" svg:x="2.294cm" svg:y="0.323cm" svg:viewBox="0 0 8 210" svg:d="M8 7c0-3 0-7-4-7s-4 4-4 7c0 66 0 130 0 196 0 3 0 7 4 7s4-4 4-7c0-66 0-130 0-196z"><text:p/></draw:path><draw:path draw:style-name="gr597" draw:text-style-name="P28" svg:width="0.091cm" svg:height="0.135cm" svg:x="2.332cm" svg:y="0.387cm" svg:viewBox="0 0 92 136" svg:d="M91 13c1-3 1-3 1-5 0-4-3-6-6-6-2 0-5 2-7 5-1 1-2 7-3 11-1 5-3 11-4 17-3 12-6 25-9 38-1 3-9 17-22 17-10 0-13-9-13-16 0-10 4-23 11-42 2-8 4-10 4-15 0-9-7-17-17-17-19 0-26 31-26 32 0 2 2 2 2 2 2 0 3 0 3-3 6-20 14-26 21-26 1 0 5 0 5 6s-3 11-4 15c-8 23-12 35-12 44 0 19 13 25 25 25 8 0 14-3 20-9-3 10-5 21-13 32-5 7-13 13-22 13-3 0-12 0-15-8 3 0 6 0 9-3 1-2 4-4 4-9 0-6-6-7-8-7-4 0-11 3-11 13 0 11 8 19 21 19 20 0 41-19 46-43 7-27 14-53 20-80z"><text:p/></draw:path><draw:path draw:style-name="gr597" draw:text-style-name="P28" svg:width="0.046cm" svg:height="0.209cm" svg:x="2.442cm" svg:y="0.323cm" svg:viewBox="0 0 47 210" svg:d="M47 105c0-16-3-42-14-65-11-26-29-40-31-40-1 0-2 1-2 2 0 0 0 1 4 5 19 21 31 54 31 98 0 36-8 73-32 99-3 3-3 3-3 4s1 2 2 2c2 0 20-14 32-41 10-23 13-46 13-64z"><text:p/></draw:path><draw:path draw:style-name="gr597" draw:text-style-name="P28" svg:width="0.141cm" svg:height="0.143cm" svg:x="2.556cm" svg:y="0.336cm" svg:viewBox="0 0 142 144" svg:d="M53 77c11 0 22 0 33 0 29 0 56-21 56-45 0-16-13-32-39-32-21 0-43 0-64 0-4 0-7 0-7 4 0 3 3 3 7 3 2 0 5 0 8 0 3 1 4 1 4 3 0 1 0 2-1 4-9 38-17 76-26 114-2 7-2 9-18 9-4 0-6 0-6 4 0 3 2 3 3 3 6 0 20-1 25-1 4 0 9 0 13 0s9 1 13 1c2 0 4 0 4-4 0-3-2-3-5-3-8 0-13 0-13-3 0-2 0-3 0-4 4-18 9-35 13-53zM67 14c2-7 2-7 11-7 6 0 13 0 19 0 16 0 27 6 27 20 0 8-4 26-12 34-10 9-22 11-31 11s-19 0-28 0c5-19 9-38 14-58z"><text:p/></draw:path><draw:path draw:style-name="gr597" draw:text-style-name="P28" svg:width="0.046cm" svg:height="0.209cm" svg:x="2.724cm" svg:y="0.323cm" svg:viewBox="0 0 47 210" svg:d="M47 208c0-1 0-1-4-4-25-27-31-67-31-99 0-37 7-73 32-100 3-2 3-3 3-3 0-1-2-2-3-2s-20 14-32 41c-10 23-12 46-12 64 0 17 2 42 13 66 13 26 30 39 31 39s3 0 3-2z"><text:p/></draw:path><draw:path draw:style-name="gr597" draw:text-style-name="P28" svg:width="0.091cm" svg:height="0.135cm" svg:x="2.787cm" svg:y="0.387cm" svg:viewBox="0 0 92 136" svg:d="M91 13c1-3 1-3 1-5 0-4-3-6-6-6-1 0-5 2-7 5 0 1-2 7-2 11-2 5-3 11-4 17-3 12-7 25-9 38-1 3-10 17-23 17-10 0-12-9-12-16 0-10 3-23 10-42 3-8 4-10 4-15 0-9-7-17-16-17-20 0-27 31-27 32 0 2 2 2 3 2 2 0 2 0 3-3 5-20 13-26 20-26 1 0 5 0 5 6s-2 11-4 15c-8 23-11 35-11 44 0 19 12 25 24 25 8 0 15-3 20-9-2 10-4 21-12 32-6 7-13 13-22 13-3 0-12 0-16-8 4 0 6 0 9-3 2-2 4-4 4-9 0-6-5-7-8-7-4 0-10 3-10 13 0 11 8 19 21 19 20 0 40-19 46-43 6-27 13-53 19-80z"><text:p/></draw:path><draw:path draw:style-name="gr597" draw:text-style-name="P28" svg:width="0.046cm" svg:height="0.209cm" svg:x="2.897cm" svg:y="0.323cm" svg:viewBox="0 0 47 210" svg:d="M47 105c0-16-3-42-14-65-12-26-29-40-31-40-1 0-2 1-2 2 0 0 0 1 4 5 19 21 31 54 31 98 0 36-8 73-32 99-3 3-3 3-3 4s1 2 2 2c2 0 20-14 31-41 11-23 14-46 14-64z"><text:p/></draw:path><draw:path draw:style-name="gr597" draw:text-style-name="P28" svg:width="0.132cm" svg:height="0.048cm" svg:x="3.03cm" svg:y="0.402cm" svg:viewBox="0 0 133 49" svg:d="M126 8c3 0 7 0 7-4s-4-4-7-4c-40 0-79 0-119 0-3 0-7 0-7 4s4 4 7 4c40 0 79 0 119 0zM126 49c3 0 7 0 7-4s-4-4-7-4c-40 0-79 0-119 0-3 0-7 0-7 4s4 4 7 4c40 0 79 0 119 0z"><text:p/></draw:path><draw:path draw:style-name="gr597" draw:text-style-name="P28" svg:width="0.089cm" svg:height="0.095cm" svg:x="3.238cm" svg:y="0.387cm" svg:viewBox="0 0 90 96" svg:d="M58 78c1 8 6 17 16 17 4 0 16-3 16-19 0-5 0-8 0-12-2 0-3 0-5 0 0 4 0 7 0 12 0 11-5 13-7 13-7 0-8-10-8-11 0-14 0-28 0-42 0-8 0-17-7-25s-18-11-27-11c-17 0-30 10-30 23 0 7 4 11 9 11s9-5 9-10c0-2-1-10-10-10 5-7 15-10 22-10 9 0 21 9 21 27 0 3 0 6 0 8-10 1-25 1-37 8-15 7-20 18-20 27 0 17 19 22 32 22s22-8 26-18zM57 44c0 7 0 14 0 21 0 19-15 27-24 27-10 0-18-8-18-18 0-12 9-29 42-30z"><text:p/></draw:path><draw:path draw:style-name="gr597" draw:text-style-name="P28" svg:width="0.066cm" svg:height="0.092cm" svg:x="3.335cm" svg:y="0.387cm" svg:viewBox="0 0 67 93" svg:d="M28 23c0-8 0-15 0-23-9 1-19 2-28 2 0 3 0 5 0 7 14 0 15 1 15 11 0 19 0 38 0 57 0 9-2 9-15 9 0 3 0 4 0 7 7 0 17-1 23-1 8 0 17 0 25 1 0-3 0-4 0-7-1 0-3 0-4 0-15 0-16-2-16-9 0-11 0-22 0-33 0-21 9-39 24-39 1 0 2 0 2 0 0 0-4 2-4 8s4 9 8 9 9-3 9-9c0-7-6-13-15-13-15 0-21 14-24 23z"><text:p/></draw:path><draw:path draw:style-name="gr597" draw:text-style-name="P28" svg:width="0.09cm" svg:height="0.137cm" svg:x="3.412cm" svg:y="0.385cm" svg:viewBox="0 0 91 138" svg:d="M39 59c-17 0-17-21-17-26s0-12 3-17c1-3 6-9 14-9 17 0 17 21 17 26 0 6 0 13-3 18-1 2-6 8-14 8zM16 67c0 0 0-5 3-9 8 6 16 6 20 6 18 0 32-15 32-31 0-8-3-16-8-20 7-8 14-8 18-8 1 0 1 0 2 0-2 0-3 3-3 6s2 6 6 6c1 0 5-2 5-7 0-3-2-10-10-10-4 0-12 1-21 10-8-7-17-8-21-8-19 0-32 15-32 31 0 10 4 17 9 22-2 3-6 10-6 17 0 6 2 15 9 19-12 4-19 13-19 21 0 15 20 26 44 26s44-10 44-27c0-7-2-18-13-24-10-6-22-6-34-6-5 0-13 0-15 0-6-1-10-7-10-14zM44 134c-20 0-33-11-33-22 0-10 7-17 16-18 4 0 8 0 12 0 17 0 39 0 39 18 0 11-14 22-34 22z"><text:p/></draw:path><draw:path draw:style-name="gr597" draw:text-style-name="P28" svg:width="0.154cm" svg:height="0.092cm" svg:x="3.549cm" svg:y="0.387cm" svg:viewBox="0 0 155 93" svg:d="M15 20c0 19 0 38 0 57 0 9-1 9-15 9 0 3 0 4 0 7 7 0 17-1 23-1 5 0 15 1 22 1 0-3 0-4 0-7-13 0-16 0-16-9 0-13 0-26 0-39 0-22 15-33 27-33 13 0 15 11 15 23 0 16 0 33 0 49 0 9-2 9-15 9 0 3 0 4 0 7 6 0 17-1 22-1s16 1 22 1c0-3 0-4 0-7-13 0-15 0-15-9 0-13 0-26 0-39 0-22 14-33 27-33 12 0 15 11 15 23 0 16 0 33 0 49 0 9-3 9-16 9 0 3 0 4 0 7 7 0 17-1 22-1s16 1 22 1c0-3 0-4 0-7-10 0-15 0-15-6 0-13 0-27 0-40 0-18 0-25-6-32-3-4-9-8-21-8-17 0-26 13-29 20-3-18-18-20-26-20-15 0-25 9-30 22 0-7 0-15 0-22-9 1-18 2-28 2 0 3 0 5 0 7 14 0 15 1 15 11z"><text:p/></draw:path><draw:path draw:style-name="gr597" draw:text-style-name="P28" svg:width="0.089cm" svg:height="0.095cm" svg:x="3.717cm" svg:y="0.387cm" svg:viewBox="0 0 90 96" svg:d="M58 78c1 8 7 17 16 17 4 0 16-3 16-19 0-5 0-8 0-12-2 0-3 0-5 0 0 4 0 7 0 12 0 11-5 13-7 13-7 0-8-10-8-11 0-14 0-28 0-42 0-8 0-17-6-25-8-8-19-11-28-11-16 0-30 10-30 23 0 7 4 11 9 11 6 0 9-5 9-10 0-2-1-10-10-10 5-7 15-10 22-10 9 0 21 9 21 27 0 3 0 6 0 8-10 1-24 1-37 8-15 7-20 18-20 27 0 17 19 22 32 22s22-8 26-18zM57 44c0 7 0 14 0 21 0 19-14 27-24 27-9 0-18-8-18-18 0-12 9-29 42-30z"><text:p/></draw:path><draw:path draw:style-name="gr597" draw:text-style-name="P28" svg:width="0.099cm" svg:height="0.089cm" svg:x="3.811cm" svg:y="0.389cm" svg:viewBox="0 0 100 90" svg:d="M54 41c7-8 14-18 19-24 6-7 14-10 23-10 0-3 0-5 0-7-5 0-10 1-16 1s-16-1-19-1c0 2 0 4 0 7 4 0 6 2 6 6 0 3-2 6-3 7-4 6-8 11-12 17-5-8-11-14-16-21-2-3-2-3-2-5 0-3 3-4 7-4 0-3 0-5 0-7-5 0-18 1-21 1-5 0-14-1-19-1 0 2 0 4 0 7 14 0 14 0 23 12 7 9 13 18 20 27-6 9-12 17-18 25-10 12-22 13-26 13 0 2 0 4 0 6 5 0 11 0 16 0 6 0 15 0 19 0 0-2 0-4 0-6-4-1-6-3-6-7s6-11 19-26c5 7 9 14 14 21 2 2 5 5 5 6 0 3-2 6-7 6 0 2 0 4 0 6 5 0 17 0 21 0 5 0 13 0 19 0 0-2 0-4 0-6-10 0-14-1-19-7-9-12-17-24-27-36z"><text:p/></draw:path><draw:path draw:style-name="gr597" draw:text-style-name="P28" svg:width="0.071cm" svg:height="0.094cm" svg:x="3.92cm" svg:y="0.447cm" svg:viewBox="0 0 72 95" svg:d="M71 10c1-2 1-3 1-3 0-3-2-5-5-5-1 0-4 0-6 3 0 1-1 6-2 9-1 4-2 8-3 12 0 3-5 22-6 24-5 4-6 12-17 12-9 0-9-9-9-12 0-7 3-17 7-28 2-5 3-7 3-9 0-8-6-13-14-13-14 0-20 20-20 23 0 2 2 2 3 2 2 0 2-1 2-3 4-12 10-18 15-18 3 0 4 2 4 6 0 3-2 6-2 8-7 18-8 23-8 30 0 2 0 10 5 14 4 4 10 5 14 5 6 0 11-3 15-7-1 8-3 14-9 21-4 5-10 10-17 10-1 0-7 0-10-5 7-1 7-8 7-8 0-5-4-5-5-5-4 0-8 3-8 9 0 8 6 13 16 13 14 0 32-11 36-30 4-18 9-37 13-55z"><text:p/></draw:path><draw:path draw:style-name="gr597" draw:text-style-name="P28" svg:width="0.141cm" svg:height="0.143cm" svg:x="4.051cm" svg:y="0.336cm" svg:viewBox="0 0 142 144" svg:d="M53 77c11 0 22 0 33 0 29 0 56-21 56-45 0-16-13-32-39-32-21 0-43 0-64 0-4 0-6 0-6 4 0 3 2 3 6 3 2 0 6 0 8 0 3 1 5 1 5 3 0 1-1 2-2 4-9 38-17 76-26 114-2 7-2 9-18 9-4 0-6 0-6 4 0 3 3 3 3 3 6 0 20-1 25-1s9 0 13 0 9 1 13 1c2 0 4 0 4-4 0-3-2-3-5-3-8 0-13 0-13-3 0-2 0-3 0-4 4-18 9-35 13-53zM67 14c2-7 2-7 11-7 6 0 13 0 19 0 16 0 27 6 27 20 0 8-4 26-12 34-10 9-22 11-30 11-10 0-19 0-29 0 5-19 9-38 14-58z"><text:p/></draw:path><draw:path draw:style-name="gr597" draw:text-style-name="P28" svg:width="0.046cm" svg:height="0.209cm" svg:x="4.218cm" svg:y="0.323cm" svg:viewBox="0 0 47 210" svg:d="M47 208c0-1 0-1-4-4-25-27-31-67-31-99 0-37 7-73 32-100 3-2 3-3 3-3 0-1-1-2-3-2-1 0-20 14-31 41-10 23-13 46-13 64 0 17 2 42 14 66 12 26 29 39 30 39 2 0 3 0 3-2z"><text:p/></draw:path><draw:path draw:style-name="gr597" draw:text-style-name="P28" svg:width="0.091cm" svg:height="0.135cm" svg:x="4.282cm" svg:y="0.387cm" svg:viewBox="0 0 92 136" svg:d="M91 13c1-3 1-3 1-5 0-4-3-6-6-6-2 0-5 2-7 5-1 1-2 7-3 11-1 5-3 11-4 17-3 12-6 25-9 38-1 3-9 17-22 17-10 0-13-9-13-16 0-10 4-23 11-42 2-8 4-10 4-15 0-9-7-17-17-17-19 0-26 31-26 32 0 2 2 2 2 2 2 0 3 0 3-3 6-20 14-26 21-26 1 0 5 0 5 6s-3 11-4 15c-8 23-12 35-12 44 0 19 13 25 25 25 8 0 14-3 20-9-3 10-5 21-13 32-5 7-13 13-22 13-3 0-12 0-15-8 3 0 6 0 9-3 1-2 4-4 4-9 0-6-6-7-8-7-4 0-11 3-11 13 0 11 8 19 21 19 20 0 41-19 46-43 7-27 14-53 20-80z"><text:p/></draw:path><draw:path draw:style-name="gr597" draw:text-style-name="P28" svg:width="0.046cm" svg:height="0.209cm" svg:x="4.392cm" svg:y="0.323cm" svg:viewBox="0 0 47 210" svg:d="M47 105c0-16-3-42-14-65-11-26-29-40-31-40-1 0-2 1-2 2 0 0 0 1 4 5 19 21 31 54 31 98 0 36-8 73-32 99-3 3-3 3-3 4s1 2 2 2c2 0 20-14 32-41 10-23 13-46 13-64z"><text:p/></draw:path><draw:path draw:style-name="gr597" draw:text-style-name="P28" svg:width="0.165cm" svg:height="0.209cm" svg:x="4.503cm" svg:y="0.323cm" svg:viewBox="0 0 166 210" svg:d="M61 210c0-3 0-6 0-8-21 0-21-10-21-17 0-59 0-118 0-177 29 0 57 0 86 0 0 59 0 118 0 177 0 7 0 17-20 17 0 2 0 5 0 8 19 0 40 0 60 0 0-3 0-6 0-8-21 0-21-10-21-17 0-54 0-107 0-160 0-6 0-17 21-17 0-3 0-5 0-8-55 0-111 0-166 0 0 3 0 5 0 8 20 0 20 11 20 17 0 53 0 106 0 160 0 7 0 17-20 17 0 2 0 5 0 8 20 0 40 0 61 0z"><text:p/></draw:path><draw:path draw:style-name="gr597" draw:text-style-name="P28" svg:width="0.065cm" svg:height="0.1cm" svg:x="4.689cm" svg:y="0.273cm" svg:viewBox="0 0 66 101" svg:d="M49 11c1-4 1-6 12-6 3 0 5 0 5-3 0-1-1-2-2-2-3 0-7 0-10 0s-6 1-9 1c-4 0-6-1-10-1-3 0-6 0-9 0-1 0-3 0-3 3 0 2 1 2 4 2 2 0 3 0 5 0 3 0 4 1 4 2s0 3 0 4c-7 26-13 52-19 78-1 4-1 6-12 6-3 0-5 0-5 3 1 1 0 3 2 3 4 0 15-1 19-1 3 0 6 0 10 0 3 0 6 1 9 1 1 0 3 0 3-4 0-2-2-2-4-2 0 0-3 0-6 0-4 0-4-1-4-3 0-1 0 0 1-3 6-25 13-52 19-78z"><text:p/></draw:path><draw:path draw:style-name="gr597" draw:text-style-name="P28" svg:width="0.041cm" svg:height="0.098cm" svg:x="4.687cm" svg:y="0.446cm" svg:viewBox="0 0 42 99" svg:d="M39 6c0-2-2-6-6-6s-8 4-8 8c0 3 2 6 6 6s8-4 8-8zM10 81c0 2-1 3-1 6 0 6 6 12 13 12 14 0 20-20 20-22s-1-1-2-2c-2 0-2 1-3 2-3 12-9 18-14 18-3 0-4-2-4-5s1-6 3-9c1-4 2-8 4-12 1-4 6-17 7-19 0-1 0-3 0-4 0-8-5-13-13-13-14 0-20 20-20 23 0 2 2 2 2 2 3 0 3-1 3-3 4-12 10-18 15-18 2 0 3 1 3 5s0 6-4 15c-3 8-6 16-9 24z"><text:p/></draw:path><draw:path draw:style-name="gr597" draw:text-style-name="P28" svg:width="0.102cm" svg:height="0.039cm" svg:x="4.746cm" svg:y="0.486cm" svg:viewBox="0 0 103 40" svg:d="M98 7c1 0 5 0 5-3 0-4-4-4-5-4-31 0-62 0-93 0-2 0-5 0-5 4 0 3 3 3 5 3 31 0 62 0 93 0zM98 40c1 0 5 0 5-4s-4-4-5-4c-31 0-62 0-93 0-2 0-5 0-5 4s3 4 5 4c31 0 62 0 93 0z"><text:p/></draw:path><draw:path draw:style-name="gr597" draw:text-style-name="P28" svg:width="0.05cm" svg:height="0.097cm" svg:x="4.874cm" svg:y="0.446cm" svg:viewBox="0 0 51 98" svg:d="M32 4c0-4-1-4-4-4-9 10-22 10-28 10 0 1 0 3 0 5 3 0 12 0 20-4 0 25 0 50 0 75 0 4 0 6-14 6-1 0-3 0-5 0 0 2 0 4 0 6 3 0 20-1 25-1 4 0 22 1 25 1 0-2 0-4 0-6-2 0-3 0-5 0-14 0-14-2-14-6 0-27 0-55 0-82z"><text:p/></draw:path><draw:path draw:style-name="gr597" draw:text-style-name="P28" svg:width="0.141cm" svg:height="0.143cm" svg:x="4.99cm" svg:y="0.336cm" svg:viewBox="0 0 142 144" svg:d="M52 77c12 0 23 0 34 0 29 0 56-21 56-45 0-16-13-32-39-32-21 0-43 0-64 0-4 0-7 0-7 4 0 3 2 3 6 3 3 0 6 0 9 0 3 1 4 1 4 3 0 1 0 2-1 4-9 38-17 76-26 114-2 7-3 9-18 9-4 0-6 0-6 4 0 3 2 3 3 3 6 0 20-1 25-1 4 0 9 0 13 0s9 1 13 1c2 0 4 0 4-4 0-3-2-3-6-3-7 0-13 0-13-3 0-2 1-3 1-4 4-18 8-35 12-53zM67 14c2-7 2-7 11-7 6 0 12 0 18 0 17 0 28 6 28 20 0 8-4 26-12 34-10 9-22 11-31 11s-19 0-28 0c5-19 9-38 14-58z"><text:p/></draw:path><draw:path draw:style-name="gr597" draw:text-style-name="P28" svg:width="0.046cm" svg:height="0.209cm" svg:x="5.157cm" svg:y="0.323cm" svg:viewBox="0 0 47 210" svg:d="M47 208c0-1 0-1-4-4-25-27-32-67-32-99 0-37 8-73 33-100 3-2 3-3 3-3 0-1-2-2-3-2-2 0-20 14-32 41-10 23-12 46-12 64 0 17 2 42 13 66 12 26 29 39 31 39 1 0 3 0 3-2z"><text:p/></draw:path><draw:path draw:style-name="gr597" draw:text-style-name="P28" svg:width="0.098cm" svg:height="0.094cm" svg:x="5.22cm" svg:y="0.387cm" svg:viewBox="0 0 99 95" svg:d="M61 29c1-5 5-24 20-24 1 0 5 0 10 2-6 1-10 7-10 12 0 3 2 7 7 7s11-4 11-12c0-11-12-14-18-14-12 0-19 11-21 16-5-14-16-16-21-16-21 0-33 27-33 32 0 2 2 2 3 2s2 0 2-2c7-22 20-27 27-27 3 0 11 2 11 14 0 6-4 20-11 50-3 12-10 21-19 21-1 0-6 0-10-2 5-1 9-6 9-11 0-6-4-8-7-8-6 0-11 5-11 12 0 10 10 14 19 14 13 0 20-15 21-16 2 8 9 16 21 16 21 0 32-27 32-32 0-2-2-2-2-2-2 0-3 1-3 2-6 23-20 27-26 27-8 0-12-6-12-13 0-5 2-9 4-19 2-9 4-19 7-29z"><text:p/></draw:path><draw:path draw:style-name="gr597" draw:text-style-name="P28" svg:width="0.042cm" svg:height="0.098cm" svg:x="5.335cm" svg:y="0.415cm" svg:viewBox="0 0 43 99" svg:d="M39 5c0-2-2-5-6-5s-7 4-7 8c0 2 1 6 5 6s8-4 8-9zM10 80c0 2-1 4-1 6 0 7 6 13 13 13 14 0 21-21 21-22 0-3-2-3-3-3-2 0-2 2-3 3-2 12-9 18-14 18-3 0-4-2-4-5 0-4 1-7 3-10 1-4 2-7 4-12 1-3 6-16 7-18 0-1 0-3 0-5 0-7-5-13-13-13-13 0-20 21-20 23s2 1 2 2c3 0 3-1 3-2 4-13 10-18 15-18 2 0 3 1 3 5 0 3 0 5-4 14-3 8-6 17-9 24z"><text:p/></draw:path><draw:path draw:style-name="gr597" draw:text-style-name="P28" svg:width="0.007cm" svg:height="0.209cm" svg:x="5.419cm" svg:y="0.323cm" svg:viewBox="0 0 8 210" svg:d="M8 7c0-3 0-7-4-7s-4 4-4 7c0 66 0 130 0 196 0 3 0 7 4 7s4-4 4-7c0-66 0-130 0-196z"><text:p/></draw:path><draw:path draw:style-name="gr597" draw:text-style-name="P28" svg:width="0.091cm" svg:height="0.135cm" svg:x="5.456cm" svg:y="0.387cm" svg:viewBox="0 0 92 136" svg:d="M91 13c1-3 1-3 1-5 0-4-3-6-6-6-2 0-5 2-7 5-1 1-2 7-3 11-1 5-3 11-4 17-3 12-6 25-9 38-1 3-9 17-22 17-10 0-13-9-13-16 0-10 4-23 11-42 2-8 4-10 4-15 0-9-7-17-17-17-19 0-26 31-26 32 0 2 2 2 2 2 2 0 3 0 3-3 6-20 14-26 21-26 1 0 5 0 5 6s-3 11-4 15c-8 23-12 35-12 44 0 19 13 25 25 25 8 0 14-3 20-9-3 10-5 21-13 32-5 7-13 13-22 13-3 0-12 0-15-8 3 0 6 0 9-3 1-2 4-4 4-9 0-6-6-7-8-7-5 0-11 3-11 13 0 11 8 19 21 19 20 0 41-19 46-43 7-27 14-53 20-80z"><text:p/></draw:path><draw:path draw:style-name="gr597" draw:text-style-name="P28" svg:width="0.046cm" svg:height="0.209cm" svg:x="5.567cm" svg:y="0.323cm" svg:viewBox="0 0 47 210" svg:d="M47 105c0-16-3-42-14-65-12-26-29-40-31-40-1 0-2 1-2 2 0 0 0 1 4 5 19 21 31 54 31 98 0 36-8 73-32 99-3 3-3 3-3 4s1 2 2 2c2 0 20-14 32-41 10-23 13-46 13-64z"><text:p/></draw:path></draw:g></text:span></text:p><text:p text:style-name="P20"><text:span text:style-name="T46">I</text:span><text:span text:style-name="T45">n a </text:span><text:span text:style-name="T53">Bag of Words</text:span><text:span text:style-name="T45"> count the number of times a token appears in the vocabulary per class. In </text:span><text:span text:style-name="T53">One smoothed Naive Bayes:</text:span><text:span text:style-name="T45"> </text:span><text:span text:style-name="T45"><draw:g text:anchor-type="as-char" svg:y="-0.212cm" draw:z-index="42" draw:name="Shape31" draw:style-name="gr596"><svg:title>TexMaths</svg:title><svg:desc>6§inline§P(x_i|y) = \frac{count(x_i,y)+1}{\sum_{x\in V}(count(x,y)+1)} = \frac{count(x_i, y) + 1}{(\sum_{x\in V} count(x,y)) + |V|}§svg§600§TRUE§</svg:desc><draw:path draw:style-name="gr597" draw:text-style-name="P28" svg:width="0.15cm" svg:height="0.142cm" svg:x="0cm" svg:y="0.069cm" svg:viewBox="0 0 151 143" svg:d="M55 77c12 0 24 0 36 0 30 0 60-22 60-45 0-16-14-32-42-32-23 0-45 0-68 0-4 0-7 0-7 4 0 3 2 3 7 3 2 0 6 0 9 0s4 1 4 3c0 1 0 1-1 4-9 38-18 75-28 113-2 8-2 10-19 10-4 0-6 0-6 4 0 2 2 2 3 2 6 0 21 0 27 0 4 0 9 0 13 0 5 0 10 0 14 0 2 0 4 0 4-4 0-2-2-2-6-2-8 0-13 0-13-4 0-1 0-2 1-4 4-18 8-35 12-52zM71 14c2-7 2-7 11-7 7 0 13 0 20 0 18 0 29 5 29 19 0 9-4 27-12 34-11 10-24 11-33 11-10 0-20 0-30 0 5-19 10-37 15-57z"><text:p/></draw:path><draw:path draw:style-name="gr597" draw:text-style-name="P28" svg:width="0.048cm" svg:height="0.209cm" svg:x="0.177cm" svg:y="0.055cm" svg:viewBox="0 0 49 210" svg:d="M49 208c0-1 0-1-3-5-27-26-33-66-33-98 0-36 7-73 33-99 3-3 3-3 3-4s-1-2-2-2c-2 0-21 14-34 41-11 23-13 46-13 64 0 17 2 42 14 66 12 25 31 39 33 39 1 0 2-1 2-2z"><text:p/></draw:path><draw:path draw:style-name="gr597" draw:text-style-name="P28" svg:width="0.104cm" svg:height="0.094cm" svg:x="0.244cm" svg:y="0.118cm" svg:viewBox="0 0 105 95" svg:d="M64 29c2-5 7-24 21-24 1 0 6 0 11 3-6 0-10 6-10 11 0 3 2 7 8 7 4 0 11-4 11-12 0-11-12-14-19-14-13 0-20 11-22 16-6-14-17-16-23-16-22 0-34 28-34 32 0 3 1 2 2 3 2 0 2-1 3-3 7-22 21-27 28-27 4 0 12 2 12 14 0 6-4 21-12 50-3 13-11 21-20 21-1 0-6 0-10-2 5-1 10-5 10-11s-5-8-8-8c-7 0-12 6-12 12 0 10 11 14 20 14 14 0 21-14 22-15 2 7 10 15 23 15 21 0 33-27 33-32 0-2-1-2-2-2-2 0-2 1-2 2-8 23-22 27-29 27-8 0-11-6-11-13 0-5 1-9 3-19s5-19 7-29z"><text:p/></draw:path><draw:path draw:style-name="gr597" draw:text-style-name="P28" svg:width="0.044cm" svg:height="0.098cm" svg:x="0.365cm" svg:y="0.145cm" svg:viewBox="0 0 45 99" svg:d="M41 5c0-1-1-5-6-5-4 0-8 4-8 8 0 3 2 6 6 6s8-4 8-9zM11 80c-1 2-1 4-1 7 0 6 6 12 14 12 14 0 21-20 21-22s-2-2-2-2c-2 0-3 0-3 2-3 12-10 18-16 18-3 0-4-2-4-5 0-4 2-6 3-10 2-3 3-8 5-11 1-4 6-18 7-19 0-2 0-3 0-4 0-8-5-13-13-13-15 0-22 20-22 22s2 2 3 2c2 0 2-1 2-2 4-13 11-18 16-18 2 0 4 1 4 5s-1 5-5 15c-3 8-6 15-9 23z"><text:p/></draw:path><draw:path draw:style-name="gr597" draw:text-style-name="P28" svg:width="0.007cm" svg:height="0.209cm" svg:x="0.454cm" svg:y="0.055cm" svg:viewBox="0 0 8 210" svg:d="M8 8c0-4 0-8-4-8s-4 4-4 8c0 64 0 129 0 194 0 4 0 8 4 8s4-4 4-8c0-65 0-130 0-194z"><text:p/></draw:path><draw:path draw:style-name="gr597" draw:text-style-name="P28" svg:width="0.096cm" svg:height="0.135cm" svg:x="0.493cm" svg:y="0.118cm" svg:viewBox="0 0 97 136" svg:d="M96 13c1-3 1-3 1-5 0-4-3-6-6-6-2 0-6 2-8 5 0 1-1 7-3 11-1 6-3 11-4 17-3 13-6 25-9 38-1 3-10 17-24 17-11 0-13-9-13-16 0-10 4-23 11-42 3-8 4-10 4-15 0-9-7-17-17-17-20 0-28 31-28 32 0 3 2 3 2 3 2 0 3-1 4-4 5-20 14-26 21-26 2 0 5 0 5 6s-2 11-3 15c-9 22-13 34-13 44 0 19 14 25 26 25 8 0 16-3 22-9-3 11-6 21-14 32-6 7-14 14-24 14-3 0-12-1-15-9 3 0 6 0 9-3 2-2 4-4 4-9 0-6-6-7-8-7-5 0-12 4-12 14s10 18 22 18c22 0 44-19 50-43 7-27 13-53 20-80z"><text:p/></draw:path><draw:path draw:style-name="gr597" draw:text-style-name="P28" svg:width="0.048cm" svg:height="0.209cm" svg:x="0.61cm" svg:y="0.055cm" svg:viewBox="0 0 49 210" svg:d="M49 105c0-16-2-42-14-65-12-26-31-40-33-40-1 0-2 1-2 2s0 1 4 5c21 21 33 54 33 98 0 36-8 72-34 99-3 3-3 3-3 4s1 2 2 2c2 0 21-15 34-41 11-23 13-46 13-64z"><text:p/></draw:path><draw:path draw:style-name="gr597" draw:text-style-name="P28" svg:width="0.139cm" svg:height="0.048cm" svg:x="0.75cm" svg:y="0.136cm" svg:viewBox="0 0 140 49" svg:d="M133 8c3 0 7 0 7-4s-4-4-7-4c-42 0-84 0-126 0-3 0-7 0-7 4s4 4 7 4c42 0 84 0 126 0zM133 49c3 0 7 0 7-4s-4-4-7-4c-42 0-84 0-126 0-3 0-7 0-7 4s4 4 7 4c42 0 84 0 126 0z"><text:p/></draw:path><draw:path draw:style-name="gr597" draw:text-style-name="P28" svg:width="0.063cm" svg:height="0.065cm" svg:x="1.272cm" svg:y="0.046cm" svg:viewBox="0 0 64 66" svg:d="M56 8c-6 2-8 5-8 9s3 5 6 5 8-2 8-9c0-10-11-13-19-13-23 0-43 20-43 41 0 12 9 25 28 25 24 0 36-15 36-16 0-2-2-3-2-3-1 0-1 0-3 2-12 13-28 13-31 13-11 0-15-7-15-16 0-5 1-20 9-30 6-8 13-12 21-12 2 0 9 0 13 4z"><text:p/></draw:path><draw:path draw:style-name="gr597" draw:text-style-name="P28" svg:width="0.068cm" svg:height="0.065cm" svg:x="1.347cm" svg:y="0.046cm" svg:viewBox="0 0 69 66" svg:d="M69 26c0-16-12-26-26-26-23 0-43 20-43 41 0 14 11 25 27 25 21 0 42-19 42-40zM27 62c-8 0-15-5-15-16 0-6 3-21 8-29 7-9 15-13 22-13 8 0 15 6 15 16 0 4-2 18-8 29-6 8-15 13-22 13z"><text:p/></draw:path><draw:path draw:style-name="gr597" draw:text-style-name="P28" svg:width="0.085cm" svg:height="0.065cm" svg:x="1.428cm" svg:y="0.046cm" svg:viewBox="0 0 86 66" svg:d="M55 41c0 3-2 9-2 9-3 4-9 12-18 12-10 0-10-9-10-12 0-9 4-19 8-30 1-3 2-5 2-7 0-8-6-13-14-13-14 0-21 20-21 22 0 3 2 3 2 3 2 0 3-2 3-3 3-12 10-18 16-18 2 0 4 1 4 5s-2 7-3 10c-8 21-8 25-8 28s0 10 5 15c4 3 10 4 16 4 9 0 14-5 19-10 3 10 13 10 14 10 6 0 9-3 12-7 3-6 6-15 6-15 0-2-2-1-3-2-2 0-2 1-3 4-2 7-5 16-11 16-4 0-5-3-5-7 0-2 1-8 3-12 0-3 2-9 3-13s2-9 3-13 3-10 3-11c0-3-3-5-5-5-6 0-7 4-8 9-2 10-5 21-8 31z"><text:p/></draw:path><draw:path draw:style-name="gr597" draw:text-style-name="P28" svg:width="0.089cm" svg:height="0.065cm" svg:x="1.528cm" svg:y="0.046cm" svg:viewBox="0 0 90 66" svg:d="M11 56c-1 1-1 5-1 6 0 3 2 4 4 4 3 0 6-2 6-3 1-1 2-6 3-9s2-10 3-13 2-7 3-10c2-6 2-8 6-14 4-5 11-13 22-13 8 0 9 7 9 10 0 9-7 26-9 32-2 4-2 5-2 8 0 8 6 12 14 12 14 0 21-20 21-22s-2-2-2-2c-2 0-2 1-3 2-3 12-10 18-15 18-4 0-5-2-5-5s2-6 4-12c2-4 8-20 8-28 0-15-12-17-19-17-12 0-21 7-25 13-1-10-10-13-16-13s-10 5-12 8c-3 5-5 14-5 14 0 3 2 3 2 3 3 0 3-1 4-5 2-9 5-16 10-16 4 0 6 3 6 7 0 3-2 8-3 12s-3 11-3 14c-2 6-3 12-5 19z"><text:p/></draw:path><draw:path draw:style-name="gr597" draw:text-style-name="P28" svg:width="0.049cm" svg:height="0.092cm" svg:x="1.631cm" svg:y="0.018cm" svg:viewBox="0 0 50 93" svg:d="M31 34c4 0 10 0 15 0 2 0 4 0 4-3s-2-3-4-3c-5 0-9 0-14 0 2-7 3-14 5-21 0-1 1-2 1-2 0-3-3-5-6-5s-6 2-6 6c-1 4 0-3-6 22-5 0-10 0-15 0-3 0-5 0-5 4 0 2 2 2 5 2 5 0 9 0 14 0-3 11-6 23-9 34-1 4-2 9-2 11 0 9 7 14 15 14 17 0 26-21 26-22 0-2-2-2-2-2-2 0-2 0-3 3-4 9-12 17-20 17-3 0-5-2-5-7 0-2 0-5 1-6 3-14 7-28 11-42z"><text:p/></draw:path><draw:path draw:style-name="gr597" draw:text-style-name="P28" svg:width="0.037cm" svg:height="0.146cm" svg:x="1.705cm" svg:y="0cm" svg:viewBox="0 0 38 147" svg:d="M36 0c-28 20-36 51-36 74 0 20 7 52 36 73 1 0 2 0 2-2 0-1 0-1-1-2-20-18-27-43-27-69 0-40 16-60 28-70 0-1 0-2 0-2 0-2-1-2-2-2z"><text:p/></draw:path><draw:path draw:style-name="gr597" draw:text-style-name="P28" svg:width="0.078cm" svg:height="0.065cm" svg:x="1.762cm" svg:y="0.046cm" svg:viewBox="0 0 79 66" svg:d="M29 49c-1 5-6 13-13 13-1 0-5 0-8-2 6-2 6-7 6-8 0-4-2-5-6-5s-8 3-8 9c0 7 8 10 16 10 6 0 12-4 16-10 3 7 12 10 17 10 18 0 27-18 27-22 0-2-2-2-3-2-2 0-2 1-3 2-3 10-12 18-20 18-6 0-9-4-9-9 0-4 3-18 8-34 3-11 9-15 14-15 1 0 5 0 8 2-4 1-6 5-6 8s2 6 6 6c3 0 8-3 8-9 0-9-9-11-15-11-8 0-14 5-17 10-3-6-9-10-18-10-16 0-26 18-26 22 0 3 2 3 3 3 2 0 2-1 2-3 4-12 14-18 21-18 5 0 9 3 9 10 0 3-2 10-3 15-2 7-4 14-6 20z"><text:p/></draw:path><draw:path draw:style-name="gr597" draw:text-style-name="P28" svg:width="0.036cm" svg:height="0.07cm" svg:x="1.86cm" svg:y="0.061cm" svg:viewBox="0 0 37 71" svg:d="M32 5c0-3-1-5-4-5s-7 3-7 7c0 3 2 4 5 4s6-3 6-6zM37 55c0-1-1-1-2-1s-2 0-3 2c-1 6-6 12-11 12-2 0-4-2-4-4s1-4 2-5c1-3 1-5 2-6s5-11 6-15c1-2 2-3 2-5 0-5-5-9-12-9-11 0-17 13-17 16 0 1 2 1 2 1 2 0 2 0 3-1 2-8 7-12 12-12 2 0 3 1 3 3 0 1 0 2-1 4 0 2-5 14-6 17-2 2-2 2-3 5 0 2-1 3-1 5 0 6 5 9 11 9 11 0 17-14 17-16z"><text:p/></draw:path><draw:path draw:style-name="gr597" draw:text-style-name="P28" svg:width="0.018cm" svg:height="0.045cm" svg:x="1.933cm" svg:y="0.092cm" svg:viewBox="0 0 19 46" svg:d="M15 14c0 9-2 18-12 27-1 1-1 2-1 2 0 1 2 3 2 3 3 0 15-12 15-30 0-9-3-16-11-16-4 0-8 4-8 8 0 5 4 9 9 9 3 0 5-3 6-3z"><text:p/></draw:path><draw:path draw:style-name="gr597" draw:text-style-name="P28" svg:width="0.075cm" svg:height="0.094cm" svg:x="1.974cm" svg:y="0.046cm" svg:viewBox="0 0 76 95" svg:d="M75 10c1-3 1-3 1-4 0-3-3-5-5-5s-5 1-6 4c-1 1-2 6-3 8-1 4-1 9-3 13-1 3-6 22-6 23-6 4-6 13-18 13-10 0-10-9-10-12 0-8 3-17 8-28 2-5 2-7 2-9 0-8-6-13-13-13-15 0-22 20-22 22 0 3 2 3 2 3 2 0 3-2 3-3 3-12 10-18 16-18 2 0 4 1 4 5s-2 7-2 9c-7 18-9 23-9 29 0 3 0 10 6 15 5 3 11 4 15 4 5 0 11-2 15-6-1 8-3 14-9 21-4 5-10 9-18 9-1 0-8 0-11-4 8-1 5-6 8-8 0-5-4-6-6-6-3 0-8 3-8 10s7 13 17 13c15 0 33-12 38-30 5-19 9-37 14-55z"><text:p/></draw:path><draw:path draw:style-name="gr597" draw:text-style-name="P28" svg:width="0.037cm" svg:height="0.146cm" svg:x="2.068cm" svg:y="0cm" svg:viewBox="0 0 38 147" svg:d="M3 0c-1 0-3 0-3 2 0 0 1 1 1 2 13 12 27 31 27 70 0 30-9 54-26 68-2 2-2 2-2 3 0 0 1 2 2 2 2 0 15-10 26-28 6-12 10-28 10-45 0-21-6-54-35-74z"><text:p/></draw:path><draw:path draw:style-name="gr597" draw:text-style-name="P28" svg:width="0.108cm" svg:height="0.107cm" svg:x="2.134cm" svg:y="0.018cm" svg:viewBox="0 0 109 108" svg:d="M58 58c15 0 30 0 45 0 2 0 6 0 6-4 0-3-4-3-6-3-15 0-30 0-45 0 0-15 0-31 0-46 0-1 0-5-4-5s-4 4-4 5c0 15 0 31 0 46-15 0-30 0-45 0-2 0-5 0-5 3 0 4 3 4 5 4 15 0 30 0 45 0 0 15 0 30 0 45 0 2 0 5 4 5s4-3 4-5c0-15 0-30 0-45z"><text:p/></draw:path><draw:path draw:style-name="gr597" draw:text-style-name="P28" svg:width="0.052cm" svg:height="0.097cm" svg:x="2.269cm" svg:y="0.011cm" svg:viewBox="0 0 53 98" svg:d="M33 4c0-4 0-4-4-4-10 10-23 10-29 10 0 1 0 3 0 5 4 0 13 0 21-4 0 25 0 49 0 75 0 4 0 6-14 6-2 0-4 0-6 0 0 2 0 4 0 6 3 0 21-1 26-1s23 1 26 1c0-2 0-4 0-6-1 0-3 0-5 0-15 0-15-2-15-6 0-28 0-55 0-82z"><text:p/></draw:path><draw:path draw:style-name="gr597" draw:text-style-name="P28" svg:width="1.626cm" svg:height="0.007cm" svg:x="0.987cm" svg:y="0.154cm" svg:viewBox="0 0 1627 8" svg:d="M0 0c542 0 1084 0 1627 0 0 3 0 5 0 8-543 0-1085 0-1627 0 0-3 0-5 0-8z"><text:p/></draw:path><draw:path draw:style-name="gr597" draw:text-style-name="P28" svg:width="0.153cm" svg:height="0.146cm" svg:x="0.998cm" svg:y="0.174cm" svg:viewBox="0 0 154 147" svg:d="M70 76c2-2 2-2 2-2 0-1 0-1-1-3-18-21-36-42-53-64 22 0 43 0 64 0 22 0 33 3 36 4 13 3 26 12 31 25 2 0 3 0 5 0-5-12-9-24-14-36-45 0-91 0-136 0-3 0-3 0-4 1 0 2 0 1 0 5 20 24 39 48 59 72-19 21-38 43-57 65-2 1-2 1-2 2 0 2 2 2 4 2 45 0 91 0 136 0 5-12 9-25 14-37-2 0-3 0-5 0-5 13-18 21-28 24-3 1-15 4-38 4-22 0-45 0-68 0 19-21 37-42 55-62z"><text:p/></draw:path><draw:path draw:style-name="gr597" draw:text-style-name="P28" svg:width="0.061cm" svg:height="0.046cm" svg:x="1.173cm" svg:y="0.285cm" svg:viewBox="0 0 62 47" svg:d="M56 5c-5 2-3 5-5 6 0 2 1 5 5 5 3 0 6-3 6-8 0-6-7-8-12-8-7 0-12 4-13 7-4-6-11-7-15-7-13 0-20 12-20 16 0 1 1 1 2 1s1 0 2-1c3-10 12-12 16-12 3 0 7 1 7 6 0 3-1 10-5 24-2 6-7 10-11 10-1 0-4 0-6-2 4-1 4-5 4-6 0-3-2-4-4-4-3 0-7 2-7 7 0 7 7 8 13 8s10-3 13-7c4 7 11 7 14 7 13 0 21-12 21-16 0-1-2 0-2-1-2 0-3 1-3 1-3 10-11 13-16 13-3 0-7-1-7-7 0-2 0-2 1-6 1-7 4-19 6-21 1-2 4-6 10-6 2 0 3 0 6 1z"><text:p/></draw:path><draw:path draw:style-name="gr597" draw:text-style-name="P28" svg:width="0.065cm" svg:height="0.073cm" svg:x="1.264cm" svg:y="0.269cm" svg:viewBox="0 0 66 74" svg:d="M61 40c2 0 5-1 5-3 0-3-3-3-5-3-18 0-36 0-55 0 1-15 16-28 35-28 6 0 14 0 20 0 2 0 5 0 5-3s-3-3-5-3c-7 0-14 0-21 0-21 0-40 15-40 37 0 20 19 37 40 37 7 0 14 0 21 0 2 0 5 0 5-3s-3-3-5-3c-6 0-14 0-20 0-19 0-34-14-35-28 19 0 37 0 55 0z"><text:p/></draw:path><draw:path draw:style-name="gr597" draw:text-style-name="P28" svg:width="0.091cm" svg:height="0.073cm" svg:x="1.36cm" svg:y="0.258cm" svg:viewBox="0 0 92 74" svg:d="M75 13c1 0 1-1 2-2 2-3 5-6 12-6 1 0 3 0 3-3 0-1-1-2-2-2-2 0-3 1-5 1s-3 0-5 0c-1 0-4 0-6 0-1 0-4-1-6-1-1 0-2 1-2 3s2 2 2 2c2 0 5 0 5 3 0 0 0 2-2 3-13 17-25 35-37 51-5-18-8-35-12-53 0-1 0-1 0-2 0-2 3-2 6-2 2 0 4 0 4-3 0-1-1-2-2-2-2 0-5 1-7 1-3 0-5 0-8 0-2 0-4 0-7 0-1 0-4-1-6-1-1 0-2 0-2 3 0 2 1 2 3 2 6 0 7 1 7 3 5 21 10 42 15 63 0 3 0 3 3 3 1 0 3 0 4-2 15-20 29-39 43-59z"><text:p/></draw:path><draw:path draw:style-name="gr597" draw:text-style-name="P28" svg:width="0.037cm" svg:height="0.146cm" svg:x="1.491cm" svg:y="0.174cm" svg:viewBox="0 0 38 147" svg:d="M35 0c-28 20-35 51-35 74 0 20 6 52 35 73 2 0 3 0 3-1 0-2 0-2-1-3-20-18-27-42-27-69 0-40 15-60 27-70 1-1 1-2 1-2 0-2-1-2-3-2z"><text:p/></draw:path><draw:path draw:style-name="gr597" draw:text-style-name="P28" svg:width="0.063cm" svg:height="0.065cm" svg:x="1.549cm" svg:y="0.219cm" svg:viewBox="0 0 64 66" svg:d="M55 8c-5 2-7 6-7 9 0 4 3 5 5 5 4 0 9-2 9-9 0-10-12-13-19-13-23 0-43 20-43 41 0 12 9 25 27 25 25 0 37-15 37-16s-2-3-3-3c0 0-1 0-2 1-12 14-29 14-31 14-11 0-16-7-16-16 0-4 2-20 10-30 6-8 13-12 21-12 1 0 9 0 12 4z"><text:p/></draw:path><draw:path draw:style-name="gr597" draw:text-style-name="P28" svg:width="0.069cm" svg:height="0.065cm" svg:x="1.624cm" svg:y="0.219cm" svg:viewBox="0 0 70 66" svg:d="M70 26c0-16-13-26-27-26-22 0-43 20-43 41 0 14 11 25 27 25 21 0 43-19 43-40zM27 62c-7 0-14-5-14-16 0-6 3-20 8-29 7-9 15-13 22-13s15 6 15 16c0 4-2 18-9 29-5 8-14 13-22 13z"><text:p/></draw:path><draw:path draw:style-name="gr597" draw:text-style-name="P28" svg:width="0.085cm" svg:height="0.065cm" svg:x="1.705cm" svg:y="0.219cm" svg:viewBox="0 0 86 66" svg:d="M56 41c-1 3-2 9-3 9-3 4-8 12-18 12s-10-9-10-12c0-9 4-19 9-30 1-3 2-5 2-7 0-8-7-13-14-13-15 0-22 20-22 23 0 2 2 2 3 2 2 0 2-1 2-3 4-12 11-18 16-18 3 0 4 2 4 6 0 3-1 6-3 9-8 21-8 25-8 29 0 2 0 9 6 14 4 3 10 4 15 4 9 0 14-5 19-9 4 9 13 9 15 9 5 0 9-3 12-7 3-6 5-15 5-15 0-2-2-2-3-2s-1 1-3 5c-1 6-4 15-10 15-5 0-5-3-5-7 0-2 1-8 2-12 1-3 3-9 3-13 1-4 2-8 3-13 1-4 3-10 3-11 0-3-2-5-5-5-6 0-6 5-7 9-3 10-6 21-8 31z"><text:p/></draw:path><draw:path draw:style-name="gr597" draw:text-style-name="P28" svg:width="0.089cm" svg:height="0.065cm" svg:x="1.805cm" svg:y="0.219cm" svg:viewBox="0 0 90 66" svg:d="M11 56c-1 1-1 5-1 6 0 3 2 4 4 4 3 0 5-2 6-3 1-2 2-6 3-9 0-3 2-10 3-13s2-7 3-10c1-6 2-7 6-13s11-14 22-14c8 0 8 7 8 10 0 9-6 26-8 32-2 4-2 5-2 8 0 8 6 12 14 12 14 0 21-20 21-22s-2-2-2-2c-2 0-3 1-3 2-3 12-10 18-16 18-3 0-4-2-4-5s1-6 4-12c2-4 8-20 8-28 0-15-12-17-19-17-13 0-21 8-26 13 0-10-9-13-15-13-7 0-10 5-12 8-3 5-5 14-5 15 0 2 2 2 2 2 2 0 3-1 3-5 3-9 6-16 11-16 4 0 5 3 5 7 0 3-1 8-2 12-2 4-3 11-3 14-2 6-3 12-5 19z"><text:p/></draw:path><draw:path draw:style-name="gr597" draw:text-style-name="P28" svg:width="0.049cm" svg:height="0.092cm" svg:x="1.908cm" svg:y="0.191cm" svg:viewBox="0 0 50 93" svg:d="M30 34c5 0 10 0 15 0 3 0 5 0 5-3s-2-3-4-3c-5 0-9 0-14 0 2-7 3-14 5-21 0-1 0-2 0-2 0-3-2-5-5-5s-6 2-7 6c0 4 1-3-5 22-5 0-10 0-15 0-3 0-5 0-5 4 0 2 2 2 4 2 5 0 10 0 15 0-3 11-6 23-9 34-1 4-2 9-2 11 0 9 7 14 15 14 17 0 26-21 26-22 0-2-2-2-2-2-2 0-2 0-3 3-4 9-12 17-20 17-3 0-5-2-5-7 0-2 0-5 1-6 3-14 6-28 10-42z"><text:p/></draw:path><draw:path draw:style-name="gr597" draw:text-style-name="P28" svg:width="0.037cm" svg:height="0.146cm" svg:x="1.983cm" svg:y="0.174cm" svg:viewBox="0 0 38 147" svg:d="M35 0c-27 20-35 51-35 74 0 20 7 52 35 73 2 0 3 0 3-1 0-2 0-2-1-3-20-18-27-42-27-69 0-40 15-60 27-70 1-1 1-2 1-2 0-2-1-2-3-2z"><text:p/></draw:path><draw:path draw:style-name="gr597" draw:text-style-name="P28" svg:width="0.078cm" svg:height="0.065cm" svg:x="2.039cm" svg:y="0.219cm" svg:viewBox="0 0 79 66" svg:d="M29 49c-1 5-6 13-13 13-1 0-5 0-8-2 6-2 6-7 6-8 0-3-3-5-6-5-4 0-8 3-8 9 0 7 8 10 15 10s13-4 17-10c3 7 11 10 17 10 17 0 26-18 26-22 0-2-1-1-2-2-2 0-2 1-3 2-3 10-12 18-20 18-6 0-9-4-9-9 0-4 3-18 8-34 3-11 9-15 14-15 1 0 5 0 8 2-5 2-6 5-6 8s2 6 5 6 9-3 9-9c0-9-10-11-15-11-8 0-14 5-17 10-3-6-10-10-18-10-16 0-26 18-26 23 0 2 2 1 2 2 3 0 3-1 3-3 4-12 14-18 21-18 5 0 9 3 9 10 0 3-2 10-4 15-2 7-3 14-5 20z"><text:p/></draw:path><draw:path draw:style-name="gr597" draw:text-style-name="P28" svg:width="0.018cm" svg:height="0.045cm" svg:x="2.144cm" svg:y="0.265cm" svg:viewBox="0 0 19 46" svg:d="M14 14c0 9-1 18-11 27-1 1-1 2-1 2 0 1 1 3 2 3 2 0 15-12 15-30 0-9-4-16-11-16-4 0-8 4-8 8 0 5 3 9 8 9 4 0 5-2 6-3z"><text:p/></draw:path><draw:path draw:style-name="gr597" draw:text-style-name="P28" svg:width="0.075cm" svg:height="0.094cm" svg:x="2.184cm" svg:y="0.219cm" svg:viewBox="0 0 76 95" svg:d="M75 10c1-3 1-3 1-4 0-3-3-5-5-5s-4 1-6 4c-1 1-2 6-3 9-1 4-1 8-3 12 0 3-5 22-6 24-6 4-6 12-18 12-10 0-10-9-10-12 0-8 4-17 8-28 2-5 2-7 2-9 0-8-6-13-13-13-15 0-22 20-22 23 0 2 2 1 2 2 3 0 3-1 3-3 4-12 10-18 16-18 2 0 4 2 4 6 0 3-2 6-2 8-7 18-9 23-9 30 0 2 0 9 6 14 5 4 11 4 15 4 6 0 11-2 16-6-2 8-4 14-10 21-4 5-10 10-18 10-1 0-7 0-10-5 7-1 5-6 7-8 0-5-4-6-6-6-3 0-8 3-8 10s7 13 17 13c15 0 33-12 38-30s9-37 14-55z"><text:p/></draw:path><draw:path draw:style-name="gr597" draw:text-style-name="P28" svg:width="0.037cm" svg:height="0.146cm" svg:x="2.278cm" svg:y="0.174cm" svg:viewBox="0 0 38 147" svg:d="M3 0c-1 0-3 0-3 2 0 0 1 1 2 2 12 12 26 31 26 70 0 30-9 54-25 68-2 2-3 2-3 4 0 0 1 1 2 1 2 0 16-10 26-28 6-12 10-28 10-45 0-21-6-53-35-74z"><text:p/></draw:path><draw:path draw:style-name="gr597" draw:text-style-name="P28" svg:width="0.108cm" svg:height="0.107cm" svg:x="2.344cm" svg:y="0.191cm" svg:viewBox="0 0 109 108" svg:d="M58 58c15 0 30 0 45 0 2 0 6 0 6-4 0-3-4-3-6-3-15 0-30 0-45 0 0-15 0-31 0-46 0-1 0-5-3-5-4 0-4 4-4 5 0 15 0 31 0 46-15 0-31 0-46 0-1 0-5 0-5 3 0 4 4 4 5 4 15 0 31 0 46 0 0 15 0 30 0 45 0 2 0 5 3 5 4 0 4-3 4-5 0-15 0-30 0-45z"><text:p/></draw:path><draw:path draw:style-name="gr597" draw:text-style-name="P28" svg:width="0.053cm" svg:height="0.097cm" svg:x="2.479cm" svg:y="0.187cm" svg:viewBox="0 0 54 98" svg:d="M34 4c0-3-1-4-5-4-9 10-23 10-29 10 0 1 0 3 0 5 4 0 13 0 22-4 0 25 0 49 0 75 0 4 0 6-15 6-2 0-4 0-6 0 0 2 0 4 0 6 3 0 21-1 27-1 4 0 22 1 26 1 0-2 0-4 0-6-2 0-4 0-6 0-14 0-14-2-14-6 0-28 0-55 0-82z"><text:p/></draw:path><draw:path draw:style-name="gr597" draw:text-style-name="P28" svg:width="0.037cm" svg:height="0.146cm" svg:x="2.557cm" svg:y="0.174cm" svg:viewBox="0 0 38 147" svg:d="M3 0c-1 0-3 0-3 2 0 0 1 1 1 2 13 12 27 31 27 70 0 30-9 54-26 68-2 2-2 2-2 4 0 0 1 1 2 1 2 0 15-10 26-28 6-12 10-28 10-45 0-21-6-53-35-74z"><text:p/></draw:path><draw:path draw:style-name="gr597" draw:text-style-name="P28" svg:width="0.139cm" svg:height="0.048cm" svg:x="2.709cm" svg:y="0.136cm" svg:viewBox="0 0 140 49" svg:d="M133 8c3 0 7 0 7-4s-4-4-7-4c-42 0-84 0-126 0-3 0-7 0-7 4s4 4 7 4c42 0 84 0 126 0zM133 49c3 0 7 0 7-4s-4-4-7-4c-42 0-84 0-126 0-3 0-7 0-7 4s4 4 7 4c42 0 84 0 126 0z"><text:p/></draw:path><draw:path draw:style-name="gr597" draw:text-style-name="P28" svg:width="0.063cm" svg:height="0.065cm" svg:x="3.32cm" svg:y="0.046cm" svg:viewBox="0 0 64 66" svg:d="M56 8c-6 2-8 5-8 9s3 5 6 5 8-2 8-9c0-10-11-13-19-13-23 0-43 20-43 41 0 12 9 25 28 25 24 0 36-15 36-16 0-2-1-3-2-3s-1 0-3 2c-12 13-28 13-31 13-11 0-15-7-15-16 0-5 1-20 9-30 6-8 13-12 21-12 2 0 9 0 13 4z"><text:p/></draw:path><draw:path draw:style-name="gr597" draw:text-style-name="P28" svg:width="0.068cm" svg:height="0.065cm" svg:x="3.396cm" svg:y="0.046cm" svg:viewBox="0 0 69 66" svg:d="M69 26c0-16-12-26-26-26-23 0-43 20-43 41 0 14 11 25 27 25 21 0 42-19 42-40zM27 62c-7 0-15-5-15-16 0-6 3-21 9-29 6-9 14-13 21-13 8 0 15 6 15 16 0 4-2 18-8 29-6 8-15 13-22 13z"><text:p/></draw:path><draw:path draw:style-name="gr597" draw:text-style-name="P28" svg:width="0.085cm" svg:height="0.065cm" svg:x="3.477cm" svg:y="0.046cm" svg:viewBox="0 0 86 66" svg:d="M55 41c0 3-2 9-2 9-3 4-9 12-18 12-10 0-10-9-10-12 0-9 4-19 8-30 1-3 2-5 2-7 0-8-6-13-13-13-15 0-22 20-22 22 0 3 2 3 2 3 2 0 3-2 3-3 3-12 10-18 16-18 2 0 4 1 4 5s-2 7-3 10c-8 21-8 25-8 28s0 10 5 15c4 3 10 4 16 4 9 0 14-5 19-10 3 10 13 10 14 10 6 0 9-3 12-7 3-6 6-15 6-15 0-2-2-1-3-2-2 0-2 1-3 4-2 7-4 16-11 16-4 0-5-3-5-7 0-2 1-8 3-12 0-3 2-9 3-13s2-9 3-13 3-10 3-11c0-3-3-5-5-5-6 0-7 4-8 9-2 10-5 21-8 31z"><text:p/></draw:path><draw:path draw:style-name="gr597" draw:text-style-name="P28" svg:width="0.089cm" svg:height="0.065cm" svg:x="3.576cm" svg:y="0.046cm" svg:viewBox="0 0 90 66" svg:d="M11 56c-1 1-1 5-1 6 0 3 2 4 4 4 3 0 6-2 6-3 1-1 2-6 3-9s2-10 3-13 2-7 3-10c2-6 2-8 6-14 4-5 11-13 22-13 8 0 9 7 9 10 0 9-7 26-9 32-2 4-2 5-2 8 0 8 6 12 14 12 14 0 21-20 21-22s-2-2-2-2c-2 0-2 1-3 2-3 12-10 18-15 18-4 0-5-2-5-5s2-6 4-12c2-4 8-20 8-28 0-15-12-17-19-17-12 0-21 7-25 13-1-10-10-13-16-13s-10 5-12 8c-3 5-5 14-5 14 0 3 2 3 2 3 3 0 3-1 4-5 2-9 5-16 11-16 3 0 5 3 5 7 0 3-2 8-3 12s-2 11-3 14c-2 6-3 12-5 19z"><text:p/></draw:path><draw:path draw:style-name="gr597" draw:text-style-name="P28" svg:width="0.049cm" svg:height="0.092cm" svg:x="3.679cm" svg:y="0.018cm" svg:viewBox="0 0 50 93" svg:d="M31 34c4 0 10 0 15 0 2 0 4 0 4-3s-2-3-4-3c-5 0-9 0-14 0 2-7 3-14 5-21 0-1 1-2 1-2 0-3-3-5-6-5s-6 2-6 6c-1 4 0-3-6 22-5 0-10 0-15 0-3 0-5 0-5 4 0 2 2 2 5 2 5 0 9 0 14 0-3 11-6 23-9 34-1 4-2 9-2 11 0 9 7 14 15 14 17 0 26-21 26-22 0-2-2-2-2-2-2 0-2 0-3 3-4 9-12 17-20 17-3 0-5-2-5-7 0-2 0-5 1-6 3-14 7-28 11-42z"><text:p/></draw:path><draw:path draw:style-name="gr597" draw:text-style-name="P28" svg:width="0.037cm" svg:height="0.146cm" svg:x="3.754cm" svg:y="0cm" svg:viewBox="0 0 38 147" svg:d="M35 0c-28 20-35 51-35 74 0 20 6 52 35 73 2 0 3 0 3-2 0-1 0-1-1-2-20-18-27-43-27-69 0-40 15-60 27-70 1-1 1-2 1-2 0-2-1-2-3-2z"><text:p/></draw:path><draw:path draw:style-name="gr597" draw:text-style-name="P28" svg:width="0.078cm" svg:height="0.065cm" svg:x="3.81cm" svg:y="0.046cm" svg:viewBox="0 0 79 66" svg:d="M29 49c-1 5-6 13-13 13-1 0-5 0-8-2 6-2 6-7 6-8 0-4-2-5-6-5s-8 3-8 9c0 7 8 10 16 10 6 0 12-4 16-10 3 7 12 10 18 10 17 0 26-18 26-22 0-2-2-2-3-2-2 0-2 1-3 2-3 10-12 18-20 18-6 0-9-4-9-9 0-4 3-18 8-34 3-11 9-15 14-15 1 0 5 0 8 2-4 1-6 5-6 8s2 6 6 6c3 0 8-3 8-9 0-9-9-11-15-11-8 0-14 5-17 10-3-6-9-10-18-10-16 0-25 18-25 22 0 3 1 3 2 3 2 0 2-1 2-3 5-12 14-18 21-18 5 0 9 3 9 10 0 3-2 10-3 15-2 7-4 14-6 20z"><text:p/></draw:path><draw:path draw:style-name="gr597" draw:text-style-name="P28" svg:width="0.036cm" svg:height="0.07cm" svg:x="3.908cm" svg:y="0.061cm" svg:viewBox="0 0 37 71" svg:d="M32 5c0-3-1-5-4-5s-6 3-6 7c0 3 1 4 4 4s6-3 6-6zM37 55c0-1-1-1-2-1s-2 0-3 2c-1 6-6 12-11 12-2 0-4-2-4-4s1-4 2-5c1-3 2-5 2-6 1-1 5-11 6-15 1-2 2-3 2-5 0-5-5-9-12-9-11 0-17 13-17 16 0 1 2 1 2 1 2 0 2 0 3-1 2-8 7-12 12-12 2 0 3 1 3 3 0 1 0 2-1 4 0 2-5 14-6 17-2 2-2 2-3 5 0 2-1 3-1 5 0 6 5 9 11 9 11 0 17-14 17-16z"><text:p/></draw:path><draw:path draw:style-name="gr597" draw:text-style-name="P28" svg:width="0.018cm" svg:height="0.045cm" svg:x="3.982cm" svg:y="0.092cm" svg:viewBox="0 0 19 46" svg:d="M15 14c0 9-2 18-12 27-1 1-1 2-1 2 0 1 2 3 2 3 3 0 15-12 15-30 0-9-3-16-11-16-4 0-8 4-8 8 0 5 4 9 9 9 3 0 5-3 6-3z"><text:p/></draw:path><draw:path draw:style-name="gr597" draw:text-style-name="P28" svg:width="0.075cm" svg:height="0.094cm" svg:x="4.023cm" svg:y="0.046cm" svg:viewBox="0 0 76 95" svg:d="M75 10c1-3 1-3 1-4 0-3-3-5-5-5s-5 1-6 4c-1 1-2 6-3 8-1 4-1 9-3 13-1 3-5 22-6 23-6 4-6 13-18 13-10 0-10-9-10-12 0-8 3-17 8-28 2-5 2-7 2-9 0-8-6-13-13-13-15 0-22 20-22 22 0 3 2 3 2 3 2 0 3-2 3-3 4-12 10-18 16-18 2 0 4 1 4 5s-2 7-2 9c-7 18-9 23-9 29 0 3 0 10 6 15 5 3 11 4 15 4 5 0 11-2 15-6-1 8-3 14-9 21-4 5-10 9-18 9-1 0-8 0-11-4 8-1 5-6 8-8 0-5-4-6-6-6-3 0-8 3-8 10s7 13 17 13c15 0 33-12 38-30 5-19 9-37 14-55z"><text:p/></draw:path><draw:path draw:style-name="gr597" draw:text-style-name="P28" svg:width="0.037cm" svg:height="0.146cm" svg:x="4.117cm" svg:y="0cm" svg:viewBox="0 0 38 147" svg:d="M3 0c-1 0-3 0-3 2 0 0 1 1 1 2 13 12 27 31 27 70 0 30-9 54-26 68-2 2-2 2-2 3 0 0 1 2 2 2 2 0 16-10 26-28 6-12 10-28 10-45 0-21-6-54-35-74z"><text:p/></draw:path><draw:path draw:style-name="gr597" draw:text-style-name="P28" svg:width="0.108cm" svg:height="0.107cm" svg:x="4.183cm" svg:y="0.018cm" svg:viewBox="0 0 109 108" svg:d="M58 58c15 0 30 0 45 0 2 0 6 0 6-4 0-3-4-3-6-3-15 0-30 0-45 0 0-15 0-31 0-46 0-1 0-5-4-5s-4 4-4 5c0 15 0 31 0 46-15 0-30 0-45 0-2 0-5 0-5 3 0 4 3 4 5 4 15 0 30 0 45 0 0 15 0 30 0 45 0 2 0 5 4 5s4-3 4-5c0-15 0-30 0-45z"><text:p/></draw:path><draw:path draw:style-name="gr597" draw:text-style-name="P28" svg:width="0.052cm" svg:height="0.097cm" svg:x="4.318cm" svg:y="0.011cm" svg:viewBox="0 0 53 98" svg:d="M33 4c0-4 0-4-4-4-10 10-23 10-29 10 0 1 0 3 0 5 4 0 13 0 22-4 0 25 0 49 0 75 0 4 0 6-15 6-2 0-4 0-6 0 0 2 0 4 0 6 3 0 21-1 26-1s23 1 26 1c0-2 0-4 0-6-1 0-3 0-5 0-15 0-15-2-15-6 0-28 0-55 0-82z"><text:p/></draw:path><draw:path draw:style-name="gr597" draw:text-style-name="P28" svg:width="1.807cm" svg:height="0.007cm" svg:x="2.944cm" svg:y="0.154cm" svg:viewBox="0 0 1808 8" svg:d="M0 0c602 0 1205 0 1808 0 0 3 0 5 0 8-603 0-1206 0-1808 0 0-3 0-5 0-8z"><text:p/></draw:path><draw:path draw:style-name="gr597" draw:text-style-name="P28" svg:width="0.037cm" svg:height="0.146cm" svg:x="2.947cm" svg:y="0.174cm" svg:viewBox="0 0 38 147" svg:d="M35 0c-27 20-35 51-35 74 0 20 7 52 35 73 2 0 3 0 3-1 0-2 0-2-1-3-20-18-27-42-27-69 0-40 15-60 28-70 0-1 0-2 0-2 0-2-1-2-3-2z"><text:p/></draw:path><draw:path draw:style-name="gr597" draw:text-style-name="P28" svg:width="0.153cm" svg:height="0.146cm" svg:x="3.008cm" svg:y="0.174cm" svg:viewBox="0 0 154 147" svg:d="M70 76c2-2 2-2 2-2 0-1 0-1-1-3-18-21-35-42-52-64 21 0 42 0 63 0 22 0 33 3 36 4 13 3 26 12 31 25 2 0 3 0 5 0-5-12-9-24-14-36-45 0-90 0-135 0-4 0-4 0-4 1-1 0-1 1-1 5 20 24 40 48 59 72-19 21-38 43-57 65-2 1-2 1-2 2 0 2 2 2 5 2 45 0 90 0 135 0 5-12 9-25 14-37-2 0-3 0-5 0-5 13-18 21-28 24-3 1-15 4-38 4-22 0-45 0-68 0 19-21 37-42 55-62z"><text:p/></draw:path><draw:path draw:style-name="gr597" draw:text-style-name="P28" svg:width="0.061cm" svg:height="0.046cm" svg:x="3.183cm" svg:y="0.285cm" svg:viewBox="0 0 62 47" svg:d="M55 5c-5 2-3 5-5 6 0 2 2 5 5 5s7-3 7-8c0-6-7-8-13-8s-11 4-13 7c-4-6-10-7-14-7-14 0-21 12-21 16 0 1 2 1 3 1 0 0 1 0 1-1 4-10 12-12 17-12 3 0 7 1 7 6 0 3-2 10-6 24-1 6-6 10-10 10-1 0-5 0-7-2 5-1 5-5 5-6 0-3-3-4-5-4s-6 2-6 7c0 7 7 8 12 8 6 0 11-3 13-7 4 7 12 7 15 7 13 0 21-12 21-16 0-1-2-1-3-1-2 0-2 1-2 1-3 10-12 13-16 13-3 0-8-1-8-7 0-2 0-2 2-6 1-7 4-19 5-21s5-6 10-6c2 0 4 0 6 1z"><text:p/></draw:path><draw:path draw:style-name="gr597" draw:text-style-name="P28" svg:width="0.065cm" svg:height="0.073cm" svg:x="3.273cm" svg:y="0.269cm" svg:viewBox="0 0 66 74" svg:d="M62 40c1 0 4-1 4-3 0-3-3-3-4-3-19 0-37 0-55 0 1-15 15-28 34-28 7 0 14 0 21 0 1 0 4 0 4-3s-3-3-4-3c-7 0-15 0-22 0-21 0-40 15-40 37 0 20 19 37 40 37 7 0 15 0 22 0 1 0 4 0 4-3s-3-3-4-3c-7 0-14 0-21 0-19 0-33-14-34-28 18 0 36 0 55 0z"><text:p/></draw:path><draw:path draw:style-name="gr597" draw:text-style-name="P28" svg:width="0.091cm" svg:height="0.073cm" svg:x="3.37cm" svg:y="0.258cm" svg:viewBox="0 0 92 74" svg:d="M75 13c1 0 1-1 2-2 2-3 5-6 12-6 1 0 3 0 3-3 0-1-1-2-2-2s-4 1-5 1c-2 0-3 0-5 0-1 0-4 0-6 0s-3-1-6-1c-1 0-2 1-2 3s2 2 2 2c2 0 5 0 5 3 0 0 0 2-2 3-12 17-25 35-37 51-4-18-8-35-12-53 0-1 0-1 0-2 0-2 3-2 7-2 1 0 3 0 3-3 0-1-1-2-2-2-2 0-5 1-7 1-3 0-5 0-7 0-3 0-5 0-8 0-1 0-4-1-6-1 0 0-2 0-2 3 0 2 1 2 3 2 7 0 7 1 7 3 5 21 10 42 15 63 0 3 0 3 3 3 1 0 3 0 4-2 15-20 29-39 43-59z"><text:p/></draw:path><draw:path draw:style-name="gr597" draw:text-style-name="P28" svg:width="0.063cm" svg:height="0.065cm" svg:x="3.521cm" svg:y="0.219cm" svg:viewBox="0 0 64 66" svg:d="M56 8c-6 2-8 6-8 9 0 4 3 5 6 5s8-2 8-9c0-10-11-13-19-13-22 0-43 20-43 41 0 12 9 25 28 25 24 0 36-15 36-16s-1-3-2-3-1 0-3 1c-11 14-28 14-31 14-11 0-15-7-15-16 0-4 1-20 9-30 6-8 13-12 21-12 2 0 9 0 13 4z"><text:p/></draw:path><draw:path draw:style-name="gr597" draw:text-style-name="P28" svg:width="0.068cm" svg:height="0.065cm" svg:x="3.597cm" svg:y="0.219cm" svg:viewBox="0 0 69 66" svg:d="M69 26c0-16-12-26-26-26-23 0-43 20-43 41 0 14 11 25 27 25 21 0 42-19 42-40zM27 62c-7 0-15-5-15-16 0-6 3-20 9-29s14-13 21-13c8 0 15 6 15 16 0 4-2 18-8 29-6 8-15 13-22 13z"><text:p/></draw:path><draw:path draw:style-name="gr597" draw:text-style-name="P28" svg:width="0.085cm" svg:height="0.065cm" svg:x="3.678cm" svg:y="0.219cm" svg:viewBox="0 0 86 66" svg:d="M55 41c0 3-2 9-2 9-3 4-9 12-18 12-10 0-10-9-10-12 0-9 4-19 8-30 1-3 2-5 2-7 0-8-6-13-13-13-15 0-22 20-22 23 0 2 2 2 2 2 3 0 3-1 3-3 3-12 10-18 16-18 2 0 4 2 4 6 0 3-2 6-3 9-8 21-8 25-8 29 0 2 0 9 5 14 5 3 10 4 16 4 9 0 14-5 19-9 3 9 13 9 15 9 5 0 8-3 11-7 3-6 6-15 6-15 0-2-2-1-3-2-2 0-2 1-3 5-2 6-4 15-11 15-4 0-5-3-5-7 0-2 1-8 3-12 1-3 2-9 3-13s2-8 3-13c1-4 3-10 3-11 0-3-3-5-5-5-6 0-7 5-8 9-2 10-5 21-8 31z"><text:p/></draw:path><draw:path draw:style-name="gr597" draw:text-style-name="P28" svg:width="0.089cm" svg:height="0.065cm" svg:x="3.777cm" svg:y="0.219cm" svg:viewBox="0 0 90 66" svg:d="M11 56c0 1-1 5-1 6 0 3 2 4 4 4 3 0 6-2 6-3 1-2 2-6 3-9s2-10 3-13 2-7 3-10c2-6 2-7 6-13s11-14 22-14c9 0 9 7 9 10 0 9-7 26-9 32-1 4-2 5-2 8 0 8 6 12 14 12 15 0 21-20 21-22s-2-2-2-2c-2 0-2 1-3 2-3 12-10 18-15 18-4 0-4-2-4-5s1-6 3-12c2-4 8-20 8-28 0-15-12-17-19-17-12 0-21 8-25 13-1-10-10-13-16-13s-10 5-12 8c-3 5-5 14-5 15 0 2 2 2 2 2 3 0 3-1 4-5 2-9 5-16 11-16 3 0 5 3 5 7 0 3-2 8-3 12s-2 11-3 14c-2 6-3 12-5 19z"><text:p/></draw:path><draw:path draw:style-name="gr597" draw:text-style-name="P28" svg:width="0.049cm" svg:height="0.092cm" svg:x="3.881cm" svg:y="0.191cm" svg:viewBox="0 0 50 93" svg:d="M30 34c5 0 10 0 15 0 2 0 5 0 5-3s-3-3-5-3c-5 0-9 0-14 0 2-7 4-14 6-21 0-1 0-2 0-2 0-3-2-5-5-5-4 0-6 2-7 6s1-3-6 22c-5 0-10 0-15 0-2 0-4 0-4 4 0 2 1 2 4 2 5 0 9 0 14 0-3 11-5 23-8 34-2 4-3 9-3 11 0 9 7 14 16 14 17 0 26-21 26-22 0-2-2-2-3-2-2 0-2 0-3 3-4 9-11 17-20 17-3 0-4-2-4-7 0-2 0-5 0-6 4-14 7-28 11-42z"><text:p/></draw:path><draw:path draw:style-name="gr597" draw:text-style-name="P28" svg:width="0.037cm" svg:height="0.146cm" svg:x="3.956cm" svg:y="0.174cm" svg:viewBox="0 0 38 147" svg:d="M35 0c-28 20-35 51-35 74 0 20 6 52 35 73 2 0 3 0 3-1 0-2 0-2-1-3-20-18-27-42-27-69 0-40 15-60 27-70 1-1 1-2 1-2 0-2-1-2-3-2z"><text:p/></draw:path><draw:path draw:style-name="gr597" draw:text-style-name="P28" svg:width="0.078cm" svg:height="0.065cm" svg:x="4.011cm" svg:y="0.219cm" svg:viewBox="0 0 79 66" svg:d="M29 49c-1 5-6 13-13 13-3-1-5 0-8-2 6-2 6-7 6-8 0-3-2-5-6-5s-8 3-8 9c0 7 8 10 16 10 6 0 12-4 16-10 3 7 12 10 18 10 17 0 26-18 26-22 0-2-2-2-3-2-2 0-2 1-3 2-3 10-12 18-20 18-6 0-9-4-9-9 0-4 3-18 8-34 3-11 9-15 14-15 1 0 5 0 8 2-4 2-6 5-6 8s2 6 6 6c3 0 8-3 8-9 0-9-9-11-15-11-8 0-14 5-17 10-3-6-9-10-18-10-16 0-25 18-25 23 0 2 1 2 2 2 2 0 2-1 2-3 5-12 14-18 21-18 5 0 9 3 9 10 0 3-2 10-3 15-2 7-4 14-6 20z"><text:p/></draw:path><draw:path draw:style-name="gr597" draw:text-style-name="P28" svg:width="0.018cm" svg:height="0.045cm" svg:x="4.116cm" svg:y="0.265cm" svg:viewBox="0 0 19 46" svg:d="M14 14c0 9-1 18-11 27-1 1-1 2-1 2 0 1 1 3 2 3 2 0 15-12 15-30 0-9-4-16-11-16-4 0-8 4-8 8 0 5 4 9 8 9s5-2 6-3z"><text:p/></draw:path><draw:path draw:style-name="gr597" draw:text-style-name="P28" svg:width="0.075cm" svg:height="0.094cm" svg:x="4.157cm" svg:y="0.219cm" svg:viewBox="0 0 76 95" svg:d="M75 10c1-3 1-3 1-4 0-3-3-5-5-5s-5 1-6 4c-1 1-2 6-3 9-1 4-2 8-3 12-1 3-6 22-6 24 0 0-7 12-18 12-10 0-10-9-10-12 0-8 3-17 8-28 2-5 2-7 2-9 0-8-6-13-14-13-14 0-21 20-21 23 0 2 2 2 2 2 2 0 2-1 3-3 3-12 10-18 16-18 2 0 4 2 4 6 0 3-2 6-3 8-6 18-8 23-8 30 0 2 0 9 6 14 4 4 11 4 14 4 6 0 12-2 16-6-1 8-3 14-9 21-4 5-10 10-18 10-1 0-8 0-11-5 8-1 5-6 8-8 0-5-4-6-6-6-4 0-9 3-9 10s8 13 18 13c15 0 33-12 38-30 4-18 9-37 14-55z"><text:p/></draw:path><draw:path draw:style-name="gr597" draw:text-style-name="P28" svg:width="0.037cm" svg:height="0.146cm" svg:x="4.251cm" svg:y="0.174cm" svg:viewBox="0 0 38 147" svg:d="M2 0c0 0-2 0-2 2 0 0 0 1 1 2 13 12 27 31 27 70 0 30-9 54-26 68-2 2-2 2-2 4 0 0 0 1 2 1s15-10 26-28c6-12 10-28 10-45 0-21-6-53-36-74z"><text:p/></draw:path><draw:path draw:style-name="gr597" draw:text-style-name="P28" svg:width="0.037cm" svg:height="0.146cm" svg:x="4.317cm" svg:y="0.174cm" svg:viewBox="0 0 38 147" svg:d="M2 0c0 0-2 0-2 2 0 0 0 1 1 2 13 12 27 31 27 70 0 30-9 54-26 68-2 2-2 2-2 4 0 0 0 1 2 1s15-10 25-28c7-12 11-28 11-45 0-21-6-53-36-74z"><text:p/></draw:path><draw:path draw:style-name="gr597" draw:text-style-name="P28" svg:width="0.108cm" svg:height="0.107cm" svg:x="4.383cm" svg:y="0.191cm" svg:viewBox="0 0 109 108" svg:d="M58 58c15 0 30 0 45 0 2 0 6 0 6-4 0-3-3-3-6-3-15 0-30 0-45 0 0-15 0-31 0-46 0-1 0-5-3-5-4 0-4 4-4 5 0 15 0 31 0 46-15 0-31 0-46 0-1 0-5 0-5 3 0 4 4 4 5 4 15 0 31 0 46 0 0 15 0 30 0 45 0 2 0 5 4 5 3 0 3-3 3-5 0-15 0-30 0-45z"><text:p/></draw:path><draw:path draw:style-name="gr597" draw:text-style-name="P28" svg:width="0.006cm" svg:height="0.146cm" svg:x="4.523cm" svg:y="0.174cm" svg:viewBox="0 0 7 147" svg:d="M7 6c0-2 0-6-3-6-4 0-4 4-4 6 0 45 0 90 0 135 0 3 0 6 4 6 3 0 3-3 3-6 0-45 0-90 0-135z"><text:p/></draw:path><draw:path draw:style-name="gr597" draw:text-style-name="P28" svg:width="0.114cm" svg:height="0.102cm" svg:x="4.564cm" svg:y="0.182cm" svg:viewBox="0 0 115 103" svg:d="M94 17c5-7 10-12 18-12 1 0 3 0 3-3 0-1 0-2-2-2-3 0-8 1-12 1s-10-1-15-1c-1 0-3 0-3 3 0 2 2 2 3 2 5 0 6 2 6 5 0 1-1 3-3 5-16 24-32 47-48 71-5-25-9-49-14-75 0-1 0-1 0-2 0-4 8-4 9-4 2 0 5 0 5-3-1-1-1-2-3-2-4 0-15 1-19 1-3 0-12-1-17-1-1 0-2 0-2 3 0 2 2 2 4 2 7 0 8 1 9 5 5 30 10 59 16 89 0 3 0 4 3 4s4-1 5-3c19-28 38-55 57-83z"><text:p/></draw:path><draw:path draw:style-name="gr597" draw:text-style-name="P28" svg:width="0.006cm" svg:height="0.146cm" svg:x="4.709cm" svg:y="0.174cm" svg:viewBox="0 0 7 147" svg:d="M7 6c0-2 0-6-3-6-4 0-4 4-4 6 0 45 0 90 0 135 0 3 0 6 4 6 3 0 3-3 3-6 0-45 0-90 0-135z"><text:p/></draw:path></draw:g></text:span><text:span text:style-name="T45"><text:s/></text:span><text:span text:style-name="T55">Binary Naive Bayes</text:span><text:span text:style-name="T47">: only consider if a feature is present, rather than considering every time it occurs. </text:span><text:span text:style-name="T56">Controlling for negation</text:span><text:span text:style-name="T48">: pre-pend ‘NOT_’. </text:span></text:p></draw:text-box></draw:frame><draw:frame draw:style-name="fr1" draw:name="Frame13" text:anchor-type="paragraph" svg:x="9.481cm" svg:y="6.803cm" svg:width="9.61cm" draw:z-index="43"><draw:text-box fo:min-height="0.683cm"><text:p text:style-name="P14">Discriminative<text:span text:style-name="T60"> algorithms directly learn P(Y|X) without considering likelihood. </text:span><text:span text:style-name="T100">Generative</text:span><text:span text:style-name="T79">: </text:span><text:span text:style-name="T80">consider likelihood</text:span></text:p><text:p text:style-name="P11">Logistic Regression<text:span text:style-name="T85">: </text:span><text:span text:style-name="T96">apply sigmoid/softmax</text:span><text:span text:style-name="T45"> </text:span><text:span text:style-name="T49">with </text:span><text:span text:style-name="T49"><draw:g text:anchor-type="as-char" svg:y="-0.146cm" draw:z-index="45" draw:name="Shape32" draw:style-name="gr596"><svg:title>TexMaths</svg:title><svg:desc>6§inline§s &amp; = w \cdot x + b§svg§600§TRUE§</svg:desc><draw:path draw:style-name="gr597" draw:text-style-name="P28" svg:width="0.077cm" svg:height="0.093cm" svg:x="0cm" svg:y="0.052cm" svg:viewBox="0 0 78 94" svg:d="M71 14c-5 0-9 5-9 10 0 3 1 6 6 6 4 0 10-4 10-12 0-9-10-18-25-18-28 0-36 22-36 30 0 17 15 20 22 21 11 2 22 5 22 17 0 5-5 22-30 22-3 0-20 0-24-11 7 1 13-5 13-11 0-5-4-7-8-7-5 0-12 4-12 14 0 11 12 19 31 19 33 0 42-25 42-34 0-7-5-13-7-15-5-6-11-7-21-9-8-1-16-3-16-13 0-6 5-18 24-18 5 0 15 1 18 9z"><text:p/></draw:path><draw:path draw:style-name="gr597" draw:text-style-name="P28" svg:width="0.139cm" svg:height="0.048cm" svg:x="0.158cm" svg:y="0.07cm" svg:viewBox="0 0 140 49" svg:d="M133 8c3 0 7 0 7-4s-4-4-7-4c-42 0-84 0-126 0-3 0-7 0-7 4s4 4 7 4c42 0 84 0 126 0zM133 49c3 0 7 0 7-4s-4-4-7-4c-42 0-84 0-126 0-3 0-7 0-7 4s4 4 7 4c42 0 84 0 126 0z"><text:p/></draw:path><draw:path draw:style-name="gr597" draw:text-style-name="P28" svg:width="0.139cm" svg:height="0.093cm" svg:x="0.375cm" svg:y="0.052cm" svg:viewBox="0 0 140 94" svg:d="M92 22c0-5 3-12 3-14 0-4-3-6-6-6s-7 2-8 6c-1 2-11 42-12 47-2 7-2 10-2 14 0 2 0 3 0 4-5 10-11 17-20 17-16 0-16-15-16-19 0-6 1-15 11-41 2-6 4-8 4-13 0-9-8-17-18-17-20 0-28 30-28 32 0 3 2 3 3 3 2 0 2-1 3-5 6-19 14-25 22-25 1 0 4 0 4 6s-1 12-3 15c-9 25-12 34-12 43 0 18 14 25 30 25 3 0 14 0 22-14 5 13 20 14 26 14 16 0 26-13 31-25 7-16 14-44 14-54 0-12-6-15-9-15-6 0-11 5-11 10 0 3 1 4 3 6s8 7 8 17c0 8-6 28-12 39-6 10-13 18-23 18s-16-6-16-18c0-6 2-12 3-15 3-12 6-24 9-35z"><text:p/></draw:path><draw:path draw:style-name="gr597" draw:text-style-name="P28" svg:width="0.022cm" svg:height="0.021cm" svg:x="0.589cm" svg:y="0.081cm" svg:viewBox="0 0 23 22" svg:d="M23 11c0-6-6-11-12-11s-11 4-11 11c0 6 5 11 11 11s12-5 12-11z"><text:p/></draw:path><draw:path draw:style-name="gr597" draw:text-style-name="P28" svg:width="0.104cm" svg:height="0.093cm" svg:x="0.683cm" svg:y="0.052cm" svg:viewBox="0 0 105 94" svg:d="M64 29c1-5 6-24 21-24 1 0 6 0 11 2-6 1-10 7-10 12 0 3 2 7 8 7 4 0 11-4 11-12 0-11-13-14-20-14-12 0-19 11-21 16-6-14-17-16-23-16-22 0-34 27-34 32 0 3 1 1 2 3 2 0 2-1 3-3 7-22 21-27 28-27 4 0 12 2 12 14 0 6-4 20-12 50-3 12-11 21-20 21-1 0-6 0-10-3 5-1 9-6 9-11 0-6-4-7-8-7-6 0-11 5-11 12 0 9 11 13 20 13 14 0 21-14 22-15 2 7 10 15 23 15 21 0 33-26 33-31 0-3-1-3-2-3-2 0-2 2-3 3-7 22-21 27-28 27-8 0-12-7-12-14 0-4 2-8 4-18s5-19 7-29z"><text:p/></draw:path><draw:path draw:style-name="gr597" draw:text-style-name="P28" svg:width="0.139cm" svg:height="0.138cm" svg:x="0.856cm" svg:y="0.023cm" svg:viewBox="0 0 140 139" svg:d="M74 73c20 0 39 0 59 0 3 0 7 0 7-4s-4-4-7-4c-20 0-39 0-59 0 0-20 0-39 0-58 0-3 0-7-4-7-5 0-5 4-5 7 0 19 0 38 0 58-19 0-39 0-58 0-3 0-7 0-7 4s4 4 7 4c19 0 39 0 58 0 0 20 0 39 0 58 0 3 0 8 5 8 4 0 4-5 4-8 0-19 0-38 0-58z"><text:p/></draw:path><draw:path draw:style-name="gr597" draw:text-style-name="P28" svg:width="0.076cm" svg:height="0.146cm" svg:x="1.065cm" svg:y="0cm" svg:viewBox="0 0 77 147" svg:d="M40 2c0 0 0-2-2-2-5 0-21 2-26 2-2 0-4 0-4 5 0 2 2 2 5 2 10 0 10 1 10 4 0 1-1 8-3 12-6 23-11 45-17 68-2 10-3 14-3 21 0 20 11 33 26 33 26 0 51-31 51-62 0-18-11-32-28-32-9 0-18 6-24 12 5-21 10-42 15-63zM20 81c2-5 2-5 3-7 11-14 20-17 26-17 7 0 13 6 13 20 0 11-7 36-10 44-8 13-17 21-26 21-7 0-13-5-13-21 0-4 0-8 3-21 1-6 3-13 4-19z"><text:p/></draw:path></draw:g></text:span><text:span text:style-name="T49"><text:s/></text:span><text:span text:style-name="T50">with loss </text:span><text:span text:style-name="T50"><draw:g text:anchor-type="as-char" svg:y="-0.159cm" draw:z-index="44" draw:name="Shape33" draw:style-name="gr596"><svg:title>TexMaths</svg:title><svg:desc>6§inline§H(P,Q) = -\sum_i P(y_i)\log Q(y_i)§svg§600§TRUE§</svg:desc><draw:path draw:style-name="gr597" draw:text-style-name="P28" svg:width="0.177cm" svg:height="0.142cm" svg:x="0cm" svg:y="0.014cm" svg:viewBox="0 0 178 143" svg:d="M152 16c2-7 3-9 18-9 6 0 8 0 8-5 0-2-3-2-3-2-6 0-22 1-27 1-7 0-21-1-28-1-1 0-4 0-4 4 0 3 2 3 6 3 0 0 5 0 8 0 4 1 6 1 6 4 0 0 0 1-1 3-4 18-8 34-13 52-21 0-42 0-64 0 4-17 8-33 12-50 3-7 3-9 18-9 6 0 7 0 7-5 0-2-2-2-3-2-6 0-21 1-27 1s-21-1-27-1c-1 0-4 0-4 4 0 3 2 3 6 3 1 0 4 0 8 0 4 1 6 1 6 4 0 0-1 1-1 3-10 37-19 75-28 112-2 9-3 10-20 10-3 0-5 0-5 5 0 2 2 2 3 2 5 0 20-1 26-1 5 0 9 0 14 0 4 0 9 1 14 1 1 0 4 0 4-4 0-3-2-3-6-3-8 0-14 0-14-4 0-1 1-2 1-3 5-19 10-38 14-57 22 0 43 0 65 0-9 35-14 54-15 57-2 7-6 7-19 7-3 0-5 0-5 5 0 2 1 1 3 2 6 0 21-1 27-1 4 0 9 0 13 0 5 0 9 1 14 1 1 0 4 0 4-4 0-3-2-3-6-3-8 0-13 0-13-4 0-1 0-2 0-3 10-37 19-75 28-113z"><text:p/></draw:path><draw:path draw:style-name="gr597" draw:text-style-name="P28" svg:width="0.048cm" svg:height="0.208cm" svg:x="0.204cm" svg:y="0cm" svg:viewBox="0 0 49 209" svg:d="M49 207c0-1 0-1-3-5-27-26-33-66-33-97 0-37 7-73 33-100 3-2 3-2 3-3s0-2-2-2-21 14-33 41c-11 23-14 46-14 64 0 15 2 41 14 64 13 26 31 40 33 40s2-1 2-2z"><text:p/></draw:path><draw:path draw:style-name="gr597" draw:text-style-name="P28" svg:width="0.15cm" svg:height="0.142cm" svg:x="0.274cm" svg:y="0.014cm" svg:viewBox="0 0 151 143" svg:d="M56 77c12 0 23 0 35 0 30 0 60-21 60-45 0-16-14-32-42-32-23 0-45 0-68 0-4 0-6 0-6 4 0 3 2 3 6 3 2 0 6 0 9 0 3 1 5 1 5 4 0 0-1 1-2 3-9 37-18 75-28 112-2 9-2 10-19 10-4 0-6 0-6 4 0 3 3 3 4 3 5 0 20-1 26-1 5 0 9 0 14 0 4 0 9 1 14 1 1 0 4 0 4-4 0-3-3-3-6-3-8 0-14 0-14-4 0-1 1-2 1-3 4-18 9-35 13-52zM71 15c2-8 2-8 11-8 7 0 14 0 21 0 17 0 28 6 28 20 0 8-4 26-12 33-11 10-24 12-33 12-10 0-19 0-30 0 5-19 10-38 15-57z"><text:p/></draw:path><draw:path draw:style-name="gr597" draw:text-style-name="P28" svg:width="0.024cm" svg:height="0.062cm" svg:x="0.425cm" svg:y="0.134cm" svg:viewBox="0 0 25 63" svg:d="M25 22c0-14-6-22-14-22-7 0-11 5-11 11s4 12 11 12c3 0 5-1 8-3 0-1 0-1 0-1 1 0 1 0 1 3 0 16-7 28-15 35-2 2-2 3-2 3 0 2 1 3 2 3 3 0 20-16 20-41z"><text:p/></draw:path><draw:path draw:style-name="gr597" draw:text-style-name="P28" svg:width="0.145cm" svg:height="0.186cm" svg:x="0.511cm" svg:y="0.01cm" svg:viewBox="0 0 146 187" svg:d="M82 145c33-12 64-49 64-89 0-33-22-56-54-56-46 0-92 47-92 96 0 34 23 55 54 55 5 0 13 0 20-3 0 13 0 13 0 16 0 7 0 23 17 23 25 0 36-38 36-40s-2-2-3-2c-2 0-2 1-2 2-6 15-18 20-25 20-10 0-13-6-15-22zM42 144c-16-6-23-23-23-41 0-14 5-44 21-67 15-21 35-31 51-31 21 0 36 17 36 45 0 21-11 69-46 89-1-8-3-23-19-23-11 0-21 10-21 21 0 4 1 7 1 7zM55 146c-3 0-9 0-9-9 0-8 7-17 16-17s13 6 13 18c0 3 0 4-2 4-6 3-12 4-18 4z"><text:p/></draw:path><draw:path draw:style-name="gr597" draw:text-style-name="P28" svg:width="0.048cm" svg:height="0.208cm" svg:x="0.679cm" svg:y="0cm" svg:viewBox="0 0 49 209" svg:d="M49 105c0-16-3-42-14-66-13-25-31-39-33-39-1 0-2 1-2 2s0 1 4 5c21 21 33 54 33 98 0 35-8 71-35 98-2 3-2 3-2 4s1 2 2 2c2 0 21-15 33-41 11-23 14-47 14-63z"><text:p/></draw:path><draw:path draw:style-name="gr597" draw:text-style-name="P28" svg:width="0.139cm" svg:height="0.048cm" svg:x="0.819cm" svg:y="0.078cm" svg:viewBox="0 0 140 49" svg:d="M133 8c3 0 7 0 7-4s-4-4-6-4c-42 0-85 0-127 0-3 0-7 0-7 4s4 4 7 4c42 0 84 0 126 0zM134 49c2 0 6 0 6-4s-4-4-7-4c-42 0-84 0-126 0-3 0-7 0-7 4s4 4 7 4c42 0 85 0 127 0z"><text:p/></draw:path><draw:path draw:style-name="gr597" draw:text-style-name="P28" svg:width="0.128cm" svg:height="0.007cm" svg:x="1.048cm" svg:y="0.101cm" svg:viewBox="0 0 129 8" svg:d="M121 8c4 0 8 0 8-4s-4-4-8-4c-38 0-76 0-114 0-3 0-7 0-7 4s4 4 7 4c38 0 76 0 114 0z"><text:p/></draw:path><draw:path draw:style-name="gr597" draw:text-style-name="P28" svg:width="0.198cm" svg:height="0.208cm" svg:x="1.241cm" svg:y="0cm" svg:viewBox="0 0 199 209" svg:d="M77 111c-25 31-50 62-75 92-1 2-1 3-1 3 0 3 1 3 5 3 58 0 116 0 175 0 6-18 12-35 18-52-2 0-3 0-5 0-6 15-20 28-37 34-4 1-18 6-50 6-30 0-59 0-89 0 25-30 49-59 73-89 1-2 2-3 2-3 0-1-1-2-2-3-23-31-45-63-68-94 27 0 56 0 83 0 24 0 73 2 88 41 2 0 3 0 5 0-6-16-12-33-18-49-59 0-117 0-175 0-5 0-6 0-6 7 26 34 51 70 77 104z"><text:p/></draw:path><draw:path draw:style-name="gr597" draw:text-style-name="P28" svg:width="0.043cm" svg:height="0.098cm" svg:x="1.458cm" svg:y="0.122cm" svg:viewBox="0 0 44 99" svg:d="M41 5c0-2-2-5-6-5s-9 4-9 8c0 3 3 6 6 6 5 0 9-4 9-9zM11 80c-1 2-1 4-1 6 0 7 6 13 13 13 15 0 21-21 21-22 0-3-1-2-1-3-3 0-3 1-3 3-4 12-11 17-16 17-3 0-4-1-4-4 0-4 1-7 3-10 1-4 3-8 4-12 2-3 7-17 7-18 1-2 1-3 1-5 0-7-6-13-13-13-15 0-22 21-22 23s2 2 2 2c3 0 3-1 3-3 4-12 11-18 16-18 2 0 4 2 4 6 0 3-1 5-5 14-3 8-6 16-9 24z"><text:p/></draw:path><draw:path draw:style-name="gr597" draw:text-style-name="P28" svg:width="0.15cm" svg:height="0.142cm" svg:x="1.565cm" svg:y="0.014cm" svg:viewBox="0 0 151 143" svg:d="M55 77c12 0 24 0 36 0 30 0 60-21 60-45 0-16-14-32-42-32-23 0-45 0-68 0-4 0-7 0-7 4 0 3 2 3 6 3 3 0 7 0 10 0 3 1 4 1 4 4 0 0 0 1-1 3-9 37-18 75-28 112-2 9-2 10-19 10-4 0-6 0-6 4 0 3 2 3 3 3 6 0 21-1 27-1 4 0 9 0 13 0 5 0 10 1 14 1 2 0 4 0 4-4 0-3-2-3-6-3-8 0-13 0-13-4 0-1 0-2 1-3 4-18 8-35 12-52zM71 15c2-8 2-8 11-8 7 0 13 0 20 0 18 0 29 6 29 20 0 8-4 26-13 33-10 10-23 12-32 12-10 0-20 0-30 0 5-19 10-38 15-57z"><text:p/></draw:path><draw:path draw:style-name="gr597" draw:text-style-name="P28" svg:width="0.048cm" svg:height="0.208cm" svg:x="1.742cm" svg:y="0cm" svg:viewBox="0 0 49 209" svg:d="M49 207c0-1 0-1-3-5-27-26-34-66-34-97 0-37 8-73 34-100 3-2 3-2 3-3s-1-2-2-2c-2 0-21 14-34 41-11 23-13 46-13 64 0 15 2 41 14 64 12 26 31 40 33 40 1 0 2-1 2-2z"><text:p/></draw:path><draw:path draw:style-name="gr597" draw:text-style-name="P28" svg:width="0.096cm" svg:height="0.134cm" svg:x="1.809cm" svg:y="0.064cm" svg:viewBox="0 0 97 135" svg:d="M97 13c0-3 0-3 0-5 0-4-3-6-6-6-2 0-5 2-7 5-1 1-2 7-3 11-2 5-3 11-4 17-3 12-7 25-10 37-1 3-10 18-24 18-11 0-13-9-13-17 0-10 4-22 11-41 3-9 4-10 4-15 0-9-7-17-17-17-20 0-28 31-28 32 0 2 2 1 2 2 3 0 3 0 4-3 5-20 14-26 21-26 2 0 5 0 5 6 0 5-1 11-3 15-9 22-12 34-12 44 0 19 13 24 26 24 7 0 15-3 21-8-3 10-6 20-14 31-6 7-13 13-23 13-3 0-13 0-16-9 3 0 6 0 9-2 2-2 4-5 4-8 0-7-5-8-8-8-5 0-11 4-11 14s9 18 22 18c22 0 43-20 49-42 7-27 14-54 21-80z"><text:p/></draw:path><draw:path draw:style-name="gr597" draw:text-style-name="P28" svg:width="0.043cm" svg:height="0.097cm" svg:x="1.914cm" svg:y="0.092cm" svg:viewBox="0 0 44 98" svg:d="M41 5c0-2-2-5-6-5s-9 4-9 8c0 2 2 5 6 5 5 0 9-3 9-8zM11 80c-1 2-1 3-1 6 0 7 5 12 13 12 15 0 21-20 21-22s-1-2-2-2c-2 0-2 1-2 3-4 12-11 17-16 17-3 0-4-2-4-5s1-6 2-9c2-4 4-8 5-12 1-3 7-17 7-18 1-2 1-4 1-5 0-7-6-13-14-13-14 0-21 20-21 22 0 3 2 3 2 3 2 0 3-1 3-3 4-12 11-18 16-18 2 0 4 2 4 5 0 4-2 6-5 15-3 8-6 16-9 24z"><text:p/></draw:path><draw:path draw:style-name="gr597" draw:text-style-name="P28" svg:width="0.048cm" svg:height="0.208cm" svg:x="1.989cm" svg:y="0cm" svg:viewBox="0 0 49 209" svg:d="M49 105c0-16-2-42-14-66-13-25-31-39-33-39-1 0-2 1-2 2s0 1 4 5c21 21 33 54 33 98 0 35-8 71-34 98-3 3-3 3-3 4s1 2 2 2c2 0 21-15 34-41 11-23 13-47 13-63z"><text:p/></draw:path><draw:path draw:style-name="gr597" draw:text-style-name="P28" svg:width="0.046cm" svg:height="0.144cm" svg:x="2.101cm" svg:y="0.011cm" svg:viewBox="0 0 47 145" svg:d="M31 0c-11 1-21 1-31 2 0 2 0 4 0 6 15 0 16 2 16 12 0 36 0 73 0 109 0 9-2 9-16 9 0 3 0 5 0 7 7-1 18-1 23-1 6 0 16 0 24 1 0-2 0-4 0-7-15 0-16 0-16-9 0-43 0-86 0-129z"><text:p/></draw:path><draw:path draw:style-name="gr597" draw:text-style-name="P28" svg:width="0.092cm" svg:height="0.095cm" svg:x="2.158cm" svg:y="0.064cm" svg:viewBox="0 0 93 96" svg:d="M93 49c0-27-21-49-46-49-27 0-47 23-47 49 0 27 22 47 46 47 26 0 47-21 47-47zM47 91c-9 0-19-5-24-14-6-9-6-23-6-30 0-8 0-19 5-28 6-10 16-15 24-15 10 0 19 5 24 14 6 9 6 21 6 29 0 7 0 19-5 28-4 9-14 16-24 16z"><text:p/></draw:path><draw:path draw:style-name="gr597" draw:text-style-name="P28" svg:width="0.095cm" svg:height="0.137cm" svg:x="2.264cm" svg:y="0.062cm" svg:viewBox="0 0 96 138" svg:d="M41 59c-19 0-19-21-19-26s0-12 4-17c2-3 6-9 15-9 18 0 18 21 18 26s0 12-3 17c-2 3-7 9-15 9zM16 67c0-1 0-5 4-10 8 6 17 6 21 6 19 0 34-14 34-30 0-8-4-16-9-20 8-8 15-8 19-8 1 0 1 0 2 0-2 0-3 3-3 5 0 4 2 7 6 7 2 0 6-2 6-7 0-3-2-10-11-10-4 0-13 1-22 10-9-7-18-8-22-8-20 0-34 15-34 31 0 9 4 17 9 21-2 3-6 11-6 18 0 6 3 14 9 18-12 4-19 13-19 21 0 15 20 27 46 27 25 0 47-11 47-27 0-8-3-18-14-24s-23-6-36-6c-5 0-14 0-15 0-8-1-12-7-12-14zM47 133c-22 0-36-11-36-22 0-9 8-17 17-18 4 0 8 0 12 0 19 0 42 0 42 18 0 11-15 22-35 22z"><text:p/></draw:path><draw:path draw:style-name="gr597" draw:text-style-name="P28" svg:width="0.145cm" svg:height="0.186cm" svg:x="2.412cm" svg:y="0.01cm" svg:viewBox="0 0 146 187" svg:d="M82 145c33-12 64-49 64-89 0-33-22-56-54-56-46 0-92 47-92 96 0 34 23 55 54 55 5 0 13 0 20-3 0 13 0 13 0 16 0 7 0 23 17 23 25 0 36-38 36-40s-2-2-3-2c-2 0-2 1-2 2-6 15-18 20-25 20-10 0-13-6-15-22zM42 144c-16-6-23-23-23-41 0-14 5-44 21-67 15-21 35-31 51-31 21 0 36 17 36 45 0 21-11 69-46 89-1-8-3-23-19-23-11 0-21 10-21 21 0 4 1 7 1 7zM55 146c-3 0-9 0-9-9 0-8 7-17 16-17s13 6 13 18c0 3 0 4-2 4-6 3-12 4-18 4z"><text:p/></draw:path><draw:path draw:style-name="gr597" draw:text-style-name="P28" svg:width="0.048cm" svg:height="0.208cm" svg:x="2.589cm" svg:y="0cm" svg:viewBox="0 0 49 209" svg:d="M49 207c0-1 0-1-3-5-27-26-33-66-33-97 0-37 7-73 33-100 3-2 3-2 3-3s-1-2-2-2c-2 0-21 14-34 41-10 23-13 46-13 64 0 15 2 41 14 64 13 26 31 40 33 40 1 0 2-1 2-2z"><text:p/></draw:path><draw:path draw:style-name="gr597" draw:text-style-name="P28" svg:width="0.096cm" svg:height="0.134cm" svg:x="2.656cm" svg:y="0.064cm" svg:viewBox="0 0 97 135" svg:d="M97 13c0-3 0-3 0-5 0-4-3-6-6-6-2 0-5 2-7 5-1 1-2 7-3 11-1 5-3 11-4 17-3 12-7 25-10 37 0 3-9 18-24 18-10 0-12-9-12-17 0-10 3-22 10-41 3-9 5-10 5-15 0-9-8-17-18-17-20 0-28 31-28 32 0 2 2 2 3 2 2 0 2 0 3-3 6-20 14-26 22-26 1 0 5 0 5 6 0 5-2 11-4 15-9 22-12 34-12 44 0 19 13 24 26 24 8 0 15-3 21-8-3 10-5 20-14 31-5 7-13 13-23 13-3 0-13 0-16-9 3 0 6 0 9-2 2-2 4-5 4-8 0-7-5-8-8-8-5 0-11 4-11 14s9 18 22 18c22 0 43-20 49-42 7-27 14-54 21-80z"><text:p/></draw:path><draw:path draw:style-name="gr597" draw:text-style-name="P28" svg:width="0.044cm" svg:height="0.097cm" svg:x="2.76cm" svg:y="0.092cm" svg:viewBox="0 0 45 98" svg:d="M41 5c0-2-2-5-6-5s-8 4-8 8c0 2 2 5 5 5 5 0 9-3 9-8zM11 80c-1 2-1 3-1 6 0 7 6 12 13 12 15 0 22-20 22-22s-2-1-2-2c-3 0-3 1-3 3-4 12-11 17-16 17-3 0-4-2-4-5s1-6 3-9c1-4 3-8 5-12 1-3 6-17 7-18 0-2 0-4 0-5 0-7-6-13-13-13-15 0-22 20-22 22 0 3 2 3 2 3 3 0 3-1 3-3 4-12 11-18 16-18 2 0 4 2 4 5 0 4-1 6-5 15-3 8-6 16-9 24z"><text:p/></draw:path><draw:path draw:style-name="gr597" draw:text-style-name="P28" svg:width="0.048cm" svg:height="0.208cm" svg:x="2.835cm" svg:y="0cm" svg:viewBox="0 0 49 209" svg:d="M49 105c0-16-2-42-14-66-12-25-30-39-33-39-1 0-2 1-2 2s0 1 4 5c21 21 33 54 33 98 0 35-8 71-34 98-3 3-3 3-3 4s1 2 2 2c3 0 21-15 34-41 11-23 13-47 13-63z"><text:p/></draw:path></draw:g></text:span><text:span text:style-name="T50">. </text:span></text:p></draw:text-box></draw:frame><draw:frame draw:style-name="fr1" draw:name="Frame14" text:anchor-type="paragraph" svg:x="9.481cm" svg:y="7.484cm" svg:width="9.61cm" draw:z-index="46"><draw:text-box fo:min-height="0.683cm"><text:p text:style-name="P12"><text:span text:style-name="T35">R</text:span><text:span text:style-name="T12">NN:</text:span><text:span text:style-name="T13"> </text:span><text:span text:style-name="T13"><draw:g text:anchor-type="as-char" svg:y="-0.176cm" draw:z-index="47" draw:name="Shape34" draw:style-name="gr596"><svg:title>TexMaths</svg:title><svg:desc>6§inline§h_{t+1}=f(h_t, x_t)=\tanh(Wh_t+Ux_t), W\in \mathbb R^{H\times H}, U\in \mathbb{R}^{H\times E}§svg§600§TRUE§</svg:desc><draw:path draw:style-name="gr597" draw:text-style-name="P28" svg:width="0.102cm" svg:height="0.147cm" svg:x="0cm" svg:y="0.032cm" svg:viewBox="0 0 103 148" svg:d="M49 2c0 0 0-2-3-2-5 0-20 2-26 2-1 0-4 0-4 4 0 2 2 2 5 2 10 0 11 2 11 4 0 1-1 3-1 4-10 41-20 81-30 121-1 3-1 4-1 5 0 5 4 6 6 6 3 0 7-2 8-5 1-6 2-11 3-17 2-6 3-12 5-18 1-4 3-9 4-14 0-1 2-9 2-10 1-2 7-13 15-19 4-3 11-7 20-7s11 7 11 14c0 12-8 35-13 48-2 4-3 6-3 11 0 10 8 17 18 17 19 0 27-30 27-32s-2-2-2-2c-3 0-3 1-3 4-4 10-10 25-22 25-3 0-5-2-5-6 0-6 2-11 4-15 3-9 13-34 13-46 0-14-9-23-24-23-14 0-24 7-32 16 6-22 11-44 17-67z"><text:p/></draw:path><draw:path draw:style-name="gr597" draw:text-style-name="P28" svg:width="0.049cm" svg:height="0.093cm" svg:x="0.115cm" svg:y="0.116cm" svg:viewBox="0 0 50 94" svg:d="M30 34c5 0 10 0 15 0 3 0 5 0 5-3 0-2-2-2-4-2-5 0-10 0-15 0 2-7 4-15 6-22 0-1 0-2 0-2 0-3-2-5-5-5s-6 2-7 7c0 3 1-4-5 22-5 0-10 0-15 0-3 0-5 0-5 3 0 2 2 2 4 2 5 0 10 0 15 0-3 12-6 23-9 35-1 4-2 9-2 11 0 8 7 14 15 14 17 0 26-21 26-22 0-3-2-3-2-3-2 0-2 1-3 3-4 10-12 18-20 18-4 0-5-2-5-8 0-1 0-4 1-6 3-14 6-28 10-42z"><text:p/></draw:path><draw:path draw:style-name="gr597" draw:text-style-name="P28" svg:width="0.108cm" svg:height="0.108cm" svg:x="0.183cm" svg:y="0.118cm" svg:viewBox="0 0 109 109" svg:d="M58 58c15 0 30 0 45 0 2 0 6 0 6-4 0-3-3-3-6-3-15 0-30 0-45 0 0-15 0-31 0-46 0-1 0-5-3-5-4 0-4 3-4 5 0 15 0 31 0 46-15 0-31 0-46 0-1 0-5 0-5 3 0 4 4 4 5 4 15 0 31 0 46 0 0 15 0 30 0 46 0 1 0 5 4 5 3 0 3-4 3-5 0-16 0-31 0-46z"><text:p/></draw:path><draw:path draw:style-name="gr597" draw:text-style-name="P28" svg:width="0.053cm" svg:height="0.097cm" svg:x="0.318cm" svg:y="0.111cm" svg:viewBox="0 0 54 98" svg:d="M34 4c0-4 0-4-5-4-9 9-22 9-29 9 0 2 0 4 0 5 4 0 14 0 22-4 0 26 0 51 0 76 0 5 0 7-15 7-2 0-4 0-6 0 0 1 0 3 0 5 3 0 21 0 27 0 4 0 23 0 26 0 0-2 0-4 0-5-2 0-4 0-5 0-15 0-15-2-15-7 0-28 0-55 0-82z"><text:p/></draw:path><draw:path draw:style-name="gr597" draw:text-style-name="P28" svg:width="0.139cm" svg:height="0.048cm" svg:x="0.468cm" svg:y="0.101cm" svg:viewBox="0 0 140 49" svg:d="M133 8c3 0 7 0 7-4s-4-4-7-4c-42 0-84 0-126 0-3 0-7 0-7 4s4 4 7 4c42 0 84 0 126 0zM133 49c3 0 7 0 7-4s-4-4-7-4c-42 0-84 0-126 0-3 0-7 0-7 4s4 4 7 4c42 0 84 0 126 0z"><text:p/></draw:path><draw:path draw:style-name="gr597" draw:text-style-name="P28" svg:width="0.105cm" svg:height="0.19cm" svg:x="0.689cm" svg:y="0.029cm" svg:viewBox="0 0 106 191" svg:d="M67 64c6 0 12 0 18 0 4 0 6 0 6-4 0-2-2-2-6-2-6 0-11 0-17 0 1-9 3-16 4-24 1-5 4-20 5-22 2-4 6-7 10-7 1 0 7 0 11 3-10 1-12 9-12 12 0 5 4 7 8 7 6 0 12-5 12-13 0-9-10-14-19-14-7 0-20 4-26 25-2 4-3 6-8 33-4 0-9 0-14 0-4 0-7 0-7 4 0 2 2 2 6 2 5 0 9 0 14 0-5 28-10 56-15 83-4 20-8 40-19 40-1 0-6 0-10-4 10-1 12-8 12-11 0-5-4-8-8-8-5 0-12 5-12 13 0 10 10 14 18 14 12 0 20-12 24-20 7-13 11-39 12-40 4-22 8-44 13-67z"><text:p/></draw:path><draw:path draw:style-name="gr597" draw:text-style-name="P28" svg:width="0.048cm" svg:height="0.21cm" svg:x="0.825cm" svg:y="0.019cm" svg:viewBox="0 0 49 211" svg:d="M49 208l-4-4c-26-27-33-67-33-99 0-36 8-73 34-99 3-3 3-3 3-4s-1-2-2-2c-3 0-22 14-34 41-11 23-13 47-13 64s2 42 14 66c12 26 30 40 33 40 1 0 2-1 2-3z"><text:p/></draw:path><draw:path draw:style-name="gr597" draw:text-style-name="P28" svg:width="0.102cm" svg:height="0.147cm" svg:x="0.898cm" svg:y="0.032cm" svg:viewBox="0 0 103 148" svg:d="M49 2c0 0 0-2-3-2-5 0-20 2-26 2-1 0-4 0-4 4 0 2 2 2 6 2 9 0 10 2 10 4 0 1-1 3-1 4-10 41-20 81-30 121-1 3-1 4-1 5 0 5 4 6 6 6 4 0 7-2 8-5 1-6 3-11 4-17s3-12 4-18c1-4 3-9 4-14 0-1 2-9 2-10 1-2 7-13 15-19 4-3 11-7 20-7s11 7 11 14c0 12-8 35-13 48-2 4-3 6-3 11 0 10 8 17 18 17 19 0 27-30 27-32s-2-2-2-2c-2 0-2 1-3 4-3 10-10 25-22 25-3 0-5-2-5-6 0-6 2-11 4-15 3-9 13-34 13-46 0-14-9-23-24-23-14 0-24 7-32 16 6-22 11-44 17-67z"><text:p/></draw:path><draw:path draw:style-name="gr597" draw:text-style-name="P28" svg:width="0.049cm" svg:height="0.093cm" svg:x="1.013cm" svg:y="0.116cm" svg:viewBox="0 0 50 94" svg:d="M30 34c5 0 10 0 16 0 2 0 4 0 4-3 0-2-2-2-4-2-5 0-9 0-14 0 2-7 3-15 5-22 0-1 0-2 0-2 0-3-2-5-5-5s-6 2-6 7c-1 3 0-4-6 22-5 0-10 0-15 0-3 0-5 0-5 3 0 2 2 2 5 2 5 0 9 0 14 0-3 12-6 23-9 35-1 4-2 9-2 11 0 8 7 14 15 14 17 0 26-21 26-22 0-3-2-3-2-3-2 0-2 1-3 3-4 10-12 18-20 18-3 0-5-2-5-8 0-1 0-4 1-6 3-14 6-28 10-42z"><text:p/></draw:path><draw:path draw:style-name="gr597" draw:text-style-name="P28" svg:width="0.024cm" svg:height="0.062cm" svg:x="1.1cm" svg:y="0.155cm" svg:viewBox="0 0 25 63" svg:d="M25 22c0-14-6-22-14-22-7 0-11 5-11 11s4 11 11 11c3 0 5 0 8-2 0-1 0-1 1-1 0 1 0 0 0 3 0 16-7 29-15 35-2 3-2 3-2 4s1 2 2 2c3 0 20-16 20-41z"><text:p/></draw:path><draw:path draw:style-name="gr597" draw:text-style-name="P28" svg:width="0.104cm" svg:height="0.095cm" svg:x="1.181cm" svg:y="0.085cm" svg:viewBox="0 0 105 96" svg:d="M64 29c1-5 6-24 21-24 1 0 6 0 11 2-6 1-10 7-10 12 0 3 2 7 8 7 4 0 11-4 11-12 0-11-13-14-20-14-12 0-19 11-22 16-5-14-16-16-22-16-22 0-34 27-34 33 0 2 1 2 2 2 2 0 2-1 3-2 7-23 21-28 28-28 4 0 12 2 12 14 0 6-4 21-12 50-3 13-11 22-20 22-1 0-6 0-10-3 5-1 9-5 9-11s-4-8-8-8c-6 0-11 6-11 13 0 9 11 14 20 14 14 0 21-15 22-17 2 8 10 17 23 17 21 0 33-27 33-33 0-2-1-2-2-2-2 0-2 1-3 2-7 23-21 28-28 28-8 0-12-7-12-14 0-5 2-9 4-19 2-9 5-19 7-29z"><text:p/></draw:path><draw:path draw:style-name="gr597" draw:text-style-name="P28" svg:width="0.049cm" svg:height="0.093cm" svg:x="1.302cm" svg:y="0.116cm" svg:viewBox="0 0 50 94" svg:d="M30 34c5 0 10 0 15 0 3 0 5 0 5-3 0-2-2-2-4-2-5 0-10 0-15 0 2-7 4-15 6-22 0-1 0-2 0-2 0-3-2-5-5-5s-6 2-7 7c0 3 1-4-5 22-5 0-10 0-15 0-3 0-5 0-5 3 0 2 2 2 4 2 5 0 10 0 15 0-3 12-6 23-9 35-1 4-2 9-2 11 0 8 7 14 15 14 17 0 26-21 26-22 0-3-2-2-2-3-2 0-2 1-3 3-4 10-12 18-20 18-4 0-5-2-5-8 0-1 0-4 0-6 4-14 7-28 11-42z"><text:p/></draw:path><draw:path draw:style-name="gr597" draw:text-style-name="P28" svg:width="0.048cm" svg:height="0.21cm" svg:x="1.382cm" svg:y="0.019cm" svg:viewBox="0 0 49 211" svg:d="M49 105c0-16-2-41-14-65-12-26-31-40-33-40-1 0-2 1-2 2s0 1 4 5c21 21 33 54 33 98 0 36-8 73-34 100-3 3-3 3-3 3 0 1 1 3 2 3 2 0 21-15 34-42 11-23 13-46 13-64z"><text:p/></draw:path><draw:path draw:style-name="gr597" draw:text-style-name="P28" svg:width="0.139cm" svg:height="0.048cm" svg:x="1.522cm" svg:y="0.101cm" svg:viewBox="0 0 140 49" svg:d="M133 8c3 0 7 0 7-4s-4-4-6-4c-42 0-85 0-127 0-3 0-7 0-7 4s4 4 7 4c42 0 84 0 126 0zM134 49c2 0 6 0 6-4s-4-4-7-4c-42 0-84 0-126 0-3 0-7 0-7 4s4 4 7 4c42 0 85 0 127 0z"><text:p/></draw:path><draw:path draw:style-name="gr597" draw:text-style-name="P28" svg:width="0.065cm" svg:height="0.131cm" svg:x="1.737cm" svg:y="0.049cm" svg:viewBox="0 0 66 132" svg:d="M32 46c11 0 21 0 31 0 0-3 0-5 0-7-10 0-20 0-31 0 0-13 0-26 0-39-1 0-3 0-4 0-1 17-7 40-28 41 0 1 0 3 0 5 6 0 12 0 18 0 0 19 0 38 0 58 0 25 20 28 28 28 15 0 20-15 20-28 0-4 0-8 0-12-2 0-3 0-5 0 0 4 0 7 0 12 0 15-6 22-14 22-15 0-15-18-15-22 0-20 0-39 0-58z"><text:p/></draw:path><draw:path draw:style-name="gr597" draw:text-style-name="P28" svg:width="0.094cm" svg:height="0.096cm" svg:x="1.824cm" svg:y="0.083cm" svg:viewBox="0 0 95 97" svg:d="M61 78c1 9 7 18 17 18 4 0 17-3 17-20 0-4 0-9 0-12-1 0-3 0-5 0 0 3 0 8 0 12 0 12-5 13-8 13-6 0-8-9-8-10 0-15 0-28 0-42 0-9 0-18-7-26-8-7-19-11-29-11-17 0-32 10-32 24 0 6 4 10 10 10s10-5 10-10c0-2-1-10-11-10 5-7 16-9 23-9 10 0 22 8 22 27 0 2 0 5 0 8-11 0-26 1-39 7-16 7-21 18-21 28 0 16 20 22 34 22s24-9 27-19zM60 44c0 7 0 14 0 21 0 20-15 27-25 27s-19-7-19-18 9-29 44-30z"><text:p/></draw:path><draw:path draw:style-name="gr597" draw:text-style-name="P28" svg:width="0.105cm" svg:height="0.092cm" svg:x="1.927cm" svg:y="0.085cm" svg:viewBox="0 0 106 93" svg:d="M17 20c0 19 0 38 0 57 0 10-3 10-17 10 0 1 0 4 0 6 8 0 19 0 24 0s16 0 23 0c0-2 0-5 0-6-13 0-16 0-16-10 0-13 0-26 0-38 0-23 15-34 28-34 14 0 16 11 16 23 0 17 0 33 0 49 0 10-2 10-16 10 0 1 0 4 0 6 7 0 18 0 24 0 5 0 16 0 23 0 0-2 0-5 0-6-11 0-16 0-16-6 0-14 0-27 0-41 0-18 0-24-7-32-3-4-10-8-22-8-15 0-25 9-31 22 0-7 0-15 0-22-10 1-20 2-30 2 0 3 0 5 0 7 15 0 17 1 17 11z"><text:p/></draw:path><draw:path draw:style-name="gr597" draw:text-style-name="P28" svg:width="0.105cm" svg:height="0.145cm" svg:x="2.045cm" svg:y="0.032cm" svg:viewBox="0 0 106 146" svg:d="M16 129c0 10-2 10-16 10 0 2 0 5 0 7 7 0 18-1 23-1 6 0 17 1 24 1 0-2 0-5 0-7-14 0-16 0-16-10 0-12 0-25 0-38 0-22 15-33 28-33 14 0 16 11 16 23 0 16 0 33 0 48 0 10-2 10-17 10 0 2 0 5 0 7 8 0 18-1 24-1s16 1 24 1c0-2 0-5 0-7-11 0-17 0-17-6 0-13 0-26 0-40 0-18 0-24-6-32-3-4-10-8-22-8-18 0-27 13-31 20 0-24 0-48 0-73-10 1-20 2-30 2 0 2 0 5 0 6 14 0 16 2 16 12 0 37 0 73 0 109z"><text:p/></draw:path><draw:path draw:style-name="gr597" draw:text-style-name="P28" svg:width="0.048cm" svg:height="0.21cm" svg:x="2.176cm" svg:y="0.019cm" svg:viewBox="0 0 49 211" svg:d="M49 208l-3-4c-27-27-33-67-33-99 0-36 7-73 33-99 3-3 3-3 3-4s-1-2-2-2c-2 0-21 14-34 41-10 23-13 47-13 64s2 42 14 66c13 26 31 40 33 40 1 0 2-1 2-3z"><text:p/></draw:path><draw:path draw:style-name="gr597" draw:text-style-name="P28" svg:width="0.208cm" svg:height="0.147cm" svg:x="2.249cm" svg:y="0.035cm" svg:viewBox="0 0 209 148" svg:d="M181 24c6-9 11-17 24-18 2 0 4 0 4-4 0-1-1-2-3-2-4 0-10 1-16 1-7 0-15-1-21-1-2 0-5 0-5 4 0 2 2 2 3 2 6 1 13 2 13 8 0 3-1 5-3 8-19 33-38 66-56 99-3-35-6-70-8-105-1-4-1-9 14-10 4 0 6 0 6-4 0-2-2-2-3-2-9 0-17 1-26 1-5 0-17-1-22-1-1 0-4 0-4 4 0 2 2 2 5 2 9 0 11 2 11 5 1 6 1 11 1 17-18 30-35 62-53 93-2-36-5-72-8-107 0-3 0-7 16-8 2 0 5 0 5-4 0-2-3-2-3-2-9 0-18 1-26 1s-15-1-22-1c-2 0-4 0-4 4 0 2 2 2 5 2 11 0 11 2 11 8 3 43 7 86 10 129 0 3 0 5 3 5s3-1 5-5c21-35 42-71 62-106 2 35 5 71 8 106 0 4 1 5 3 5 3 0 4-2 5-4 23-40 46-80 69-120z"><text:p/></draw:path><draw:path draw:style-name="gr597" draw:text-style-name="P28" svg:width="0.103cm" svg:height="0.147cm" svg:x="2.477cm" svg:y="0.032cm" svg:viewBox="0 0 104 148" svg:d="M49 2c0 0 0-2-3-2-5 0-20 2-26 2-1 0-3 0-3 4 0 2 2 2 5 2 10 0 10 2 10 4 0 1 0 3 0 4-10 41-21 81-31 121-1 3-1 4-1 5 0 5 4 6 6 6 4 0 7-2 8-5 1-6 3-11 4-17 2-6 3-12 5-18 1-4 2-9 3-14 1-1 2-9 3-10 0-2 7-13 14-19 4-3 11-7 20-7s11 7 11 14c0 12-7 35-12 48-2 4-3 6-3 11 0 10 7 17 17 17 20 0 28-30 28-32s-2-2-3-2c-2 0-2 1-3 4-3 10-10 25-21 25-4 0-6-2-6-6 0-6 2-11 4-15 4-9 13-34 13-46 0-14-8-23-24-23-14 0-24 7-32 16 6-22 12-44 17-67z"><text:p/></draw:path><draw:path draw:style-name="gr597" draw:text-style-name="P28" svg:width="0.049cm" svg:height="0.093cm" svg:x="2.593cm" svg:y="0.116cm" svg:viewBox="0 0 50 94" svg:d="M30 34c5 0 10 0 15 0 3 0 5 0 5-3 0-2-2-2-4-2-5 0-10 0-15 0 2-7 4-15 6-22 0-1 0-2 0-2 0-3-2-5-5-5-4 0-6 2-7 7-1 3 1-4-5 22-5 0-10 0-15 0-3 0-5 0-5 3 0 2 2 2 4 2 5 0 10 0 15 0-3 12-6 23-9 35-1 4-3 9-3 11 0 8 8 14 16 14 17 0 26-21 26-22 0-3-2-2-2-3-2 0-3 1-4 3-4 10-11 18-20 18-3 0-4-2-4-8 0-1 0-4 0-6 4-14 7-28 11-42z"><text:p/></draw:path><draw:path draw:style-name="gr597" draw:text-style-name="P28" svg:width="0.139cm" svg:height="0.139cm" svg:x="2.72cm" svg:y="0.056cm" svg:viewBox="0 0 140 140" svg:d="M74 74c20 0 39 0 59 0 3 0 7 0 7-4s-4-4-7-4c-20 0-39 0-59 0 0-20 0-40 0-59 0-3 0-7-4-7s-4 4-4 7c0 19 0 39 0 59-20 0-39 0-59 0-3 0-7 0-7 4s4 4 7 4c20 0 39 0 59 0 0 20 0 40 0 59 0 3 0 7 4 7s4-4 4-7c0-19 0-39 0-59z"><text:p/></draw:path><draw:path draw:style-name="gr597" draw:text-style-name="P28" svg:width="0.145cm" svg:height="0.147cm" svg:x="2.932cm" svg:y="0.035cm" svg:viewBox="0 0 146 148" svg:d="M120 22c2-9 6-15 23-16 1 0 3 0 3-4-1-1 0-2-3-2-6 0-14 1-21 1s-15-1-22-1c-1 0-3 0-3 4 0 2 1 2 3 2 12 1 15 5 15 10 0 0-1 3-1 4-7 25-13 50-19 75-7 28-31 46-52 46-15 0-26-9-26-27 0-5 0-7 2-16 7-28 14-55 21-82 1-8 1-10 17-10 5 0 7 0 7-4 0-2-2-2-3-2-6 0-21 1-27 1s-21-1-27-1c-2 0-4 0-4 4 0 2 2 2 6 2 1 0 4 0 8 1 4 0 6 0 6 3 0 1-3 10-4 15-2 6-3 13-5 19-1 8-12 48-12 52-2 6-2 9-2 12 0 25 19 40 41 40 27 0 53-24 60-51 6-25 13-51 19-75z"><text:p/></draw:path><draw:path draw:style-name="gr597" draw:text-style-name="P28" svg:width="0.104cm" svg:height="0.095cm" svg:x="3.091cm" svg:y="0.085cm" svg:viewBox="0 0 105 96" svg:d="M64 29c1-5 7-24 21-24 1 0 6 0 11 2-6 1-10 7-10 12 0 3 2 7 8 7 4 0 11-4 11-12 0-11-13-14-20-14-12 0-19 11-21 16-6-14-17-16-23-16-22 0-34 27-34 33 0 2 1 1 2 2 2 0 2-1 3-2 7-23 21-28 28-28 4 0 12 2 12 14 0 6-4 21-12 50-3 13-11 22-20 22-1 0-6 0-10-3 5-1 9-5 9-11s-4-8-8-8c-6 0-11 6-11 13 0 9 11 14 20 14 14 0 21-15 22-17 2 8 10 17 23 17 21 0 33-27 33-33 0-2-1-2-2-2-2 0-2 1-2 2-8 23-22 28-29 28-8 0-12-7-12-14 0-5 2-9 4-19 2-9 5-19 7-29z"><text:p/></draw:path><draw:path draw:style-name="gr597" draw:text-style-name="P28" svg:width="0.049cm" svg:height="0.093cm" svg:x="3.212cm" svg:y="0.116cm" svg:viewBox="0 0 50 94" svg:d="M30 34c5 0 10 0 15 0 3 0 5 0 5-3 0-2-2-2-4-2-5 0-9 0-14 0 2-7 3-15 5-22 0-1 0-2 0-2 0-3-2-5-5-5s-6 2-7 7c0 3 1-4-5 22-5 0-10 0-15 0-3 0-5 0-5 3 0 2 2 2 5 2 5 0 9 0 14 0-3 12-6 23-9 35-1 4-2 9-2 11 0 8 7 14 15 14 17 0 26-21 26-22 0-3-2-3-2-3-2 0-2 1-3 3-4 10-12 18-20 18-3 0-5-2-5-8 0-1 0-4 1-6 3-14 6-28 10-42z"><text:p/></draw:path><draw:path draw:style-name="gr597" draw:text-style-name="P28" svg:width="0.048cm" svg:height="0.21cm" svg:x="3.292cm" svg:y="0.019cm" svg:viewBox="0 0 49 211" svg:d="M49 105c0-16-3-41-14-65-13-26-31-40-33-40-1 0-2 1-2 2s0 1 4 5c21 21 33 54 33 98 0 36-8 73-35 100-2 3-2 3-2 3 0 1 1 3 2 3 2 0 21-15 33-42 11-23 14-46 14-64z"><text:p/></draw:path><draw:path draw:style-name="gr597" draw:text-style-name="P28" svg:width="0.024cm" svg:height="0.062cm" svg:x="3.38cm" svg:y="0.155cm" svg:viewBox="0 0 25 63" svg:d="M25 22c0-14-5-22-14-22-7 0-11 5-11 11s4 11 11 11c3 0 6 0 8-2 0-1 0-1 1-1 0 1 0 0 0 3 0 16-7 29-14 35-2 3-2 3-2 4s1 2 2 2c2 0 19-16 19-41z"><text:p/></draw:path><draw:path draw:style-name="gr597" draw:text-style-name="P28" svg:width="0.208cm" svg:height="0.147cm" svg:x="3.467cm" svg:y="0.035cm" svg:viewBox="0 0 209 148" svg:d="M182 24c5-9 10-17 23-18 2 0 4 0 4-4 0-1-1-2-2-2-5 0-11 1-17 1s-14-1-21-1c-2 0-5 0-5 4 0 2 2 2 4 2 5 1 12 2 12 8 0 3-1 5-2 8-20 33-38 66-57 99-3-35-6-70-8-105-1-4-1-9 14-10 4 0 6 0 6-4 0-2-2-2-3-2-8 0-17 1-26 1-4 0-17-1-22-1-1 0-4 0-4 4 0 2 2 2 5 2 9 0 11 2 11 5 1 6 1 11 1 17-18 30-35 62-53 93-2-36-5-72-8-107 0-3 0-7 16-8 2 0 5 0 5-4 0-2-3-2-3-2-9 0-18 1-26 1-7 0-15-1-22-1-2 0-4 0-4 4 0 2 2 2 5 2 11 0 11 2 11 8 3 43 7 86 10 129 0 3 0 5 3 5s3-1 5-5c21-35 42-71 62-106 2 35 5 71 8 106 0 4 1 5 3 5 3 0 5-2 5-4 24-40 46-80 70-120z"><text:p/></draw:path><draw:path draw:style-name="gr597" draw:text-style-name="P28" svg:width="0.105cm" svg:height="0.121cm" svg:x="3.76cm" svg:y="0.065cm" svg:viewBox="0 0 106 122" svg:d="M98 65c3 0 8 0 8-4s-5-4-8-4c-30 0-60 0-90 0 3-29 27-49 57-49 11 0 22 0 33 0 3 0 8 0 8-4s-5-4-8-4c-11 0-22 0-33 0-36 0-65 26-65 61 0 33 29 61 65 61 11 0 22 0 33 0 3 0 8 0 8-4s-5-4-8-4c-11 0-22 0-33 0-30 0-54-21-57-49 30 0 60 0 90 0z"><text:p/></draw:path><draw:path draw:style-name="gr597" draw:text-style-name="P28" svg:width="0.144cm" svg:height="0.143cm" svg:x="3.945cm" svg:y="0.034cm" svg:viewBox="0 0 145 144" svg:d="M53 78c3 0 6 0 8 0 10 16 21 33 31 48 3 4 8 12 10 15s2 3 7 3c10 0 19 0 29 0 4 0 7 0 7-4 0-2-1-3-3-3-8-2-18-15-23-22-2-2-12-16-27-39 20-3 38-12 38-37 0-29-32-39-56-39-22 0-45 0-67 0-3 0-7 0-7 4 0 3 4 3 6 3 12 0 13 2 13 12 0 35 0 71 0 106 0 10-1 12-13 12-2 0-6 0-6 3 0 4 4 4 7 4 19 0 39 0 58 0 4 0 7 0 7-4 0-3-4-3-6-3-12 0-13-2-13-12 0-15 0-31 0-47zM94 68c6-8 7-19 7-28 0-11-2-22-9-30 9 1 30 8 30 29 0 14-6 25-28 29zM53 19c0-5 0-12 14-12 18 0 26 7 26 33 0 27-7 31-40 31 0-17 0-35 0-52zM25 137c1-4 1-10 1-12 0-35 0-71 0-106 0-2 0-8-1-12 7 0 16 0 24 0-3 4-3 8-3 11 0 36 0 72 0 107 0 2 0 8 1 12-7 0-15 0-22 0zM70 78c1 0 2 0 4 0 3 0 8 0 11-1 3 5 25 43 43 60-7 0-14 0-21 0-12-20-25-40-37-59z"><text:p/></draw:path><draw:path draw:style-name="gr597" draw:text-style-name="P28" svg:width="0.131cm" svg:height="0.1cm" svg:x="4.104cm" svg:y="0cm" svg:viewBox="0 0 132 101" svg:d="M114 12c2-5 2-7 13-7 3 0 5 0 5-3 0 0-1-2-2-2-5 0-15 1-20 1-3 0-7 0-10 0s-6-1-9-1c-1 0-3 0-3 4 0 1 1 1 4 1 2 0 3 0 6 1 3 0 3 1 3 2s0 1 0 3c-3 11-6 23-9 35-16 0-33 0-49 0 3-12 5-23 8-35 1-4 2-6 13-6 3 0 4 0 4-3 0 0 0-2-2-2-4 0-15 1-19 1-3 0-8 0-10 0-3 0-7-1-10-1-1 0-3 0-3 4 0 1 2 1 5 1 2 0 3 0 6 1 3 0 3 1 3 2s0 1-1 3c-6 26-12 52-19 79-1 4-2 6-13 6-3 0-5 0-5 3 0 2 1 2 2 2 5 0 15 0 20 0 3 0 7 0 10 0s6 0 9 0c1 0 3 0 3-3 0-2-1-2-4-2s-3 0-6 0c-3-1-3-2-3-3s0-1 0-3c4-14 7-26 10-39 17 0 33 0 50 0-3 13-7 25-10 39-1 4-1 6-13 6-3 0-4 0-4 3 0 2 1 2 2 2 4 0 15 0 19 0 3 0 8 0 10 0 3 0 7 0 10 0 1 0 3 0 3-3 0-2-2-2-5-2-2 0-3 0-6 0-3-1-3-2-3-3s1-2 1-3c6-26 12-52 19-78z"><text:p/></draw:path><draw:path draw:style-name="gr597" draw:text-style-name="P28" svg:width="0.078cm" svg:height="0.078cm" svg:x="4.269cm" svg:y="0.026cm" svg:viewBox="0 0 79 79" svg:d="M77 7c2-2 2-2 2-3 0-3-2-4-3-4-2 0-2 0-4 2-11 11-22 21-32 32-11-11-22-21-33-32-1-1-2-2-3-2-2 0-4 1-4 4 0 1 1 1 2 3 11 11 22 21 33 32-11 11-22 22-33 33-1 1-2 2-2 3 0 2 2 4 4 4 1 0 1-1 3-2 11-11 22-22 33-32 11 10 22 22 33 33 1 1 2 1 3 1s3-1 3-4c0-1 0-2 0-2-1 0-29-29-34-34 11-11 22-21 32-32z"><text:p/></draw:path><draw:path draw:style-name="gr597" draw:text-style-name="P28" svg:width="0.13cm" svg:height="0.1cm" svg:x="4.385cm" svg:y="0cm" svg:viewBox="0 0 131 101" svg:d="M114 12c1-5 2-7 13-7 3 0 4 0 4-3 0 0 0-2-2-2-4 0-15 1-19 1-3 0-8 0-10 0-3 0-7-1-9-1s-3 0-3 4c0 1 1 1 4 1 0 0 3 0 6 1 3 0 3 1 3 2s0 1-1 3c-3 11-5 23-8 35-17 0-33 0-50 0 3-12 6-23 9-35 1-4 1-6 13-6 3 0 4 0 4-3 0 0 0-2-2-2-4 0-15 1-19 1-3 0-8 0-10 0-3 0-7-1-10-1-1 0-3 0-3 4 0 1 2 1 5 1 2 0 3 0 5 1 3 0 4 1 4 2s0 1-1 3c-6 26-13 52-20 79-1 4-1 6-13 6-2 0-4 0-4 3 0 2 1 2 2 2 5 0 15 0 20 0 2 0 7 0 10 0s6 0 9 0c1 0 3 0 3-3 0-2-1-2-4-2s-3 0-6 0c-3-1-3-2-3-3s0-1 0-3c3-14 7-26 10-39 17 0 33 0 50 0-3 13-7 25-10 39-1 4-2 6-13 6-3 0-4 0-4 3 0 2 0 2 2 2 4 0 14 0 19 0 3 0 7 0 10 0s7 0 9 0 3 0 3-3c0-2-1-2-4-2s-3 0-6 0c-3-1-3-2-3-3s0-2 1-3c6-26 12-52 19-78z"><text:p/></draw:path><draw:path draw:style-name="gr597" draw:text-style-name="P28" svg:width="0.024cm" svg:height="0.062cm" svg:x="4.553cm" svg:y="0.155cm" svg:viewBox="0 0 25 63" svg:d="M25 22c0-14-6-22-14-22-7 0-11 5-11 11s4 11 11 11c3 0 5 0 8-2 0-1 0-1 1-1 0 1 0 0 0 3 0 16-7 29-15 35-1 3-1 3-1 4s0 2 1 2c3 0 20-16 20-41z"><text:p/></draw:path><draw:path draw:style-name="gr597" draw:text-style-name="P28" svg:width="0.145cm" svg:height="0.147cm" svg:x="4.643cm" svg:y="0.035cm" svg:viewBox="0 0 146 148" svg:d="M120 22c2-9 6-15 23-16 1 0 3 0 3-4-1-1 0-2-3-2-6 0-13 1-21 1-7 0-15-1-22-1-1 0-3 0-3 4 0 2 1 2 3 2 12 1 15 5 15 10 0 0-1 3-1 4-7 25-13 50-19 75-7 28-31 46-52 46-15 0-26-9-26-27 0-5 0-7 2-16 7-28 14-55 21-82 1-8 2-10 17-10 5 0 7 0 7-4 0-2-2-2-3-2-5 0-21 1-27 1s-21-1-27-1c-2 0-4 0-4 4 0 2 2 2 6 2 1 0 5 0 8 1 4 0 6 0 6 3 0 1-3 10-4 15-2 6-3 13-5 19-1 8-12 48-12 52-2 6-2 9-2 12 0 25 19 40 41 40 27 0 53-24 60-51 6-25 13-51 19-75z"><text:p/></draw:path><draw:path draw:style-name="gr597" draw:text-style-name="P28" svg:width="0.105cm" svg:height="0.121cm" svg:x="4.872cm" svg:y="0.065cm" svg:viewBox="0 0 106 122" svg:d="M98 65c3 0 8 0 8-4s-5-4-8-4c-30 0-60 0-90 0 3-29 27-49 57-49 11 0 22 0 33 0 3 0 8 0 8-4s-5-4-8-4c-11 0-22 0-33 0-36 0-65 26-65 61 0 33 29 61 65 61 11 0 22 0 33 0 3 0 8 0 8-4s-5-4-8-4c-11 0-22 0-33 0-30 0-54-21-57-49 30 0 60 0 90 0z"><text:p/></draw:path><draw:path draw:style-name="gr597" draw:text-style-name="P28" svg:width="0.144cm" svg:height="0.143cm" svg:x="5.057cm" svg:y="0.034cm" svg:viewBox="0 0 145 144" svg:d="M53 78c3 0 6 0 8 0 10 16 21 33 31 48 3 4 8 12 10 15s2 3 7 3c10 0 19 0 29 0 4 0 7 0 7-4 0-2-1-3-3-3-8-2-18-15-23-22-2-2-12-16-27-39 20-3 38-12 38-37 0-29-32-39-56-39-22 0-45 0-67 0-3 0-7 0-7 4 0 3 4 3 6 3 12 0 13 2 13 12 0 35 0 71 0 106 0 10-1 12-13 12-2 0-6 0-6 3 0 4 4 4 7 4 19 0 39 0 58 0 4 0 7 0 7-4 0-3-4-3-6-3-12 0-13-2-13-12 0-15 0-31 0-47zM94 68c6-8 7-19 7-28 0-11-2-22-9-30 9 1 30 8 30 29 0 14-6 25-28 29zM53 19c0-5 0-12 14-12 18 0 26 7 26 33 0 27-7 31-40 31 0-17 0-35 0-52zM25 137c1-4 1-10 1-12 0-35 0-71 0-106 0-2 0-8-1-12 7 0 16 0 24 0-3 4-3 8-3 11 0 36 0 72 0 107 0 2 0 8 1 12-7 0-15 0-22 0zM70 78c1 0 2 0 4 0 3 0 8 0 11-1 3 5 25 43 43 60-7 0-14 0-21 0-12-20-25-40-37-59z"><text:p/></draw:path><draw:path draw:style-name="gr597" draw:text-style-name="P28" svg:width="0.131cm" svg:height="0.1cm" svg:x="5.216cm" svg:y="0cm" svg:viewBox="0 0 132 101" svg:d="M114 12c2-5 2-7 13-7 3 0 5 0 5-3 0 0-1-2-2-2-5 0-15 1-20 1-3 0-7 0-10 0s-6-1-9-1c-1 0-3 0-3 4 0 1 1 1 4 1 2 0 3 0 6 1 3 0 3 1 3 2s0 1 0 3c-3 11-6 23-9 35-16 0-33 0-49 0 3-12 5-23 8-35 1-4 2-6 13-6 3 0 4 0 4-3 0 0 0-2-2-2-4 0-15 1-19 1-3 0-8 0-10 0-3 0-7-1-9-1s-4 0-4 4c0 1 2 1 5 1 2 0 3 0 6 1 3 0 3 1 3 2s0 1-1 3c-6 26-12 52-19 79-1 4-2 6-13 6-3 0-5 0-5 3 0 2 1 2 2 2 5 0 15 0 20 0 3 0 7 0 10 0s6 0 9 0c1 0 3 0 3-3 0-2-1-2-4-2s-3 0-6 0c-3-1-3-2-3-3s0-1 0-3c4-14 7-26 10-39 17 0 33 0 50 0-3 13-7 25-10 39-1 4-1 6-13 6-3 0-4 0-4 3 0 2 1 2 2 2 4 0 15 0 19 0 3 0 8 0 10 0 3 0 7 0 10 0 1 0 3 0 3-3 0-2-2-2-5-2-2 0-3 0-6 0-3-1-3-2-3-3s1-2 1-3c6-26 12-52 19-78z"><text:p/></draw:path><draw:path draw:style-name="gr597" draw:text-style-name="P28" svg:width="0.078cm" svg:height="0.078cm" svg:x="5.381cm" svg:y="0.026cm" svg:viewBox="0 0 79 79" svg:d="M77 7c2-2 2-2 2-3 0-3-2-4-3-4-2 0-2 0-4 2-11 11-22 21-32 32-11-11-22-21-33-32-1-1-2-2-3-2-2 0-4 1-4 4 0 1 1 1 2 3 11 11 22 21 33 32-11 11-22 22-33 33-1 1-2 2-2 3 0 2 2 4 4 4 1 0 1-1 3-2 11-11 22-22 33-32 11 10 22 22 33 33 1 1 2 1 3 1s3-1 3-4c0-1 0-2 0-2-1 0-29-29-34-34 11-11 22-21 32-32z"><text:p/></draw:path><draw:path draw:style-name="gr597" draw:text-style-name="P28" svg:width="0.113cm" svg:height="0.1cm" svg:x="5.497cm" svg:y="0.002cm" svg:viewBox="0 0 114 101" svg:d="M107 66c0-2 0-2 0-2 0-1 0-3-2-3-1 0-1 0-1 1-1 1-1 1-3 4-9 22-17 29-41 29-8 0-17 0-25 0-4 0-4 0-4-1s0-1 0-4c3-13 7-26 10-39 5 0 11 0 17 0 11 0 13 2 13 7 0 2-1 4-1 6-1 2-1 2-1 2 1 1 1 2 3 2s2-1 2-3c3-11 6-22 9-32 0-2 0-2 0-2 0-2-1-3-3-3-1 0-1 1-2 4-4 12-8 14-20 14-6 0-11 0-16 0 3-12 6-24 9-36 1-4 1-5 8-5 8 0 16 0 24 0 19 0 24 5 24 17 0 4-1 9-1 9 0 1 1 3 3 3s2-2 3-4c0-8 1-17 2-25 1-5-1-5-4-5-27 0-54 0-81 0-3 0-5 0-5 4 0 1 1 1 5 1 2 0 3 0 5 1 3 0 4 0 4 2 0 1-1 2-1 3-6 26-13 52-20 77-1 6-1 7-13 7-2 0-4 0-4 3s2 3 4 3c28 0 56 0 84 0 4 0 4 0 5-4 5-10 9-21 14-31z"><text:p/></draw:path></draw:g></text:span><text:span text:style-name="T13"><text:s/>The model is less able to learn from earlier inputs, </text:span><text:span text:style-name="T24">better for long ranged </text:span><text:span text:style-name="T36">CNN</text:span><text:span text:style-name="T23">: CNNs can perform well if the task involves key phrase recognition</text:span></text:p></draw:text-box></draw:frame><draw:frame draw:style-name="fr1" draw:name="Frame15" text:anchor-type="paragraph" svg:x="-0.053cm" svg:y="5.891cm" svg:width="9.536cm" draw:z-index="48"><draw:text-box fo:min-height="0.97cm"><text:p text:style-name="P15"><text:span text:style-name="T8"><draw:g text:anchor-type="as-char" svg:y="-0.183cm" draw:z-index="49" draw:name="Shape35" draw:style-name="gr596"><svg:title>TexMaths</svg:title><svg:desc>6§inline§Accuracy = \frac{TP + TN}{TP +FP + TN + FN}§svg§600§TRUE§</svg:desc><draw:path draw:style-name="gr597" draw:text-style-name="P28" svg:width="0.144cm" svg:height="0.149cm" svg:x="0cm" svg:y="0.035cm" svg:viewBox="0 0 145 150" svg:d="M31 127c-9 13-17 16-26 17-3 0-5 0-5 4 0 1 1 2 3 2 5 0 12 0 18 0 7 0 14 0 21 0 1 0 4 0 4-4 0-2-2-2-3-2-5-1-10-2-10-7 0-2 1-5 3-8 5-9 10-18 16-27 18 0 35 0 53 0 0 4 3 33 3 35 0 6-11 7-15 7-3 0-5 0-5 4 0 2 1 2 3 2 9 0 18 0 26 0 5 0 19 0 24 0 1 0 4 0 4-4 0-2-2-2-5-2-13 0-13-2-14-8-4-43-8-87-13-131 0-4 0-5-4-5-3 0-4 1-5 4-25 40-49 81-73 123zM56 96c14-24 27-47 41-70 3 23 5 46 7 70-16 0-32 0-48 0z"><text:p/></draw:path><draw:path draw:style-name="gr597" draw:text-style-name="P28" svg:width="0.081cm" svg:height="0.095cm" svg:x="0.159cm" svg:y="0.09cm" svg:viewBox="0 0 82 96" svg:d="M75 13c-4 0-7 0-10 3s-3 7-3 8c0 5 3 8 8 8 6 0 12-6 12-14 0-10-11-18-26-18-28 0-56 30-56 60 0 19 12 36 34 36 30 0 48-23 48-26 0-1-1-2-3-2 0 0-1 0-2 2-17 21-40 21-42 21-14 0-19-10-19-23 0-9 4-30 11-42s18-21 30-21c7 0 15 2 18 8z"><text:p/></draw:path><draw:path draw:style-name="gr597" draw:text-style-name="P28" svg:width="0.081cm" svg:height="0.095cm" svg:x="0.25cm" svg:y="0.09cm" svg:viewBox="0 0 82 96" svg:d="M75 13c-4 0-7 0-10 3s-3 7-3 8c0 5 3 8 8 8 6 0 12-6 12-14 0-10-11-18-26-18-28 0-56 30-56 60 0 19 12 36 34 36 30 0 48-23 48-26 0-1-1-2-2-2s-2 0-3 2c-17 21-40 21-42 21-13 0-19-10-19-23 0-9 4-30 11-42s18-21 30-21c7 0 15 2 18 8z"><text:p/></draw:path><draw:path draw:style-name="gr597" draw:text-style-name="P28" svg:width="0.108cm" svg:height="0.095cm" svg:x="0.339cm" svg:y="0.09cm" svg:viewBox="0 0 109 96" svg:d="M68 81c2 9 9 15 18 15 8 0 12-5 16-12 4-8 4-14 7-21 0-2-3-2-3-2-2 0-3 1-3 4-3 11-7 26-16 26-4 0-7-3-7-10 0-5 3-14 5-22 1-8 4-15 6-22 0-4 3-12 3-15 1-5 3-13 3-14 0-4-3-6-6-6-1 0-6 0-8 8-4 15-13 52-16 63 0 1-8 18-24 18-11 0-13-10-13-18 0-11 6-28 11-42 3-7 4-10 4-14 0-9-7-17-17-17-20 0-28 31-28 32 0 2 2 2 2 2 3 0 3 0 4-3 5-18 13-26 21-26 2 0 5 0 5 6s-2 12-3 15c-8 21-12 34-12 44 0 20 14 26 26 26 13 0 21-10 25-15z"><text:p/></draw:path><draw:path draw:style-name="gr597" draw:text-style-name="P28" svg:width="0.085cm" svg:height="0.095cm" svg:x="0.46cm" svg:y="0.09cm" svg:viewBox="0 0 86 96" svg:d="M13 81c-1 3-2 8-2 9 0 4 3 6 6 6 2 0 6-2 8-6 0-1 7-30 8-34 2-7 5-22 7-27 1-3 6-13 12-18 1-1 7-6 16-6 6 0 9 2 9 2-6 1-11 6-11 12 0 3 2 7 8 7s12-5 12-12c0-8-7-14-18-14-13 0-22 10-27 16-1-9-9-16-19-16-9 0-14 8-15 12-4 7-7 20-7 20 0 2 2 2 2 2 3 0 3 0 4-5 4-15 8-24 16-24 3 0 6 1 6 9 0 5 0 7-3 18-5 16-8 32-12 49z"><text:p/></draw:path><draw:path draw:style-name="gr597" draw:text-style-name="P28" svg:width="0.096cm" svg:height="0.095cm" svg:x="0.563cm" svg:y="0.09cm" svg:viewBox="0 0 97 96" svg:d="M70 13c-3-8-9-13-19-13-25 0-51 31-51 62 0 20 12 34 28 34 4 0 15-2 28-16 1 8 9 16 19 16 7 0 12-5 16-12 3-8 4-14 6-21 0-2-2-2-3-2-2 0-2 1-3 4-3 13-7 26-16 26-5 0-6-6-6-10 0-5 1-7 2-16 3-9 3-10 5-19 3-9 6-20 8-29 1-6 1-6 1-7 0-4-2-6-6-6-5 0-8 5-9 9zM56 68c0 4 0 4-4 8-9 12-17 15-23 15-11 0-14-12-14-20 0-10 7-37 12-46 6-12 16-20 24-20 14 0 17 16 17 18 0 1-1 3-1 3-3 14-7 28-11 42z"><text:p/></draw:path><draw:path draw:style-name="gr597" draw:text-style-name="P28" svg:width="0.081cm" svg:height="0.095cm" svg:x="0.675cm" svg:y="0.09cm" svg:viewBox="0 0 82 96" svg:d="M75 13c-4 0-6 0-9 3-4 3-4 7-4 8 0 5 4 8 8 8 6 0 12-6 12-14 0-10-11-18-25-18-29 0-57 30-57 60 0 19 13 36 34 36 31 0 48-23 48-26 0-1-1-2-2-2s-2 0-3 2c-16 21-40 21-42 21-13 0-19-10-19-23 0-9 4-30 11-42s19-21 30-21c7 0 15 2 18 8z"><text:p/></draw:path><draw:path draw:style-name="gr597" draw:text-style-name="P28" svg:width="0.096cm" svg:height="0.135cm" svg:x="0.763cm" svg:y="0.09cm" svg:viewBox="0 0 97 136" svg:d="M97 13c0-3 0-3 0-5 0-4-3-6-6-6-2 0-5 2-7 5-1 1-2 7-3 11-2 5-3 11-4 17-3 12-7 25-10 38 0 3-10 18-24 18-11 0-13-9-13-17 0-10 4-23 11-42 3-8 4-10 4-15 0-9-7-17-17-17-20 0-28 31-28 32 0 2 2 2 2 2 3 0 3 0 4-3 6-20 14-26 22-26 1 0 4 0 4 6s-1 11-3 15c-9 23-12 35-12 44 0 19 13 26 26 26 8 0 15-4 21-10-3 11-5 21-14 32-6 8-13 14-23 14-3 0-13-1-16-9 3 0 6 0 9-3 2-2 4-4 4-8 0-7-5-7-8-7-5 0-11 3-11 13 0 11 9 18 22 18 22 0 43-19 49-43 7-27 14-53 21-80z"><text:p/></draw:path><draw:path draw:style-name="gr597" draw:text-style-name="P28" svg:width="0.139cm" svg:height="0.048cm" svg:x="0.939cm" svg:y="0.108cm" svg:viewBox="0 0 140 49" svg:d="M133 8c3 0 7 0 7-4s-4-4-7-4c-42 0-84 0-126 0-3 0-7 0-7 4s4 4 7 4c42 0 84 0 126 0zM133 49c3 0 7 0 7-4s-4-4-7-4c-42 0-84 0-126 0-3 0-7 0-7 4s4 4 7 4c42 0 84 0 126 0z"><text:p/></draw:path><draw:path draw:style-name="gr597" draw:text-style-name="P28" svg:width="0.109cm" svg:height="0.099cm" svg:x="1.579cm" svg:y="0.003cm" svg:viewBox="0 0 110 100" svg:d="M65 10c2-4 2-5 5-5 1 0 6 0 9 0 9 0 13 0 16 2 7 1 7 6 7 11 0 2 0 4-1 12 0 1 0 1 0 2s1 2 2 2c3 0 3-2 3-4 1-10 3-19 4-28 0-2-1-2-4-2-30 0-61 0-91 0-4 0-4 0-5 3-3 8-6 17-9 26 0 0-1 2-1 3 0 0 0 2 2 2s3-1 3-4c9-23 14-25 36-25 2 0 5 0 6 0 5 0 5 0 5 2 0 1 0 0 0 3-7 25-14 51-20 77-1 6-1 7-17 7-5 0-7 0-7 3 0 1 0 3 3 3 4 0 8-1 12-1 5 0 9 0 13 0s9 0 13 0 9 1 13 1c1 0 3 0 3-4 0-2-1-2-6-2-3 0-6 0-9 0-4 0-5-1-5-3 0-1 0-1 1-3 6-26 13-52 19-78z"><text:p/></draw:path><draw:path draw:style-name="gr597" draw:text-style-name="P28" svg:width="0.111cm" svg:height="0.1cm" svg:x="1.706cm" svg:y="0cm" svg:viewBox="0 0 112 101" svg:d="M40 55c9 0 18 0 27 0 24 0 45-16 45-32 0-12-12-23-32-23-18 0-34 0-52 0-3 0-5 0-5 3 0 2 2 2 6 2 2 0 2 0 5 0 3 1 3 1 3 3 0 1 0 0 0 3-7 26-13 51-20 78-1 5-1 7-13 7-2 0-4 0-4 3 0 0 0 2 2 2 5 0 15-1 19-1 3 0 8 0 10 0 3 0 7 1 10 1 1 0 3 0 3-4 0-1-2-1-5-1-2-1-2 0-5-1-4 0-4-1-4-2s0-1 1-3c3-12 6-23 9-35zM50 10c2-4 2-5 8-5s11 0 17 0c14 0 22 5 22 15 0 5-2 16-9 23-5 4-14 7-24 7-8 0-16 0-24 0 4-13 7-27 10-40z"><text:p/></draw:path><draw:path draw:style-name="gr597" draw:text-style-name="P28" svg:width="0.108cm" svg:height="0.108cm" svg:x="1.836cm" svg:y="0.011cm" svg:viewBox="0 0 109 109" svg:d="M58 58c15 0 30 0 45 0 2 0 6 0 6-4s-4-4-6-4c-15 0-30 0-45 0 0-15 0-30 0-45 0-1 0-5-3-5-4 0-4 3-4 5 0 15 0 30 0 45-15 0-31 0-46 0-1 0-5 0-5 4s4 4 5 4c15 0 31 0 46 0 0 15 0 30 0 45 0 2 0 6 4 6 3 0 3-4 3-6 0-15 0-30 0-45z"><text:p/></draw:path><draw:path draw:style-name="gr597" draw:text-style-name="P28" svg:width="0.109cm" svg:height="0.099cm" svg:x="1.961cm" svg:y="0.003cm" svg:viewBox="0 0 110 100" svg:d="M65 10c2-4 2-5 5-5 1 0 6 0 9 0 9 0 13 0 16 2 7 1 8 6 8 11 0 2 0 4-2 12 0 1 0 1 0 2s1 2 3 2 2-2 2-4c1-10 3-19 4-28 0-2-1-2-4-2-30 0-60 0-91 0-4 0-4 0-5 3-3 8-6 17-9 26 0 0-1 2-1 3 0 0 1 2 2 2 3 0 3-1 4-4 8-23 13-25 35-25 3 0 5 0 7 0 4 0 4 0 4 2 0 1 0 0 0 3-7 25-13 51-20 77-1 6-1 7-17 7-5 0-7 0-7 3 0 1 0 3 3 3 4 0 8-1 12-1 5 0 9 0 13 0s10 0 14 0c3 0 8 1 12 1 1 0 3 0 3-4 0-2-1-2-6-2-3 0-6 0-8 0-5 0-5-1-5-3 0-1 0-1 0-3 7-26 13-52 19-78z"><text:p/></draw:path><draw:path draw:style-name="gr597" draw:text-style-name="P28" svg:width="0.131cm" svg:height="0.1cm" svg:x="2.087cm" svg:y="0cm" svg:viewBox="0 0 132 101" svg:d="M113 16c2-6 4-11 16-11 1 0 3 0 3-3 0-1-1-2-2-2-5 0-11 1-16 1-4 0-12-1-16-1 0 0-3 0-3 3 0 2 2 2 4 2 7 0 9 3 9 6 0 2 0 2-1 4-5 22-10 43-15 64-13-26-25-51-38-77-1-2-1-2-5-2-6 0-14 0-20 0-3 0-5 0-5 3 0 2 1 2 5 2 3 0 6 0 9 1-6 26-13 53-19 79-2 6-4 10-15 11-2 0-4 0-4 3 0 1 1 2 2 2 5 0 11-1 16-1 4 0 12 1 16 1 1 0 3-1 3-3s-2-2-4-2c-10-1-10-5-10-6s0-2 1-5c7-25 13-50 19-75 15 30 29 59 43 89 2 2 2 2 3 2 3 0 3-1 3-3 8-28 14-55 21-82z"><text:p/></draw:path><draw:path draw:style-name="gr597" draw:text-style-name="P28" svg:width="1.449cm" svg:height="0.007cm" svg:x="1.175cm" svg:y="0.126cm" svg:viewBox="0 0 1450 8" svg:d="M0 0c484 0 967 0 1450 0 0 3 0 5 0 8-483 0-966 0-1450 0 0-3 0-5 0-8z"><text:p/></draw:path><draw:path draw:style-name="gr597" draw:text-style-name="P28" svg:width="0.109cm" svg:height="0.099cm" svg:x="1.181cm" svg:y="0.156cm" svg:viewBox="0 0 110 100" svg:d="M65 10c2-4 2-4 5-5 1 0 6 0 9 0 9 0 13 0 16 2 7 1 8 6 8 11 0 2 0 4-2 12 0 1 0 1 0 2s1 2 3 2 2-2 2-4c1-10 3-19 4-28 0-2-1-2-4-2-30 0-60 0-91 0-4 0-4 0-5 3-3 9-6 17-9 26 0 1-1 2-1 3 0 0 1 2 2 2 3 0 3-1 4-3 8-24 13-26 35-26 3 0 5 0 7 0 4 0 4 0 4 2 0 1 0 1 0 3-7 25-13 51-20 78-1 5-1 6-17 6-5 0-7 0-7 4 1 1 1 2 3 2 4 0 8-1 12-1 5 0 9 0 14 0 3 0 9 0 13 0 3 1 8 1 12 1 1 0 3 0 3-3s-1-3-6-3c-3 0-6 0-8 0-5 0-5-1-5-3 0-1 0-1 0-3 7-26 13-52 19-78z"><text:p/></draw:path><draw:path draw:style-name="gr597" draw:text-style-name="P28" svg:width="0.112cm" svg:height="0.1cm" svg:x="1.308cm" svg:y="0.155cm" svg:viewBox="0 0 113 101" svg:d="M40 55c9 0 18 0 27 0 24 0 46-16 46-32 0-12-13-23-33-23-17 0-34 0-51 0-3 0-5 0-5 4 0 1 1 1 5 1 2 0 3 0 5 1 3 0 4 1 4 2s0 1-1 3c-6 26-13 51-20 78-1 5-1 7-13 7-2 0-4 0-4 3 1 1 0 2 2 2 5 0 15-1 20-1 2 0 7 0 10 0 3 1 6 1 9 1 1 0 3 0 3-3 0-2-1-2-4-2-2 0-3 0-6 0-3-1-3-2-3-3s0-1 0-3c3-12 6-23 9-35zM50 10c2-4 2-5 8-5s12 0 17 0c14 0 23 5 23 15 0 5-2 16-10 23-5 4-14 7-24 7-8 0-16 0-24 0 4-13 7-27 10-40z"><text:p/></draw:path><draw:path draw:style-name="gr597" draw:text-style-name="P28" svg:width="0.108cm" svg:height="0.108cm" svg:x="1.437cm" svg:y="0.164cm" svg:viewBox="0 0 109 109" svg:d="M58 58c15 0 30 0 45 0 3 0 6 0 6-3 0-5-3-5-6-5-15 0-30 0-45 0 0-15 0-30 0-45 0-1 0-5-3-5-4 0-4 4-4 5 0 15 0 30 0 45-15 0-30 0-45 0-2 0-6 0-6 4s4 4 6 4c15 0 30 0 45 0 0 15 0 30 0 45 0 2 0 6 4 6 3 0 3-4 3-6 0-15 0-30 0-45z"><text:p/></draw:path><draw:path draw:style-name="gr597" draw:text-style-name="P28" svg:width="0.111cm" svg:height="0.099cm" svg:x="1.566cm" svg:y="0.155cm" svg:viewBox="0 0 112 100" svg:d="M40 53c6 0 10 0 16 0 11 0 13 2 13 6 0 3 0 3-1 7 0 1 0 1 0 2s1 2 2 2c2 0 2-1 3-3 3-11 6-21 8-32 0 0 1-1 1-3 0-1-2-2-3-2-2 0-2 1-3 4-3 11-7 13-20 13-4 0-10 0-15 0 3-12 7-24 10-37 1-4 1-5 7-5 8 0 15 0 23 0 20 0 23 5 23 17 0 5 0 9 0 10 0 0 0 2 2 2 3 0 3-2 3-4 1-8 1-17 3-25 0-5-1-5-5-5-26 0-52 0-79 0-2 0-4 0-4 4 0 1 1 1 4 1 1 0 3 0 6 1 3 0 3 1 3 2s0 2 0 3c-7 26-13 51-20 77-1 6-1 7-13 7-2 0-4 0-4 3 0 2 1 2 2 2 5 0 15 0 20 0 3 0 7 0 11 0s8 0 12 0c1 0 3 0 3-3 0-2-2-2-5-2 0 0-4 0-8 0-3-1-4-1-4-3 0-1 0-1 0-2 3-13 6-25 9-37z"><text:p/></draw:path><draw:path draw:style-name="gr597" draw:text-style-name="P28" svg:width="0.112cm" svg:height="0.1cm" svg:x="1.696cm" svg:y="0.155cm" svg:viewBox="0 0 113 101" svg:d="M40 55c9 0 18 0 27 0 25 0 46-16 46-32 0-12-12-23-33-23-17 0-34 0-51 0-3 0-5 0-5 4 0 1 2 1 5 1 2 0 3 0 6 1 3 0 3 1 3 2s0 1-1 3c-6 26-12 51-19 78-2 5-2 7-13 7-3 0-5 0-5 3 1 1 0 2 2 2 5 0 15-1 20-1 3 0 7 0 10 0 3 1 6 1 9 1 2 0 3 0 3-3 0-2-1-2-4-2-2 0-3 0-6 0-3-1-3-2-3-3s0-1 0-3c3-12 6-23 9-35zM51 10c1-4 1-5 7-5s12 0 18 0c13 0 22 5 22 15 0 5-2 16-9 23-6 4-14 7-25 7-8 0-15 0-23 0 3-13 6-27 10-40z"><text:p/></draw:path><draw:path draw:style-name="gr597" draw:text-style-name="P28" svg:width="0.108cm" svg:height="0.108cm" svg:x="1.826cm" svg:y="0.164cm" svg:viewBox="0 0 109 109" svg:d="M58 58c15 0 30 0 45 0 2 0 6 0 6-3 0-5-4-5-6-5-15 0-30 0-45 0 0-15 0-30 0-45 0-1 0-5-3-5-4 0-4 4-4 5 0 15 0 30 0 45-15 0-31 0-46 0-1 0-5 0-5 4s4 4 5 4c15 0 31 0 46 0 0 15 0 30 0 45 0 2 0 6 3 6 4 0 4-4 4-6 0-15 0-30 0-45z"><text:p/></draw:path><draw:path draw:style-name="gr597" draw:text-style-name="P28" svg:width="0.109cm" svg:height="0.099cm" svg:x="1.951cm" svg:y="0.156cm" svg:viewBox="0 0 110 100" svg:d="M65 10c2-4 2-4 5-5 1 0 6 0 9 0 9 0 13 0 16 2 7 1 8 6 8 11 0 2 0 4-2 12 0 1 0 1 0 2s1 2 2 2c3 0 3-2 3-4 1-10 3-19 4-28 0-2-1-2-4-2-30 0-61 0-91 0-4 0-4 0-5 3-3 9-6 17-9 26 0 1-1 2-1 3 0 0 1 2 2 2 2 0 3-1 3-3 9-24 14-26 36-26 3 0 5 0 7 0 4 0 4 0 4 2 0 1 0 1 0 3-7 25-13 51-20 78-1 5-1 6-17 6-5 0-7 0-7 4 1 1 0 2 3 2 4 0 8-1 12-1 5 0 9 0 13 0s10 0 13 0c4 1 9 1 13 1 1 0 3 0 3-3s-1-3-6-3c-3 0-6 0-9 0-4 0-4-1-4-3 0-1 0-1 0-3 7-26 13-52 19-78z"><text:p/></draw:path><draw:path draw:style-name="gr597" draw:text-style-name="P28" svg:width="0.13cm" svg:height="0.1cm" svg:x="2.077cm" svg:y="0.155cm" svg:viewBox="0 0 131 101" svg:d="M113 16c2-5 4-10 16-11 1 0 2 0 2-3 0-1 0-2-1-2-5 0-11 1-16 1-4 0-12-1-16-1 0 0-3 0-3 4 0 1 2 1 4 1 7 0 9 3 9 6 0 2 0 2-1 4-5 22-10 43-15 64-13-26-25-51-38-77-1-2-1-2-5-2-6 0-14 0-20 0-3 0-5 0-5 4 0 1 2 1 5 1s6 0 9 1c-6 26-13 53-19 79-2 6-4 10-16 11-1 0-3 0-3 3 0 1 1 2 2 2 5 0 11-1 16-1 3 0 12 1 16 1 1 0 3-1 3-3s-2-2-4-2c-10 0-10-5-10-6s0-2 1-4c7-25 13-51 19-76 15 30 29 59 43 89 2 2 2 2 3 2 3 0 3-1 3-3 7-28 14-55 21-82z"><text:p/></draw:path><draw:path draw:style-name="gr597" draw:text-style-name="P28" svg:width="0.108cm" svg:height="0.108cm" svg:x="2.227cm" svg:y="0.164cm" svg:viewBox="0 0 109 109" svg:d="M58 58c15 0 30 0 45 0 3 0 6 0 6-3 0-5-3-5-6-5-15 0-30 0-45 0 0-15 0-30 0-45 0-1 0-5-3-5-4 0-4 4-4 5 0 15 0 30 0 45-15 0-30 0-45 0-2 0-6 0-6 4s4 4 6 4c15 0 30 0 45 0 0 15 0 30 0 45 0 2 0 6 4 6 3 0 3-4 3-6 0-15 0-30 0-45z"><text:p/></draw:path><draw:path draw:style-name="gr597" draw:text-style-name="P28" svg:width="0.111cm" svg:height="0.099cm" svg:x="2.356cm" svg:y="0.155cm" svg:viewBox="0 0 112 100" svg:d="M40 53c6 0 10 0 16 0 11 0 13 2 13 6 0 3 0 3-1 7 0 1 0 1 0 2s1 2 2 2c2 0 2-1 3-3 3-11 6-21 8-32 0 0 1-1 1-3 0-1-2-2-3-2-2 0-2 1-3 4-3 11-7 13-20 13-4 0-10 0-15 0 3-12 7-24 10-37 1-4 1-5 7-5 8 0 15 0 23 0 20 0 23 5 23 17 0 5 0 9 0 10 0 0 0 2 2 2 3 0 3-2 3-4 1-8 1-17 3-25 0-5-1-5-5-5-26 0-52 0-79 0-2 0-4 0-4 4 0 1 2 1 4 1 1 0 3 0 6 1 3 0 3 1 3 2s0 2 0 3c-7 26-13 51-20 77-1 6-1 7-13 7-2 0-4 0-4 3 0 2 1 2 2 2 5 0 15 0 20 0 3 0 7 0 11 0s8 0 12 0c1 0 3 0 3-3 0-2-2-2-5-2 0 0-4 0-8 0-3-1-4-1-4-3 0-1 0-1 0-2 3-13 6-25 9-37z"><text:p/></draw:path><draw:path draw:style-name="gr597" draw:text-style-name="P28" svg:width="0.13cm" svg:height="0.1cm" svg:x="2.486cm" svg:y="0.155cm" svg:viewBox="0 0 131 101" svg:d="M113 16c2-5 4-10 15-11 1 0 3 0 3-3 0-1 0-2-2-2-5 0-10 1-15 1-4 0-12-1-16-1 0 0-3 0-3 4 0 1 2 1 3 1 8 0 10 3 10 6 0 2 0 2-1 4-5 22-10 43-16 64-12-26-24-51-37-77-1-2-2-2-5-2-7 0-14 0-20 0-3 0-5 0-5 4 0 1 2 1 5 1s6 0 9 1c-6 26-13 53-19 79-2 6-5 10-16 11-1 0-3 0-3 3 0 1 1 2 2 2 5 0 11-1 15-1s12 1 16 1c2 0 3-1 3-3s-2-2-3-2c-10 0-10-5-10-6s0-2 1-4c7-25 13-51 19-76 15 30 28 59 43 89 1 2 2 2 3 2 3 0 3-1 3-3 7-28 14-55 21-82z"><text:p/></draw:path></draw:g></text:span><text:span text:style-name="T8">, </text:span><text:span text:style-name="T8"><draw:g text:anchor-type="as-char" svg:y="-0.196cm" draw:z-index="50" draw:name="Shape36" draw:style-name="gr596"><svg:title>TexMaths</svg:title><svg:desc>6§inline§f1 = 2 \times \frac{precision\times recall}{precision + recall} = \frac{TP}{TP + 0.5 (FP +FN)}§svg§600§TRUE§</svg:desc><draw:path draw:style-name="gr597" draw:text-style-name="P28" svg:width="0.104cm" svg:height="0.19cm" svg:x="0cm" svg:y="0.048cm" svg:viewBox="0 0 105 191" svg:d="M66 64c6 0 12 0 18 0 4 0 7 0 7-4 0-2-3-2-6-2-6 0-12 0-18 0 2-8 3-17 5-24 1-5 4-20 5-23 2-3 5-7 10-7 1 0 6 0 10 4-9 1-11 8-11 12 0 5 3 7 8 7s11-5 11-13c0-9-10-14-18-14-7 0-20 4-27 25-1 4-2 6-7 33-5 0-10 0-15 0-4 0-6 0-6 3s2 3 6 3c5 0 9 0 14 0-5 28-11 56-16 83-4 20-7 39-18 39-1 0-6 0-10-3 9-1 11-9 11-12 0-5-3-8-8-8s-11 5-11 14 9 14 18 14c11 0 20-13 23-20 8-13 12-39 12-40 5-22 9-44 13-67z"><text:p/></draw:path><draw:path draw:style-name="gr597" draw:text-style-name="P28" svg:width="0.069cm" svg:height="0.14cm" svg:x="0.133cm" svg:y="0.055cm" svg:viewBox="0 0 70 141" svg:d="M43 6c0-5 0-6-5-6-12 14-31 14-38 14 0 2 0 4 0 6 4 0 17 0 28-5 0 36 0 72 0 109 0 8-1 10-20 10-2 0-4 0-7 0 0 2 0 4 0 7 8-1 26-1 34-1 9 0 27 0 35 1 0-3 0-5 0-7-3 0-5 0-7 0-19 0-20-2-20-10 0-40 0-79 0-118z"><text:p/></draw:path><draw:path draw:style-name="gr597" draw:text-style-name="P28" svg:width="0.139cm" svg:height="0.048cm" svg:x="0.29cm" svg:y="0.119cm" svg:viewBox="0 0 140 49" svg:d="M133 8c3 0 7 0 7-4s-4-4-7-4c-42 0-84 0-126 0-3 0-7 0-7 4s4 4 7 4c42 0 84 0 126 0zM133 49c3 0 7 0 7-4s-4-4-7-4c-42 0-84 0-126 0-3 0-7 0-7 4s4 4 7 4c42 0 84 0 126 0z"><text:p/></draw:path><draw:path draw:style-name="gr597" draw:text-style-name="P28" svg:width="0.083cm" svg:height="0.14cm" svg:x="0.511cm" svg:y="0.055cm" svg:viewBox="0 0 84 141" svg:d="M16 124c7-7 15-14 22-21 33-30 46-41 46-62 0-24-19-41-44-41-24 0-40 20-40 38 0 12 10 12 11 12 3 0 11-3 11-11 0-5-4-11-11-11-2 0-2 0-3 0 5-14 17-21 29-21 19 0 28 17 28 34s-10 33-22 47c-14 15-27 30-41 45-2 2-2 2-2 8 26 0 52 0 78 0 2-13 4-25 6-37-2 0-4 0-5 0-1 6-3 16-5 19-1 1-15 1-20 1-13 0-25 0-38 0z"><text:p/></draw:path><draw:path draw:style-name="gr597" draw:text-style-name="P28" svg:width="0.1cm" svg:height="0.101cm" svg:x="0.684cm" svg:y="0.092cm" svg:viewBox="0 0 101 102" svg:d="M51 44c-14-13-28-27-42-41-3-3-3-3-5-3s-4 2-4 4c0 1 0 2 2 4 15 14 29 29 43 42-14 14-28 29-43 43-2 3-2 3-2 4 0 3 2 5 4 5s2-1 5-3c14-15 28-29 41-43 15 15 30 29 44 44 1 0 2 2 3 2 3 0 4-2 4-5 0 0 0-1 0-2s-34-34-44-45c13-12 26-25 38-38 2-1 5-4 6-5 0-1 0-2 0-3 0-2-1-4-4-4-1 0-2 1-5 3-13 14-27 28-41 41z"><text:p/></draw:path><draw:path draw:style-name="gr597" draw:text-style-name="P28" svg:width="0.082cm" svg:height="0.093cm" svg:x="0.889cm" svg:y="0.037cm" svg:viewBox="0 0 83 94" svg:d="M11 83c-1 4-1 5-7 5-2 0-4 0-4 3 0 2 2 3 2 3 4 0 9-1 13-1 5 0 11 1 16 1 1 0 3-1 3-3 0-3-3-3-5-3-3 0-7 0-7-2 0 0 1-4 2-6 2-8 4-16 5-22 2 3 7 9 15 9 18 0 39-20 39-42 0-17-12-25-22-25-9 0-17 7-21 10-3-8-11-10-15-10-6 0-10 4-12 8-3 5-6 14-6 15 0 2 2 1 3 2 2 0 2-1 3-5 3-9 5-16 11-16 4 0 5 4 5 7 0 2-1 4-1 5-5 22-11 45-17 67zM40 18c8-11 15-14 20-14 6 0 11 4 11 15 0 6-3 21-8 29-4 7-11 14-19 14-10 0-12-11-12-12s0-2 0-3c2-9 5-19 8-29z"><text:p/></draw:path><draw:path draw:style-name="gr597" draw:text-style-name="P28" svg:width="0.067cm" svg:height="0.066cm" svg:x="0.983cm" svg:y="0.037cm" svg:viewBox="0 0 68 67" svg:d="M28 35c0-1 3-14 4-15 0-1 4-8 9-12 2-1 6-4 12-4 2 0 5 0 8 3-5 1-6 5-6 7 0 3 2 6 6 6 3 0 7-3 7-9 0-8-7-11-15-11-7 0-14 3-21 11-3-9-12-11-15-11-6 0-9 4-12 8-3 5-5 14-5 15 0 2 2 1 2 2 3 0 3-1 4-5 2-9 5-16 11-16 3 0 5 4 5 7s-2 9-3 13-2 10-3 13c-2 6-3 13-5 19 0 2-1 5-1 6 0 3 3 5 4 5 3 0 6-2 7-5 1-1 2-7 3-11 1-5 2-10 4-16z"><text:p/></draw:path><draw:path draw:style-name="gr597" draw:text-style-name="P28" svg:width="0.062cm" svg:height="0.066cm" svg:x="1.069cm" svg:y="0.037cm" svg:viewBox="0 0 63 67" svg:d="M23 32c5 0 16-1 24-4 11-3 13-11 13-15 0-8-8-13-19-13-17 0-41 14-41 39 0 15 10 28 26 28 26 0 37-15 37-17 0-1-1-3-2-3s-2 1-3 2c-11 13-29 13-31 13-9 0-15-6-15-18 0-1 0-4 2-12 3 0 6 0 9 0zM15 28c6-22 23-24 26-24 7 0 12 4 12 9 0 15-24 15-31 15-2 0-5 0-7 0z"><text:p/></draw:path><draw:path draw:style-name="gr597" draw:text-style-name="P28" svg:width="0.063cm" svg:height="0.066cm" svg:x="1.148cm" svg:y="0.037cm" svg:viewBox="0 0 64 67" svg:d="M56 9c-6 1-8 5-8 8 0 4 3 5 6 5s8-2 8-9c0-10-11-13-19-13-23 0-43 20-43 41 0 12 9 26 28 26 24 0 36-15 36-17 0-1-2-3-3-3 0 0 0 1-2 2-12 13-28 13-31 13-11 0-15-7-15-16 0-4 1-20 9-30 6-8 13-12 21-12 2 0 9 1 13 5z"><text:p/></draw:path><draw:path draw:style-name="gr597" draw:text-style-name="P28" svg:width="0.044cm" svg:height="0.098cm" svg:x="1.221cm" svg:y="0.005cm" svg:viewBox="0 0 45 99" svg:d="M41 5c0-2-2-5-6-5s-8 4-8 8c0 2 2 6 5 6 5 0 9-4 9-9zM11 80c-1 2-1 4-1 6 0 8 6 13 13 13 15 0 22-20 22-23 0-2-2-1-2-2-3 0-3 2-3 3-4 12-11 18-16 18-3 0-4-2-4-5 0-4 1-7 3-10 1-4 3-7 5-12 1-3 6-16 7-18 0-1 0-3 0-5 0-7-6-13-13-13-15 0-22 21-22 23s2 2 2 2c3 0 3-1 3-2 4-13 11-18 16-18 2 0 4 1 4 5 0 3-1 5-5 14-3 8-6 16-9 24z"><text:p/></draw:path><draw:path draw:style-name="gr597" draw:text-style-name="P28" svg:width="0.058cm" svg:height="0.066cm" svg:x="1.284cm" svg:y="0.037cm" svg:viewBox="0 0 59 67" svg:d="M53 10c-3 1-6 4-6 7s3 5 5 5c1 0 7-2 7-9 0-9-10-13-19-13-24 0-27 17-27 22s3 9 4 10c5 3 7 4 17 6 3 0 13 2 13 9 0 3-2 9-8 12s-13 3-15 3c-6 0-14-1-17-6 4 0 7-4 7-8s-2-5-5-5c-5 0-9 3-9 9 0 9 10 15 24 15 27 0 32-19 32-25 0-13-15-16-20-17-2 0-5-1-6-1-5-1-8-4-8-7 0-4 3-8 6-10 4-2 9-3 12-3s10 1 13 6z"><text:p/></draw:path><draw:path draw:style-name="gr597" draw:text-style-name="P28" svg:width="0.044cm" svg:height="0.098cm" svg:x="1.361cm" svg:y="0.005cm" svg:viewBox="0 0 45 99" svg:d="M41 5c0-2-2-5-6-5s-8 4-8 8c0 2 2 6 5 6 5 0 9-4 9-9zM11 80c-1 2-1 4-1 6 0 8 6 13 13 13 15 0 22-20 22-23 0-2-2-1-2-2-3 0-3 2-3 3-4 12-10 18-16 18-3 0-4-2-4-5 0-4 2-7 3-10 1-4 3-7 5-12 1-3 6-16 7-18 0-1 0-3 0-5 0-7-6-13-13-13-15 0-22 21-22 23s2 1 2 2c3 0 3-1 3-2 4-13 11-18 16-18 2 0 4 1 4 5 0 3-1 5-5 14-3 8-6 16-9 24z"><text:p/></draw:path><draw:path draw:style-name="gr597" draw:text-style-name="P28" svg:width="0.069cm" svg:height="0.066cm" svg:x="1.422cm" svg:y="0.037cm" svg:viewBox="0 0 70 67" svg:d="M70 26c0-16-13-26-27-26-22 0-43 20-43 41 0 15 11 26 27 26 21 0 43-20 43-41zM27 62c-7 0-14-4-14-16 0-6 2-20 8-29s15-13 22-13 14 6 14 16c0 4-2 19-8 29-6 9-14 13-22 13z"><text:p/></draw:path><draw:path draw:style-name="gr597" draw:text-style-name="P28" svg:width="0.09cm" svg:height="0.066cm" svg:x="1.503cm" svg:y="0.037cm" svg:viewBox="0 0 91 67" svg:d="M11 56c0 2-1 5-1 6 0 3 3 5 5 5s5-2 5-3c1-2 2-7 3-10 1-2 3-10 3-13 1-3 2-7 3-10 2-6 2-7 6-13s11-14 22-14c9 0 9 8 9 10 0 9-7 26-9 32-1 4-2 6-2 8 0 8 7 13 14 13 15 0 22-21 22-23s-2-1-3-2c-2 0-2 1-3 2-3 12-9 18-15 18-3 0-4-1-4-5 0-3 1-5 3-11 2-5 8-21 8-29 0-15-12-17-19-17-12 0-21 8-25 14-1-10-10-14-16-14s-10 5-12 8c-3 6-5 14-5 15 0 2 2 1 2 2 3 0 3-1 4-5 2-9 5-16 11-16 3 0 5 4 5 7s-2 9-3 13-2 10-3 13c-2 6-3 13-5 19z"><text:p/></draw:path><draw:path draw:style-name="gr597" draw:text-style-name="P28" svg:width="0.078cm" svg:height="0.078cm" svg:x="1.627cm" svg:y="0.025cm" svg:viewBox="0 0 79 79" svg:d="M77 7c2-1 2-2 2-3 0-2-2-4-3-4-2 0-2 1-4 2-11 11-22 22-32 33-11-11-22-22-33-33-2-1-2-2-3-2-2 0-4 2-4 4 0 1 1 1 2 3 11 11 21 22 32 33-11 10-21 21-32 31-2 3-2 3-2 5 0 1 2 3 4 3 1 0 1 0 3-2 11-11 22-22 33-33 11 11 22 23 33 34 1 1 2 1 3 1s3-2 3-3c0-2 0-2 0-3-1 0-29-29-34-33 11-11 22-22 32-33z"><text:p/></draw:path><draw:path draw:style-name="gr597" draw:text-style-name="P28" svg:width="0.067cm" svg:height="0.066cm" svg:x="1.74cm" svg:y="0.037cm" svg:viewBox="0 0 68 67" svg:d="M28 35c0-1 3-14 3-15 1-1 5-8 10-12 1-1 5-4 12-4 1 0 5 0 8 3-5 1-7 5-7 7 0 3 2 6 6 6 3 0 8-3 8-9 0-8-8-11-15-11-8 0-15 3-21 11-3-9-12-11-15-11-6 0-9 4-12 8-3 5-5 14-5 15 0 2 2 2 2 2 2 0 2-1 3-5 3-9 6-16 11-16 4 0 5 4 5 7s-2 9-2 13c-2 4-3 10-3 13-2 6-3 13-5 19-1 2-1 5-1 6 0 3 2 5 4 5 3 0 6-2 6-5 1-1 3-7 3-11 2-5 3-10 5-16z"><text:p/></draw:path><draw:path draw:style-name="gr597" draw:text-style-name="P28" svg:width="0.062cm" svg:height="0.066cm" svg:x="1.826cm" svg:y="0.037cm" svg:viewBox="0 0 63 67" svg:d="M23 32c4 0 15-1 24-4 11-3 12-11 12-15 0-8-7-13-18-13-18 0-41 14-41 39 0 15 9 28 26 28 25 0 37-15 37-17 0-1-1-3-2-3-2 0-2 1-3 2-12 13-29 13-32 13-8 0-14-6-14-18 0-1 0-4 2-12 3 0 6 0 9 0zM15 28c6-22 22-24 26-24 7 0 12 4 12 9 0 15-25 15-31 15-2 0-5 0-7 0z"><text:p/></draw:path><draw:path draw:style-name="gr597" draw:text-style-name="P28" svg:width="0.063cm" svg:height="0.066cm" svg:x="1.905cm" svg:y="0.037cm" svg:viewBox="0 0 64 67" svg:d="M55 9c-5 1-7 5-7 8 0 4 3 5 5 5 4 0 9-2 9-9 0-10-12-13-19-13-23 0-43 20-43 41 0 12 8 26 27 26 25 0 37-15 37-17 0-1-2-3-3-3s-1 1-2 2c-12 13-29 13-31 13-11 0-16-7-16-16 0-4 2-20 10-30 6-8 13-12 21-12 1 0 9 1 12 5z"><text:p/></draw:path><draw:path draw:style-name="gr597" draw:text-style-name="P28" svg:width="0.074cm" svg:height="0.066cm" svg:x="1.979cm" svg:y="0.037cm" svg:viewBox="0 0 75 67" svg:d="M53 9c-3-5-8-9-15-9-19 0-38 21-38 42 0 14 10 25 22 25 8 0 15-5 21-11 3 9 12 11 15 11 6 0 9-3 12-8 3-6 5-15 5-15 0-2-2-2-2-2-2 0-2 1-3 5-2 7-5 15-11 15-4 0-5-3-5-7 0-2 1-8 2-11 1-4 3-10 3-13 2-4 2-8 3-12 1-3 3-11 3-11 0-4-3-5-5-5s-6 2-7 6zM44 47c-1 4-4 7-8 9-1 2-7 6-13 6s-11-3-11-14c0-8 4-24 8-30 6-11 14-14 18-14 11 0 13 12 13 13v2c-2 9-5 19-7 28z"><text:p/></draw:path><draw:path draw:style-name="gr597" draw:text-style-name="P28" svg:width="0.032cm" svg:height="0.103cm" svg:x="2.071cm" svg:y="0cm" svg:viewBox="0 0 33 104" svg:d="M32 5c0-1 1-2 1-3s-1-2-2-2c-3 0-16 1-20 2 0 0-3 0-3 3 0 2 3 2 4 2 7 0 7 1 7 2s0 2 0 4c-6 24-12 48-18 72-1 1-1 3-1 5 0 9 8 14 15 14 4 0 8-1 12-8 3-5 5-14 5-15 0-2-1-2-2-2-2 0-2 1-3 4-2 7-5 17-11 17-4 0-5-4-5-7 0-2 0-5 1-6 7-28 14-55 20-82z"><text:p/></draw:path><draw:path draw:style-name="gr597" draw:text-style-name="P28" svg:width="0.032cm" svg:height="0.103cm" svg:x="2.125cm" svg:y="0cm" svg:viewBox="0 0 33 104" svg:d="M32 5c0-1 1-2 1-3s-1-2-2-2c-3 0-15 1-19 2-1 0-4 0-4 3 0 2 3 2 5 2 6 0 6 1 6 2s0 2 0 4c-6 24-12 48-18 72-1 1-1 3-1 5 0 9 8 14 16 14 3 0 7-1 11-8 4-5 5-14 5-15 0-2-1-2-2-2-2 0-2 1-3 4-2 7-5 17-11 17-4 0-5-4-5-7 0-2 0-5 1-6 7-28 14-55 20-82z"><text:p/></draw:path><draw:path draw:style-name="gr597" draw:text-style-name="P28" svg:width="1.28cm" svg:height="0.007cm" svg:x="0.89cm" svg:y="0.138cm" svg:viewBox="0 0 1281 8" svg:d="M640 8c-213 0-426 0-640 0 0-3 0-5 0-8 427 0 854 0 1281 0 0 3 0 5 0 8-213 0-427 0-641 0z"><text:p/></draw:path><draw:path draw:style-name="gr597" draw:text-style-name="P28" svg:width="0.082cm" svg:height="0.092cm" svg:x="0.89cm" svg:y="0.203cm" svg:viewBox="0 0 83 93" svg:d="M11 83c-1 4-1 5-7 5-2 0-4 0-4 3 0 2 2 2 2 2 4 0 9 0 13 0 5 0 11 0 16 0 1 0 3 0 3-3 0-2-3-2-5-2-3 0-7 0-7-2 0-1 1-4 2-7 2-8 4-15 5-21 2 3 7 8 15 8 18 0 39-20 39-42 0-17-12-24-22-24s-18 6-21 10c-3-8-11-10-16-10s-9 4-11 8c-3 5-6 14-6 14 0 2 2 1 3 2 2 0 2 0 3-4 2-9 5-16 11-16 4 0 5 3 5 7 0 2-1 3-1 5-5 22-11 44-17 67zM40 17c8-11 15-13 20-13 6 0 11 4 11 14 0 6-3 21-8 29-4 8-11 15-19 15-10 0-12-12-12-13v-2c2-10 5-20 8-30z"><text:p/></draw:path><draw:path draw:style-name="gr597" draw:text-style-name="P28" svg:width="0.067cm" svg:height="0.065cm" svg:x="0.984cm" svg:y="0.203cm" svg:viewBox="0 0 68 66" svg:d="M28 35c0-1 3-14 4-15 0-1 4-9 9-12 2-1 6-4 12-4 2 0 5 0 8 2-5 1-6 5-6 8s2 5 6 5c3 0 7-2 7-9s-7-10-15-10c-7 0-15 3-21 10-3-9-12-10-15-10-6 0-9 3-12 7-3 6-5 15-5 15 0 2 2 2 2 2 3 0 3 0 4-4 2-9 5-16 11-16 3 0 5 3 5 7 0 3-2 8-3 12s-2 10-3 14c-2 6-3 12-5 18 0 2-1 4-1 6 0 4 2 5 4 5 3 0 6-1 7-4 0-1 2-7 3-11 1-5 2-11 4-16z"><text:p/></draw:path><draw:path draw:style-name="gr597" draw:text-style-name="P28" svg:width="0.062cm" svg:height="0.065cm" svg:x="1.07cm" svg:y="0.203cm" svg:viewBox="0 0 63 66" svg:d="M23 31c5 0 16 0 24-3 11-4 13-11 13-15 0-8-8-13-19-13-17 0-41 13-41 38 0 15 10 28 26 28 26 0 37-14 37-17 0 0-1-2-2-2s-2 0-3 2c-11 13-29 13-31 13-9 0-15-6-15-18 0-2 0-5 2-13 3 0 6 0 9 0zM15 27c6-22 22-23 26-23 7 0 12 3 12 9 0 14-24 14-31 14-2 0-5 0-7 0z"><text:p/></draw:path><draw:path draw:style-name="gr597" draw:text-style-name="P28" svg:width="0.063cm" svg:height="0.065cm" svg:x="1.149cm" svg:y="0.203cm" svg:viewBox="0 0 64 66" svg:d="M56 8c-6 1-8 5-8 8 0 4 3 6 6 6s8-2 8-9c0-11-12-13-19-13-23 0-43 20-43 40 0 13 9 26 28 26 24 0 36-14 36-17 0 0-2-2-3-2 0 0-1 0-2 2-12 13-28 13-31 13-11 0-15-7-15-16 0-5 1-21 9-31 6-7 13-11 21-11 2 0 9 0 13 4z"><text:p/></draw:path><draw:path draw:style-name="gr597" draw:text-style-name="P28" svg:width="0.044cm" svg:height="0.098cm" svg:x="1.223cm" svg:y="0.168cm" svg:viewBox="0 0 45 99" svg:d="M41 5c0-2-2-5-6-5s-8 4-8 8c0 3 2 6 5 6 5 0 9-4 9-9zM11 80c-1 2-1 4-1 7 0 7 6 12 13 12 15 0 22-20 22-22 0-3-2-2-2-3-3 0-3 2-3 3-4 12-11 18-16 18-3 0-4-2-4-5s1-7 3-10c1-4 3-7 4-12 2-3 7-16 8-18 0-1 0-3 0-5 0-7-6-12-13-12-15 0-22 20-22 22s2 2 2 2c3 0 3-1 3-2 4-13 11-18 16-18 2 0 4 1 4 5s-1 5-5 15c-3 8-6 16-9 23z"><text:p/></draw:path><draw:path draw:style-name="gr597" draw:text-style-name="P28" svg:width="0.058cm" svg:height="0.065cm" svg:x="1.286cm" svg:y="0.203cm" svg:viewBox="0 0 59 66" svg:d="M53 9c-4 1-6 4-6 7 0 4 3 5 5 5 1 0 7-1 7-8 0-10-10-13-19-13-24 0-28 17-28 21 0 5 4 9 5 11 4 3 7 3 17 5 3 1 13 3 13 10 0 2-2 8-8 12-6 3-13 3-15 3-6 0-14-1-17-6 4-1 7-4 7-9 0-3-2-5-5-5-5 0-9 4-9 10 0 9 10 14 24 14 27 0 32-19 32-24 0-14-15-16-20-17-2-1-5-1-6-2-5-1-8-4-8-7s3-8 6-9c4-3 9-3 12-3s10 0 13 5z"><text:p/></draw:path><draw:path draw:style-name="gr597" draw:text-style-name="P28" svg:width="0.044cm" svg:height="0.098cm" svg:x="1.362cm" svg:y="0.168cm" svg:viewBox="0 0 45 99" svg:d="M41 5c0-2-2-5-6-5s-8 4-8 8c0 3 2 6 5 6 5 0 9-4 9-9zM11 80c-1 2-1 4-1 7 0 7 6 12 13 12 15 0 22-20 22-22 0-3-2-2-2-3-3 0-3 2-3 3-4 12-11 18-16 18-3 0-4-2-4-5s1-7 3-10c1-4 3-7 5-12 1-3 6-16 7-18 0-1 0-3 0-5 0-7-6-12-13-12-15 0-22 20-22 22s2 2 2 2c3 0 3-1 3-2 4-13 11-18 16-18 2 0 4 1 4 5s-1 5-5 15c-3 8-6 16-9 23z"><text:p/></draw:path><draw:path draw:style-name="gr597" draw:text-style-name="P28" svg:width="0.069cm" svg:height="0.065cm" svg:x="1.424cm" svg:y="0.203cm" svg:viewBox="0 0 70 66" svg:d="M70 25c0-16-13-25-27-25-22 0-43 20-43 40 0 15 11 26 27 26 21 0 43-19 43-41zM27 62c-7 0-14-5-14-16 0-6 2-21 8-29 6-9 15-13 22-13s14 5 14 16c0 4-2 18-8 29-6 8-15 13-22 13z"><text:p/></draw:path><draw:path draw:style-name="gr597" draw:text-style-name="P28" svg:width="0.089cm" svg:height="0.065cm" svg:x="1.505cm" svg:y="0.203cm" svg:viewBox="0 0 90 66" svg:d="M11 55c0 2-1 4-1 6 0 4 3 5 5 5s5-2 5-3c1-1 2-6 3-9s2-10 3-14c1-3 2-6 3-9 2-6 2-8 6-14s11-13 22-13c9 0 9 7 9 10 0 9-7 26-9 32-1 4-2 5-2 7 0 8 6 13 14 13 15 0 21-20 21-22 0-3-1-2-2-3-2 0-2 2-3 3-3 12-9 18-15 18-3 0-4-2-4-5 0-4 1-5 3-12 2-5 8-20 8-29 0-14-12-16-19-16-12 0-21 7-25 13-1-10-10-13-16-13s-10 4-12 8c-3 5-5 14-5 14 0 2 2 1 2 2 3 0 3 0 4-4 2-9 5-16 11-16 3 0 5 3 5 7 0 3-2 8-3 12s-2 10-3 14c-2 6-3 12-5 18z"><text:p/></draw:path><draw:path draw:style-name="gr597" draw:text-style-name="P28" svg:width="0.108cm" svg:height="0.108cm" svg:x="1.613cm" svg:y="0.175cm" svg:viewBox="0 0 109 109" svg:d="M58 58c15 0 30 0 45 0 2 0 6 0 6-4s-4-4-6-4c-15 0-30 0-45 0 0-15 0-30 0-45 0-1 0-5-4-5s-4 3-4 5c0 15 0 30 0 45-15 0-30 0-45 0-2 0-5 0-5 4s3 4 5 4c15 0 30 0 45 0 0 15 0 30 0 45 0 2 0 6 4 6s4-4 4-6c0-15 0-30 0-45z"><text:p/></draw:path><draw:path draw:style-name="gr597" draw:text-style-name="P28" svg:width="0.067cm" svg:height="0.065cm" svg:x="1.739cm" svg:y="0.203cm" svg:viewBox="0 0 68 66" svg:d="M28 35c0-1 3-14 3-15 1-1 5-9 10-12 1-1 5-4 12-4 1 0 5 0 8 2-5 1-7 5-7 8s2 5 6 5c3 0 8-2 8-9s-8-10-15-10c-8 0-15 3-21 10-3-9-12-10-15-10-6 0-9 3-12 7-3 6-5 15-5 15 0 2 2 2 2 2 2 0 2 0 3-4 3-9 6-16 11-16 4 0 5 3 5 7 0 3-2 8-2 12-2 4-3 10-3 14-2 6-3 12-5 18-1 2-1 4-1 6 0 4 2 5 4 5 3 0 6-1 7-4 0-1 2-7 2-11 2-5 3-11 5-16z"><text:p/></draw:path><draw:path draw:style-name="gr597" draw:text-style-name="P28" svg:width="0.062cm" svg:height="0.065cm" svg:x="1.824cm" svg:y="0.203cm" svg:viewBox="0 0 63 66" svg:d="M23 31c4 0 15 0 24-3 11-4 12-11 12-15 0-8-7-13-18-13-18 0-41 13-41 38 0 15 9 28 26 28 25 0 37-14 37-17 0 0-1-2-2-2-2 0-2 0-3 2-11 13-29 13-32 13-8 0-14-6-14-18 0-2 0-5 2-13 3 0 6 0 9 0zM15 27c6-22 22-23 26-23 7 0 12 3 12 9 0 14-25 14-31 14-2 0-5 0-7 0z"><text:p/></draw:path><draw:path draw:style-name="gr597" draw:text-style-name="P28" svg:width="0.063cm" svg:height="0.065cm" svg:x="1.904cm" svg:y="0.203cm" svg:viewBox="0 0 64 66" svg:d="M55 8c-5 1-7 5-7 8 0 4 3 6 5 6 4 0 9-2 9-9 0-11-12-13-19-13-23 0-43 20-43 40 0 13 8 26 27 26 25 0 37-14 37-17 0 0-2-2-3-2 0 0-1 0-2 2-12 13-29 13-31 13-11 0-16-7-16-16 0-5 2-21 10-31 6-7 13-11 21-11 1 0 9 0 12 4z"><text:p/></draw:path><draw:path draw:style-name="gr597" draw:text-style-name="P28" svg:width="0.074cm" svg:height="0.065cm" svg:x="1.978cm" svg:y="0.203cm" svg:viewBox="0 0 75 66" svg:d="M53 8c-3-4-8-8-15-8-19 0-38 20-38 41 0 15 10 25 22 25 8 0 15-4 21-10 3 9 12 10 15 10 6 0 9-3 12-8s5-14 5-14c0-3-1-2-2-3-2 0-2 1-3 5-2 7-5 16-11 16-4 0-5-3-5-7 0-3 1-8 2-12s3-10 3-13c2-4 2-8 3-11 2-4 3-11 3-12 0-3-3-5-5-5s-6 2-7 6zM44 46c-1 4-4 7-7 10-2 1-8 6-14 6s-11-4-11-15c0-7 4-23 8-29 6-12 14-14 18-14 11 0 13 11 13 13 0 0 0 1 0 2-2 9-5 18-7 27z"><text:p/></draw:path><draw:path draw:style-name="gr597" draw:text-style-name="P28" svg:width="0.032cm" svg:height="0.103cm" svg:x="2.07cm" svg:y="0.166cm" svg:viewBox="0 0 33 104" svg:d="M32 5c0-1 1-2 1-3 0 0-1-2-2-2-3 0-16 1-20 2 0 0-3 0-3 3 0 2 3 2 4 2 7 0 7 1 7 3 0 0 0 1 0 3-6 24-12 48-18 72-1 2-1 3-1 5 0 10 8 14 15 14 4 0 8-1 12-8 3-5 5-14 5-14 0-3-1-3-2-3-2 0-2 1-3 4-2 8-5 17-11 17-4 0-5-4-5-7 0-2 0-5 1-6 7-28 14-55 20-82z"><text:p/></draw:path><draw:path draw:style-name="gr597" draw:text-style-name="P28" svg:width="0.032cm" svg:height="0.103cm" svg:x="2.124cm" svg:y="0.166cm" svg:viewBox="0 0 33 104" svg:d="M32 5c0-1 1-2 1-3 0 0-1-2-2-2-3 0-15 1-19 2-1 0-4 0-4 3 0 2 3 2 5 2 6 0 6 1 6 3 0 0 0 1 0 3-6 24-12 48-18 72-1 2-1 3-1 5 0 10 8 14 16 14 3 0 7-1 11-8 4-5 5-14 5-14 0-3-1-3-2-3-2 0-2 1-3 4-2 8-5 17-11 17-4 0-5-4-5-7 0-2 0-5 1-6 7-28 14-55 20-82z"><text:p/></draw:path><draw:path draw:style-name="gr597" draw:text-style-name="P28" svg:width="0.139cm" svg:height="0.048cm" svg:x="2.266cm" svg:y="0.119cm" svg:viewBox="0 0 140 49" svg:d="M133 8c3 0 7 0 7-4s-4-4-7-4c-42 0-84 0-126 0-3 0-7 0-7 4s4 4 7 4c42 0 84 0 126 0zM133 49c3 0 7 0 7-4s-4-4-7-4c-42 0-84 0-126 0-3 0-7 0-7 4s4 4 7 4c42 0 84 0 126 0z"><text:p/></draw:path><draw:path draw:style-name="gr597" draw:text-style-name="P28" svg:width="0.109cm" svg:height="0.099cm" svg:x="3.082cm" svg:y="0.014cm" svg:viewBox="0 0 110 100" svg:d="M65 10c1-4 2-4 5-5 0 0 6 0 9 0 9 0 12 0 16 2 7 1 7 6 7 11 0 2 0 4-1 12 0 1 0 1 0 2s1 2 2 2c3 0 3-2 3-4 1-10 3-19 4-28 0-2-2-2-4-2-30 0-61 0-91 0-4 0-4 0-5 3-3 9-6 17-9 26 0 1-1 2-1 3 0 0 0 2 2 2s2-1 3-3c9-24 14-26 36-26 2 0 5 0 6 0 5 0 5 0 5 2 0 0 0 1 0 3-7 25-14 51-20 77-1 6-2 7-18 7-4 0-6 0-6 3 0 1 0 3 3 3s8-1 12-1c5 0 9 0 13 0s9 0 13 0 9 1 13 1c1 0 3 0 3-4 0-2-1-2-6-2-3 0-6 0-9 0-4 0-5-1-5-3 0-1 0-1 1-3 6-26 13-52 19-78z"><text:p/></draw:path><draw:path draw:style-name="gr597" draw:text-style-name="P28" svg:width="0.112cm" svg:height="0.1cm" svg:x="3.208cm" svg:y="0.011cm" svg:viewBox="0 0 113 101" svg:d="M40 55c9 0 18 0 27 0 25 0 46-16 46-32 0-12-12-23-33-23-17 0-34 0-51 0-3 0-5 0-5 4 0 1 2 1 5 1 2 0 3 0 6 1 3 0 3 1 3 2 0 0 0 1-1 3-6 26-12 51-19 78-2 5-2 7-13 7-3 0-5 0-5 3 0 0 0 2 2 2 5 0 15-1 20-1 2 0 7 0 10 0s6 1 9 1c1 0 3 0 3-4 0-1-1-1-4-1-2 0-3 0-6 0-3-1-3-2-3-3s0-1 0-3c3-12 6-23 9-35zM50 10c2-4 2-5 8-5s12 0 18 0c13 0 22 5 22 15 0 5-2 16-9 23-6 4-14 7-25 7-8 0-15 0-23 0 3-13 6-27 9-40z"><text:p/></draw:path><draw:path draw:style-name="gr597" draw:text-style-name="P28" svg:width="1.399cm" svg:height="0.007cm" svg:x="2.502cm" svg:y="0.138cm" svg:viewBox="0 0 1400 8" svg:d="M700 8c-234 0-467 0-700 0 0-3 0-5 0-8 467 0 933 0 1400 0 0 3 0 5 0 8-233 0-467 0-700 0z"><text:p/></draw:path><draw:path draw:style-name="gr597" draw:text-style-name="P28" svg:width="0.109cm" svg:height="0.099cm" svg:x="2.508cm" svg:y="0.168cm" svg:viewBox="0 0 110 100" svg:d="M65 10c2-4 2-5 5-5 1 0 6 0 9 0 9 0 13 0 16 2 7 1 8 6 8 11 0 2 0 4-2 12 0 1 0 1 0 2s1 2 3 2 2-2 2-4c1-10 3-19 4-28 0-2-1-2-4-2-30 0-60 0-91 0-4 0-4 0-5 3-3 8-6 17-9 26 0 0-1 2-1 3 0 0 1 2 3 2s2-1 3-4c8-23 13-25 36-25 2 0 4 0 6 0 4 0 4 0 4 2 0 1 0 1 0 3-7 25-13 51-20 77-1 6-1 7-17 7-5 0-7 0-7 3 0 1 1 3 3 3 4 0 8-1 12-1s9 0 14 0c4 0 9 0 13 0 3 0 8 1 12 1 1 0 3 0 3-4 0-2-1-2-6-2-3 0-6 0-8 0-5 0-5-1-5-3 0-1 0-1 0-3 7-26 13-52 19-78z"><text:p/></draw:path><draw:path draw:style-name="gr597" draw:text-style-name="P28" svg:width="0.112cm" svg:height="0.1cm" svg:x="2.635cm" svg:y="0.167cm" svg:viewBox="0 0 113 101" svg:d="M40 55c9 0 18 0 27 0 25 0 46-16 46-32 0-12-12-23-33-23-17 0-34 0-51 0-3 0-5 0-5 4 0 1 2 1 5 1 2 0 3 0 5 0 3 1 4 1 4 3 0 1 0 1-1 3-6 26-13 51-20 78-1 5-1 7-13 7-2 0-4 0-4 3 0 0 0 2 2 2 5 0 15-1 20-1 2 0 7 0 10 0s6 1 9 1c1 0 3 0 3-4 0-1-1-1-4-1-2-1-3 0-6-1-3 0-3-1-3-2 0 0 0-1 0-3 3-12 6-23 9-35zM50 10c2-4 2-5 8-5s12 0 18 0c13 0 22 5 22 15 0 5-2 16-10 23-5 4-13 7-24 7-8 0-16 0-24 0 4-13 7-27 10-40z"><text:p/></draw:path><draw:path draw:style-name="gr597" draw:text-style-name="P28" svg:width="0.108cm" svg:height="0.108cm" svg:x="2.765cm" svg:y="0.175cm" svg:viewBox="0 0 109 109" svg:d="M58 58c15 0 30 0 45 0 2 0 6 0 6-4s-4-4-6-4c-15 0-30 0-45 0 0-15 0-30 0-45 0-1 0-5-4-5s-4 3-4 5c0 15 0 30 0 45-15 0-30 0-45 0-2 0-5 0-5 4s3 4 5 4c15 0 30 0 45 0 0 15 0 30 0 45 0 2 0 6 4 6s4-4 4-6c0-15 0-30 0-45z"><text:p/></draw:path><draw:path draw:style-name="gr597" draw:text-style-name="P28" svg:width="0.067cm" svg:height="0.1cm" svg:x="2.891cm" svg:y="0.168cm" svg:viewBox="0 0 68 101" svg:d="M68 50c0-16-1-27-9-37-4-7-13-13-25-13-34 0-34 40-34 50 0 11 0 51 34 51s34-40 34-51zM34 97c-6 0-15-4-18-17-3-8-3-21-3-31 0-11 0-22 3-30 3-12 12-15 18-15 8 0 16 5 18 13 3 8 3 19 3 32 0 10 0 22-2 31-3 13-13 17-19 17z"><text:p/></draw:path><draw:path draw:style-name="gr597" draw:text-style-name="P28" svg:width="0.016cm" svg:height="0.016cm" svg:x="2.984cm" svg:y="0.249cm" svg:viewBox="0 0 17 17" svg:d="M17 9c0-5-4-9-9-9-4 0-8 4-8 8 0 6 4 9 8 9 5 0 9-4 9-8z"><text:p/></draw:path><draw:path draw:style-name="gr597" draw:text-style-name="P28" svg:width="0.064cm" svg:height="0.1cm" svg:x="3.027cm" svg:y="0.168cm" svg:viewBox="0 0 65 101" svg:d="M14 16c7 1 12 1 14 1 19 0 31-13 31-15 0-1-1-2-2-2s-1 0-1 1c-4 1-12 4-22 4-5 0-12-1-22-4-1-1-1-1-2-1-2 0-2 1-2 4 0 14 0 29 0 43 0 3 0 5 3 5 1 0 1-1 3-3 6-8 15-9 20-9 9 0 13 7 14 9 2 4 3 10 3 18 0 5 0 13-4 20-4 6-10 9-18 9-9 0-19-5-22-15 5 0 8-4 8-7 0-7-5-8-8-8-2 2-7 0-7 8 0 14 12 27 30 27 19 0 35-14 35-33 0-16-12-32-31-32-6 0-14 2-20 7 0-9 0-18 0-27z"><text:p/></draw:path><draw:path draw:style-name="gr597" draw:text-style-name="P28" svg:width="0.037cm" svg:height="0.146cm" svg:x="3.119cm" svg:y="0.158cm" svg:viewBox="0 0 38 147" svg:d="M35 0c-28 20-35 51-35 73 0 21 6 53 35 74 2 0 3 0 3-2 0-1 0-1-1-2-20-17-27-43-27-70 0-39 15-59 27-69 1-1 1-2 1-2 0-2-1-2-3-2z"><text:p/></draw:path><draw:path draw:style-name="gr597" draw:text-style-name="P28" svg:width="0.111cm" svg:height="0.099cm" svg:x="3.178cm" svg:y="0.168cm" svg:viewBox="0 0 112 100" svg:d="M41 53c5 0 10 0 15 0 12 0 14 2 14 6 0 2 0 3-2 7 0 1 0 1 0 2s1 2 3 2 2-1 2-3c3-11 6-21 8-32 1 0 1-1 1-3 0-1-1-2-3-2s-2 1-3 4c-3 11-7 13-20 13-4 0-9 0-14 0 3-12 6-24 9-37 1-4 2-5 8-5 7 0 15 0 22 0 20 0 23 5 23 17 0 5 0 8 0 9s0 3 3 3c2 0 2-2 2-4 1-8 2-17 3-26 0-4-1-4-5-4-26 0-52 0-78 0-3 0-5 0-5 4 0 1 2 1 5 1 2 0 3 0 5 0 3 1 4 1 4 3 0 1-1 2-1 3-6 26-12 51-19 77-2 6-2 7-13 7-3 0-5 0-5 3 0 1 1 2 2 2 5 0 16 0 20 0s8 0 12 0c3 0 7 0 11 0 1 0 4 0 4-3 0-2-2-2-6-2-2-1-4 0-8-1-3 0-4 0-4-2 0-1 0-1 0-2 3-13 7-25 10-37z"><text:p/></draw:path><draw:path draw:style-name="gr597" draw:text-style-name="P28" svg:width="0.112cm" svg:height="0.1cm" svg:x="3.308cm" svg:y="0.167cm" svg:viewBox="0 0 113 101" svg:d="M40 55c9 0 18 0 27 0 24 0 46-16 46-32 0-12-13-23-33-23-17 0-34 0-51 0-3 0-5 0-5 4 0 1 2 1 5 1 2 0 3 0 5 0 3 1 4 1 4 3 0 1 0 1-1 3-6 26-13 51-20 78-1 5-1 7-13 7-2 0-4 0-4 3 0 0 0 2 2 2 5 0 15-1 20-1 2 0 7 0 10 0s6 1 9 1c1 0 3 0 3-4 0-1-1-1-4-1-2-1-3 0-6-1-3 0-3-1-3-2 0 0 0-1 0-3 3-12 6-23 9-35zM50 10c2-4 2-5 8-5s12 0 17 0c14 0 23 5 23 15 0 5-2 16-10 23-5 4-14 7-24 7-8 0-16 0-24 0 4-13 7-27 10-40z"><text:p/></draw:path><draw:path draw:style-name="gr597" draw:text-style-name="P28" svg:width="0.108cm" svg:height="0.108cm" svg:x="3.438cm" svg:y="0.175cm" svg:viewBox="0 0 109 109" svg:d="M58 58c15 0 30 0 45 0 3 0 6 0 6-4s-3-4-6-4c-15 0-30 0-45 0 0-15 0-30 0-45 0-1 0-5-3-5-4 0-4 3-4 5 0 15 0 30 0 45-15 0-30 0-45 0-2 0-6 0-6 4s4 4 6 4c15 0 30 0 45 0 0 15 0 30 0 45 0 2 0 6 4 6 3 0 3-4 3-6 0-15 0-30 0-45z"><text:p/></draw:path><draw:path draw:style-name="gr597" draw:text-style-name="P28" svg:width="0.111cm" svg:height="0.099cm" svg:x="3.567cm" svg:y="0.168cm" svg:viewBox="0 0 112 100" svg:d="M40 53c6 0 10 0 16 0 11 0 13 2 13 6 0 2 0 3-1 7 0 1 0 1 0 2s1 2 2 2c2 0 2-1 3-3 3-11 6-21 8-32 0 0 1-1 1-3 0-1-2-2-3-2-2 0-2 1-3 4-3 11-7 13-20 13-4 0-10 0-15 0 3-12 7-24 10-37 1-4 1-5 7-5 8 0 15 0 23 0 20 0 23 5 23 17 0 5 0 8 0 9s0 3 2 3c3 0 3-2 3-4 1-8 1-17 3-26 0-4-1-4-5-4-26 0-52 0-79 0-2 0-4 0-4 4 0 1 1 1 4 1 1 0 3 0 6 0 3 1 3 1 3 3 0 1 0 2 0 3-7 26-13 51-20 77-1 6-1 7-13 7-2 0-4 0-4 3 0 1 1 2 2 2 5 0 15 0 20 0 3 0 7 0 11 0s8 0 12 0c1 0 3 0 3-3 0-2-2-2-5-2 0 0-4 0-8-1-3 0-4 0-4-2 0-1 0-1 0-2 3-13 6-25 9-37z"><text:p/></draw:path><draw:path draw:style-name="gr597" draw:text-style-name="P28" svg:width="0.13cm" svg:height="0.1cm" svg:x="3.697cm" svg:y="0.167cm" svg:viewBox="0 0 131 101" svg:d="M113 16c2-5 4-11 15-11 1 0 3 0 3-3 0-1 0-2-2-2-5 0-10 1-15 1-4 0-12-1-16-1 0 0-3 0-3 4 0 1 2 1 3 1 8 0 10 3 10 6 0 2 0 2-1 4-5 22-10 43-16 64-12-26-24-51-37-77-1-2-2-2-5-2-7 0-14 0-20 0-3 0-5 0-5 4 0 1 2 1 5 1s6 0 9 1c-6 26-13 52-19 79-2 6-5 10-16 11-1 0-3 0-3 3 0 1 1 2 2 2 5 0 11-1 15-1s12 1 16 1c2 0 3-1 3-3s-2-2-3-2c-10-1-10-5-10-6s0-2 1-5c7-25 13-50 19-75 15 30 28 59 43 89 1 1 2 2 3 2 3 0 3-1 3-3 7-28 14-55 21-82z"><text:p/></draw:path><draw:path draw:style-name="gr597" draw:text-style-name="P28" svg:width="0.037cm" svg:height="0.146cm" svg:x="3.846cm" svg:y="0.158cm" svg:viewBox="0 0 38 147" svg:d="M3 0c-1 0-3 0-3 2 0 0 1 1 2 2 12 12 26 31 26 69 0 31-9 54-25 69-2 2-3 3-3 3 0 1 1 2 2 2 2 0 16-9 26-28 6-12 10-28 10-46 0-20-6-53-35-73z"><text:p/></draw:path></draw:g></text:span><text:span text:style-name="T8">, </text:span><text:span text:style-name="T57">Macro average: averaging of each class F1 scores: increases the emphasis on less frequent classes. Micro average: TPs, TNs, FNs. FPs are summed across each class </text:span><text:span text:style-name="T58">e.g. </text:span><text:span text:style-name="T58"><draw:g text:anchor-type="as-char" svg:y="-0.249cm" draw:z-index="51" draw:name="Shape37" draw:style-name="gr596"><svg:title>TexMaths</svg:title><svg:desc>6§inline§\frac{
\sum^C_i TP_i
}{
\sum^C_i TP_i + \frac 1 2 (
\sum^C_i FP_i + \sum^C_i FN_i
)
}
=
Accuracy§svg§600§TRUE§</svg:desc><draw:path draw:style-name="gr597" draw:text-style-name="P28" svg:width="0.153cm" svg:height="0.146cm" svg:x="0.913cm" svg:y="0.026cm" svg:viewBox="0 0 154 147" svg:d="M70 76c2-1 2-2 2-3l-1-1c-18-22-35-43-53-65 22 0 43 0 64 0 22 0 33 3 36 4 13 3 26 12 31 24 2 0 3 0 5 0-5-12-9-23-14-35-45 0-90 0-136 0-3 0-3 0-4 1v4c20 24 40 49 59 73-19 22-38 43-57 65-2 1-2 2-2 3s2 1 4 1c46 0 91 0 136 0 5-12 9-25 14-38-2 0-3 0-5 0-5 14-18 22-28 25-3 1-15 4-38 4-22 0-45 0-68 0 19-21 37-41 55-62z"><text:p/></draw:path><draw:path draw:style-name="gr597" draw:text-style-name="P28" svg:width="0.09cm" svg:height="0.076cm" svg:x="1.091cm" svg:y="0cm" svg:viewBox="0 0 91 77" svg:d="M91 2c0-1 0-2-2-2-1 0-1 0-2 1-2 3-5 5-7 7 0 1-1 1-1 2l-1-1c-2-2-8-9-22-9-29 0-56 23-56 46 0 17 15 31 37 31 11 0 21-4 27-8 13-9 15-20 15-20 0-1-2-1-2-1-1 0-2 0-3 1-4 17-22 23-34 23s-28-5-28-24c0-11 6-24 13-30 12-11 26-13 33-13 13 0 21 9 21 21 0 2 0 3 0 3 0 2 1 2 3 2 1 0 1 0 2-3 2-9 4-17 7-26z"><text:p/></draw:path><draw:path draw:style-name="gr597" draw:text-style-name="P28" svg:width="0.036cm" svg:height="0.071cm" svg:x="1.089cm" svg:y="0.115cm" svg:viewBox="0 0 37 72" svg:d="M32 4c0-2-2-4-4-4-3 0-7 2-7 6 0 3 2 5 5 5s6-3 6-7zM37 55c0-1-2-1-2-1-2 0-2 0-3 2-1 6-6 12-12 12-2 0-3-2-3-4 0-3 1-4 2-6 1-1 1-4 2-5s4-11 6-15c1-2 1-3 1-5 0-5-5-10-11-10-11 0-17 14-17 17 0 2 2 2 2 2 2 0 2-1 3-3 2-7 7-12 11-12 3 0 4 1 4 4 0 1 0 2-1 4s-5 13-7 17c-1 2-1 2-2 5-1 2-2 3-2 5 0 5 6 10 12 10 11 0 17-14 17-17z"><text:p/></draw:path><draw:path draw:style-name="gr597" draw:text-style-name="P28" svg:width="0.109cm" svg:height="0.099cm" svg:x="1.237cm" svg:y="0.038cm" svg:viewBox="0 0 110 100" svg:d="M65 10c2-4 2-5 5-5 1 0 6 0 9 0 9 0 13 0 16 2 7 1 7 6 7 11 0 2 0 4-1 12 0 1 0 1 0 2s1 2 2 2c3 0 3-2 3-4 1-10 3-19 4-28 0-2-1-2-4-2-30 0-61 0-91 0-4 0-4 0-5 3-3 8-6 17-9 26 0 0-1 2-1 3 0 0 1 2 2 2 2 0 3-1 3-4 9-23 14-25 36-25 2 0 5 0 6 0 5 0 5 0 5 2 0 1 0 1 0 3-7 25-13 51-20 77-1 6-1 7-17 7-5 0-7 0-7 3 0 1 0 3 3 3 4 0 8-1 12-1 5 0 9 0 13 0s10 0 13 0c4 0 9 1 13 1 1 0 3 0 3-4 0-2-1-2-6-2-3 0-6 0-9 0-4 0-4-1-4-3 0-1 0-1 0-3 7-26 13-52 19-78z"><text:p/></draw:path><draw:path draw:style-name="gr597" draw:text-style-name="P28" svg:width="0.111cm" svg:height="0.1cm" svg:x="1.363cm" svg:y="0.037cm" svg:viewBox="0 0 112 101" svg:d="M40 55c9 0 18 0 27 0 24 0 45-16 45-32 0-12-12-23-32-23-17 0-34 0-52 0-2 0-4 0-4 3 0 2 1 2 5 2 2 0 3 0 5 0 3 1 3 1 3 3 0 1 0 1 0 3-7 26-13 52-20 78-1 5-1 7-13 7-2 0-4 0-4 3 0 0 0 2 2 2 5 0 15-1 20-1 2 0 7 0 10 0s6 1 9 1c1 0 3 0 3-4 0-1-1-1-4-1-1 0-3 0-6-1-3 0-3-1-3-2s0-1 0-3c3-12 6-23 9-35zM50 10c2-4 2-5 8-5s11 0 17 0c14 0 22 5 22 15 0 5-2 16-9 23-5 5-14 8-24 8-8 0-16 0-24 0 4-14 7-28 10-41z"><text:p/></draw:path><draw:path draw:style-name="gr597" draw:text-style-name="P28" svg:width="0.036cm" svg:height="0.071cm" svg:x="1.47cm" svg:y="0.089cm" svg:viewBox="0 0 37 72" svg:d="M32 4c0-2-1-4-4-4s-7 3-7 6 2 5 5 5 6-3 6-7zM37 55c0-1-2-1-2-1-2 0-2 0-3 2-1 6-6 12-12 12-2 0-3-2-3-4s1-3 2-6c1-1 1-4 2-5s5-11 6-14 2-4 2-6c0-5-6-10-12-10-11 0-17 14-17 17 0 2 2 2 2 2 2 0 2-1 3-3 2-7 7-12 12-12 2 0 3 1 3 4 0 1 0 2-1 4 0 2-5 13-7 17-1 2-1 2-2 5 0 2-1 3-1 5 0 6 5 10 11 10 11 0 17-14 17-17z"><text:p/></draw:path><draw:path draw:style-name="gr597" draw:text-style-name="P28" svg:width="2.428cm" svg:height="0.007cm" svg:x="0cm" svg:y="0.194cm" svg:viewBox="0 0 2429 8" svg:d="M1215 8c-405 0-810 0-1215 0 0-3 0-5 0-8 809 0 1619 0 2429 0 0 3 0 5 0 8-405 0-810 0-1214 0z"><text:p/></draw:path><draw:path draw:style-name="gr597" draw:text-style-name="P28" svg:width="0.153cm" svg:height="0.147cm" svg:x="0.011cm" svg:y="0.228cm" svg:viewBox="0 0 154 148" svg:d="M71 76c1-1 1-1 1-2s0-1-1-2c-18-22-35-43-52-65 21 0 42 0 64 0 21 0 33 3 35 4 13 3 26 12 31 25 2 0 3 0 5 0-5-12-9-24-14-36-45 0-90 0-135 0-4 0-4 0-4 1-1 0-1 1-1 5 20 24 40 48 59 72-19 22-38 44-57 65-2 2-2 2-2 3 0 2 2 2 5 2 45 0 90 0 135 0 5-13 9-25 14-38-2 0-3 0-5 0-5 13-18 21-28 24-3 1-14 4-37 4s-46 0-68 0c18-21 36-41 55-62z"><text:p/></draw:path><draw:path draw:style-name="gr597" draw:text-style-name="P28" svg:width="0.09cm" svg:height="0.076cm" svg:x="0.189cm" svg:y="0.208cm" svg:viewBox="0 0 91 77" svg:d="M91 2c0-1 0-2-2-2-1 0-1 0-2 1-2 3-5 5-7 7-1 1-1 1-1 2-1 0-1-1-1-1-2-2-8-9-23-9-29 0-55 23-55 46 0 17 14 31 37 31 11 0 20-4 27-8 13-9 10-14 15-20 0-1-2-1-3-1 0 0-2 0-2 1-5 17-22 23-34 23s-29-5-29-24c0-11 7-24 14-30 12-12 25-13 32-13 14 0 22 9 22 21 0 2 0 2 0 3 0 2 1 2 3 2 1 0 1 0 2-3 2-9 4-17 7-26z"><text:p/></draw:path><draw:path draw:style-name="gr597" draw:text-style-name="P28" svg:width="0.036cm" svg:height="0.071cm" svg:x="0.186cm" svg:y="0.318cm" svg:viewBox="0 0 37 72" svg:d="M32 5c0-3-1-5-4-5s-6 3-6 7c0 3 2 4 4 4 3 0 6-3 6-6zM37 55c0-1-1-1-2-1s-2 0-3 3c-1 5-6 11-11 11-2 0-4-2-4-4s1-3 2-5 2-4 2-6c1-1 5-11 6-14s2-4 2-6c0-5-5-9-12-9-11 0-17 13-17 16 0 2 2 2 2 2 2 0 2-1 3-2 2-8 8-12 12-12 2 0 3 1 3 3 0 1 0 2-1 4 0 2-5 14-6 17-2 2-2 2-3 6 0 1-1 3-1 5 0 5 5 9 11 9 12 0 17-14 17-17z"><text:p/></draw:path><draw:path draw:style-name="gr597" draw:text-style-name="P28" svg:width="0.109cm" svg:height="0.099cm" svg:x="0.335cm" svg:y="0.241cm" svg:viewBox="0 0 110 100" svg:d="M65 11c1-4 2-5 5-6 0 0 6 0 9 0 9 0 12 0 16 2 7 1 7 6 7 11 0 2 0 5-1 12 0 1 0 1 0 2s1 2 2 2c3 0 3-2 3-3 1-10 3-19 4-29 0-2-2-2-4-2-30 0-61 0-91 0-4 0-4 0-5 3-3 9-6 17-9 26 0 1-1 2-1 3 0 0 0 2 2 2s2-1 3-3c9-24 14-26 36-26 2 0 5 0 6 0 5 0 5 0 5 2 0 0 0 1 0 3-7 26-14 52-20 78-1 5-2 6-18 6-4 0-6 0-6 4 0 1 0 2 3 2s8 0 12 0c5 0 9-1 13-1s9 0 13 1c4 0 9 0 13 0 1 0 3 0 3-3s-1-3-6-3c-3 0-6 0-9 0-4 0-5-1-5-3 0 0 0-1 1-3 6-25 13-51 19-77z"><text:p/></draw:path><draw:path draw:style-name="gr597" draw:text-style-name="P28" svg:width="0.112cm" svg:height="0.1cm" svg:x="0.461cm" svg:y="0.24cm" svg:viewBox="0 0 113 101" svg:d="M40 55c9 0 18 0 27 0 25 0 46-15 46-32 0-12-12-23-33-23-17 0-34 0-51 0-3 0-5 0-5 4 0 1 2 1 5 1 2 0 3 0 6 1 3 0 3 1 3 2 0 0 0 1-1 3-6 26-12 52-19 78-2 6-2 7-13 7-3 0-5 0-5 3 1 1 0 2 2 2 5 0 15-1 20-1 2 0 7 0 10 1 3 0 6 0 9 0 1 0 3 0 3-3 0-2-1-2-4-2-2 0-3 0-6 0-3-1-3-1-3-3 0-1 0 0 0-3 3-12 6-23 9-35zM50 11c2-5 2-6 8-6s12 0 18 0c13 0 22 5 22 15 0 5-2 17-9 23-6 5-14 8-25 8-8 0-15 0-23 0 3-14 6-27 9-40z"><text:p/></draw:path><draw:path draw:style-name="gr597" draw:text-style-name="P28" svg:width="0.036cm" svg:height="0.071cm" svg:x="0.568cm" svg:y="0.292cm" svg:viewBox="0 0 37 72" svg:d="M32 5c0-3-2-5-4-5-3 0-7 3-7 7 0 3 2 4 4 4 4 0 7-3 7-6zM37 55c0-1-2-1-2-1-2 0-2 0-3 3-1 5-6 11-12 11-2 0-3-2-3-4s1-3 2-5c0-2 1-4 2-6 0-1 4-11 6-14 1-3 1-4 1-6 0-5-5-9-11-9-11 0-17 13-17 16 0 2 1 1 2 2 2 0 2 0 2-2 3-8 8-12 12-12 3 0 4 1 4 3 0 1 0 2-1 4s-6 14-7 17c-1 2-1 2-2 6-1 1-2 3-2 5 0 5 6 9 12 9 11 0 17-14 17-17z"><text:p/></draw:path><draw:path draw:style-name="gr597" draw:text-style-name="P28" svg:width="0.108cm" svg:height="0.108cm" svg:x="0.635cm" svg:y="0.249cm" svg:viewBox="0 0 109 109" svg:d="M58 58c15 0 30 0 45 0 2 0 6 0 6-3 0-4-3-4-6-4-15 0-30 0-45 0 0-15 0-31 0-46 0-1 0-5-3-5-4 0-4 4-4 5 0 15 0 31 0 46-15 0-31 0-46 0-1 0-5 0-5 4 0 3 4 3 5 3 15 0 31 0 46 0 0 15 0 30 0 45 0 2 0 6 4 6 3 0 3-3 3-6 0-15 0-30 0-45z"><text:p/></draw:path><draw:path draw:style-name="gr597" draw:text-style-name="P28" svg:width="0.042cm" svg:height="0.069cm" svg:x="0.795cm" svg:y="0.212cm" svg:viewBox="0 0 43 70" svg:d="M27 3c0-3-1-3-4-3-7 7-19 7-21 7-1 0-1 0-2 0 0 1 0 3 0 4 1 0 1 0 2 0 2 0 9 0 15-3 0 18 0 36 0 53 0 3 0 5-11 5-2 0-4 0-5 0 0 1 0 3 0 4 6 0 15 0 21 0s16 0 21 0c0-1 0-3 0-4-2 0-3 0-5 0-11 0-11-2-11-5 0-19 0-39 0-58z"><text:p/></draw:path><draw:path draw:style-name="gr597" draw:text-style-name="P28" svg:width="0.071cm" svg:height="0.006cm" svg:x="0.78cm" svg:y="0.301cm" svg:viewBox="0 0 72 7" svg:d="M36 7c-12 0-24 0-36 0 0-2 0-5 0-7 24 0 48 0 72 0 0 2 0 5 0 7-12 0-24 0-36 0z"><text:p/></draw:path><draw:path draw:style-name="gr597" draw:text-style-name="P28" svg:width="0.051cm" svg:height="0.069cm" svg:x="0.789cm" svg:y="0.322cm" svg:viewBox="0 0 52 70" svg:d="M52 50c-1 0-3 0-4 0 0 2-1 8-3 10-1 0-10 0-11 0-7 0-14 0-21 0 7-5 15-11 21-15 10-6 18-13 18-24 0-14-12-21-27-21s-25 8-25 19c0 5 5 6 6 6 3 0 7-2 7-6s-3-6-7-6c3-5 10-8 16-8 10 0 19 6 19 16 0 9-6 16-14 22-8 8-17 15-26 23-1 0-1 0-1 1s0 2 0 3c16 0 33 0 49 0 1-6 2-13 3-20z"><text:p/></draw:path><draw:path draw:style-name="gr597" draw:text-style-name="P28" svg:width="0.037cm" svg:height="0.146cm" svg:x="0.894cm" svg:y="0.228cm" svg:viewBox="0 0 38 147" svg:d="M35 0c-28 20-35 51-35 74 0 20 6 53 35 73 2 0 3 0 3-1s0-2-1-2c-20-18-27-43-27-70 0-40 15-60 27-70 1-1 1-2 1-2 0-2-1-2-3-2z"><text:p/></draw:path><draw:path draw:style-name="gr597" draw:text-style-name="P28" svg:width="0.154cm" svg:height="0.147cm" svg:x="0.954cm" svg:y="0.228cm" svg:viewBox="0 0 155 148" svg:d="M71 76c2-1 2-1 2-2s0-1-2-2c-17-22-35-43-52-65 21 0 42 0 64 0 21 0 33 3 35 4 13 3 27 12 31 25 2 0 4 0 6 0-5-12-10-24-15-36-45 0-90 0-135 0-3 0-4 0-4 1-1 0-1 1-1 5 20 24 40 48 59 72-19 22-38 44-57 65-2 2-2 2-2 3 0 2 2 2 5 2 45 0 90 0 135 0 5-13 10-25 15-38-2 0-4 0-6 0-4 13-18 21-28 24-3 1-14 4-37 4s-46 0-68 0c18-21 36-41 55-62z"><text:p/></draw:path><draw:path draw:style-name="gr597" draw:text-style-name="P28" svg:width="0.09cm" svg:height="0.076cm" svg:x="1.132cm" svg:y="0.208cm" svg:viewBox="0 0 91 77" svg:d="M91 2c0-1 0-2-2-2-1 0-1 0-2 1-2 3-5 5-7 7-1 1-1 1-1 2l-1-1c-2-2-8-9-22-9-30 0-56 23-56 46 0 17 15 31 37 31 11 0 21-4 27-8 13-9 10-14 15-20 0-1-2-1-2-1-1 0-2 0-3 1-4 17-22 23-34 23s-28-5-28-24c0-11 6-24 13-30 12-12 26-13 32-13 14 0 22 9 22 21 0 2 0 2 0 3 0 2 1 2 3 2 1 0 1 0 2-3 2-9 4-17 7-26z"><text:p/></draw:path><draw:path draw:style-name="gr597" draw:text-style-name="P28" svg:width="0.036cm" svg:height="0.071cm" svg:x="1.129cm" svg:y="0.318cm" svg:viewBox="0 0 37 72" svg:d="M32 5c0-3-2-5-4-5-3 0-7 3-7 7 0 3 2 4 4 4 4 0 7-3 7-6zM37 55c0-1-2-1-2-1-2 0-2 0-3 3-1 5-6 11-12 11-2 0-3-2-3-4s1-3 2-5c0-2 1-4 2-6 0-1 4-11 6-14 1-3 1-4 1-6 0-5-5-9-11-9-11 0-17 13-17 16 0 2 1 1 2 2 2 0 2-1 3-2 2-8 7-12 11-12 3 0 4 1 4 3 0 1 0 2-1 4s-6 14-7 17c-1 2-1 2-2 6-1 1-2 3-2 5 0 5 6 9 12 9 11 0 17-14 17-17z"><text:p/></draw:path><draw:path draw:style-name="gr597" draw:text-style-name="P28" svg:width="0.111cm" svg:height="0.099cm" svg:x="1.281cm" svg:y="0.24cm" svg:viewBox="0 0 112 100" svg:d="M40 53c6 0 11 0 16 0 11 0 14 2 14 7 0 2 0 2-2 6 0 1 0 1 0 2 0 2 1 2 2 2 3 0 3 0 3-3 3-10 6-21 8-32 1 0 1-2 1-3s-1-1-3-1-2 0-3 3c-3 12-7 14-20 14-4 0-9 0-14 0 3-13 6-25 9-37 1-5 1-6 8-6s15 0 22 0c20 0 23 5 23 18 0 5 0 8 0 9s0 2 2 2c3 0 3-1 3-3 1-9 2-18 3-26 0-5-1-5-5-5-26 0-52 0-78 0-3 0-5 0-5 4 0 1 2 1 5 1 2 0 3 0 5 1 3 0 4 1 4 2s-1 2-1 3c-6 26-12 52-19 77-2 6-2 7-13 7-3 0-5 0-5 4 0 1 1 1 2 1 5 0 16 0 20 0s8 0 12 0c3 0 7 0 11 0 1 0 3 0 3-3 0-2-1-2-5-2 0 0-4 0-8 0-3-1-4-1-4-2s0-2 0-3c3-13 6-25 9-37z"><text:p/></draw:path><draw:path draw:style-name="gr597" draw:text-style-name="P28" svg:width="0.112cm" svg:height="0.1cm" svg:x="1.411cm" svg:y="0.24cm" svg:viewBox="0 0 113 101" svg:d="M40 55c9 0 18 0 27 0 24 0 46-15 46-32 0-12-13-23-33-23-17 0-34 0-51 0-3 0-5 0-5 4 0 1 1 1 5 1 2 0 3 0 5 1 3 0 4 1 4 2 0 0 0 1-1 3-6 26-13 52-20 78-1 6-1 7-13 7-2 0-4 0-4 3 1 1 0 2 2 2 5 0 15-1 20-1 2 0 7 0 10 1 3 0 6 0 9 0 1 0 3 0 3-3 0-2-1-2-4-2-2 0-3 0-6 0-3-1-3-1-3-3 0-1 0 0 0-3 3-12 6-23 9-35zM50 11c2-5 2-6 8-6s11 0 17 0c14 0 22 5 22 15 0 5-2 17-9 23-5 5-14 8-24 8-8 0-16 0-24 0 4-14 7-27 10-40z"><text:p/></draw:path><draw:path draw:style-name="gr597" draw:text-style-name="P28" svg:width="0.036cm" svg:height="0.071cm" svg:x="1.518cm" svg:y="0.292cm" svg:viewBox="0 0 37 72" svg:d="M32 5c0-3-1-5-4-5s-7 3-7 7c0 3 2 4 5 4s6-3 6-6zM37 55c0-1-2-1-2-1-2 0-2 0-3 3-1 5-6 11-11 11-3 0-4-2-4-4s1-3 2-5 1-4 2-6c1-1 5-11 6-14s2-4 2-6c0-5-5-9-12-9-11 0-17 13-17 16 0 2 2 2 2 2 2 0 2 0 3-2 2-8 7-12 12-12 2 0 3 1 3 3 0 1 0 2-1 4 0 2-5 14-7 17-1 2-1 2-2 6 0 1-1 3-1 5 0 5 5 9 11 9 11 0 17-14 17-17z"><text:p/></draw:path><draw:path draw:style-name="gr597" draw:text-style-name="P28" svg:width="0.108cm" svg:height="0.108cm" svg:x="1.585cm" svg:y="0.249cm" svg:viewBox="0 0 109 109" svg:d="M58 58c15 0 30 0 45 0 2 0 6 0 6-3 0-4-4-4-6-4-15 0-30 0-45 0 0-15 0-31 0-46 0-1 0-5-3-5-5 0-5 4-5 5 0 15 0 31 0 46-15 0-30 0-45 0-1 0-5 0-5 4 0 3 3 3 5 3 15 0 30 0 45 0 0 15 0 30 0 45 0 2 0 6 4 6s4-3 4-6c0-15 0-30 0-45z"><text:p/></draw:path><draw:path draw:style-name="gr597" draw:text-style-name="P28" svg:width="0.153cm" svg:height="0.147cm" svg:x="1.716cm" svg:y="0.228cm" svg:viewBox="0 0 154 148" svg:d="M71 76c2-1 2-1 2-2s0-1-2-2c-18-22-35-43-52-65 21 0 42 0 64 0 21 0 33 3 35 4 13 3 27 12 31 25 2 0 3 0 5 0-5-12-9-24-14-36-45 0-90 0-135 0-4 0-4 0-4 1-1 0-1 1-1 5 20 24 40 48 59 72-19 22-38 44-57 65-2 2-2 2-2 3 0 2 2 2 5 2 45 0 90 0 135 0 5-13 9-25 14-38-2 0-3 0-5 0-4 13-18 21-28 24-3 1-14 4-37 4s-46 0-68 0c18-21 36-41 55-62z"><text:p/></draw:path><draw:path draw:style-name="gr597" draw:text-style-name="P28" svg:width="0.09cm" svg:height="0.076cm" svg:x="1.893cm" svg:y="0.208cm" svg:viewBox="0 0 91 77" svg:d="M91 2c0-1 0-2-2-2-1 0-1 0-2 1-2 3-5 5-7 7-1 1-1 1-1 2-1 0-1-1-1-1-2-2-8-9-22-9-30 0-56 23-56 46 0 17 14 31 37 31 11 0 20-4 27-8 13-9 10-14 15-20 0-1-2-1-2-1-1 0-2 0-3 1-5 17-22 23-34 23s-29-5-29-24c0-11 7-24 14-30 12-12 25-13 32-13 14 0 22 9 22 21 0 2 0 2 0 3 0 2 1 2 3 2 1 0 1 0 2-3 2-9 4-17 7-26z"><text:p/></draw:path><draw:path draw:style-name="gr597" draw:text-style-name="P28" svg:width="0.036cm" svg:height="0.071cm" svg:x="1.891cm" svg:y="0.318cm" svg:viewBox="0 0 37 72" svg:d="M32 5c0-3-2-5-5-5-2 0-6 3-6 7 0 3 2 4 4 4 4 0 7-3 7-6zM37 55c0-1-2-1-2-1-2 0-2 0-3 3-1 5-6 11-12 11-2 0-3-2-3-4s0-3 2-5c0-2 1-4 2-6 0-1 4-11 6-14 1-3 1-4 1-6 0-5-5-9-11-9-12 0-17 13-17 16 0 2 1 2 2 2 2 0 2-1 2-2 3-8 8-12 12-12 3 0 3 1 3 3 0 1 0 2 0 4-1 2-6 14-7 17-1 2-1 2-2 6-1 1-2 3-2 5 0 5 6 9 12 9 11 0 17-14 17-17z"><text:p/></draw:path><draw:path draw:style-name="gr597" draw:text-style-name="P28" svg:width="0.111cm" svg:height="0.099cm" svg:x="2.043cm" svg:y="0.24cm" svg:viewBox="0 0 112 100" svg:d="M40 53c6 0 11 0 16 0 11 0 13 2 13 7 0 2 0 2-1 6 0 1 0 1 0 2 0 2 1 2 2 2 2 0 3 0 3-3 3-10 6-21 8-32 0 0 1-2 1-3s-2-1-3-1c-2 0-2 0-3 3-3 12-7 14-20 14-4 0-10 0-15 0 3-13 7-25 10-37 1-5 1-6 8-6s15 0 22 0c20 0 23 5 23 18 0 5 0 8 0 9s0 2 2 2c3 0 3-1 3-3 1-9 2-18 3-26 0-5-1-5-5-5-26 0-52 0-78 0-3 0-5 0-5 4 0 1 2 1 5 1 2 0 2 0 5 1 3 0 4 1 4 2s-1 2-1 3c-6 26-13 52-20 77-1 6-1 7-13 7-2 0-4 0-4 4 0 1 1 1 2 1 5 0 15 0 20 0 3 0 7 0 11 0s8 0 12 0c1 0 3 0 3-3 0-2-2-2-5-2 0 0-4 0-8 0-3-1-4-1-4-2s0-2 0-3c3-13 6-25 9-37z"><text:p/></draw:path><draw:path draw:style-name="gr597" draw:text-style-name="P28" svg:width="0.13cm" svg:height="0.1cm" svg:x="2.172cm" svg:y="0.24cm" svg:viewBox="0 0 131 101" svg:d="M113 16c2-5 4-10 15-11 2 0 3 0 3-3 0-1 0-2-1-2-5 0-11 1-16 1-4 0-12-1-16-1 0 0-3 0-3 4 0 1 2 1 3 1 8 1 10 3 10 6 0 2 0 3-1 4-5 22-10 43-16 64-12-25-24-51-37-76-1-3-2-3-5-3-6 0-14 0-20 0-3 0-5 0-5 4 0 1 2 1 5 1s6 1 9 2c-6 26-13 52-19 78-2 6-5 11-16 11-1 0-3 0-3 3 0 1 1 2 2 2 5 0 11-1 15-1s13 1 16 1c2 0 3-1 3-3s-2-2-3-2c-10 0-10-4-10-6 0-1 0-2 1-4 7-25 13-51 19-76 15 30 29 59 43 89 2 2 2 2 3 2 3 0 3 0 3-3 7-28 14-55 21-82z"><text:p/></draw:path><draw:path draw:style-name="gr597" draw:text-style-name="P28" svg:width="0.036cm" svg:height="0.071cm" svg:x="2.305cm" svg:y="0.292cm" svg:viewBox="0 0 37 72" svg:d="M32 5c0-3-2-5-4-5-3 0-7 3-7 7 0 3 2 4 4 4 4 0 7-3 7-6zM37 55c0-1-2-1-2-1-2 0-2 0-3 3-1 5-6 11-12 11-2 0-3-2-3-4s1-3 2-5c0-2 1-4 2-6 0-1 4-11 6-14 1-3 1-4 1-6 0-5-5-9-11-9-11 0-17 13-17 16 0 2 1 1 2 2 2 0 2 0 2-2 3-8 8-12 12-12 3 0 4 1 4 3 0 1 0 2-1 4s-6 14-7 17c-1 2-1 2-2 6-1 1-2 3-2 5 0 5 6 9 12 9 11 0 17-14 17-17z"><text:p/></draw:path><draw:path draw:style-name="gr597" draw:text-style-name="P28" svg:width="0.037cm" svg:height="0.146cm" svg:x="2.373cm" svg:y="0.228cm" svg:viewBox="0 0 38 147" svg:d="M2 0c-1 0-2 0-2 2 0 0 0 1 1 2 13 12 27 31 27 70 0 31-9 54-26 69-2 2-2 1-2 3 0 0 0 1 2 1s15-9 25-28c7-12 11-28 11-45 0-21-6-54-36-74z"><text:p/></draw:path><draw:path draw:style-name="gr597" draw:text-style-name="P28" svg:width="0.139cm" svg:height="0.048cm" svg:x="2.524cm" svg:y="0.174cm" svg:viewBox="0 0 140 49" svg:d="M133 8c3 0 7 0 7-4s-4-4-7-4c-42 0-84 0-126 0-3 0-7 0-7 4s4 4 7 4c42 0 84 0 126 0zM133 49c3 0 7 0 7-4s-4-4-7-4c-42 0-84 0-126 0-3 0-7 0-7 4s4 4 7 4c42 0 84 0 126 0z"><text:p/></draw:path><draw:path draw:style-name="gr597" draw:text-style-name="P28" svg:width="0.144cm" svg:height="0.151cm" svg:x="2.742cm" svg:y="0.1cm" svg:viewBox="0 0 145 152" svg:d="M30 127c-8 14-16 17-26 18-2 0-4 0-4 4 0 1 1 3 2 3 6 0 13-2 19-2 7 0 14 2 21 2 1 0 4 0 4-5 0-2-2-2-3-2-5-1-11-2-11-8 0-2 2-5 3-8 6-9 11-18 17-27 17 0 35 0 52 0 1 5 4 34 4 36 0 6-11 7-15 7-3 0-5 0-5 4 0 3 2 3 3 3 8 0 18-2 26-2 5 0 19 2 24 2 1 0 4 0 4-5 0-2-3-2-5-2-13 0-13-2-14-8-4-44-8-88-13-132 0-4 0-5-4-5-3 0-4 2-5 4-25 41-49 81-74 123zM56 96c14-23 27-46 41-70 3 24 4 47 7 70-16 0-32 0-48 0z"><text:p/></draw:path><draw:path draw:style-name="gr597" draw:text-style-name="P28" svg:width="0.081cm" svg:height="0.095cm" svg:x="2.902cm" svg:y="0.157cm" svg:viewBox="0 0 82 96" svg:d="M74 13c-3 0-6 0-9 3s-3 7-3 9c0 4 3 7 8 7 6 0 11-5 11-13 0-11-10-19-25-19-28 0-56 31-56 60 0 19 12 36 34 36 30 0 48-23 48-25 0-1-2-3-3-3s-1 1-3 2c-16 21-39 21-42 21-13 0-18-10-18-23 0-8 4-29 11-42 6-12 18-21 29-21 8 0 15 3 18 8z"><text:p/></draw:path><draw:path draw:style-name="gr597" draw:text-style-name="P28" svg:width="0.081cm" svg:height="0.095cm" svg:x="2.993cm" svg:y="0.157cm" svg:viewBox="0 0 82 96" svg:d="M74 13c-3 0-6 0-9 3s-3 7-3 9c0 4 3 7 8 7 6 0 11-5 11-13 0-11-10-19-25-19-28 0-56 31-56 60 0 19 12 36 34 36 30 0 48-23 48-25 0-1-2-3-3-3s-1 1-2 2c-17 21-40 21-43 21-13 0-18-10-18-23 0-8 4-29 11-42 6-12 18-21 29-21 8 0 15 3 18 8z"><text:p/></draw:path><draw:path draw:style-name="gr597" draw:text-style-name="P28" svg:width="0.108cm" svg:height="0.095cm" svg:x="3.081cm" svg:y="0.157cm" svg:viewBox="0 0 109 96" svg:d="M68 82c2 8 9 14 19 14 7 0 12-5 16-12 3-8 6-20 6-21 0-2-2-2-3-2-2 0-2 1-3 4-3 12-7 26-15 26-5 0-7-3-7-9 0-5 2-15 4-22 2-8 4-15 6-23 1-3 3-11 4-15 0-5 3-12 3-14 0-4-3-6-6-6-1 0-7 1-9 8-4 15-13 53-15 63-1 2-9 18-24 18-12 0-13-9-13-17 0-12 6-28 11-43 2-6 4-9 4-14 0-9-8-17-18-17-20 0-28 31-28 32 0 3 2 3 3 3 2 0 2-1 3-4 5-18 13-26 22-26 1 0 5 0 5 7 0 5-2 11-4 14-7 21-12 34-12 44 0 21 14 26 26 26 14 0 21-9 25-14z"><text:p/></draw:path><draw:path draw:style-name="gr597" draw:text-style-name="P28" svg:width="0.085cm" svg:height="0.095cm" svg:x="3.202cm" svg:y="0.157cm" svg:viewBox="0 0 86 96" svg:d="M12 81c-1 3-2 8-2 9 0 4 3 6 6 6s7-2 8-6c1-1 8-30 8-33 2-7 6-22 8-28 0-3 6-13 11-17 2-2 8-7 17-7 6 0 6 2 9 2-6 1-11 7-11 12 0 3 2 7 8 7 5 0 12-4 12-12 0-7-7-14-18-14-13 0-23 11-27 16-1-9-9-16-19-16s-14 8-15 12c-5 7-7 20-7 20 0 3 2 3 2 3 2 0 3 0 4-5 4-15 8-25 15-25 4 0 7 2 7 9 0 5-1 8-3 18-5 17-9 33-13 49z"><text:p/></draw:path><draw:path draw:style-name="gr597" draw:text-style-name="P28" svg:width="0.096cm" svg:height="0.095cm" svg:x="3.306cm" svg:y="0.157cm" svg:viewBox="0 0 97 96" svg:d="M70 14c-3-8-10-14-19-14-25 0-51 31-51 62 0 20 11 34 28 34 4 0 15-1 27-16 2 9 9 16 19 16 8 0 13-5 16-12 4-8 7-20 7-21 0-2-2-2-3-2-2 0-2 1-3 4-3 14-8 26-16 26-6 0-7-5-7-9 0-5 1-7 3-16 3-9 3-11 5-19 3-10 5-20 7-30 2-6 2-6 2-7 0-3-2-6-6-6-5 0-8 5-9 10zM56 69c-1 3-1 4-4 7-9 12-18 15-24 15-10 0-13-12-13-19 0-11 7-37 11-47 7-12 17-20 25-20 14 0 17 17 17 18 0 2-1 3-1 4-3 14-7 28-11 42z"><text:p/></draw:path><draw:path draw:style-name="gr597" draw:text-style-name="P28" svg:width="0.081cm" svg:height="0.095cm" svg:x="3.417cm" svg:y="0.157cm" svg:viewBox="0 0 82 96" svg:d="M75 13c-4 0-7 0-10 3s-3 7-3 9c0 4 3 7 8 7 6 0 12-5 12-13 0-11-11-19-26-19-28 0-56 31-56 60 0 19 12 36 34 36 30 0 48-23 48-25 0-1-1-3-3-3 0 0-1 1-2 2-17 21-40 21-42 21-14 0-19-10-19-23 0-8 4-29 11-42 7-12 18-21 29-21 8 0 16 3 19 8z"><text:p/></draw:path><draw:path draw:style-name="gr597" draw:text-style-name="P28" svg:width="0.096cm" svg:height="0.136cm" svg:x="3.506cm" svg:y="0.157cm" svg:viewBox="0 0 97 137" svg:d="M96 13c1-3 1-3 1-5 0-4-3-6-6-6-2 0-6 2-8 5 0 1-1 7-3 12-1 5-3 10-4 16-3 13-6 26-9 38-1 3-10 18-24 18-11 0-13-9-13-17 0-10 4-23 11-42 3-8 4-10 4-15 0-9-7-17-17-17-20 0-28 31-28 32 0 3 2 3 2 3 3 0 3-1 4-4 5-20 14-26 21-26 2 0 5 0 5 6s-2 11-3 15c-9 23-12 35-12 45 0 19 13 25 25 25 8 0 16-4 22-9-3 10-6 21-14 32-6 7-13 13-24 13-3 0-12 0-15-9 3 0 6 0 9-2 2-2 4-5 4-9 0-6-6-7-8-7-5 0-12 3-12 14 0 10 10 18 22 18 23 0 44-19 50-43 7-27 13-54 20-81z"><text:p/></draw:path></draw:g></text:span></text:p></draw:text-box></draw:frame><draw:frame draw:style-name="fr1" draw:name="Frame16" text:anchor-type="paragraph" svg:x="-0.053cm" svg:y="6.937cm" svg:width="9.536cm" draw:z-index="52"><draw:text-box fo:min-height="8.659cm"><text:p text:style-name="P22">Language Models<text:span text:style-name="T85">: </text:span><text:span text:style-name="T97">Assign probabilities to sequence of words, like predicting the next word in a sentence. </text:span><text:span text:style-name="T6">Uni-directional</text:span><text:span text:style-name="T73">: use information from left to generate predictions about words on the right. </text:span><text:span text:style-name="T7">Bi-directional:</text:span><text:span text:style-name="T74"> </text:span><text:span text:style-name="T75">use information from both sides to fill the target.</text:span></text:p><text:p text:style-name="P23"><text:span text:style-name="T60">N-gram</text:span><text:span text:style-name="T69">: </text:span><text:span text:style-name="T76">need because language is flexible, and a natural extension of a sentence may no appear in corpus. </text:span><text:span text:style-name="T25"><draw:g text:anchor-type="as-char" svg:y="-0.272cm" draw:z-index="53" draw:style-name="gr1"><svg:title>TexMaths</svg:title><svg:desc>6§inline§    P(w_n|w_1^{n-1}) \approx P(w_n|w_{n-N+1}^{n-1}) = \frac{C(w_{n-N+1}^{n-1}w_n)}{C(w_{n-N+1}^{n-1})}
§svg§600§TRUE§</svg:desc><draw:path draw:style-name="gr541" draw:text-style-name="P28" svg:width="0.15cm" svg:height="0.143cm" svg:x="0cm" svg:y="0.127cm" svg:viewBox="0 0 151 144" svg:d="M55 77c12 0 24 0 36 0 30 0 60-22 60-45 0-16-14-32-42-32-23 0-45 0-68 0-4 0-7 0-7 4 0 3 2 3 7 3 2 0 6 0 9 0s4 1 4 3c0 1 0 2-1 4-9 38-18 75-28 113-2 8-2 10-19 10-4 0-6 0-6 4 0 3 2 3 3 3 6 0 21-1 27-1 4 0 9 0 13 0 5 0 10 1 14 1 2 0 4 0 4-4 0-3-2-3-6-3-8 0-13 0-13-4 0-1 0-2 1-4 4-17 8-34 12-52zM71 14c2-7 2-7 11-7 7 0 13 0 20 0 18 0 29 5 29 20 0 8-4 26-12 34-11 9-24 11-33 11-10 0-20 0-30 0 5-19 10-38 15-58z"><text:p/></draw:path><draw:path draw:style-name="gr542" draw:text-style-name="P28" svg:width="0.048cm" svg:height="0.209cm" svg:x="0.177cm" svg:y="0.114cm" svg:viewBox="0 0 49 210" svg:d="M49 208c0-1 0-1-3-5-27-26-33-66-33-98 0-37 7-73 33-100 3-2 3-3 3-3 0-1-1-2-2-2-2 0-21 14-34 41-11 23-13 46-13 64 0 16 2 42 14 65 12 27 31 40 33 40 1 0 2-1 2-2z"><text:p/></draw:path><draw:path draw:style-name="gr543" draw:text-style-name="P28" svg:width="0.139cm" svg:height="0.094cm" svg:x="0.244cm" svg:y="0.177cm" svg:viewBox="0 0 140 95" svg:d="M91 22c1-5 4-13 4-14 0-4-3-6-7-6-2 0-6 2-8 6 0 2-10 42-12 47-1 6-1 10-1 14 0 2 0 3 0 4-5 11-11 18-20 18-16 0-16-16-16-20 0-6 1-15 10-40 3-7 4-10 4-14 0-9-7-17-17-17-20 0-28 30-28 32s2 2 2 2c3 0 3 0 4-3 6-20 14-27 22-27 1 0 4 1 4 7s-2 11-3 15c-9 25-12 35-12 42 0 20 14 27 30 27 3 0 14 0 22-15 5 14 20 15 26 15 16 0 26-13 31-26 7-16 14-44 14-55s-6-14-10-14c-5 0-10 5-10 10 0 3 1 4 3 6s8 7 8 18c0 7-6 27-12 38s-13 19-23 19-16-7-16-19c0-6 2-12 3-15 3-12 5-23 8-35z"><text:p/></draw:path><draw:path draw:style-name="gr544" draw:text-style-name="P28" svg:width="0.089cm" svg:height="0.066cm" svg:x="0.395cm" svg:y="0.236cm" svg:viewBox="0 0 90 67" svg:d="M11 56c0 2-1 5-1 6 0 3 3 5 5 5s5-3 5-4c1-2 2-6 3-9s2-10 3-13 2-7 3-10c2-6 2-8 6-14 4-5 11-13 22-13 9 0 9 7 9 10 0 9-7 26-9 32-1 4-2 5-2 8 0 8 7 13 14 13 15 0 21-21 21-23s-1-1-2-2c-2 0-2 1-3 2-3 12-9 18-15 18-3 0-4-2-4-5s1-5 3-12c2-4 8-20 8-28 0-15-12-17-19-17-12 0-21 7-25 13-1-10-10-13-16-13s-10 5-12 8c-3 5-5 14-5 15 0 2 2 1 2 2 3 0 3-1 4-5 2-9 5-16 11-16 3 0 5 3 5 7 0 3-2 8-3 12s-2 11-3 14c-2 6-3 12-5 19z"><text:p/></draw:path><draw:path draw:style-name="gr545" draw:text-style-name="P28" svg:width="0.007cm" svg:height="0.209cm" svg:x="0.529cm" svg:y="0.114cm" svg:viewBox="0 0 8 210" svg:d="M8 7c0-3 0-7-4-7s-4 4-4 7c0 66 0 130 0 196 0 3 0 7 4 7s4-4 4-7c0-66 0-130 0-196z"><text:p/></draw:path><draw:path draw:style-name="gr546" draw:text-style-name="P28" svg:width="0.138cm" svg:height="0.094cm" svg:x="0.568cm" svg:y="0.177cm" svg:viewBox="0 0 139 95" svg:d="M91 22c1-5 3-13 3-14 0-4-3-6-6-6-2 0-6 2-8 6 0 2-10 42-12 47-1 6-1 10-1 14 0 2 0 3 0 4-5 11-12 18-20 18-16 0-16-16-16-20 0-6 0-15 10-40 3-7 4-10 4-14 0-9-7-17-17-17-20 0-28 30-28 32s2 2 2 2c2 0 3 0 4-3 5-20 14-27 21-27 2 0 5 1 5 7s-2 11-4 15c-9 25-11 35-11 42 0 20 14 27 30 27 3 0 13 0 21-15 6 14 21 15 27 15 16 0 25-13 30-26 8-16 14-44 14-55s-5-14-9-14c-5 0-11 5-11 10 0 3 2 4 4 6s7 7 7 18c0 7-6 27-11 38-6 11-13 19-24 19-9 0-15-7-15-19 0-6 2-12 2-15 3-12 6-23 9-35z"><text:p/></draw:path><draw:path draw:style-name="gr547" draw:text-style-name="P28" svg:width="0.089cm" svg:height="0.066cm" svg:x="0.725cm" svg:y="0.115cm" svg:viewBox="0 0 90 67" svg:d="M11 56c0 2-1 5-1 6 0 3 3 5 4 5 3 0 6-2 6-3 1-2 2-6 3-10 1-2 2-10 3-13s2-7 3-10c2-6 2-7 6-13s11-14 22-14c9 0 9 8 9 10 0 9-7 26-9 32-1 4-2 6-2 8 0 8 6 13 14 13 15 0 21-21 21-23s-2-2-2-2c-2 0-2 1-3 2-3 12-9 18-15 18-3 0-4-1-4-4 0-4 1-6 3-12 2-5 8-21 8-29 0-15-12-17-19-17-12 0-21 8-25 14-1-10-10-14-16-14s-10 5-12 8c-3 6-5 14-5 15 0 2 2 1 2 2 3 0 3-1 4-5 2-9 5-16 11-16 3 0 5 4 5 7s-2 9-3 13-2 10-3 13c-2 6-3 13-5 19z"><text:p/></draw:path><draw:path draw:style-name="gr548" draw:text-style-name="P28" svg:width="0.099cm" svg:height="0.006cm" svg:x="0.839cm" svg:y="0.141cm" svg:viewBox="0 0 100 7" svg:d="M94 7c2 0 6 0 6-3 0-4-4-4-6-4-30 0-59 0-88 0-2 0-6 0-6 4 0 3 3 3 6 3 29 0 58 0 88 0z"><text:p/></draw:path><draw:path draw:style-name="gr549" draw:text-style-name="P28" svg:width="0.052cm" svg:height="0.097cm" svg:x="0.971cm" svg:y="0.083cm" svg:viewBox="0 0 53 98" svg:d="M33 4c0-3 0-4-4-4-10 10-23 10-29 10 0 1 0 3 0 5 4 0 13 0 21-4 0 25 0 50 0 75 0 5 0 7-14 7-2 0-5 0-6 0 0 2 0 4 0 5 3 0 21 0 26 0s23 0 26 0c0-1 0-3 0-5-1 0-3 0-5 0-15 0-15-2-15-7 0-27 0-55 0-82z"><text:p/></draw:path><draw:path draw:style-name="gr550" draw:text-style-name="P28" svg:width="0.052cm" svg:height="0.097cm" svg:x="0.729cm" svg:y="0.229cm" svg:viewBox="0 0 53 98" svg:d="M33 4c0-4 0-4-4-4-10 10-23 10-29 10 0 1 0 3 0 5 4 0 13 0 22-4 0 25 0 50 0 75 0 5 0 6-15 6-2 0-4 0-6 0 0 2 0 4 0 6 3 0 21-1 26-1s23 1 26 1c0-2 0-4 0-6-1 0-3 0-5 0-15 0-15-1-15-6 0-27 0-55 0-82z"><text:p/></draw:path><draw:path draw:style-name="gr551" draw:text-style-name="P28" svg:width="0.048cm" svg:height="0.209cm" svg:x="1.061cm" svg:y="0.114cm" svg:viewBox="0 0 49 210" svg:d="M49 105c0-16-3-42-14-66-13-26-31-39-33-39-1 0-2 1-2 2 0 0 0 1 4 5 21 21 33 54 33 98 0 36-8 73-35 99-2 3-2 3-2 4s1 2 2 2c2 0 21-15 33-41 11-23 14-47 14-64z"><text:p/></draw:path><draw:path draw:style-name="gr552" draw:text-style-name="P28" svg:width="0.139cm" svg:height="0.089cm" svg:x="1.201cm" svg:y="0.168cm" svg:viewBox="0 0 140 90" svg:d="M140 7c0-5-1-6-2-6s-3 0-3 5c-1 14-16 23-29 23s-23-6-34-14c-11-7-23-15-37-15-19 0-35 15-35 34 0 5 2 7 3 7 2 0 3-4 3-5 1-18 19-24 29-24 12 0 23 7 34 14 11 8 23 15 37 15 19 0 34-15 34-34zM140 56c0-6-1-4-2-7-1 0-3 1-3 6-1 15-16 23-29 23s-23-7-34-14-23-15-37-15c-19 0-35 15-35 34 0 5 2 7 3 7 2 0 3-4 3-5 1-18 19-24 29-24 12 0 23 6 34 14 11 7 23 15 37 15 19 0 34-16 34-34z"><text:p/></draw:path><draw:path draw:style-name="gr553" draw:text-style-name="P28" svg:width="0.15cm" svg:height="0.143cm" svg:x="1.421cm" svg:y="0.127cm" svg:viewBox="0 0 151 144" svg:d="M55 77c12 0 24 0 36 0 30 0 60-22 60-45 0-16-15-32-42-32-23 0-45 0-68 0-4 0-7 0-7 4 0 3 2 3 6 3 3 0 7 0 9 0 4 0 5 1 5 3 0 1 0 2-1 4-9 38-18 75-28 113-2 8-3 10-19 10-4 0-6 0-6 4 0 3 2 3 3 3 6 0 21-1 27-1 4 0 9 0 13 0 5 0 10 1 14 1 1 0 4 0 4-4 0-3-2-3-6-3-8 0-14 0-14-4 0-1 1-2 1-4 4-17 9-34 13-52zM70 14c3-7 3-7 12-7 6 0 13 0 20 0 17 0 29 5 29 20 0 8-4 26-13 34-10 9-23 11-32 11-10 0-20 0-30 0 5-19 9-38 14-58z"><text:p/></draw:path><draw:path draw:style-name="gr554" draw:text-style-name="P28" svg:width="0.048cm" svg:height="0.209cm" svg:x="1.598cm" svg:y="0.114cm" svg:viewBox="0 0 49 210" svg:d="M49 208c0-1 0-1-4-5-26-26-33-66-33-98 0-37 8-73 34-100 3-2 3-3 3-3 0-1-1-2-2-2-3 0-21 14-34 41-11 23-13 46-13 64 0 16 2 42 14 65 12 27 30 40 33 40 1 0 2-1 2-2z"><text:p/></draw:path><draw:path draw:style-name="gr555" draw:text-style-name="P28" svg:width="0.139cm" svg:height="0.094cm" svg:x="1.665cm" svg:y="0.177cm" svg:viewBox="0 0 140 95" svg:d="M91 22c1-5 3-13 3-14 0-4-3-6-6-6-2 0-6 2-8 6 0 2-10 42-12 47-1 6-1 10-1 14 0 2 0 3 0 4-5 11-11 18-20 18-16 0-16-16-16-20 0-6 1-15 10-40 3-7 4-10 4-14 0-9-7-17-17-17-20 0-28 30-28 32s2 2 2 2c3 0 3 0 4-3 5-20 14-27 21-27 2 0 5 1 5 7s-2 11-3 15c-10 25-12 35-12 42 0 20 14 27 30 27 3 0 13 0 21-15 6 14 21 15 27 15 16 0 25-13 30-26 8-16 15-44 15-55s-6-14-10-14c-5 0-10 5-10 10 0 3 1 4 3 6s7 7 7 18c0 7-6 27-11 38-6 11-13 19-24 19-9 0-15-7-15-19 0-6 2-12 2-15 3-12 6-23 9-35z"><text:p/></draw:path><draw:path draw:style-name="gr556" draw:text-style-name="P28" svg:width="0.089cm" svg:height="0.066cm" svg:x="1.817cm" svg:y="0.236cm" svg:viewBox="0 0 90 67" svg:d="M11 56c-1 2-1 5-1 6 0 3 2 5 4 5 3 0 6-3 6-4 1-2 2-6 3-9 0-3 2-10 3-13s2-7 3-10c2-6 2-8 6-14 4-5 11-13 22-13 8 0 9 7 9 10 0 9-7 26-9 32-2 4-2 5-2 8 0 8 6 13 14 13 14 0 21-21 21-23s-2-2-2-2c-2 0-2 1-3 2-3 12-10 18-16 18-3 0-4-2-4-5s2-5 4-12c2-4 8-20 8-28 0-15-12-17-19-17-12 0-21 7-26 13 0-10-9-13-15-13s-10 5-12 8c-3 5-5 14-5 15 0 2 2 2 2 2 2 0 3-1 3-5 3-9 6-16 11-16 4 0 6 3 6 7 0 3-2 8-3 12s-3 11-3 14c-2 6-3 12-5 19z"><text:p/></draw:path><draw:path draw:style-name="gr557" draw:text-style-name="P28" svg:width="0.007cm" svg:height="0.209cm" svg:x="1.949cm" svg:y="0.114cm" svg:viewBox="0 0 8 210" svg:d="M8 7c0-3 0-7-4-7s-4 4-4 7c0 66 0 130 0 196 0 3 0 7 4 7s4-4 4-7c0-66 0-130 0-196z"><text:p/></draw:path><draw:path draw:style-name="gr558" draw:text-style-name="P28" svg:width="0.139cm" svg:height="0.094cm" svg:x="1.989cm" svg:y="0.177cm" svg:viewBox="0 0 140 95" svg:d="M92 22c0-5 3-13 3-14 0-4-3-6-6-6s-7 2-8 6c-1 2-11 42-12 47-2 6-2 10-2 14 0 2 0 3 0 4-5 11-11 18-20 18-16 0-16-16-16-20 0-6 1-15 11-40 2-7 4-10 4-14 0-9-8-17-18-17-20 0-28 30-28 32s2 2 3 2c2 0 2 0 3-3 6-20 14-27 22-27 1 0 4 1 4 7s-1 11-3 15c-9 25-12 35-12 42 0 20 14 27 30 27 3 0 14 0 22-15 5 14 20 15 26 15 16 0 26-13 31-26 7-16 14-44 14-55s-6-14-9-14c-6 0-11 5-11 10 0 3 1 4 3 6s8 7 8 18c0 7-6 27-12 38s-13 19-23 19-16-7-16-19c0-6 2-12 3-15 3-12 6-23 9-35z"><text:p/></draw:path><draw:path draw:style-name="gr559" draw:text-style-name="P28" svg:width="0.089cm" svg:height="0.066cm" svg:x="2.146cm" svg:y="0.115cm" svg:viewBox="0 0 90 67" svg:d="M11 56c-1 2-1 5-1 6 0 3 2 5 4 5 3 0 5-2 6-3 2-2 2-6 3-10 0-2 2-10 3-13s2-7 3-10c1-6 2-7 6-13s11-14 22-14c8 0 8 8 8 10 0 9-6 26-8 32-2 4-2 6-2 8 0 8 6 13 14 13 14 0 21-21 21-23s-2-2-2-2c-2 0-3 1-3 2-3 12-10 18-16 18-3 0-4-1-4-4 0-4 1-6 4-12 2-5 8-21 8-29 0-15-12-17-19-17-12 0-21 8-26 14 0-10-9-14-15-14-7 0-10 5-12 8-3 6-5 14-5 15 0 2 2 2 2 2 2 0 3-1 3-5 3-9 6-16 11-16 4 0 5 4 5 7s-1 9-2 13-3 10-3 13c-2 6-3 13-5 19z"><text:p/></draw:path><draw:path draw:style-name="gr560" draw:text-style-name="P28" svg:width="0.099cm" svg:height="0.006cm" svg:x="2.259cm" svg:y="0.141cm" svg:viewBox="0 0 100 7" svg:d="M94 7c3 0 6 0 6-3 0-4-3-4-6-4-29 0-59 0-88 0-2 0-6 0-6 4 0 3 4 3 6 3 29 0 59 0 88 0z"><text:p/></draw:path><draw:path draw:style-name="gr561" draw:text-style-name="P28" svg:width="0.053cm" svg:height="0.097cm" svg:x="2.391cm" svg:y="0.083cm" svg:viewBox="0 0 54 98" svg:d="M34 4c0-3-1-4-5-4-9 10-23 10-29 10 0 1 0 3 0 5 4 0 13 0 22-4 0 25 0 50 0 75 0 5 0 7-15 7-2 0-4 0-6 0 0 2 0 4 0 5 3 0 21 0 27 0 4 0 22 0 26 0 0-1 0-3 0-5-2 0-4 0-5 0-15 0-15-2-15-7 0-27 0-55 0-82z"><text:p/></draw:path><draw:path draw:style-name="gr562" draw:text-style-name="P28" svg:width="0.09cm" svg:height="0.066cm" svg:x="2.14cm" svg:y="0.266cm" svg:viewBox="0 0 91 67" svg:d="M11 56c0 2-1 4-1 6 0 3 3 5 5 5s5-2 5-3c1-2 2-6 3-9s3-10 3-14c2-3 2-6 3-10 2-6 2-7 6-13 5-6 11-14 23-14 8 0 8 8 8 10 0 9-7 26-8 32-2 4-3 6-3 8 0 8 7 13 14 13 15 0 22-21 22-23s-2-1-3-2c-2 0-2 1-3 3-3 11-9 17-15 17-3 0-4-1-4-4 0-4 1-6 3-12 2-5 8-21 8-29 0-14-11-17-19-17-12 0-21 8-25 14-1-10-10-14-16-14s-10 5-12 8c-3 6-5 14-5 15 0 2 2 2 3 2 2 0 2-1 3-5 2-9 5-16 11-16 3 0 5 4 5 7s-2 9-3 13-2 10-3 13c-2 6-3 13-5 19z"><text:p/></draw:path><draw:path draw:style-name="gr563" draw:text-style-name="P28" svg:width="0.099cm" svg:height="0.006cm" svg:x="2.253cm" svg:y="0.292cm" svg:viewBox="0 0 100 7" svg:d="M94 7c2 0 6 0 6-3 0-4-3-4-6-4-30 0-59 0-88 0-2 0-6 0-6 4 0 3 4 3 6 3 29 0 58 0 88 0z"><text:p/></draw:path><draw:path draw:style-name="gr564" draw:text-style-name="P28" svg:width="0.13cm" svg:height="0.1cm" svg:x="2.379cm" svg:y="0.232cm" svg:viewBox="0 0 131 101" svg:d="M113 16c2-6 4-11 15-11 2 0 3 0 3-3 0-1 0-2-1-2-6 0-11 1-16 1-4 0-12-1-16-1 0 0-3 0-3 3 0 2 2 2 3 2 8 0 10 3 10 6 0 2 0 2-1 4-5 22-10 43-16 64-12-26-24-51-37-77-1-2-2-2-5-2-7 0-14 0-20 0-3 0-5 0-5 3 0 2 2 2 5 2s6 0 9 1c-6 26-13 52-19 79-2 6-5 10-16 10-1 0-3 0-3 3 0 2 1 3 2 3 5 0 11-1 15-1s13 1 16 1c2 0 3-1 3-3 0-3-2-3-3-3-10 0-10-4-10-6 0 0 0-1 1-4 7-25 13-50 19-75 15 30 28 59 43 88 1 2 2 3 3 3 3 0 3-1 3-3 7-27 14-55 21-82z"><text:p/></draw:path><draw:path draw:style-name="gr565" draw:text-style-name="P28" svg:width="0.108cm" svg:height="0.108cm" svg:x="2.529cm" svg:y="0.241cm" svg:viewBox="0 0 109 109" svg:d="M58 58c15 0 30 0 45 0 2 0 6 0 6-4s-3-4-6-4c-15 0-30 0-45 0 0-15 0-30 0-45 0-1 0-5-3-5-4 0-4 3-4 5 0 15 0 30 0 45-15 0-31 0-46 0-1 0-5 0-5 4s4 4 5 4c15 0 31 0 46 0 0 15 0 30 0 45 0 2 0 6 4 6 3 0 3-4 3-6 0-15 0-30 0-45z"><text:p/></draw:path><draw:path draw:style-name="gr566" draw:text-style-name="P28" svg:width="0.052cm" svg:height="0.097cm" svg:x="2.664cm" svg:y="0.235cm" svg:viewBox="0 0 53 98" svg:d="M33 4c0-4 0-4-4-4-10 9-23 9-29 9 0 2 0 4 0 5 3 0 13 0 21-4 0 25 0 51 0 76 0 5 0 6-14 6-2 0-5 0-6 0 0 2 0 4 0 6 3-1 21-1 26-1s23 0 26 1c0-2 0-4 0-6-1 0-3 0-5 0-15 0-15-1-15-6 0-27 0-55 0-82z"><text:p/></draw:path><draw:path draw:style-name="gr567" draw:text-style-name="P28" svg:width="0.048cm" svg:height="0.209cm" svg:x="2.754cm" svg:y="0.114cm" svg:viewBox="0 0 49 210" svg:d="M49 105c0-16-2-42-14-66-12-26-31-39-33-39-1 0-2 1-2 2 0 0 0 1 4 5 21 21 33 54 33 98 0 36-8 73-34 99-3 3-3 3-3 4s1 2 2 2c2 0 21-15 34-41 11-23 13-47 13-64z"><text:p/></draw:path><draw:path draw:style-name="gr568" draw:text-style-name="P28" svg:width="0.139cm" svg:height="0.048cm" svg:x="2.895cm" svg:y="0.194cm" svg:viewBox="0 0 140 49" svg:d="M133 8c3 0 7 0 7-4s-4-4-7-4c-42 0-84 0-126 0-3 0-7 0-7 4s4 4 7 4c42 0 84 0 126 0zM133 49c3 0 7 0 7-4s-4-4-7-4c-42 0-84 0-126 0-3 0-7 0-7 4s4 4 7 4c42 0 84 0 126 0z"><text:p/></draw:path><draw:path draw:style-name="gr569" draw:text-style-name="P28" svg:width="0.113cm" svg:height="0.106cm" svg:x="3.141cm" svg:y="0.034cm" svg:viewBox="0 0 114 107" svg:d="M114 2c0-1-1-2-2-2s-1 0-3 2c-3 3-6 8-10 11-2-2-10-13-28-13-36 0-71 32-71 65 0 24 19 42 45 42 8 0 22-2 38-15 11-10 15-22 15-24 0-1-2-1-3-1-2 0-2 0-3 1-6 21-27 33-44 33-16 0-33-8-33-31 0-5 1-28 18-47 10-11 25-18 40-18 16 0 27 12 27 29 0 4-1 6-1 6 0 2 2 2 3 2 2 0 2 0 3-3 3-13 6-25 9-37z"><text:p/></draw:path><draw:path draw:style-name="gr570" draw:text-style-name="P28" svg:width="0.037cm" svg:height="0.146cm" svg:x="3.279cm" svg:y="0.027cm" svg:viewBox="0 0 38 147" svg:d="M35 0c-28 20-35 51-35 74 0 21 6 52 35 73 2 0 3 0 3-1 0-2 0-2-1-3-20-17-27-42-27-69 0-40 15-59 27-70 1-1 1-1 1-2 0-2-1-2-3-2z"><text:p/></draw:path><draw:path draw:style-name="gr571" draw:text-style-name="P28" svg:width="0.107cm" svg:height="0.066cm" svg:x="3.335cm" svg:y="0.073cm" svg:viewBox="0 0 108 67" svg:d="M71 18c0-4 2-11 2-11 0-3-2-5-5-5-2 0-5 2-6 4 0 1-2 7-3 11-2 8-2 9-4 17s-2 9-2 13c0 3-1 6-4 11-2 2-5 4-11 4-5 0-13-1-13-13 0-8 4-18 7-26 3-6 3-8 3-10 0-8-6-13-13-13-15 0-22 20-22 23 0 2 2 2 2 2 3 0 3-1 3-3 4-12 10-18 16-18 2 0 4 2 4 6 0 3-2 6-2 8-9 22-9 25-9 29 0 17 16 20 24 20 3 0 10 0 17-10 3 7 11 10 20 10 13 0 20-12 23-18 6-12 10-30 10-37 0-11-6-12-7-12-4 0-8 4-8 8 0 2 1 3 2 5 4 3 6 7 6 11 0 2-6 38-25 38-12 0-12-10-12-13s0-6 3-14c1-6 3-12 4-17z"><text:p/></draw:path><draw:path draw:style-name="gr572" draw:text-style-name="P28" svg:width="0.073cm" svg:height="0.047cm" svg:x="3.463cm" svg:y="0.024cm" svg:viewBox="0 0 74 48" svg:d="M11 37c-1 2-1 7-1 7 0 2 1 4 3 4s4-1 5-4c1 0 2-5 2-8 4-14 3-10 4-14 1-3 9-18 22-18 5 0 7 3 7 7 0 6-4 17-7 23 0 1 0 3 0 4 0 6 4 10 11 10 11 0 17-14 17-16s-1-1-2-2c-2 0-2 1-3 2-2 7-7 12-12 12-2 0-3-1-3-4 0-2 1-3 1-5 2-4 7-16 7-22 0-8-6-13-15-13-10 0-17 6-21 11 0-9-9-11-12-11-11 0-9 11-14 16 0 2 2 2 2 2 2 0 2-1 3-2 2-6 4-12 8-12s4 3 4 6c0 1-1 5-1 7-1 3-2 8-2 10-1 3-2 7-3 10z"><text:p/></draw:path><draw:path draw:style-name="gr573" draw:text-style-name="P28" svg:width="0.079cm" svg:height="0.005cm" svg:x="3.564cm" svg:y="0.041cm" svg:viewBox="0 0 80 6" svg:d="M76 6c1 0 4 0 4-3s-3-3-4-3c-24 0-47 0-71 0-2 0-5 0-5 3s3 3 5 3c24 0 47 0 71 0z"><text:p/></draw:path><draw:path draw:style-name="gr574" draw:text-style-name="P28" svg:width="0.043cm" svg:height="0.069cm" svg:x="3.676cm" svg:y="0cm" svg:viewBox="0 0 44 70" svg:d="M27 3c0-3 0-3-4-3-7 7-19 7-21 7-1 0-1 0-2 0 0 1 0 3 0 4 1 0 1 0 2 0 2 0 9 0 15-3 0 18 0 36 0 53 0 3 0 4-11 4-2 0-3 0-5 0 0 2 0 3 0 5 6 0 15 0 21 0s16 0 22 0c0-2 0-3 0-5-2 0-4 0-6 0-11 0-11-1-11-4 0-19 0-39 0-58z"><text:p/></draw:path><draw:path draw:style-name="gr575" draw:text-style-name="P28" svg:width="0.073cm" svg:height="0.047cm" svg:x="3.46cm" svg:y="0.142cm" svg:viewBox="0 0 74 48" svg:d="M11 36c-1 3-1 5-2 8 0 2 2 4 4 4 1 0 4-1 5-4 0 0 1-5 2-8 3-14 3-14 3-15 2-2 9-17 23-17 4 0 7 3 7 7 0 6-4 17-7 23 0 1-1 3-1 4 0 6 5 10 11 10 12 0 18-14 18-17 0-1-2-1-3-1s-1 1-2 2c-2 6-7 12-12 12-2 0-3-1-3-4 0-2 0-3 1-5 2-4 7-16 7-22 0-8-6-13-16-13-9 0-16 6-20 10 0-8-9-10-13-10-10 0-9 11-13 16 0 2 1 2 2 2 2 0 2-1 2-2 2-6 4-12 9-12 3 0 4 3 4 5s-1 5-1 8c-1 3-2 8-3 10 0 3-2 6-2 9z"><text:p/></draw:path><draw:path draw:style-name="gr576" draw:text-style-name="P28" svg:width="0.08cm" svg:height="0.005cm" svg:x="3.559cm" svg:y="0.159cm" svg:viewBox="0 0 81 6" svg:d="M76 6c2 0 5 0 5-3s-3-3-5-3c-24 0-47 0-71 0-2 0-5 0-5 3s3 3 5 3c24 0 47 0 71 0z"><text:p/></draw:path><draw:path draw:style-name="gr577" draw:text-style-name="P28" svg:width="0.102cm" svg:height="0.071cm" svg:x="3.669cm" svg:y="0.116cm" svg:viewBox="0 0 103 72" svg:d="M88 12c1-3 2-7 12-7 1 0 3 0 3-3 0-1 0-2-2-2s-4 0-6 0-4 1-6 1-4-1-6-1-4 0-6 0c-1 0-3 0-3 3 0 2 2 2 3 2 7 0 7 2 7 4 0 1 0 1 0 2-4 15-8 30-11 45-11-18-21-36-32-54-1-2-1-2-4-2-5 0-11 0-16 0-2 0-4 0-4 3 0 2 2 2 4 2s4 0 7 0c-5 18-9 36-14 55 0 3-1 7-11 7-1 0-3 0-3 3 0 1 1 2 2 2 2 0 4-1 6-1s4 0 6 0 4 0 6 0 4 1 6 1 3-1 3-3-2-2-3-2c-5 0-7-2-7-4 0-1 0-1 0-2 4-18 9-36 13-53 12 20 24 41 36 62 2 2 2 2 3 2 3 0 3-1 3-3 5-19 9-38 14-57z"><text:p/></draw:path><draw:path draw:style-name="gr578" draw:text-style-name="P28" svg:width="0.087cm" svg:height="0.087cm" svg:x="3.792cm" svg:y="0.117cm" svg:viewBox="0 0 88 88" svg:d="M47 47c12 0 24 0 36 0 2 0 5 0 5-3s-3-3-5-3c-12 0-24 0-36 0 0-12 0-25 0-37 0-2 0-4-3-4s-3 2-3 4c0 12 0 25 0 37-12 0-25 0-37 0-1 0-4 0-4 3s3 3 4 3c12 0 25 0 37 0 0 12 0 24 0 36 0 2 0 5 3 5s3-3 3-5c0-12 0-24 0-36z"><text:p/></draw:path><draw:path draw:style-name="gr579" draw:text-style-name="P28" svg:width="0.042cm" svg:height="0.069cm" svg:x="3.905cm" svg:y="0.117cm" svg:viewBox="0 0 43 70" svg:d="M26 3c0-3 0-3-3-3-7 7-19 7-21 7-1 0-1 0-2 0 0 1 0 3 0 4 1 0 1 0 2 0 2 0 9 0 15-3 0 18 0 36 0 53 0 3 0 4-11 4-2 0-4 0-5 0 0 2 0 3 0 5 5 0 15 0 21 0s15 0 21 0c0-2 0-3 0-5-2 0-3 0-5 0-12 0-12-1-12-4 0-19 0-39 0-58z"><text:p/></draw:path><draw:path draw:style-name="gr580" draw:text-style-name="P28" svg:width="0.107cm" svg:height="0.066cm" svg:x="3.979cm" svg:y="0.073cm" svg:viewBox="0 0 108 67" svg:d="M71 18c1-4 3-11 3-11 0-3-3-5-5-5-3 0-6 2-7 4 0 1-1 7-3 11-1 8-1 9-4 17-2 8-2 9-2 13 0 3-1 6-4 11-2 2-5 4-10 4-6 0-14-1-14-13 0-8 4-18 7-26 3-6 3-8 3-10 0-8-6-13-13-13-15 0-22 20-22 23 0 2 2 1 2 2 3 0 3-1 3-3 4-12 10-18 16-18 2 0 4 2 4 6 0 3-2 6-2 8-9 22-9 25-9 29 0 17 16 20 24 20 3 0 10 0 17-10 3 7 12 10 21 10 12 0 19-12 22-18 6-12 10-30 10-37 0-11-6-12-7-12-4 0-8 4-8 8 0 2 1 3 2 5 4 3 6 7 6 11 0 2-6 38-25 38-12 0-12-10-12-13s1-6 3-14c1-6 3-12 4-17z"><text:p/></draw:path><draw:path draw:style-name="gr581" draw:text-style-name="P28" svg:width="0.073cm" svg:height="0.047cm" svg:x="4.104cm" svg:y="0.113cm" svg:viewBox="0 0 74 48" svg:d="M11 37c-1 2-2 7-2 7 0 2 2 4 4 4 1 0 4-1 5-4 0 0 1-5 2-8 3-14 3-14 4-15 1-2 9-17 22-17 5 0 7 3 7 7 0 6-4 17-7 23 0 1-1 3-1 4 0 6 5 10 11 10 12 0 18-14 18-17 0-1-2-1-3-1s-1 1-2 2c-2 7-7 12-12 12-2 0-3-1-3-4 0-2 1-3 1-5 2-4 7-16 7-22 0-8-6-13-16-13-9 0-16 6-20 11 0-9-9-11-12-11-11 0-9 11-14 16 0 2 2 2 2 2 2 0 2-1 3-2 1-6 3-12 8-12 4 0 4 3 4 5s-1 6-1 8c-1 3-2 8-3 10 0 3-2 7-2 10z"><text:p/></draw:path><draw:path draw:style-name="gr582" draw:text-style-name="P28" svg:width="0.037cm" svg:height="0.146cm" svg:x="4.208cm" svg:y="0.027cm" svg:viewBox="0 0 38 147" svg:d="M2 0c0 0-2 0-2 2 0 1 0 1 1 2 13 12 27 32 27 70 0 30-9 54-26 68-2 2-2 3-2 4 0 0 0 1 2 1s15-9 25-28c7-12 11-28 11-45 0-21-6-53-36-74z"><text:p/></draw:path><draw:path draw:style-name="gr583" draw:text-style-name="P28" svg:width="1.132cm" svg:height="0.007cm" svg:x="3.131cm" svg:y="0.213cm" svg:viewBox="0 0 1133 8" svg:d="M0 0c377 0 755 0 1133 0 0 3 0 5 0 8-378 0-756 0-1133 0 0-3 0-5 0-8z"><text:p/></draw:path><draw:path draw:style-name="gr584" draw:text-style-name="P28" svg:width="0.113cm" svg:height="0.106cm" svg:x="3.168cm" svg:y="0.265cm" svg:viewBox="0 0 114 107" svg:d="M114 2c0-1-1-2-2-2s-2 1-3 2c-3 3-7 8-11 11-1-2-9-13-27-13-36 0-71 32-71 65 0 24 19 42 45 42 8 0 22-2 38-15 11-10 14-22 14-24 0-1-2-1-2-1-2 0-3 0-3 2-6 20-27 32-45 32-15 0-33-8-33-31 0-5 2-28 18-47 11-11 26-18 41-18 16 0 27 13 27 29 0 4-1 6-1 6 0 2 2 2 2 2 3 0 3 0 4-3 3-13 6-25 9-37z"><text:p/></draw:path><draw:path draw:style-name="gr585" draw:text-style-name="P28" svg:width="0.037cm" svg:height="0.146cm" svg:x="3.306cm" svg:y="0.259cm" svg:viewBox="0 0 38 147" svg:d="M35 0c-28 19-35 51-35 73 0 21 6 53 35 74 2 0 3 0 3-2 0-1 0-1-1-2-20-18-27-43-27-70 0-39 15-59 27-70 1-1 1-1 1-2s-1-1-3-1z"><text:p/></draw:path><draw:path draw:style-name="gr586" draw:text-style-name="P28" svg:width="0.107cm" svg:height="0.066cm" svg:x="3.362cm" svg:y="0.303cm" svg:viewBox="0 0 108 67" svg:d="M71 18c0-4 2-11 2-11 0-3-2-5-5-5s-5 2-6 4c0 1-2 7-3 11-2 8-2 9-4 17s-2 9-2 13c0 3-1 6-4 11-3 2-5 4-11 4-5 0-13-1-13-13 0-8 4-18 7-26 3-6 3-8 3-10 0-7-6-13-13-13-15 0-22 20-22 23 0 2 2 2 2 2 2 0 3-1 3-3 3-12 10-18 16-18 2 0 4 2 4 6 0 3-2 6-2 8-9 22-9 25-9 29 0 17 16 20 24 20 3 0 10 0 17-10 3 7 11 10 20 10 13 0 20-12 23-18 6-12 10-30 10-37 0-11-7-12-7-12-4 0-9 4-9 8 0 2 2 3 3 5 3 3 6 7 6 11 0 2-7 38-25 38-12 0-12-10-12-13s0-6 3-14c1-6 3-12 4-17z"><text:p/></draw:path><draw:path draw:style-name="gr587" draw:text-style-name="P28" svg:width="0.073cm" svg:height="0.047cm" svg:x="3.49cm" svg:y="0.254cm" svg:viewBox="0 0 74 48" svg:d="M11 37c-1 2-2 7-2 7 0 3 2 4 4 4 1 0 4-1 5-4 0 0 2-5 2-8 4-14 3-10 4-14 1-3 9-18 22-18 5 0 7 3 7 7 0 6-4 17-7 23 0 1-1 3-1 4 0 6 5 10 12 10 11 0 17-14 17-16s-2-2-3-2-1 1-2 2c-2 7-7 12-12 12-2 0-3-1-3-4 0-2 1-3 1-5 2-4 7-16 7-22 0-8-6-13-16-13-9 0-16 6-20 11 0-9-9-11-12-11-11 0-14 16-14 17s2 1 2 1c2 0 2-1 3-2 1-6 3-12 8-12 4 0 4 3 4 6 0 1-1 5-1 7-1 3-2 8-3 10 0 3-2 7-2 10z"><text:p/></draw:path><draw:path draw:style-name="gr588" draw:text-style-name="P28" svg:width="0.079cm" svg:height="0.005cm" svg:x="3.59cm" svg:y="0.271cm" svg:viewBox="0 0 80 6" svg:d="M76 6c1 0 4 0 4-3s-3-3-4-3c-24 0-48 0-72 0-1 0-4 0-4 3s3 3 4 3c24 0 48 0 72 0z"><text:p/></draw:path><draw:path draw:style-name="gr589" draw:text-style-name="P28" svg:width="0.042cm" svg:height="0.069cm" svg:x="3.702cm" svg:y="0.231cm" svg:viewBox="0 0 43 70" svg:d="M27 3c0-3 0-3-4-3-7 7-19 7-21 7-1 0-1 0-2 0 0 1 0 3 0 4 1 0 1 0 2 0 2 0 9 0 15-3 0 18 0 36 0 53 0 3 0 4-11 4-2 0-4 0-5 0 0 2 0 3 0 5 6 0 15 0 21 0s16 0 21 0c0-2 0-3 0-5-2 0-3 0-5 0-11 0-11-1-11-4 0-19 0-39 0-58z"><text:p/></draw:path><draw:path draw:style-name="gr590" draw:text-style-name="P28" svg:width="0.073cm" svg:height="0.047cm" svg:x="3.486cm" svg:y="0.371cm" svg:viewBox="0 0 74 48" svg:d="M11 37c0 2-1 4-1 7 0 2 1 4 3 4s4-1 6-4c0 0 1-5 1-8 4-14 4-14 4-15 2-2 9-17 22-17 5 0 7 3 7 7 0 6-4 17-6 23-1 1-1 3-1 4 0 6 5 10 11 10 11 0 17-14 17-17 0-1-1 0-2-1-2 0-2 1-3 2-2 7-7 12-11 12-3 0-4-1-4-4 0-2 1-3 2-5 2-4 6-16 6-22 0-8-6-13-15-13-10 0-16 6-20 11-1-9-9-11-13-11-11 0-9 11-14 16 0 2 2 2 2 2 2 0 2-1 3-2 2-6 4-12 8-12s4 3 4 5 0 6-1 8c-1 3-2 8-2 10-1 3-2 7-3 10z"><text:p/></draw:path><draw:path draw:style-name="gr591" draw:text-style-name="P28" svg:width="0.079cm" svg:height="0.005cm" svg:x="3.586cm" svg:y="0.389cm" svg:viewBox="0 0 80 6" svg:d="M76 6c2 0 4 0 4-3s-2-3-4-3c-24 0-47 0-71 0-2 0-5 0-5 3s3 3 5 3c24 0 47 0 71 0z"><text:p/></draw:path><draw:path draw:style-name="gr592" draw:text-style-name="P28" svg:width="0.102cm" svg:height="0.071cm" svg:x="3.696cm" svg:y="0.347cm" svg:viewBox="0 0 103 72" svg:d="M88 12c1-3 2-7 12-7 1 0 3 0 3-3 0-1-1-2-2-2-2 0-4 0-6 0s-4 1-6 1c-3 0-4-1-6-1-3 0-4 0-6 0-1 0-3 0-3 3 0 2 2 2 3 2 6 0 7 2 7 4 0 1 0 1 0 2-4 15-8 30-11 45-11-18-21-36-32-54-1-2-1-2-4-2-5 0-11 0-17 0-1 0-3 0-3 3 0 2 1 2 4 2 2 0 4 0 7 0-5 18-9 36-14 55-1 3-1 7-12 7 0 0-2 0-2 3 0 1 1 2 2 2 2 0 4-1 6-1s4 0 6 0 4 0 6 0 4 1 6 1 3-1 3-3-2-2-3-2c-6 0-7-2-7-4 0-1 0-1 0-2 4-18 9-36 13-53 12 21 24 41 36 62 2 2 2 2 3 2 2 0 3-1 3-3 5-19 9-38 14-57z"><text:p/></draw:path><draw:path draw:style-name="gr593" draw:text-style-name="P28" svg:width="0.087cm" svg:height="0.087cm" svg:x="3.819cm" svg:y="0.348cm" svg:viewBox="0 0 88 88" svg:d="M47 47c12 0 24 0 36 0 2 0 5 0 5-3s-3-3-5-3c-12 0-24 0-36 0 0-12 0-25 0-37 0-2 0-4-3-4s-3 2-3 4c0 12 0 25 0 37-12 0-25 0-37 0-2 0-4 0-4 3s2 3 4 3c12 0 25 0 37 0 0 12 0 24 0 36 0 2 0 5 3 5s3-3 3-5c0-12 0-24 0-36z"><text:p/></draw:path><draw:path draw:style-name="gr594" draw:text-style-name="P28" svg:width="0.043cm" svg:height="0.069cm" svg:x="3.932cm" svg:y="0.348cm" svg:viewBox="0 0 44 70" svg:d="M27 3c0-3 0-3-4-3-7 7-19 7-21 7-1 0-1 0-2 0 0 1 0 3 0 4 1 0 1 0 2 0 2 0 9 0 15-3 0 18 0 36 0 53 0 3 0 4-11 4-2 0-3 0-5 0 0 2 0 3 0 5 6 0 15 0 21 0s16 0 22 0c0-2 0-3 0-5-2 0-4 0-6 0-11 0-11-1-11-4 0-19 0-39 0-58z"><text:p/></draw:path><draw:path draw:style-name="gr595" draw:text-style-name="P28" svg:width="0.037cm" svg:height="0.146cm" svg:x="4.01cm" svg:y="0.259cm" svg:viewBox="0 0 38 147" svg:d="M3 0c-1 0-3 0-3 1s1 1 1 3c13 12 27 31 27 69 0 31-9 54-26 68-2 3-2 3-2 4s1 2 2 2c2 0 15-10 26-28 6-12 10-28 10-46 0-20-6-53-35-73z"><text:p/></draw:path></draw:g></text:span><text:span text:style-name="T25">. </text:span><text:span text:style-name="T26">To make a prediction </text:span><text:span text:style-name="T26"><draw:g text:anchor-type="as-char" svg:y="-0.192cm" draw:z-index="54" draw:style-name="gr1"><svg:title>TexMaths</svg:title><svg:desc>6§inline§    P(w_1, \ldots, w_n) = \prod^n_{k=1}P(w_k|w_1^{k-1})
§svg§600§TRUE§</svg:desc><draw:path draw:style-name="gr512" draw:text-style-name="P28" svg:width="0.15cm" svg:height="0.142cm" svg:x="0cm" svg:y="0.048cm" svg:viewBox="0 0 151 143" svg:d="M55 77c12 0 24 0 36 0 30 0 60-22 60-45 0-16-14-32-42-32-23 0-45 0-68 0-4 0-7 0-7 4 0 3 3 3 7 3 2 0 6 0 9 0s4 1 4 3c0 1 0 1-1 4-9 38-18 75-28 113-2 8-2 9-19 9-4 0-6 0-6 4 0 3 2 3 3 3 6 0 21-1 27-1 4 0 9 1 13 1 5 0 10 0 14 0 2 0 4 0 4-5 0-2-2-2-6-2-8 0-13 0-13-4 0-1 0-2 1-3 4-17 8-34 12-52zM71 14c2-7 2-7 11-7 7 0 13 0 20 0 18 0 29 5 29 19 0 9-4 27-12 35-11 9-24 10-33 10-10 0-20 0-30 0 5-19 10-37 15-57z"><text:p/></draw:path><draw:path draw:style-name="gr513" draw:text-style-name="P28" svg:width="0.048cm" svg:height="0.209cm" svg:x="0.177cm" svg:y="0.035cm" svg:viewBox="0 0 49 210" svg:d="M49 208c0-1 0-1-3-5-27-26-33-66-33-98 0-36 7-73 33-99 3-2 3-3 3-4s-1-2-2-2c-2 0-21 14-34 41-11 23-13 46-13 64 0 17 2 41 14 65 12 26 31 40 33 40 1 0 2-1 2-2z"><text:p/></draw:path><draw:path draw:style-name="gr514" draw:text-style-name="P28" svg:width="0.139cm" svg:height="0.094cm" svg:x="0.244cm" svg:y="0.099cm" svg:viewBox="0 0 140 95" svg:d="M91 22c1-5 4-12 4-14 0-4-3-6-6-6s-7 2-8 6c-1 2-11 42-13 48-1 6-1 9-1 14 0 2 0 2 0 3-5 11-11 17-20 17-16 0-16-15-16-18 0-7 1-15 11-41 2-6 3-9 3-14 0-9-7-17-17-17-20 0-28 31-28 32 0 3 2 3 3 3 2 0 2-1 3-4 6-20 14-26 22-26 1 0 4 0 4 7 0 5-1 11-3 14-9 26-12 35-12 43 0 19 14 26 30 26 3 0 14 0 22-14 5 13 20 14 26 14 16 0 26-13 31-25 7-17 14-45 14-55 0-11-6-15-10-15-5 0-10 5-10 10 0 3 1 4 3 6 2 3 8 8 8 18 0 7-6 28-12 39-6 10-13 17-23 17s-16-6-16-17c0-6 2-13 3-16 3-12 5-23 8-35z"><text:p/></draw:path><draw:path draw:style-name="gr515" draw:text-style-name="P28" svg:width="0.053cm" svg:height="0.097cm" svg:x="0.405cm" svg:y="0.126cm" svg:viewBox="0 0 54 98" svg:d="M34 4c0-4 0-4-5-4-9 9-22 10-29 10 0 1 0 3 0 5 4 0 14 0 22-4 0 25 0 50 0 75 0 4 0 6-15 6-2 0-4 0-6 0 0 2 0 4 0 6 3 0 21-1 27-1 4 0 23 1 26 1 0-2 0-4 0-6-2 0-4 0-5 0-15 0-15-2-15-6 0-28 0-55 0-82z"><text:p/></draw:path><draw:path draw:style-name="gr516" draw:text-style-name="P28" svg:width="0.024cm" svg:height="0.062cm" svg:x="0.502cm" svg:y="0.169cm" svg:viewBox="0 0 25 63" svg:d="M25 22c0-14-6-22-14-22-7 0-11 5-11 11s4 11 11 11c2 0 5 0 7-2 1-1 1-1 1-1 1 0 1 0 1 3 0 16-7 28-15 36-2 1-2 2-2 3s1 2 2 2c3 0 20-16 20-41z"><text:p/></draw:path><draw:path draw:style-name="gr517" draw:text-style-name="P28" svg:width="0.021cm" svg:height="0.021cm" svg:x="0.595cm" svg:y="0.169cm" svg:viewBox="0 0 22 22" svg:d="M22 11c0-6-5-11-11-11-7 0-11 5-11 11s4 11 11 11c6 0 11-5 11-11z"><text:p/></draw:path><draw:path draw:style-name="gr518" draw:text-style-name="P28" svg:width="0.021cm" svg:height="0.021cm" svg:x="0.689cm" svg:y="0.169cm" svg:viewBox="0 0 22 22" svg:d="M22 11c0-6-5-11-11-11s-11 5-11 11 5 11 11 11 11-5 11-11z"><text:p/></draw:path><draw:path draw:style-name="gr519" draw:text-style-name="P28" svg:width="0.021cm" svg:height="0.021cm" svg:x="0.783cm" svg:y="0.169cm" svg:viewBox="0 0 22 22" svg:d="M22 11c0-6-5-11-11-11s-11 5-11 11 5 11 11 11 11-5 11-11z"><text:p/></draw:path><draw:path draw:style-name="gr520" draw:text-style-name="P28" svg:width="0.024cm" svg:height="0.062cm" svg:x="0.876cm" svg:y="0.169cm" svg:viewBox="0 0 25 63" svg:d="M25 22c0-14-5-22-14-22-7 0-11 5-11 11s4 11 11 11c3 0 6 0 8-2 0-1 0-1 1-1 0 1 0 0 0 3 0 16-7 28-14 36-2 1-2 2-2 3s1 2 1 2c3 0 20-16 20-41z"><text:p/></draw:path><draw:path draw:style-name="gr521" draw:text-style-name="P28" svg:width="0.139cm" svg:height="0.094cm" svg:x="0.958cm" svg:y="0.099cm" svg:viewBox="0 0 140 95" svg:d="M92 22c0-5 3-12 3-14 0-4-3-6-6-6s-7 2-8 6c-1 2-11 42-12 48-2 6-2 9-2 14 0 2 0 2 0 3-5 11-11 17-19 17-17 0-17-15-17-18 0-7 1-15 11-41 2-6 4-9 4-14 0-9-8-17-18-17-20 0-28 31-28 32 0 3 2 3 3 3 2 0 2-1 3-4 6-20 14-26 22-26 1 0 5 0 5 7 0 5-2 11-4 14-9 26-12 35-12 43 0 19 14 26 30 26 3 0 14 0 22-14 5 13 20 14 26 14 16 0 26-13 31-25 7-17 14-45 14-55 0-11-6-15-9-15-6 0-11 5-11 10 0 3 1 4 3 6 2 3 8 8 8 18 0 7-6 28-12 39-5 10-13 17-23 17s-16-6-16-17c0-6 2-13 3-16 3-12 6-23 9-35z"><text:p/></draw:path><draw:path draw:style-name="gr522" draw:text-style-name="P28" svg:width="0.09cm" svg:height="0.065cm" svg:x="1.11cm" svg:y="0.159cm" svg:viewBox="0 0 91 66" svg:d="M11 55c0 3-1 6-1 7 0 3 3 4 5 4s4-2 5-3c2-1 3-6 3-9 1-3 3-10 3-13 2-4 2-7 3-10 2-6 2-8 6-14 5-6 11-13 23-13 8 0 8 7 8 10 0 9-6 26-8 32-2 4-3 5-3 7 0 8 7 13 14 13 15 0 22-20 22-22s-2-2-3-2c-2 0-2 1-3 2-3 12-9 18-15 18-3 0-4-2-4-5 0-4 1-5 4-12 1-5 7-20 7-28 0-15-11-17-19-17-12 0-21 7-25 13-1-10-10-13-16-13s-10 4-12 8c-3 5-5 14-5 14 0 2 2 2 3 2 2 0 2 0 3-4 2-9 5-16 11-16 3 0 5 3 5 7 0 3-2 8-3 12-1 5-2 11-3 14-2 6-3 12-5 18z"><text:p/></draw:path><draw:path draw:style-name="gr523" draw:text-style-name="P28" svg:width="0.048cm" svg:height="0.209cm" svg:x="1.23cm" svg:y="0.035cm" svg:viewBox="0 0 49 210" svg:d="M49 105c0-16-2-41-14-65-13-26-31-40-33-40-1 0-2 1-2 2s0 2 4 5c21 21 33 54 33 98 0 36-8 72-34 99-3 3-3 3-3 4s1 2 2 2c2 0 21-15 34-41 10-23 13-46 13-64z"><text:p/></draw:path><draw:path draw:style-name="gr524" draw:text-style-name="P28" svg:width="0.139cm" svg:height="0.048cm" svg:x="1.37cm" svg:y="0.116cm" svg:viewBox="0 0 140 49" svg:d="M133 8c3 0 7 0 7-4s-4-4-7-4c-42 0-84 0-126 0-3 0-7 0-7 4s4 4 7 4c42 0 84 0 126 0zM133 49c3 0 7 0 7-4s-4-4-7-4c-42 0-84 0-126 0-3 0-7 0-7 4s4 4 7 4c42 0 84 0 126 0z"><text:p/></draw:path><draw:path draw:style-name="gr525" draw:text-style-name="P28" svg:width="0.174cm" svg:height="0.209cm" svg:x="1.593cm" svg:y="0.035cm" svg:viewBox="0 0 175 210" svg:d="M64 210c0-3 0-6 0-9-22 0-22-10-22-16 0-59 0-118 0-177 31 0 61 0 91 0 0 59 0 118 0 177 0 6 0 16-21 16 0 3 0 6 0 9 21 0 42 0 63 0 0-3 0-6 0-9-21 0-21-10-21-16 0-54 0-107 0-160 0-6 0-17 21-17 0-3 0-5 0-8-58 0-117 0-175 0 0 3 0 5 0 8 22 0 22 11 22 17 0 53 0 106 0 160 0 6 0 16-22 16 0 3 0 6 0 9 22 0 43 0 64 0z"><text:p/></draw:path><draw:path draw:style-name="gr526" draw:text-style-name="P28" svg:width="0.089cm" svg:height="0.065cm" svg:x="1.787cm" svg:y="0.021cm" svg:viewBox="0 0 90 66" svg:d="M11 56c-1 2-1 5-1 6 0 3 2 4 4 4 3 0 6-2 6-3 1-1 2-6 3-9 0-3 2-10 3-13 1-4 2-7 3-10 2-6 2-8 6-14s11-13 22-13c8 0 9 7 9 10 0 9-7 26-9 32-2 4-2 5-2 7 0 8 6 13 14 13 14 0 21-20 21-22s-2-2-2-2c-2 0-2 1-3 2-3 12-10 18-16 18-3 0-4-2-4-5 0-4 2-5 4-12 2-4 8-20 8-28 0-15-12-17-19-17-12 0-21 7-26 13 0-10-9-13-15-13s-10 4-12 8c-3 5-5 14-5 14 0 3 2 3 2 3 2 0 3-1 3-5 3-9 6-16 11-16 4 0 6 3 6 7 0 3-2 8-3 12-1 5-3 11-3 14-2 6-3 12-5 19z"><text:p/></draw:path><draw:path draw:style-name="gr527" draw:text-style-name="P28" svg:width="0.072cm" svg:height="0.103cm" svg:x="1.791cm" svg:y="0.153cm" svg:viewBox="0 0 73 104" svg:d="M35 5c0-1 0-2 0-3s0-2-2-2c-3 0-15 1-19 2-1 0-3 0-3 3 0 2 2 2 4 2 7 0 7 1 7 2s0 2 0 4c-8 27-14 55-21 83-1 2-1 2-1 3 0 2 2 5 5 5 4 0 6-3 6-6 1-1 7-27 8-29 10 1 19 4 19 12 0 0 0 2-1 3 0 2 0 3 0 5 0 10 9 15 16 15 14 0 18-23 18-23 0-2-1-2-2-2-2 0-2 1-3 4-2 6-6 16-13 16-4 0-5-3-5-7 0-3 0-3 1-7 0-2 0-3 0-4 0-13-17-16-23-16 4-3 9-7 12-10 7-6 15-14 23-14 2 0 4 1 5 2-7 1-8 6-8 9s3 5 6 5c4 0 9-3 9-10 0-4-4-10-12-10s-16 6-24 13c-6 6-11 11-17 13 5-20 10-39 15-58z"><text:p/></draw:path><draw:path draw:style-name="gr528" draw:text-style-name="P28" svg:width="0.108cm" svg:height="0.039cm" svg:x="1.883cm" svg:y="0.198cm" svg:viewBox="0 0 109 40" svg:d="M103 7c2 0 6 0 6-3 0-4-4-4-6-4-32 0-65 0-98 0-1 0-5 0-5 4 0 3 3 3 5 3 33 0 66 0 98 0zM103 40c2 0 6 0 6-4s-4-4-6-4c-32 0-65 0-98 0-2 0-5 0-5 4s4 4 5 4c33 0 66 0 98 0z"><text:p/></draw:path><draw:path draw:style-name="gr529" draw:text-style-name="P28" svg:width="0.053cm" svg:height="0.097cm" svg:x="2.018cm" svg:y="0.157cm" svg:viewBox="0 0 54 98" svg:d="M34 4c0-4-1-4-5-4-9 9-23 9-29 9 0 2 0 4 0 5 4 0 13 0 22-4 0 25 0 50 0 75 0 5 0 7-15 7-2 0-4 0-6 0 0 2 0 4 0 6 3-1 21-1 27-1 4 0 22 0 26 1 0-2 0-4 0-6-2 0-4 0-6 0-14 0-14-2-14-7 0-27 0-54 0-81z"><text:p/></draw:path><draw:path draw:style-name="gr530" draw:text-style-name="P28" svg:width="0.15cm" svg:height="0.142cm" svg:x="2.141cm" svg:y="0.048cm" svg:viewBox="0 0 151 143" svg:d="M55 77c12 0 24 0 36 0 30 0 60-22 60-45 0-16-15-32-42-32-23 0-46 0-69 0-3 0-6 0-6 4 0 3 2 3 6 3 3 0 7 0 9 0 4 0 5 1 5 3 0 1 0 1-1 4-9 38-19 75-28 113-2 8-3 9-20 9-3 0-5 0-5 4 0 3 2 3 3 3 6 0 21-1 27-1 4 0 9 1 13 1 5 0 9 0 14 0 1 0 4 0 4-5 0-2-2-2-6-2-8 0-14 0-14-4 0-1 1-2 1-3 4-17 9-34 13-52zM70 14c3-7 3-7 12-7 6 0 13 0 20 0 17 0 29 5 29 19 0 9-4 27-13 35-10 9-23 10-32 10-10 0-20 0-30 0 5-19 9-37 14-57z"><text:p/></draw:path><draw:path draw:style-name="gr531" draw:text-style-name="P28" svg:width="0.048cm" svg:height="0.209cm" svg:x="2.318cm" svg:y="0.035cm" svg:viewBox="0 0 49 210" svg:d="M49 208c0-1 0-1-4-5-26-26-33-66-33-98 0-36 8-73 34-99 3-2 3-3 3-4s-1-2-2-2c-3 0-21 14-34 41-11 23-13 46-13 64 0 17 2 41 14 65 12 26 30 40 33 40 1 0 2-1 2-2z"><text:p/></draw:path><draw:path draw:style-name="gr532" draw:text-style-name="P28" svg:width="0.138cm" svg:height="0.094cm" svg:x="2.385cm" svg:y="0.099cm" svg:viewBox="0 0 139 95" svg:d="M91 22c1-5 3-12 3-14 0-4-3-6-6-6-2 0-6 2-8 6 0 2-10 42-12 48-1 6-1 9-1 14 0 2 0 2 0 3-5 11-11 17-20 17-16 0-16-15-16-18 0-7 1-15 10-41 3-6 4-9 4-14 0-9-7-17-17-17-20 0-28 31-28 32 0 3 2 3 2 3 3 0 3-1 4-4 5-20 14-26 21-26 2 0 5 0 5 7 0 5-2 11-3 14-10 26-12 35-12 43 0 19 14 26 30 26 3 0 13 0 21-14 6 13 21 14 27 14 16 0 25-13 30-25 8-17 14-45 14-55 0-11-5-15-9-15-5 0-11 5-11 10 0 3 2 4 4 6 2 3 7 8 7 18 0 7-6 28-11 39-6 10-13 17-24 17-9 0-15-6-15-17 0-6 2-13 2-16 3-12 6-23 9-35z"><text:p/></draw:path><draw:path draw:style-name="gr533" draw:text-style-name="P28" svg:width="0.072cm" svg:height="0.102cm" svg:x="2.541cm" svg:y="0.122cm" svg:viewBox="0 0 73 103" svg:d="M35 4v-2c0-1 0-2-2-2-3 0-15 1-19 1-1 0-3 1-3 4 0 2 2 2 4 2 7 0 7 1 7 2s0 2 0 3c-8 28-14 55-21 83-1 3-1 3-1 4 0 2 2 4 5 4 4 0 6-3 6-6 1-1 7-26 8-29 10 2 19 5 19 13 0 0 0 1-1 3 0 2 0 2 0 4 0 11 9 15 16 15 14 0 12-15 18-22 0-2-1-2-2-2-2 0-2 1-3 4-2 6-6 16-13 16-4 0-5-4-5-7s0-3 1-7c0-1 0-3 0-5 0-13-17-15-24-15 5-3 10-7 13-10 7-7 15-14 23-14 1 0 4 0 5 2-7 1-8 6-8 9s3 5 6 5c4 0 9-4 9-10 0-4-4-10-12-10s-16 6-24 13c-6 6-11 11-17 13 5-20 10-39 15-59z"><text:p/></draw:path><draw:path draw:style-name="gr534" draw:text-style-name="P28" svg:width="0.007cm" svg:height="0.209cm" svg:x="2.659cm" svg:y="0.035cm" svg:viewBox="0 0 8 210" svg:d="M8 8c0-4 0-8-4-8s-4 4-4 8c0 65 0 129 0 194 0 4 0 8 4 8s4-4 4-8c0-65 0-129 0-194z"><text:p/></draw:path><draw:path draw:style-name="gr535" draw:text-style-name="P28" svg:width="0.139cm" svg:height="0.094cm" svg:x="2.698cm" svg:y="0.099cm" svg:viewBox="0 0 140 95" svg:d="M91 22c1-5 3-12 3-14 0-4-3-6-6-6-2 0-6 2-8 6 0 2-10 42-12 48-1 6-1 9-1 14 0 2 0 2 0 3-5 11-11 17-20 17-16 0-16-15-16-18 0-7 1-15 10-41 3-6 4-9 4-14 0-9-7-17-17-17-20 0-28 31-28 32 0 3 2 3 2 3 3 0 3-1 4-4 5-20 14-26 21-26 2 0 5 0 5 7 0 5-2 11-3 14-10 26-12 35-12 43 0 19 14 26 30 26 3 0 13 0 22-14 5 13 20 14 26 14 16 0 25-13 30-25 8-17 15-45 15-55 0-11-6-15-10-15-5 0-10 5-10 10 0 3 1 4 3 6 2 3 7 8 7 18 0 7-6 28-11 39-6 10-13 17-23 17s-16-6-16-17c0-6 2-13 2-16 3-12 6-23 9-35z"><text:p/></draw:path><draw:path draw:style-name="gr536" draw:text-style-name="P28" svg:width="0.072cm" svg:height="0.103cm" svg:x="2.86cm" svg:y="0cm" svg:viewBox="0 0 73 104" svg:d="M35 4l1-2c0-1-1-2-2-2-3 0-15 1-20 1-1 1-3 1-3 4 0 2 2 2 4 2 7 0 7 1 7 2s0 2 0 4c-8 27-14 55-21 83-1 2-1 2-1 3 0 2 2 5 5 5 4 0 6-3 7-7 2-10 7-26 7-28 10 1 19 4 19 12 0 0 0 1 0 3-1 2-1 3-1 5 0 10 9 15 16 15 14 0 12-16 18-23 0-2-1-2-2-2-2 0-2 1-3 4-1 6-5 16-13 16-4 0-5-3-5-7 0-3 0-3 1-7 0-1 1-3 1-4 0-13-18-16-24-16 4-3 9-7 12-10 8-6 15-14 23-14 2 0 4 1 5 2-6 1-8 6-8 9s3 5 6 5c4 0 9-3 9-10 0-4-4-10-12-10s-15 6-23 13c-6 6-11 11-18 13 5-20 11-39 15-59z"><text:p/></draw:path><draw:path draw:style-name="gr537" draw:text-style-name="P28" svg:width="0.099cm" svg:height="0.006cm" svg:x="2.958cm" svg:y="0.062cm" svg:viewBox="0 0 100 7" svg:d="M94 7c2 0 6 0 6-3 0-4-4-4-6-4-30 0-59 0-88 0-2 0-6 0-6 4 0 3 3 3 6 3 29 0 58 0 88 0z"><text:p/></draw:path><draw:path draw:style-name="gr538" draw:text-style-name="P28" svg:width="0.052cm" svg:height="0.097cm" svg:x="3.09cm" svg:y="0.005cm" svg:viewBox="0 0 53 98" svg:d="M33 4c0-3 0-4-4-4-10 10-23 10-29 10 0 1 0 3 0 5 4 0 13 0 21-4 0 25 0 50 0 75 0 4 0 7-14 7-2 0-5 0-6 0 0 1 0 3 0 5 3 0 21-1 26-1s23 1 26 1c0-2 0-4 0-5-1 0-3 0-5 0-15 0-15-3-15-7 0-28 0-55 0-82z"><text:p/></draw:path><draw:path draw:style-name="gr539" draw:text-style-name="P28" svg:width="0.053cm" svg:height="0.097cm" svg:x="2.859cm" svg:y="0.15cm" svg:viewBox="0 0 54 98" svg:d="M34 4c0-4-1-4-5-4-9 9-23 10-29 10 0 1 0 3 0 4 4 0 13 0 22-3 0 25 0 50 0 75 0 4 0 6-15 6-2 0-4 0-6 0 0 2 0 4 0 6 3 0 21-1 27-1 4 0 22 1 26 1 0-2 0-4 0-6-2 0-4 0-6 0-14 0-14-2-14-6 0-28 0-55 0-82z"><text:p/></draw:path><draw:path draw:style-name="gr540" draw:text-style-name="P28" svg:width="0.048cm" svg:height="0.209cm" svg:x="3.18cm" svg:y="0.035cm" svg:viewBox="0 0 49 210" svg:d="M49 105c0-16-2-41-14-65-12-26-31-40-33-40-1 0-2 1-2 2s0 2 4 5c21 21 33 54 33 98 0 36-8 72-34 99-3 3-3 3-3 4s1 2 2 2c2 0 21-15 34-41 11-23 13-46 13-64z"><text:p/></draw:path></draw:g></text:span><text:span text:style-name="T26"><text:s/>we switch into log space </text:span><text:span text:style-name="T26"><draw:g text:anchor-type="as-char" svg:y="-0.192cm" draw:z-index="55" draw:style-name="gr1"><svg:title>TexMaths</svg:title><svg:desc>6§inline§\log P[\cdot] = \sum^n_{k=1}\log(P(w_k|w_1^{k-1}))
§svg§600§TRUE§</svg:desc><draw:path draw:style-name="gr483" draw:text-style-name="P28" svg:width="0.046cm" svg:height="0.144cm" svg:x="0cm" svg:y="0.046cm" svg:viewBox="0 0 47 145" svg:d="M30 0c-10 1-20 2-30 2 0 3 0 5 0 7 14 0 16 1 16 11 0 37 0 73 0 109 0 9-2 9-16 9 0 3 0 5 0 7 7 0 18-1 23-1s16 1 24 1c0-2 0-4 0-7-15 0-17 0-17-9 0-43 0-86 0-129z"><text:p/></draw:path><draw:path draw:style-name="gr484" draw:text-style-name="P28" svg:width="0.093cm" svg:height="0.095cm" svg:x="0.057cm" svg:y="0.097cm" svg:viewBox="0 0 94 96" svg:d="M94 49c0-27-21-49-47-49s-47 23-47 49c0 28 22 47 47 47 26 0 47-20 47-47zM47 91c-9 0-18-4-24-14-5-9-5-22-5-29 0-8 0-20 5-29 6-10 15-14 24-14s18 5 24 14c5 9 5 21 5 29 0 7 0 19-5 27-4 10-13 16-24 16z"><text:p/></draw:path><draw:path draw:style-name="gr485" draw:text-style-name="P28" svg:width="0.096cm" svg:height="0.137cm" svg:x="0.162cm" svg:y="0.097cm" svg:viewBox="0 0 97 138" svg:d="M41 59c-18 0-18-21-18-26 0-6 0-13 3-18 2-2 6-8 15-8 18 0 18 21 18 26s0 12-3 17c-2 3-7 9-15 9zM17 67c0-1 0-6 3-10 8 6 17 7 21 7 20 0 34-15 34-31 0-8-3-16-8-20 7-8 15-9 18-9 1 0 2 0 3 1-3 0-4 3-4 5 0 4 3 6 7 6 1 0 6-1 6-6 0-3-3-10-11-10-4 0-14 1-22 10-9-8-18-8-23-8-19 0-34 15-34 31 0 9 4 17 10 22-3 3-7 10-7 17 0 6 3 14 9 18-12 4-19 13-19 21 0 15 21 27 47 27 24 0 47-10 47-27 0-7-3-18-14-24-12-6-24-6-36-6-6 0-15 0-16 0-7-1-11-7-11-14zM47 133c-21 0-36-10-36-22 0-9 8-17 17-18 4 0 9 0 13 0 18 0 42 0 42 18 0 12-15 22-36 22z"><text:p/></draw:path><draw:path draw:style-name="gr486" draw:text-style-name="P28" svg:width="0.149cm" svg:height="0.142cm" svg:x="0.309cm" svg:y="0.048cm" svg:viewBox="0 0 150 143" svg:d="M55 77c12 0 24 0 36 0 30 0 59-22 59-45 0-16-14-32-41-32-23 0-46 0-69 0-3 0-6 0-6 4 0 3 2 3 6 3 3 0 7 0 9 0 4 0 5 1 5 3 0 1-1 1-1 4-10 38-19 75-28 113-2 8-3 9-20 9-3 0-5 0-5 4 0 3 2 3 3 3 6 0 21-1 26-1s10 1 14 1c5 0 9 0 14 0 1 0 4 0 4-5 0-2-2-2-6-2-8 0-14 0-14-4 0-1 1-2 1-3 4-17 9-34 13-52zM70 14c2-7 3-7 12-7 6 0 13 0 20 0 17 0 29 5 29 19 0 9-4 27-13 35-11 9-23 10-32 10-10 0-20 0-30 0 5-19 9-37 14-57z"><text:p/></draw:path><draw:path draw:style-name="gr487" draw:text-style-name="P28" svg:width="0.028cm" svg:height="0.209cm" svg:x="0.489cm" svg:y="0.035cm" svg:viewBox="0 0 29 210" svg:d="M29 210c0-3 0-6 0-9-7 0-14 0-21 0 0-64 0-128 0-193 7 0 14 0 21 0 0-3 0-5 0-8-10 0-19 0-29 0 0 70 0 140 0 210 10 0 19 0 29 0z"><text:p/></draw:path><draw:path draw:style-name="gr488" draw:text-style-name="P28" svg:width="0.021cm" svg:height="0.021cm" svg:x="0.541cm" svg:y="0.129cm" svg:viewBox="0 0 22 22" svg:d="M22 11c0-6-5-11-11-11-7 0-11 5-11 11s4 11 11 11c6 0 11-5 11-11z"><text:p/></draw:path><draw:path draw:style-name="gr489" draw:text-style-name="P28" svg:width="0.028cm" svg:height="0.209cm" svg:x="0.586cm" svg:y="0.035cm" svg:viewBox="0 0 29 210" svg:d="M29 0c-10 0-19 0-29 0 0 3 0 5 0 8 7 0 14 0 20 0 0 65 0 129 0 193-6 0-13 0-20 0 0 3 0 6 0 9 10 0 19 0 29 0 0-70 0-140 0-210z"><text:p/></draw:path><draw:path draw:style-name="gr490" draw:text-style-name="P28" svg:width="0.139cm" svg:height="0.048cm" svg:x="0.71cm" svg:y="0.116cm" svg:viewBox="0 0 140 49" svg:d="M133 8c3 0 7 0 7-4s-4-4-7-4c-42 0-84 0-126 0-3 0-7 0-7 4s4 4 7 4c42 0 84 0 126 0zM133 49c3 0 7 0 7-4s-4-4-7-4c-42 0-84 0-126 0-3 0-7 0-7 4s4 4 7 4c42 0 84 0 126 0z"><text:p/></draw:path><draw:path draw:style-name="gr491" draw:text-style-name="P28" svg:width="0.198cm" svg:height="0.209cm" svg:x="0.933cm" svg:y="0.035cm" svg:viewBox="0 0 199 210" svg:d="M77 113c-25 30-50 61-75 91-1 2-2 3-2 3 0 3 2 3 6 3 58 0 116 0 175 0 6-18 12-35 18-52-2 0-3 0-5 0-6 15-20 28-38 34-3 1-18 6-49 6-30 0-60 0-90 0 25-30 49-60 74-90 1-1 2-2 2-3s-1-1-2-3c-23-31-45-62-68-94 27 0 56 0 83 0 24 0 73 2 88 41 2 0 3 0 5 0-6-16-12-33-18-49-59 0-117 0-175 0-6 0-6 1-6 7 26 36 51 70 77 106z"><text:p/></draw:path><draw:path draw:style-name="gr492" draw:text-style-name="P28" svg:width="0.089cm" svg:height="0.065cm" svg:x="1.151cm" svg:y="0.021cm" svg:viewBox="0 0 90 66" svg:d="M11 56c-1 2-1 5-1 6 0 3 2 4 4 4 3 0 5-2 6-3 2-1 2-6 3-9 0-3 2-10 3-13 1-4 2-7 3-10 1-6 2-8 6-14s11-13 22-13c8 0 8 7 8 10 0 9-6 26-8 32-2 4-2 5-2 7 0 8 6 13 14 13 14 0 21-20 21-22s-2-2-2-2c-2 0-3 1-3 2-3 12-10 18-16 18-3 0-4-2-4-5 0-4 1-5 4-12 2-4 8-20 8-28 0-15-12-17-19-17-12 0-21 7-26 13 0-10-9-13-15-13-7 0-10 4-12 8-3 5-5 14-5 14 0 3 2 3 2 3 2 0 3-1 3-5 3-9 6-16 11-16 4 0 5 3 5 7 0 3-2 8-2 12-2 5-3 11-3 14-2 6-3 12-5 19z"><text:p/></draw:path><draw:path draw:style-name="gr493" draw:text-style-name="P28" svg:width="0.072cm" svg:height="0.103cm" svg:x="1.155cm" svg:y="0.153cm" svg:viewBox="0 0 73 104" svg:d="M35 5c0-1 0-2 0-3s0-2-2-2c-3 0-15 1-19 2-1 0-3 0-3 3 0 2 2 2 4 2 7 0 7 1 7 2s0 2 0 4c-8 27-14 55-21 83-1 2-1 2-1 3 0 2 2 5 5 5 4 0 6-3 6-6 1-1 7-27 8-29 10 1 19 4 19 12 0 0 0 2-1 3 0 2 0 3 0 5 0 10 9 15 15 15 15 0 19-23 19-23 0-2-1-1-2-2-2 0-2 1-3 4-2 6-6 16-13 16-4 0-5-3-5-7 0-3 0-3 1-7 0-2 0-3 0-4 0-13-17-16-24-16 5-3 10-7 13-10 7-6 15-14 23-14 1 0 4 1 5 2-7 1-8 6-8 9s3 5 6 5c4 0 9-3 9-10 0-4-4-10-12-10s-16 6-24 13c-6 6-11 11-17 13 5-20 10-39 15-58z"><text:p/></draw:path><draw:path draw:style-name="gr494" draw:text-style-name="P28" svg:width="0.108cm" svg:height="0.039cm" svg:x="1.247cm" svg:y="0.198cm" svg:viewBox="0 0 109 40" svg:d="M103 7c2 0 6 0 6-3 0-4-4-4-6-4-32 0-65 0-98 0-1 0-5 0-5 4 0 3 3 3 5 3 33 0 65 0 98 0zM103 40c2 0 6 0 6-4s-4-4-6-4c-33 0-65 0-98 0-2 0-5 0-5 4s4 4 5 4c33 0 66 0 98 0z"><text:p/></draw:path><draw:path draw:style-name="gr495" draw:text-style-name="P28" svg:width="0.053cm" svg:height="0.097cm" svg:x="1.382cm" svg:y="0.157cm" svg:viewBox="0 0 54 98" svg:d="M34 4c0-4-1-4-5-4-9 9-23 9-29 9 0 2 0 4 0 5 4 0 13 0 22-4 0 25 0 50 0 75 0 5 0 7-15 7-2 0-4 0-6 0 0 2 0 4 0 6 3-1 21-1 27-1 4 0 22 0 26 1 0-2 0-4 0-6-2 0-4 0-6 0-14 0-14-2-14-7 0-27 0-54 0-81z"><text:p/></draw:path><draw:path draw:style-name="gr496" draw:text-style-name="P28" svg:width="0.046cm" svg:height="0.144cm" svg:x="1.503cm" svg:y="0.046cm" svg:viewBox="0 0 47 145" svg:d="M31 0c-11 1-21 2-31 2 0 3 0 5 0 7 15 0 16 1 16 11 0 37 0 73 0 109 0 9-2 9-16 9 0 3 0 5 0 7 7 0 18-1 23-1 6 0 16 1 24 1 0-2 0-4 0-7-14 0-16 0-16-9 0-43 0-86 0-129z"><text:p/></draw:path><draw:path draw:style-name="gr497" draw:text-style-name="P28" svg:width="0.093cm" svg:height="0.095cm" svg:x="1.56cm" svg:y="0.097cm" svg:viewBox="0 0 94 96" svg:d="M94 49c0-27-22-49-47-49-27 0-47 23-47 49 0 28 22 47 47 47s47-20 47-47zM47 91c-9 0-19-4-24-14-6-9-6-22-6-29 0-8 0-20 5-29 6-10 16-14 25-14s18 5 23 14c6 9 6 21 6 29 0 7 0 19-5 27-4 10-14 16-24 16z"><text:p/></draw:path><draw:path draw:style-name="gr498" draw:text-style-name="P28" svg:width="0.095cm" svg:height="0.137cm" svg:x="1.666cm" svg:y="0.097cm" svg:viewBox="0 0 96 138" svg:d="M41 59c-19 0-19-21-19-26 0-6 1-13 4-18 2-2 6-8 15-8 18 0 18 21 18 26s0 12-3 17c-2 3-7 9-15 9zM16 67c0-1 0-6 4-10 8 6 17 7 21 7 19 0 34-15 34-31 0-8-4-16-9-20 8-8 16-9 19-9 1 0 1 0 2 1-2 0-3 3-3 5 0 4 2 6 6 6 2 0 6-1 6-6 0-3-2-10-11-10-4 0-13 1-22 10-9-8-18-8-22-8-20 0-34 15-34 31 0 9 4 17 9 22-2 3-6 10-6 17 0 6 3 14 9 18-12 4-19 13-19 21 0 15 20 27 46 27 25 0 47-10 47-27 0-7-3-18-14-24s-23-6-36-6c-5 0-14 0-15 0-8-1-12-7-12-14zM47 133c-22 0-36-10-36-22 0-9 8-17 17-18 4 0 8 0 12 0 19 0 42 0 42 18 0 12-15 22-35 22z"><text:p/></draw:path><draw:path draw:style-name="gr499" draw:text-style-name="P28" svg:width="0.048cm" svg:height="0.209cm" svg:x="1.789cm" svg:y="0.035cm" svg:viewBox="0 0 49 210" svg:d="M49 208c0-1 0-1-3-5-27-26-33-66-33-98 0-36 7-73 33-99 3-2 3-3 3-4s-1-2-2-2c-2 0-21 14-34 41-11 23-13 46-13 64 0 17 2 41 14 65 12 26 31 40 33 40 1 0 2-1 2-2z"><text:p/></draw:path><draw:path draw:style-name="gr500" draw:text-style-name="P28" svg:width="0.15cm" svg:height="0.142cm" svg:x="1.858cm" svg:y="0.048cm" svg:viewBox="0 0 151 143" svg:d="M55 77c12 0 24 0 36 0 30 0 60-22 60-45 0-16-14-32-42-32-23 0-45 0-68 0-4 0-7 0-7 4 0 3 2 3 7 3 2 0 6 0 9 0s4 1 4 3c0 1 0 1-1 4-9 38-18 75-28 113-2 8-2 9-19 9-4 0-6 0-6 4 0 3 2 3 3 3 6 0 21-1 27-1 4 0 9 1 13 1 5 0 10 0 14 0 2 0 4 0 4-5 0-2-2-2-6-2-8 0-13 0-13-4 0-1 0-2 1-3 4-17 8-34 12-52zM71 14c2-7 2-7 11-7 7 0 13 0 20 0 18 0 29 5 29 19 0 9-4 27-12 35-11 9-24 10-33 10-10 0-20 0-30 0 5-19 10-37 15-57z"><text:p/></draw:path><draw:path draw:style-name="gr501" draw:text-style-name="P28" svg:width="0.048cm" svg:height="0.209cm" svg:x="2.035cm" svg:y="0.035cm" svg:viewBox="0 0 49 210" svg:d="M49 208c0-1 0-1-3-5-27-26-33-66-33-98 0-36 7-73 33-99 3-2 3-3 3-4s-1-2-2-2c-2 0-21 14-34 41-11 23-13 46-13 64 0 17 2 41 14 65 12 26 31 40 33 40 1 0 2-1 2-2z"><text:p/></draw:path><draw:path draw:style-name="gr502" draw:text-style-name="P28" svg:width="0.139cm" svg:height="0.094cm" svg:x="2.102cm" svg:y="0.099cm" svg:viewBox="0 0 140 95" svg:d="M91 22c1-5 4-12 4-14 0-4-3-6-7-6-2 0-6 2-8 6 0 2-10 42-12 48-1 6-1 9-1 14 0 2 0 2 0 3-5 11-11 17-20 17-16 0-16-15-16-18 0-7 1-15 10-41 3-6 4-9 4-14 0-9-7-17-17-17-20 0-28 31-28 32 0 3 2 2 2 3 3 0 3-1 4-4 6-20 14-26 22-26 1 0 4 0 4 7 0 5-1 11-3 14-9 26-12 35-12 43 0 19 14 26 30 26 3 0 14 0 22-14 5 13 20 14 26 14 16 0 26-13 31-25 7-17 14-45 14-55 0-11-6-15-10-15-5 0-10 5-10 10 0 3 1 4 3 6 2 3 8 8 8 18 0 7-6 28-12 39-6 10-13 17-23 17s-16-6-16-17c0-6 2-13 3-16 3-12 5-23 8-35z"><text:p/></draw:path><draw:path draw:style-name="gr503" draw:text-style-name="P28" svg:width="0.072cm" svg:height="0.102cm" svg:x="2.258cm" svg:y="0.122cm" svg:viewBox="0 0 73 103" svg:d="M35 4l1-2c0-1-1-2-2-2-3 0-16 1-20 1-1 0-3 1-3 4 0 2 2 2 4 2 7 0 7 1 7 2s0 2 0 3c-8 28-14 55-21 83-1 3-1 3-1 4 0 2 2 4 5 4 4 0 6-3 7-6 0-1 7-26 7-29 10 2 19 5 19 13 0 0 0 1 0 3-1 2-1 2-1 4 0 11 9 15 16 15 14 0 12-15 18-22 0-2-1-2-2-2-2 0-2 1-3 4-2 6-5 16-13 16-4 0-5-4-5-7s0-3 1-7c0-1 1-3 1-5 0-13-18-15-24-15 4-3 9-7 12-10 8-7 15-14 23-14 2 0 4 0 5 2-7 1-8 6-8 9s3 5 6 5c4 0 9-4 9-10 0-4-4-10-12-10s-16 6-23 13c-7 6-12 11-18 13 5-20 11-39 15-59z"><text:p/></draw:path><draw:path draw:style-name="gr504" draw:text-style-name="P28" svg:width="0.007cm" svg:height="0.209cm" svg:x="2.376cm" svg:y="0.035cm" svg:viewBox="0 0 8 210" svg:d="M8 8c0-4 0-8-4-8s-4 4-4 8c0 65 0 129 0 194 0 4 0 8 4 8s4-4 4-8c0-65 0-129 0-194z"><text:p/></draw:path><draw:path draw:style-name="gr505" draw:text-style-name="P28" svg:width="0.139cm" svg:height="0.094cm" svg:x="2.415cm" svg:y="0.099cm" svg:viewBox="0 0 140 95" svg:d="M92 22c0-5 3-12 3-14 0-4-3-6-6-6s-7 2-8 6c-1 2-11 42-12 48-2 6-2 9-2 14 0 2 0 2 0 3-5 11-11 17-20 17-16 0-16-15-16-18 0-7 1-15 11-41 2-6 4-9 4-14 0-9-8-17-18-17-20 0-28 31-28 32 0 3 2 3 3 3 2 0 2-1 3-4 6-20 14-26 22-26 1 0 4 0 4 7 0 5-1 11-3 14-9 26-12 35-12 43 0 19 14 26 30 26 3 0 14 0 22-14 5 13 20 14 26 14 16 0 26-13 31-25 7-17 14-45 14-55 0-11-6-15-9-15-6 0-11 5-11 10 0 3 1 4 3 6 2 3 8 8 8 18 0 7-6 28-12 39-6 10-13 17-23 17s-16-6-16-17c0-6 2-13 3-16 3-12 6-23 9-35z"><text:p/></draw:path><draw:path draw:style-name="gr506" draw:text-style-name="P28" svg:width="0.072cm" svg:height="0.103cm" svg:x="2.577cm" svg:y="0cm" svg:viewBox="0 0 73 104" svg:d="M35 4v-2c0-1 0-2-2-2-3 0-15 1-19 1-1 1-3 1-3 4 0 2 2 2 4 2 7 0 7 1 7 2s0 2 0 4c-8 27-14 55-21 83-1 2-1 2-1 3 0 2 2 5 5 5 4 0 6-3 6-7 1 0 7-26 8-28 10 1 19 4 19 12 0 0 0 1-1 3 0 2 0 3 0 5 0 10 9 15 15 15 15 0 13-16 19-23 0-2-1-1-2-2-2 0-2 1-3 4-2 6-6 16-13 16-4 0-5-3-5-7 0-3 0-3 1-7 0-1 0-3 0-4 0-13-17-16-24-16 5-3 10-7 13-10 7-6 15-14 23-14 1 0 4 1 5 2-7 1-8 6-8 9s3 5 6 5c4 0 9-3 9-10 0-4-4-10-12-10s-16 6-24 13c-6 6-11 11-17 13 5-20 10-39 15-59z"><text:p/></draw:path><draw:path draw:style-name="gr507" draw:text-style-name="P28" svg:width="0.099cm" svg:height="0.006cm" svg:x="2.675cm" svg:y="0.062cm" svg:viewBox="0 0 100 7" svg:d="M94 7c2 0 6 0 6-3 0-4-3-4-6-4-29 0-59 0-88 0-2 0-6 0-6 4 0 3 4 3 6 3 29 0 59 0 88 0z"><text:p/></draw:path><draw:path draw:style-name="gr508" draw:text-style-name="P28" svg:width="0.052cm" svg:height="0.097cm" svg:x="2.807cm" svg:y="0.005cm" svg:viewBox="0 0 53 98" svg:d="M34 4c0-3-1-4-5-4-10 10-23 10-29 10 0 1 0 3 0 5 4 0 13 0 22-4 0 25 0 50 0 75 0 4 0 7-15 7-2 0-4 0-6 0 0 1 0 3 0 5 3 0 21-1 26-1s23 1 26 1c0-2 0-4 0-5-1 0-3 0-5 0-14 0-14-3-14-7 0-28 0-55 0-82z"><text:p/></draw:path><draw:path draw:style-name="gr509" draw:text-style-name="P28" svg:width="0.052cm" svg:height="0.097cm" svg:x="2.577cm" svg:y="0.15cm" svg:viewBox="0 0 53 98" svg:d="M33 4c0-4 0-4-4-4-10 9-23 10-29 10 0 1 0 3 0 4 3 0 13 0 21-3 0 25 0 50 0 75 0 4 0 6-14 6-2 0-5 0-6 0 0 2 0 4 0 6 3 0 21-1 26-1s23 1 26 1c0-2 0-4 0-6-1 0-3 0-5 0-15 0-15-2-15-6 0-28 0-55 0-82z"><text:p/></draw:path><draw:path draw:style-name="gr510" draw:text-style-name="P28" svg:width="0.048cm" svg:height="0.209cm" svg:x="2.898cm" svg:y="0.035cm" svg:viewBox="0 0 49 210" svg:d="M49 105c0-16-3-41-14-65-13-26-31-40-33-40-1 0-2 1-2 2s0 2 4 5c21 21 33 54 33 98 0 36-8 72-35 99-2 3-2 3-2 4s1 2 2 2c2 0 21-15 33-41 11-23 14-46 14-64z"><text:p/></draw:path><draw:path draw:style-name="gr511" draw:text-style-name="P28" svg:width="0.048cm" svg:height="0.209cm" svg:x="2.979cm" svg:y="0.035cm" svg:viewBox="0 0 49 210" svg:d="M49 105c0-16-2-41-14-65-12-26-30-40-33-40-1 0-2 1-2 2s0 2 4 5c21 21 33 54 33 98 0 36-8 72-34 99-3 3-3 3-3 4s1 2 2 2c3 0 21-15 34-41 11-23 13-46 13-64z"><text:p/></draw:path></draw:g></text:span><text:span text:style-name="T26"><text:s/></text:span><text:span text:style-name="T27">however the longer the sentence the lower its likelihood. Switch to</text:span><text:span text:style-name="T37"> Perplexity</text:span><text:span text:style-name="T27">: </text:span><text:span text:style-name="T29">where n is the number of words:</text:span><text:span text:style-name="T27"> </text:span><text:span text:style-name="T27"><draw:g text:anchor-type="as-char" svg:y="-0.217cm" draw:z-index="56" draw:style-name="gr1"><svg:title>TexMaths</svg:title><svg:desc>6§inline§ PPL(w) &amp; = \sqrt[n]{\frac{1}{\prod^n_{k=1}P(w_k|w_1^{k-1})}}§svg§600§TRUE§</svg:desc><draw:path draw:style-name="gr455" draw:text-style-name="P28" svg:width="0.15cm" svg:height="0.143cm" svg:x="0cm" svg:y="0.07cm" svg:viewBox="0 0 151 144" svg:d="M55 77c12 0 24 0 36 0 30 0 60-21 60-45 0-16-14-32-42-32-23 0-45 0-68 0-4 0-7 0-7 4 0 3 2 3 7 3 2 0 6 0 9 0 3 1 4 1 4 3 0 1 0 2-1 4-9 38-18 76-28 114-2 8-2 10-19 10-4 0-6 0-6 4 0 2 2 2 3 2 6 0 21 0 27 0 4 0 9 0 13 0 5 0 10 0 14 0 2 0 4 0 4-4 0-2-2-2-6-2-8 0-13 0-13-4 0-1 0-2 1-4 4-18 8-35 12-53zM71 14c2-7 2-7 11-7 7 0 13 0 20 0 18 0 29 6 29 20 0 8-4 26-12 34-11 9-24 11-33 11-10 0-20 0-30 0 5-19 10-38 15-58z"><text:p/></draw:path><draw:path draw:style-name="gr456" draw:text-style-name="P28" svg:width="0.15cm" svg:height="0.143cm" svg:x="0.164cm" svg:y="0.07cm" svg:viewBox="0 0 151 144" svg:d="M56 77c12 0 24 0 36 0 29 0 59-21 59-45 0-16-14-32-42-32-23 0-45 0-68 0-4 0-6 0-6 4 0 3 2 3 6 3 2 0 6 0 9 0 3 1 5 1 5 3 0 1-1 2-2 4-9 38-18 76-28 114-2 8-2 10-19 10-4 0-6 0-6 4 0 2 3 2 4 2 6 0 20 0 26 0 5 0 9 0 14 0s9 0 14 0c1 0 4 0 4-4 0-2-2-2-6-2-8 0-14 0-14-4 0-1 1-2 1-4 4-18 9-35 13-53zM71 14c2-7 2-7 11-7 7 0 14 0 21 0 17 0 28 6 28 20 0 8-4 26-12 34-11 9-24 11-33 11-10 0-19 0-30 0 5-19 10-38 15-58z"><text:p/></draw:path><draw:path draw:style-name="gr457" draw:text-style-name="P28" svg:width="0.127cm" svg:height="0.143cm" svg:x="0.328cm" svg:y="0.07cm" svg:viewBox="0 0 128 144" svg:d="M71 17c2-8 2-10 22-10 7 0 8 0 8-5 0-2-2-2-3-2-7 0-24 1-31 1-6 0-22-1-29-1-1 0-3 0-3 4 0 3 2 3 6 3 2 0 4 0 8 0 3 1 5 1 5 3 0 1 0 2-1 4-9 38-18 76-28 114-2 8-2 10-19 10-4 0-6 0-6 4 0 2 2 2 6 2 32 0 65 0 98 0 5 0 5 0 6-3 5-16 11-31 17-46 1-3 1-3 1-3 0-1-1-3-3-3-3 0-2 2-4 5-6 20-16 44-53 44-6 0-13 0-19 0-3 0-3 0-5 0-2-1-3-1-3-3l2-5c9-38 18-75 28-113z"><text:p/></draw:path><draw:path draw:style-name="gr458" draw:text-style-name="P28" svg:width="0.048cm" svg:height="0.209cm" svg:x="0.485cm" svg:y="0.056cm" svg:viewBox="0 0 49 210" svg:d="M49 208c0-1 0-1-4-4-26-27-33-66-33-99 0-37 8-73 34-100 3-2 3-3 3-3 0-1-1-2-2-2-3 0-21 14-34 41-11 23-13 47-13 64s2 42 14 66c12 25 30 39 33 39 1 0 2 0 2-2z"><text:p/></draw:path><draw:path draw:style-name="gr459" draw:text-style-name="P28" svg:width="0.138cm" svg:height="0.094cm" svg:x="0.552cm" svg:y="0.121cm" svg:viewBox="0 0 139 95" svg:d="M91 22c1-5 3-13 3-14 0-4-3-6-6-6-2 0-6 2-8 6 0 2-10 42-12 47-1 7-1 10-1 14 0 2 0 3 0 4-5 11-12 18-20 18-16 0-16-16-16-20 0-6 0-15 10-40 3-6 4-9 4-14 0-9-7-17-17-17-20 0-28 31-28 32 0 2 2 2 2 2 2 0 3 0 4-3 5-20 14-26 21-26 2 0 5 0 5 6s-2 12-4 15c-9 25-11 35-11 43 0 19 14 26 30 26 3 0 13 0 21-15 6 14 21 15 27 15 15 0 25-13 30-25 8-17 14-45 14-56s-5-14-9-14c-5 0-11 5-11 10 0 3 2 4 4 6s7 7 7 18c0 7-6 27-11 38-6 11-13 19-24 19-9 0-15-6-15-18 0-6 2-13 2-16 3-12 6-23 9-35z"><text:p/></draw:path><draw:path draw:style-name="gr460" draw:text-style-name="P28" svg:width="0.048cm" svg:height="0.209cm" svg:x="0.715cm" svg:y="0.056cm" svg:viewBox="0 0 49 210" svg:d="M49 105c0-16-3-42-14-65-13-26-31-40-33-40-1 0-2 1-2 2 0 0 0 1 4 5 21 21 33 54 33 98 0 36-8 73-35 99-2 3-2 3-2 4s1 2 2 2c2 0 21-14 33-41 11-22 14-46 14-64z"><text:p/></draw:path><draw:path draw:style-name="gr461" draw:text-style-name="P28" svg:width="0.139cm" svg:height="0.048cm" svg:x="0.854cm" svg:y="0.136cm" svg:viewBox="0 0 140 49" svg:d="M133 8c3 0 7 0 7-4s-4-4-7-4c-42 0-84 0-126 0-3 0-7 0-7 4s4 4 7 4c42 0 84 0 126 0zM133 49c3 0 7 0 7-4s-4-4-7-4c-42 0-84 0-126 0-3 0-7 0-7 4s4 4 7 4c42 0 84 0 126 0z"><text:p/></draw:path><draw:path draw:style-name="gr462" draw:text-style-name="P28" svg:width="0.073cm" svg:height="0.046cm" svg:x="1.133cm" svg:y="0.133cm" svg:viewBox="0 0 74 47" svg:d="M11 36c-1 3-2 7-2 8 0 2 2 3 4 3s4 0 5-3c1 0 2-5 2-8 4-14 4-14 4-15 1-2 9-17 22-17 5 0 7 3 7 7 0 6-4 17-7 23 0 1 0 3 0 4 0 6 4 9 11 9 11 0 17-13 17-16 0-1-2-1-3-1s-1 1-2 2c-2 6-7 12-12 12-2 0-3-1-3-4 0-2 1-3 1-5 2-4 7-16 7-22 0-8-6-13-16-13-9 0-16 6-20 10 0-8-9-10-12-10-11 0-9 11-14 16 0 2 2 2 2 2 2 0 2-1 3-2 2-6 4-12 8-12s4 3 4 5-1 5-1 8c-1 3-2 8-3 10 0 3-2 6-2 9z"><text:p/></draw:path><draw:path draw:style-name="gr463" draw:text-style-name="P28" svg:width="0.191cm" svg:height="0.378cm" svg:x="1.122cm" svg:y="0cm" svg:viewBox="0 0 192 379" svg:d="M75 347c-15-52-31-105-46-157-9 11-19 22-29 33 1 2 2 3 4 3 4-5 9-10 14-16 16 56 32 112 49 169 6 0 7 0 8-5 38-122 77-244 116-366 1-3 0-3 1-4 0-2-2-4-4-4-3 0-4 3-5 5-36 115-72 228-108 342z"><text:p/></draw:path><draw:path draw:style-name="gr464" draw:text-style-name="P28" svg:width="1.439cm" svg:height="0.007cm" svg:x="1.31cm" svg:y="0cm" svg:viewBox="0 0 1440 8" svg:d="M0 0c480 0 960 0 1440 0 0 3 0 5 0 8-480 0-960 0-1440 0 0-3 0-5 0-8z"><text:p/></draw:path><draw:path draw:style-name="gr465" draw:text-style-name="P28" svg:width="0.053cm" svg:height="0.097cm" svg:x="1.987cm" svg:y="0.033cm" svg:viewBox="0 0 54 98" svg:d="M34 4c0-4-1-4-5-4-9 9-23 9-29 9 0 2 0 4 0 5 4 0 13 0 22-4 0 25 0 51 0 76 0 5 0 6-15 6-2 0-4 0-6 0 0 2 0 4 0 6 3 0 21-1 27-1 4 0 22 1 26 1 0-2 0-4 0-6-2 0-4 0-6 0-14 0-14-1-14-6 0-27 0-55 0-82z"><text:p/></draw:path><draw:path draw:style-name="gr466" draw:text-style-name="P28" svg:width="1.388cm" svg:height="0.007cm" svg:x="1.318cm" svg:y="0.157cm" svg:viewBox="0 0 1389 8" svg:d="M0 0c463 0 926 0 1389 0 0 3 0 5 0 8-463 0-926 0-1389 0 0-3 0-5 0-8z"><text:p/></draw:path><draw:path draw:style-name="gr467" draw:text-style-name="P28" svg:width="0.135cm" svg:height="0.147cm" svg:x="1.319cm" svg:y="0.204cm" svg:viewBox="0 0 136 148" svg:d="M121 19c0-5 0-12 15-12 0-2 0-5 0-7-45 0-90 0-136 0 0 2 0 5 0 7 15 0 15 7 15 12 0 36 0 73 0 110 0 4 0 12-15 12 0 2 0 4 0 7 15 0 31 0 46 0 0-3 0-5 0-7-15 0-15-8-15-12 0-41 0-82 0-122 25 0 49 0 75 0 0 40 0 81 0 122 0 4 0 12-15 12 0 2 0 4 0 7 15 0 30 0 45 0 0-3 0-5 0-7-15 0-15-8-15-12 0-37 0-74 0-110z"><text:p/></draw:path><draw:path draw:style-name="gr468" draw:text-style-name="P28" svg:width="0.073cm" svg:height="0.047cm" svg:x="1.475cm" svg:y="0.21cm" svg:viewBox="0 0 74 48" svg:d="M11 36c-1 3-1 5-2 8 0 2 2 4 4 4s4-1 5-4c1 0 2-5 2-8 4-14 4-14 4-15 1-2 9-17 22-17 5 0 7 3 7 7 0 6-4 17-7 23 0 1 0 3 0 4 0 6 4 10 11 10 11 0 17-14 17-17 0-1-2-1-3-1s-1 1-2 2c-2 6-7 12-12 12-2 0-3-1-3-4 0-2 1-3 1-5 2-4 7-16 7-22 0-8-6-13-16-13-9 0-16 6-20 10 0-8-9-10-12-10-11 0-9 11-14 16 0 2 2 2 2 2 2 0 2-1 3-2 2-6 4-12 8-12s4 3 4 5-1 5-1 8c-1 3-2 8-2 10-1 3-2 6-3 9z"><text:p/></draw:path><draw:path draw:style-name="gr469" draw:text-style-name="P28" svg:width="0.057cm" svg:height="0.073cm" svg:x="1.479cm" svg:y="0.29cm" svg:viewBox="0 0 58 74" svg:d="M26 4c0-1 0-2 0-2 0-2-1-2-3-2-4 0-9 0-13 1-2 0-2 0-3 1 0 0 0 1 0 2 0 2 1 2 3 2 0 0 2 0 3 0 3 0 3 0 3 2l-1 2c-5 19-10 38-14 58-1 1-1 1-1 2 0 2 2 4 4 4 4 0 5-4 6-6 1-6 3-12 4-19 3 0 16 1 16 8 0 1 0 2 0 3-1 1-1 2-1 2 0 8 7 12 14 12 10 0 15-15 15-17 0-1-2-1-3-1-2 0-2 0-2 2-1 4-4 12-10 12-4 0-5-4-5-6 0-1 0-2 1-4 0-1 1-2 1-3 0-9-12-11-19-12 3-1 7-5 9-6 6-4 11-9 17-9 3 0 3 1 5 2-1 0-1 0-2 0-4 1-4 5-4 6s1 4 4 4c2 0 7-2 7-7s-4-8-9-8c-7 0-13 5-21 10-4 3-7 5-11 7 3-13 6-27 10-40z"><text:p/></draw:path><draw:path draw:style-name="gr470" draw:text-style-name="P28" svg:width="0.087cm" svg:height="0.03cm" svg:x="1.557cm" svg:y="0.32cm" svg:viewBox="0 0 88 31" svg:d="M84 6c1 0 4 0 4-3s-3-3-5-3c-26 0-52 0-78 0-2 0-5 0-5 3s3 3 4 3c27 0 54 0 80 0zM83 31c2 0 5 0 5-3s-3-3-4-3c-26 0-53 0-80 0-1 0-4 0-4 3s3 3 5 3c26 0 52 0 78 0z"><text:p/></draw:path><draw:path draw:style-name="gr471" draw:text-style-name="P28" svg:width="0.042cm" svg:height="0.069cm" svg:x="1.671cm" svg:y="0.292cm" svg:viewBox="0 0 43 70" svg:d="M27 4c0-4-1-4-4-4-7 7-19 7-21 7-1 0-1 0-2 0 0 1 0 3 0 4 1 0 1 0 2 0 2 0 9 0 15-3 0 18 0 36 0 53 0 4 0 4-11 4-2 0-4 0-5 0 0 2 0 3 0 5 6 0 15 0 21 0s15 0 21 0c0-2 0-3 0-5-2 0-3 0-5 0-11 0-11 0-11-4 0-19 0-38 0-57z"><text:p/></draw:path><draw:path draw:style-name="gr472" draw:text-style-name="P28" svg:width="0.112cm" svg:height="0.1cm" svg:x="1.777cm" svg:y="0.214cm" svg:viewBox="0 0 113 101" svg:d="M40 55c9 0 18 0 27 0 25 0 46-16 46-32 0-12-12-23-33-23-17 0-34 0-51 0-3 0-5 0-5 4 0 1 2 1 5 1 2 0 3 0 6 1 3 0 3 1 3 2 0 0 0 1-1 3-6 26-12 52-19 78-2 6-2 6-13 6-3 0-5 0-5 4 1 1 0 2 2 2 5 0 15-1 20-1 2 0 7 0 10 0 3 1 6 1 9 1 1 0 3 0 3-3s-1-3-4-3c-2 0-3 0-6 0s-3 0-3-2c0-1 0-1 0-3 3-12 6-23 9-35zM50 11c2-5 2-6 8-6s12 0 18 0c13 0 22 5 22 15 0 5-2 17-9 23-6 4-14 7-25 7-8 0-15 0-23 0 3-13 6-26 9-39z"><text:p/></draw:path><draw:path draw:style-name="gr473" draw:text-style-name="P28" svg:width="0.037cm" svg:height="0.146cm" svg:x="1.914cm" svg:y="0.204cm" svg:viewBox="0 0 38 147" svg:d="M35 0c-28 20-35 51-35 73 0 21 6 54 35 74 2 0 3 0 3-2 0 0 0-1-1-1-20-18-27-44-27-70 0-40 15-60 27-70 1-1 1-2 1-2 0-2-1-2-3-2z"><text:p/></draw:path><draw:path draw:style-name="gr474" draw:text-style-name="P28" svg:width="0.107cm" svg:height="0.066cm" svg:x="1.969cm" svg:y="0.249cm" svg:viewBox="0 0 108 67" svg:d="M71 18c0-4 2-11 2-12 0-3-2-5-5-5-2 0-5 2-6 4 0 2-1 8-3 12-2 8-2 8-4 17-2 8-2 9-2 13 0 3-1 6-4 11-2 2-5 4-11 4-5 0-13-2-13-13 0-8 4-19 7-26s3-8 3-10c0-8-6-13-13-13-15 0-22 20-22 22 0 3 2 3 2 3 3 0 3-2 3-3 4-12 10-18 16-18 2 0 4 1 4 5s-2 7-2 9c-9 21-9 24-9 29 0 17 16 20 24 20 3 0 10 0 17-11 3 7 11 11 20 11 13 0 20-12 23-18 6-12 10-31 10-38 0-10-6-11-7-11-4 0-8 4-8 8 0 2 1 3 2 4 4 3 6 7 6 12 0 2-6 38-25 38-12 0-12-10-12-13 0-4 0-6 3-15 1-5 3-11 4-16z"><text:p/></draw:path><draw:path draw:style-name="gr475" draw:text-style-name="P28" svg:width="0.057cm" svg:height="0.073cm" svg:x="2.097cm" svg:y="0.264cm" svg:viewBox="0 0 58 74" svg:d="M26 4c0-2 0-2 0-2 0-2-1-2-3-2-4 0-9 1-13 1-2 0-2 0-2 0-1 1-1 2-1 3s1 1 3 1c1 0 2 0 4 1 2 0 2 1 2 1 0 1 0 1-1 3-5 19-10 39-14 58-1 2-1 2-1 2 0 3 2 4 4 4 4 0 6-4 6-6 1-6 3-12 4-19 3 0 17 1 17 9 0 0 0 1-1 2 0 1 0 2 0 3 0 7 7 11 13 11 10 0 15-15 15-16 0-2-2-2-3-2-2 0-2 1-2 3-1 3-4 11-10 11-4 0-5-3-5-6 0-1 0-2 1-3 1-2 1-3 1-4 0-9-12-11-19-11 3-2 7-5 9-7 6-5 12-9 18-9 2 0 3 1 4 1h-1c-5 2-5 6-5 7 0 2 1 4 4 4s7-2 7-7c0-6-4-9-9-9-7 0-13 5-21 11-4 3-7 6-11 7 3-13 6-27 10-40z"><text:p/></draw:path><draw:path draw:style-name="gr476" draw:text-style-name="P28" svg:width="0.006cm" svg:height="0.147cm" svg:x="2.198cm" svg:y="0.204cm" svg:viewBox="0 0 7 148" svg:d="M7 5c0-1 0-5-3-5-4 0-4 3-4 5 0 46 0 91 0 137 0 2 0 6 4 6 3 0 3-4 3-6 0-46 0-91 0-137z"><text:p/></draw:path><draw:path draw:style-name="gr477" draw:text-style-name="P28" svg:width="0.108cm" svg:height="0.066cm" svg:x="2.233cm" svg:y="0.249cm" svg:viewBox="0 0 109 67" svg:d="M71 18c1-4 3-11 3-12 0-3-3-5-5-5-3 0-5 2-7 4 0 2-1 8-3 12-1 8-1 8-4 17-2 8-2 9-2 13 0 3-1 6-4 11-2 2-5 4-10 4-6 0-13-2-13-13 0-8 3-19 6-26s4-8 4-10c0-8-7-13-14-13-15 0-22 20-22 22 0 3 2 2 2 3 3 0 3-2 3-3 4-12 11-18 16-18 3 0 4 1 4 5s-2 7-2 9c-9 21-9 24-9 29 0 17 16 20 24 20 3 0 10 0 17-11 3 7 12 11 21 11 13 0 19-12 22-18 6-12 11-31 11-38 0-10-7-11-8-11-4 0-8 4-8 8 0 2 1 3 2 4 4 3 6 7 6 12 0 2-6 38-25 38-12 0-12-10-12-13 0-4 1-6 3-15 1-5 3-11 4-16z"><text:p/></draw:path><draw:path draw:style-name="gr478" draw:text-style-name="P28" svg:width="0.057cm" svg:height="0.073cm" svg:x="2.365cm" svg:y="0.174cm" svg:viewBox="0 0 58 74" svg:d="M26 4c0-1 0-2 0-2 0-2-1-2-3-2-4 0-9 0-13 1-2 0-2 1-2 1-1 0-1 1-1 2 0 2 1 2 3 2 1 0 2 0 4 0s2 0 2 2l-1 2c-5 19-10 38-14 58-1 1-1 1-1 2 0 2 2 4 4 4 4 0 5-4 6-6 1-6 3-12 4-19 3 0 17 1 17 8 0 1 0 2-1 3 0 1 0 2 0 2 0 8 7 12 13 12 10 0 15-15 15-17 0-1-2-1-3-1-2 0-2 0-2 3-1 3-4 11-10 11-4 0-5-4-5-6 0-1 0-2 1-4 1-1 1-2 1-3 0-9-12-11-19-12 3-1 7-4 9-6 6-4 12-9 18-9 2 0 3 1 4 2h-1c-5 1-5 5-5 6s1 4 4 4 7-2 7-7-4-8-9-8c-7 0-13 5-21 10-4 3-7 5-11 7 3-13 6-27 10-40z"><text:p/></draw:path><draw:path draw:style-name="gr479" draw:text-style-name="P28" svg:width="0.079cm" svg:height="0.005cm" svg:x="2.451cm" svg:y="0.217cm" svg:viewBox="0 0 80 6" svg:d="M76 6c1 0 4 0 4-3s-3-3-4-3c-24 0-48 0-72 0-2 0-4 0-4 3s2 3 4 3c24 0 48 0 72 0z"><text:p/></draw:path><draw:path draw:style-name="gr480" draw:text-style-name="P28" svg:width="0.042cm" svg:height="0.069cm" svg:x="2.563cm" svg:y="0.177cm" svg:viewBox="0 0 43 70" svg:d="M27 4c0-4-1-4-4-4-7 7-19 7-21 7-1 0-1 0-2 0 0 1 0 3 0 4 1 0 1 0 2 0 2 0 9 0 15-3 0 18 0 36 0 53 0 4 0 5-11 5-2 0-4 0-5 0 0 1 0 2 0 4 6 0 15 0 21 0s16 0 21 0c0-2 0-3 0-4-2 0-3 0-5 0-11 0-11-1-11-5 0-19 0-38 0-57z"><text:p/></draw:path><draw:path draw:style-name="gr481" draw:text-style-name="P28" svg:width="0.042cm" svg:height="0.069cm" svg:x="2.363cm" svg:y="0.29cm" svg:viewBox="0 0 43 70" svg:d="M27 4c0-4-1-4-4-4-7 7-19 7-21 7-1 0-1 0-2 0 0 1 0 3 0 4 1 0 1 0 2 0 2 0 9 0 15-2 0 17 0 35 0 52 0 4 0 5-11 5-2 0-4 0-5 0 0 1 0 2 0 4 6 0 15 0 21 0s16 0 21 0c0-2 0-3 0-4-2 0-3 0-5 0-11 0-11-1-11-5 0-19 0-38 0-57z"><text:p/></draw:path><draw:path draw:style-name="gr482" draw:text-style-name="P28" svg:width="0.037cm" svg:height="0.146cm" svg:x="2.641cm" svg:y="0.204cm" svg:viewBox="0 0 38 147" svg:d="M2 0c-1 0-2 0-2 2 0 0 0 1 1 2 13 12 27 31 27 69 0 31-10 55-26 69-2 3-2 2-2 3s0 2 2 2 15-9 25-28c7-12 11-28 11-45 0-21-6-54-36-74z"><text:p/></draw:path></draw:g></text:span><text:span text:style-name="T27"><text:s/>the higher the conditional probability of the word sequence, the lower the perplexity. Thus, minimizing perplexity is equivalent to maximizing the test </text:span><text:span text:style-name="T30">set</text:span><text:span text:style-name="T27"> probability according to the language model. It is a measure of surprise in an LM when seeing new text</text:span><text:span text:style-name="T25">.</text:span><text:span text:style-name="T28"> For a single word, the score is 1.</text:span></text:p><text:p text:style-name="P24"><text:span text:style-name="T28">If the goal of the languag model is to support with another task, the best choice of language model</text:span></text:p><text:p text:style-name="P24"><text:span text:style-name="T28">is the one that improves downstream task performance the most (extrinsic evaluation). Perplexity is</text:span></text:p><text:p text:style-name="P24"><text:span text:style-name="T28">less useful in this case (intrinsic evaluation).</text:span></text:p><text:p text:style-name="P25"><draw:frame draw:style-name="fr1" draw:name="Frame17" text:anchor-type="paragraph" svg:x="-0.051cm" svg:y="0.259cm" svg:width="5.119cm" draw:z-index="57"><draw:text-box fo:min-height="5.563cm"><text:p text:style-name="P27"><draw:g text:anchor-type="as-char" svg:y="-3.182cm" draw:z-index="58" draw:style-name="gr1"><svg:title>TexMaths</svg:title><svg:desc>6§latex§\begin{eqnarray} 
\nonumber \hat{\theta}_{ML} &amp;=&amp; \arg\max_{\theta} p_{model}(Y|X;\theta) \\
\nonumber    &amp;=&amp; \arg\max_{\theta} \frac{1}{N} \prod_{i=1}^{N} p_{model}(y^{(i)}|x^{(i)};\theta\\
\nonumber    &amp;=&amp; \arg\max_{\theta} \frac{1}{N} \sum_{i=1}^{N} \log p_{model}(y^{(i)}|x^{(i)};\theta)  \\
\nonumber    &amp;=&amp; \arg\min_{\theta} \frac{1}{N} \sum_{i=1}^{N} - \log p_{model}(y^{(i)}|x^{(i)};\theta)   \\
\nonumber    &amp;=&amp; \arg\min_{\theta} \frac{1}{N} \sum_{i=1}^{N} - \log p_{model}(y^{(i)}|x^{(i)};\theta) - \log p(x^{(i)}) \\
\nonumber    &amp;=&amp; \arg\min_{\theta} \frac{1}{N} \sum_{i=1}^{N} - \log p_{model}(y^{(i)}|x^{(i)};\theta) - \log p_{model}(x^{(i)}|\theta) \\
\nonumber    &amp;=&amp; \arg\min_{\theta} \frac{1}{N} \sum_{i=1}^{N} - \log \left( p_{model}(y^{(i)}|x^{(i)};\theta)p_{model}(x^{(i)}|\theta) \right) \\
\nonumber    &amp;=&amp; \arg\min_{\theta} \frac{1}{N} \sum_{i=1}^{N} - \log  p_{model}(y^{(i)}, x^{(i)}|\theta)\\
\nonumber    &amp;\approx&amp; \arg\min_{\theta} \left(\mathbb{E}_{p_{data}(x,y)}\left[ -\log p_{model}(y,x|\theta) \right] \right)  \\
\nonumber    &amp;=&amp; \arg\min_{\theta} \left(\mathbb{E}_{p_{data}(x,y)}\left[ -\log p_{model(\theta)}(y,x) \right] \right) 
\end{eqnarray}§svg§600§TRUE§</svg:desc><draw:path draw:style-name="gr37" draw:text-style-name="P28" svg:width="0.041cm" svg:height="0.027cm" svg:x="0.286cm" svg:y="0cm" svg:viewBox="0 0 42 28" svg:d="M21 0c-7 8-14 16-21 25 1 1 2 2 3 3 6-6 12-13 18-19 6 6 12 13 18 19 1-1 2-2 3-3-7-9-14-17-21-25z"><text:p/></draw:path><draw:path draw:style-name="gr38" draw:text-style-name="P28" svg:width="0.065cm" svg:height="0.128cm" svg:x="0.261cm" svg:y="0.046cm" svg:viewBox="0 0 66 129" svg:d="M66 37c0-12-3-37-19-37-23 0-47 51-47 92 0 17 5 37 19 37 22 0 47-51 47-92zM17 62c2-12 6-26 12-39 4-9 10-19 17-19 8 0 9 11 9 22 0 8-1 18-5 36-11 0-22 0-33 0zM48 67c-1 9-5 24-10 38-6 12-12 21-19 21-5 0-9-6-9-23 0-7 1-18 5-36 11 0 23 0 33 0z"><text:p/></draw:path><draw:path draw:style-name="gr39" draw:text-style-name="P28" svg:width="0.117cm" svg:height="0.085cm" svg:x="0.337cm" svg:y="0.114cm" svg:viewBox="0 0 118 86" svg:d="M105 10c1-4 2-5 10-5 2 0 3 0 3-3 0-2-1-2-3-2-5 0-10 0-15 0-3 0-3 1-5 3-14 24-28 47-43 72-3-24-7-48-10-71-1-3-1-4-4-4-6 0-11 0-16 0-3 0-4 0-4 3 0 2 1 2 4 2 1 0 2 0 4 0s2 1 2 2 0 1 0 3c-5 21-9 42-14 63-1 4-3 9-12 9-1 0-2 0-2 3 0 0 0 1 2 1 3 0 8 0 11 0s10 0 12 0c1 0 2 0 2-2s-1-2-2-2c-7 0-7-3-7-5 0-1 0-1 0-3 5-23 10-45 15-68 4 26 8 52 12 77 0 2 1 3 2 3 2 0 3-1 4-2 15-26 31-53 46-79-5 24-10 48-15 72-1 4-2 5-10 5-2 0-4 0-4 3 1 0 0 1 2 1s5 0 7 0c3 0 5 0 7 0 3 0 11 0 14 0 1 0 3 0 3-2s-2-2-4-2c0 0-2 0-4 0-3-1-3-1-3-2s0-2 1-3c5-22 9-45 14-67z"><text:p/></draw:path><draw:path draw:style-name="gr40" draw:text-style-name="P28" svg:width="0.072cm" svg:height="0.085cm" svg:x="0.47cm" svg:y="0.114cm" svg:viewBox="0 0 73 86" svg:d="M38 10c1-4 2-5 12-5 3 0 4 0 4-3 0 0 0-2-2-2s-5 1-8 1c-2 0-6 0-9 0-2 0-5 0-7 0-3 0-5-1-8-1 0 0-2 0-2 3 0 2 1 2 4 2 1 0 2 0 4 0s2 1 2 2c0 0 0 1 0 3-5 22-10 45-15 67-1 4-1 5-9 5-2 0-4 0-4 3 0 1 1 1 4 1 18 0 37 0 55 0 3 0 3 0 4-2 1-3 10-28 10-29 0 0-1-1-2-1s-2 0-2 2c-5 12-10 26-30 26-4 0-8 0-12 0s-4 0-4-1 0-1 0-3c5-22 10-45 15-68z"><text:p/></draw:path><draw:path draw:style-name="gr41" draw:text-style-name="P28" svg:width="0.105cm" svg:height="0.041cm" svg:x="0.725cm" svg:y="0.107cm" svg:viewBox="0 0 106 42" svg:d="M100 7c3 0 6 0 6-3 0-4-3-4-6-4-31 0-63 0-95 0-2 0-5 0-5 4 0 3 3 3 5 3 32 0 64 0 95 0zM100 42c3 0 6 0 6-3 0-4-3-4-6-4-31 0-63 0-95 0-2 0-5 0-5 4 0 3 3 3 5 3 32 0 64 0 95 0z"><text:p/></draw:path><draw:path draw:style-name="gr42" draw:text-style-name="P28" svg:width="0.07cm" svg:height="0.082cm" svg:x="1.005cm" svg:y="0.092cm" svg:viewBox="0 0 71 83" svg:d="M46 67c1 8 5 15 12 15 4 0 13-2 13-17 0-3 0-7 0-10-1 0-2 0-4 0 0 3 0 7 0 10 0 11-3 12-5 12-6 0-6-9-6-10 0-11 0-24 0-36 0-7 0-14-6-21s-14-10-22-10c-13 0-23 9-23 21 0 5 3 8 7 8s7-4 7-8c0-2-1-9-8-9 4-6 12-8 17-8 8 0 17 7 17 23 0 2 0 5 0 7-8 0-19 1-29 7-12 5-16 15-16 23 0 15 15 19 25 19 11 0 18-7 21-16zM45 38c0 6 0 11 0 18 0 17-12 23-19 23s-14-6-14-15c0-10 7-25 33-26z"><text:p/></draw:path><draw:path draw:style-name="gr43" draw:text-style-name="P28" svg:width="0.052cm" svg:height="0.079cm" svg:x="1.082cm" svg:y="0.093cm" svg:viewBox="0 0 53 80" svg:d="M22 20c0-7 0-13 0-20-8 1-15 2-22 2 0 2 0 4 0 6 11 0 12 1 12 10 0 16 0 32 0 48 0 9-2 9-12 9 0 2 0 3 0 5 6 0 14 0 18 0 6 0 14 0 20 0 0-2 0-3 0-5-1 0-2 0-3 0-12 0-12-2-12-9 0-9 0-19 0-28 0-18 6-34 19-34h1c-1 1-4 3-4 7 0 5 4 8 7 8s7-2 7-8-5-11-11-11c-12 0-18 12-20 20z"><text:p/></draw:path><draw:path draw:style-name="gr44" draw:text-style-name="P28" svg:width="0.072cm" svg:height="0.118cm" svg:x="1.144cm" svg:y="0.091cm" svg:viewBox="0 0 73 119" svg:d="M31 51c-14 0-14-18-14-22 0-5 0-11 2-16 2-2 5-7 12-7 14 0 14 19 14 23s0 10-3 15c-1 2-5 7-11 7zM13 58c0-1 0-5 2-9 6 6 13 6 16 6 15 0 25-12 25-26 0-7-2-14-6-18 6-6 11-7 14-7 1 0 2 0 2 1-2 0-3 2-3 4 0 3 3 5 5 5s5-1 5-5c0-3-2-9-8-9-4 0-11 2-17 9-7-6-14-7-17-7-15 0-26 13-26 27 0 8 4 14 8 18-3 3-5 9-5 15s2 13 6 16c-9 3-14 11-14 18 0 14 16 23 35 23s35-9 35-23c0-6-2-16-10-20-8-5-18-5-27-5-4 0-11 0-12-1-5-1-8-6-8-12zM35 115c-16 0-27-9-27-19 0-8 6-15 13-15 3 0 7 0 10 0 13 0 31 0 31 15 0 10-11 19-27 19z"><text:p/></draw:path><draw:path draw:style-name="gr45" draw:text-style-name="P28" svg:width="0.123cm" svg:height="0.079cm" svg:x="1.253cm" svg:y="0.093cm" svg:viewBox="0 0 124 80" svg:d="M12 18c0 16 0 32 0 48 0 9-2 9-12 9 0 2 0 3 0 5 5 0 14 0 18 0s12 0 18 0c0-2 0-3 0-5-11 0-13 0-13-9 0-11 0-22 0-33 0-19 11-29 22-29 10 0 11 10 11 20 0 14 0 29 0 42 0 9-1 9-12 9 0 2 0 3 0 5 6 0 14 0 18 0s13 0 18 0c0-2 0-3 0-5-11 0-13 0-13-9 0-11 0-22 0-33 0-19 12-29 22-29s12 10 12 20c0 14 0 29 0 42 0 9-2 9-13 9 0 2 0 3 0 5 6 0 14 0 18 0s12 0 18 0c0-2 0-3 0-5-8 0-12 0-12-6 0-11 0-23 0-35 0-15 0-21-5-27-3-3-8-7-17-7-14 0-20 11-23 18-2-16-14-18-21-18-12 0-19 8-24 19 0-6 0-13 0-19-7 1-15 2-22 2 0 2 0 4 0 6 11 0 12 1 12 10z"><text:p/></draw:path><draw:path draw:style-name="gr46" draw:text-style-name="P28" svg:width="0.071cm" svg:height="0.082cm" svg:x="1.387cm" svg:y="0.092cm" svg:viewBox="0 0 72 83" svg:d="M46 67c1 8 5 15 13 15 3 0 13-2 13-17 0-3 0-7 0-10-2 0-3 0-4 0 0 3 0 7 0 10 0 11-4 12-6 12-5 0-6-9-6-10 0-11 0-24 0-36 0-7 0-14-5-21-7-7-15-10-23-10-12 0-23 9-23 21 0 5 3 8 7 8s7-4 7-8c0-2 0-9-8-9 4-6 12-8 17-8 8 0 17 7 17 23 0 2 0 5 0 7-8 0-19 1-29 7-12 5-16 15-16 23 0 15 15 19 25 19 11 0 18-7 21-16zM45 38c0 6 0 11 0 18 0 17-11 23-18 23-8 0-15-6-15-15 0-10 7-25 33-26z"><text:p/></draw:path><draw:path draw:style-name="gr47" draw:text-style-name="P28" svg:width="0.079cm" svg:height="0.077cm" svg:x="1.461cm" svg:y="0.095cm" svg:viewBox="0 0 80 78" svg:d="M44 36c4-7 11-16 14-21 5-6 12-9 19-9 0-2 0-4 0-6-4 1-9 1-13 1s-13 0-15-1c0 2 0 4 0 6 3 0 5 2 5 5s-2 5-3 7c-3 4-6 9-9 14-4-6-9-12-13-19-1-1-1-2-1-3 0-2 2-4 5-4 0-2 0-4 0-6-4 1-14 1-17 1s-11 0-15-1c0 2 0 4 0 6 11 0 11 0 19 10 5 8 10 16 15 24-5 7-10 15-15 22-7 10-16 11-20 11 0 2 0 3 0 5 4 0 9 0 13 0 5 0 11 0 15 0 0-2 0-3 0-5-3-1-4-4-4-6 0-4 4-10 14-23 4 6 8 12 12 18 2 2 3 5 3 6s-1 4-5 5c0 2 0 3 0 5 4 0 13 0 17 0s10 0 15 0c0-2 0-3 0-5-9 0-11-1-15-6-7-10-14-21-21-31z"><text:p/></draw:path><draw:path draw:style-name="gr48" draw:text-style-name="P28" svg:width="0.049cm" svg:height="0.089cm" svg:x="1.371cm" svg:y="0.202cm" svg:viewBox="0 0 50 90" svg:d="M50 27c0-13-4-27-15-27-17 0-35 34-35 63 0 15 5 27 15 27 18 0 35-34 35-63zM13 43c6-28 15-39 21-39 8 0 8 14 8 16 0 5-1 12-4 23-8 0-17 0-25 0zM38 47c-4 14-6 21-10 27-3 7-8 13-13 13-6 0-6-10-6-16 0-9 1-19 3-24 8 0 17 0 26 0z"><text:p/></draw:path><draw:path draw:style-name="gr49" draw:text-style-name="P28" svg:width="0.082cm" svg:height="0.114cm" svg:x="1.565cm" svg:y="0.093cm" svg:viewBox="0 0 83 115" svg:d="M12 102c-1 6-2 8-8 8-2 0-4 0-4 3 0 1 1 2 2 2 4 0 9 0 13 0 6 0 11 0 16 0 1 0 3 0 3-3 0-2-1-2-4-2-8 0-8-2-8-3 0-2 7-32 8-36 2 5 7 11 15 11 18 0 38-26 38-53 0-17-9-29-21-29-8 0-16 7-21 14-2-10-8-14-14-14-8 0-11 7-12 10-3 6-5 17-5 18 0 2 1 1 2 2 2 0 2 0 2-4 3-13 6-22 12-22 3 0 5 2 5 8 0 4 0 7-1 10-6 26-12 53-18 80zM40 24c1-5 6-10 8-13 6-6 11-7 13-7 7 0 10 6 10 17s-5 32-8 39c-5 12-13 18-19 18-10 0-12-15-12-16s0-1 1-3c2-12 5-23 7-35z"><text:p/></draw:path><draw:path draw:style-name="gr50" draw:text-style-name="P28" svg:width="0.101cm" svg:height="0.056cm" svg:x="1.655cm" svg:y="0.145cm" svg:viewBox="0 0 102 57" svg:d="M43 45c-1 3-2 8-2 8 0 3 2 4 4 4s4-2 4-3c1-1 2-5 3-8 0-2 1-8 2-11s1-6 2-8c1-6 1-6 3-10 4-6 9-13 18-13 6 0 7 5 7 8 0 8-5 22-7 27-1 4-2 5-2 7 0 7 5 11 11 11 11 0 16-17 16-19s-2-2-2-2c-2 0-2 1-2 2-3 10-8 16-12 16-2 0-3-3-3-5 0-3 1-5 3-10 1-4 6-17 6-25 0-2 0-7-4-11-2-1-5-3-11-3-10 0-16 7-19 13-1-11-9-13-15-13-9 0-15 6-19 11-1-8-7-11-11-11-5 0-8 4-9 7-3 4-4 12-4 12 0 2 1 2 2 2s1 0 2-4c2-7 4-13 8-13 3 0 4 2 4 6 0 2-1 6-2 10s-2 9-2 11c-2 6-3 11-4 17 0 1-1 5-1 5 0 3 2 4 4 4s3-1 4-3c1-1 2-5 2-8 1-2 2-8 2-11 1-3 2-6 2-8 2-6 2-7 5-12s8-11 17-11c6 0 6 6 6 8 0 3 0 5-2 12-1 7-3 14-4 21z"><text:p/></draw:path><draw:path draw:style-name="gr51" draw:text-style-name="P28" svg:width="0.051cm" svg:height="0.056cm" svg:x="1.769cm" svg:y="0.145cm" svg:viewBox="0 0 52 57" svg:d="M52 22c0-14-9-22-20-22-17 0-32 18-32 35 0 12 8 22 20 22 16 0 32-17 32-35zM20 54c-6 0-11-5-11-14 0-6 2-18 6-26 5-7 12-10 17-10 6 0 11 4 11 14 0 3-1 15-6 24-4 7-11 12-17 12z"><text:p/></draw:path><draw:path draw:style-name="gr52" draw:text-style-name="P28" svg:width="0.056cm" svg:height="0.088cm" svg:x="1.832cm" svg:y="0.113cm" svg:viewBox="0 0 57 89" svg:d="M57 4c0-1 0-2 0-2 0-1 0-2-1-2-3 0-12 1-15 1-1 0-2 1-2 3s1 2 3 2c5 0 5 1 5 2s0 1 0 2c-3 10-5 19-7 29-2-4-6-7-11-7-15 0-29 18-29 36 0 12 7 21 17 21 6 0 11-4 16-9 2 8 8 9 11 9 4 0 7-3 9-7 2-5 4-12 4-13s-1-1-2-1c-2 0-2 0-3 4-1 6-3 13-8 13-2 0-3-3-3-6 0-2 0-3 0-5 6-24 11-47 16-70zM33 72c-1 3-3 6-5 8-2 1-6 5-11 5-4 0-8-3-8-12 0-7 3-20 6-26 5-10 11-11 14-11 8 0 9 9 9 10s0 2 0 2c-1 8-3 16-5 24z"><text:p/></draw:path><draw:path draw:style-name="gr53" draw:text-style-name="P28" svg:width="0.046cm" svg:height="0.056cm" svg:x="1.899cm" svg:y="0.145cm" svg:viewBox="0 0 47 57" svg:d="M17 27c3 0 12 0 18-3 8-3 10-9 10-13 0-7-6-11-14-11-13 0-31 11-31 33 0 13 7 24 20 24 19 0 27-13 27-14s0-2-1-2-1 0-2 1c-9 12-22 12-24 12-6 0-11-6-11-16 0-1 0-4 1-11 3 0 5 0 7 0zM11 23c5-18 17-19 20-19 5 0 9 2 9 7 0 12-18 12-23 12-2 0-4 0-6 0z"><text:p/></draw:path><draw:path draw:style-name="gr54" draw:text-style-name="P28" svg:width="0.024cm" svg:height="0.088cm" svg:x="1.958cm" svg:y="0.113cm" svg:viewBox="0 0 25 89" svg:d="M24 4c0-1 1-2 1-2 0-1-1-2-2-2-2 0-11 1-14 1-1 0-3 1-3 3s2 2 3 2c5 0 5 1 5 2s0 1 0 2c-5 21-9 42-14 63 0 1 0 3 0 4 0 8 6 12 12 12 2 0 6-1 8-7 3-4 4-12 4-13s-1-1-1-1c-2 0-2 0-3 3-1 6-3 14-8 14-3 0-4-3-4-6 0-1 1-4 1-5 5-24 10-47 15-70z"><text:p/></draw:path><draw:path draw:style-name="gr55" draw:text-style-name="P28" svg:width="0.036cm" svg:height="0.18cm" svg:x="2.016cm" svg:y="0.038cm" svg:viewBox="0 0 37 181" svg:d="M37 179c0 0 0-1-3-4-20-23-25-57-25-84 0-32 6-64 26-86 2-2 2-2 2-3s-1-2-2-2-16 12-25 36c-8 19-10 39-10 55 0 14 2 36 11 56 9 22 23 34 24 34s2-1 2-2z"><text:p/></draw:path><draw:path draw:style-name="gr56" draw:text-style-name="P28" svg:width="0.114cm" svg:height="0.123cm" svg:x="2.068cm" svg:y="0.05cm" svg:viewBox="0 0 115 124" svg:d="M89 21c1-1 1-2 2-3 5-6 10-12 21-13 2 0 3 0 3-3 0-1-1-2-2-2-4 0-9 1-13 1-5 0-11-1-16-1-1 0-3 0-3 3 0 2 2 2 3 2s5 1 5 5c0 3-3 8-4 8-12 16-24 32-37 48-6-18-11-35-17-53-1-3-1-2-1-3 0-5 8-5 9-5 3 0 4 0 4-3 0-2-2-2-2-2-5 0-16 1-20 1s-14-1-18-1c-1 0-3 0-3 4 0 1 1 1 4 1 9 0 10 2 11 6 6 20 13 40 19 60 1 1 1 3 1 3 0 1-6 30-7 33-2 10-2 10-15 11-3 0-4 0-4 3s1 2 2 3c4 0 16-1 20-1 5 0 16 1 21 1 0 0 2 0 2-4 0-2-1-2-4-2 0 0-3 0-6-1-3 0-4 0-4-3 0-1 1-7 2-11 2-8 4-17 5-25 1-4 1-4 3-6 13-17 26-34 39-51z"><text:p/></draw:path><draw:path draw:style-name="gr57" draw:text-style-name="P28" svg:width="0.005cm" svg:height="0.18cm" svg:x="2.208cm" svg:y="0.038cm" svg:viewBox="0 0 6 181" svg:d="M6 7c0-4 0-7-3-7s-3 3-3 7c0 56 0 111 0 168 0 3 0 6 3 6s3-3 3-6c0-57 0-112 0-168z"><text:p/></draw:path><draw:path draw:style-name="gr58" draw:text-style-name="P28" svg:width="0.13cm" svg:height="0.123cm" svg:x="2.238cm" svg:y="0.05cm" svg:viewBox="0 0 131 124" svg:d="M73 49c-5-12-9-24-13-36-1-2-1-2-1-2 0-1 2-5 9-6 2 0 3 0 3-3 0-2-1-2-2-2-7 0-13 1-20 1-4 0-14-1-18-1-1 0-3 0-3 4 0 1 2 1 4 1 10 0 10 2 12 6 6 17 12 34 19 51-11 14-23 27-34 41-1 0-1 1-2 2-8 9-15 12-23 13-2 0-4 0-4 3 1 1 0 3 2 3 5 0 10-1 15-1 6 0 12 1 18 1 1 0 3 0 3-4 0-2-1-2-2-2-2-1-7-1-7-6 0-3 3-5 5-8 5-7 11-13 16-20 5-5 10-11 14-17 6 14 11 29 16 43 1 2 1 2 1 3s-3 4-9 5c-2 0-3 0-3 3s1 3 2 3c4 0 16-1 20-1s14 1 18 1c1 0 3 0 3-4 0-2-2-2-3-2-11-1-11-1-14-8-6-17-16-45-20-56 11-13 27-34 33-40 4-4 10-8 19-9 3 0 4 0 4-3-1-1 0-2-2-2-5 0-10 1-15 1-6 0-12-1-18-1-1 0-2 0-2 4 0 1 0 1 1 1 2 1 7 1 7 6 0 2-2 5-4 7-8 10-17 21-25 31z"><text:p/></draw:path><draw:path draw:style-name="gr59" draw:text-style-name="P28" svg:width="0.016cm" svg:height="0.112cm" svg:x="2.391cm" svg:y="0.095cm" svg:viewBox="0 0 17 113" svg:d="M17 10c0-5-4-10-8-10-5 0-9 5-9 10s4 9 9 9c4 0 8-4 8-9zM14 76c0 5 0 19-10 33-1 1-1 2-1 2 0 1 0 2 1 2 2 0 13-15 13-35 0-6 0-19-8-19-6 0-9 5-9 9 0 5 3 10 9 10 2 0 4-1 5-2z"><text:p/></draw:path><draw:path draw:style-name="gr60" draw:text-style-name="P28" svg:width="0.065cm" svg:height="0.128cm" svg:x="2.455cm" svg:y="0.046cm" svg:viewBox="0 0 66 129" svg:d="M66 37c0-12-4-37-19-37-23 0-47 51-47 92 0 17 5 37 19 37 22 0 47-51 47-92zM17 62c2-12 6-26 12-39 4-9 10-19 17-19 8 0 9 11 9 22 0 8-1 18-5 36-11 0-22 0-33 0zM48 67c-1 9-5 24-10 38-6 12-12 21-19 21-5 0-9-6-9-23 0-7 1-18 5-36 11 0 23 0 33 0z"><text:p/></draw:path><draw:path draw:style-name="gr61" draw:text-style-name="P28" svg:width="0.036cm" svg:height="0.18cm" svg:x="2.536cm" svg:y="0.038cm" svg:viewBox="0 0 37 181" svg:d="M37 91c0-15-2-36-11-57-9-22-23-34-25-34-1 0-1 1-1 2s0 1 3 4c16 18 25 47 25 85 0 30-6 62-26 85-2 2-2 3-2 3 0 1 0 2 1 2 2 0 16-12 26-35 8-20 10-40 10-55z"><text:p/></draw:path><draw:path draw:style-name="gr62" draw:text-style-name="P28" svg:width="0.105cm" svg:height="0.041cm" svg:x="0.725cm" svg:y="0.646cm" svg:viewBox="0 0 106 42" svg:d="M100 7c3 0 6 0 6-3 0-4-3-4-6-4-31 0-63 0-95 0-2 0-5 0-5 4 0 3 3 3 5 3 32 0 64 0 95 0zM100 42c3 0 6 0 6-3 0-4-3-4-6-4-31 0-63 0-95 0-2 0-5 0-5 4 0 3 3 3 5 3 32 0 64 0 95 0z"><text:p/></draw:path><draw:path draw:style-name="gr63" draw:text-style-name="P28" svg:width="0.07cm" svg:height="0.082cm" svg:x="1.005cm" svg:y="0.632cm" svg:viewBox="0 0 71 83" svg:d="M46 67c1 8 5 15 12 15 4 0 13-3 13-17 0-4 0-7 0-10-1 0-2 0-4 0 0 3 0 6 0 10 0 10-3 11-5 11-6 0-6-8-6-9 0-11 0-24 0-36 0-7 0-15-6-21-6-7-14-10-22-10-13 0-23 8-23 21 0 5 3 8 7 8s7-4 7-8c0-2-1-9-8-9 4-6 12-8 17-8 8 0 17 7 17 23 0 2 0 5 0 7-8 0-19 1-29 6-12 6-16 16-16 24 0 14 15 19 25 19 11 0 18-7 21-16zM45 38c0 6 0 11 0 18 0 17-12 23-19 23s-14-6-14-16c0-9 7-24 33-25z"><text:p/></draw:path><draw:path draw:style-name="gr64" draw:text-style-name="P28" svg:width="0.052cm" svg:height="0.079cm" svg:x="1.082cm" svg:y="0.633cm" svg:viewBox="0 0 53 80" svg:d="M22 20c0-7 0-13 0-20-8 1-15 2-22 2 0 2 0 4 0 6 11 0 12 1 12 10 0 16 0 32 0 48 0 8-2 8-12 8 0 2 0 4 0 6 6 0 14-1 18-1 6 0 14 0 20 1 0-2 0-4 0-6-1 0-2 0-3 0-12 0-12-2-12-8 0-9 0-19 0-28 0-18 6-34 19-34h1c-1 0-4 3-4 7 0 5 4 8 7 8s7-3 7-8c0-6-5-11-11-11-12 0-18 12-20 20z"><text:p/></draw:path><draw:path draw:style-name="gr65" draw:text-style-name="P28" svg:width="0.072cm" svg:height="0.118cm" svg:x="1.144cm" svg:y="0.631cm" svg:viewBox="0 0 73 119" svg:d="M31 51c-14 0-14-18-14-22 0-5 0-11 2-16 2-2 5-7 12-7 14 0 14 18 14 22 0 5 0 11-3 16-1 2-5 7-11 7zM13 58c0-1 0-5 2-9 6 6 13 6 16 6 15 0 25-12 25-26 0-7-2-14-6-18 6-6 11-7 14-7 1 0 2 0 2 0-2 1-3 3-3 5 0 3 3 5 5 5s5-1 5-5c0-3-2-9-8-9-4 0-11 1-17 9-7-6-14-7-17-7-15 0-26 12-26 26 0 9 4 15 8 19-3 3-5 9-5 15 0 5 2 13 6 16-9 3-14 11-14 18 0 13 16 23 35 23s35-9 35-23c0-6-2-16-10-21s-18-5-27-5c-4 0-11 0-12 0-5-1-8-6-8-12zM35 115c-16 0-27-9-27-19 0-8 6-15 13-15 3 0 7 0 10 0 13 0 31 0 31 15 0 10-11 19-27 19z"><text:p/></draw:path><draw:path draw:style-name="gr66" draw:text-style-name="P28" svg:width="0.123cm" svg:height="0.079cm" svg:x="1.253cm" svg:y="0.633cm" svg:viewBox="0 0 124 80" svg:d="M12 18c0 16 0 32 0 48 0 8-2 8-12 8 0 2 0 4 0 6 5 0 14-1 18-1s12 1 18 1c0-2 0-4 0-6-11 0-13 0-13-8 0-11 0-22 0-33 0-19 11-29 22-29 10 0 11 10 11 20 0 14 0 29 0 42 0 8-1 8-12 8 0 2 0 4 0 6 6 0 14-1 18-1s13 1 18 1c0-2 0-4 0-6-11 0-13 0-13-8 0-11 0-22 0-33 0-19 12-29 22-29s12 10 12 20c0 14 0 29 0 42 0 8-2 8-13 8 0 2 0 4 0 6 6 0 14-1 18-1s12 1 18 1c0-2 0-4 0-6-8 0-12 0-12-5 0-11 0-23 0-35 0-15 0-21-5-27-3-3-8-7-17-7-14 0-20 11-23 18-2-16-14-18-21-18-12 0-19 8-24 19 0-6 0-13 0-19-7 1-15 2-22 2 0 2 0 4 0 6 11 0 12 1 12 10z"><text:p/></draw:path><draw:path draw:style-name="gr67" draw:text-style-name="P28" svg:width="0.071cm" svg:height="0.082cm" svg:x="1.387cm" svg:y="0.632cm" svg:viewBox="0 0 72 83" svg:d="M46 67c1 8 5 15 13 15 3 0 13-3 13-17 0-4 0-7 0-10-2 0-3 0-4 0 0 3 0 6 0 10 0 10-4 11-6 11-5 0-6-8-6-9 0-11 0-24 0-36 0-7 0-15-5-21-7-7-15-10-23-10-12 0-23 8-23 21 0 5 3 8 7 8s7-4 7-8c0-2 0-9-8-9 4-6 12-8 17-8 8 0 17 7 17 23 0 2 0 5 0 7-8 0-19 1-29 6-12 6-16 16-16 24 0 14 15 19 25 19 11 0 18-7 21-16zM45 38c0 6 0 11 0 18 0 17-11 23-18 23-8 0-15-6-15-16 0-9 7-24 33-25z"><text:p/></draw:path><draw:path draw:style-name="gr68" draw:text-style-name="P28" svg:width="0.079cm" svg:height="0.077cm" svg:x="1.461cm" svg:y="0.635cm" svg:viewBox="0 0 80 78" svg:d="M44 36c4-8 11-16 14-21 5-7 12-9 19-9 0-2 0-4 0-6-4 0-9 1-13 1s-13-1-15-1c0 2 0 4 0 6 3 0 5 2 5 5s-2 5-3 7c-3 4-6 9-9 13-4-6-9-11-13-18-1-2-1-2-1-3 0-3 2-4 5-4 0-2 0-4 0-6-4 0-14 1-17 1s-11-1-15-1c0 2 0 4 0 6 11 0 11 0 19 10 5 8 10 16 15 24-5 7-10 14-15 21-7 11-16 11-20 11 0 2 0 4 0 6 4 0 9-1 13-1 5 0 11 1 15 1 0-2 0-4 0-6-3 0-4-3-4-6s4-9 14-22c4 6 8 12 12 18 2 2 3 4 3 6 0 1-1 4-5 4 0 2 0 4 0 6 4 0 13-1 17-1s10 1 15 1c0-2 0-4 0-6-9 0-11 0-15-6-7-10-14-20-21-30z"><text:p/></draw:path><draw:path draw:style-name="gr69" draw:text-style-name="P28" svg:width="0.049cm" svg:height="0.09cm" svg:x="1.371cm" svg:y="0.741cm" svg:viewBox="0 0 50 91" svg:d="M50 28c0-14-4-28-15-28-17 0-35 34-35 63 0 15 5 28 15 28 18 0 35-35 35-63zM13 43c6-27 15-39 21-39 8 0 8 14 8 16 0 5-1 12-4 23-8 0-17 0-25 0zM38 48c-4 14-6 20-10 27-3 6-8 12-13 12-6 0-6-9-6-16 0-9 1-18 3-23 8 0 17 0 26 0z"><text:p/></draw:path><draw:path draw:style-name="gr70" draw:text-style-name="P28" svg:width="0.051cm" svg:height="0.119cm" svg:x="1.636cm" svg:y="0.469cm" svg:viewBox="0 0 52 120" svg:d="M33 5c0-4 0-5-4-5-10 12-24 12-29 12 0 2 0 3 0 6 3 0 13 0 21-5 0 31 0 62 0 94 0 6-1 8-15 8-2 0-3 0-5 0 0 2 0 4 0 5 5 0 19 0 26 0 6 0 20 0 25 0 0-1 0-3 0-5-1 0-3 0-5 0-14 0-14-2-14-8 0-34 0-68 0-102z"><text:p/></draw:path><draw:path draw:style-name="gr71" draw:text-style-name="P28" svg:width="0.144cm" svg:height="0.006cm" svg:x="1.589cm" svg:y="0.664cm" svg:viewBox="0 0 145 7" svg:d="M0 0c48 0 97 0 145 0 0 3 0 5 0 7-48 0-97 0-145 0 0-2 0-4 0-7z"><text:p/></draw:path><draw:path draw:style-name="gr72" draw:text-style-name="P28" svg:width="0.133cm" svg:height="0.123cm" svg:x="1.595cm" svg:y="0.713cm" svg:viewBox="0 0 134 124" svg:d="M114 19c1-7 4-13 17-13 1 0 3 0 3-4-1 0 0-2-3-2-4 0-10 1-15 1-6 0-11-1-17-1-1 0-2 0-2 4 0 2 1 2 2 2 9 0 11 4 11 8 0 0 0 3 0 4-6 26-12 53-18 80-12-32-23-63-35-94-1-3-1-4-5-4-7 0-14 0-22 0-3 0-4 0-4 4 0 2 1 2 4 2 1 0 11 0 11 1-7 33-14 65-21 98-2 7-5 12-17 13-1 0-3 0-3 3 0 2 1 3 2 3 5 0 11-1 16-1s11 1 16 1c1 0 3 0 3-4 0-2-1-2-3-2-9 0-11-4-11-8 0-1 0-2 1-4 7-32 14-64 21-96 1 1 1 2 2 4 13 35 26 71 39 106 1 4 2 4 3 4 2 0 2-1 3-4 7-34 15-67 22-101z"><text:p/></draw:path><draw:path draw:style-name="gr73" draw:text-style-name="P28" svg:width="0.098cm" svg:height="0.085cm" svg:x="1.834cm" svg:y="0.4cm" svg:viewBox="0 0 99 86" svg:d="M85 14c1-5 3-9 12-9 0 0 2 0 2-3 0-1-1-2-2-2-3 0-8 1-11 1s-9-1-12-1c-1 0-2 0-2 3 0 2 1 2 2 2 6 0 7 2 7 5 0 1 0 1 0 3-4 18-8 36-12 55-10-22-19-44-28-66-1-2-2-2-4-2-5 0-10 0-15 0-3 0-4 0-4 3 0 2 1 2 4 2 2 0 4 0 7 0-5 23-10 45-15 68-1 5-3 8-12 9-1 0-2 0-2 2s1 2 2 2c3 0 7 0 11 0 3 0 9 0 12 0 1 0 2 0 2-2s-1-2-3-2c-6 0-6-4-6-5s0-1 0-3c5-22 10-44 14-65 11 25 22 50 33 75 1 2 1 2 2 2 2 0 2 0 3-2 5-23 10-47 15-70z"><text:p/></draw:path><draw:path draw:style-name="gr74" draw:text-style-name="P28" svg:width="0.184cm" svg:height="0.252cm" svg:x="1.79cm" svg:y="0.54cm" svg:viewBox="0 0 185 253" svg:d="M185 253c0-3 0-6 0-9-21 0-26-9-26-20 0-65 0-129 0-194 0-12 5-20 26-20 0-3 0-7 0-10-62 0-124 0-185 0 0 3 0 7 0 10 21 0 26 9 26 20 0 65 0 129 0 194 0 12-5 20-26 20 0 3 0 6 0 9 25 0 51 0 76 0 0-3 0-6 0-9-21 0-26-9-26-20 0-72 0-143 0-214 28 0 57 0 85 0 0 71 0 142 0 214 0 12-6 20-27 20 0 3 0 6 0 9 26 0 51 0 77 0z"><text:p/></draw:path><draw:path draw:style-name="gr75" draw:text-style-name="P28" svg:width="0.033cm" svg:height="0.084cm" svg:x="1.784cm" svg:y="0.842cm" svg:viewBox="0 0 34 85" svg:d="M31 5c0-2-2-5-4-5-4 0-7 3-7 7 0 2 2 5 5 5s6-4 6-7zM8 69c0 2-1 3-1 5 0 6 5 11 11 11 11 0 16-18 16-19 0-2-1-2-2-2-2 0-2 1-2 2-2 10-7 15-12 15-2 0-3-1-3-4s1-5 2-8c1-4 2-7 4-10 1-3 5-15 5-16 1-1 1-3 1-4 0-6-5-11-11-11-11 0-16 17-16 19s1 1 2 2c2 0 2-1 2-2 3-11 8-16 12-16 2 0 3 1 3 5 0 3-1 5-4 12-2 7-5 14-7 21z"><text:p/></draw:path><draw:path draw:style-name="gr76" draw:text-style-name="P28" svg:width="0.081cm" svg:height="0.033cm" svg:x="1.832cm" svg:y="0.877cm" svg:viewBox="0 0 82 34" svg:d="M78 6c2 0 4 0 4-3s-2-3-4-3c-25 0-50 0-74 0-1 0-4 0-4 3s3 3 5 3c24 0 48 0 73 0zM78 34c2 0 4 0 4-3s-2-3-4-3c-25 0-49 0-73 0-2 0-5 0-5 3s3 3 4 3c24 0 49 0 74 0z"><text:p/></draw:path><draw:path draw:style-name="gr77" draw:text-style-name="P28" svg:width="0.039cm" svg:height="0.083cm" svg:x="1.934cm" svg:y="0.842cm" svg:viewBox="0 0 40 84" svg:d="M25 3c0-3 0-3-3-3-8 8-17 8-22 8 0 1 0 3 0 4 3 0 10 0 16-3 0 21 0 43 0 65 0 4 0 5-11 5-1 0-3 0-5 0 0 2 0 3 0 5 3 0 16-1 20-1s18 1 20 1c0-2 0-3 0-5-1 0-2 0-4 0-11 0-11-1-11-5 0-24 0-47 0-71z"><text:p/></draw:path><draw:path draw:style-name="gr78" draw:text-style-name="P28" svg:width="0.082cm" svg:height="0.114cm" svg:x="2.006cm" svg:y="0.633cm" svg:viewBox="0 0 83 115" svg:d="M12 102c-1 6-1 8-8 8-2 0-4 0-4 3 0 1 1 2 2 2 4 0 9-1 13-1 6 0 11 1 16 1 1 0 3 0 3-4 0-1-1-1-4-1-7 0-7-2-7-3 0-2 6-32 7-36 2 5 7 11 15 11 18 0 38-26 38-53 0-17-9-29-21-29-8 0-15 7-21 13-2-9-8-13-14-13-8 0-10 7-12 10-3 6-5 17-5 18 0 2 2 2 2 2 2 0 2-1 3-5 3-12 6-21 11-21 3 0 5 1 5 8 0 4 0 7-1 10-6 26-12 53-18 80zM40 24c2-5 6-11 8-13 6-6 11-7 13-7 7 0 10 6 10 17 0 10-5 32-7 38-6 13-13 19-19 19-11 0-13-15-13-16s0-1 1-3c2-12 5-23 7-35z"><text:p/></draw:path><draw:path draw:style-name="gr79" draw:text-style-name="P28" svg:width="0.101cm" svg:height="0.056cm" svg:x="2.097cm" svg:y="0.684cm" svg:viewBox="0 0 102 57" svg:d="M43 46c-1 2-1 7-1 8 0 2 1 3 3 3s4-1 5-2 1-6 2-8c0-3 1-8 2-11 1-4 1-6 2-9 1-5 1-6 3-10 4-6 9-13 18-13 6 0 7 6 7 9 0 7-5 21-7 27-1 3-2 4-2 6 0 7 5 11 11 11 11 0 16-17 16-19 0-1-1-1-2-1-2 0-2 0-2 2-2 9-7 15-12 15-2 0-2-2-2-5s0-4 2-10c2-4 6-17 6-24 0-2 0-8-4-11-2-2-5-4-10-4-10 0-17 8-20 13-1-11-9-13-15-13-9 0-15 7-18 12-1-9-8-12-12-12-5 0-8 4-9 7-3 5-4 12-4 13s1 1 2 1c2 0 2 0 3-3 1-8 3-14 7-14 3 0 4 3 4 6 0 2-1 7-2 11 0 3-2 8-2 11-2 5-3 11-4 16 0 2-1 5-1 6 0 2 2 3 4 3s4-1 4-2c1-1 2-6 2-8 1-3 2-8 3-11 0-4 1-6 2-9 1-5 1-6 4-12 3-5 9-11 17-11 6 0 7 6 7 9s-1 5-3 12c-1 7-3 14-4 21z"><text:p/></draw:path><draw:path draw:style-name="gr80" draw:text-style-name="P28" svg:width="0.051cm" svg:height="0.056cm" svg:x="2.211cm" svg:y="0.684cm" svg:viewBox="0 0 52 57" svg:d="M52 23c0-15-9-23-20-23-17 0-32 18-32 35 0 13 8 22 20 22 16 0 32-16 32-34zM20 54c-5 0-11-4-11-14 0-6 2-18 7-25 4-8 11-11 16-11 6 0 11 4 11 14 0 3-1 15-6 24-4 8-11 12-17 12z"><text:p/></draw:path><draw:path draw:style-name="gr81" draw:text-style-name="P28" svg:width="0.056cm" svg:height="0.088cm" svg:x="2.273cm" svg:y="0.652cm" svg:viewBox="0 0 57 89" svg:d="M57 4c0 0 0-1 0-2s0-2-1-2c-3 0-12 1-14 2-1 0-3 0-3 2s2 2 3 2c5 0 5 1 5 2s0 2 0 3c-3 10-5 19-7 29-2-4-6-8-11-8-15 0-29 18-29 36 0 12 7 21 17 21 6 0 11-4 16-9 2 8 9 9 11 9 4 0 7-3 9-7 3-4 4-11 4-12 0-2-1-2-2-2s-2 1-2 4c-1 6-4 14-8 14-3 0-4-3-4-7 0-2 0-3 1-5 5-23 10-47 15-70zM33 72c0 4-3 6-5 9-1 1-6 5-11 5-4 0-8-4-8-12 0-7 4-21 6-26 5-10 11-12 14-12 8 0 10 9 10 11l-1 1c-1 8-3 16-5 24z"><text:p/></draw:path><draw:path draw:style-name="gr82" draw:text-style-name="P28" svg:width="0.047cm" svg:height="0.056cm" svg:x="2.34cm" svg:y="0.684cm" svg:viewBox="0 0 48 57" svg:d="M18 27c3 0 11 0 17-2 9-4 10-10 10-14 0-6-6-11-13-11-14 0-32 12-32 33 0 13 7 24 20 24 19 0 28-12 28-14 0-1-1-2-2-2s-1 0-2 1c-9 12-22 12-24 12-6 0-11-5-11-15 0-2 0-5 1-12 3 0 5 0 8 0zM11 24c5-19 17-20 21-20s9 3 9 7c0 13-19 13-24 13-2 0-4 0-6 0z"><text:p/></draw:path><draw:path draw:style-name="gr83" draw:text-style-name="P28" svg:width="0.024cm" svg:height="0.088cm" svg:x="2.4cm" svg:y="0.652cm" svg:viewBox="0 0 25 89" svg:d="M24 4c1 0 1-1 1-2s-1-2-2-2c-2 0-11 1-14 2-1 0-2 0-2 2s1 2 2 2c6 0 6 1 6 2s-1 2-1 3c-4 20-9 42-14 62 0 2 0 3 0 4 0 8 6 12 12 12 2 0 6-1 9-7 2-4 3-11 3-12 0-2-1-1-1-2-2 0-2 1-2 3-2 7-4 15-9 15-3 0-3-4-3-7 0-1 0-3 0-5 5-23 10-47 15-70z"><text:p/></draw:path><draw:path draw:style-name="gr84" draw:text-style-name="P28" svg:width="0.036cm" svg:height="0.18cm" svg:x="2.458cm" svg:y="0.577cm" svg:viewBox="0 0 37 181" svg:d="M37 179c0 0 0-1-3-4-20-23-25-57-25-85 0-31 6-63 26-85 2-2 2-3 2-3 0-1-1-2-2-2-2 0-16 12-25 35-8 20-10 40-10 55s2 36 10 57c10 22 23 34 25 34 1 0 2-1 2-2z"><text:p/></draw:path><draw:path draw:style-name="gr85" draw:text-style-name="P28" svg:width="0.072cm" svg:height="0.116cm" svg:x="2.508cm" svg:y="0.633cm" svg:viewBox="0 0 73 117" svg:d="M72 11c1-3 1-3 1-4 0-3-2-5-4-5s-4 1-6 4c0 1-2 6-2 9-1 5-2 10-4 15-2 11-4 21-6 32-1 3-8 16-18 16-9 0-10-8-10-15 0-8 2-19 8-35 2-7 3-9 3-13 0-8-5-15-13-15-15 0-21 26-21 28s1 2 2 2c2 0 2-1 3-4 4-17 10-22 15-22 2 0 4 0 4 6 0 4-1 9-2 12-7 20-9 30-9 38 0 17 10 22 19 22 6 0 11-3 16-8-2 9-4 18-10 27-5 7-10 12-18 12-2 0-9-1-12-7 2 0 5 0 7-3 1-2 3-4 3-7 0-6-4-6-6-6-3 0-9 2-9 11s7 16 17 16c17 0 33-17 37-37 5-23 10-46 15-69z"><text:p/></draw:path><draw:path draw:style-name="gr86" draw:text-style-name="P28" svg:width="0.028cm" svg:height="0.125cm" svg:x="2.599cm" svg:y="0.543cm" svg:viewBox="0 0 29 126" svg:d="M27 0c-22 17-27 44-27 63 0 18 5 46 27 63 1 0 2 0 2-1s-1-1-1-2c-15-15-20-37-20-60 0-34 11-51 20-60l1-1c0-2-1-2-2-2z"><text:p/></draw:path><draw:path draw:style-name="gr87" draw:text-style-name="P28" svg:width="0.032cm" svg:height="0.084cm" svg:x="2.642cm" svg:y="0.554cm" svg:viewBox="0 0 33 85" svg:d="M31 5c0-2-2-5-5-5s-6 3-6 7c0 2 2 5 4 5 4 0 7-4 7-7zM8 69c0 2-1 4-1 6 0 5 5 10 11 10 11 0 15-17 15-19s0-1-1-2c-2 0-2 1-2 2-3 11-8 16-12 16-2 0-3-2-3-5s1-5 2-8 2-7 3-10c2-3 6-15 6-16s1-3 1-4c0-6-5-11-11-11-11 0-16 17-16 19s1 2 2 2c2 0 2-1 2-2 3-11 8-15 12-15 2 0 3 1 3 4s-1 5-4 13c-2 7-5 13-7 20z"><text:p/></draw:path><draw:path draw:style-name="gr88" draw:text-style-name="P28" svg:width="0.028cm" svg:height="0.125cm" svg:x="2.689cm" svg:y="0.543cm" svg:viewBox="0 0 29 126" svg:d="M2 0c-1 0-2 0-2 2 0 0 0 1 1 1 10 10 20 27 20 60 0 27-7 47-19 59-2 2-2 2-2 3 0 0 0 1 1 1 2 0 13-8 20-24 5-10 8-24 8-39 0-18-5-45-27-63z"><text:p/></draw:path><draw:path draw:style-name="gr89" draw:text-style-name="P28" svg:width="0.005cm" svg:height="0.18cm" svg:x="2.758cm" svg:y="0.577cm" svg:viewBox="0 0 6 181" svg:d="M6 6c0-3 0-6-3-6s-3 3-3 6c0 56 0 112 0 168 0 4 0 7 3 7s3-3 3-7c0-56 0-112 0-168z"><text:p/></draw:path><draw:path draw:style-name="gr90" draw:text-style-name="P28" svg:width="0.078cm" svg:height="0.081cm" svg:x="2.787cm" svg:y="0.633cm" svg:viewBox="0 0 79 82" svg:d="M48 25c1-4 5-21 16-21 1 0 5 0 8 2-4 1-7 6-7 10 0 3 1 6 5 6s9-3 9-10c0-9-9-12-15-12-9 0-14 10-17 14-3-12-12-14-16-14-17 0-26 23-26 28 0 2 1 2 2 2s2-1 2-2c5-20 16-24 21-24 3 0 9 2 9 12 0 6-3 18-9 43-2 12-8 19-15 19-1 0-5 0-8-2 4-1 7-5 7-10s-3-6-5-6c-5 0-9 4-9 10 0 8 8 12 15 12 10 0 16-13 17-14 1 7 7 14 17 14 16 0 25-23 25-28 0-2-1-2-2-2s-2 1-2 2c-5 20-16 24-21 24-6 0-9-6-9-12 0-4 1-8 3-16s4-17 5-25z"><text:p/></draw:path><draw:path draw:style-name="gr91" draw:text-style-name="P28" svg:width="0.028cm" svg:height="0.125cm" svg:x="2.886cm" svg:y="0.543cm" svg:viewBox="0 0 29 126" svg:d="M27 0c-22 17-27 44-27 63 0 18 5 46 27 63 1 0 2 0 2-1s-1-1-1-2c-15-15-20-37-20-60 0-34 11-51 20-60l1-1c0-2-1-2-2-2z"><text:p/></draw:path><draw:path draw:style-name="gr92" draw:text-style-name="P28" svg:width="0.033cm" svg:height="0.084cm" svg:x="2.928cm" svg:y="0.554cm" svg:viewBox="0 0 34 85" svg:d="M31 5c0-2-2-5-5-5s-6 3-6 7c0 2 2 5 4 5 4 0 7-4 7-7zM8 69c0 2-1 4-1 6 0 5 5 10 11 10 11 0 16-17 16-19s-1-1-2-2c-2 0-2 1-2 2-3 11-7 16-12 16-2 0-3-2-3-5s1-5 2-8 2-7 4-10c1-3 5-15 5-16s1-3 1-4c0-6-5-11-11-11-11 0-16 17-16 19s1 1 2 2c2 0 2-1 2-2 3-11 8-15 12-15 2 0 3 1 3 4s-1 5-4 13c-2 7-5 13-7 20z"><text:p/></draw:path><draw:path draw:style-name="gr93" draw:text-style-name="P28" svg:width="0.028cm" svg:height="0.125cm" svg:x="2.976cm" svg:y="0.543cm" svg:viewBox="0 0 29 126" svg:d="M2 0c-1 0-2 0-2 2 0 0 0 1 1 1 10 10 20 27 20 60 0 27-7 47-19 59-2 2-2 2-2 3 0 0 0 1 2 1 1 0 12-8 19-24 5-10 8-24 8-39 0-18-5-45-27-63z"><text:p/></draw:path><draw:path draw:style-name="gr94" draw:text-style-name="P28" svg:width="0.016cm" svg:height="0.112cm" svg:x="3.04cm" svg:y="0.635cm" svg:viewBox="0 0 17 113" svg:d="M17 9c0-5-4-9-9-9-4 0-8 4-8 9s4 10 8 10c5 0 9-4 9-10zM14 76c0 5 0 19-10 33-2 1-2 1-2 2s1 2 2 2c2 0 13-15 13-36 0-5 0-18-9-18-5 0-8 4-8 9s3 10 8 10c1 0 1 0 1 0 1 0 3-1 5-2z"><text:p/></draw:path><draw:path draw:style-name="gr95" draw:text-style-name="P28" svg:width="0.065cm" svg:height="0.129cm" svg:x="3.103cm" svg:y="0.585cm" svg:viewBox="0 0 66 130" svg:d="M66 38c0-13-3-38-19-38-23 0-47 51-47 93 0 17 5 37 19 37 23 0 47-52 47-92zM17 62c3-12 6-26 12-39 4-9 10-19 18-19 7 0 8 12 8 22 0 9-1 18-5 36-11 0-22 0-33 0zM49 68c-2 8-5 24-11 37-6 12-12 21-19 21-5 0-8-6-8-23 0-7 1-18 5-35 11 0 22 0 33 0z"><text:p/></draw:path><draw:path draw:style-name="gr96" draw:text-style-name="P28" svg:width="0.105cm" svg:height="0.041cm" svg:x="0.725cm" svg:y="1.281cm" svg:viewBox="0 0 106 42" svg:d="M100 7c3 0 6 0 6-3 0-4-3-4-6-4-31 0-63 0-95 0-2 0-5 0-5 4 0 3 3 3 5 3 32 0 64 0 95 0zM100 42c3 0 6 0 6-3 0-4-3-4-6-4-31 0-63 0-95 0-2 0-5 0-5 4 0 3 3 3 5 3 32 0 64 0 95 0z"><text:p/></draw:path><draw:path draw:style-name="gr97" draw:text-style-name="P28" svg:width="0.07cm" svg:height="0.082cm" svg:x="1.005cm" svg:y="1.266cm" svg:viewBox="0 0 71 83" svg:d="M46 67c1 7 5 15 12 15 4 0 13-3 13-17 0-4 0-7 0-10-1 0-2 0-4 0 0 3 0 6 0 10 0 10-3 11-5 11-6 0-6-8-6-9 0-12 0-24 0-36 0-7 0-15-6-21-6-7-14-10-22-10-13 0-23 8-23 20 0 6 3 9 7 9s7-4 7-8c0-3-1-9-8-9 4-6 12-8 17-8 8 0 17 7 17 23 0 2 0 4 0 6-8 1-19 1-29 7-12 6-16 16-16 24 0 14 15 19 25 19 11 0 18-7 21-16zM45 38c0 6 0 11 0 18 0 17-12 23-19 23s-14-6-14-16c0-9 7-24 33-25z"><text:p/></draw:path><draw:path draw:style-name="gr98" draw:text-style-name="P28" svg:width="0.052cm" svg:height="0.079cm" svg:x="1.082cm" svg:y="1.267cm" svg:viewBox="0 0 53 80" svg:d="M22 20c0-7 0-13 0-20-8 1-15 2-22 2 0 2 0 4 0 6 11 0 12 1 12 10 0 15 0 32 0 48 0 8-2 8-12 8 0 2 0 4 0 6 6 0 14-1 18-1 6 0 14 0 20 1 0-2 0-4 0-6-1 0-2 0-3 0-12 0-12-2-12-8 0-9 0-19 0-28 0-18 6-34 19-34h1c-1 0-4 2-4 7s4 8 7 8 7-3 7-8c0-6-5-11-11-11-12 0-18 12-20 20z"><text:p/></draw:path><draw:path draw:style-name="gr99" draw:text-style-name="P28" svg:width="0.072cm" svg:height="0.118cm" svg:x="1.144cm" svg:y="1.265cm" svg:viewBox="0 0 73 119" svg:d="M31 51c-14 0-14-19-14-23s0-10 2-15c2-2 5-7 12-7 14 0 14 18 14 22 0 5 0 11-3 16-1 2-5 7-11 7zM13 58c0-1 0-5 2-9 6 6 13 6 16 6 15 0 25-13 25-27 0-6-2-13-6-17 6-6 11-7 14-7 1 0 2 0 2 0-2 1-3 3-3 5 0 3 3 5 5 5s5-1 5-5c0-3-2-9-8-9-4 0-11 1-17 8-7-5-14-6-17-6-15 0-26 12-26 26 0 9 4 15 8 19-3 3-5 9-5 15 0 5 2 13 6 16-9 3-14 11-14 18 0 13 16 23 35 23s35-9 35-23c0-6-2-16-10-21s-18-5-27-5c-4 0-11 0-12 0-5-1-8-6-8-12zM35 115c-16 0-27-9-27-19 0-8 6-15 13-15 3 0 7 0 10 0 13 0 31 0 31 15 0 10-11 19-27 19z"><text:p/></draw:path><draw:path draw:style-name="gr100" draw:text-style-name="P28" svg:width="0.123cm" svg:height="0.079cm" svg:x="1.253cm" svg:y="1.267cm" svg:viewBox="0 0 124 80" svg:d="M12 18c0 15 0 32 0 48 0 8-2 8-12 8 0 2 0 4 0 6 5 0 14-1 18-1s12 1 18 1c0-2 0-4 0-6-11 0-13 0-13-8 0-11 0-22 0-33 0-19 11-29 22-29 10 0 11 9 11 20 0 14 0 28 0 42 0 8-1 8-12 8 0 2 0 4 0 6 6 0 14-1 18-1s13 1 18 1c0-2 0-4 0-6-11 0-13 0-13-8 0-11 0-22 0-33 0-19 12-29 22-29s12 9 12 20c0 14 0 28 0 42 0 8-2 8-13 8 0 2 0 4 0 6 6 0 14-1 18-1s12 1 18 1c0-2 0-4 0-6-8 0-12 0-12-5 0-11 0-23 0-35 0-15 0-21-5-27-3-3-8-7-17-7-14 0-20 11-23 18-2-16-14-18-21-18-12 0-19 8-24 19 0-6 0-13 0-19-7 1-15 2-22 2 0 2 0 4 0 6 11 0 12 1 12 10z"><text:p/></draw:path><draw:path draw:style-name="gr101" draw:text-style-name="P28" svg:width="0.071cm" svg:height="0.082cm" svg:x="1.387cm" svg:y="1.266cm" svg:viewBox="0 0 72 83" svg:d="M46 67c1 7 5 15 13 15 3 0 13-3 13-17 0-4 0-7 0-10-2 0-3 0-4 0 0 3 0 6 0 10 0 10-4 11-6 11-5 0-6-8-6-9 0-12 0-24 0-36 0-7 0-15-5-21-7-7-15-10-23-10-12 0-23 8-23 20 0 6 3 9 7 9s7-4 7-8c0-3 0-9-8-9 4-6 12-8 17-8 8 0 17 7 17 23 0 2 0 4 0 6-8 1-19 1-29 7-12 6-16 16-16 24 0 14 15 19 25 19 11 0 18-7 21-16zM45 38c0 6 0 11 0 18 0 17-11 23-18 23-8 0-15-6-15-16 0-9 7-24 33-25z"><text:p/></draw:path><draw:path draw:style-name="gr102" draw:text-style-name="P28" svg:width="0.079cm" svg:height="0.077cm" svg:x="1.461cm" svg:y="1.269cm" svg:viewBox="0 0 80 78" svg:d="M44 35c4-7 11-15 14-20 5-7 12-9 19-9 0-2 0-4 0-6-4 0-9 1-13 1s-13-1-15-1c0 2 0 4 0 6 3 0 5 2 5 5 0 2-2 5-3 7-3 4-6 9-9 13-4-6-9-11-13-18-1-2-1-2-1-3 0-3 2-4 5-4 0-2 0-4 0-6-4 0-14 1-17 1s-11-1-15-1c0 2 0 4 0 6 11 0 11 0 19 10 5 8 10 16 15 24-5 7-10 14-15 21-7 11-16 11-20 11 0 2 0 4 0 6 4-1 9-1 13-1 5 0 11 1 15 1 0-2 0-4 0-6-3 0-4-3-4-6s4-9 14-22c4 6 8 12 12 18 2 2 3 4 3 5 0 2-1 5-5 5 0 2 0 4 0 6 4 0 13-1 17-1s10 0 15 1c0-2 0-4 0-6-9 0-11 0-15-6-7-10-14-21-21-31z"><text:p/></draw:path><draw:path draw:style-name="gr103" draw:text-style-name="P28" svg:width="0.049cm" svg:height="0.09cm" svg:x="1.371cm" svg:y="1.376cm" svg:viewBox="0 0 50 91" svg:d="M50 28c0-14-4-28-15-28-17 0-35 34-35 63 0 15 5 28 15 28 18 0 35-35 35-63zM13 43c6-27 15-39 21-39 8 0 8 14 8 16 0 5-1 12-4 23-8 0-17 0-25 0zM38 48c-4 13-6 20-10 27-3 6-8 12-13 12-6 0-6-10-6-16 0-9 1-18 3-23 8 0 17 0 26 0z"><text:p/></draw:path><draw:path draw:style-name="gr104" draw:text-style-name="P28" svg:width="0.051cm" svg:height="0.119cm" svg:x="1.636cm" svg:y="1.104cm" svg:viewBox="0 0 52 120" svg:d="M33 5c0-4 0-5-4-5-10 12-24 12-29 12 0 2 0 3 0 6 3 0 13 0 21-5 0 31 0 62 0 94 0 6-1 8-15 8-2 0-3 0-5 0 0 2 0 3 0 5 5 0 19 0 26 0 6 0 20 0 25 0 0-2 0-3 0-5-1 0-3 0-5 0-14 0-14-2-14-8 0-34 0-68 0-102z"><text:p/></draw:path><draw:path draw:style-name="gr105" draw:text-style-name="P28" svg:width="0.144cm" svg:height="0.006cm" svg:x="1.589cm" svg:y="1.298cm" svg:viewBox="0 0 145 7" svg:d="M0 0c48 0 97 0 145 0 0 3 0 5 0 7-48 0-97 0-145 0 0-2 0-4 0-7z"><text:p/></draw:path><draw:path draw:style-name="gr106" draw:text-style-name="P28" svg:width="0.133cm" svg:height="0.123cm" svg:x="1.595cm" svg:y="1.348cm" svg:viewBox="0 0 134 124" svg:d="M114 19c1-7 4-13 17-13 1 0 3 0 3-4-1 0 0-2-3-2-4 0-10 1-15 1-6 0-11-1-17-1-1 0-2 0-2 4 0 2 1 2 2 2 9 0 11 4 11 7 0 1 0 4 0 5-6 26-12 53-18 80-12-32-23-63-35-94-1-4-1-4-5-4-7 0-14 0-22 0-3 0-4 0-4 4 0 2 1 2 4 2 1 0 11 0 11 1-7 33-14 65-21 98-2 7-5 12-17 13-1 0-3 0-3 3 0 2 1 3 2 3 5 0 11-1 16-1s11 1 16 1c1 0 3 0 3-4 0-2-1-2-3-2-9 0-11-4-11-8 0-1 0-2 1-4 7-32 14-64 21-96 1 1 1 2 2 3 13 36 26 71 39 107 1 3 2 4 3 4 2 0 2-1 3-4 7-34 15-67 22-101z"><text:p/></draw:path><draw:path draw:style-name="gr107" draw:text-style-name="P28" svg:width="0.098cm" svg:height="0.085cm" svg:x="1.845cm" svg:y="1.035cm" svg:viewBox="0 0 99 86" svg:d="M85 14c1-5 3-9 12-9 1 0 2-1 2-3 0-1-1-2-1-2-4 0-9 1-12 1s-9-1-12-1c0 0-2 0-2 3 0 1 1 2 2 2 6 0 7 2 7 5 0 1 0 1 0 3-4 18-8 36-12 55-10-22-19-44-28-66-1-2-2-2-4-2-5 0-10 0-15 0-3 0-4 0-4 3 0 2 1 2 4 2 2 0 5 0 7 0-5 23-10 45-15 68-1 5-3 8-12 9-1 0-2 0-2 2s1 2 2 2c3 0 7 0 11 0 3 0 9 0 12 0 1 0 2 0 2-2s-1-2-2-2c-7-1-7-4-7-5s0-2 0-4c5-22 10-43 15-64 10 25 21 50 32 75 1 2 1 2 2 2 2 0 2 0 3-2 5-23 10-47 15-70z"><text:p/></draw:path><draw:path draw:style-name="gr108" draw:text-style-name="P28" svg:width="0.21cm" svg:height="0.252cm" svg:x="1.788cm" svg:y="1.175cm" svg:viewBox="0 0 211 253" svg:d="M192 253c7-19 13-38 19-57-1 0-2 0-4 0-5 18-23 31-41 36-3 1-19 6-49 6-32 0-64 0-96 0 27-36 54-72 81-108 1-2 1-2 1-3s0-1-1-3c-24-39-49-77-74-115 29 0 58 0 87 0 21 0 36 2 37 3 9 1 23 4 36 13 4 3 14 12 19 26 2 0 3 0 4 0-6-17-12-34-19-51-62 0-125 0-187 0-4 0-4 1-5 2 0 0 0 3 0 5 28 44 56 88 84 131-28 37-55 74-82 110-2 2-1 2-2 3 0 2 2 2 5 2 62 0 125 0 187 0z"><text:p/></draw:path><draw:path draw:style-name="gr109" draw:text-style-name="P28" svg:width="0.033cm" svg:height="0.084cm" svg:x="1.796cm" svg:y="1.477cm" svg:viewBox="0 0 34 85" svg:d="M31 5c0-2-1-5-4-5-4 0-7 3-7 7 0 2 2 4 5 4s6-3 6-6zM8 69c0 2-1 3-1 5 0 6 5 11 11 11 11 0 16-18 16-19 0-2-1-2-2-2s-2 1-2 2c-2 10-7 15-12 15-2 0-3-1-3-4s1-5 2-8c2-4 2-7 4-10 1-3 5-15 5-16 1-1 1-3 1-4 0-6-4-11-11-11-11 0-16 17-16 19s2 2 2 2c2 0 2-1 2-2 3-11 8-16 12-16 2 0 3 1 3 5 0 3-1 5-4 12-2 7-5 14-7 21z"><text:p/></draw:path><draw:path draw:style-name="gr110" draw:text-style-name="P28" svg:width="0.081cm" svg:height="0.033cm" svg:x="1.844cm" svg:y="1.512cm" svg:viewBox="0 0 82 34" svg:d="M77 6c2 0 5 0 5-3s-3-3-4-3c-25 0-50 0-74 0-2 0-4 0-4 3s2 3 4 3c24 0 49 0 73 0zM78 34c1 0 4 0 4-3s-3-3-5-3c-24 0-49 0-73 0-2 0-4 0-4 3s2 3 4 3c24 0 49 0 74 0z"><text:p/></draw:path><draw:path draw:style-name="gr111" draw:text-style-name="P28" svg:width="0.039cm" svg:height="0.083cm" svg:x="1.946cm" svg:y="1.476cm" svg:viewBox="0 0 40 84" svg:d="M25 4c0-3 0-4-3-4-8 8-17 8-22 8 0 2 0 3 0 5 3 0 10 0 16-4 0 22 0 44 0 65 0 4 0 6-11 6-1 0-3 0-4 0 0 1 0 3 0 4 2 0 15 0 19 0s18 0 20 0c0-1 0-3 0-4-1 0-2 0-4 0-11 0-11-2-11-6 0-24 0-47 0-70z"><text:p/></draw:path><draw:path draw:style-name="gr112" draw:text-style-name="P28" svg:width="0.034cm" svg:height="0.125cm" svg:x="2.041cm" svg:y="1.222cm" svg:viewBox="0 0 35 126" svg:d="M23 0c-8 1-15 2-23 2 0 2 0 4 0 6 11 0 12 1 12 10 0 31 0 62 0 94 0 8-2 8-12 8 0 2 0 4 0 6 5 0 14-1 18-1 3 0 11 1 17 1 0-2 0-4 0-6-11 0-12 0-12-8 0-37 0-75 0-112z"><text:p/></draw:path><draw:path draw:style-name="gr113" draw:text-style-name="P28" svg:width="0.069cm" svg:height="0.082cm" svg:x="2.084cm" svg:y="1.266cm" svg:viewBox="0 0 70 83" svg:d="M70 42c0-23-15-42-35-42s-35 20-35 42c0 23 17 41 35 41 20 0 35-18 35-41zM35 78c-7 0-13-3-18-12-3-8-3-19-3-25 0-8 0-17 3-25 4-8 12-12 18-12 7 0 14 4 18 11 4 8 4 19 4 26 0 6 0 16-3 24-4 8-11 13-19 13z"><text:p/></draw:path><draw:path draw:style-name="gr114" draw:text-style-name="P28" svg:width="0.072cm" svg:height="0.118cm" svg:x="2.163cm" svg:y="1.265cm" svg:viewBox="0 0 73 119" svg:d="M31 51c-14 0-14-19-14-23s0-10 2-15c2-2 5-7 12-7 14 0 14 18 14 22 0 5 0 11-3 16-1 2-5 7-11 7zM13 58c0-1 0-5 2-9 6 6 13 6 16 6 15 0 25-13 25-27 0-6-2-13-6-17 6-6 11-7 14-7 1 0 2 0 2 0-2 1-3 3-3 5 0 3 3 5 5 5s5-1 5-5c0-3-3-9-8-9-4 0-11 1-17 8-7-5-14-6-17-6-15 0-26 12-26 26 0 9 4 15 8 19-3 3-5 9-5 15 0 5 2 13 6 16-9 3-14 11-14 18 0 13 16 23 35 23s35-9 35-23c0-6-2-16-10-21s-18-5-27-5c-4 0-11 0-12 0-5-1-8-6-8-12zM35 115c-16 0-27-9-27-19 0-8 6-15 13-15 3 0 7 0 10 0 13 0 31 0 31 15 0 10-11 19-27 19z"><text:p/></draw:path><draw:path draw:style-name="gr115" draw:text-style-name="P28" svg:width="0.082cm" svg:height="0.114cm" svg:x="2.262cm" svg:y="1.267cm" svg:viewBox="0 0 83 115" svg:d="M12 102c-1 6-1 7-8 7-2 0-4 0-4 4 0 1 1 2 2 2 4 0 9-1 13-1 6 0 11 1 16 1 1 0 3 0 3-4 0-2-1-2-4-2-8 0-8-1-8-2 0-2 7-32 8-37 2 6 7 12 15 12 18 0 38-26 38-53 0-17-9-29-21-29-8 0-16 6-21 13-2-9-8-13-14-13-8 0-11 7-12 10-3 6-5 17-5 18s2 1 2 1c2 0 2 0 3-4 2-13 6-21 11-21 3 0 5 1 5 8 0 4 0 7-1 10-6 26-12 53-18 80zM40 23c2-4 6-10 8-12 6-6 11-7 13-7 7 0 10 6 10 17 0 10-5 32-8 38-5 13-12 19-18 19-11 0-13-15-13-16s0-1 1-3c2-12 5-24 7-36z"><text:p/></draw:path><draw:path draw:style-name="gr116" draw:text-style-name="P28" svg:width="0.101cm" svg:height="0.056cm" svg:x="2.352cm" svg:y="1.318cm" svg:viewBox="0 0 102 57" svg:d="M43 46c-1 2-1 7-1 7 0 3 1 4 3 4s4-1 5-2 1-6 2-8c0-3 1-8 2-12 1-3 1-5 2-8 1-6 1-6 3-10 4-6 9-13 18-13 6 0 7 6 7 8 0 8-5 22-7 28-1 3-2 4-2 6 0 7 5 11 11 11 11 0 16-17 16-19s-1-1-2-2c-2 0-2 1-2 3-3 9-7 15-12 15-2 0-2-2-2-5s0-4 2-10c1-4 6-17 6-25 0-2 0-7-4-10-2-2-5-4-10-4-11 0-17 8-20 13-1-11-9-13-15-13-9 0-15 7-19 12 0-9-7-12-11-12-5 0-8 4-9 7-3 5-4 12-4 13s1 1 2 1 2 0 2-3c2-8 4-14 8-14 3 0 4 3 4 6 0 2-1 7-2 11 0 3-2 8-2 11-2 5-3 11-4 16 0 1 0 3-1 5 0 3 2 4 4 4s4-1 4-2c1-1 2-6 2-8 1-3 2-8 3-12 0-3 1-5 2-8 1-5 1-6 4-12 3-5 9-11 17-11 6 0 7 6 7 8 0 4-1 6-3 13-1 7-3 14-4 21z"><text:p/></draw:path><draw:path draw:style-name="gr117" draw:text-style-name="P28" svg:width="0.051cm" svg:height="0.056cm" svg:x="2.466cm" svg:y="1.318cm" svg:viewBox="0 0 52 57" svg:d="M52 22c0-14-9-22-20-22-17 0-32 18-32 35 0 13 8 22 20 22 16 0 32-16 32-35zM20 54c-5 0-11-5-11-14 0-6 2-18 7-25 4-8 11-11 16-11 6 0 11 4 11 14 0 3-1 15-6 24-4 7-11 12-17 12z"><text:p/></draw:path><draw:path draw:style-name="gr118" draw:text-style-name="P28" svg:width="0.056cm" svg:height="0.088cm" svg:x="2.529cm" svg:y="1.286cm" svg:viewBox="0 0 57 89" svg:d="M57 4c0-1 0-1 0-2s0-2-1-2c-3 0-12 1-15 2-1 0-2 0-2 2s1 2 3 2c5 0 5 1 5 2s0 2 0 3c-3 10-5 19-7 29-2-4-6-8-11-8-15 0-29 18-29 36 0 12 7 21 17 21 6 0 11-4 16-9 2 8 8 9 11 9 4 0 7-3 9-7 3-4 4-11 4-12 0-2-1-2-2-2-2 0-2 0-3 4 0 6-3 13-7 13-3 0-4-2-4-6 0-2 0-3 1-5 5-24 10-47 15-70zM33 72c0 4-3 6-5 9-1 0-6 4-11 4-4 0-8-3-8-11s3-21 6-26c5-10 11-12 14-12 8 0 10 9 10 11l-1 1c-1 8-3 16-5 24z"><text:p/></draw:path><draw:path draw:style-name="gr119" draw:text-style-name="P28" svg:width="0.046cm" svg:height="0.056cm" svg:x="2.595cm" svg:y="1.318cm" svg:viewBox="0 0 47 57" svg:d="M18 27c3 0 11 0 17-2 9-4 10-10 10-14 0-7-6-11-13-11-14 0-32 12-32 33 0 13 7 24 20 24 19 0 27-12 27-14 0-1 0-2-1-2s-1 0-2 1c-9 12-22 12-24 12-6 0-11-5-11-15 0-2 0-5 1-12 3 0 5 0 8 0zM11 24c5-19 17-20 21-20s8 3 8 7c0 13-18 13-23 13-2 0-4 0-6 0z"><text:p/></draw:path><draw:path draw:style-name="gr120" draw:text-style-name="P28" svg:width="0.024cm" svg:height="0.088cm" svg:x="2.655cm" svg:y="1.286cm" svg:viewBox="0 0 25 89" svg:d="M24 4c1 0 1-1 1-2s-1-2-2-2c-2 0-11 1-14 2-1 0-2 0-2 2s1 2 2 2c6 0 6 1 6 2s-1 2-1 3c-4 20-9 42-14 62 0 2 0 3 0 4 0 8 6 12 12 12 2 0 6-1 9-7 2-4 3-11 3-12 0-2-1-2-1-2-2 0-2 1-2 3-2 7-4 14-9 14-3 0-3-3-3-6 0-1 0-3 0-5 5-24 10-47 15-70z"><text:p/></draw:path><draw:path draw:style-name="gr121" draw:text-style-name="P28" svg:width="0.036cm" svg:height="0.18cm" svg:x="2.712cm" svg:y="1.212cm" svg:viewBox="0 0 37 181" svg:d="M37 179c0-1 0-1-3-4-20-23-25-57-25-85 0-31 6-63 26-85 2-2 2-3 2-3 0-1-1-2-2-2-2 0-16 12-25 35-8 20-10 40-10 55s2 36 10 57c10 22 23 34 25 34 1 0 2-1 2-2z"><text:p/></draw:path><draw:path draw:style-name="gr122" draw:text-style-name="P28" svg:width="0.072cm" svg:height="0.116cm" svg:x="2.763cm" svg:y="1.267cm" svg:viewBox="0 0 73 117" svg:d="M72 11c1-3 1-3 1-4 0-3-2-5-4-5s-5 1-6 4c0 1-2 6-2 9-1 5-3 10-4 15-2 11-5 21-7 32 0 3-7 16-17 16-9 0-10-8-10-15 0-8 2-19 8-35 2-8 3-9 3-13 0-8-5-15-13-15-15 0-21 26-21 28 0 1 1 1 2 1s2 0 3-3c4-17 10-22 15-22 2 0 4 0 4 6 0 4-1 9-2 12-7 20-10 30-10 38 0 16 11 22 20 22 6 0 11-3 16-8-2 9-4 18-10 27-5 7-10 12-18 12-2 0-9-1-12-7 2 0 5 0 7-3 1-2 3-4 3-7 0-6-4-6-6-6-3 0-9 2-9 11s7 16 17 16c17 0 33-17 37-37 5-23 10-46 15-69z"><text:p/></draw:path><draw:path draw:style-name="gr123" draw:text-style-name="P28" svg:width="0.028cm" svg:height="0.126cm" svg:x="2.855cm" svg:y="1.178cm" svg:viewBox="0 0 29 127" svg:d="M27 0c-22 17-27 44-27 63 0 18 5 46 27 64 1 0 2 0 2-2l-1-1c-15-16-21-38-21-61 0-34 12-50 21-60 0 0 1 0 1-1 0-2-1-2-2-2z"><text:p/></draw:path><draw:path draw:style-name="gr124" draw:text-style-name="P28" svg:width="0.032cm" svg:height="0.084cm" svg:x="2.897cm" svg:y="1.189cm" svg:viewBox="0 0 33 85" svg:d="M31 5c0-2-2-5-5-5s-6 3-6 7c0 2 2 5 4 5 4 0 7-4 7-7zM8 69c0 2-1 3-1 6 0 5 4 10 11 10 11 0 15-18 15-19 0-2-1-2-1-2-2 0-2 1-2 2-3 10-8 16-12 16-2 0-3-2-3-5s1-5 2-8 2-7 3-10c2-3 5-15 6-16 0-1 1-3 1-4 0-6-5-11-11-11-11 0-16 17-16 19s1 2 2 2 2-1 2-2c3-11 8-16 12-16 2 0 3 1 3 5 0 3-1 5-4 13-2 7-5 13-7 20z"><text:p/></draw:path><draw:path draw:style-name="gr125" draw:text-style-name="P28" svg:width="0.028cm" svg:height="0.126cm" svg:x="2.944cm" svg:y="1.178cm" svg:viewBox="0 0 29 127" svg:d="M2 0c-1 0-2 0-2 2 0 1 0 1 1 2 10 10 20 27 20 59 0 27-7 47-19 60-2 2-2 1-2 2s0 2 1 2c2 0 13-9 20-25 5-10 8-24 8-39 0-17-5-45-27-63z"><text:p/></draw:path><draw:path draw:style-name="gr126" draw:text-style-name="P28" svg:width="0.005cm" svg:height="0.18cm" svg:x="3.013cm" svg:y="1.212cm" svg:viewBox="0 0 6 181" svg:d="M6 6c0-3 0-6-3-6s-3 3-3 6c0 56 0 112 0 168 0 4 0 7 3 7s3-3 3-7c0-56 0-112 0-168z"><text:p/></draw:path><draw:path draw:style-name="gr127" draw:text-style-name="P28" svg:width="0.078cm" svg:height="0.081cm" svg:x="3.043cm" svg:y="1.267cm" svg:viewBox="0 0 79 82" svg:d="M48 25c1-4 5-21 16-21 1 0 5 0 8 2-4 1-7 6-7 10 0 3 1 6 5 6s9-3 9-10c0-9-9-12-15-12-9 0-14 9-17 13-3-11-12-13-17-13-16 0-25 23-25 28 0 1 1 1 2 1s2 0 2-1c5-20 16-24 21-24 3 0 9 2 9 12 0 6-3 17-9 43-2 11-8 19-15 19-1 0-5 0-8-2 4-1 7-5 7-10s-3-7-5-7c-5 0-9 5-9 11 0 8 8 12 15 12 10 0 16-13 17-14 1 7 7 14 17 14 16 0 25-23 25-28 0-2-1-2-2-2s-2 1-2 2c-5 20-16 24-21 24-6 0-9-6-9-12 0-4 1-8 3-16s4-17 5-25z"><text:p/></draw:path><draw:path draw:style-name="gr128" draw:text-style-name="P28" svg:width="0.028cm" svg:height="0.126cm" svg:x="3.142cm" svg:y="1.178cm" svg:viewBox="0 0 29 127" svg:d="M27 0c-22 17-27 44-27 63 0 18 5 46 27 64 1 0 2 0 2-2l-1-1c-15-16-20-38-20-61 0-34 11-50 20-60 0 0 1 0 1-1 0-2-1-2-2-2z"><text:p/></draw:path><draw:path draw:style-name="gr129" draw:text-style-name="P28" svg:width="0.033cm" svg:height="0.084cm" svg:x="3.184cm" svg:y="1.189cm" svg:viewBox="0 0 34 85" svg:d="M31 5c0-2-2-5-5-5s-6 3-6 7c0 2 2 5 4 5 4 0 7-4 7-7zM8 69c0 2-1 3-1 6 0 5 5 10 11 10 11 0 16-18 16-19 0-2-1-1-2-2-2 0-2 1-2 2-3 10-8 16-12 16-2 0-3-2-3-5s1-5 2-8 2-7 3-10c2-3 6-15 6-16s1-3 1-4c0-6-5-11-11-11-11 0-16 17-16 19s1 2 2 2c2 0 2-1 2-2 3-11 8-16 12-16 2 0 3 1 3 5 0 3-1 5-4 13-2 7-5 13-7 20z"><text:p/></draw:path><draw:path draw:style-name="gr130" draw:text-style-name="P28" svg:width="0.028cm" svg:height="0.126cm" svg:x="3.231cm" svg:y="1.178cm" svg:viewBox="0 0 29 127" svg:d="M2 0c-1 0-2 0-2 2 0 1 0 1 1 2 10 10 20 27 20 59 0 27-7 47-19 60-2 2-2 1-2 2s0 2 2 2c1 0 12-9 19-25 5-10 8-24 8-39 0-17-5-45-27-63z"><text:p/></draw:path><draw:path draw:style-name="gr131" draw:text-style-name="P28" svg:width="0.017cm" svg:height="0.112cm" svg:x="3.294cm" svg:y="1.269cm" svg:viewBox="0 0 18 113" svg:d="M17 9c0-5-4-9-8-9-5 0-9 4-9 9s4 10 9 10c4 0 8-5 8-10zM14 76c0 5 0 19-10 32-1 2-1 2-1 3s1 2 2 2 13-15 13-36c0-5-1-18-9-18-6 0-9 4-9 9s3 10 9 10h1c1-1 3-1 4-2z"><text:p/></draw:path><draw:path draw:style-name="gr132" draw:text-style-name="P28" svg:width="0.065cm" svg:height="0.129cm" svg:x="3.358cm" svg:y="1.22cm" svg:viewBox="0 0 66 130" svg:d="M66 37c0-12-3-37-19-37-23 0-47 51-47 93 0 17 5 37 19 37 23 0 47-52 47-93zM17 62c2-12 6-26 12-39 4-9 10-19 18-19 7 0 8 12 8 22 0 9-1 18-5 36-11 0-22 0-33 0zM49 68c-2 8-6 24-11 37-6 12-12 21-19 21-5 0-9-6-9-23 0-7 1-18 6-35 11 0 22 0 33 0z"><text:p/></draw:path><draw:path draw:style-name="gr133" draw:text-style-name="P28" svg:width="0.036cm" svg:height="0.18cm" svg:x="3.439cm" svg:y="1.212cm" svg:viewBox="0 0 37 181" svg:d="M37 90c0-14-2-36-10-56-10-23-24-34-25-34s-2 1-2 2c0 0 0 1 3 4 16 18 25 47 25 84 0 31-6 63-26 86-2 2-2 2-2 3s1 2 2 2 16-13 25-36c8-19 10-39 10-55z"><text:p/></draw:path><draw:path draw:style-name="gr134" draw:text-style-name="P28" svg:width="0.105cm" svg:height="0.041cm" svg:x="0.725cm" svg:y="1.916cm" svg:viewBox="0 0 106 42" svg:d="M100 7c3 0 6 0 6-3 0-4-3-4-6-4-31 0-63 0-95 0-2 0-5 0-5 4 0 3 3 3 5 3 32 0 64 0 95 0zM100 42c3 0 6 0 6-3 0-4-3-4-6-4-31 0-63 0-95 0-2 0-5 0-5 4 0 3 3 3 5 3 32 0 64 0 95 0z"><text:p/></draw:path><draw:path draw:style-name="gr135" draw:text-style-name="P28" svg:width="0.07cm" svg:height="0.082cm" svg:x="1.005cm" svg:y="1.901cm" svg:viewBox="0 0 71 83" svg:d="M46 67c1 8 5 15 12 15 4 0 13-2 13-17 0-3 0-6 0-10-1 0-2 0-4 0 0 4 0 7 0 10 0 11-3 12-5 12-6 0-6-9-6-9 0-12 0-24 0-37 0-7 0-14-6-21s-14-10-22-10c-13 0-23 9-23 21 0 5 3 8 7 8s7-3 7-8c0-2-1-8-8-9 4-6 12-8 17-8 8 0 17 7 17 23 0 2 0 5 0 7-8 0-19 1-29 7-12 6-16 15-16 23 0 15 15 19 25 19 11 0 18-7 21-16zM45 38c0 6 0 12 0 18 0 17-12 23-19 23s-14-6-14-15c0-10 7-25 33-26z"><text:p/></draw:path><draw:path draw:style-name="gr136" draw:text-style-name="P28" svg:width="0.052cm" svg:height="0.079cm" svg:x="1.082cm" svg:y="1.902cm" svg:viewBox="0 0 53 80" svg:d="M22 20c0-7 0-13 0-20-8 1-15 1-22 2 0 2 0 3 0 5 11 0 12 2 12 11 0 15 0 32 0 48 0 8-2 8-12 8 0 2 0 4 0 6 6 0 14-1 18-1 6 0 14 0 20 1 0-2 0-4 0-6-1 0-2 0-3 0-12 0-12-2-12-8 0-9 0-19 0-28 0-18 6-34 19-34h1c-1 0-4 2-4 7s4 8 7 8 7-3 7-8c0-6-5-11-11-11-12 0-18 12-20 20z"><text:p/></draw:path><draw:path draw:style-name="gr137" draw:text-style-name="P28" svg:width="0.072cm" svg:height="0.118cm" svg:x="1.144cm" svg:y="1.9cm" svg:viewBox="0 0 73 119" svg:d="M31 50c-14 0-14-18-14-22s0-10 2-15c2-2 5-7 12-7 14 0 14 18 14 22 0 5 0 11-3 15-1 3-5 7-11 7zM13 58c0-1 0-5 2-9 6 6 13 6 16 6 15 0 25-13 25-27 0-6-2-13-6-17 6-6 11-7 14-7 1 0 2 0 2 0-2 1-3 3-3 5 0 3 3 5 5 5s5-1 5-5c0-3-2-9-8-9-4 0-11 1-17 8-7-5-14-6-17-6-15 0-26 12-26 26 0 8 4 15 8 19-3 2-5 9-5 15 0 5 2 13 6 16-9 3-14 11-14 18 0 13 16 23 35 23s35-9 35-23c0-6-2-16-10-21s-18-5-27-5c-4 0-11 0-12 0-5-1-8-7-8-12zM35 115c-16 0-27-9-27-19 0-8 6-15 13-16 3 0 7 0 10 0 13 0 31 0 31 16 0 10-11 19-27 19z"><text:p/></draw:path><draw:path draw:style-name="gr138" draw:text-style-name="P28" svg:width="0.123cm" svg:height="0.079cm" svg:x="1.253cm" svg:y="1.902cm" svg:viewBox="0 0 124 80" svg:d="M12 18c0 15 0 32 0 48 0 8-2 8-12 8 0 2 0 4 0 6 5 0 14-1 18-1s12 1 18 1c0-2 0-4 0-6-11 0-13 0-13-8 0-11 0-22 0-33 0-19 11-29 22-29 10 0 11 9 11 20 0 14 0 28 0 42 0 8-1 8-12 8 0 2 0 4 0 6 6 0 14-1 18-1s13 1 18 1c0-2 0-4 0-6-11 0-13 0-13-8 0-11 0-22 0-33 0-19 12-29 22-29s12 9 12 20c0 14 0 28 0 42 0 8-2 8-13 8 0 2 0 4 0 6 6 0 14-1 18-1s12 1 18 1c0-2 0-4 0-6-8 0-12 0-12-6 0-11 0-23 0-34 0-15 0-21-5-27-3-3-8-7-17-7-14 0-20 11-23 18-2-16-14-18-21-18-12 0-19 8-24 19 0-7 0-13 0-19-7 1-15 1-22 2 0 2 0 3 0 5 11 0 12 2 12 11z"><text:p/></draw:path><draw:path draw:style-name="gr139" draw:text-style-name="P28" svg:width="0.033cm" svg:height="0.12cm" svg:x="1.385cm" svg:y="1.861cm" svg:viewBox="0 0 34 121" svg:d="M23 41c-8 1-15 1-23 2 0 2 0 3 0 5 11 0 12 1 12 11 0 16 0 32 0 48 0 8-2 8-12 8 0 2 0 4 0 6 5 0 14-1 18-1 5 0 10 1 16 1 0-2 0-4 0-6-11 0-11-1-11-7 0-23 0-45 0-67zM23 9c0-5-4-9-8-9-5 0-8 5-8 9 0 5 3 10 8 10 4 0 8-4 8-10z"><text:p/></draw:path><draw:path draw:style-name="gr140" draw:text-style-name="P28" svg:width="0.079cm" svg:height="0.079cm" svg:x="1.429cm" svg:y="1.902cm" svg:viewBox="0 0 80 80" svg:d="M13 18c0 15 0 32 0 48 0 8-2 8-13 8 0 2 0 4 0 6 6 0 14-1 18-1s12 1 18 1c0-2 0-4 0-6-11 0-13 0-13-8 0-11 0-22 0-33 0-19 12-29 22-29s11 9 11 20c0 14 0 28 0 42 0 8-1 8-12 8 0 2 0 4 0 6 6 0 14-1 18-1s13 1 18 1c0-2 0-4 0-6-8 0-12 0-12-6 0-11 0-23 0-34 0-15 0-21-5-27-2-3-8-7-17-7-12 0-19 8-23 19 0-7 0-13 0-19-8 1-15 1-23 2 0 2 0 3 0 5 11 0 13 2 13 11z"><text:p/></draw:path><draw:path draw:style-name="gr141" draw:text-style-name="P28" svg:width="0.049cm" svg:height="0.09cm" svg:x="1.355cm" svg:y="2.011cm" svg:viewBox="0 0 50 91" svg:d="M50 28c0-14-4-28-16-28-16 0-34 34-34 63 0 15 5 28 15 28 17 0 35-35 35-63zM13 43c5-28 15-39 21-39 8 0 8 14 8 16 0 5-1 12-4 23-8 0-17 0-25 0zM38 47c-4 14-6 21-10 28-3 6-8 12-13 12-6 0-6-10-6-16 0-9 1-19 3-24 8 0 17 0 26 0z"><text:p/></draw:path><draw:path draw:style-name="gr142" draw:text-style-name="P28" svg:width="0.051cm" svg:height="0.119cm" svg:x="1.605cm" svg:y="1.739cm" svg:viewBox="0 0 52 120" svg:d="M33 5c0-4 0-5-4-5-10 12-24 12-29 12 0 2 0 3 0 6 3 0 12 0 21-6 0 32 0 63 0 94 0 7-1 9-15 9-2 0-3 0-5 0 0 2 0 3 0 5 5 0 19 0 26 0 6 0 20 0 25 0 0-2 0-3 0-5-1 0-3 0-5 0-14 0-14-2-14-9 0-34 0-67 0-101z"><text:p/></draw:path><draw:path draw:style-name="gr143" draw:text-style-name="P28" svg:width="0.144cm" svg:height="0.006cm" svg:x="1.558cm" svg:y="1.933cm" svg:viewBox="0 0 145 7" svg:d="M0 0c48 0 97 0 145 0 0 3 0 5 0 7-48 0-97 0-145 0 0-2 0-4 0-7z"><text:p/></draw:path><draw:path draw:style-name="gr144" draw:text-style-name="P28" svg:width="0.133cm" svg:height="0.123cm" svg:x="1.564cm" svg:y="1.982cm" svg:viewBox="0 0 134 124" svg:d="M114 19c1-7 4-13 17-13 0 0 3-1 3-4 0 0 0-2-3-2-5 0-10 1-15 1-6 0-12-1-17-1-1 0-3 0-3 4 0 2 2 2 3 2 9 0 11 4 11 7 0 1 0 4 0 5-6 26-12 53-18 80-12-32-24-63-36-94 0-4-1-4-4-4-8 0-14 0-22 0-3 0-4 0-4 4 0 2 1 2 4 2 1 0 11 0 11 1-7 33-14 65-21 98-2 7-5 12-17 13-1 0-3 0-3 3 0 2 0 3 2 3 5 0 11-1 16-1s11 1 16 1c1 0 3 0 3-4 0-2-1-2-3-2-10-1-11-4-11-8 0-1 0-2 1-4 7-32 14-64 21-96 1 1 1 2 2 3 13 36 26 71 39 107 1 3 2 4 3 4 2 0 2-1 2-4 8-34 15-67 23-101z"><text:p/></draw:path><draw:path draw:style-name="gr145" draw:text-style-name="P28" svg:width="0.098cm" svg:height="0.085cm" svg:x="1.815cm" svg:y="1.669cm" svg:viewBox="0 0 99 86" svg:d="M85 13c1-4 3-8 12-9 0 0 2 0 2-2 0-1-1-2-2-2-3 0-8 1-11 1s-10-1-12-1c-1 0-2 0-2 3 0 1 1 1 2 1 6 1 7 2 7 6 0 1 0 1 0 2-4 19-8 37-12 56-10-22-19-44-29-66 0-2-1-2-3-2-5 0-11 0-16 0-2 0-3 0-3 3 0 1 1 1 4 1 2 0 4 1 6 1-5 23-9 45-14 68-1 5-3 8-12 9-1 0-2 0-2 2s1 2 1 2c4 0 8 0 12 0 3 0 9 0 12 0 1 0 2-1 2-3 0-1-1-1-3-1-6-1-6-4-6-6 0 0 0-1 0-3 5-22 10-43 14-65 11 25 22 51 33 76 1 2 1 2 2 2 2 0 2 0 3-3 5-23 10-46 15-70z"><text:p/></draw:path><draw:path draw:style-name="gr146" draw:text-style-name="P28" svg:width="0.21cm" svg:height="0.252cm" svg:x="1.757cm" svg:y="1.81cm" svg:viewBox="0 0 211 253" svg:d="M192 253c6-19 13-38 19-57-1 0-2 0-4 0-6 18-23 31-41 36-3 1-19 5-49 5-33 0-64 0-96 0 27-36 54-71 81-107 1-2 1-2 1-3s0-1-1-3c-25-39-49-77-74-115 29 0 58 0 87 0 21 0 36 2 37 3 9 1 23 4 35 13 4 3 15 11 20 26 2 0 3 0 4 0-6-17-13-34-19-51-62 0-125 0-187 0-4 0-5 0-5 2 0 0 0 3 0 5 28 44 56 88 84 131-28 37-55 74-82 110-2 2-2 2-2 3 0 2 2 2 5 2 62 0 125 0 187 0z"><text:p/></draw:path><draw:path draw:style-name="gr147" draw:text-style-name="P28" svg:width="0.033cm" svg:height="0.084cm" svg:x="1.765cm" svg:y="2.111cm" svg:viewBox="0 0 34 85" svg:d="M31 5c0-2-2-5-5-5s-6 4-6 7c0 2 2 5 5 5s6-4 6-7zM8 69c0 2-1 4-1 6 0 6 5 10 11 10 11 0 16-17 16-19s-1-1-2-2c-2 0-2 1-2 2-3 11-7 16-12 16-2 0-3-2-3-4 0-3 1-6 2-9s2-7 4-10c1-3 5-14 5-16 0-1 1-3 1-4 0-6-5-11-11-11-11 0-16 18-16 20 0 1 1 1 2 1 2 0 2 0 2-2 3-10 8-15 12-15 2 0 3 1 3 5 0 2-1 4-4 12-2 7-5 14-7 20z"><text:p/></draw:path><draw:path draw:style-name="gr148" draw:text-style-name="P28" svg:width="0.081cm" svg:height="0.033cm" svg:x="1.813cm" svg:y="2.147cm" svg:viewBox="0 0 82 34" svg:d="M78 6c2 0 4 0 4-3s-3-3-4-3c-25 0-50 0-74 0-1 0-4 0-4 3s3 3 5 3c24 0 48 0 73 0zM78 34c1 0 4 0 4-3s-2-3-4-3c-25 0-49 0-73 0-2 0-5 0-5 3s3 3 4 3c24 0 49 0 74 0z"><text:p/></draw:path><draw:path draw:style-name="gr149" draw:text-style-name="P28" svg:width="0.039cm" svg:height="0.083cm" svg:x="1.915cm" svg:y="2.111cm" svg:viewBox="0 0 40 84" svg:d="M25 4c0-4 0-4-3-4-8 8-17 8-22 8 0 2 0 3 0 5 2 0 10 0 16-4 0 22 0 43 0 65 0 4 0 6-11 6-1 0-3 0-5 0 0 1 0 3 0 4 3 0 16 0 20 0s18 0 20 0c0-1 0-3 0-4-1 0-2 0-4 0-11 0-11-2-11-6 0-24 0-47 0-70z"><text:p/></draw:path><draw:path draw:style-name="gr150" draw:text-style-name="P28" svg:width="0.096cm" svg:height="0.006cm" svg:x="2.018cm" svg:y="1.933cm" svg:viewBox="0 0 97 7" svg:d="M91 7c3 0 6 0 6-3 0-4-3-4-6-4-28 0-57 0-86 0-2 0-5 0-5 4 0 3 3 3 5 3 29 0 58 0 86 0z"><text:p/></draw:path><draw:path draw:style-name="gr151" draw:text-style-name="P28" svg:width="0.034cm" svg:height="0.125cm" svg:x="2.159cm" svg:y="1.856cm" svg:viewBox="0 0 35 126" svg:d="M23 0c-8 1-15 2-23 2 0 2 0 4 0 6 11 0 13 1 13 10 0 31 0 62 0 94 0 8-2 8-13 8 0 2 0 4 0 6 5 0 14-1 18-1s11 1 17 1c0-2 0-4 0-6-10 0-12 0-12-8 0-37 0-75 0-112z"><text:p/></draw:path><draw:path draw:style-name="gr152" draw:text-style-name="P28" svg:width="0.069cm" svg:height="0.082cm" svg:x="2.203cm" svg:y="1.901cm" svg:viewBox="0 0 70 83" svg:d="M70 43c0-23-15-43-35-43s-35 20-35 43 17 40 35 40c19 0 35-18 35-40zM35 79c-7 0-14-4-18-13-4-7-4-18-4-25s0-17 4-25 12-12 18-12c7 0 14 4 18 12s4 18 4 25 0 17-3 24c-4 9-11 14-19 14z"><text:p/></draw:path><draw:path draw:style-name="gr153" draw:text-style-name="P28" svg:width="0.071cm" svg:height="0.118cm" svg:x="2.282cm" svg:y="1.9cm" svg:viewBox="0 0 72 119" svg:d="M31 50c-14 0-14-18-14-22s0-10 2-15c2-2 5-7 12-7 13 0 13 18 13 22 0 5 0 11-2 15-1 3-5 7-11 7zM12 58c0-1 0-5 3-9 6 6 13 6 16 6 15 0 25-13 25-27 0-6-2-13-6-17 6-6 11-7 14-7 1 0 1 0 2 0-2 1-3 3-3 5 0 3 2 5 5 5 2 0 4-1 4-5 0-3-2-9-8-9-3 0-10 1-17 8-6-5-13-6-16-6-15 0-26 12-26 26 0 8 4 15 7 19-2 2-4 9-4 15 0 5 1 13 6 16-9 3-14 11-14 18 0 13 15 23 35 23 19 0 35-9 35-23 0-6-2-16-10-21s-18-5-27-5c-5 0-11 0-12 0-6-1-9-7-9-12zM35 115c-16 0-27-9-27-19 0-8 6-15 13-16 3 0 7 0 10 0 13 0 31 0 31 16 0 10-11 19-27 19z"><text:p/></draw:path><draw:path draw:style-name="gr154" draw:text-style-name="P28" svg:width="0.082cm" svg:height="0.114cm" svg:x="2.381cm" svg:y="1.902cm" svg:viewBox="0 0 83 115" svg:d="M12 102c-1 6-2 7-8 7-2 0-4 0-4 4 0 1 1 2 2 2 4 0 9-1 13-1 5 0 11 1 16 1 1 0 3 0 3-4 0-2-2-2-4-2-8 0-8-1-8-2 0-3 7-32 8-37 2 5 7 12 15 12 18 0 38-27 38-53 0-17-9-29-22-29-7 0-15 6-20 13-2-9-8-13-14-13-8 0-11 7-12 10-3 6-5 17-5 18s1 1 2 1c2 0 2 0 2-4 3-13 6-21 12-21 3 0 5 1 5 8 0 4 0 6-1 9-6 27-12 54-18 81zM40 23c1-4 6-10 8-12 6-6 10-7 13-7 6 0 10 6 10 17 0 10-5 32-8 38-5 13-13 19-19 19-10 0-12-15-12-16s0-1 0-3c3-12 6-24 8-36z"><text:p/></draw:path><draw:path draw:style-name="gr155" draw:text-style-name="P28" svg:width="0.101cm" svg:height="0.056cm" svg:x="2.471cm" svg:y="1.953cm" svg:viewBox="0 0 102 57" svg:d="M43 46c-1 2-1 7-1 7 0 3 2 4 4 4 1 0 3-1 4-2 0-2 1-6 2-9 0-2 1-8 2-11s2-6 2-8c1-6 1-6 4-10 3-6 9-13 17-13 7 0 7 5 7 8 0 8-5 22-7 28-1 3-2 4-2 6 0 7 5 11 11 11 11 0 16-17 16-19s-1-2-2-2-1 1-2 2c-2 10-7 16-11 16-3 0-3-2-3-5s0-4 2-10c2-4 6-17 6-25 0-2 0-7-4-10-2-2-5-4-10-4-10 0-17 8-20 13-1-11-9-13-14-13-10 0-16 7-19 12-1-9-7-12-12-12s-8 4-9 7c-2 5-4 12-4 13s2 1 2 1c2 0 2 0 3-3 1-8 3-14 8-14 2 0 3 2 3 6 0 2-1 7-2 11 0 3-1 8-2 11-1 5-2 11-3 16-1 1-2 5-2 5 0 3 2 4 4 4s3-1 4-2c1-2 2-6 3-9 0-2 1-8 2-11s1-6 2-8c1-5 1-6 5-12 3-5 8-11 16-11 7 0 7 6 7 8 0 3-1 6-2 12-1 7-3 15-5 22z"><text:p/></draw:path><draw:path draw:style-name="gr156" draw:text-style-name="P28" svg:width="0.051cm" svg:height="0.056cm" svg:x="2.585cm" svg:y="1.953cm" svg:viewBox="0 0 52 57" svg:d="M52 22c0-14-9-22-20-22-16 0-32 18-32 35 0 13 8 22 20 22 16 0 32-16 32-35zM20 54c-5 0-11-5-11-14 0-6 3-18 7-25 5-8 11-11 16-11 6 0 11 4 11 14 0 3-1 15-6 24-4 7-11 12-17 12z"><text:p/></draw:path><draw:path draw:style-name="gr157" draw:text-style-name="P28" svg:width="0.056cm" svg:height="0.088cm" svg:x="2.647cm" svg:y="1.921cm" svg:viewBox="0 0 57 89" svg:d="M56 4c1 0 1-2 1-2 0-1-1-2-2-2-2 0-11 1-14 1-1 1-2 1-2 3s1 2 3 2c5 0 5 1 5 2s0 1 0 3c-3 10-5 19-7 29-2-4-6-8-12-8-14 0-28 18-28 36 0 12 7 21 17 21 6 0 11-4 16-9 2 8 8 9 11 9 4 0 7-3 9-7 2-5 3-12 3-13s-1-1-1-1c-2 0-2 0-3 4-1 6-3 13-8 13-2 0-3-2-3-6 0-2 0-3 0-5 5-24 11-47 15-70zM33 72c-1 4-3 6-6 8-1 1-5 5-10 5-4 0-8-3-8-12 0-7 3-20 6-26 5-9 11-11 13-11 9 0 10 9 10 10s0 2 0 2c-1 8-3 16-5 24z"><text:p/></draw:path><draw:path draw:style-name="gr158" draw:text-style-name="P28" svg:width="0.046cm" svg:height="0.056cm" svg:x="2.714cm" svg:y="1.953cm" svg:viewBox="0 0 47 57" svg:d="M17 27c3 0 12 0 18-3 8-3 10-9 10-13 0-7-6-11-14-11-13 0-31 12-31 33 0 13 7 24 20 24 19 0 27-12 27-14 0-1 0-2-1-2s-1 0-2 1c-9 12-22 12-24 12-6 0-11-6-11-16 0-1 0-4 1-11 3 0 5 0 7 0zM11 24c5-19 17-20 20-20 5 0 9 2 9 7 0 13-19 13-23 13-2 0-4 0-6 0z"><text:p/></draw:path><draw:path draw:style-name="gr159" draw:text-style-name="P28" svg:width="0.024cm" svg:height="0.088cm" svg:x="2.774cm" svg:y="1.921cm" svg:viewBox="0 0 25 89" svg:d="M24 4c0-1 1-2 1-2 0-1-1-2-2-2-2 0-11 1-14 1-1 1-3 1-3 3s2 2 3 2c5 0 5 1 5 2s0 1 0 3c-5 20-9 42-14 62 0 2 0 3 0 4 0 8 6 12 12 12 2 0 6-1 8-7 3-4 4-12 4-13s-1-1-1-1c-2 0-2 1-3 3-1 6-3 14-8 14-3 0-4-3-4-6 0-1 1-3 1-5 5-24 10-47 15-70z"><text:p/></draw:path><draw:path draw:style-name="gr160" draw:text-style-name="P28" svg:width="0.036cm" svg:height="0.18cm" svg:x="2.831cm" svg:y="1.846cm" svg:viewBox="0 0 37 181" svg:d="M37 179l-3-3c-20-24-25-58-25-85 0-32 6-63 26-86 2-2 2-2 2-3s-1-2-2-2-16 12-25 36c-8 20-10 40-10 55 0 14 2 36 10 56 10 22 24 34 25 34s2 0 2-2z"><text:p/></draw:path><draw:path draw:style-name="gr161" draw:text-style-name="P28" svg:width="0.072cm" svg:height="0.116cm" svg:x="2.882cm" svg:y="1.902cm" svg:viewBox="0 0 73 117" svg:d="M73 11c0-3 0-3 0-4 0-3-2-5-4-5s-4 1-6 4c0 1-2 6-2 9-1 5-2 10-3 15-2 11-5 21-7 32-1 3-8 16-18 16-9 0-10-8-10-15 0-8 3-19 8-35 2-8 3-10 3-14 0-7-5-14-13-14-15 0-21 26-21 28 0 1 2 1 2 1 2 0 2 0 3-3 4-17 10-22 16-22 1 0 3 0 3 6 0 4-1 9-2 12-7 19-9 29-9 38 0 16 10 22 19 22 6 0 12-3 16-8-2 9-4 18-10 27-5 7-10 12-18 12-2 0-9-1-12-8 3 0 5 0 7-2s3-4 3-7c0-6-4-6-6-6-3 0-8 2-8 11s6 16 16 16c17 0 33-17 37-37 5-23 11-46 16-69z"><text:p/></draw:path><draw:path draw:style-name="gr162" draw:text-style-name="P28" svg:width="0.028cm" svg:height="0.126cm" svg:x="2.974cm" svg:y="1.813cm" svg:viewBox="0 0 29 127" svg:d="M27 0c-21 17-27 44-27 63 0 18 5 46 27 64 1 0 2 0 2-2 0 0 0-1-1-2-15-15-20-37-20-60 0-34 11-51 20-60 1 0 1 0 1-1 0-2-1-2-2-2z"><text:p/></draw:path><draw:path draw:style-name="gr163" draw:text-style-name="P28" svg:width="0.033cm" svg:height="0.084cm" svg:x="3.016cm" svg:y="1.823cm" svg:viewBox="0 0 34 85" svg:d="M31 5c0-2-1-5-4-5-4 0-7 3-7 7 0 2 2 5 5 5s6-4 6-7zM8 69c0 2-1 3-1 5 0 6 5 11 11 11 11 0 16-18 16-19 0-2-1-2-2-2s-2 1-2 2c-2 10-7 15-12 15-2 0-3-1-3-4s1-5 2-8c2-4 2-7 4-10 1-3 5-15 5-16 1-1 1-3 1-4 0-6-4-11-11-11-11 0-16 17-16 19s2 2 2 2c2 0 2-1 2-2 3-11 8-16 12-16 2 0 3 1 3 5 0 3-1 5-4 12-2 7-5 14-7 21z"><text:p/></draw:path><draw:path draw:style-name="gr164" draw:text-style-name="P28" svg:width="0.027cm" svg:height="0.126cm" svg:x="3.064cm" svg:y="1.813cm" svg:viewBox="0 0 28 127" svg:d="M2 0c-1 0-2 0-2 2 0 1 0 1 1 2 9 9 20 27 20 59 0 27-7 47-19 59-2 3-2 3-2 3 0 1 0 2 1 2 2 0 12-9 20-25 4-10 7-24 7-39 0-17-4-45-26-63z"><text:p/></draw:path><draw:path draw:style-name="gr165" draw:text-style-name="P28" svg:width="0.005cm" svg:height="0.18cm" svg:x="3.132cm" svg:y="1.846cm" svg:viewBox="0 0 6 181" svg:d="M6 7c0-3 0-7-3-7s-3 4-3 7c0 56 0 111 0 168 0 3 0 6 3 6s3-3 3-6c0-57 0-112 0-168z"><text:p/></draw:path><draw:path draw:style-name="gr166" draw:text-style-name="P28" svg:width="0.079cm" svg:height="0.081cm" svg:x="3.162cm" svg:y="1.902cm" svg:viewBox="0 0 80 82" svg:d="M49 25c1-4 4-21 15-21 1 0 5 0 8 2-4 1-7 5-7 10 0 3 1 6 6 6 3 0 9-3 9-10 0-9-10-12-15-12-10 0-15 9-17 13-4-11-13-13-17-13-17 0-26 23-26 28 0 1 2 1 2 1 1 0 2 0 2-2 5-19 16-23 21-23 3 0 9 1 9 12 0 6-3 17-9 43-2 11-8 19-15 19-1 0-4 0-8-3 4 0 8-4 8-9s-4-7-6-7c-5 0-9 5-9 11 0 8 8 12 15 12 11 0 16-13 17-14 2 7 7 14 17 14 17 0 26-24 26-28 0-2-2-2-3-2s-1 1-2 2c-5 20-16 24-21 24-6 0-8-6-8-12 0-4 1-8 2-16 2-8 4-17 6-25z"><text:p/></draw:path><draw:path draw:style-name="gr167" draw:text-style-name="P28" svg:width="0.028cm" svg:height="0.126cm" svg:x="3.261cm" svg:y="1.813cm" svg:viewBox="0 0 29 127" svg:d="M27 0c-21 17-27 44-27 63 0 18 5 46 27 64 1 0 2 0 2-2 0 0 0-1-1-2-15-15-20-37-20-60 0-34 11-51 20-60 1 0 1 0 1-1 0-2-1-2-2-2z"><text:p/></draw:path><draw:path draw:style-name="gr168" draw:text-style-name="P28" svg:width="0.032cm" svg:height="0.084cm" svg:x="3.303cm" svg:y="1.823cm" svg:viewBox="0 0 33 85" svg:d="M31 5c0-2-2-5-5-5s-6 3-6 7c0 2 1 5 4 5 4 0 7-4 7-7zM8 69c0 2-1 3-1 5 0 6 4 11 11 11 10 0 15-18 15-19 0-2-1-2-1-2-2 0-2 1-3 2-2 10-7 15-11 15-3 0-3-1-3-4s1-5 2-8c1-4 2-7 3-10s5-15 6-16c0-1 1-3 1-4 0-6-5-11-11-11-11 0-16 17-16 19s1 2 2 2 1-1 2-2c3-11 7-16 11-16 2 0 4 1 4 5 0 3-1 5-4 12-2 7-5 14-7 21z"><text:p/></draw:path><draw:path draw:style-name="gr169" draw:text-style-name="P28" svg:width="0.028cm" svg:height="0.126cm" svg:x="3.35cm" svg:y="1.813cm" svg:viewBox="0 0 29 127" svg:d="M2 0c-1 0-2 0-2 2 0 1 0 1 1 2 9 9 20 27 20 59 0 27-7 47-19 59-2 3-2 3-2 3 0 1 0 2 1 2 2 0 12-9 20-25 4-10 8-24 8-39 0-17-5-45-27-63z"><text:p/></draw:path><draw:path draw:style-name="gr170" draw:text-style-name="P28" svg:width="0.016cm" svg:height="0.112cm" svg:x="3.414cm" svg:y="1.904cm" svg:viewBox="0 0 17 113" svg:d="M17 10c0-5-4-10-8-10-5 0-9 5-9 10s4 10 9 10c4 0 8-5 8-10zM14 76c0 5 0 19-10 33-1 1-1 2-1 2 0 1 0 2 1 2 2 0 13-14 13-35 0-5 0-19-8-19-6 0-9 5-9 9 0 5 3 10 9 10 2 0 4 0 5-2z"><text:p/></draw:path><draw:path draw:style-name="gr171" draw:text-style-name="P28" svg:width="0.065cm" svg:height="0.129cm" svg:x="3.477cm" svg:y="1.854cm" svg:viewBox="0 0 66 130" svg:d="M66 37c0-12-3-37-19-37-23 0-47 51-47 93 0 17 5 37 19 37 22 0 47-52 47-93zM17 62c2-12 6-26 12-39 4-9 10-19 17-19 8 0 9 11 9 22 0 9-1 18-5 36-11 0-22 0-33 0zM48 68c-1 8-5 24-10 37-6 12-12 21-19 21-5 0-9-6-9-23 0-7 1-18 5-35 11 0 23 0 33 0z"><text:p/></draw:path><draw:path draw:style-name="gr172" draw:text-style-name="P28" svg:width="0.036cm" svg:height="0.18cm" svg:x="3.559cm" svg:y="1.846cm" svg:viewBox="0 0 37 181" svg:d="M37 91c0-14-2-36-11-57-9-22-23-34-25-34-1 0-1 1-1 2s0 1 3 4c16 18 25 47 25 85 0 30-6 62-26 85-2 3-2 3-2 3 0 1 0 2 1 2 2 0 16-12 26-35 8-20 10-40 10-55z"><text:p/></draw:path><draw:path draw:style-name="gr173" draw:text-style-name="P28" svg:width="0.105cm" svg:height="0.041cm" svg:x="0.725cm" svg:y="2.55cm" svg:viewBox="0 0 106 42" svg:d="M100 7c3 0 6 0 6-3 0-4-3-4-6-4-31 0-63 0-95 0-2 0-5 0-5 4 0 3 3 3 5 3 32 0 64 0 95 0zM100 42c3 0 6 0 6-3 0-4-3-4-6-4-31 0-63 0-95 0-2 0-5 0-5 4 0 3 3 3 5 3 32 0 64 0 95 0z"><text:p/></draw:path><draw:path draw:style-name="gr174" draw:text-style-name="P28" svg:width="0.07cm" svg:height="0.082cm" svg:x="1.005cm" svg:y="2.535cm" svg:viewBox="0 0 71 83" svg:d="M46 67c1 8 5 15 12 15 4 0 13-2 13-17 0-3 0-7 0-10-1 0-2 0-4 0 0 3 0 7 0 10 0 11-3 12-5 12-6 0-6-9-6-10 0-11 0-24 0-36 0-7 0-14-6-21s-14-10-22-10c-13 0-23 9-23 21 0 5 3 8 7 8s7-3 7-8c0-2-1-8-8-9 4-6 12-8 17-8 8 0 17 7 17 23 0 2 0 5 0 7-8 0-19 1-29 7-12 6-16 15-16 23 0 15 15 19 25 19 11 0 18-7 21-16zM45 38c0 6 0 12 0 18 0 17-12 23-19 23s-14-6-14-15c0-10 7-25 33-26z"><text:p/></draw:path><draw:path draw:style-name="gr175" draw:text-style-name="P28" svg:width="0.052cm" svg:height="0.079cm" svg:x="1.082cm" svg:y="2.536cm" svg:viewBox="0 0 53 80" svg:d="M22 20c0-7 0-13 0-20-8 1-15 2-22 2 0 2 0 4 0 6 11 0 12 1 12 10 0 16 0 32 0 48 0 9-2 9-12 9 0 2 0 3 0 5 6 0 14 0 18 0 6 0 14 0 20 0 0-2 0-3 0-5-1 0-2 0-3 0-12 0-12-2-12-9 0-9 0-19 0-28 0-18 6-34 19-34 0 0 1 0 1 1-1 0-4 2-4 6 0 5 4 8 7 8s7-2 7-8c0-5-5-11-11-11-12 0-18 12-20 20z"><text:p/></draw:path><draw:path draw:style-name="gr176" draw:text-style-name="P28" svg:width="0.072cm" svg:height="0.118cm" svg:x="1.144cm" svg:y="2.535cm" svg:viewBox="0 0 73 119" svg:d="M31 50c-14 0-14-18-14-22s0-10 2-15c2-2 5-7 12-7 14 0 14 18 14 22 0 5 0 11-3 15-1 2-5 7-11 7zM13 58c0-1 0-5 2-9 6 5 13 6 16 6 15 0 25-13 25-27 0-6-2-13-6-17 6-6 11-7 14-7 1 0 2 0 2 0-2 1-3 3-3 5 0 3 3 5 5 5s5-1 5-5c0-3-2-9-8-9-4 0-11 1-17 8-7-6-14-6-17-6-15 0-26 12-26 26 0 8 4 15 8 19-3 2-5 9-5 15 0 5 2 12 6 16-9 3-14 11-14 18 0 13 16 23 35 23s35-9 35-23c0-6-2-16-10-21s-18-5-27-5c-4 0-11 0-12 0-5-1-8-7-8-12zM35 115c-16 0-27-9-27-19 0-8 6-15 13-16 3 0 7 0 10 0 13 0 31 0 31 16 0 10-11 19-27 19z"><text:p/></draw:path><draw:path draw:style-name="gr177" draw:text-style-name="P28" svg:width="0.123cm" svg:height="0.079cm" svg:x="1.253cm" svg:y="2.536cm" svg:viewBox="0 0 124 80" svg:d="M12 18c0 16 0 32 0 48 0 9-2 9-12 9 0 2 0 3 0 5 5 0 14 0 18 0s12 0 18 0c0-2 0-3 0-5-11 0-13 0-13-9 0-11 0-22 0-33 0-19 11-29 22-29 10 0 11 10 11 20 0 14 0 29 0 42 0 9-1 9-12 9 0 2 0 3 0 5 6 0 14 0 18 0s13 0 18 0c0-2 0-3 0-5-11 0-13 0-13-9 0-11 0-22 0-33 0-19 12-29 22-29s12 10 12 20c0 14 0 29 0 42 0 9-2 9-13 9 0 2 0 3 0 5 6 0 14 0 18 0s12 0 18 0c0-2 0-3 0-5-8 0-12 0-12-6 0-11 0-23 0-35 0-15 0-21-5-27-3-3-8-7-17-7-14 0-20 11-23 18-2-16-14-18-21-18-12 0-19 8-24 19 0-6 0-13 0-19-7 1-15 2-22 2 0 2 0 4 0 6 11 0 12 1 12 10z"><text:p/></draw:path><draw:path draw:style-name="gr178" draw:text-style-name="P28" svg:width="0.033cm" svg:height="0.12cm" svg:x="1.385cm" svg:y="2.496cm" svg:viewBox="0 0 34 121" svg:d="M23 41c-8 0-15 1-23 2 0 2 0 3 0 5 11 0 12 1 12 11 0 16 0 32 0 48 0 8-2 8-12 8 0 2 0 4 0 6 5-1 14-1 18-1 5 0 10 0 16 1 0-2 0-4 0-6-11 0-11-1-11-8 0-22 0-44 0-66zM23 9c0-5-4-9-8-9-5 0-8 5-8 9 0 5 3 10 8 10 4 0 8-4 8-10z"><text:p/></draw:path><draw:path draw:style-name="gr179" draw:text-style-name="P28" svg:width="0.079cm" svg:height="0.079cm" svg:x="1.429cm" svg:y="2.536cm" svg:viewBox="0 0 80 80" svg:d="M13 18c0 16 0 32 0 48 0 9-2 9-13 9 0 2 0 3 0 5 6 0 14 0 18 0s12 0 18 0c0-2 0-3 0-5-11 0-13 0-13-9 0-11 0-22 0-33 0-19 12-29 22-29s11 10 11 20c0 14 0 29 0 42 0 9-1 9-12 9 0 2 0 3 0 5 6 0 14 0 18 0s13 0 18 0c0-2 0-3 0-5-8 0-12 0-12-6 0-11 0-23 0-35 0-15 0-21-5-27-2-3-8-7-17-7-12 0-19 8-23 19 0-6 0-13 0-19-8 1-15 2-23 2 0 2 0 4 0 6 11 0 13 1 13 10z"><text:p/></draw:path><draw:path draw:style-name="gr180" draw:text-style-name="P28" svg:width="0.049cm" svg:height="0.09cm" svg:x="1.355cm" svg:y="2.646cm" svg:viewBox="0 0 50 91" svg:d="M50 27c0-13-4-27-16-27-16 0-34 34-34 63 0 15 5 28 15 28 17 0 35-35 35-64zM13 43c5-28 15-39 21-39 8 0 8 14 8 16 0 5-1 12-4 23-8 0-17 0-25 0zM38 47c-4 14-6 21-10 27-3 7-8 13-13 13-6 0-6-10-6-16 0-9 1-19 3-24 8 0 17 0 26 0z"><text:p/></draw:path><draw:path draw:style-name="gr181" draw:text-style-name="P28" svg:width="0.051cm" svg:height="0.119cm" svg:x="1.605cm" svg:y="2.374cm" svg:viewBox="0 0 52 120" svg:d="M33 5c0-4 0-5-4-5-10 11-24 11-29 11 0 2 0 4 0 6 3 0 12 0 21-5 0 32 0 63 0 94 0 7-1 9-15 9-2 0-3 0-5 0 0 2 0 3 0 5 5 0 19 0 26 0 6 0 20 0 25 0 0-2 0-3 0-5-1 0-3 0-5 0-14 0-14-2-14-9 0-34 0-67 0-101z"><text:p/></draw:path><draw:path draw:style-name="gr182" draw:text-style-name="P28" svg:width="0.144cm" svg:height="0.006cm" svg:x="1.558cm" svg:y="2.568cm" svg:viewBox="0 0 145 7" svg:d="M0 0c48 0 97 0 145 0 0 3 0 5 0 7-48 0-97 0-145 0 0-2 0-4 0-7z"><text:p/></draw:path><draw:path draw:style-name="gr183" draw:text-style-name="P28" svg:width="0.133cm" svg:height="0.123cm" svg:x="1.564cm" svg:y="2.617cm" svg:viewBox="0 0 134 124" svg:d="M114 19c1-7 4-13 17-13 0 0 3-1 3-4 0 0 0-2-3-2-5 0-10 1-15 1-6 0-12-1-17-1-1 0-3 0-3 4 0 2 2 2 3 2 9 0 11 3 11 7 0 1 0 3 0 5-6 26-12 53-18 80-12-32-24-64-36-95 0-3-1-3-4-3-8 0-14 0-22 0-3 0-4 0-4 4 0 2 1 2 4 2 1 0 11 0 11 1-7 33-14 65-21 98-2 7-5 12-17 13-1 0-3 0-3 3 0 2 0 3 2 3 5 0 11-1 16-1s11 1 16 1c1 0 3 0 3-4 0-2-1-2-3-2-10-1-11-5-11-8 0-1 0-2 1-4 7-32 14-64 21-96 1 1 1 2 2 3 13 36 26 71 39 107 1 3 2 4 3 4 2 0 2-1 2-5 8-33 15-66 23-100z"><text:p/></draw:path><draw:path draw:style-name="gr184" draw:text-style-name="P28" svg:width="0.098cm" svg:height="0.085cm" svg:x="1.815cm" svg:y="2.304cm" svg:viewBox="0 0 99 86" svg:d="M85 14c1-5 3-9 12-9 0 0 2 0 2-3 0-1-1-2-2-2-3 0-8 1-11 1s-10-1-12-1c-1 0-2 0-2 3 0 2 1 2 2 2 6 0 7 2 7 5 0 1 0 2 0 3-4 18-8 37-12 55-10-22-19-43-29-65 0-3-1-3-3-3-5 0-11 0-16 0-2 0-3 0-3 3 0 2 1 2 4 2 2 0 4 0 6 1-5 22-9 44-14 67-1 5-3 9-12 9-1 0-2 0-2 3 0 1 1 1 1 1 4 0 8 0 12 0 3 0 9 0 12 0 1 0 2 0 2-2s-1-2-3-2c-6 0-6-3-6-5 0-1 0-1 0-3 5-22 10-44 14-65 11 25 22 50 33 75 1 2 1 2 2 2 2 0 2 0 3-2 5-23 10-47 15-70z"><text:p/></draw:path><draw:path draw:style-name="gr185" draw:text-style-name="P28" svg:width="0.21cm" svg:height="0.252cm" svg:x="1.757cm" svg:y="2.445cm" svg:viewBox="0 0 211 253" svg:d="M192 253c6-19 13-38 19-58-1 0-2 0-4 0-6 19-23 32-41 37-3 1-19 5-49 5-33 0-64 0-96 0 27-36 54-71 81-107 1-2 1-2 1-3s0-1-1-3c-25-39-49-77-74-115 29 0 58 0 87 0 21 0 36 2 37 2 9 2 23 5 35 14 4 3 15 11 20 26 2 0 3 0 4 0-6-17-13-34-19-51-62 0-125 0-187 0-4 0-5 0-5 1s0 4 0 6c28 44 56 87 84 131-28 37-55 74-82 110-2 2-2 2-2 3 0 2 2 2 5 2 62 0 125 0 187 0z"><text:p/></draw:path><draw:path draw:style-name="gr186" draw:text-style-name="P28" svg:width="0.033cm" svg:height="0.084cm" svg:x="1.765cm" svg:y="2.745cm" svg:viewBox="0 0 34 85" svg:d="M31 5c0-2-2-5-5-5s-6 4-6 7c0 2 2 5 5 5s6-4 6-7zM8 69c0 2-1 4-1 6 0 6 5 10 11 10 11 0 16-17 16-19s-1-1-2-2c-2 0-2 1-2 2-3 11-7 16-12 16-2 0-3-2-3-5 0-2 1-5 2-8s2-7 4-10c1-3 5-14 5-16 0-1 1-3 1-4 0-6-5-11-11-11-11 0-16 17-16 20 0 1 1 1 2 1 2 0 2 0 2-2 3-10 8-15 12-15 2 0 3 1 3 4s-1 5-4 13c-2 7-5 14-7 20z"><text:p/></draw:path><draw:path draw:style-name="gr187" draw:text-style-name="P28" svg:width="0.081cm" svg:height="0.033cm" svg:x="1.813cm" svg:y="2.781cm" svg:viewBox="0 0 82 34" svg:d="M78 6c2 0 4 0 4-3s-3-3-4-3c-25 0-50 0-74 0-1 0-4 0-4 3s3 3 5 3c24 0 48 0 73 0zM78 34c1 0 4 0 4-3s-2-3-4-3c-25 0-49 0-73 0-2 0-5 0-5 3s3 3 4 3c24 0 49 0 74 0z"><text:p/></draw:path><draw:path draw:style-name="gr188" draw:text-style-name="P28" svg:width="0.039cm" svg:height="0.083cm" svg:x="1.915cm" svg:y="2.745cm" svg:viewBox="0 0 40 84" svg:d="M25 4c0-4 0-4-3-4-8 8-17 8-22 8 0 2 0 3 0 5 2 0 10 0 16-4 0 22 0 43 0 65 0 4 0 6-11 6-1 0-3 0-5 0 0 1 0 2 0 4 3 0 16-1 20-1s18 1 20 1c0-2 0-3 0-4-1 0-2 0-4 0-11 0-11-2-11-6 0-24 0-47 0-70z"><text:p/></draw:path><draw:path draw:style-name="gr189" draw:text-style-name="P28" svg:width="0.096cm" svg:height="0.006cm" svg:x="2.018cm" svg:y="2.568cm" svg:viewBox="0 0 97 7" svg:d="M91 7c3 0 6 0 6-3 0-4-3-4-6-4-28 0-57 0-86 0-2 0-5 0-5 4 0 3 3 3 5 3 29 0 58 0 86 0z"><text:p/></draw:path><draw:path draw:style-name="gr190" draw:text-style-name="P28" svg:width="0.034cm" svg:height="0.125cm" svg:x="2.159cm" svg:y="2.491cm" svg:viewBox="0 0 35 126" svg:d="M23 0c-8 1-15 2-23 2 0 2 0 4 0 6 11 0 13 1 13 10 0 31 0 62 0 94 0 8-2 8-13 8 0 2 0 4 0 6 5-1 14-1 18-1s11 0 17 1c0-2 0-4 0-6-10 0-12 0-12-8 0-37 0-75 0-112z"><text:p/></draw:path><draw:path draw:style-name="gr191" draw:text-style-name="P28" svg:width="0.069cm" svg:height="0.082cm" svg:x="2.203cm" svg:y="2.535cm" svg:viewBox="0 0 70 83" svg:d="M70 43c0-23-15-43-35-43s-35 20-35 43 17 40 35 40c19 0 35-18 35-40zM35 79c-7 0-14-4-18-13-4-7-4-19-4-25 0-7 0-17 4-25s12-12 18-12c7 0 14 4 18 12s4 18 4 25c0 6 0 16-3 24-4 9-11 14-19 14z"><text:p/></draw:path><draw:path draw:style-name="gr192" draw:text-style-name="P28" svg:width="0.071cm" svg:height="0.118cm" svg:x="2.282cm" svg:y="2.535cm" svg:viewBox="0 0 72 119" svg:d="M31 50c-14 0-14-18-14-22s0-10 2-15c2-2 5-7 12-7 13 0 13 18 13 22 0 5 0 11-2 15-1 2-5 7-11 7zM12 58c0-1 0-5 3-9 6 5 13 6 16 6 15 0 25-13 25-27 0-6-2-13-6-17 6-6 11-7 14-7 1 0 1 0 2 0-2 1-3 3-3 5 0 3 2 5 5 5 2 0 4-1 4-5 0-3-2-9-8-9-3 0-10 1-17 8-6-6-13-6-16-6-15 0-26 12-26 26 0 8 4 15 7 19-2 2-4 9-4 15 0 5 1 12 6 16-9 3-14 11-14 18 0 13 15 23 35 23 19 0 35-9 35-23 0-6-2-16-10-21s-18-5-27-5c-5 0-11 0-12 0-6-1-9-7-9-12zM35 115c-16 0-27-9-27-19 0-8 6-15 13-16 3 0 7 0 10 0 13 0 31 0 31 16 0 10-11 19-27 19z"><text:p/></draw:path><draw:path draw:style-name="gr193" draw:text-style-name="P28" svg:width="0.082cm" svg:height="0.114cm" svg:x="2.381cm" svg:y="2.536cm" svg:viewBox="0 0 83 115" svg:d="M12 102c-1 7-2 8-8 8-2 0-4 0-4 3 0 2 1 2 2 2 4 0 9 0 13 0 5 0 11 0 16 0 1 0 3 0 3-3 0-2-2-2-4-2-8 0-8-1-8-3s7-32 8-36c2 5 7 11 15 11 18 0 38-26 38-53 0-17-9-29-22-29-7 0-15 7-20 14-2-10-8-14-14-14-8 0-11 7-12 10-3 6-5 18-5 18 0 2 1 2 2 2 2 0 2 0 2-4 3-13 6-22 12-22 3 0 5 2 5 8 0 4 0 7-1 10-6 26-12 54-18 80zM40 24c1-5 6-10 8-13 6-5 10-7 13-7 6 0 10 6 10 17s-5 32-8 39c-5 12-13 18-19 18-10 0-12-15-12-16 0 0 0-1 0-3 3-12 6-23 8-35z"><text:p/></draw:path><draw:path draw:style-name="gr194" draw:text-style-name="P28" svg:width="0.101cm" svg:height="0.056cm" svg:x="2.471cm" svg:y="2.588cm" svg:viewBox="0 0 102 57" svg:d="M43 46c-1 2-1 7-1 7 0 3 2 4 4 4 1 0 3-1 4-2 0-2 1-6 2-9 0-2 1-8 2-11s2-6 2-8c1-6 1-6 4-10 3-6 9-13 17-13 7 0 7 5 7 8 0 8-5 22-7 27-1 4-2 5-2 7 0 7 5 11 11 11 11 0 16-17 16-19s-1-2-2-2-1 1-2 2c-2 10-7 16-11 16-3 0-3-2-3-5s0-4 2-10c2-4 6-17 6-25 0-2 0-7-4-10-2-2-5-4-10-4-10 0-17 8-20 13-1-11-9-13-14-13-10 0-16 7-19 11-1-8-7-11-12-11s-8 4-9 7c-2 4-4 12-4 13s2 1 2 1c2 0 2 0 3-4 1-7 3-13 8-13 2 0 3 2 3 6 0 2-1 6-2 10 0 3-1 9-2 11-1 6-2 11-3 17-1 1-2 5-2 5 0 3 2 4 4 4s3-1 4-2c1-2 2-6 3-9 0-2 1-8 2-11s1-6 2-8c1-5 1-6 5-12 3-5 8-11 16-11 7 0 7 6 7 8 0 3-1 5-2 12s-3 15-5 22z"><text:p/></draw:path><draw:path draw:style-name="gr195" draw:text-style-name="P28" svg:width="0.051cm" svg:height="0.056cm" svg:x="2.585cm" svg:y="2.588cm" svg:viewBox="0 0 52 57" svg:d="M52 22c0-14-9-22-20-22-16 0-32 18-32 35 0 12 8 22 20 22 16 0 32-17 32-35zM20 54c-5 0-11-5-11-14 0-6 3-18 7-25 5-8 11-11 16-11 6 0 11 4 11 14 0 3-1 15-6 24-4 7-11 12-17 12z"><text:p/></draw:path><draw:path draw:style-name="gr196" draw:text-style-name="P28" svg:width="0.056cm" svg:height="0.088cm" svg:x="2.647cm" svg:y="2.556cm" svg:viewBox="0 0 57 89" svg:d="M56 4c1 0 1-2 1-2 0-1-1-2-2-2-2 0-11 1-14 1-1 0-2 1-2 3s1 2 3 2c5 0 5 1 5 2s0 1 0 2c-3 10-5 20-7 30-2-5-6-8-12-8-14 0-28 18-28 36 0 12 7 21 17 21 6 0 11-4 16-9 2 8 8 9 11 9 4 0 7-3 9-7 2-5 3-12 3-13s-1-1-1-1c-2 0-2 0-3 4-1 6-3 13-8 13-2 0-3-2-3-6 0-2 0-3 0-5 5-24 11-47 15-70zM33 72c-1 4-3 6-6 8-1 1-5 5-10 5-4 0-8-3-8-12 0-7 3-20 6-26 5-9 11-11 13-11 9 0 10 9 10 10s0 2 0 2c-1 8-3 16-5 24z"><text:p/></draw:path><draw:path draw:style-name="gr197" draw:text-style-name="P28" svg:width="0.046cm" svg:height="0.056cm" svg:x="2.714cm" svg:y="2.588cm" svg:viewBox="0 0 47 57" svg:d="M17 27c3 0 12 0 18-3 8-3 10-9 10-13 0-7-6-11-14-11-13 0-31 12-31 33 0 13 7 24 20 24 19 0 27-12 27-14 0-1 0-2-1-2s-1 0-2 1c-9 12-22 12-24 12-6 0-11-6-11-16 0-1 0-4 1-11 3 0 5 0 7 0zM11 24c5-19 17-20 20-20 5 0 9 2 9 7 0 13-19 13-23 13-2 0-4 0-6 0z"><text:p/></draw:path><draw:path draw:style-name="gr198" draw:text-style-name="P28" svg:width="0.024cm" svg:height="0.088cm" svg:x="2.774cm" svg:y="2.556cm" svg:viewBox="0 0 25 89" svg:d="M24 4c0-1 1-2 1-2 0-1-1-2-2-2-2 0-11 1-14 1-1 0-3 1-3 3s2 2 3 2c5 0 5 1 5 2s0 1 0 2c-5 21-9 42-14 63 0 1 0 3 0 4 0 8 6 12 12 12 2 0 6-1 8-7 3-4 4-12 4-13s-1-1-1-1c-2 0-2 1-3 3-1 6-3 14-8 14-3 0-4-3-4-6 0-1 1-3 1-5 5-24 10-47 15-70z"><text:p/></draw:path><draw:path draw:style-name="gr199" draw:text-style-name="P28" svg:width="0.036cm" svg:height="0.18cm" svg:x="2.831cm" svg:y="2.481cm" svg:viewBox="0 0 37 181" svg:d="M37 179c0 0 0-1-3-4-20-23-25-57-25-84 0-32 6-63 26-86 2-2 2-2 2-3s-1-2-2-2-16 12-25 36c-8 19-10 39-10 55 0 14 2 36 10 56 10 22 24 34 25 34s2 0 2-2z"><text:p/></draw:path><draw:path draw:style-name="gr200" draw:text-style-name="P28" svg:width="0.072cm" svg:height="0.116cm" svg:x="2.882cm" svg:y="2.536cm" svg:viewBox="0 0 73 117" svg:d="M73 11c0-2 0-3 0-4 0-3-2-5-4-5s-4 1-6 4c0 1-2 6-2 10-1 5-2 9-3 14-2 11-5 22-7 33-1 2-8 15-18 15-9 0-10-8-10-15 0-8 3-19 8-35 2-7 3-9 3-13 0-8-5-15-13-15-15 0-21 26-21 28s2 2 2 2c2 0 2-1 3-3 4-17 10-23 16-23 1 0 3 0 3 6 0 4-1 9-2 13-7 19-9 29-9 38 0 16 10 21 19 21 6 0 12-3 16-8-2 9-4 18-10 28-5 6-10 11-18 11-2 0-9 0-12-7 3 0 5 0 7-3 2-1 3-4 3-7 0-5-4-6-6-6-3 0-8 3-8 11 0 10 6 16 16 16 17 0 33-16 37-37 5-23 11-46 16-69z"><text:p/></draw:path><draw:path draw:style-name="gr201" draw:text-style-name="P28" svg:width="0.028cm" svg:height="0.126cm" svg:x="2.974cm" svg:y="2.448cm" svg:viewBox="0 0 29 127" svg:d="M27 0c-21 17-27 44-27 63 0 18 5 46 27 64 1 0 2 0 2-2 0-1 0-1-1-2-15-15-20-37-20-60 0-34 11-51 20-60 1 0 1-1 1-1 0-2-1-2-2-2z"><text:p/></draw:path><draw:path draw:style-name="gr202" draw:text-style-name="P28" svg:width="0.033cm" svg:height="0.084cm" svg:x="3.016cm" svg:y="2.458cm" svg:viewBox="0 0 34 85" svg:d="M31 5c0-2-1-5-4-5-4 0-7 3-7 7 0 2 2 4 5 4s6-3 6-6zM8 69c0 2-1 3-1 5 0 6 5 11 11 11 11 0 16-18 16-20 0-1-1-1-2-1s-2 1-2 2c-2 10-7 15-12 15-2 0-3-1-3-4s1-5 2-8c2-4 2-7 4-10 1-3 5-15 5-16 1-1 1-3 1-4 0-6-4-11-11-11-11 0-16 17-16 19s2 2 2 2c2 0 2-1 2-2 3-11 8-16 12-16 2 0 3 1 3 5 0 3-1 5-4 12-2 7-5 14-7 21z"><text:p/></draw:path><draw:path draw:style-name="gr203" draw:text-style-name="P28" svg:width="0.027cm" svg:height="0.126cm" svg:x="3.064cm" svg:y="2.448cm" svg:viewBox="0 0 28 127" svg:d="M2 0c-1 0-2 0-2 2 0 0 0 1 1 2 9 9 20 26 20 59 0 27-7 47-19 59-2 2-2 3-2 3 0 1 0 2 1 2 2 0 12-9 20-25 4-10 7-24 7-39 0-18-4-45-26-63z"><text:p/></draw:path><draw:path draw:style-name="gr204" draw:text-style-name="P28" svg:width="0.005cm" svg:height="0.18cm" svg:x="3.132cm" svg:y="2.481cm" svg:viewBox="0 0 6 181" svg:d="M6 7c0-3 0-7-3-7s-3 4-3 7c0 56 0 111 0 168 0 3 0 6 3 6s3-3 3-6c0-57 0-112 0-168z"><text:p/></draw:path><draw:path draw:style-name="gr205" draw:text-style-name="P28" svg:width="0.079cm" svg:height="0.081cm" svg:x="3.162cm" svg:y="2.536cm" svg:viewBox="0 0 80 82" svg:d="M49 26c1-5 4-22 15-22 1 0 5 0 8 3-4 0-7 5-7 9 0 3 1 7 6 7 3 0 9-3 9-11 0-9-10-12-15-12-10 0-15 10-17 14-4-12-13-14-17-14-17 0-26 24-26 28 0 2 2 2 2 2 1 0 2-1 2-2 5-19 16-24 21-24 3 0 9 2 9 12 0 6-3 18-9 43-2 12-8 19-15 19-1 0-4 0-8-2 4-1 8-5 8-10s-4-6-6-6c-5 0-9 4-9 10 0 9 8 12 15 12 11 0 16-13 17-14 2 7 7 14 17 14 17 0 26-23 26-27 0-2-2-2-3-2s-1 0-2 2c-5 19-16 23-21 23-6 0-8-5-8-12 0-4 1-8 2-16 2-8 4-16 6-24z"><text:p/></draw:path><draw:path draw:style-name="gr206" draw:text-style-name="P28" svg:width="0.028cm" svg:height="0.126cm" svg:x="3.261cm" svg:y="2.448cm" svg:viewBox="0 0 29 127" svg:d="M27 0c-21 17-27 44-27 63 0 18 5 46 27 64 1 0 2 0 2-2 0-1 0-1-1-2-15-15-20-37-20-60 0-34 11-51 20-60 1 0 1-1 1-1 0-2-1-2-2-2z"><text:p/></draw:path><draw:path draw:style-name="gr207" draw:text-style-name="P28" svg:width="0.032cm" svg:height="0.084cm" svg:x="3.303cm" svg:y="2.458cm" svg:viewBox="0 0 33 85" svg:d="M31 5c0-2-2-5-5-5s-6 3-6 7c0 2 1 4 4 4 4 0 7-3 7-6zM8 69c0 2-1 3-1 5 0 6 4 11 11 11 10 0 15-18 15-20 0-1-1-1-1-1-2 0-2 1-3 2-2 10-7 15-11 15-3 0-3-1-3-4s1-5 2-8c1-4 2-7 3-10s5-15 6-16c0-1 1-3 1-4 0-6-5-11-11-11-11 0-16 17-16 19s1 2 2 2 1-1 2-2c3-11 7-16 11-16 2 0 4 1 4 5 0 3-1 5-4 12-2 7-5 14-7 21z"><text:p/></draw:path><draw:path draw:style-name="gr208" draw:text-style-name="P28" svg:width="0.028cm" svg:height="0.126cm" svg:x="3.35cm" svg:y="2.448cm" svg:viewBox="0 0 29 127" svg:d="M2 0c-1 0-2 0-2 2 0 0 0 1 1 2 9 9 20 26 20 59 0 27-7 47-19 59-2 2-2 3-2 3 0 1 0 2 1 2 2 0 12-9 20-25 4-10 8-24 8-39 0-18-5-45-27-63z"><text:p/></draw:path><draw:path draw:style-name="gr209" draw:text-style-name="P28" svg:width="0.016cm" svg:height="0.112cm" svg:x="3.414cm" svg:y="2.538cm" svg:viewBox="0 0 17 113" svg:d="M17 10c0-5-4-10-8-10-5 0-9 5-9 10s4 10 9 10c4 0 8-5 8-10zM14 76c0 5 0 19-10 33-1 1-1 2-1 2 0 1 0 2 1 2 2 0 13-15 13-35 0-5 0-19-8-19-6 0-9 5-9 9 0 5 3 10 9 10 2 0 4-1 5-2z"><text:p/></draw:path><draw:path draw:style-name="gr210" draw:text-style-name="P28" svg:width="0.065cm" svg:height="0.129cm" svg:x="3.477cm" svg:y="2.489cm" svg:viewBox="0 0 66 130" svg:d="M66 37c0-12-3-37-19-37-23 0-47 51-47 93 0 17 5 37 19 37 22 0 47-52 47-93zM17 62c2-12 6-26 12-39 4-9 10-19 17-19 8 0 9 11 9 22 0 8-1 18-5 36-11 0-22 0-33 0zM48 67c-1 9-5 24-10 38-6 12-12 21-19 21-5 0-9-6-9-23 0-7 1-18 5-36 11 0 23 0 33 0z"><text:p/></draw:path><draw:path draw:style-name="gr211" draw:text-style-name="P28" svg:width="0.036cm" svg:height="0.18cm" svg:x="3.559cm" svg:y="2.481cm" svg:viewBox="0 0 37 181" svg:d="M37 91c0-15-2-36-11-57-9-22-23-34-25-34-1 0-1 1-1 2s0 1 3 4c16 18 25 47 25 85 0 30-6 62-26 85-2 2-2 3-2 3 0 1 0 2 1 2 2 0 16-12 26-35 8-20 10-40 10-55z"><text:p/></draw:path><draw:path draw:style-name="gr212" draw:text-style-name="P28" svg:width="0.096cm" svg:height="0.006cm" svg:x="3.66cm" svg:y="2.568cm" svg:viewBox="0 0 97 7" svg:d="M91 7c3 0 6 0 6-3 0-4-3-4-6-4-28 0-57 0-86 0-2 0-5 0-5 4 0 3 3 3 5 3 29 0 58 0 86 0z"><text:p/></draw:path><draw:path draw:style-name="gr213" draw:text-style-name="P28" svg:width="0.034cm" svg:height="0.125cm" svg:x="3.811cm" svg:y="2.491cm" svg:viewBox="0 0 35 126" svg:d="M23 0c-8 1-15 2-23 2 0 2 0 4 0 6 11 0 12 1 12 10 0 31 0 62 0 94 0 8-2 8-12 8 0 2 0 4 0 6 5-1 14-1 18-1 3 0 11 0 17 1 0-2 0-4 0-6-11 0-12 0-12-8 0-37 0-75 0-112z"><text:p/></draw:path><draw:path draw:style-name="gr214" draw:text-style-name="P28" svg:width="0.069cm" svg:height="0.082cm" svg:x="3.854cm" svg:y="2.535cm" svg:viewBox="0 0 70 83" svg:d="M70 43c0-23-15-43-35-43-19 0-35 20-35 43s17 40 35 40c20 0 35-18 35-40zM35 79c-7 0-13-4-18-13-3-7-3-19-3-25 0-7 0-17 3-25 5-8 12-12 18-12 7 0 14 4 18 12s4 18 4 25c0 6 0 16-3 24-4 9-11 14-19 14z"><text:p/></draw:path><draw:path draw:style-name="gr215" draw:text-style-name="P28" svg:width="0.072cm" svg:height="0.118cm" svg:x="3.933cm" svg:y="2.535cm" svg:viewBox="0 0 73 119" svg:d="M31 50c-14 0-14-18-14-22s0-10 2-15c2-2 5-7 12-7 14 0 14 18 14 22 0 5 0 11-3 15-1 2-5 7-11 7zM13 58c0-1 0-5 2-9 6 5 13 6 16 6 15 0 25-13 25-27 0-6-2-13-6-17 6-6 11-7 14-7 1 0 2 0 2 0-2 1-3 3-3 5 0 3 3 5 5 5s5-1 5-5c0-3-2-9-8-9-4 0-11 1-17 8-7-6-14-6-17-6-15 0-26 12-26 26 0 8 4 15 8 19-3 2-5 9-5 15 0 5 2 12 6 16-9 3-14 11-14 18 0 13 16 23 35 23s35-9 35-23c0-6-2-16-10-21s-18-5-27-5c-4 0-11 0-12 0-5-1-8-7-8-12zM35 115c-16 0-27-9-27-19 0-8 6-15 13-16 3 0 7 0 10 0 13 0 31 0 31 16 0 10-11 19-27 19z"><text:p/></draw:path><draw:path draw:style-name="gr216" draw:text-style-name="P28" svg:width="0.082cm" svg:height="0.114cm" svg:x="4.032cm" svg:y="2.536cm" svg:viewBox="0 0 83 115" svg:d="M12 102c-1 7-1 8-8 8-2 0-4 0-4 3 0 2 1 2 2 2 4 0 9 0 13 0 6 0 11 0 16 0 1 0 3 0 3-3 0-2-1-2-4-2-8 0-8-1-8-3s7-32 8-36c2 5 7 11 15 11 18 0 38-26 38-53 0-17-9-29-21-29-8 0-16 7-21 14-2-10-8-14-14-14-8 0-11 7-12 10-3 6-5 18-5 18 0 2 2 2 2 2 2 0 2 0 3-4 3-13 6-22 11-22 3 0 5 2 5 8 0 4 0 7-1 10-6 26-12 54-18 80zM40 24c2-5 6-10 8-13 6-5 11-7 13-7 7 0 10 6 10 17s-5 32-8 39c-5 12-12 18-18 18-11 0-13-15-13-16 0 0 0-1 1-3 2-12 5-23 7-35z"><text:p/></draw:path><draw:path draw:style-name="gr217" draw:text-style-name="P28" svg:width="0.036cm" svg:height="0.18cm" svg:x="4.133cm" svg:y="2.481cm" svg:viewBox="0 0 37 181" svg:d="M37 179c0 0 0-1-3-4-20-23-25-57-25-84 0-32 6-63 26-86 2-2 2-2 2-3s-1-2-2-2-16 12-25 36c-8 19-10 39-10 55 0 14 2 36 10 56 10 22 24 34 25 34s2 0 2-2z"><text:p/></draw:path><draw:path draw:style-name="gr218" draw:text-style-name="P28" svg:width="0.078cm" svg:height="0.081cm" svg:x="4.183cm" svg:y="2.536cm" svg:viewBox="0 0 79 82" svg:d="M48 26c1-5 5-22 16-22 1 0 5 0 8 3-4 0-7 5-7 9 0 3 1 7 5 7s9-3 9-11c0-9-9-12-15-12-9 0-14 10-16 14-4-12-13-14-17-14-17 0-26 24-26 28 0 2 1 1 2 2 1 0 2-1 2-2 5-19 16-24 21-24 3 0 9 2 9 12 0 6-3 18-9 43-2 12-8 19-15 19-1 0-5 0-8-2 4-1 7-5 7-10s-3-6-5-6c-5 0-9 4-9 10 0 9 8 12 15 12 10 0 16-13 17-14 1 7 7 14 17 14 16 0 25-23 25-27 0-2-1-2-2-2s-2 0-2 2c-5 19-16 23-21 23-6 0-9-5-9-12 0-4 2-8 3-16 2-8 4-16 5-24z"><text:p/></draw:path><draw:path draw:style-name="gr219" draw:text-style-name="P28" svg:width="0.028cm" svg:height="0.126cm" svg:x="4.282cm" svg:y="2.448cm" svg:viewBox="0 0 29 127" svg:d="M27 0c-22 17-27 44-27 63 0 18 5 46 27 64 1 0 2 0 2-2 0-1-1-1-1-2-15-15-20-37-20-60 0-34 11-51 20-60l1-1c0-2-1-2-2-2z"><text:p/></draw:path><draw:path draw:style-name="gr220" draw:text-style-name="P28" svg:width="0.033cm" svg:height="0.084cm" svg:x="4.324cm" svg:y="2.458cm" svg:viewBox="0 0 34 85" svg:d="M31 5c0-2-2-5-5-5s-6 3-6 7c0 2 2 4 5 4s6-3 6-6zM8 69c0 2-1 3-1 5 0 6 5 11 11 11 11 0 16-18 16-20 0-1-1-1-2-1-2 0-2 1-2 2-3 10-7 15-12 15-2 0-3-1-3-4s1-5 2-8c1-4 2-7 4-10 1-3 5-15 5-16s1-3 1-4c0-6-5-11-11-11-11 0-16 17-16 19s1 1 2 2c2 0 2-1 2-2 3-11 8-16 12-16 2 0 3 1 3 5 0 3-1 5-4 12-2 7-5 14-7 21z"><text:p/></draw:path><draw:path draw:style-name="gr221" draw:text-style-name="P28" svg:width="0.027cm" svg:height="0.126cm" svg:x="4.372cm" svg:y="2.448cm" svg:viewBox="0 0 28 127" svg:d="M2 0c-1 0-2 0-2 2 0 0 0 1 1 2 9 9 20 26 20 59 0 27-7 47-19 59-2 2-2 3-2 3 0 1 0 2 1 2 2 0 12-9 19-25 5-10 8-24 8-39 0-18-4-45-26-63z"><text:p/></draw:path><draw:path draw:style-name="gr222" draw:text-style-name="P28" svg:width="0.036cm" svg:height="0.18cm" svg:x="4.43cm" svg:y="2.481cm" svg:viewBox="0 0 37 181" svg:d="M37 91c0-15-2-36-10-57-10-22-23-34-25-34-1 0-2 1-2 2s0 1 3 4c16 18 25 47 25 85 0 30-6 62-26 85-2 2-2 3-2 3 0 1 1 2 2 2 2 0 16-12 25-35 8-20 10-40 10-55z"><text:p/></draw:path><draw:path draw:style-name="gr223" draw:text-style-name="P28" svg:width="0.105cm" svg:height="0.041cm" svg:x="0.725cm" svg:y="3.185cm" svg:viewBox="0 0 106 42" svg:d="M100 7c3 0 6 0 6-3 0-4-3-4-6-4-31 0-63 0-95 0-2 0-5 0-5 4 0 3 3 3 5 3 32 0 64 0 95 0zM100 42c3 0 6 0 6-3 0-4-3-4-6-4-31 0-63 0-95 0-2 0-5 0-5 4 0 3 3 3 5 3 32 0 64 0 95 0z"><text:p/></draw:path><draw:path draw:style-name="gr224" draw:text-style-name="P28" svg:width="0.07cm" svg:height="0.082cm" svg:x="1.005cm" svg:y="3.17cm" svg:viewBox="0 0 71 83" svg:d="M46 67c1 8 5 15 12 15 4 0 13-2 13-17 0-3 0-7 0-10-1 0-2 0-4 0 0 3 0 7 0 10 0 11-3 12-5 12-6 0-6-9-6-10 0-11 0-24 0-36 0-7 0-14-6-21s-14-10-22-10c-13 0-23 9-23 21 0 5 3 8 7 8s7-4 7-8c0-2-1-9-8-9 4-6 12-8 17-8 8 0 17 7 17 23 0 2 0 5 0 7-8 0-19 1-29 7-12 5-16 15-16 23 0 15 15 19 25 19 11 0 18-7 21-16zM45 38c0 6 0 11 0 18 0 17-12 23-19 23s-14-6-14-15c0-10 7-25 33-26z"><text:p/></draw:path><draw:path draw:style-name="gr225" draw:text-style-name="P28" svg:width="0.052cm" svg:height="0.079cm" svg:x="1.082cm" svg:y="3.171cm" svg:viewBox="0 0 53 80" svg:d="M22 20c0-7 0-13 0-20-8 1-15 2-22 2 0 2 0 4 0 6 11 0 12 1 12 10 0 16 0 32 0 48 0 9-2 9-12 9 0 2 0 3 0 5 6 0 14 0 18 0 6 0 14 0 20 0 0-2 0-3 0-5-1 0-2 0-3 0-12 0-12-2-12-9 0-9 0-19 0-28 0-18 6-34 19-34h1c-1 1-4 3-4 7 0 5 4 8 7 8s7-2 7-8-5-11-11-11c-12 0-18 12-20 20z"><text:p/></draw:path><draw:path draw:style-name="gr226" draw:text-style-name="P28" svg:width="0.072cm" svg:height="0.118cm" svg:x="1.144cm" svg:y="3.169cm" svg:viewBox="0 0 73 119" svg:d="M31 51c-14 0-14-18-14-22 0-5 0-11 2-16 2-2 5-7 12-7 14 0 14 19 14 23s0 10-3 15c-1 2-5 7-11 7zM13 58c0-1 0-5 2-9 6 6 13 6 16 6 15 0 25-12 25-26 0-7-2-14-6-18 6-6 11-7 14-7 1 0 2 0 2 0-2 1-3 3-3 5 0 3 3 5 5 5s5-1 5-5c0-3-2-9-8-9-4 0-11 2-17 9-7-6-14-7-17-7-15 0-26 13-26 27 0 8 4 14 8 18-3 3-5 9-5 15s2 13 6 16c-9 3-14 11-14 18 0 14 16 23 35 23s35-9 35-23c0-6-2-16-10-20-8-5-18-5-27-5-4 0-11 0-12-1-5-1-8-6-8-12zM35 115c-16 0-27-9-27-19 0-8 6-15 13-15 3 0 7 0 10 0 13 0 31 0 31 15 0 10-11 19-27 19z"><text:p/></draw:path><draw:path draw:style-name="gr227" draw:text-style-name="P28" svg:width="0.123cm" svg:height="0.079cm" svg:x="1.253cm" svg:y="3.171cm" svg:viewBox="0 0 124 80" svg:d="M12 18c0 16 0 32 0 48 0 9-2 9-12 9 0 2 0 3 0 5 5 0 14 0 18 0s12 0 18 0c0-2 0-3 0-5-11 0-13 0-13-9 0-11 0-22 0-33 0-19 11-29 22-29 10 0 11 10 11 20 0 14 0 29 0 42 0 9-1 9-12 9 0 2 0 3 0 5 6 0 14 0 18 0s13 0 18 0c0-2 0-3 0-5-11 0-13 0-13-9 0-11 0-22 0-33 0-19 12-29 22-29s12 10 12 20c0 14 0 29 0 42 0 9-2 9-13 9 0 2 0 3 0 5 6 0 14 0 18 0s12 0 18 0c0-2 0-3 0-5-8 0-12 0-12-6 0-11 0-23 0-35 0-15 0-21-5-27-3-3-8-7-17-7-14 0-20 11-23 18-2-16-14-18-21-18-12 0-19 8-24 19 0-6 0-13 0-19-7 1-15 2-22 2 0 2 0 4 0 6 11 0 12 1 12 10z"><text:p/></draw:path><draw:path draw:style-name="gr228" draw:text-style-name="P28" svg:width="0.033cm" svg:height="0.12cm" svg:x="1.385cm" svg:y="3.13cm" svg:viewBox="0 0 34 121" svg:d="M23 41c-8 0-15 1-23 2 0 2 0 3 0 5 11 0 12 1 12 10 0 17 0 33 0 49 0 8-2 8-12 8 0 2 0 4 0 6 5-1 14-1 18-1 5 0 10 0 16 1 0-2 0-4 0-6-11 0-11-1-11-8 0-22 0-44 0-66zM23 9c0-5-4-9-8-9-5 0-8 5-8 9 0 5 3 10 8 10 4 0 8-4 8-10z"><text:p/></draw:path><draw:path draw:style-name="gr229" draw:text-style-name="P28" svg:width="0.079cm" svg:height="0.079cm" svg:x="1.429cm" svg:y="3.171cm" svg:viewBox="0 0 80 80" svg:d="M13 18c0 16 0 32 0 48 0 9-2 9-13 9 0 2 0 3 0 5 6 0 14 0 18 0s12 0 18 0c0-2 0-3 0-5-11 0-13 0-13-9 0-11 0-22 0-33 0-19 12-29 22-29s11 10 11 20c0 14 0 29 0 42 0 9-1 9-12 9 0 2 0 3 0 5 6 0 14 0 18 0s13 0 18 0c0-2 0-3 0-5-8 0-12 0-12-6 0-11 0-23 0-35 0-15 0-21-5-27-2-3-8-7-17-7-12 0-19 8-23 19 0-6 0-13 0-19-8 1-15 2-23 2 0 2 0 4 0 6 11 0 13 1 13 10z"><text:p/></draw:path><draw:path draw:style-name="gr230" draw:text-style-name="P28" svg:width="0.049cm" svg:height="0.089cm" svg:x="1.355cm" svg:y="3.28cm" svg:viewBox="0 0 50 90" svg:d="M50 27c0-13-4-27-16-27-16 0-34 34-34 63 0 15 5 27 15 27 17 0 35-34 35-63zM13 43c5-28 15-39 21-39 8 0 8 14 8 16 0 5-1 12-4 23-8 0-17 0-25 0zM38 47c-4 14-6 21-10 27-3 7-8 13-13 13-6 0-6-10-6-16 0-9 1-19 3-24 8 0 17 0 26 0z"><text:p/></draw:path><draw:path draw:style-name="gr231" draw:text-style-name="P28" svg:width="0.051cm" svg:height="0.119cm" svg:x="1.605cm" svg:y="3.008cm" svg:viewBox="0 0 52 120" svg:d="M33 5c0-4 0-5-4-5-10 11-24 11-29 11 0 2 0 4 0 6 3 0 12 0 21-5 0 32 0 63 0 94 0 7-1 9-15 9-2 0-3 0-5 0 0 2 0 3 0 5 5 0 19 0 26 0 6 0 20 0 25 0 0-2 0-3 0-5-1 0-3 0-5 0-14 0-14-2-14-9 0-34 0-67 0-101z"><text:p/></draw:path><draw:path draw:style-name="gr232" draw:text-style-name="P28" svg:width="0.144cm" svg:height="0.006cm" svg:x="1.558cm" svg:y="3.202cm" svg:viewBox="0 0 145 7" svg:d="M0 0c48 0 97 0 145 0 0 3 0 5 0 7-48 0-97 0-145 0 0-2 0-4 0-7z"><text:p/></draw:path><draw:path draw:style-name="gr233" draw:text-style-name="P28" svg:width="0.133cm" svg:height="0.123cm" svg:x="1.564cm" svg:y="3.251cm" svg:viewBox="0 0 134 124" svg:d="M114 19c1-8 4-13 17-13 0 0 3-1 3-4 0 0 0-2-3-2-5 0-10 1-15 1-6 0-12-1-17-1-1 0-3 0-3 4 0 2 2 2 3 2 9 0 11 3 11 7 0 1 0 3 0 4-6 27-12 54-18 81-12-32-24-64-36-95 0-3-1-3-4-3-8 0-14 0-22 0-3 0-4 0-4 4 0 2 1 2 4 2 1 0 11 0 11 1-7 33-14 65-21 97-2 7-5 13-17 14-1 0-3 0-3 3 0 2 0 3 2 3 5 0 11-1 16-1s11 1 16 1c1 0 3 0 3-4 0-2-1-2-3-2-10-1-11-5-11-8 0-1 0-2 1-4 7-32 14-64 21-96 1 1 1 1 2 3 13 36 26 71 39 107 1 3 2 4 3 4 2 0 2-1 2-5 8-33 15-66 23-100z"><text:p/></draw:path><draw:path draw:style-name="gr234" draw:text-style-name="P28" svg:width="0.098cm" svg:height="0.085cm" svg:x="1.815cm" svg:y="2.938cm" svg:viewBox="0 0 99 86" svg:d="M85 14c1-5 3-9 12-9 0 0 2 0 2-3 0-1-1-2-2-2-3 0-8 1-11 1s-10-1-12-1c-1 0-2 0-2 3 0 2 1 2 2 2 6 0 7 2 7 5 0 1 0 1 0 3-4 18-8 36-12 55-10-22-19-44-29-65 0-3-1-3-3-3-5 0-11 0-16 0-2 0-3 0-3 3 0 2 1 2 4 2 2 0 4 0 6 0-5 23-9 45-14 68-1 5-3 9-12 9-1 0-2 0-2 3 0 1 1 1 1 1 4 0 8 0 12 0 3 0 9 0 12 0 1 0 2 0 2-2s-1-2-3-2c-6 0-6-3-6-5 0-1 0-1 0-3 5-22 10-44 14-65 11 25 22 50 33 75 1 2 1 2 2 2 2 0 2 0 3-2 5-23 10-47 15-70z"><text:p/></draw:path><draw:path draw:style-name="gr235" draw:text-style-name="P28" svg:width="0.21cm" svg:height="0.252cm" svg:x="1.757cm" svg:y="3.079cm" svg:viewBox="0 0 211 253" svg:d="M192 253c6-19 13-38 19-58-1 0-2 0-4 0-6 19-23 32-41 37-3 1-19 5-49 5-33 0-64 0-96 0 27-36 54-72 81-108 1-1 1-1 1-2s0-1-1-3c-25-39-49-77-74-115 29 0 58 0 87 0 21 0 36 2 37 2 9 2 23 5 35 14 4 3 15 11 20 26 2 0 3 0 4 0-6-17-13-34-19-51-62 0-125 0-187 0-4 0-5 0-5 1s0 4 0 6c28 44 56 87 84 131-28 37-55 74-82 110-2 2-2 2-2 3 0 2 2 2 5 2 62 0 125 0 187 0z"><text:p/></draw:path><draw:path draw:style-name="gr236" draw:text-style-name="P28" svg:width="0.033cm" svg:height="0.084cm" svg:x="1.765cm" svg:y="3.38cm" svg:viewBox="0 0 34 85" svg:d="M31 5c0-2-2-5-5-5s-6 4-6 7c0 2 2 5 5 5s6-4 6-7zM8 69c0 2-1 4-1 6 0 5 5 10 11 10 11 0 16-17 16-19s-1-1-2-2c-2 0-2 1-2 2-3 11-7 16-12 16-2 0-3-2-3-5 0-2 1-5 2-8s2-7 4-10c1-3 5-15 5-16s1-3 1-4c0-6-5-11-11-11-11 0-16 17-16 19s1 2 2 2c2 0 2-1 2-2 3-11 8-15 12-15 2 0 3 1 3 4s-1 5-4 13c-2 7-5 13-7 20z"><text:p/></draw:path><draw:path draw:style-name="gr237" draw:text-style-name="P28" svg:width="0.081cm" svg:height="0.033cm" svg:x="1.813cm" svg:y="3.416cm" svg:viewBox="0 0 82 34" svg:d="M78 6c2 0 4 0 4-3s-3-3-4-3c-25 0-50 0-74 0-1 0-4 0-4 3s3 3 5 3c24 0 48 0 73 0zM78 34c1 0 4 0 4-3s-2-3-4-3c-25 0-49 0-73 0-2 0-5 0-5 3s3 3 4 3c24 0 49 0 74 0z"><text:p/></draw:path><draw:path draw:style-name="gr238" draw:text-style-name="P28" svg:width="0.039cm" svg:height="0.083cm" svg:x="1.915cm" svg:y="3.38cm" svg:viewBox="0 0 40 84" svg:d="M25 4c0-4 0-4-3-4-8 8-17 8-22 8 0 2 0 3 0 4 2 0 10 0 16-3 0 22 0 43 0 65 0 4 0 5-11 5-1 0-3 0-5 0 0 2 0 3 0 5 3 0 16-1 20-1s18 1 20 1c0-2 0-3 0-5-1 0-2 0-4 0-11 0-11-1-11-5 0-24 0-47 0-70z"><text:p/></draw:path><draw:path draw:style-name="gr239" draw:text-style-name="P28" svg:width="0.096cm" svg:height="0.006cm" svg:x="2.018cm" svg:y="3.202cm" svg:viewBox="0 0 97 7" svg:d="M91 7c3 0 6 0 6-3 0-4-3-4-6-4-28 0-57 0-86 0-2 0-5 0-5 4 0 3 3 3 5 3 29 0 58 0 86 0z"><text:p/></draw:path><draw:path draw:style-name="gr240" draw:text-style-name="P28" svg:width="0.034cm" svg:height="0.125cm" svg:x="2.159cm" svg:y="3.125cm" svg:viewBox="0 0 35 126" svg:d="M23 0c-8 1-15 2-23 2 0 2 0 4 0 5 11 0 13 2 13 11 0 31 0 62 0 94 0 8-2 8-13 8 0 2 0 4 0 6 5-1 14-1 18-1s11 0 17 1c0-2 0-4 0-6-10 0-12 0-12-8 0-37 0-75 0-112z"><text:p/></draw:path><draw:path draw:style-name="gr241" draw:text-style-name="P28" svg:width="0.069cm" svg:height="0.082cm" svg:x="2.203cm" svg:y="3.17cm" svg:viewBox="0 0 70 83" svg:d="M70 42c0-23-15-42-35-42s-35 20-35 42c0 24 17 41 35 41 19 0 35-18 35-41zM35 79c-7 0-14-4-18-13-4-7-4-19-4-25 0-7 0-17 4-25s12-12 18-12c7 0 14 4 18 12s4 18 4 25c0 6 0 16-3 24-4 8-11 14-19 14z"><text:p/></draw:path><draw:path draw:style-name="gr242" draw:text-style-name="P28" svg:width="0.071cm" svg:height="0.118cm" svg:x="2.282cm" svg:y="3.169cm" svg:viewBox="0 0 72 119" svg:d="M31 51c-14 0-14-18-14-22 0-5 0-11 2-16 2-2 5-7 12-7 13 0 13 19 13 23s0 10-2 15c-1 2-5 7-11 7zM12 58c0-1 0-5 3-9 6 6 13 6 16 6 15 0 25-12 25-26 0-7-2-14-6-18 6-6 11-7 14-7 1 0 1 0 2 0-2 1-3 3-3 5 0 3 2 5 5 5 2 0 4-1 4-5 0-3-2-9-8-9-3 0-10 2-17 9-6-6-13-7-16-7-15 0-26 13-26 27 0 8 4 14 7 18-2 3-4 9-4 15s1 13 6 16c-9 3-14 11-14 18 0 14 15 23 35 23 19 0 35-9 35-23 0-6-2-16-10-20-8-5-18-5-27-5-5 0-11 0-12-1-6-1-9-6-9-12zM35 115c-16 0-27-9-27-19 0-8 6-15 13-15 3 0 7 0 10 0 13 0 31 0 31 15 0 10-11 19-27 19z"><text:p/></draw:path><draw:path draw:style-name="gr243" draw:text-style-name="P28" svg:width="0.082cm" svg:height="0.114cm" svg:x="2.381cm" svg:y="3.171cm" svg:viewBox="0 0 83 115" svg:d="M12 102c-1 6-2 8-8 8-2 0-4 0-4 3 0 1 1 2 2 2 4 0 9 0 13 0 5 0 11 0 16 0 1 0 3 0 3-3 0-2-2-2-4-2-8 0-8-2-8-3 0-2 7-32 8-36 2 5 7 11 15 11 18 0 38-26 38-53 0-17-9-29-22-29-7 0-15 7-20 14-2-10-8-14-14-14-8 0-11 7-12 10-3 6-5 17-5 18 0 2 1 2 2 2 2 0 2 0 2-4 3-13 6-22 12-22 3 0 5 2 5 8 0 4 0 7-1 10-6 26-12 53-18 80zM40 24c1-5 6-10 8-13 6-6 10-7 13-7 6 0 10 6 10 17s-5 32-8 39c-5 12-13 18-19 18-10 0-12-15-12-16s0-1 0-3c3-12 6-23 8-35z"><text:p/></draw:path><draw:path draw:style-name="gr244" draw:text-style-name="P28" svg:width="0.101cm" svg:height="0.056cm" svg:x="2.471cm" svg:y="3.222cm" svg:viewBox="0 0 102 57" svg:d="M43 45c-1 3-1 8-1 8 0 3 2 4 4 4 1 0 3-2 4-3 0-1 1-5 2-8 0-2 1-8 2-11s2-6 2-9c1-5 1-5 4-9 3-6 9-13 17-13 7 0 7 5 7 8 0 8-5 22-7 27-1 4-2 5-2 7 0 7 5 11 11 11 11 0 16-17 16-19s-1-2-2-2-1 1-2 2c-2 10-7 16-11 16-3 0-3-3-3-5 0-3 0-5 2-10 2-4 6-17 6-25 0-2 0-7-4-11-2-1-5-3-10-3-10 0-17 7-20 13-1-11-9-13-14-13-10 0-16 6-19 11-1-8-7-11-12-11s-8 4-9 7c-2 4-4 12-4 12 0 2 2 2 2 2 2 0 2 0 3-4 1-7 3-13 8-13 2 0 3 2 3 6 0 2-1 6-2 10 0 3-1 9-2 11-1 6-2 11-3 17-1 1-2 5-2 5 0 3 2 4 4 4s3-1 4-3c1-1 2-5 3-8 0-2 1-8 2-11s1-6 2-9c1-5 1-6 5-11 3-5 8-11 16-11 7 0 7 6 7 8 0 3-1 5-2 12s-3 14-5 21z"><text:p/></draw:path><draw:path draw:style-name="gr245" draw:text-style-name="P28" svg:width="0.051cm" svg:height="0.056cm" svg:x="2.585cm" svg:y="3.222cm" svg:viewBox="0 0 52 57" svg:d="M52 22c0-14-9-22-20-22-16 0-32 18-32 35 0 12 8 22 20 22 16 0 32-17 32-35zM20 54c-5 0-11-5-11-14 0-6 3-18 7-26 5-7 11-10 16-10 6 0 11 4 11 14 0 3-1 15-6 24-4 7-11 12-17 12z"><text:p/></draw:path><draw:path draw:style-name="gr246" draw:text-style-name="P28" svg:width="0.056cm" svg:height="0.088cm" svg:x="2.647cm" svg:y="3.19cm" svg:viewBox="0 0 57 89" svg:d="M56 4c1-1 1-2 1-2 0-1-1-2-2-2-2 0-11 1-14 1-1 0-2 1-2 3s1 2 3 2c5 0 5 1 5 2s0 1 0 2c-3 10-5 19-7 29-2-4-6-7-12-7-14 0-28 18-28 36 0 12 7 21 17 21 6 0 11-4 16-9 2 8 8 9 11 9 4 0 7-3 9-7 2-5 3-12 3-13s-1-1-1-1c-2 0-2 0-3 4-1 6-3 13-8 13-2 0-3-3-3-6 0-2 0-3 0-5 5-24 11-47 15-70zM33 72c-1 3-3 6-6 8-1 1-5 5-10 5-4 0-8-3-8-12 0-7 3-20 6-26 5-10 11-11 13-11 9 0 10 9 10 10s0 2 0 2c-1 8-3 16-5 24z"><text:p/></draw:path><draw:path draw:style-name="gr247" draw:text-style-name="P28" svg:width="0.046cm" svg:height="0.056cm" svg:x="2.714cm" svg:y="3.222cm" svg:viewBox="0 0 47 57" svg:d="M17 27c3 0 12 0 18-3 8-3 10-9 10-13 0-7-6-11-14-11-13 0-31 11-31 33 0 13 7 24 20 24 19 0 27-13 27-14s0-2-1-2-1 0-2 1c-9 12-22 12-24 12-6 0-11-6-11-16 0-1 0-4 1-11 3 0 5 0 7 0zM11 23c5-18 17-19 20-19 5 0 9 2 9 7 0 12-19 12-23 12-2 0-4 0-6 0z"><text:p/></draw:path><draw:path draw:style-name="gr248" draw:text-style-name="P28" svg:width="0.024cm" svg:height="0.088cm" svg:x="2.774cm" svg:y="3.19cm" svg:viewBox="0 0 25 89" svg:d="M24 4c0-1 1-2 1-2 0-1-1-2-2-2-2 0-11 1-14 1-1 0-3 1-3 3s2 2 3 2c5 0 5 1 5 2s0 1 0 2c-5 21-9 42-14 63 0 1 0 3 0 4 0 8 6 12 12 12 2 0 6-1 8-7 3-4 4-12 4-13s-1-1-1-1c-2 0-2 0-3 3-1 6-3 14-8 14-3 0-4-3-4-6 0-1 1-4 1-5 5-24 10-47 15-70z"><text:p/></draw:path><draw:path draw:style-name="gr249" draw:text-style-name="P28" svg:width="0.036cm" svg:height="0.18cm" svg:x="2.831cm" svg:y="3.115cm" svg:viewBox="0 0 37 181" svg:d="M37 179c0 0 0-1-3-4-20-23-25-57-25-84 0-32 6-64 26-86 2-2 2-2 2-3s-1-2-2-2-16 12-25 36c-8 19-10 39-10 55 0 14 2 36 10 56 10 22 24 34 25 34s2-1 2-2z"><text:p/></draw:path><draw:path draw:style-name="gr250" draw:text-style-name="P28" svg:width="0.072cm" svg:height="0.116cm" svg:x="2.882cm" svg:y="3.171cm" svg:viewBox="0 0 73 117" svg:d="M73 11c0-2 0-3 0-4 0-3-2-5-4-5s-4 1-6 4c0 1-2 6-2 10-1 5-2 9-3 14-2 11-5 22-7 33-1 2-8 15-18 15-9 0-10-8-10-15 0-8 3-19 8-35 2-7 3-9 3-13 0-8-5-15-13-15-15 0-21 26-21 28s2 2 2 2c2 0 2-1 3-3 4-17 10-23 16-23 1 0 3 0 3 6 0 4-1 9-2 13-7 19-9 29-9 38 0 16 10 21 19 21 6 0 12-3 16-8-2 9-4 18-10 28-5 6-10 11-18 11-2 0-9 0-12-7 3 0 5 0 7-3 2-1 3-4 3-7 0-5-4-6-6-6-3 0-8 3-8 11 0 10 6 16 16 16 17 0 33-16 37-37 5-23 11-46 16-69z"><text:p/></draw:path><draw:path draw:style-name="gr251" draw:text-style-name="P28" svg:width="0.028cm" svg:height="0.126cm" svg:x="2.974cm" svg:y="3.082cm" svg:viewBox="0 0 29 127" svg:d="M27 0c-21 17-27 44-27 63 0 18 5 46 27 64 1 0 2 0 2-2 0-1 0-1-1-2-15-15-20-37-20-60 0-34 11-51 20-60 1 0 1-1 1-1 0-2-1-2-2-2z"><text:p/></draw:path><draw:path draw:style-name="gr252" draw:text-style-name="P28" svg:width="0.033cm" svg:height="0.084cm" svg:x="3.016cm" svg:y="3.092cm" svg:viewBox="0 0 34 85" svg:d="M31 5c0-2-1-5-4-5-4 0-7 4-7 7 0 2 2 5 5 5s6-4 6-7zM8 69c0 2-1 4-1 6 0 6 5 10 11 10 11 0 16-17 16-19s-1-2-2-2-2 1-2 2c-2 11-7 16-12 16-2 0-3-2-3-5 0-2 1-5 2-8 2-3 2-7 4-10 1-3 5-14 5-16 1-1 1-3 1-4 0-6-4-11-11-11-11 0-16 17-16 20 0 1 2 1 2 1 2 0 2 0 2-2 3-10 8-15 12-15 2 0 3 1 3 5 0 2-1 4-4 12-2 7-5 14-7 20z"><text:p/></draw:path><draw:path draw:style-name="gr253" draw:text-style-name="P28" svg:width="0.027cm" svg:height="0.126cm" svg:x="3.064cm" svg:y="3.082cm" svg:viewBox="0 0 28 127" svg:d="M2 0c-1 0-2 0-2 2 0 0 0 1 1 2 9 9 20 26 20 59 0 27-7 47-19 59-2 2-2 3-2 3 0 1 0 2 1 2 2 0 12-9 20-25 4-10 7-24 7-39 0-18-4-45-26-63z"><text:p/></draw:path><draw:path draw:style-name="gr254" draw:text-style-name="P28" svg:width="0.005cm" svg:height="0.18cm" svg:x="3.132cm" svg:y="3.115cm" svg:viewBox="0 0 6 181" svg:d="M6 7c0-4 0-7-3-7s-3 3-3 7c0 56 0 111 0 168 0 3 0 6 3 6s3-3 3-6c0-57 0-112 0-168z"><text:p/></draw:path><draw:path draw:style-name="gr255" draw:text-style-name="P28" svg:width="0.079cm" svg:height="0.081cm" svg:x="3.162cm" svg:y="3.171cm" svg:viewBox="0 0 80 82" svg:d="M49 25c1-4 4-21 15-21 1 0 5 0 8 3-4 0-7 5-7 9 0 3 1 7 6 7 3 0 9-3 9-11 0-9-10-12-15-12-10 0-15 10-17 14-4-12-13-14-17-14-17 0-26 24-26 28 0 2 2 2 2 2 1 0 2-1 2-2 5-19 16-24 21-24 3 0 9 2 9 12 0 6-3 18-9 43-2 12-8 19-15 19-1 0-4 0-8-2 4-1 8-5 8-10s-4-6-6-6c-5 0-9 4-9 10 0 8 8 12 15 12 11 0 16-13 17-14 2 7 7 14 17 14 17 0 26-23 26-28 0-1-2-1-3-1s-1 0-2 2c-5 19-16 23-21 23-6 0-8-6-8-12 0-4 1-8 2-16 2-8 4-17 6-25z"><text:p/></draw:path><draw:path draw:style-name="gr256" draw:text-style-name="P28" svg:width="0.028cm" svg:height="0.126cm" svg:x="3.261cm" svg:y="3.082cm" svg:viewBox="0 0 29 127" svg:d="M27 0c-21 17-27 44-27 63 0 18 5 46 27 64 1 0 2 0 2-2 0-1 0-1-1-2-15-15-20-37-20-60 0-34 11-51 20-60 1 0 1-1 1-1 0-2-1-2-2-2z"><text:p/></draw:path><draw:path draw:style-name="gr257" draw:text-style-name="P28" svg:width="0.032cm" svg:height="0.084cm" svg:x="3.303cm" svg:y="3.092cm" svg:viewBox="0 0 33 85" svg:d="M31 5c0-2-2-5-5-5s-6 4-6 7c0 2 1 5 4 5 4 0 7-4 7-7zM8 69c0 2-1 4-1 6 0 6 4 10 11 10 10 0 15-17 15-19s-1-2-1-2c-2 0-2 1-3 2-2 11-7 16-11 16-3 0-3-2-3-5 0-2 1-5 2-8s2-7 3-10 5-14 6-16c0-1 1-3 1-4 0-6-5-11-11-11-11 0-16 17-16 20 0 1 1 1 2 1s1 0 2-2c3-10 7-15 11-15 2 0 4 1 4 5 0 2-1 4-4 12-2 7-5 14-7 20z"><text:p/></draw:path><draw:path draw:style-name="gr258" draw:text-style-name="P28" svg:width="0.028cm" svg:height="0.126cm" svg:x="3.35cm" svg:y="3.082cm" svg:viewBox="0 0 29 127" svg:d="M2 0c-1 0-2 0-2 2 0 0 0 1 1 2 9 9 20 26 20 59 0 27-7 47-19 59-2 2-2 3-2 3 0 1 0 2 1 2 2 0 12-9 20-25 4-10 8-24 8-39 0-18-5-45-27-63z"><text:p/></draw:path><draw:path draw:style-name="gr259" draw:text-style-name="P28" svg:width="0.016cm" svg:height="0.112cm" svg:x="3.414cm" svg:y="3.173cm" svg:viewBox="0 0 17 113" svg:d="M17 10c0-5-4-10-8-10-5 0-9 5-9 10s4 9 9 9c4 0 8-4 8-9zM14 76c0 5 0 19-10 33-1 1-1 2-1 2 0 1 0 2 1 2 2 0 13-15 13-35 0-6 0-19-8-19-6 0-9 5-9 9 0 5 3 10 9 10 2 0 4-1 5-2z"><text:p/></draw:path><draw:path draw:style-name="gr260" draw:text-style-name="P28" svg:width="0.065cm" svg:height="0.128cm" svg:x="3.477cm" svg:y="3.123cm" svg:viewBox="0 0 66 129" svg:d="M66 37c0-12-3-37-19-37-23 0-47 51-47 92 0 17 5 37 19 37 22 0 47-51 47-92zM17 62c2-12 6-26 12-39 4-9 10-19 17-19 8 0 9 11 9 22 0 8-1 18-5 36-11 0-22 0-33 0zM48 67c-1 9-5 24-10 38-6 12-12 21-19 21-5 0-9-6-9-23 0-7 1-18 5-36 11 0 23 0 33 0z"><text:p/></draw:path><draw:path draw:style-name="gr261" draw:text-style-name="P28" svg:width="0.036cm" svg:height="0.18cm" svg:x="3.559cm" svg:y="3.115cm" svg:viewBox="0 0 37 181" svg:d="M37 91c0-15-2-36-11-57-9-22-23-34-25-34-1 0-1 1-1 2s0 1 3 4c16 18 25 47 25 85 0 30-6 62-26 85-2 2-2 3-2 3 0 1 0 2 1 2 2 0 16-12 26-35 8-20 10-40 10-55z"><text:p/></draw:path><draw:path draw:style-name="gr262" draw:text-style-name="P28" svg:width="0.096cm" svg:height="0.006cm" svg:x="3.66cm" svg:y="3.202cm" svg:viewBox="0 0 97 7" svg:d="M91 7c3 0 6 0 6-3 0-4-3-4-6-4-28 0-57 0-86 0-2 0-5 0-5 4 0 3 3 3 5 3 29 0 58 0 86 0z"><text:p/></draw:path><draw:path draw:style-name="gr263" draw:text-style-name="P28" svg:width="0.034cm" svg:height="0.125cm" svg:x="3.811cm" svg:y="3.125cm" svg:viewBox="0 0 35 126" svg:d="M23 0c-8 1-15 2-23 2 0 2 0 4 0 5 11 0 12 2 12 11 0 31 0 62 0 94 0 8-2 8-12 8 0 2 0 4 0 6 5-1 14-1 18-1 3 0 11 0 17 1 0-2 0-4 0-6-11 0-12 0-12-8 0-37 0-75 0-112z"><text:p/></draw:path><draw:path draw:style-name="gr264" draw:text-style-name="P28" svg:width="0.069cm" svg:height="0.082cm" svg:x="3.854cm" svg:y="3.17cm" svg:viewBox="0 0 70 83" svg:d="M70 42c0-23-15-42-35-42-19 0-35 20-35 42 0 24 17 41 35 41 20 0 35-18 35-41zM35 79c-7 0-13-4-18-13-3-7-3-19-3-25 0-7 0-17 3-25 5-8 12-12 18-12 7 0 14 4 18 12s4 18 4 25c0 6 0 16-3 24-4 8-11 14-19 14z"><text:p/></draw:path><draw:path draw:style-name="gr265" draw:text-style-name="P28" svg:width="0.072cm" svg:height="0.118cm" svg:x="3.933cm" svg:y="3.169cm" svg:viewBox="0 0 73 119" svg:d="M31 51c-14 0-14-18-14-22 0-5 0-11 2-16 2-2 5-7 12-7 14 0 14 19 14 23s0 10-3 15c-1 2-5 7-11 7zM13 58c0-1 0-5 2-9 6 6 13 6 16 6 15 0 25-12 25-26 0-7-2-14-6-18 6-6 11-7 14-7 1 0 2 0 2 0-2 1-3 3-3 5 0 3 3 5 5 5s5-1 5-5c0-3-2-9-8-9-4 0-11 2-17 9-7-6-14-7-17-7-15 0-26 13-26 27 0 8 4 14 8 18-3 3-5 9-5 15s2 13 6 16c-9 3-14 11-14 18 0 14 16 23 35 23s35-9 35-23c0-6-2-16-10-20-8-5-18-5-27-5-4 0-11 0-12-1-5-1-8-6-8-12zM35 115c-16 0-27-9-27-19 0-8 6-15 13-15 3 0 7 0 10 0 13 0 31 0 31 15 0 10-11 19-27 19z"><text:p/></draw:path><draw:path draw:style-name="gr266" draw:text-style-name="P28" svg:width="0.082cm" svg:height="0.114cm" svg:x="4.032cm" svg:y="3.171cm" svg:viewBox="0 0 83 115" svg:d="M12 102c-1 6-1 8-8 8-2 0-4 0-4 3 0 1 1 2 2 2 4 0 9 0 13 0 6 0 11 0 16 0 1 0 3 0 3-3 0-2-1-2-4-2-8 0-8-2-8-3 0-2 7-32 8-36 2 5 7 11 15 11 18 0 38-26 38-53 0-17-9-29-21-29-8 0-16 7-21 14-2-10-8-14-14-14-8 0-11 7-12 10-3 6-5 17-5 18 0 2 2 2 2 2 2 0 2 0 3-4 3-13 6-22 11-22 3 0 5 2 5 8 0 4 0 7-1 10-6 26-12 53-18 80zM40 24c2-5 6-10 8-13 6-6 11-7 13-7 7 0 10 6 10 17s-5 32-8 39c-5 12-12 18-18 18-11 0-13-15-13-16s0-1 1-3c2-12 5-23 7-35z"><text:p/></draw:path><draw:path draw:style-name="gr267" draw:text-style-name="P28" svg:width="0.101cm" svg:height="0.056cm" svg:x="4.122cm" svg:y="3.222cm" svg:viewBox="0 0 102 57" svg:d="M43 45c-1 3-1 8-1 8 0 3 1 4 3 4s4-2 5-3c0-1 1-5 2-8 0-2 1-8 2-11s1-6 2-9c1-5 1-5 3-9 4-6 9-13 18-13 6 0 7 5 7 8 0 8-5 22-7 27-1 4-2 5-2 7 0 7 5 11 11 11 11 0 16-17 16-19s-1-1-2-2c-2 0-2 1-2 2-3 10-7 16-12 16-2 0-2-3-2-5 0-3 0-5 2-10 1-4 6-17 6-25 0-2 0-7-4-11-2-1-5-3-10-3-11 0-17 7-20 13-1-11-9-13-15-13-9 0-15 6-19 11 0-8-7-11-11-11-5 0-8 4-9 7-3 4-4 12-4 12 0 2 1 2 2 2s2 0 2-4c2-7 4-13 8-13 3 0 4 2 4 6 0 2-1 6-2 10 0 4-2 9-2 11-2 6-3 11-4 17 0 1-1 5-1 5 0 3 2 4 4 4s4-2 4-3c1-1 2-5 2-8 1-2 2-8 3-11 0-3 1-6 2-9 1-5 1-6 4-11s9-11 17-11c6 0 7 6 7 8 0 3-1 5-3 12-1 7-3 14-4 21z"><text:p/></draw:path><draw:path draw:style-name="gr268" draw:text-style-name="P28" svg:width="0.051cm" svg:height="0.056cm" svg:x="4.236cm" svg:y="3.222cm" svg:viewBox="0 0 52 57" svg:d="M52 22c0-14-9-22-20-22-17 0-32 18-32 35 0 12 8 22 20 22 16 0 32-17 32-35zM20 54c-5 0-11-5-11-14 0-6 2-18 7-26 4-7 11-10 16-10 6 0 11 4 11 14 0 3-1 15-6 24-4 7-11 12-17 12z"><text:p/></draw:path><draw:path draw:style-name="gr269" draw:text-style-name="P28" svg:width="0.056cm" svg:height="0.088cm" svg:x="4.299cm" svg:y="3.19cm" svg:viewBox="0 0 57 89" svg:d="M57 4c0-1 0-2 0-2 0-1 0-2-1-2-3 0-12 1-15 1-1 0-2 1-2 3s1 2 3 2c5 0 5 1 5 2s0 1 0 2c-3 10-5 19-7 29-2-4-6-7-11-7-15 0-29 18-29 36 0 12 7 21 17 21 6 0 11-4 16-9 2 8 8 9 11 9 4 0 7-3 9-7 3-5 4-12 4-13s-1-1-2-1c-2 0-2 0-2 4-1 6-4 13-8 13-3 0-4-3-4-6 0-2 0-3 1-5 5-24 10-47 15-70zM33 72c0 3-3 6-5 8-1 1-6 5-11 5-4 0-8-3-8-12 0-7 3-20 6-26 5-10 11-11 14-11 8 0 10 9 10 10s-1 2-1 2c-1 8-3 16-5 24z"><text:p/></draw:path><draw:path draw:style-name="gr270" draw:text-style-name="P28" svg:width="0.046cm" svg:height="0.056cm" svg:x="4.366cm" svg:y="3.222cm" svg:viewBox="0 0 47 57" svg:d="M18 27c3 0 11 0 17-3 9-3 10-9 10-13 0-7-6-11-13-11-14 0-32 11-32 33 0 13 7 24 20 24 19 0 27-13 27-14s0-2-1-2-1 0-2 1c-9 12-22 12-24 12-6 0-11-6-11-16 0-1 0-4 1-11 3 0 5 0 8 0zM11 23c5-18 17-19 21-19s8 2 8 7c0 12-18 12-23 12-2 0-4 0-6 0z"><text:p/></draw:path><draw:path draw:style-name="gr271" draw:text-style-name="P28" svg:width="0.024cm" svg:height="0.088cm" svg:x="4.425cm" svg:y="3.19cm" svg:viewBox="0 0 25 89" svg:d="M24 4c1-1 1-2 1-2 0-1-1-2-2-2-2 0-11 1-14 1-1 0-2 1-2 3s1 2 2 2c6 0 6 1 6 2s-1 1-1 2c-4 21-9 42-14 63 0 1 0 3 0 4 0 8 6 12 12 12 2 0 6-1 9-7 2-4 3-12 3-13s-1-1-1-1c-2 0-2 0-2 3-2 6-4 14-9 14-3 0-3-3-3-6 0-1 0-4 0-5 5-24 10-47 15-70z"><text:p/></draw:path><draw:path draw:style-name="gr272" draw:text-style-name="P28" svg:width="0.036cm" svg:height="0.18cm" svg:x="4.483cm" svg:y="3.115cm" svg:viewBox="0 0 37 181" svg:d="M37 179c0 0 0-1-3-4-20-23-25-57-25-84 0-32 6-64 26-86 2-2 2-2 2-3s-1-2-2-2c-2 0-16 12-25 36-8 19-10 39-10 55 0 14 2 36 10 56 10 22 23 34 25 34 1 0 2-1 2-2z"><text:p/></draw:path><draw:path draw:style-name="gr273" draw:text-style-name="P28" svg:width="0.078cm" svg:height="0.081cm" svg:x="4.534cm" svg:y="3.171cm" svg:viewBox="0 0 79 82" svg:d="M48 25c1-4 5-21 16-21 1 0 5 0 8 3-5 0-8 5-8 9 0 3 2 7 6 7s9-3 9-11c0-9-9-12-15-12-9 0-15 10-17 14-4-12-12-14-17-14-16 0-25 24-25 28 0 2 1 2 2 2s2-1 2-2c5-19 16-24 21-24 3 0 9 2 9 12 0 6-3 18-9 43-2 12-8 19-15 19-1 0-5 0-8-2 4-1 7-5 7-10s-3-6-5-6c-5 0-9 4-9 10 0 8 8 12 15 12 10 0 16-13 17-14 1 7 7 14 17 14 16 0 25-23 25-28 0-1-1-1-2-1-2 0-2 0-2 2-5 19-16 23-21 23-6 0-9-6-9-12 0-4 1-8 3-16s4-17 5-25z"><text:p/></draw:path><draw:path draw:style-name="gr274" draw:text-style-name="P28" svg:width="0.028cm" svg:height="0.126cm" svg:x="4.633cm" svg:y="3.082cm" svg:viewBox="0 0 29 127" svg:d="M27 0c-22 17-27 44-27 63 0 18 5 46 27 64 1 0 2 0 2-2 0-1-1-1-1-2-15-15-21-37-21-60 0-34 12-51 21-60l1-1c0-2-1-2-2-2z"><text:p/></draw:path><draw:path draw:style-name="gr275" draw:text-style-name="P28" svg:width="0.032cm" svg:height="0.084cm" svg:x="4.675cm" svg:y="3.092cm" svg:viewBox="0 0 33 85" svg:d="M31 5c0-2-2-5-5-5s-6 4-6 7c0 2 2 5 4 5 4 0 7-4 7-7zM8 69c0 2-1 4-1 6 0 6 4 10 11 10 11 0 15-17 15-19s-1-2-1-2c-2 0-2 1-2 2-3 11-8 16-12 16-2 0-3-2-3-5 0-2 1-5 2-8s2-7 3-10c2-3 5-14 6-16 0-1 1-3 1-4 0-6-5-11-11-11-11 0-16 17-16 20 0 1 1 1 2 1s2 0 2-2c3-10 8-15 12-15 2 0 3 1 3 5 0 2-1 4-4 12-2 7-5 14-7 20z"><text:p/></draw:path><draw:path draw:style-name="gr276" draw:text-style-name="P28" svg:width="0.028cm" svg:height="0.126cm" svg:x="4.722cm" svg:y="3.082cm" svg:viewBox="0 0 29 127" svg:d="M2 0c-1 0-2 0-2 2 0 0 0 1 1 2 10 9 20 26 20 59 0 27-7 47-19 59-2 2-2 3-2 3 0 1 0 2 1 2 2 0 13-9 20-25 5-10 8-24 8-39 0-18-5-45-27-63z"><text:p/></draw:path><draw:path draw:style-name="gr277" draw:text-style-name="P28" svg:width="0.005cm" svg:height="0.18cm" svg:x="4.791cm" svg:y="3.115cm" svg:viewBox="0 0 6 181" svg:d="M6 7c0-4 0-7-3-7s-3 3-3 7c0 56 0 111 0 168 0 3 0 6 3 6s3-3 3-6c0-57 0-112 0-168z"><text:p/></draw:path><draw:path draw:style-name="gr278" draw:text-style-name="P28" svg:width="0.065cm" svg:height="0.128cm" svg:x="4.822cm" svg:y="3.123cm" svg:viewBox="0 0 66 129" svg:d="M66 37c0-12-3-37-19-37-22 0-47 51-47 92 0 17 5 37 19 37 23 0 47-51 47-92zM17 62c3-12 6-26 12-39 4-9 10-19 18-19 7 0 8 11 8 22 0 8-1 18-5 36-11 0-22 0-33 0zM49 67c-2 9-5 24-11 38-6 12-12 21-19 21-5 0-8-6-8-23 0-7 1-18 5-36 11 0 22 0 33 0z"><text:p/></draw:path><draw:path draw:style-name="gr279" draw:text-style-name="P28" svg:width="0.036cm" svg:height="0.18cm" svg:x="4.904cm" svg:y="3.115cm" svg:viewBox="0 0 37 181" svg:d="M37 91c0-15-2-36-10-57-10-22-24-34-25-34s-2 1-2 2 0 1 3 4c16 18 25 47 25 85 0 30-6 62-26 85-2 2-2 3-2 3 0 1 1 2 2 2s16-12 25-35c8-20 10-40 10-55z"><text:p/></draw:path><draw:path draw:style-name="gr280" draw:text-style-name="P28" svg:width="0.105cm" svg:height="0.042cm" svg:x="0.559cm" svg:y="3.819cm" svg:viewBox="0 0 106 43" svg:d="M100 8c3 0 6 0 6-4s-3-4-6-4c-31 0-63 0-95 0-2 0-5 0-5 4s3 4 5 4c32 0 64 0 95 0zM100 43c3 0 6 0 6-4 0-3-3-3-6-3-31 0-63 0-95 0-2 0-5 0-5 3 0 4 3 4 5 4 32 0 64 0 95 0z"><text:p/></draw:path><draw:path draw:style-name="gr281" draw:text-style-name="P28" svg:width="0.07cm" svg:height="0.082cm" svg:x="0.839cm" svg:y="3.804cm" svg:viewBox="0 0 71 83" svg:d="M46 67c1 8 5 15 12 15 4 0 13-2 13-17 0-4 0-7 0-10-1 0-2 0-4 0 0 3 0 6 0 10 0 11-3 12-5 12-6 0-6-9-6-10 0-11 0-24 0-36 0-7 0-15-6-21-6-7-14-10-22-10-13 0-23 9-23 21 0 5 3 8 7 8s7-4 7-8c0-2-1-9-8-9 4-6 12-8 17-8 8 0 17 7 17 23 0 2 0 5 0 7-8 0-19 1-29 6-12 6-16 16-16 24 0 15 15 19 25 19 11 0 18-7 21-16zM45 38c0 6 0 11 0 18 0 17-12 23-19 23s-14-6-14-15c0-10 7-25 33-26z"><text:p/></draw:path><draw:path draw:style-name="gr282" draw:text-style-name="P28" svg:width="0.052cm" svg:height="0.079cm" svg:x="0.917cm" svg:y="3.805cm" svg:viewBox="0 0 53 80" svg:d="M22 20c0-7 0-13 0-20-8 1-15 2-22 2 0 2 0 4 0 6 11 0 12 1 12 10 0 16 0 32 0 48 0 9-2 9-12 9 0 1 0 3 0 5 6 0 14-1 18-1 6 0 14 0 20 1 0-2 0-4 0-5-1 0-2 0-3 0-12 0-12-2-12-9 0-9 0-19 0-28 0-18 6-34 19-34h1c-1 1-4 3-4 7 0 5 4 8 7 8s7-2 7-8-5-11-11-11c-12 0-18 12-20 20z"><text:p/></draw:path><draw:path draw:style-name="gr283" draw:text-style-name="P28" svg:width="0.072cm" svg:height="0.118cm" svg:x="0.978cm" svg:y="3.803cm" svg:viewBox="0 0 73 119" svg:d="M31 51c-14 0-14-18-14-22 0-5 0-11 2-16 2-2 5-7 12-7 14 0 14 18 14 22 0 5 0 11-3 16-1 2-5 7-11 7zM13 58c0-1 0-5 2-9 6 6 13 6 16 6 15 0 25-12 25-26 0-7-2-14-6-18 6-6 11-7 14-7 1 0 2 0 2 0-2 1-3 3-3 5 0 3 3 5 5 5s5-1 5-5c0-3-2-9-8-9-4 0-11 1-17 9-7-6-14-7-17-7-15 0-26 12-26 26 0 9 4 15 8 19-3 3-5 9-5 15s2 13 6 16c-9 3-14 11-14 18 0 14 16 23 35 23s35-9 35-23c0-6-2-16-10-21-8-4-18-4-27-4-4 0-11 0-12-1-5-1-8-6-8-12zM35 115c-16 0-27-9-27-19 0-8 6-15 13-15 3 0 7 0 10 0 13 0 31 0 31 15 0 10-11 19-27 19z"><text:p/></draw:path><draw:path draw:style-name="gr284" draw:text-style-name="P28" svg:width="0.123cm" svg:height="0.079cm" svg:x="1.087cm" svg:y="3.805cm" svg:viewBox="0 0 124 80" svg:d="M12 18c0 16 0 32 0 48 0 9-2 9-12 9 0 1 0 3 0 5 5 0 14-1 18-1s12 1 18 1c0-2 0-4 0-5-11 0-13 0-13-9 0-11 0-22 0-33 0-19 11-29 22-29 10 0 11 10 11 20 0 14 0 29 0 42 0 9-1 9-12 9 0 1 0 3 0 5 6 0 14-1 18-1s13 1 18 1c0-2 0-4 0-5-11 0-13 0-13-9 0-11 0-22 0-33 0-19 12-29 22-29s12 10 12 20c0 14 0 29 0 42 0 9-2 9-13 9 0 1 0 3 0 5 6 0 14-1 18-1s12 1 18 1c0-2 0-4 0-5-8 0-12 0-12-6 0-11 0-23 0-35 0-15 0-21-5-27-3-3-8-7-17-7-14 0-20 11-23 18-2-16-14-18-21-18-12 0-19 8-24 19 0-6 0-13 0-19-7 1-15 2-22 2 0 2 0 4 0 6 11 0 12 1 12 10z"><text:p/></draw:path><draw:path draw:style-name="gr285" draw:text-style-name="P28" svg:width="0.033cm" svg:height="0.12cm" svg:x="1.22cm" svg:y="3.764cm" svg:viewBox="0 0 34 121" svg:d="M23 41c-8 1-15 2-23 2 0 2 0 4 0 6 11 0 12 1 12 10 0 16 0 32 0 49 0 8-2 8-12 8 0 1 0 3 0 5 5 0 14-1 18-1 5 0 10 1 16 1 0-2 0-4 0-5-11 0-11-1-11-8 0-23 0-45 0-67zM23 10c0-6-4-10-8-10-5 0-8 5-8 10 0 4 3 10 8 10 4 0 8-5 8-10z"><text:p/></draw:path><draw:path draw:style-name="gr286" draw:text-style-name="P28" svg:width="0.079cm" svg:height="0.079cm" svg:x="1.264cm" svg:y="3.805cm" svg:viewBox="0 0 80 80" svg:d="M13 18c0 16 0 32 0 48 0 9-2 9-13 9 0 1 0 3 0 5 6 0 14-1 18-1s12 1 18 1c0-2 0-4 0-5-11 0-13 0-13-9 0-11 0-22 0-33 0-19 12-29 22-29s11 10 11 20c0 14 0 29 0 42 0 9-1 9-12 9 0 1 0 3 0 5 6 0 14-1 18-1s13 1 18 1c0-2 0-4 0-5-8 0-12 0-12-6 0-11 0-23 0-35 0-15 0-21-5-27-2-3-8-7-17-7-12 0-19 8-23 19 0-6 0-13 0-19-8 1-15 2-23 2 0 2 0 4 0 6 11 0 13 1 13 10z"><text:p/></draw:path><draw:path draw:style-name="gr287" draw:text-style-name="P28" svg:width="0.049cm" svg:height="0.089cm" svg:x="1.189cm" svg:y="3.915cm" svg:viewBox="0 0 50 90" svg:d="M50 27c0-13-4-27-16-27-16 0-34 34-34 63 0 15 5 27 15 27 17 0 35-34 35-63zM13 43c5-28 15-39 21-39 8 0 8 14 8 16 0 5-1 12-4 23-8 0-17 0-25 0zM38 47c-4 14-6 21-10 27-3 7-8 12-13 12-6 0-6-9-6-16 0-8 1-18 3-23 8 0 17 0 26 0z"><text:p/></draw:path><draw:path draw:style-name="gr288" draw:text-style-name="P28" svg:width="0.051cm" svg:height="0.119cm" svg:x="1.439cm" svg:y="3.643cm" svg:viewBox="0 0 52 120" svg:d="M33 5c0-5 0-5-4-5-10 11-24 11-29 11 0 2 0 4 0 6 3 0 12 0 21-5 0 32 0 63 0 94 0 7-1 9-15 9-2 0-3 0-5 0 0 2 0 3 0 5 5 0 19 0 26 0 6 0 20 0 25 0 0-2 0-3 0-5-1 0-3 0-5 0-14 0-14-2-14-9 0-34 0-67 0-101z"><text:p/></draw:path><draw:path draw:style-name="gr289" draw:text-style-name="P28" svg:width="0.144cm" svg:height="0.006cm" svg:x="1.392cm" svg:y="3.837cm" svg:viewBox="0 0 145 7" svg:d="M0 0c48 0 97 0 145 0 0 3 0 5 0 7-48 0-97 0-145 0 0-2 0-4 0-7z"><text:p/></draw:path><draw:path draw:style-name="gr290" draw:text-style-name="P28" svg:width="0.133cm" svg:height="0.123cm" svg:x="1.399cm" svg:y="3.886cm" svg:viewBox="0 0 134 124" svg:d="M114 19c1-7 4-13 17-13 0 0 3 0 3-4-1 0 0-2-3-2-5 0-10 1-15 1-6 0-12-1-17-1-1 0-3 0-3 4 0 2 2 2 3 2 9 0 11 4 11 8 0 0 0 3 0 4-6 26-12 54-18 80-12-31-24-63-36-94 0-3-1-4-4-4-8 0-14 0-22 0-3 0-4 0-4 4 0 2 1 2 4 2 1 0 11 0 11 2-7 32-14 64-21 97-2 7-5 13-17 13-1 0-3 0-3 4 0 1 0 2 2 2 5 0 11-1 16-1s11 1 16 1c1 0 3 0 3-4 0-2-1-2-3-2-10 0-11-4-11-8 0-1 0-2 1-4 7-32 14-63 21-95 1 1 1 1 2 3 13 35 26 71 39 106 1 4 2 4 3 4 2 0 2-1 2-4 8-34 15-67 23-101z"><text:p/></draw:path><draw:path draw:style-name="gr291" draw:text-style-name="P28" svg:width="0.098cm" svg:height="0.085cm" svg:x="1.649cm" svg:y="3.573cm" svg:viewBox="0 0 99 86" svg:d="M85 14c1-5 3-9 12-9 0 0 2 0 2-3 0-1-1-2-2-2-3 0-8 1-11 1s-10-1-12-1c-1 0-2 0-2 3 0 2 1 2 2 2 6 0 7 2 7 5 0 1 0 1 0 3-4 18-8 36-12 55-10-22-19-44-29-66 0-2-1-2-3-2-5 0-11 0-16 0-2 0-3 0-3 3 0 2 1 2 4 2 2 0 4 0 6 0-5 23-9 45-14 68-1 5-3 9-12 9-1 0-2 0-2 2s1 2 1 2c4 0 8 0 12 0 3 0 9 0 12 0 1 0 2 0 2-2s-1-2-3-2c-6 0-6-4-6-5s0-1 0-3c5-22 10-44 14-65 11 25 22 50 33 75 1 2 1 2 2 2 2 0 2 0 3-2 5-23 10-47 15-70z"><text:p/></draw:path><draw:path draw:style-name="gr292" draw:text-style-name="P28" svg:width="0.21cm" svg:height="0.252cm" svg:x="1.592cm" svg:y="3.714cm" svg:viewBox="0 0 211 253" svg:d="M192 253c6-19 13-38 19-58-1 0-2 0-4 0-6 19-23 32-41 37-3 1-19 5-49 5-33 0-64 0-96 0 27-36 54-72 81-108 1-1 1-2 1-2 0-1 0-1-1-3-25-39-49-77-74-116 29 0 58 0 87 0 21 0 36 3 37 3 9 2 23 5 35 14 4 3 15 11 20 25 2 0 3 0 4 0-6-17-13-33-19-50-62 0-125 0-187 0-4 0-5 0-5 1s0 4 0 6c28 44 56 87 84 131-28 37-55 73-82 110-2 2-2 3-2 3 0 2 2 2 5 2 62 0 125 0 187 0z"><text:p/></draw:path><draw:path draw:style-name="gr293" draw:text-style-name="P28" svg:width="0.033cm" svg:height="0.084cm" svg:x="1.6cm" svg:y="4.015cm" svg:viewBox="0 0 34 85" svg:d="M31 5c0-2-2-5-5-5s-6 3-6 7c0 2 2 5 5 5s6-4 6-7zM8 69c0 2-1 3-1 6 0 5 5 10 11 10 11 0 16-17 16-19s-1-1-2-2c-2 0-2 1-2 2-3 11-7 16-12 16-2 0-3-2-3-5s1-5 2-8 2-7 4-10c1-3 5-15 5-16s1-3 1-4c0-6-5-11-11-11-11 0-16 17-16 19s1 1 2 2c2 0 2-1 2-2 3-11 8-16 12-16 2 0 3 1 3 5 0 3-1 5-4 13-2 7-5 13-7 20z"><text:p/></draw:path><draw:path draw:style-name="gr294" draw:text-style-name="P28" svg:width="0.081cm" svg:height="0.033cm" svg:x="1.647cm" svg:y="4.05cm" svg:viewBox="0 0 82 34" svg:d="M78 6c2 0 4 0 4-3s-3-3-4-3c-25 0-50 0-74 0-1 0-4 0-4 3s3 3 5 3c24 0 48 0 73 0zM78 34c1 0 4 0 4-3s-2-3-4-3c-25 0-49 0-73 0-2 0-5 0-5 3s3 3 4 3c24 0 49 0 74 0z"><text:p/></draw:path><draw:path draw:style-name="gr295" draw:text-style-name="P28" svg:width="0.039cm" svg:height="0.083cm" svg:x="1.749cm" svg:y="4.015cm" svg:viewBox="0 0 40 84" svg:d="M25 4c0-4 0-4-3-4-8 8-17 8-22 8 0 1 0 3 0 4 2 0 10 0 16-3 0 21 0 43 0 65 0 4 0 5-11 5-1 0-3 0-5 0 0 2 0 3 0 5 3 0 16-1 20-1s18 1 20 1c0-2 0-3 0-5-1 0-2 0-4 0-11 0-11-1-11-5 0-24 0-47 0-70z"><text:p/></draw:path><draw:path draw:style-name="gr296" draw:text-style-name="P28" svg:width="0.096cm" svg:height="0.006cm" svg:x="1.852cm" svg:y="3.837cm" svg:viewBox="0 0 97 7" svg:d="M91 7c3 0 6 0 6-3 0-4-3-4-6-4-28 0-57 0-86 0-2 0-5 0-5 4 0 3 3 3 5 3 29 0 58 0 86 0z"><text:p/></draw:path><draw:path draw:style-name="gr297" draw:text-style-name="P28" svg:width="0.034cm" svg:height="0.124cm" svg:x="1.994cm" svg:y="3.76cm" svg:viewBox="0 0 35 125" svg:d="M23 0c-8 1-15 1-23 2 0 2 0 3 0 5 11 0 13 2 13 11 0 31 0 62 0 94 0 8-2 8-13 8 0 1 0 4 0 5 5 0 14 0 18 0s11 0 17 0c0-1 0-4 0-5-10 0-12 0-12-8 0-37 0-75 0-112z"><text:p/></draw:path><draw:path draw:style-name="gr298" draw:text-style-name="P28" svg:width="0.069cm" svg:height="0.082cm" svg:x="2.037cm" svg:y="3.804cm" svg:viewBox="0 0 70 83" svg:d="M70 42c0-23-15-42-35-42s-35 20-35 42c0 24 17 41 35 41 19 0 35-18 35-41zM35 79c-7 0-14-4-18-13-4-7-4-19-4-25 0-7 0-17 4-25s12-12 18-12c7 0 14 4 18 12s4 18 4 25c0 6 0 16-3 24-4 8-11 14-19 14z"><text:p/></draw:path><draw:path draw:style-name="gr299" draw:text-style-name="P28" svg:width="0.071cm" svg:height="0.118cm" svg:x="2.117cm" svg:y="3.803cm" svg:viewBox="0 0 72 119" svg:d="M31 51c-14 0-14-18-14-22 0-5 0-11 2-16 2-2 5-7 12-7 13 0 13 18 13 22 0 5 0 11-2 16-1 2-5 7-11 7zM12 58c0-1 0-5 3-9 6 6 13 6 16 6 15 0 25-12 25-26 0-7-2-14-6-18 6-6 11-7 14-7 1 0 1 0 2 0-2 1-3 3-3 5 0 3 2 5 5 5 2 0 4-1 4-5 0-3-2-9-8-9-3 0-10 1-17 9-6-6-13-7-16-7-15 0-26 12-26 26 0 9 4 15 7 19-2 3-4 9-4 15s1 13 6 16c-9 3-14 11-14 18 0 14 15 23 35 23 19 0 35-9 35-23 0-6-2-16-10-21-8-4-18-4-27-4-5 0-11 0-12-1-6-1-9-6-9-12zM35 115c-16 0-27-9-27-19 0-8 6-15 13-15 3 0 7 0 10 0 13 0 31 0 31 15 0 10-11 19-27 19z"><text:p/></draw:path><draw:path draw:style-name="gr300" draw:text-style-name="P28" svg:width="0.06cm" svg:height="0.325cm" svg:x="2.249cm" svg:y="3.677cm" svg:viewBox="0 0 61 326" svg:d="M53 324c1 0 2 1 2 2 1 0 2 0 4 0 0 0 2-1 2-2s-1-1-1-2c-6-6-14-16-24-36-17-35-24-80-24-123 0-80 20-127 48-159 1-1 1-1 1-2 0-2-2-2-4-2-1 0-2 0-3 2-16 14-32 40-44 78-6 23-10 53-10 83 0 43 7 91 32 133 4 7 10 14 10 15 2 2 4 5 5 6 2 2 4 5 6 7z"><text:p/></draw:path><draw:path draw:style-name="gr301" draw:text-style-name="P28" svg:width="0.082cm" svg:height="0.114cm" svg:x="2.31cm" svg:y="3.805cm" svg:viewBox="0 0 83 115" svg:d="M12 102c-1 6-2 8-8 8-2 0-4 0-4 3 0 1 0 2 2 2 4 0 9 0 13 0 5 0 11 0 16 0 1 0 3 0 3-3 0-2-2-2-4-2-8 0-8-2-8-3 0-2 7-32 8-36 2 5 6 11 14 11 19 0 39-26 39-53 0-17-9-29-22-29-7 0-15 7-20 13-2-9-8-13-14-13-8 0-11 7-12 10-3 6-5 17-5 18 0 2 1 2 2 2 2 0 2-1 2-4 3-13 6-22 12-22 3 0 5 2 5 8 0 4-1 7-1 10-6 26-12 53-18 80zM40 24c1-5 6-11 8-13 6-6 10-7 13-7 6 0 10 6 10 17s-5 32-8 38c-5 13-13 19-19 19-10 0-12-15-12-16s0-1 0-3c3-12 6-23 8-35z"><text:p/></draw:path><draw:path draw:style-name="gr302" draw:text-style-name="P28" svg:width="0.101cm" svg:height="0.056cm" svg:x="2.4cm" svg:y="3.857cm" svg:viewBox="0 0 102 57" svg:d="M43 45c-1 3-1 8-1 8 0 3 1 4 3 4s4-2 5-3c0-1 1-5 2-8 0-2 1-8 2-11s2-6 2-9c1-5 1-5 4-9 3-6 9-13 17-13 7 0 7 5 7 8 0 8-5 22-7 27-1 4-2 5-2 7 0 7 5 11 11 11 11 0 16-17 16-19s-1-2-2-2-2 1-2 2c-2 10-7 16-12 16-2 0-2-3-2-5 0-3 0-5 2-10 2-4 6-18 6-25 0-2 0-7-4-11-2-1-5-3-10-3-10 0-17 7-20 13-1-11-9-13-15-13-9 0-15 6-18 11-1-8-7-11-12-11s-8 4-9 7c-2 4-4 12-4 12 0 2 1 2 2 2 2 0 2 0 3-4 1-7 3-13 8-13 2 0 3 2 3 6 0 2-1 6-2 10 0 4-1 9-2 11-1 6-2 11-3 17-1 1-2 5-2 5 0 3 2 4 4 4s4-2 4-3c1-1 2-5 3-8 0-2 1-8 2-11s1-6 2-9c1-5 1-6 5-11 2-5 8-11 16-11 7 0 7 6 7 8 0 3-1 5-2 12-2 7-3 14-5 21z"><text:p/></draw:path><draw:path draw:style-name="gr303" draw:text-style-name="P28" svg:width="0.051cm" svg:height="0.056cm" svg:x="2.514cm" svg:y="3.857cm" svg:viewBox="0 0 52 57" svg:d="M52 22c0-14-9-22-20-22-16 0-32 18-32 35 0 12 8 22 20 22 16 0 32-17 32-35zM20 54c-5 0-11-5-11-15 0-5 2-17 7-25 5-7 11-10 16-10 6 0 11 4 11 14 0 3-1 15-6 24-4 7-11 12-17 12z"><text:p/></draw:path><draw:path draw:style-name="gr304" draw:text-style-name="P28" svg:width="0.056cm" svg:height="0.089cm" svg:x="2.577cm" svg:y="3.824cm" svg:viewBox="0 0 57 90" svg:d="M56 4c1 0 1-1 1-2 0 0-1-2-2-2-2 0-11 1-14 2-1 0-3 0-3 3 0 1 2 1 4 1 5 0 5 1 5 2s0 2 0 3c-3 10-5 19-7 29-2-4-6-8-12-8-14 0-28 18-28 36 0 13 7 22 17 22 6 0 11-5 16-10 2 8 8 10 11 10 4 0 7-4 9-7 2-5 3-12 3-13 0-2-1-2-1-2-2 0-2 1-3 4-1 6-3 14-8 14-2 0-3-3-3-6s0-4 0-5c5-24 11-47 15-71zM33 72c-1 4-3 6-6 9-1 1-5 5-10 5-4 0-8-4-8-12 0-7 3-21 6-26 5-10 10-12 13-12 9 0 10 9 10 11v1c-2 8-3 16-5 24z"><text:p/></draw:path><draw:path draw:style-name="gr305" draw:text-style-name="P28" svg:width="0.046cm" svg:height="0.056cm" svg:x="2.643cm" svg:y="3.857cm" svg:viewBox="0 0 47 57" svg:d="M17 27c3 0 12 0 18-3 8-3 10-9 10-13 0-7-6-11-14-11-13 0-31 11-31 33 0 13 7 24 20 24 18 0 27-13 27-14s0-2-1-2-1 0-2 1c-9 12-22 12-24 12-6 0-11-6-11-16 0-1 0-4 1-11 3 0 5 0 7 0zM11 23c5-18 17-19 20-19 5 0 9 2 9 7 0 12-19 12-23 12-2 0-4 0-6 0z"><text:p/></draw:path><draw:path draw:style-name="gr306" draw:text-style-name="P28" svg:width="0.024cm" svg:height="0.089cm" svg:x="2.703cm" svg:y="3.824cm" svg:viewBox="0 0 25 90" svg:d="M24 4c0 0 1-1 1-2 0 0-1-2-2-2-2 0-11 1-14 2-1 0-3 0-3 3 0 1 2 1 3 1 5 0 5 1 5 2s0 2 0 3c-5 21-9 42-14 63 0 1 0 2 0 3 0 8 6 13 12 13 2 0 6-1 8-7 3-5 4-12 4-13 0-2-1-2-1-2-2 0-2 1-3 4-1 6-3 14-8 14-3 0-4-3-4-6 0-2 1-4 1-5 5-24 10-47 15-71z"><text:p/></draw:path><draw:path draw:style-name="gr307" draw:text-style-name="P28" svg:width="0.036cm" svg:height="0.18cm" svg:x="2.76cm" svg:y="3.75cm" svg:viewBox="0 0 37 181" svg:d="M37 179c0 0 0-1-3-4-20-23-25-57-25-84 0-32 6-64 26-86 2-2 2-3 2-3 0-1-1-2-2-2s-16 12-25 35c-8 20-10 40-10 56 0 14 2 36 10 56 10 22 24 34 25 34s2-1 2-2z"><text:p/></draw:path><draw:path draw:style-name="gr308" draw:text-style-name="P28" svg:width="0.072cm" svg:height="0.116cm" svg:x="2.811cm" svg:y="3.805cm" svg:viewBox="0 0 73 117" svg:d="M73 11c0-2 0-3 0-4 0-3-2-5-4-5s-4 1-6 4c0 1-2 6-2 9-1 5-2 10-3 15-2 11-5 22-7 33-1 2-8 15-18 15-9 0-10-8-10-15 0-8 2-19 8-35 2-7 3-9 3-13 0-8-5-15-13-15-15 0-21 26-21 28s1 1 2 2c2 0 2-1 3-4 4-17 10-22 16-22 1 0 3 0 3 6 0 4-1 9-2 13-7 19-9 29-9 37 0 17 10 22 19 22 6 0 11-3 16-8-2 9-4 18-10 28-5 6-10 11-18 11-2 0-9 0-12-7 3 0 5 0 7-3 2-1 3-4 3-7 0-6-4-6-6-6-3 0-8 3-8 11 0 9 6 16 16 16 17 0 33-16 37-37 5-23 11-46 16-69z"><text:p/></draw:path><draw:path draw:style-name="gr309" draw:text-style-name="P28" svg:width="0.028cm" svg:height="0.126cm" svg:x="2.903cm" svg:y="3.717cm" svg:viewBox="0 0 29 127" svg:d="M27 0c-21 17-27 44-27 63 0 18 5 46 27 64 1 0 2 0 2-2 0-1-1-1-1-2-15-15-20-37-20-60 0-34 11-51 20-60l1-1c0-2-1-2-2-2z"><text:p/></draw:path><draw:path draw:style-name="gr310" draw:text-style-name="P28" svg:width="0.033cm" svg:height="0.084cm" svg:x="2.945cm" svg:y="3.727cm" svg:viewBox="0 0 34 85" svg:d="M31 5c0-2-2-5-4-5-4 0-7 4-7 7 0 2 2 5 5 5s6-4 6-7zM8 69c0 2-1 4-1 6 0 5 5 10 11 10 11 0 16-17 16-19s-1-2-2-2c-2 0-2 1-2 2-2 11-7 16-12 16-2 0-3-2-3-5 0-2 1-5 2-8s2-7 4-10c1-3 5-14 5-16 1-1 1-3 1-4 0-6-4-11-11-11-11 0-16 17-16 20 0 1 1 1 2 1 2 0 2-1 2-2 3-10 8-15 12-15 2 0 3 1 3 4s-1 5-4 13c-2 7-5 14-7 20z"><text:p/></draw:path><draw:path draw:style-name="gr311" draw:text-style-name="P28" svg:width="0.027cm" svg:height="0.126cm" svg:x="2.993cm" svg:y="3.717cm" svg:viewBox="0 0 28 127" svg:d="M2 0c-1 0-2 0-2 2 0 0 0 1 1 1 9 10 20 27 20 60 0 27-7 47-19 59-2 2-2 2-2 3s0 2 1 2c2 0 12-9 19-25 5-10 8-24 8-39 0-18-4-45-26-63z"><text:p/></draw:path><draw:path draw:style-name="gr312" draw:text-style-name="P28" svg:width="0.005cm" svg:height="0.18cm" svg:x="3.061cm" svg:y="3.75cm" svg:viewBox="0 0 6 181" svg:d="M6 7c0-4 0-7-3-7s-3 3-3 7c0 56 0 111 0 168 0 3 0 6 3 6s3-3 3-6c0-57 0-112 0-168z"><text:p/></draw:path><draw:path draw:style-name="gr313" draw:text-style-name="P28" svg:width="0.078cm" svg:height="0.081cm" svg:x="3.091cm" svg:y="3.805cm" svg:viewBox="0 0 79 82" svg:d="M49 25c1-4 4-21 15-21 1 0 5 0 8 2-4 1-7 6-7 10 0 3 1 7 5 7s9-4 9-11c0-9-9-12-14-12-10 0-15 10-17 14-4-12-13-14-17-14-17 0-26 23-26 28 0 2 1 1 2 2 1 0 2-1 2-2 5-19 16-24 21-24 3 0 9 2 9 12 0 6-3 18-9 43-2 12-8 19-15 19-1 0-4 0-8-2 4-1 8-5 8-10s-4-6-6-6c-5 0-9 4-9 10 0 8 8 12 15 12 11 0 16-13 17-14 2 7 7 14 17 14 16 0 26-23 26-28 0-1-2-1-3-1s-2 0-2 2c-5 19-16 23-21 23-6 0-8-6-8-12 0-4 1-8 2-16 2-8 4-17 6-25z"><text:p/></draw:path><draw:path draw:style-name="gr314" draw:text-style-name="P28" svg:width="0.028cm" svg:height="0.126cm" svg:x="3.19cm" svg:y="3.717cm" svg:viewBox="0 0 29 127" svg:d="M27 0c-21 17-27 44-27 63 0 18 5 46 27 64 1 0 2 0 2-2 0-1 0-1-1-2-15-15-20-37-20-60 0-34 11-51 20-60 1 0 1-1 1-1 0-2-1-2-2-2z"><text:p/></draw:path><draw:path draw:style-name="gr315" draw:text-style-name="P28" svg:width="0.033cm" svg:height="0.084cm" svg:x="3.232cm" svg:y="3.727cm" svg:viewBox="0 0 34 85" svg:d="M31 5c0-2-1-5-4-5-4 0-7 4-7 7 0 2 2 5 5 5s6-4 6-7zM8 69c0 2-1 4-1 6 0 5 5 10 11 10 11 0 16-17 16-19s-1-2-2-2-2 1-2 2c-2 11-7 16-12 16-2 0-3-2-3-5 0-2 1-5 2-8 2-3 2-7 4-10 1-3 5-14 5-16 1-1 1-3 1-4 0-6-4-11-11-11-11 0-16 17-16 20 0 1 2 1 2 1 2 0 2-1 2-2 3-10 8-15 12-15 2 0 3 1 3 4s-1 5-4 13c-2 7-5 14-7 20z"><text:p/></draw:path><draw:path draw:style-name="gr316" draw:text-style-name="P28" svg:width="0.027cm" svg:height="0.126cm" svg:x="3.28cm" svg:y="3.717cm" svg:viewBox="0 0 28 127" svg:d="M2 0c-1 0-2 0-2 2 0 0 0 1 1 1 9 10 20 27 20 60 0 27-7 47-19 59-2 2-2 2-2 3s0 2 1 2c2 0 12-9 20-25 4-10 7-24 7-39 0-18-4-45-26-63z"><text:p/></draw:path><draw:path draw:style-name="gr317" draw:text-style-name="P28" svg:width="0.016cm" svg:height="0.112cm" svg:x="3.343cm" svg:y="3.807cm" svg:viewBox="0 0 17 113" svg:d="M17 10c0-6-4-10-8-10-5 0-9 4-9 10 0 5 4 9 9 9 4 0 8-4 8-9zM14 76c0 5 0 19-10 33-1 1-1 1-1 2s0 2 1 2c2 0 13-15 13-36 0-5 0-18-8-18-6 0-9 5-9 9 0 5 3 10 9 10 2 0 4-1 5-2z"><text:p/></draw:path><draw:path draw:style-name="gr318" draw:text-style-name="P28" svg:width="0.065cm" svg:height="0.128cm" svg:x="3.407cm" svg:y="3.758cm" svg:viewBox="0 0 66 129" svg:d="M66 37c0-12-4-37-19-37-23 0-47 51-47 92 0 17 5 37 19 37 22 0 47-52 47-92zM17 62c2-12 6-26 12-39 4-9 10-19 17-19 8 0 9 11 9 22 0 8-1 18-5 36-11 0-22 0-33 0zM48 67c-1 9-5 24-10 37-6 12-12 22-19 22-5 0-9-6-9-23 0-7 1-18 5-36 11 0 23 0 33 0z"><text:p/></draw:path><draw:path draw:style-name="gr319" draw:text-style-name="P28" svg:width="0.036cm" svg:height="0.18cm" svg:x="3.488cm" svg:y="3.75cm" svg:viewBox="0 0 37 181" svg:d="M37 91c0-15-2-36-11-57-9-22-23-34-25-34-1 0-1 1-1 2 0 0 0 1 3 4 16 18 25 47 25 85 0 30-6 62-26 85-2 2-2 3-2 3 0 1 0 2 1 2 2 0 16-13 26-35 8-20 10-40 10-55z"><text:p/></draw:path><draw:path draw:style-name="gr320" draw:text-style-name="P28" svg:width="0.082cm" svg:height="0.114cm" svg:x="3.535cm" svg:y="3.805cm" svg:viewBox="0 0 83 115" svg:d="M12 102c-1 6-1 8-8 8-2 0-4 0-4 3 0 1 1 2 2 2 4 0 9 0 13 0 6 0 11 0 16 0 1 0 3 0 3-3 0-2-1-2-4-2-8 0-8-2-8-3 0-2 7-32 8-36 2 5 7 11 15 11 18 0 38-26 38-53 0-17-9-29-21-29-8 0-16 7-21 13-2-9-8-13-14-13-8 0-11 7-12 10-3 6-5 17-5 18 0 2 1 1 2 2 2 0 2-1 2-4 3-13 6-22 12-22 3 0 5 2 5 8 0 4 0 7-1 10-6 26-12 53-18 80zM40 24c1-5 6-11 8-13 6-6 11-7 13-7 7 0 10 6 10 17s-5 32-8 38c-5 13-13 19-19 19-10 0-12-15-12-16s0-1 1-3c2-12 5-23 7-35z"><text:p/></draw:path><draw:path draw:style-name="gr321" draw:text-style-name="P28" svg:width="0.101cm" svg:height="0.056cm" svg:x="3.626cm" svg:y="3.857cm" svg:viewBox="0 0 102 57" svg:d="M43 45c-1 3-2 8-2 8 0 3 2 4 4 4s3-2 4-3 2-5 3-8c0-2 1-8 2-11s1-6 2-9c1-5 1-5 3-9 4-6 9-13 18-13 6 0 7 5 7 8 0 8-5 22-7 27-1 4-2 5-2 7 0 7 5 11 11 11 11 0 16-17 16-19s-1-1-2-2c-2 0-2 1-2 2-3 10-7 16-12 16-2 0-2-3-2-5 0-3 0-5 2-10 1-4 6-18 6-25 0-2 0-7-4-11-2-1-5-3-11-3-10 0-16 7-19 13-1-11-9-13-15-13-9 0-15 6-19 11 0-8-7-11-11-11-5 0-8 4-9 7-3 4-4 12-4 12 0 2 1 2 2 2s2 0 2-4c2-7 4-13 8-13 3 0 4 2 4 6 0 2-1 6-2 10s-2 9-2 11c-2 6-3 11-4 17 0 1-1 5-1 5 0 3 2 4 4 4s3-2 4-3 2-5 2-8c1-2 2-8 2-11 1-3 2-6 3-9 1-5 1-6 4-11s8-11 17-11c6 0 6 6 6 8 0 3 0 5-2 12-1 7-3 14-4 21z"><text:p/></draw:path><draw:path draw:style-name="gr322" draw:text-style-name="P28" svg:width="0.051cm" svg:height="0.056cm" svg:x="3.74cm" svg:y="3.857cm" svg:viewBox="0 0 52 57" svg:d="M52 22c0-14-9-22-20-22-17 0-32 18-32 35 0 12 8 22 20 22 16 0 32-17 32-35zM20 54c-6 0-11-5-11-15 0-5 2-17 6-25 5-7 12-10 17-10 6 0 11 4 11 14 0 3-1 15-6 24-4 7-11 12-17 12z"><text:p/></draw:path><draw:path draw:style-name="gr323" draw:text-style-name="P28" svg:width="0.056cm" svg:height="0.089cm" svg:x="3.802cm" svg:y="3.824cm" svg:viewBox="0 0 57 90" svg:d="M57 4c0 0 0-1 0-2 0 0 0-2-1-2-3 0-12 1-15 2-1 0-2 0-2 3 0 1 1 1 3 1 5 0 5 1 5 2s0 2 0 3c-3 10-5 19-7 29-2-4-6-8-11-8-15 0-29 18-29 36 0 13 7 22 17 22 6 0 11-5 16-10 2 8 8 10 11 10 4 0 7-4 9-7 2-5 4-12 4-13 0-2-1-1-2-2-2 0-2 1-3 4-1 6-3 14-8 14-2 0-3-3-3-6s0-4 0-5c6-24 11-47 16-71zM33 72c0 4-3 6-5 9-1 1-6 5-11 5-4 0-8-4-8-12 0-7 3-21 6-26 5-10 11-12 14-12 8 0 10 9 10 11l-1 1c-1 8-3 16-5 24z"><text:p/></draw:path><draw:path draw:style-name="gr324" draw:text-style-name="P28" svg:width="0.046cm" svg:height="0.056cm" svg:x="3.869cm" svg:y="3.857cm" svg:viewBox="0 0 47 57" svg:d="M18 27c3 0 11 0 17-3 8-3 10-9 10-13 0-7-6-11-14-11-13 0-31 11-31 33 0 13 7 24 20 24 19 0 27-13 27-14s0-2-1-2-1 0-2 1c-9 12-22 12-24 12-6 0-11-6-11-16 0-1 0-4 1-11 3 0 5 0 8 0zM11 23c5-18 17-19 20-19 5 0 9 2 9 7 0 12-18 12-23 12-2 0-4 0-6 0z"><text:p/></draw:path><draw:path draw:style-name="gr325" draw:text-style-name="P28" svg:width="0.024cm" svg:height="0.089cm" svg:x="3.929cm" svg:y="3.824cm" svg:viewBox="0 0 25 90" svg:d="M24 4c0 0 1-1 1-2 0 0-1-2-2-2-2 0-11 1-14 2-1 0-2 0-2 3 0 1 1 1 2 1 6 0 6 1 6 2s-1 2-1 3c-4 21-9 42-14 63 0 1 0 2 0 3 0 8 6 13 12 13 2 0 6-1 9-7 2-5 3-12 3-13 0-2-1-2-1-2-2 0-2 1-3 4-1 6-3 14-8 14-3 0-3-3-3-6 0-2 0-4 0-5 5-24 10-47 15-71z"><text:p/></draw:path><draw:path draw:style-name="gr326" draw:text-style-name="P28" svg:width="0.036cm" svg:height="0.18cm" svg:x="3.987cm" svg:y="3.75cm" svg:viewBox="0 0 37 181" svg:d="M37 179c0 0 0-1-3-4-20-23-25-57-25-84 0-32 6-64 25-86 3-2 3-3 3-3 0-1-1-2-2-2-2 0-16 12-25 35-8 20-10 40-10 56 0 14 1 36 10 56 10 22 23 34 25 34 1 0 2-1 2-2z"><text:p/></draw:path><draw:path draw:style-name="gr327" draw:text-style-name="P28" svg:width="0.078cm" svg:height="0.081cm" svg:x="4.037cm" svg:y="3.805cm" svg:viewBox="0 0 79 82" svg:d="M48 25c1-4 5-21 16-21 1 0 5 0 8 2-5 1-8 6-8 10 0 3 2 7 6 7s9-4 9-11c0-9-9-12-15-12-9 0-15 10-17 14-4-12-12-14-17-14-16 0-25 23-25 28 0 2 1 2 2 2s2-1 2-2c5-19 15-24 21-24 3 0 8 2 8 12 0 6-2 18-8 43-2 12-8 19-15 19-1 0-5 0-8-2 4-1 7-5 7-10s-3-6-5-6c-5 0-9 4-9 10 0 8 8 12 15 12 10 0 16-13 17-14 1 7 7 14 16 14 17 0 26-23 26-28 0-1-1-1-2-1-2 0-2 0-2 2-5 19-16 23-21 23-7 0-9-6-9-12 0-4 1-8 3-16s4-17 5-25z"><text:p/></draw:path><draw:path draw:style-name="gr328" draw:text-style-name="P28" svg:width="0.028cm" svg:height="0.126cm" svg:x="4.136cm" svg:y="3.717cm" svg:viewBox="0 0 29 127" svg:d="M27 0c-22 17-27 44-27 63 0 18 5 46 27 64 1 0 2 0 2-2 0-1-1-1-1-2-15-15-21-37-21-60 0-34 12-51 21-60l1-1c0-2-1-2-2-2z"><text:p/></draw:path><draw:path draw:style-name="gr329" draw:text-style-name="P28" svg:width="0.032cm" svg:height="0.084cm" svg:x="4.178cm" svg:y="3.727cm" svg:viewBox="0 0 33 85" svg:d="M31 5c0-2-2-5-5-5s-6 4-6 7c0 2 1 5 4 5 4 0 7-4 7-7zM8 69c0 2-1 4-1 6 0 5 4 10 11 10 10 0 15-17 15-19s-1-2-1-2c-2 0-2 1-2 2-3 11-8 16-12 16-2 0-3-2-3-5 0-2 1-5 2-8s2-7 3-10 5-14 6-16c0-1 1-3 1-4 0-6-5-11-11-11-11 0-16 17-16 20 0 1 1 1 2 1s2-1 2-2c3-10 7-15 12-15 2 0 3 1 3 4s-1 5-4 13c-2 7-5 14-7 20z"><text:p/></draw:path><draw:path draw:style-name="gr330" draw:text-style-name="P28" svg:width="0.028cm" svg:height="0.126cm" svg:x="4.226cm" svg:y="3.717cm" svg:viewBox="0 0 29 127" svg:d="M2 0c-1 0-2 0-2 2 0 0 0 1 1 1 9 10 20 27 20 60 0 27-7 47-19 59-2 2-2 2-2 3s0 2 1 2c2 0 13-9 20-25 5-10 8-24 8-39 0-18-5-45-27-63z"><text:p/></draw:path><draw:path draw:style-name="gr331" draw:text-style-name="P28" svg:width="0.005cm" svg:height="0.18cm" svg:x="4.294cm" svg:y="3.75cm" svg:viewBox="0 0 6 181" svg:d="M6 7c0-4 0-7-3-7s-3 3-3 7c0 56 0 111 0 168 0 3 0 6 3 6s3-3 3-6c0-57 0-112 0-168z"><text:p/></draw:path><draw:path draw:style-name="gr332" draw:text-style-name="P28" svg:width="0.065cm" svg:height="0.128cm" svg:x="4.326cm" svg:y="3.758cm" svg:viewBox="0 0 66 129" svg:d="M66 37c0-12-3-37-19-37-23 0-47 51-47 92 0 17 5 37 19 37 23 0 47-52 47-92zM17 62c3-12 6-26 12-39 4-9 10-19 18-19 7 0 8 11 8 22 0 8-1 18-5 36-11 0-22 0-33 0zM49 67c-2 9-5 24-11 37-6 12-12 22-19 22-5 0-9-6-9-23 0-7 2-18 6-36 11 0 22 0 33 0z"><text:p/></draw:path><draw:path draw:style-name="gr333" draw:text-style-name="P28" svg:width="0.036cm" svg:height="0.18cm" svg:x="4.407cm" svg:y="3.75cm" svg:viewBox="0 0 37 181" svg:d="M37 91c0-15-2-36-10-57-10-22-24-34-25-34s-2 1-2 2c0 0 0 1 3 4 16 18 25 47 25 85 0 30-6 62-26 85-2 2-2 3-2 3 0 1 1 2 2 2s16-13 25-35c8-20 10-40 10-55z"><text:p/></draw:path><draw:path draw:style-name="gr334" draw:text-style-name="P28" svg:width="0.059cm" svg:height="0.325cm" svg:x="4.466cm" svg:y="3.677cm" svg:viewBox="0 0 60 326" svg:d="M60 163c0-52-10-107-42-148-2-3-8-10-12-14-1-1-1-1-3-1s-3 0-3 2c0 1 0 2 1 2 5 6 14 16 23 36 18 35 24 79 24 123 0 78-19 126-48 159 0 1 0 1 0 2 0 2 1 2 3 2s2 0 4-2c15-15 32-40 43-78 6-25 10-54 10-83z"><text:p/></draw:path><draw:path draw:style-name="gr335" draw:text-style-name="P28" svg:width="0.105cm" svg:height="0.042cm" svg:x="0cm" svg:y="4.454cm" svg:viewBox="0 0 106 43" svg:d="M100 7c3 0 6 0 6-3 0-4-3-4-6-4-31 0-63 0-95 0-2 0-5 0-5 4 0 3 3 3 5 3 32 0 64 0 95 0zM100 43c3 0 6 0 6-4s-3-4-6-4c-31 0-63 0-95 0-2 0-5 0-5 4s3 4 5 4c32 0 64 0 95 0z"><text:p/></draw:path><draw:path draw:style-name="gr336" draw:text-style-name="P28" svg:width="0.07cm" svg:height="0.082cm" svg:x="0.28cm" svg:y="4.439cm" svg:viewBox="0 0 71 83" svg:d="M46 67c1 8 5 15 12 15 4 0 13-3 13-17 0-4 0-7 0-10-1 0-2 0-4 0 0 3 0 6 0 10 0 10-3 12-5 12-6 0-6-9-6-10 0-11 0-24 0-36 0-7 0-15-6-21-6-7-14-10-22-10-13 0-23 8-23 21 0 5 3 8 7 8s7-4 7-8c0-2-1-9-8-9 4-6 12-8 17-8 8 0 17 7 17 23 0 2 0 5 0 7-8 0-19 1-29 6-12 6-16 16-16 24 0 14 15 19 25 19 11 0 18-7 21-16zM45 38c0 6 0 11 0 18 0 17-12 23-19 23s-14-6-14-15c0-10 7-25 33-26z"><text:p/></draw:path><draw:path draw:style-name="gr337" draw:text-style-name="P28" svg:width="0.052cm" svg:height="0.079cm" svg:x="0.357cm" svg:y="4.44cm" svg:viewBox="0 0 53 80" svg:d="M22 20c0-7 0-13 0-20-8 1-15 2-22 2 0 2 0 4 0 6 11 0 12 1 12 10 0 16 0 32 0 48 0 8-2 8-12 8 0 2 0 4 0 6 6 0 14-1 18-1 6 0 14 0 20 1 0-2 0-4 0-6-1 0-2 0-3 0-12 0-12-1-12-8 0-9 0-19 0-28 0-18 6-34 19-34h1c-1 0-4 3-4 7 0 5 4 8 7 8s7-3 7-8c0-6-5-11-11-11-12 0-18 12-20 20z"><text:p/></draw:path><draw:path draw:style-name="gr338" draw:text-style-name="P28" svg:width="0.072cm" svg:height="0.118cm" svg:x="0.419cm" svg:y="4.438cm" svg:viewBox="0 0 73 119" svg:d="M31 51c-14 0-14-18-14-22 0-5 0-11 2-16 2-2 5-7 12-7 14 0 14 18 14 22 0 5 0 11-3 16-1 2-5 7-11 7zM13 58c0-1 0-5 2-9 6 6 13 6 16 6 15 0 25-12 25-26 0-7-2-14-6-18 6-6 11-7 14-7 1 0 2 0 2 0-2 1-3 3-3 5 0 3 3 5 5 5s5-1 5-5c0-3-2-9-8-9-4 0-11 1-17 9-7-6-14-7-17-7-15 0-26 12-26 26 0 9 4 15 8 19-3 3-5 9-5 15s2 13 6 16c-9 3-14 11-14 18 0 13 16 23 35 23s35-9 35-23c0-6-2-16-10-21s-18-5-27-5c-4 0-11 0-12 0-5-1-8-6-8-12zM35 115c-16 0-27-9-27-19 0-8 6-15 13-15 3 0 7 0 10 0 13 0 31 0 31 15 0 10-11 19-27 19z"><text:p/></draw:path><draw:path draw:style-name="gr339" draw:text-style-name="P28" svg:width="0.123cm" svg:height="0.079cm" svg:x="0.528cm" svg:y="4.44cm" svg:viewBox="0 0 124 80" svg:d="M12 18c0 16 0 32 0 48 0 8-2 8-12 8 0 2 0 4 0 6 5 0 14-1 18-1s12 1 18 1c0-2 0-4 0-6-11 0-13 0-13-8 0-11 0-22 0-33 0-19 11-29 22-29 10 0 11 10 11 20 0 14 0 29 0 42 0 8-1 8-12 8 0 2 0 4 0 6 6 0 14-1 18-1s13 1 18 1c0-2 0-4 0-6-11 0-13 0-13-8 0-11 0-22 0-33 0-19 12-29 22-29s12 10 12 20c0 14 0 29 0 42 0 8-2 8-13 8 0 2 0 4 0 6 6 0 14-1 18-1s12 1 18 1c0-2 0-4 0-6-8 0-12 0-12-5 0-11 0-23 0-35 0-15 0-21-5-27-3-3-8-7-17-7-14 0-20 11-23 18-2-16-14-18-21-18-12 0-19 8-24 19 0-6 0-13 0-19-7 1-15 2-22 2 0 2 0 4 0 6 11 0 12 1 12 10z"><text:p/></draw:path><draw:path draw:style-name="gr340" draw:text-style-name="P28" svg:width="0.033cm" svg:height="0.12cm" svg:x="0.66cm" svg:y="4.399cm" svg:viewBox="0 0 34 121" svg:d="M23 41c-8 1-15 2-23 2 0 2 0 4 0 6 11 0 12 1 12 10 0 16 0 32 0 49 0 7-2 7-12 7 0 2 0 4 0 6 5 0 14-1 18-1 5 0 10 1 16 1 0-2 0-4 0-6-11 0-11 0-11-7 0-23 0-45 0-67zM23 10c0-6-4-10-8-10-5 0-8 5-8 10 0 4 3 9 8 9 4 0 8-4 8-9z"><text:p/></draw:path><draw:path draw:style-name="gr341" draw:text-style-name="P28" svg:width="0.079cm" svg:height="0.079cm" svg:x="0.704cm" svg:y="4.44cm" svg:viewBox="0 0 80 80" svg:d="M13 18c0 16 0 32 0 48 0 8-2 8-13 8 0 2 0 4 0 6 6 0 14-1 18-1s12 1 18 1c0-2 0-4 0-6-11 0-13 0-13-8 0-11 0-22 0-33 0-19 12-29 22-29s11 10 11 20c0 14 0 29 0 42 0 8-1 8-12 8 0 2 0 4 0 6 6 0 14-1 18-1s13 1 18 1c0-2 0-4 0-6-8 0-12 0-12-5 0-11 0-23 0-35 0-15 0-21-5-27-2-3-8-7-17-7-12 0-19 8-23 19 0-6 0-13 0-19-8 1-15 2-23 2 0 2 0 4 0 6 11 0 13 1 13 10z"><text:p/></draw:path><draw:path draw:style-name="gr342" draw:text-style-name="P28" svg:width="0.049cm" svg:height="0.089cm" svg:x="0.63cm" svg:y="4.549cm" svg:viewBox="0 0 50 90" svg:d="M50 27c0-13-4-27-16-27-16 0-34 33-34 63 0 15 5 27 15 27 17 0 35-34 35-63zM13 43c5-28 15-40 21-40 8 0 8 15 8 17 0 5-1 12-4 23-8 0-17 0-25 0zM38 47c-4 14-6 21-10 27-3 7-8 12-13 12-6 0-6-9-6-16 0-8 1-18 3-23 8 0 17 0 26 0z"><text:p/></draw:path><draw:path draw:style-name="gr343" draw:text-style-name="P28" svg:width="0.051cm" svg:height="0.119cm" svg:x="0.88cm" svg:y="4.277cm" svg:viewBox="0 0 52 120" svg:d="M33 5c0-5 0-5-4-5-10 11-24 11-29 11 0 2 0 4 0 6 3 0 12 0 21-5 0 32 0 63 0 94 0 6-1 9-15 9-2 0-3 0-5 0 0 2 0 3 0 5 5 0 19 0 26 0 6 0 20 0 25 0 0-2 0-3 0-5-1 0-3 0-5 0-14 0-14-2-14-9 0-34 0-67 0-101z"><text:p/></draw:path><draw:path draw:style-name="gr344" draw:text-style-name="P28" svg:width="0.144cm" svg:height="0.006cm" svg:x="0.833cm" svg:y="4.471cm" svg:viewBox="0 0 145 7" svg:d="M0 0c48 0 97 0 145 0 0 3 0 5 0 7-48 0-97 0-145 0 0-2 0-4 0-7z"><text:p/></draw:path><draw:path draw:style-name="gr345" draw:text-style-name="P28" svg:width="0.133cm" svg:height="0.123cm" svg:x="0.839cm" svg:y="4.52cm" svg:viewBox="0 0 134 124" svg:d="M114 19c1-7 4-13 17-13 0 0 3 0 3-4-1 0 0-2-3-2-5 0-10 1-15 1-6 0-12-1-17-1-1 0-3 0-3 4 0 2 2 2 3 2 9 0 11 4 11 8 0 0 0 3 0 4-6 26-12 53-18 80-12-32-24-63-36-94 0-3-1-4-4-4-8 0-14 0-22 0-3 0-4 0-4 4 0 2 1 2 4 2 1 0 11 0 11 1-7 33-14 65-21 98-2 7-5 12-17 13-1 0-3 0-3 3 0 2 0 3 2 3 5 0 11-1 16-1s11 1 16 1c1 0 3 0 3-4 0-2-1-2-3-2-10 0-11-4-11-8 0-1 0-2 1-4 7-32 14-64 21-96 1 1 1 2 2 4 13 35 26 71 39 106 1 4 2 4 3 4 2 0 2-1 2-4 8-34 15-67 23-101z"><text:p/></draw:path><draw:path draw:style-name="gr346" draw:text-style-name="P28" svg:width="0.098cm" svg:height="0.085cm" svg:x="1.09cm" svg:y="4.207cm" svg:viewBox="0 0 99 86" svg:d="M85 14c1-5 3-9 12-9 0 0 2 0 2-3 0-1-1-2-2-2-3 0-8 1-11 1s-10-1-12-1c-1 0-2 0-2 3 0 2 1 2 2 2 6 0 7 2 7 5 0 1 0 1 0 3-4 18-8 36-12 55-10-22-19-44-29-66 0-2-1-2-3-2-5 0-11 0-16 0-2 0-3 0-3 3 0 2 1 2 4 2 2 0 4 0 6 0-5 23-9 45-14 68-1 5-3 8-12 9-1 0-2 0-2 2s1 2 1 2c4 0 8 0 12 0 3 0 9 0 12 0 1 0 2 0 2-2s-1-2-3-2c-6 0-6-4-6-5s0-1 0-3c5-22 10-44 14-65 11 25 22 50 33 75 1 2 1 2 2 2 2 0 2 0 3-2 5-23 10-47 15-70z"><text:p/></draw:path><draw:path draw:style-name="gr347" draw:text-style-name="P28" svg:width="0.21cm" svg:height="0.252cm" svg:x="1.032cm" svg:y="4.348cm" svg:viewBox="0 0 211 253" svg:d="M192 253c6-19 13-38 19-57-1 0-2 0-4 0-6 19-23 31-41 36-3 1-19 6-49 6-33 0-64 0-96 0 27-36 54-72 81-108 1-2 1-2 1-3s0-1-1-3c-25-39-49-77-74-115 29 0 58 0 87 0 21 0 36 2 37 3 9 1 23 4 35 13 4 3 15 12 20 26 2 0 3 0 4 0-6-17-13-34-19-51-62 0-125 0-187 0-4 0-5 1-5 2 0 0 0 4 0 6 28 43 56 87 84 130-28 37-55 74-82 110-2 2-2 3-2 4s2 1 5 1c62 0 125 0 187 0z"><text:p/></draw:path><draw:path draw:style-name="gr348" draw:text-style-name="P28" svg:width="0.033cm" svg:height="0.084cm" svg:x="1.04cm" svg:y="4.65cm" svg:viewBox="0 0 34 85" svg:d="M31 5c0-2-2-5-5-5s-6 3-6 7c0 2 2 5 5 5s6-4 6-7zM8 69c0 2-1 3-1 5 0 6 5 11 11 11 11 0 16-18 16-19 0-2-1-1-2-2-2 0-2 1-2 2-3 10-7 15-12 15-2 0-3-1-3-4s1-5 2-8c1-4 2-7 4-10 1-3 5-15 5-16s1-3 1-4c0-6-5-11-11-11-11 0-16 17-16 19s1 1 2 2c2 0 2-1 2-2 3-11 8-16 12-16 2 0 3 1 3 5 0 3-1 5-4 13-2 7-5 13-7 20z"><text:p/></draw:path><draw:path draw:style-name="gr349" draw:text-style-name="P28" svg:width="0.081cm" svg:height="0.033cm" svg:x="1.088cm" svg:y="4.685cm" svg:viewBox="0 0 82 34" svg:d="M78 6c2 0 4 0 4-3s-3-3-4-3c-25 0-50 0-74 0-1 0-4 0-4 3s3 3 5 3c24 0 48 0 73 0zM78 34c1 0 4 0 4-3s-2-3-4-3c-25 0-49 0-73 0-2 0-5 0-5 3s3 3 4 3c24 0 49 0 74 0z"><text:p/></draw:path><draw:path draw:style-name="gr350" draw:text-style-name="P28" svg:width="0.039cm" svg:height="0.083cm" svg:x="1.19cm" svg:y="4.65cm" svg:viewBox="0 0 40 84" svg:d="M25 3c0-3 0-3-3-3-8 8-17 8-22 8 0 1 0 3 0 4 2 0 10 0 16-3 0 21 0 43 0 65 0 4 0 5-11 5-1 0-3 0-5 0 0 2 0 3 0 5 3 0 16-1 20-1s18 1 20 1c0-2 0-3 0-5-1 0-2 0-4 0-11 0-11-1-11-5 0-24 0-47 0-71z"><text:p/></draw:path><draw:path draw:style-name="gr351" draw:text-style-name="P28" svg:width="0.096cm" svg:height="0.006cm" svg:x="1.293cm" svg:y="4.471cm" svg:viewBox="0 0 97 7" svg:d="M91 7c3 0 6 0 6-3 0-4-3-4-6-4-28 0-57 0-86 0-2 0-5 0-5 4 0 3 3 3 5 3 29 0 58 0 86 0z"><text:p/></draw:path><draw:path draw:style-name="gr352" draw:text-style-name="P28" svg:width="0.034cm" svg:height="0.125cm" svg:x="1.434cm" svg:y="4.394cm" svg:viewBox="0 0 35 126" svg:d="M23 0c-8 1-15 2-23 2 0 2 0 4 0 6 11 0 13 1 13 10 0 31 0 63 0 94 0 8-2 8-13 8 0 2 0 4 0 6 5 0 14-1 18-1s11 1 17 1c0-2 0-4 0-6-10 0-12 0-12-8 0-37 0-74 0-112z"><text:p/></draw:path><draw:path draw:style-name="gr353" draw:text-style-name="P28" svg:width="0.069cm" svg:height="0.082cm" svg:x="1.478cm" svg:y="4.439cm" svg:viewBox="0 0 70 83" svg:d="M70 42c0-23-15-42-35-42s-35 20-35 42c0 23 17 41 35 41 19 0 35-18 35-41zM35 78c-7 0-14-3-18-12-4-8-4-19-4-25 0-7 0-17 4-25s12-12 18-12c7 0 14 3 18 11s4 19 4 26c0 6 0 16-3 24-4 8-11 13-19 13z"><text:p/></draw:path><draw:path draw:style-name="gr354" draw:text-style-name="P28" svg:width="0.071cm" svg:height="0.118cm" svg:x="1.557cm" svg:y="4.438cm" svg:viewBox="0 0 72 119" svg:d="M31 51c-14 0-14-18-14-22 0-5 0-11 2-16 2-2 5-7 12-7 13 0 13 18 13 22 0 5 0 11-2 16-1 2-5 7-11 7zM12 58c0-1 0-5 3-9 6 6 13 6 16 6 15 0 25-12 25-26 0-7-2-14-6-18 6-6 11-7 14-7 1 0 1 0 2 0-2 1-3 3-3 5 0 3 2 5 5 5 2 0 4-1 4-5 0-3-2-9-8-9-3 0-10 1-17 9-6-6-13-7-16-7-15 0-26 12-26 26 0 9 4 15 7 19-2 3-4 9-4 15s1 13 6 16c-9 3-14 11-14 18 0 13 15 23 35 23 19 0 35-9 35-23 0-6-2-16-10-21s-18-5-27-5c-5 0-11 0-12 0-6-1-9-6-9-12zM35 115c-16 0-27-9-27-19 0-8 6-15 13-15 3 0 7 0 10 0 13 0 31 0 31 15 0 10-11 19-27 19z"><text:p/></draw:path><draw:path draw:style-name="gr355" draw:text-style-name="P28" svg:width="0.082cm" svg:height="0.114cm" svg:x="1.656cm" svg:y="4.44cm" svg:viewBox="0 0 83 115" svg:d="M12 102c-1 6-2 8-8 8-2 0-4 0-4 3 0 1 1 2 2 2 4 0 9-1 13-1 5 0 11 1 16 1 1 0 3 0 3-4 0-1-2-1-4-1-8 0-8-2-8-3 0-2 7-32 8-36 2 5 7 11 15 11 18 0 38-26 38-53 0-17-9-29-22-29-7 0-15 7-20 13-2-9-8-13-14-13-8 0-11 7-12 10-3 6-5 17-5 18 0 2 1 2 2 2 2 0 2-1 2-4 3-13 6-22 12-22 3 0 5 2 5 8 0 4 0 7-1 10-6 26-12 53-18 80zM40 24c1-5 6-11 8-13 6-6 10-7 13-7 6 0 10 6 10 17 0 10-5 32-8 38-5 13-13 19-19 19-10 0-12-15-12-16s0-1 0-3c3-12 6-23 8-35z"><text:p/></draw:path><draw:path draw:style-name="gr356" draw:text-style-name="P28" svg:width="0.101cm" svg:height="0.056cm" svg:x="1.746cm" svg:y="4.492cm" svg:viewBox="0 0 102 57" svg:d="M43 45c-1 3-1 7-1 8 0 3 2 4 4 4 1 0 3-2 4-3 0-1 1-5 2-8 0-2 1-8 2-11s2-6 2-9c1-5 1-5 4-10 3-6 9-13 17-13 7 0 7 6 7 9 0 8-5 22-7 27-1 4-2 5-2 7 0 7 5 11 11 11 11 0 16-17 16-19s-1-2-2-2-1 1-2 2c-2 10-7 16-11 16-3 0-3-3-3-5 0-3 0-5 2-10s6-18 6-25c0-2 0-7-4-11-2-1-5-3-10-3-10 0-17 7-20 12-1-10-9-12-14-12-10 0-16 6-19 11-1-8-7-11-12-11s-8 4-9 7c-2 4-4 12-4 12 0 2 2 2 2 2 2 0 2 0 3-4 1-8 3-14 8-14 2 0 3 3 3 6s-1 7-2 11c0 4-1 9-2 11-1 6-2 11-3 17-1 1-2 5-2 5 0 3 2 4 4 4s3-2 4-3 2-5 3-8c0-2 1-8 2-11s1-6 2-9c1-5 1-6 5-11 3-5 8-12 16-12 7 0 7 7 7 9 0 3-1 5-2 12s-3 14-5 21z"><text:p/></draw:path><draw:path draw:style-name="gr357" draw:text-style-name="P28" svg:width="0.051cm" svg:height="0.056cm" svg:x="1.86cm" svg:y="4.492cm" svg:viewBox="0 0 52 57" svg:d="M52 22c0-14-9-22-20-22-16 0-32 18-32 34 0 13 8 23 20 23 16 0 32-17 32-35zM20 54c-5 0-11-5-11-15 0-5 3-17 7-25 5-7 11-11 16-11 6 0 11 5 11 15 0 3-1 15-6 24-4 7-11 12-17 12z"><text:p/></draw:path><draw:path draw:style-name="gr358" draw:text-style-name="P28" svg:width="0.056cm" svg:height="0.088cm" svg:x="1.922cm" svg:y="4.459cm" svg:viewBox="0 0 57 89" svg:d="M56 4c1 0 1-1 1-2s-1-2-2-2c-2 0-11 1-14 2-1 0-2 0-2 2s1 2 3 2c5 0 5 1 5 2s0 2 0 3c-3 10-5 19-7 29-2-4-6-8-12-8-14 0-28 18-28 36 0 12 7 21 17 21 6 0 11-4 16-9 2 8 8 9 11 9 4 0 7-3 9-7s3-11 3-12c0-2-1-2-1-2-2 0-2 1-3 4-1 6-3 14-8 14-2 0-3-3-3-6s0-4 0-6c5-23 11-47 15-70zM33 72c-1 4-3 6-6 9-1 1-5 5-10 5-4 0-8-4-8-12 0-7 3-21 6-26 5-10 11-12 13-12 9 0 10 9 10 11v1c-1 8-3 16-5 24z"><text:p/></draw:path><draw:path draw:style-name="gr359" draw:text-style-name="P28" svg:width="0.046cm" svg:height="0.056cm" svg:x="1.989cm" svg:y="4.492cm" svg:viewBox="0 0 47 57" svg:d="M17 27c3 0 12-1 18-3 8-3 10-9 10-13 0-7-6-11-14-11-13 0-31 11-31 33 0 13 7 24 20 24 19 0 27-13 27-14s0-3-1-3-1 1-2 2c-9 12-22 12-24 12-6 0-11-6-11-16 0-2 0-5 1-11 3 0 5 0 7 0zM11 23c5-18 17-20 20-20 5 0 9 3 9 8 0 12-19 12-23 12-2 0-4 0-6 0z"><text:p/></draw:path><draw:path draw:style-name="gr360" draw:text-style-name="P28" svg:width="0.024cm" svg:height="0.088cm" svg:x="2.049cm" svg:y="4.459cm" svg:viewBox="0 0 25 89" svg:d="M24 4c0 0 1-1 1-2s-1-2-2-2c-2 0-11 1-14 2-1 0-3 0-3 2s2 2 3 2c5 0 5 1 5 2s0 2 0 3c-5 20-9 42-14 62 0 2 0 3 0 4 0 8 6 12 12 12 2 0 6-1 8-7 3-4 4-11 4-12 0-2-1-2-1-2-2 0-2 1-3 4-1 6-3 14-8 14-3 0-4-4-4-6s1-4 1-6c5-23 10-47 15-70z"><text:p/></draw:path><draw:path draw:style-name="gr361" draw:text-style-name="P28" svg:width="0.036cm" svg:height="0.18cm" svg:x="2.106cm" svg:y="4.385cm" svg:viewBox="0 0 37 181" svg:d="M37 179c0 0 0-1-3-4-20-23-25-57-25-85 0-31 6-63 26-85 2-2 2-3 2-3 0-1-1-2-2-2s-16 12-25 35c-8 20-10 40-10 55s2 36 10 57c10 22 24 34 25 34s2-1 2-2z"><text:p/></draw:path><draw:path draw:style-name="gr362" draw:text-style-name="P28" svg:width="0.072cm" svg:height="0.116cm" svg:x="2.157cm" svg:y="4.44cm" svg:viewBox="0 0 73 117" svg:d="M73 11c0-3 0-3 0-4 0-3-2-5-4-5s-4 1-6 4c0 1-2 6-2 9-1 5-2 10-3 15-2 11-5 22-7 33-1 2-8 15-18 15-9 0-10-8-10-15 0-8 3-19 8-35 2-7 3-9 3-13 0-8-5-15-13-15-15 0-21 26-21 28s2 2 2 2c2 0 2-1 3-4 4-17 10-22 16-22 1 0 3 0 3 6 0 4-1 9-2 13-7 19-9 29-9 37 0 17 10 22 19 22 6 0 12-3 16-8-2 9-4 18-10 27-5 7-10 12-18 12-2 0-9 0-12-7 3 0 5 0 7-3 2-2 3-4 3-7 0-6-4-6-6-6-3 0-8 3-8 11 0 9 6 16 16 16 17 0 33-17 37-37 5-23 11-46 16-69z"><text:p/></draw:path><draw:path draw:style-name="gr363" draw:text-style-name="P28" svg:width="0.028cm" svg:height="0.125cm" svg:x="2.249cm" svg:y="4.351cm" svg:viewBox="0 0 29 126" svg:d="M27 0c-21 17-27 44-27 63 0 18 5 46 27 63 1 0 2 0 2-1s0-1-1-2c-15-15-20-37-20-60 0-34 11-51 20-60 1 0 1-1 1-1 0-2-1-2-2-2z"><text:p/></draw:path><draw:path draw:style-name="gr364" draw:text-style-name="P28" svg:width="0.033cm" svg:height="0.084cm" svg:x="2.291cm" svg:y="4.361cm" svg:viewBox="0 0 34 85" svg:d="M31 5c0-2-1-5-4-5-4 0-7 3-7 7 0 2 2 5 5 5s6-4 6-7zM8 69c0 2-1 4-1 6 0 5 5 10 11 10 11 0 16-17 16-19s-1-2-2-2-2 1-2 2c-2 11-7 16-12 16-2 0-3-2-3-5s1-5 2-8c2-3 2-7 4-10 1-3 5-15 5-16 1-1 1-3 1-4 0-6-4-11-11-11-11 0-16 17-16 19s2 2 2 2c2 0 2-1 2-2 3-11 8-15 12-15 2 0 3 1 3 4s-1 5-4 13c-2 7-5 13-7 20z"><text:p/></draw:path><draw:path draw:style-name="gr365" draw:text-style-name="P28" svg:width="0.027cm" svg:height="0.125cm" svg:x="2.338cm" svg:y="4.351cm" svg:viewBox="0 0 28 126" svg:d="M2 0c-1 0-2 0-2 2 0 0 0 1 1 1 9 10 20 27 20 60 0 27-7 47-19 59-2 2-2 2-2 3 0 0 0 1 1 1 2 0 12-8 20-24 4-10 7-24 7-39 0-18-4-45-26-63z"><text:p/></draw:path><draw:path draw:style-name="gr366" draw:text-style-name="P28" svg:width="0.018cm" svg:height="0.053cm" svg:x="2.402cm" svg:y="4.501cm" svg:viewBox="0 0 19 54" svg:d="M19 19c0-12-5-19-10-19-6 0-9 5-9 10 0 4 3 9 9 9 1 0 3 0 5-2 0-1 0-1 1-1 0 2 0 0 0 3 0 13-6 24-11 30-1 2-1 2-1 3 0 2 0 2 1 2 2 0 15-14 15-35z"><text:p/></draw:path><draw:path draw:style-name="gr367" draw:text-style-name="P28" svg:width="0.078cm" svg:height="0.081cm" svg:x="2.463cm" svg:y="4.44cm" svg:viewBox="0 0 79 82" svg:d="M48 25c1-4 5-21 16-21 1 0 5 0 8 2-4 1-7 6-7 10 0 3 1 7 5 7s9-4 9-11c0-9-9-12-15-12-9 0-14 10-17 14-3-12-12-14-16-14-17 0-26 23-26 28 0 2 1 2 2 2s2-1 2-2c5-20 16-24 21-24 3 0 9 2 9 12 0 6-3 18-9 43-2 12-8 19-15 19-1 0-5 0-8-2 4-1 7-5 7-10s-3-6-5-6c-5 0-9 4-9 10 0 8 8 12 15 12 10 0 16-13 17-14 1 7 7 14 17 14 16 0 25-23 25-28 0-1-1-1-2-1s-2 0-2 1c-5 20-16 24-21 24-6 0-9-6-9-12 0-4 1-8 3-16s4-17 5-25z"><text:p/></draw:path><draw:path draw:style-name="gr368" draw:text-style-name="P28" svg:width="0.028cm" svg:height="0.125cm" svg:x="2.562cm" svg:y="4.351cm" svg:viewBox="0 0 29 126" svg:d="M27 0c-22 17-27 44-27 63 0 18 5 46 27 63 1 0 2 0 2-1s-1-1-1-2c-15-15-20-37-20-60 0-34 11-51 20-60l1-1c0-2-1-2-2-2z"><text:p/></draw:path><draw:path draw:style-name="gr369" draw:text-style-name="P28" svg:width="0.033cm" svg:height="0.084cm" svg:x="2.604cm" svg:y="4.361cm" svg:viewBox="0 0 34 85" svg:d="M31 5c0-2-2-5-5-5s-6 3-6 7c0 2 2 5 4 5 4 0 7-4 7-7zM8 69c0 2-1 4-1 6 0 5 5 10 11 10 11 0 16-17 16-19s-1-1-2-2c-2 0-2 1-2 2-3 11-7 16-12 16-2 0-3-2-3-5s1-5 2-8 2-7 4-10c1-3 5-15 5-16s1-3 1-4c0-6-5-11-11-11-11 0-16 17-16 19s1 2 2 2c2 0 2-1 2-2 3-11 8-15 12-15 2 0 3 1 3 4s-1 5-4 13c-2 7-5 13-7 20z"><text:p/></draw:path><draw:path draw:style-name="gr370" draw:text-style-name="P28" svg:width="0.028cm" svg:height="0.125cm" svg:x="2.652cm" svg:y="4.351cm" svg:viewBox="0 0 29 126" svg:d="M2 0c-1 0-2 0-2 2 0 0 0 1 1 1 10 10 20 27 20 60 0 27-7 47-19 59-2 2-2 2-2 3 0 0 0 1 2 1 1 0 12-8 19-24 5-10 8-24 8-39 0-18-5-45-27-63z"><text:p/></draw:path><draw:path draw:style-name="gr371" draw:text-style-name="P28" svg:width="0.005cm" svg:height="0.18cm" svg:x="2.72cm" svg:y="4.385cm" svg:viewBox="0 0 6 181" svg:d="M6 6c0-3 0-6-3-6s-3 3-3 6c0 56 0 112 0 168 0 4 0 7 3 7s3-3 3-7c0-56 0-112 0-168z"><text:p/></draw:path><draw:path draw:style-name="gr372" draw:text-style-name="P28" svg:width="0.065cm" svg:height="0.128cm" svg:x="2.752cm" svg:y="4.393cm" svg:viewBox="0 0 66 129" svg:d="M66 37c0-12-3-37-19-37-23 0-47 51-47 92 0 17 5 37 19 37 22 0 47-52 47-92zM17 62c2-12 6-26 12-39 4-9 10-19 17-19 8 0 9 11 9 22 0 8-1 18-5 36-11 0-22 0-33 0zM48 67c-1 9-5 24-10 37-6 12-12 21-19 21-5 0-9-5-9-22 0-7 1-18 5-36 11 0 23 0 33 0z"><text:p/></draw:path><draw:path draw:style-name="gr373" draw:text-style-name="P28" svg:width="0.036cm" svg:height="0.18cm" svg:x="2.834cm" svg:y="4.385cm" svg:viewBox="0 0 37 181" svg:d="M37 90c0-14-2-35-11-56-9-22-23-34-25-34-1 0-1 1-1 2 0 0 0 1 3 4 16 18 25 47 25 84 0 31-6 63-26 86-2 2-2 3-2 3 0 1 0 2 1 2 2 0 16-13 26-35 8-20 10-40 10-56z"><text:p/></draw:path><draw:path draw:style-name="gr374" draw:text-style-name="P28" svg:width="0.105cm" svg:height="0.076cm" svg:x="-0.001cm" svg:y="4.891cm" svg:viewBox="0 0 106 77" svg:d="M106 5c0-3-1-5-2-5s-2 1-2 5c-1 13-12 20-22 20s-18-6-26-12c-8-7-17-13-27-13-15 0-27 13-27 29 0 4 1 5 2 5 2 0 3-3 3-4 0-15 14-20 22-20 9 0 17 5 25 12 9 6 17 13 28 13 14 0 26-13 26-30zM106 48c0-5-2-6-2-6-1 0-2 1-2 5-1 13-12 20-22 20s-18-6-26-12c-8-7-17-13-27-13-15 0-27 13-27 30 0 3 1 5 2 5 2 0 3-3 3-4 0-15 14-21 22-21 9 0 17 6 25 12 9 7 17 13 28 13 15 0 26-13 26-29z"><text:p/></draw:path><draw:path draw:style-name="gr375" draw:text-style-name="P28" svg:width="0.07cm" svg:height="0.082cm" svg:x="0.28cm" svg:y="4.897cm" svg:viewBox="0 0 71 83" svg:d="M46 67c1 8 5 15 12 15 4 0 13-2 13-17 0-4 0-7 0-10-1 0-2 0-4 0 0 3 0 6 0 10 0 10-3 12-5 12-6 0-6-9-6-10 0-11 0-24 0-36 0-7 0-15-6-21-6-7-14-10-22-10-13 0-23 8-23 21 0 5 3 8 7 8s7-4 7-8c0-2-1-9-8-9 4-6 12-8 17-8 8 0 17 7 17 23 0 2 0 5 0 7-8 0-19 1-29 6-12 6-16 16-16 24 0 14 15 19 25 19 11 0 18-7 21-16zM45 38c0 6 0 11 0 18 0 17-12 23-19 23s-14-6-14-15c0-10 7-25 33-26z"><text:p/></draw:path><draw:path draw:style-name="gr376" draw:text-style-name="P28" svg:width="0.052cm" svg:height="0.079cm" svg:x="0.357cm" svg:y="4.898cm" svg:viewBox="0 0 53 80" svg:d="M22 20c0-7 0-13 0-20-8 1-15 2-22 2 0 2 0 4 0 6 11 0 12 1 12 10 0 16 0 32 0 48 0 8-2 8-12 8 0 2 0 4 0 6 6 0 14-1 18-1 6 0 14 0 20 1 0-2 0-4 0-6-1 0-2 0-3 0-12 0-12-1-12-8 0-9 0-19 0-28 0-18 6-34 19-34h1c-1 0-4 3-4 7 0 5 4 8 7 8s7-3 7-8c0-6-5-11-11-11-12 0-18 12-20 20z"><text:p/></draw:path><draw:path draw:style-name="gr377" draw:text-style-name="P28" svg:width="0.072cm" svg:height="0.118cm" svg:x="0.419cm" svg:y="4.896cm" svg:viewBox="0 0 73 119" svg:d="M31 51c-14 0-14-18-14-22 0-5 0-11 2-16 2-2 5-7 12-7 14 0 14 18 14 22 0 5 0 11-3 16-1 2-5 7-11 7zM13 58c0-1 0-5 2-9 6 6 13 6 16 6 15 0 25-12 25-26 0-7-2-14-6-18 6-6 11-7 14-7 1 0 2 0 2 0-2 1-3 3-3 5 0 3 3 5 5 5s5-1 5-5c0-3-2-9-8-9-4 0-11 1-17 9-7-6-14-7-17-7-15 0-26 12-26 26 0 9 4 15 8 19-3 3-5 9-5 15s2 13 6 16c-9 3-14 11-14 18 0 13 16 23 35 23s35-9 35-23c0-6-2-16-10-21s-18-5-27-5c-4 0-11 0-12 0-5-1-8-6-8-12zM35 115c-16 0-27-9-27-19 0-8 6-15 13-15 3 0 7 0 10 0 13 0 31 0 31 15 0 10-11 19-27 19z"><text:p/></draw:path><draw:path draw:style-name="gr378" draw:text-style-name="P28" svg:width="0.123cm" svg:height="0.079cm" svg:x="0.528cm" svg:y="4.898cm" svg:viewBox="0 0 124 80" svg:d="M12 18c0 16 0 32 0 48 0 8-2 8-12 8 0 2 0 4 0 6 5 0 14-1 18-1s12 1 18 1c0-2 0-4 0-6-11 0-13 0-13-8 0-11 0-22 0-33 0-19 11-29 22-29 10 0 11 10 11 20 0 14 0 29 0 42 0 8-1 8-12 8 0 2 0 4 0 6 6 0 14-1 18-1s13 1 18 1c0-2 0-4 0-6-11 0-13 0-13-8 0-11 0-22 0-33 0-19 12-29 22-29s12 10 12 20c0 14 0 29 0 42 0 8-2 8-13 8 0 2 0 4 0 6 6 0 14-1 18-1s12 1 18 1c0-2 0-4 0-6-8 0-12 0-12-5 0-11 0-23 0-35 0-15 0-21-5-27-3-3-8-7-17-7-14 0-20 11-23 18-2-16-14-18-21-18-12 0-19 8-24 19 0-6 0-13 0-19-7 1-15 2-22 2 0 2 0 4 0 6 11 0 12 1 12 10z"><text:p/></draw:path><draw:path draw:style-name="gr379" draw:text-style-name="P28" svg:width="0.033cm" svg:height="0.12cm" svg:x="0.66cm" svg:y="4.857cm" svg:viewBox="0 0 34 121" svg:d="M23 41c-8 1-15 2-23 2 0 2 0 4 0 6 11 0 12 1 12 10 0 16 0 32 0 49 0 7-2 7-12 7 0 2 0 4 0 6 5 0 14-1 18-1 5 0 10 1 16 1 0-2 0-4 0-6-11 0-11 0-11-7 0-23 0-45 0-67zM23 10c0-6-4-10-8-10-5 0-8 5-8 10 0 4 3 9 8 9 4 0 8-4 8-9z"><text:p/></draw:path><draw:path draw:style-name="gr380" draw:text-style-name="P28" svg:width="0.079cm" svg:height="0.079cm" svg:x="0.704cm" svg:y="4.898cm" svg:viewBox="0 0 80 80" svg:d="M13 18c0 16 0 32 0 48 0 8-2 8-13 8 0 2 0 4 0 6 6 0 14-1 18-1s12 1 18 1c0-2 0-4 0-6-11 0-13 0-13-8 0-11 0-22 0-33 0-19 12-29 22-29s11 10 11 20c0 14 0 29 0 42 0 8-1 8-12 8 0 2 0 4 0 6 6 0 14-1 18-1s13 1 18 1c0-2 0-4 0-6-8 0-12 0-12-5 0-11 0-23 0-35 0-15 0-21-5-27-2-3-8-7-17-7-12 0-19 8-23 19 0-6 0-13 0-19-8 1-15 2-23 2 0 2 0 4 0 6 11 0 13 1 13 10z"><text:p/></draw:path><draw:path draw:style-name="gr381" draw:text-style-name="P28" svg:width="0.049cm" svg:height="0.089cm" svg:x="0.63cm" svg:y="5.007cm" svg:viewBox="0 0 50 90" svg:d="M50 27c0-13-4-27-16-27-16 0-34 33-34 63 0 15 5 27 15 27 17 0 35-34 35-63zM13 43c5-28 15-40 21-40 8 0 8 15 8 17 0 5-1 12-4 23-8 0-17 0-25 0zM38 47c-4 14-6 21-10 27-3 7-8 12-13 12-6 0-6-9-6-16 0-8 1-18 3-23 8 0 17 0 26 0z"><text:p/></draw:path><draw:path draw:style-name="gr382" draw:text-style-name="P28" svg:width="0.041cm" svg:height="0.216cm" svg:x="0.838cm" svg:y="4.824cm" svg:viewBox="0 0 42 217" svg:d="M42 215c0-1-1-1-1-2-8-9-18-23-25-53-3-16-5-35-5-52 0-47 10-81 29-104 2-1 2-2 2-2 0-2-2-2-2-2-3 0-12 11-13 13-17 23-27 55-27 95 0 26 4 62 25 93 2 2 12 16 15 16 0 0 2 0 2-2z"><text:p/></draw:path><draw:path draw:style-name="gr383" draw:text-style-name="P28" svg:width="0.098cm" svg:height="0.123cm" svg:x="0.889cm" svg:y="4.854cm" svg:viewBox="0 0 99 124" svg:d="M39 63c4 0 12 0 17 4 8 6 8 15 8 16 0 3 0 5 3 5s3-3 3-6c0-16 0-32 0-49 0-3 0-6-3-6s-3 3-3 4c-1 24-17 25-25 26 0-13 0-26 0-39 0-12 3-12 7-12 2 0 5 0 7 0 22 0 32 13 33 25 0 1 1 4 3 4 3 0 3-3 3-6 0-7 0-16 0-23 0-6 0-6-5-6-27 0-54 0-82 0-3 0-5 0-5 3s3 3 4 3c9 0 10 2 10 10 0 31 0 61 0 91 0 9 0 10-9 10-2 0-5 0-5 3 0 4 2 4 5 4 28 0 56 0 84 0 4 0 5 0 5-3 1 0 5-30 5-31 0-2-1-4-3-4s-2 2-2 3c-1 5-3 12-14 20-9 6-17 8-26 8-2 0-6 0-8 0-4 0-7 0-7-12 0-14 0-28 0-42zM86 6c0 3 0 6 0 9-2-4-6-7-9-9 3 0 6 0 9 0zM55 59c3-1 6-4 9-8 0 6 0 10 0 15-3-4-8-7-9-7zM19 16c0-2 0-7-1-10 5 0 11 0 17 0-2 4-2 10-2 12 0 29 0 58 0 88 0 6 1 10 2 11-6 0-12 0-17 0 1-3 1-7 1-9 0-31 0-62 0-92zM79 117c5-3 9-6 12-10 0 1-1 9-2 10-3 0-7 0-10 0z"><text:p/></draw:path><draw:path draw:style-name="gr384" draw:text-style-name="P28" svg:width="0.061cm" svg:height="0.08cm" svg:x="0.992cm" svg:y="4.954cm" svg:viewBox="0 0 62 81" svg:d="M9 72c-1 3-2 4-6 4-2 0-3 0-3 3 0 1 1 2 1 2 4 0 7-1 10-1 4 0 8 1 12 1 1 0 2-1 2-3s-2-2-3-2c-3 0-5 0-5-1s1-4 1-7c1-6 3-13 4-18 1 3 5 7 11 7 14 0 29-17 29-36 0-14-9-21-17-21-7 0-12 6-16 9-1-7-8-9-11-9-4 0-7 4-9 7-2 4-4 12-4 13s2 1 2 1c2 0 2 0 2-3 2-8 5-14 9-14 3 0 3 3 3 6 0 1 0 3 0 4-4 19-8 39-12 58zM29 15c7-9 13-11 16-11 4 0 8 3 8 12 0 5-2 18-6 25-2 7-8 13-14 13-8 0-10-10-10-11s1-2 1-2c2-9 4-17 5-26z"><text:p/></draw:path><draw:path draw:style-name="gr385" draw:text-style-name="P28" svg:width="0.045cm" svg:height="0.063cm" svg:x="1.066cm" svg:y="4.967cm" svg:viewBox="0 0 46 64" svg:d="M44 4c1-2 1-2 1-2 0-2-2-2-3-2-3 1-6 1-9 1-2 0-2 0-2 1-1 0-1 1-1 2s1 1 3 1c0 0 1 0 2 0 2 1 2 1 2 2-1 1-1 3-1 4-2 6-3 12-4 17-1-2-4-5-9-5-12 0-23 12-23 25 0 9 6 16 14 16 7 0 12-5 13-6 1 4 6 6 9 6s6-2 7-5c2-4 3-9 3-9 0-2-1-1-1-2-2 0-2 1-3 2-1 7-3 11-6 11-2 0-3-2-3-5 0-1 0-2 0-3 4-16 8-33 11-49zM27 51c0 1 0 2-2 3-2 4-6 7-11 7-2 0-7-2-7-10 0-4 2-13 5-18s7-7 11-7c3 0 6 2 8 8-2 6-3 11-4 17z"><text:p/></draw:path><draw:path draw:style-name="gr386" draw:text-style-name="P28" svg:width="0.045cm" svg:height="0.04cm" svg:x="1.125cm" svg:y="4.989cm" svg:viewBox="0 0 46 41" svg:d="M38 11c0-2 1-5 1-6s-1-3-3-3c-1 0-3 1-4 4-1-3-4-6-9-6-12 0-23 12-23 25 0 9 6 16 14 16 7 0 12-5 13-6 1 4 6 6 9 6s5-2 7-5c2-4 3-8 3-9s-1-1-1-1c-2 0-2 0-3 2-1 6-3 10-6 10-2 0-3-2-3-5 0-1 1-5 1-7 2-5 3-10 4-15zM27 28c0 1 0 2-2 3-2 5-6 7-11 7-2 0-7-1-7-9 0-4 2-14 5-19 3-4 7-7 11-7 3 0 6 3 8 8-2 6-3 12-4 17z"><text:p/></draw:path><draw:path draw:style-name="gr387" draw:text-style-name="P28" svg:width="0.03cm" svg:height="0.057cm" svg:x="1.185cm" svg:y="4.973cm" svg:viewBox="0 0 31 58" svg:d="M18 22c3 0 6 0 10 0 1 0 1 0 2-1 0 0 0-1 0-2s-1-1-2-1c-3 0-6 0-9 0 0-3 1-5 2-8 0-2 1-6 1-7s-1-3-3-3c-1 0-3 1-4 4 0 1 1-3-3 14-3 0-6 0-9 0-2 0-3 0-3 2s1 2 2 2c3 0 6 0 9 0-1 7-3 14-4 21-1 2-2 5-2 6 0 5 5 9 10 9 10 0 16-13 16-14 0-2-1-1-2-2-1 0-1 1-2 2-2 6-7 11-11 11-3 0-4-2-4-5 0-2 0-2 1-3 1-8 3-17 5-25z"><text:p/></draw:path><draw:path draw:style-name="gr388" draw:text-style-name="P28" svg:width="0.045cm" svg:height="0.04cm" svg:x="1.232cm" svg:y="4.989cm" svg:viewBox="0 0 46 41" svg:d="M38 11c0-2 0-5 0-6s0-3-2-3-4 1-4 4c-2-3-5-6-10-6-11 0-22 12-22 25 0 9 6 16 14 16 6 0 11-5 12-6 2 4 6 6 10 6 3 0 5-2 6-5 3-4 4-8 4-9s-1-1-2-1c-2 0-2 0-2 2-1 6-3 10-6 10-2 0-3-2-3-5 0-1 0-5 1-7 1-5 2-10 4-15zM27 28c-1 1-1 2-2 3-3 5-7 7-11 7-3 0-7-1-7-9 0-4 2-14 5-19 3-4 7-7 10-7 4 0 7 3 8 8-1 6-2 12-3 17z"><text:p/></draw:path><draw:path draw:style-name="gr389" draw:text-style-name="P28" svg:width="0.028cm" svg:height="0.126cm" svg:x="1.305cm" svg:y="4.915cm" svg:viewBox="0 0 29 127" svg:d="M27 0c-22 17-27 44-27 63 0 18 5 46 27 64 1 0 2 0 2-2 0 0-1-1-1-2-15-15-20-37-20-60 0-34 11-51 20-60l1-1c0-2-1-2-2-2z"><text:p/></draw:path><draw:path draw:style-name="gr390" draw:text-style-name="P28" svg:width="0.059cm" svg:height="0.056cm" svg:x="1.347cm" svg:y="4.954cm" svg:viewBox="0 0 60 57" svg:d="M23 43c-2 4-5 11-11 11 0 0-3 0-6-2 5-2 5-6 5-7 0-3-2-5-5-5-2 0-6 3-6 8 0 7 6 9 12 9 5 0 10-3 12-9 3 7 9 9 14 9 12 0 19-16 19-19 0-2-1-2-2-2s-1 1-2 3c-2 8-9 15-15 15-5 0-7-4-7-9 0-3 3-14 6-29 2-9 7-12 11-12 2 0 4 0 6 2-4 1-5 4-5 6 0 3 2 5 4 5 3 0 7-2 7-8 0-7-8-9-12-9-6 0-10 4-12 9-3-5-8-9-14-9-12 0-19 16-19 20 0 1 1 1 2 1s1 0 2-2c2-10 10-15 15-15 4 0 6 2 6 8 0 2-1 9-2 13-1 6-2 12-3 18z"><text:p/></draw:path><draw:path draw:style-name="gr391" draw:text-style-name="P28" svg:width="0.013cm" svg:height="0.038cm" svg:x="1.427cm" svg:y="4.996cm" svg:viewBox="0 0 14 39" svg:d="M11 13c0 7-2 15-9 23 0 1-1 1-1 2s1 1 2 1c2 0 11-10 11-25 0-8-3-14-8-14-4 0-6 4-6 8 0 3 2 7 6 7 3 0 3-2 5-2z"><text:p/></draw:path><draw:path draw:style-name="gr392" draw:text-style-name="P28" svg:width="0.056cm" svg:height="0.081cm" svg:x="1.457cm" svg:y="4.954cm" svg:viewBox="0 0 57 82" svg:d="M56 8c1-1 1-2 1-2 0-3-2-4-4-4-1 0-3 0-4 3-1 0-2 4-2 7-1 3-1 7-2 10s-4 19-5 21c-4 3-5 11-13 11s-8-9-8-11c0-6 3-15 6-24 1-5 2-6 2-8 0-6-5-11-11-11-11 0-16 18-16 20 0 1 1 1 2 1 2 0 2 0 2-2 3-10 7-15 12-15 2 0 3 1 3 4s-1 6-2 7c-5 16-6 21-6 26 0 2 0 8 4 13 4 3 8 3 11 3 5 0 9-1 12-6-1 8-2 13-7 19-3 4-8 8-13 8-1 0-6 0-9-4 6-1 6-7 6-7 0-4-3-5-4-5-3 0-6 3-6 9s5 11 13 11c11 0 24-10 28-26s7-32 10-48z"><text:p/></draw:path><draw:path draw:style-name="gr393" draw:text-style-name="P28" svg:width="0.028cm" svg:height="0.126cm" svg:x="1.528cm" svg:y="4.915cm" svg:viewBox="0 0 29 127" svg:d="M2 0c-1 0-2 0-2 2 0 0 0 1 1 2 10 9 20 27 20 59 0 27-7 47-19 59-2 3-2 3-2 3 0 1 0 2 1 2 2 0 13-9 20-25 5-10 8-24 8-39 0-17-5-45-27-63z"><text:p/></draw:path><draw:path draw:style-name="gr394" draw:text-style-name="P28" svg:width="0.021cm" svg:height="0.18cm" svg:x="1.623cm" svg:y="4.842cm" svg:viewBox="0 0 22 181" svg:d="M22 181c0-3 0-5 0-8-5 0-11 0-16 0 0-55 0-110 0-166 5 0 11 0 16 0 0-2 0-4 0-7-8 0-15 0-22 0 0 60 0 120 0 181 7 0 14 0 22 0z"><text:p/></draw:path><draw:path draw:style-name="gr395" draw:text-style-name="P28" svg:width="0.096cm" svg:height="0.007cm" svg:x="1.662cm" svg:y="4.929cm" svg:viewBox="0 0 97 8" svg:d="M91 8c3 0 6 0 6-4s-3-4-6-4c-28 0-57 0-86 0-2 0-5 0-5 4s3 4 5 4c29 0 58 0 86 0z"><text:p/></draw:path><draw:path draw:style-name="gr396" draw:text-style-name="P28" svg:width="0.034cm" svg:height="0.125cm" svg:x="1.804cm" svg:y="4.852cm" svg:viewBox="0 0 35 126" svg:d="M23 0c-8 1-15 2-23 2 0 2 0 4 0 6 11 0 12 1 12 10 0 31 0 63 0 94 0 8-2 8-12 8 0 2 0 4 0 6 5 0 14-1 18-1s11 1 17 1c0-2 0-4 0-6-11 0-12 0-12-8 0-37 0-74 0-112z"><text:p/></draw:path><draw:path draw:style-name="gr397" draw:text-style-name="P28" svg:width="0.069cm" svg:height="0.082cm" svg:x="1.847cm" svg:y="4.897cm" svg:viewBox="0 0 70 83" svg:d="M70 42c0-23-16-42-35-42-20 0-35 20-35 42 0 23 16 41 35 41s35-18 35-41zM35 78c-7 0-14-3-18-12-4-8-4-19-4-25 0-7 0-17 4-25s11-12 18-12 14 3 18 11 4 19 4 26c0 6 0 16-3 24-4 8-11 13-19 13z"><text:p/></draw:path><draw:path draw:style-name="gr398" draw:text-style-name="P28" svg:width="0.072cm" svg:height="0.118cm" svg:x="1.926cm" svg:y="4.896cm" svg:viewBox="0 0 73 119" svg:d="M31 51c-14 0-14-18-14-22 0-5 0-11 3-16 1-2 5-7 11-7 14 0 14 18 14 22 0 5 0 11-3 16-1 2-4 7-11 7zM13 58c0-1 0-5 2-9 7 6 13 6 16 6 15 0 26-12 26-26 0-7-3-14-7-18 6-6 11-7 15-7h1c-2 1-2 3-2 5 0 3 2 5 4 5s5-1 5-5c0-3-2-9-8-9-4 0-10 1-17 9-7-6-14-7-17-7-15 0-26 12-26 26 0 9 4 15 8 19-2 3-5 9-5 15s2 13 7 16c-10 3-15 11-15 18 0 13 16 23 35 23s35-9 35-23c0-6-2-16-10-21s-18-5-27-5c-4 0-11 0-12 0-5-1-8-6-8-12zM36 115c-17 0-27-9-27-19 0-8 5-15 13-15 3 0 6 0 9 0 14 0 31 0 31 15 0 10-11 19-26 19z"><text:p/></draw:path><draw:path draw:style-name="gr399" draw:text-style-name="P28" svg:width="0.082cm" svg:height="0.114cm" svg:x="2.024cm" svg:y="4.898cm" svg:viewBox="0 0 83 115" svg:d="M12 102c-1 6-2 8-8 8-3 0-4 0-4 3 0 1 0 2 2 2 4 0 9-1 13-1 5 0 11 1 16 1 1 0 3 0 3-4 0-1-2-1-4-1-8 0-8-2-8-3 0-2 7-32 8-36 2 5 6 11 14 11 19 0 39-26 39-53 0-17-9-29-22-29-7 0-15 7-20 13-2-9-8-13-14-13-8 0-11 7-12 10-3 6-5 17-5 18 0 2 1 2 2 2s2-1 2-4c3-13 6-22 12-22 3 0 5 2 5 8 0 4-1 7-1 10-6 26-12 53-18 80zM40 24c1-5 5-11 8-13 6-6 10-7 13-7 6 0 10 6 10 17s-5 32-8 38c-5 13-13 19-19 19-10 0-12-15-12-16s0-1 0-3c3-12 5-23 8-35z"><text:p/></draw:path><draw:path draw:style-name="gr400" draw:text-style-name="P28" svg:width="0.101cm" svg:height="0.056cm" svg:x="2.114cm" svg:y="4.949cm" svg:viewBox="0 0 102 57" svg:d="M43 45c-1 3-1 7-1 8 0 3 1 4 3 4s4-2 5-3c0-1 1-5 2-8 0-2 1-8 2-11s2-6 2-9c1-5 1-5 4-9 3-7 9-14 17-14 7 0 7 6 7 9 0 8-5 22-7 27-1 4-2 5-2 7 0 7 5 11 11 11 11 0 16-17 16-19s-1-2-2-2-2 1-2 2c-2 10-7 16-12 16-2 0-2-3-2-5 0-3 0-5 2-10s6-18 6-25c0-2 0-7-4-11-2-1-5-3-10-3-10 0-17 7-20 12-1-10-9-12-15-12-9 0-15 6-18 11-1-8-7-11-12-11s-8 4-9 7c-2 4-4 12-4 12 0 2 1 1 2 2 2 0 2 0 3-4 1-7 3-14 8-14 2 0 3 3 3 7 0 2-1 6-2 10 0 4-1 9-2 11-1 6-2 11-3 17-1 1-2 5-2 5 0 3 2 4 4 4s4-2 4-3c1-1 2-5 3-8 0-2 1-8 2-11 0-3 1-6 2-9 1-5 1-6 4-11s9-12 17-12c7 0 7 7 7 9 0 3-1 5-2 12-2 7-3 14-5 21z"><text:p/></draw:path><draw:path draw:style-name="gr401" draw:text-style-name="P28" svg:width="0.051cm" svg:height="0.056cm" svg:x="2.229cm" svg:y="4.949cm" svg:viewBox="0 0 52 57" svg:d="M52 22c0-14-9-22-20-22-16 0-32 18-32 34 0 13 8 23 20 23 16 0 32-17 32-35zM20 54c-5 0-11-5-11-15 0-5 2-17 7-25 5-7 11-11 16-11 6 0 11 5 11 15 0 3-1 15-6 24-4 7-11 12-17 12z"><text:p/></draw:path><draw:path draw:style-name="gr402" draw:text-style-name="P28" svg:width="0.056cm" svg:height="0.089cm" svg:x="2.291cm" svg:y="4.917cm" svg:viewBox="0 0 57 90" svg:d="M56 4c0 0 1-1 1-2 0 0-1-2-2-2-2 0-11 1-14 2-1 0-3 0-3 2s2 2 4 2c5 0 5 1 5 2s0 2 0 3c-3 10-5 19-7 29-2-4-6-8-12-8-14 0-28 18-28 36 0 13 7 22 17 22 6 0 11-5 16-10 1 8 8 10 11 10 4 0 7-4 9-8s3-11 3-12c0-2-1-2-1-2-2 0-2 1-3 4-1 6-3 14-8 14-2 0-3-3-3-6s0-4 0-6c5-23 11-47 15-70zM33 72c-1 4-3 6-6 9-1 1-5 5-10 5-4 0-8-4-8-12 0-7 3-21 5-26 6-10 11-12 14-12 8 0 10 9 10 11v1c-2 8-3 16-5 24z"><text:p/></draw:path><draw:path draw:style-name="gr403" draw:text-style-name="P28" svg:width="0.046cm" svg:height="0.056cm" svg:x="2.358cm" svg:y="4.949cm" svg:viewBox="0 0 47 57" svg:d="M17 27c3 0 12-1 18-3 8-3 10-9 10-13 0-7-6-11-14-11-13 0-31 11-31 33 0 13 7 24 20 24 18 0 27-13 27-14s0-2-1-2-1 0-2 1c-9 12-22 12-24 12-6 0-11-6-11-16 0-2 0-5 1-11 3 0 5 0 7 0zM11 23c5-18 17-20 20-20 5 0 9 3 9 8 0 12-19 12-23 12-2 0-4 0-6 0z"><text:p/></draw:path><draw:path draw:style-name="gr404" draw:text-style-name="P28" svg:width="0.024cm" svg:height="0.089cm" svg:x="2.418cm" svg:y="4.917cm" svg:viewBox="0 0 25 90" svg:d="M24 4c0 0 1-1 1-2 0 0-1-2-2-2-2 0-12 1-14 2-1 0-3 0-3 2s2 2 3 2c5 0 5 1 5 2s0 2 0 3c-5 21-9 42-14 63 0 1 0 2 0 3 0 8 6 13 11 13 3 0 7-1 9-8 3-4 4-11 4-12 0-2-1-2-1-2-2 0-2 1-3 4-1 6-3 14-8 14-3 0-4-4-4-6s1-4 1-6c5-23 10-47 15-70z"><text:p/></draw:path><draw:path draw:style-name="gr405" draw:text-style-name="P28" svg:width="0.036cm" svg:height="0.18cm" svg:x="2.475cm" svg:y="4.842cm" svg:viewBox="0 0 37 181" svg:d="M37 179c0 0 0-1-3-4-20-23-25-57-25-85 0-31 6-63 26-85 2-2 2-3 2-3 0-1-1-2-2-2s-16 12-25 35c-8 20-10 40-10 55s2 36 10 57c10 22 24 34 25 34s2-1 2-2z"><text:p/></draw:path><draw:path draw:style-name="gr406" draw:text-style-name="P28" svg:width="0.072cm" svg:height="0.116cm" svg:x="2.526cm" svg:y="4.898cm" svg:viewBox="0 0 73 117" svg:d="M73 11c0-2 0-3 0-4 0-3-2-5-4-5s-4 1-6 4c0 1-2 6-2 9-1 5-2 10-3 15-2 11-5 22-7 33-1 2-8 15-18 15-9 0-10-8-10-15 0-8 2-19 8-35 2-7 3-9 3-13 0-8-5-15-13-15-15 0-21 26-21 28s1 1 2 2c2 0 2-1 3-4 4-17 10-22 15-22 2 0 4 0 4 6 0 4-1 9-2 13-7 19-9 29-9 37 0 17 10 22 19 22 6 0 11-3 16-8-2 9-4 18-10 28-5 6-10 11-18 11-2 0-9 0-12-7 3 0 5 0 7-3 2-1 3-4 3-7 0-6-4-6-6-6-3 0-9 3-9 11 0 9 7 16 17 16 17 0 33-17 37-37 5-23 11-46 16-69z"><text:p/></draw:path><draw:path draw:style-name="gr407" draw:text-style-name="P28" svg:width="0.018cm" svg:height="0.053cm" svg:x="2.619cm" svg:y="4.959cm" svg:viewBox="0 0 19 54" svg:d="M19 19c0-12-5-19-10-19-6 0-9 5-9 10 0 4 3 9 9 9 1 0 3 0 5-2 0-1 0-1 1-1 0 2 0 0 0 3 0 13-6 24-10 30-2 2-2 2-2 3 0 2 0 2 1 2 2 0 15-14 15-35z"><text:p/></draw:path><draw:path draw:style-name="gr408" draw:text-style-name="P28" svg:width="0.078cm" svg:height="0.081cm" svg:x="2.68cm" svg:y="4.898cm" svg:viewBox="0 0 79 82" svg:d="M48 25c2-4 5-21 16-21 1 0 5 0 8 2-4 1-7 6-7 10 0 3 1 7 5 7s9-4 9-11c0-9-9-12-14-12-10 0-15 10-17 14-4-12-13-14-17-14-17 0-26 23-26 28 0 2 1 1 2 2 1 0 2-1 2-2 5-19 16-24 21-24 3 0 9 2 9 12 0 6-3 18-9 43-2 12-8 19-15 19-1 0-5 0-8-2 4-1 8-5 8-10s-4-6-6-6c-5 0-9 4-9 10 0 8 8 12 15 12 10 0 16-13 17-14 1 7 7 14 17 14 16 0 25-23 25-28 0-1-1-1-2-1s-2 0-2 1c-5 20-16 24-21 24-6 0-9-6-9-12 0-4 2-8 3-16 2-8 4-17 5-25z"><text:p/></draw:path><draw:path draw:style-name="gr409" draw:text-style-name="P28" svg:width="0.005cm" svg:height="0.18cm" svg:x="2.785cm" svg:y="4.842cm" svg:viewBox="0 0 6 181" svg:d="M6 6c0-3 0-6-3-6s-3 3-3 6c0 56 0 112 0 169 0 3 0 6 3 6s3-3 3-6c0-57 0-113 0-169z"><text:p/></draw:path><draw:path draw:style-name="gr410" draw:text-style-name="P28" svg:width="0.065cm" svg:height="0.128cm" svg:x="2.817cm" svg:y="4.85cm" svg:viewBox="0 0 66 129" svg:d="M66 37c0-12-3-37-19-37-23 0-47 51-47 92 0 17 5 37 19 37 23 0 47-52 47-92zM17 62c2-12 6-26 12-39 4-9 10-19 18-19 7 0 8 11 8 22 0 8-1 18-5 36-11 0-22 0-33 0zM49 67c-2 9-5 24-11 37-6 12-12 21-19 21-5 0-9-5-9-22 0-7 2-18 6-36 11 0 22 0 33 0z"><text:p/></draw:path><draw:path draw:style-name="gr411" draw:text-style-name="P28" svg:width="0.036cm" svg:height="0.18cm" svg:x="2.898cm" svg:y="4.842cm" svg:viewBox="0 0 37 181" svg:d="M37 90c0-14-2-35-10-56-10-22-24-34-25-34s-2 1-2 2c0 0 0 1 3 4 16 18 25 47 25 84 0 31-6 63-26 86-2 2-2 3-2 3 0 1 1 2 2 2s16-13 25-35c8-20 10-40 10-56z"><text:p/></draw:path><draw:path draw:style-name="gr412" draw:text-style-name="P28" svg:width="0.021cm" svg:height="0.18cm" svg:x="2.955cm" svg:y="4.842cm" svg:viewBox="0 0 22 181" svg:d="M22 0c-8 0-15 0-22 0 0 3 0 5 0 7 5 0 10 0 15 0 0 56 0 111 0 166-5 0-10 0-15 0 0 3 0 5 0 8 7 0 14 0 22 0 0-61 0-121 0-181z"><text:p/></draw:path><draw:path draw:style-name="gr413" draw:text-style-name="P28" svg:width="0.041cm" svg:height="0.216cm" svg:x="3.002cm" svg:y="4.824cm" svg:viewBox="0 0 42 217" svg:d="M42 108c0-25-4-62-25-92-2-3-12-16-15-16-1 0-2 0-2 2 0 1 0 1 1 2 8 9 18 23 24 52 4 17 5 35 5 52 0 19-1 37-5 55-6 25-16 39-24 50-1 1-1 1-1 2s1 2 2 2c2 0 11-11 13-14 16-22 27-54 27-95z"><text:p/></draw:path><draw:path draw:style-name="gr414" draw:text-style-name="P28" svg:width="0.105cm" svg:height="0.041cm" svg:x="0cm" svg:y="5.274cm" svg:viewBox="0 0 106 42" svg:d="M100 7c3 0 6 0 6-3 0-4-3-4-6-4-31 0-63 0-95 0-2 0-5 0-5 4 0 3 3 3 5 3 32 0 64 0 95 0zM100 42c3 0 6 0 6-3 0-4-3-4-6-4-31 0-63 0-95 0-2 0-5 0-5 4 0 3 3 3 5 3 32 0 64 0 95 0z"><text:p/></draw:path><draw:path draw:style-name="gr415" draw:text-style-name="P28" svg:width="0.07cm" svg:height="0.082cm" svg:x="0.28cm" svg:y="5.259cm" svg:viewBox="0 0 71 83" svg:d="M46 67c1 7 5 15 12 15 4 0 13-3 13-17 0-4 0-7 0-10-1 0-2 0-4 0 0 3 0 6 0 10 0 10-3 11-5 11-6 0-6-8-6-9 0-11 0-24 0-36 0-7 0-15-6-21-6-7-14-10-22-10-13 0-23 8-23 20 0 6 3 9 7 9s7-4 7-8c0-2-1-9-8-9 4-6 12-8 17-8 8 0 17 7 17 23 0 2 0 4 0 6-8 1-19 2-29 7-12 6-16 16-16 24 0 14 15 19 25 19 11 0 18-7 21-16zM45 38c0 6 0 11 0 18 0 17-12 23-19 23s-14-6-14-16c0-9 7-24 33-25z"><text:p/></draw:path><draw:path draw:style-name="gr416" draw:text-style-name="P28" svg:width="0.052cm" svg:height="0.079cm" svg:x="0.357cm" svg:y="5.26cm" svg:viewBox="0 0 53 80" svg:d="M22 20c0-7 0-13 0-20-8 1-15 2-22 2 0 2 0 4 0 6 11 0 12 1 12 10 0 15 0 32 0 48 0 8-2 8-12 8 0 2 0 4 0 6 6 0 14-1 18-1 6 0 14 0 20 1 0-2 0-4 0-6-1 0-2 0-3 0-12 0-12-2-12-8 0-9 0-19 0-28 0-18 6-34 19-34h1c-1 0-4 2-4 7s4 8 7 8 7-3 7-8c0-6-5-11-11-11-12 0-18 12-20 20z"><text:p/></draw:path><draw:path draw:style-name="gr417" draw:text-style-name="P28" svg:width="0.072cm" svg:height="0.118cm" svg:x="0.419cm" svg:y="5.258cm" svg:viewBox="0 0 73 119" svg:d="M31 51c-14 0-14-18-14-23 0-4 0-10 2-15 2-2 5-7 12-7 14 0 14 18 14 22 0 5 0 11-3 16-1 2-5 7-11 7zM13 58c0-1 0-5 2-9 6 6 13 6 16 6 15 0 25-12 25-27 0-6-2-13-6-17 6-6 11-7 14-7 1 0 2 0 2 0-2 1-3 3-3 5 0 3 3 5 5 5s5-1 5-5c0-3-2-9-8-9-4 0-11 1-17 8-7-5-14-6-17-6-15 0-26 12-26 26 0 9 4 15 8 19-3 3-5 9-5 15 0 5 2 13 6 16-9 3-14 11-14 18 0 13 16 23 35 23s35-9 35-23c0-6-2-16-10-21s-18-5-27-5c-4 0-11 0-12 0-5-1-8-6-8-12zM35 115c-16 0-27-9-27-19 0-8 6-15 13-15 3 0 7 0 10 0 13 0 31 0 31 15 0 10-11 19-27 19z"><text:p/></draw:path><draw:path draw:style-name="gr418" draw:text-style-name="P28" svg:width="0.123cm" svg:height="0.079cm" svg:x="0.528cm" svg:y="5.26cm" svg:viewBox="0 0 124 80" svg:d="M12 18c0 15 0 32 0 48 0 8-2 8-12 8 0 2 0 4 0 6 5 0 14-1 18-1s12 1 18 1c0-2 0-4 0-6-11 0-13 0-13-8 0-11 0-22 0-33 0-19 11-29 22-29 10 0 11 10 11 20 0 14 0 28 0 42 0 8-1 8-12 8 0 2 0 4 0 6 6 0 14-1 18-1s13 1 18 1c0-2 0-4 0-6-11 0-13 0-13-8 0-11 0-22 0-33 0-19 12-29 22-29s12 10 12 20c0 14 0 28 0 42 0 8-2 8-13 8 0 2 0 4 0 6 6 0 14-1 18-1s12 1 18 1c0-2 0-4 0-6-8 0-12 0-12-5 0-11 0-23 0-35 0-15 0-21-5-27-3-3-8-7-17-7-14 0-20 11-23 18-2-16-14-18-21-18-12 0-19 8-24 19 0-6 0-13 0-19-7 1-15 2-22 2 0 2 0 4 0 6 11 0 12 1 12 10z"><text:p/></draw:path><draw:path draw:style-name="gr419" draw:text-style-name="P28" svg:width="0.033cm" svg:height="0.12cm" svg:x="0.66cm" svg:y="5.219cm" svg:viewBox="0 0 34 121" svg:d="M23 41c-8 1-15 2-23 2 0 2 0 4 0 6 11 0 12 1 12 10 0 16 0 32 0 48 0 8-2 8-12 8 0 2 0 4 0 6 5 0 14-1 18-1 5 0 10 1 16 1 0-2 0-4 0-6-11 0-11-1-11-7 0-23 0-45 0-67zM23 10c0-6-4-10-8-10-5 0-8 5-8 10 0 4 3 9 8 9 4 0 8-4 8-9z"><text:p/></draw:path><draw:path draw:style-name="gr420" draw:text-style-name="P28" svg:width="0.079cm" svg:height="0.079cm" svg:x="0.704cm" svg:y="5.26cm" svg:viewBox="0 0 80 80" svg:d="M13 18c0 15 0 32 0 48 0 8-2 8-13 8 0 2 0 4 0 6 6 0 14-1 18-1s12 1 18 1c0-2 0-4 0-6-11 0-13 0-13-8 0-11 0-22 0-33 0-19 12-29 22-29s11 10 11 20c0 14 0 28 0 42 0 8-1 8-12 8 0 2 0 4 0 6 6 0 14-1 18-1s13 1 18 1c0-2 0-4 0-6-8 0-12 0-12-5 0-11 0-23 0-35 0-15 0-21-5-27-2-3-8-7-17-7-12 0-19 8-23 19 0-6 0-13 0-19-8 1-15 2-23 2 0 2 0 4 0 6 11 0 13 1 13 10z"><text:p/></draw:path><draw:path draw:style-name="gr421" draw:text-style-name="P28" svg:width="0.049cm" svg:height="0.09cm" svg:x="0.63cm" svg:y="5.369cm" svg:viewBox="0 0 50 91" svg:d="M50 28c0-14-4-28-16-28-16 0-34 34-34 63 0 15 5 28 15 28 17 0 35-35 35-63zM13 43c5-27 15-39 21-39 8 0 8 14 8 16 0 5-1 12-4 23-8 0-17 0-25 0zM38 48c-4 13-6 20-10 27-3 6-8 12-13 12-6 0-6-10-6-16 0-9 1-18 3-23 8 0 17 0 26 0z"><text:p/></draw:path><draw:path draw:style-name="gr422" draw:text-style-name="P28" svg:width="0.041cm" svg:height="0.216cm" svg:x="0.838cm" svg:y="5.186cm" svg:viewBox="0 0 42 217" svg:d="M42 215l-1-1c-8-9-18-24-25-53-3-17-5-35-5-52 0-48 10-81 29-104 2-2 2-2 2-3 0-2-2-2-2-2-3 0-12 11-13 14-17 22-27 54-27 95 0 25 4 61 25 92 2 2 12 16 15 16 0 0 2 0 2-2z"><text:p/></draw:path><draw:path draw:style-name="gr423" draw:text-style-name="P28" svg:width="0.098cm" svg:height="0.123cm" svg:x="0.889cm" svg:y="5.216cm" svg:viewBox="0 0 99 124" svg:d="M39 63c4 0 12 0 17 4 8 6 8 15 8 16 0 3 0 6 3 6s3-3 3-6c0-17 0-33 0-50 0-2 0-5-3-5s-3 2-3 4c-1 24-17 25-25 25 0-13 0-26 0-38s3-12 7-12c2 0 5 0 7 0 22 0 32 12 33 24 0 2 1 5 3 5 3 0 3-3 3-6 0-8 0-16 0-24 0-5 0-6-5-6-27 0-54 0-82 0-3 0-5 0-5 4 0 3 3 3 4 3 9 0 10 1 10 10 0 30 0 60 0 91 0 8 0 10-9 10-2 0-5 0-5 3s2 3 5 3c28 0 56 0 84 0 4 0 5 0 5-3 1 0 5-30 5-31s-1-3-3-3-2 2-2 3c-1 4-3 12-14 20-9 5-17 8-26 8-2 0-6 0-8 0-4 0-7 0-7-12 0-14 0-29 0-43zM86 7c0 3 0 5 0 8-2-3-6-6-9-8 3 0 6 0 9 0zM55 60c3-2 6-4 9-8 0 5 0 10 0 15-3-5-8-7-9-7zM19 16c0-2 0-6-1-9 5 0 11 0 17 0-2 4-2 9-2 12 0 29 0 58 0 87 0 7 1 10 2 12-6 0-12 0-17 0 1-3 1-8 1-10 0-30 0-61 0-92zM79 118v-1c5-2 9-6 12-9 0 1-1 8-2 10-3 0-7 0-10 0z"><text:p/></draw:path><draw:path draw:style-name="gr424" draw:text-style-name="P28" svg:width="0.061cm" svg:height="0.079cm" svg:x="0.992cm" svg:y="5.317cm" svg:viewBox="0 0 62 80" svg:d="M9 72c-1 3-2 4-6 4-2 0-3 0-3 3 0 1 1 1 1 1 4 0 7 0 10 0 4 0 8 0 12 0 1 0 2 0 2-2s-2-2-3-2c-3 0-5 0-5-1s1-4 1-7c1-6 3-13 4-18 1 2 5 7 11 7 14 0 29-17 29-36 0-15-9-21-17-21-7 0-12 5-16 9-1-7-8-9-11-9-4 0-7 4-9 7-2 4-4 12-4 13s2 1 2 1c2 0 2 0 2-3 2-8 5-14 9-14 3 0 3 2 3 6 0 1 0 3 0 3-4 20-8 39-12 59zM29 15c7-9 13-11 16-11 4 0 8 3 8 12 0 5-2 18-6 25-2 6-8 13-14 13-8 0-10-10-10-11s1-2 1-2c2-9 4-17 5-26z"><text:p/></draw:path><draw:path draw:style-name="gr425" draw:text-style-name="P28" svg:width="0.045cm" svg:height="0.063cm" svg:x="1.066cm" svg:y="5.329cm" svg:viewBox="0 0 46 64" svg:d="M44 4c1-2 1-2 1-2 0-2-2-2-3-2-3 1-6 1-9 1-2 0-2 0-2 1-1 0-1 1-1 2s1 1 3 1c0 0 1 0 2 0 2 0 2 1 2 1 0 1-1 4-1 5-2 6-3 12-4 17-1-2-4-5-9-5-12 0-23 12-23 25 0 9 6 16 14 16 7 0 12-5 13-6 1 4 6 6 9 6s6-2 7-5c2-4 3-9 3-9 0-2-1-1-1-2-2 0-2 1-3 2-1 7-3 11-6 11-2 0-3-2-3-5 0-1 0-2 0-3 4-16 8-33 11-49zM27 51c0 1 0 2-2 3-2 4-6 7-11 7-2 0-7-2-7-10 0-4 2-13 5-18s7-7 11-7c3 0 6 2 8 7-2 6-3 12-4 18z"><text:p/></draw:path><draw:path draw:style-name="gr426" draw:text-style-name="P28" svg:width="0.045cm" svg:height="0.04cm" svg:x="1.125cm" svg:y="5.352cm" svg:viewBox="0 0 46 41" svg:d="M38 11c0-2 1-5 1-6s-1-3-3-3c-1 0-3 1-4 4-1-3-4-6-9-6-12 0-23 12-23 25 0 9 6 16 14 16 7 0 12-5 13-6 1 4 6 6 9 6s5-2 7-5c2-4 3-8 3-9s-1-1-1-1c-2 0-2 0-3 2-1 6-3 10-6 10-2 0-3-2-3-5 0-1 1-5 1-7 2-5 3-10 4-15zM27 28c0 1 0 2-2 3-2 4-6 7-11 7-2 0-7-1-7-9 0-4 2-14 5-19 3-4 7-7 11-7 3 0 6 3 8 8-2 5-3 12-4 17z"><text:p/></draw:path><draw:path draw:style-name="gr427" draw:text-style-name="P28" svg:width="0.03cm" svg:height="0.057cm" svg:x="1.185cm" svg:y="5.335cm" svg:viewBox="0 0 31 58" svg:d="M18 22c3 0 6 0 10 0 1 0 1 0 2-1 0 0 0-1 0-2s-1-1-2-1c-3 0-6 0-9 0 0-3 1-5 2-8 0-2 1-6 1-7s-1-3-3-3c-1 0-3 1-4 4 0 1 1-3-3 14-3 0-6 0-9 0-2 0-3 0-3 2s1 2 2 2c3 0 6 0 9 0-1 7-3 14-4 21-1 2-2 5-2 6 0 5 5 9 10 9 10 0 16-13 16-14 0-2-1-1-2-2-1 0-1 1-2 2-2 6-7 11-11 11-3 0-4-2-4-5 0-2 0-2 1-3 1-8 3-17 5-25z"><text:p/></draw:path><draw:path draw:style-name="gr428" draw:text-style-name="P28" svg:width="0.045cm" svg:height="0.04cm" svg:x="1.232cm" svg:y="5.352cm" svg:viewBox="0 0 46 41" svg:d="M38 11c0-2 0-5 0-6s0-3-2-3-4 1-4 4c-2-3-5-6-10-6-11 0-22 12-22 25 0 9 6 16 14 16 6 0 11-5 12-6 2 4 6 6 10 6 3 0 5-2 6-5 3-4 4-8 4-9s-1-1-2-1c-2 0-2 0-2 2-1 6-3 10-6 10-2 0-3-2-3-5 0-1 0-5 1-7 1-5 2-10 4-15zM27 28c-1 1-1 2-2 3-3 4-7 7-11 7-3 0-7-1-7-9 0-4 2-14 5-19 3-4 7-7 10-7 4 0 7 3 8 8-1 5-2 12-3 17z"><text:p/></draw:path><draw:path draw:style-name="gr429" draw:text-style-name="P28" svg:width="0.028cm" svg:height="0.126cm" svg:x="1.305cm" svg:y="5.278cm" svg:viewBox="0 0 29 127" svg:d="M27 0c-22 17-27 44-27 63 0 18 5 46 27 64 1 0 2 0 2-2 0-1-1-1-1-2-15-15-20-37-20-60 0-34 11-51 20-60l1-1c0-2-1-2-2-2z"><text:p/></draw:path><draw:path draw:style-name="gr430" draw:text-style-name="P28" svg:width="0.059cm" svg:height="0.056cm" svg:x="1.347cm" svg:y="5.317cm" svg:viewBox="0 0 60 57" svg:d="M23 43c-2 4-5 11-11 11 0 0-3 0-6-2 5-2 5-6 5-7 0-3-2-5-5-5-2 0-6 3-6 8 0 6 6 9 12 9 5 0 10-3 12-9 3 7 9 9 14 9 12 0 19-16 19-19 0-2-1-2-2-2s-1 1-2 2c-2 9-9 16-15 16-5 0-7-4-7-9 0-3 3-15 6-29 2-9 7-12 11-12 2 0 4 0 6 1-4 2-5 5-5 7 0 3 2 5 4 5 3 0 7-3 7-8 0-7-8-9-12-9-6 0-10 4-12 9-3-5-8-9-14-9-12 0-19 15-19 20 0 1 1 1 2 1s1 0 2-2c2-10 10-15 15-15 4 0 6 2 6 8 0 2-1 9-2 13-1 6-2 12-3 18z"><text:p/></draw:path><draw:path draw:style-name="gr431" draw:text-style-name="P28" svg:width="0.013cm" svg:height="0.038cm" svg:x="1.427cm" svg:y="5.358cm" svg:viewBox="0 0 14 39" svg:d="M11 13c0 7-2 15-9 23 0 1-1 1-1 2 0 0 1 1 2 1 2 0 11-10 11-25 0-8-3-14-8-14-4 0-6 4-6 7 0 4 2 8 6 8 3 0 3-2 5-2z"><text:p/></draw:path><draw:path draw:style-name="gr432" draw:text-style-name="P28" svg:width="0.056cm" svg:height="0.081cm" svg:x="1.457cm" svg:y="5.317cm" svg:viewBox="0 0 57 82" svg:d="M56 8c1-2 1-2 1-3 0-2-2-3-4-3-1 0-3 0-4 2-1 1-2 5-2 8-1 3-1 7-2 10s-4 19-5 21c-4 3-5 11-13 11s-8-9-8-11c0-7 3-15 6-24 1-5 2-6 2-8 0-6-5-11-11-11-11 0-16 18-16 20 0 1 1 1 2 1 2 0 2 0 2-2 3-10 7-15 12-15 2 0 3 1 3 4s-1 6-2 7c-5 16-6 21-6 26 0 2 0 8 4 12s8 4 11 4c5 0 9-2 12-6-1 8-2 13-7 19-3 4-8 8-13 8-1 0-6 0-9-4 6-1 4-5 6-7 0-4-3-5-4-5-3 0-6 3-6 9s5 11 13 11c11 0 24-10 28-26s7-32 10-48z"><text:p/></draw:path><draw:path draw:style-name="gr433" draw:text-style-name="P28" svg:width="0.028cm" svg:height="0.126cm" svg:x="1.528cm" svg:y="5.278cm" svg:viewBox="0 0 29 127" svg:d="M2 0c-1 0-2 0-2 2 0 0 0 1 1 2 10 9 20 26 20 59 0 27-7 47-19 59-2 2-2 3-2 3 0 1 0 2 1 2 2 0 13-9 20-25 5-10 8-24 8-39 0-18-5-45-27-63z"><text:p/></draw:path><draw:path draw:style-name="gr434" draw:text-style-name="P28" svg:width="0.029cm" svg:height="0.216cm" svg:x="1.636cm" svg:y="5.186cm" svg:viewBox="0 0 30 217" svg:d="M0 217c10 0 20 0 30 0 0-2 0-4 0-7-8 0-16 0-24 0 0-67 0-135 0-203 8 0 16 0 24 0 0-2 0-4 0-7-10 0-20 0-30 0 0 73 0 145 0 217z"><text:p/></draw:path><draw:path draw:style-name="gr435" draw:text-style-name="P28" svg:width="0.096cm" svg:height="0.006cm" svg:x="1.683cm" svg:y="5.291cm" svg:viewBox="0 0 97 7" svg:d="M92 7c2 0 5 0 5-3 0-4-3-4-5-4-29 0-58 0-86 0-3 0-6 0-6 4 0 3 3 3 6 3 28 0 57 0 86 0z"><text:p/></draw:path><draw:path draw:style-name="gr436" draw:text-style-name="P28" svg:width="0.034cm" svg:height="0.125cm" svg:x="1.826cm" svg:y="5.214cm" svg:viewBox="0 0 35 126" svg:d="M23 0c-8 1-15 2-23 2 0 2 0 4 0 6 11 0 12 1 12 10 0 31 0 62 0 94 0 8-2 8-12 8 0 2 0 4 0 6 5 0 14-1 18-1s11 1 17 1c0-2 0-4 0-6-11 0-12 0-12-8 0-37 0-75 0-112z"><text:p/></draw:path><draw:path draw:style-name="gr437" draw:text-style-name="P28" svg:width="0.069cm" svg:height="0.082cm" svg:x="1.869cm" svg:y="5.259cm" svg:viewBox="0 0 70 83" svg:d="M70 42c0-23-16-42-35-42-20 0-35 20-35 42 0 23 16 41 35 41s35-18 35-41zM35 78c-7 0-14-3-18-12-4-8-4-19-4-25 0-8 0-17 4-25s11-12 18-12 14 4 18 11c4 8 4 19 4 26 0 6 0 16-4 24-3 8-10 13-18 13z"><text:p/></draw:path><draw:path draw:style-name="gr438" draw:text-style-name="P28" svg:width="0.072cm" svg:height="0.118cm" svg:x="1.948cm" svg:y="5.258cm" svg:viewBox="0 0 73 119" svg:d="M31 51c-14 0-14-18-14-23 0-4 0-10 3-15 1-2 4-7 11-7 14 0 14 18 14 22 0 5 0 11-3 16-1 2-4 7-11 7zM13 58c0-1 0-5 2-9 6 6 13 6 16 6 15 0 25-12 25-27 0-6-2-13-6-17 6-6 11-7 15-7h1c-2 1-2 3-2 5 0 3 2 5 4 5s5-1 5-5c0-3-2-9-8-9-4 0-11 1-17 8-7-5-14-6-17-6-15 0-26 12-26 26 0 9 4 15 8 19-3 3-5 9-5 15 0 5 2 13 7 16-10 3-15 11-15 18 0 13 16 23 35 23s35-9 35-23c0-6-2-16-10-21s-18-5-27-5c-4 0-11 0-12 0-5-1-8-6-8-12zM35 115c-16 0-26-9-26-19 0-8 5-15 12-15 3 0 7 0 10 0 13 0 31 0 31 15 0 10-11 19-27 19z"><text:p/></draw:path><draw:path draw:style-name="gr439" draw:text-style-name="P28" svg:width="0.082cm" svg:height="0.114cm" svg:x="2.046cm" svg:y="5.26cm" svg:viewBox="0 0 83 115" svg:d="M12 102c-1 6-1 7-8 7-2 0-4 0-4 4 0 1 1 2 2 2 4 0 9-1 13-1 6 0 11 1 16 1 1 0 3 0 3-4 0-2-1-2-4-2-7 0-7-1-7-2 0-2 6-32 7-36 2 5 7 11 15 11 18 0 38-26 38-53 0-17-9-29-21-29-8 0-15 6-21 13-1-9-8-13-14-13-8 0-10 7-12 10-3 6-5 17-5 18s2 1 2 1c2 0 2 0 3-4 3-13 6-21 11-21 3 0 5 1 5 8 0 4 0 7-1 10-6 26-12 53-18 80zM40 24c2-5 6-11 9-13 5-6 10-7 12-7 7 0 11 6 11 17 0 10-6 32-8 38-6 13-13 19-19 19-11 0-13-15-13-16s0-1 1-3c2-12 5-23 7-35z"><text:p/></draw:path><draw:path draw:style-name="gr440" draw:text-style-name="P28" svg:width="0.101cm" svg:height="0.056cm" svg:x="2.137cm" svg:y="5.317cm" svg:viewBox="0 0 102 57" svg:d="M43 46c-1 2-1 7-1 7 0 3 1 4 3 4s4-1 5-2c1-2 1-6 2-9 0-2 1-8 2-11s2-6 2-8c1-6 1-6 3-10 4-6 10-13 18-13 7 0 7 5 7 8 0 8-5 22-7 28-1 3-2 4-2 6 0 7 5 11 11 11 11 0 16-17 16-19s-1-2-2-2c-2 0-2 1-2 2-2 10-7 16-12 16-2 0-2-2-2-5s0-4 2-10c2-4 6-17 6-25 0-2 0-7-4-10-2-2-5-4-10-4-10 0-17 8-20 13-1-11-9-13-15-13-9 0-15 7-18 11-1-8-8-11-12-11-5 0-8 4-9 7-3 4-4 12-4 13s1 1 2 1c2 0 2 0 3-3 1-8 3-14 8-14 2 0 3 2 3 6 0 2-1 6-2 10 0 4-1 9-2 12-2 5-3 11-4 16 0 1-1 5-1 5 0 3 2 4 4 4s4-1 4-2c1-2 2-6 2-9 1-2 2-8 3-11 0-3 1-6 2-8 1-5 1-6 4-12 3-5 9-11 17-11 6 0 7 6 7 8 0 3-1 6-2 12-2 7-3 15-5 22z"><text:p/></draw:path><draw:path draw:style-name="gr441" draw:text-style-name="P28" svg:width="0.051cm" svg:height="0.056cm" svg:x="2.251cm" svg:y="5.317cm" svg:viewBox="0 0 52 57" svg:d="M52 22c0-14-9-22-20-22-16 0-32 18-32 35 0 13 8 22 20 22 16 0 32-16 32-35zM20 54c-5 0-11-5-11-14 0-6 2-18 7-25 4-8 11-11 16-11 6 0 11 4 11 14 0 3-1 15-6 24-4 7-11 12-17 12z"><text:p/></draw:path><draw:path draw:style-name="gr442" draw:text-style-name="P28" svg:width="0.056cm" svg:height="0.088cm" svg:x="2.314cm" svg:y="5.285cm" svg:viewBox="0 0 57 89" svg:d="M56 4c0-1 1-2 1-2 0-1-1-2-2-2-2 0-11 1-14 1-1 1-3 1-3 3s2 2 4 2c5 0 5 1 5 2s0 1-1 3c-2 10-4 19-6 29-2-4-6-8-12-8-14 0-28 18-28 36 0 12 7 21 17 21 6 0 11-4 16-9 1 8 8 9 11 9 4 0 7-3 8-7 3-5 4-12 4-13s-1-1-1-1c-2 0-2 0-3 4-1 6-3 13-8 13-3 0-3-2-3-6 0-2 0-3 0-5 5-24 11-47 15-70zM33 72c-1 4-4 6-6 8-1 1-5 5-10 5-4 0-8-3-8-12 0-7 3-20 5-26 6-9 11-11 14-11 8 0 10 9 10 10s0 2 0 2c-2 8-3 16-5 24z"><text:p/></draw:path><draw:path draw:style-name="gr443" draw:text-style-name="P28" svg:width="0.047cm" svg:height="0.056cm" svg:x="2.38cm" svg:y="5.317cm" svg:viewBox="0 0 48 57" svg:d="M18 27c3 0 11 0 18-3 8-3 9-9 9-13 0-7-6-11-13-11-14 0-32 12-32 33 0 13 7 24 20 24 19 0 28-12 28-14 0-1-1-2-2-2s-1 0-2 1c-9 12-21 12-24 12-6 0-11-6-11-16 0-1 0-4 1-11 3 0 5 0 8 0zM11 24c5-19 17-20 21-20 5 0 9 2 9 7 0 13-19 13-24 13-2 0-4 0-6 0z"><text:p/></draw:path><draw:path draw:style-name="gr444" draw:text-style-name="P28" svg:width="0.024cm" svg:height="0.088cm" svg:x="2.44cm" svg:y="5.285cm" svg:viewBox="0 0 25 89" svg:d="M25 4c0-1 0-2 0-2 0-1 0-2-2-2s-11 1-14 1c-1 1-2 1-2 3s1 2 2 2c6 0 6 1 6 2s-1 1-1 3c-4 20-9 42-14 62 0 2 0 3 0 4 0 8 6 12 12 12 2 0 6-1 9-7 2-4 4-12 4-13s-2-1-2-1c-2 0-2 1-2 3-2 6-4 14-9 14-3 0-3-3-3-6 0-1 0-3 0-5 5-24 10-47 16-70z"><text:p/></draw:path><draw:path draw:style-name="gr445" draw:text-style-name="P28" svg:width="0.028cm" svg:height="0.126cm" svg:x="2.487cm" svg:y="5.278cm" svg:viewBox="0 0 29 127" svg:d="M27 0c-22 17-27 44-27 63 0 18 5 46 27 64 1 0 2 0 2-2 0-1-1-1-1-2-15-15-20-37-20-60 0-34 11-51 20-60l1-1c0-2-1-2-2-2z"><text:p/></draw:path><draw:path draw:style-name="gr446" draw:text-style-name="P28" svg:width="0.049cm" svg:height="0.09cm" svg:x="2.531cm" svg:y="5.283cm" svg:viewBox="0 0 50 91" svg:d="M50 28c0-14-5-28-16-28-16 0-34 34-34 63 0 15 5 28 15 28 17 0 35-35 35-63zM13 43c5-27 15-39 21-39 8 0 8 14 8 16 0 5-1 12-4 23-9 0-17 0-25 0zM37 48c-3 13-5 20-9 27-3 6-8 12-13 12-6 0-7-10-7-16 0-9 2-18 3-23 9 0 17 0 26 0z"><text:p/></draw:path><draw:path draw:style-name="gr447" draw:text-style-name="P28" svg:width="0.028cm" svg:height="0.126cm" svg:x="2.595cm" svg:y="5.278cm" svg:viewBox="0 0 29 127" svg:d="M2 0c-1 0-2 0-2 2 0 0 0 1 1 2 10 9 20 26 20 59 0 27-7 47-19 59-2 2-2 3-2 3 0 1 0 2 1 2 2 0 13-9 20-25 5-10 8-24 8-39 0-18-5-45-27-63z"><text:p/></draw:path><draw:path draw:style-name="gr448" draw:text-style-name="P28" svg:width="0.036cm" svg:height="0.18cm" svg:x="2.661cm" svg:y="5.205cm" svg:viewBox="0 0 37 181" svg:d="M37 179c0-1 0-1-3-4-20-23-25-57-25-85 0-31 6-63 26-85 2-2 2-3 2-3 0-1-1-2-2-2-2 0-16 12-25 35-8 20-10 40-10 55s2 36 10 57c10 22 23 34 25 34 1 0 2-1 2-2z"><text:p/></draw:path><draw:path draw:style-name="gr449" draw:text-style-name="P28" svg:width="0.072cm" svg:height="0.116cm" svg:x="2.711cm" svg:y="5.26cm" svg:viewBox="0 0 73 117" svg:d="M73 11c0-3 0-3 0-4 0-3-2-5-4-5s-4 1-6 4c0 1-2 6-2 9-1 5-2 10-3 15-2 11-5 21-7 32-1 3-8 16-18 16-9 0-10-8-10-15 0-8 2-19 8-35 2-7 3-9 3-13 0-8-5-15-13-15-15 0-21 26-21 28 0 1 1 1 2 1 2 0 2 0 3-3 4-17 10-22 15-22 2 0 4 0 4 6 0 4-1 9-2 12-7 20-9 30-9 38 0 16 10 22 19 22 6 0 11-3 16-8-2 9-4 18-10 27-5 7-10 12-18 12-2 0-9-1-12-7 3 0 5 0 7-3 2-2 3-4 3-7 0-6-4-6-6-6-3 0-9 2-9 11s7 16 17 16c17 0 33-17 37-37 5-23 11-46 16-69z"><text:p/></draw:path><draw:path draw:style-name="gr450" draw:text-style-name="P28" svg:width="0.018cm" svg:height="0.053cm" svg:x="2.804cm" svg:y="5.321cm" svg:viewBox="0 0 19 54" svg:d="M19 19c0-12-5-19-10-19-6 0-9 5-9 10 0 4 3 9 9 9 1 0 3 0 5-2 0-1 0-1 1-1 0 2 0 0 0 3 0 13-6 24-11 30-1 2-1 2-1 3 0 2 0 2 1 2 2 0 15-14 15-35z"><text:p/></draw:path><draw:path draw:style-name="gr451" draw:text-style-name="P28" svg:width="0.078cm" svg:height="0.081cm" svg:x="2.865cm" svg:y="5.26cm" svg:viewBox="0 0 79 82" svg:d="M48 25c1-4 5-21 16-21 1 0 5 0 8 2-4 1-7 6-7 10 0 3 1 6 5 6s9-3 9-10c0-9-9-12-15-12-9 0-14 9-16 14-4-12-13-14-17-14-17 0-26 23-26 28 0 1 1 1 2 1s2 0 2-1c5-20 16-24 21-24 3 0 9 2 9 12 0 6-3 18-9 43-2 12-8 19-15 19-1 0-5 0-8-2 4-1 7-5 7-10s-3-7-5-7c-5 0-9 5-9 11 0 8 8 12 15 12 10 0 16-13 17-14 1 7 7 14 17 14 16 0 25-23 25-28 0-2-1-2-2-2s-2 1-2 2c-5 20-16 24-21 24-6 0-9-6-9-12 0-4 1-8 3-16s4-17 5-25z"><text:p/></draw:path><draw:path draw:style-name="gr452" draw:text-style-name="P28" svg:width="0.036cm" svg:height="0.18cm" svg:x="2.961cm" svg:y="5.205cm" svg:viewBox="0 0 37 181" svg:d="M37 90c0-14-2-36-11-56-9-23-23-34-25-34-1 0-1 1-1 2 0 0 0 1 3 4 16 18 25 47 25 84 0 31-6 63-26 86-2 2-2 2-2 3s0 2 1 2c2 0 16-13 26-36 8-19 10-39 10-55z"><text:p/></draw:path><draw:path draw:style-name="gr453" draw:text-style-name="P28" svg:width="0.03cm" svg:height="0.216cm" svg:x="3.017cm" svg:y="5.186cm" svg:viewBox="0 0 31 217" svg:d="M31 217c0-72 0-144 0-217-11 0-21 0-31 0 0 3 0 5 0 7 8 0 16 0 24 0 0 68 0 136 0 203-8 0-16 0-24 0 0 3 0 5 0 7 10 0 20 0 31 0z"><text:p/></draw:path><draw:path draw:style-name="gr454" draw:text-style-name="P28" svg:width="0.041cm" svg:height="0.216cm" svg:x="3.086cm" svg:y="5.186cm" svg:viewBox="0 0 42 217" svg:d="M42 109c0-26-4-62-25-93-2-2-12-16-15-16-1 0-2 1-2 2s0 1 1 2c8 9 18 24 25 53 3 16 5 35 5 52 0 18-2 36-6 54-6 25-16 40-24 50-1 2-1 2-1 2 0 2 1 2 2 2 3 0 11-11 13-14 16-21 27-54 27-94z"><text:p/></draw:path></draw:g></text:p></draw:text-box></draw:frame><text:span text:style-name="T40">C</text:span><text:span text:style-name="T41">ross Entropy </text:span><text:span text:style-name="T42">Loss</text:span><text:span text:style-name="T31">: The cross-entropy is useful when we don’t know the actual probability distribution p that generated some data. </text:span></text:p><text:p text:style-name="P26"><text:span text:style-name="T77"><draw:g text:anchor-type="as-char" svg:y="-0.139cm" draw:z-index="59" draw:style-name="gr1"><svg:title>TexMaths</svg:title><svg:desc>6§latex§        H(T,q) = - \sum^N_{i=1} \frac 1 N \ln q(x_i)    §svg§600§TRUE§</svg:desc><draw:path draw:style-name="gr14" draw:text-style-name="P28" svg:width="0.143cm" svg:height="0.143cm" svg:x="0cm" svg:y="0.063cm" svg:viewBox="0 0 144 144" svg:d="M122 16c0-8 0-10 17-10 1 0 3 0 5 0 0-2 0-4 0-6-7 1-23 1-31 1-9 0-24 0-31-1 0 2 0 4 0 6 1 0 3 0 5 0 16 0 16 2 16 10 0 16 0 33 0 49-21 0-42 0-63 0 0-16 0-33 0-49 0-8 1-10 17-10 2 0 3 0 5 0 0-2 0-4 0-6-7 1-23 1-31 1s-24 0-31-1c0 2 0 4 0 6 2 0 3 0 5 0 16 0 17 2 17 10 0 37 0 74 0 111 0 8-1 10-17 10-2 0-3 0-5 0 0 2 0 4 0 7 7-1 22-1 31-1 7 0 24 0 31 1 0-3 0-5 0-7-2 0-3 0-5 0-16 0-17-2-17-10 0-18 0-37 0-55 21 0 42 0 63 0 0 18 0 37 0 55 0 8 0 10-16 10-2 0-4 0-5 0 0 2 0 4 0 7 7-1 22-1 31-1 8 0 24 0 31 1 0-3 0-5 0-7-2 0-4 0-5 0-17 0-17-2-17-10 0-37 0-74 0-111z"><text:p/></draw:path><draw:path draw:style-name="gr15" draw:text-style-name="P28" svg:width="0.048cm" svg:height="0.209cm" svg:x="0.172cm" svg:y="0.049cm" svg:viewBox="0 0 49 210" svg:d="M49 208c0-1 0-1-4-5-26-26-33-65-33-98 0-37 8-73 34-99 3-3 3-3 3-4s-1-2-2-2c-3 0-22 14-34 41-11 23-13 47-13 64s2 42 14 66c12 25 30 39 33 39 1 0 2 0 2-2z"><text:p/></draw:path><draw:path draw:style-name="gr16" draw:text-style-name="P28" svg:width="0.136cm" svg:height="0.141cm" svg:x="0.24cm" svg:y="0.064cm" svg:viewBox="0 0 137 142" svg:d="M133 0c-43 0-86 0-129 0-1 16-3 32-4 47 2 0 4 0 5 0 3-34 6-40 38-40 4 0 10 0 12 0 4 1 4 3 4 8 0 37 0 73 0 111 0 7 0 10-22 10-3 0-5 0-8 0 0 2 0 4 0 6 8 0 30 0 39 0 10 0 32 0 41 0 0-2 0-4 0-6-3 0-6 0-9 0-22 0-22-3-22-10 0-38 0-74 0-111 0-4 0-7 4-8 2 0 7 0 12 0 31 0 34 6 37 40 2 0 4 0 6 0-1-15-3-31-4-47z"><text:p/></draw:path><draw:path draw:style-name="gr17" draw:text-style-name="P28" svg:width="0.024cm" svg:height="0.062cm" svg:x="0.403cm" svg:y="0.183cm" svg:viewBox="0 0 25 63" svg:d="M25 22c0-14-5-22-14-22-7 0-11 5-11 11 0 5 4 11 11 11 4 0 6-1 8-3h1c0 1 0 0 0 3 0 13-6 26-15 36-1 1-1 1-1 3 0 1 1 2 2 2 2 0 19-17 19-41z"><text:p/></draw:path><draw:path draw:style-name="gr18" draw:text-style-name="P28" svg:width="0.103cm" svg:height="0.133cm" svg:x="0.451cm" svg:y="0.113cm" svg:viewBox="0 0 104 134" svg:d="M73 81c0 12 0 24 0 37 0 9-3 9-17 9 0 2 0 5 0 7 8 0 18-1 24-1s17 1 24 1c0-2 0-5 0-7-15 0-16 0-16-9 0-40 0-79 0-118-2 0-3 0-5 0-3 7-6 13-8 19-3-6-11-19-29-19-24 0-46 20-46 48 0 26 20 48 45 48 14 0 23-9 28-15zM73 35c0 9 0 19 0 29 0 7-3 13-8 18-3 3-9 9-19 9-16 0-29-19-29-43 0-25 15-43 31-43 17 0 25 18 25 30z"><text:p/></draw:path><draw:path draw:style-name="gr19" draw:text-style-name="P28" svg:width="0.048cm" svg:height="0.209cm" svg:x="0.567cm" svg:y="0.049cm" svg:viewBox="0 0 49 210" svg:d="M49 105c0-16-2-41-14-65-12-26-31-40-33-40-1 0-2 1-2 2s0 1 4 5c21 21 33 54 33 98 0 36-8 73-34 99-3 3-3 3-3 4s1 2 2 2c2 0 21-14 34-41 11-22 13-46 13-64z"><text:p/></draw:path><draw:path draw:style-name="gr20" draw:text-style-name="P28" svg:width="0.139cm" svg:height="0.048cm" svg:x="0.719cm" svg:y="0.129cm" svg:viewBox="0 0 140 49" svg:d="M133 8c3 0 7 0 7-4s-4-4-7-4c-42 0-84 0-126 0-3 0-7 0-7 4s4 4 7 4c42 0 84 0 126 0zM133 49c3 0 7 0 7-4s-4-4-7-4c-42 0-84 0-126 0-3 0-7 0-7 4s4 4 7 4c42 0 84 0 126 0z"><text:p/></draw:path><draw:path draw:style-name="gr21" draw:text-style-name="P28" svg:width="0.055cm" svg:height="0.011cm" svg:x="0.944cm" svg:y="0.154cm" svg:viewBox="0 0 56 12" svg:d="M56 12c0-4 0-8 0-12-19 0-37 0-56 0 0 4 0 8 0 12 19 0 37 0 56 0z"><text:p/></draw:path><draw:path draw:style-name="gr22" draw:text-style-name="P28" svg:width="0.198cm" svg:height="0.209cm" svg:x="1.094cm" svg:y="0.049cm" svg:viewBox="0 0 199 210" svg:d="M77 112c-25 31-49 62-75 92-1 3-1 3-1 4 0 2 1 2 5 2 58 0 117 0 175 0 6-17 12-35 18-53-2 0-3 0-5 0-6 17-19 29-37 35-4 1-18 6-50 6-30 0-59 0-89 0 25-30 49-59 73-89 1-2 2-3 2-4s0 0-1-3c-23-31-46-62-69-94 28 0 56 0 84 0 24 0 72 2 87 41 2 0 3 0 5 0-6-16-12-33-18-49-58 0-117 0-175 0-5 0-6 0-6 7 26 35 52 70 77 105z"><text:p/></draw:path><draw:path draw:style-name="gr23" draw:text-style-name="P28" svg:width="0.13cm" svg:height="0.1cm" svg:x="1.315cm" svg:y="-0.001cm" svg:viewBox="0 0 131 101" svg:d="M113 16c1-5 3-10 15-11 1 0 3 0 3-3 0-1 0-2-2-2-5 0-10 1-15 1-4 0-13-1-16-1-1 0-3 0-3 4 0 1 2 1 3 1 8 0 10 3 10 6 0 2-1 2-1 4-5 22-10 43-16 64-12-26-25-51-38-77-1-2-1-2-4-2-7 0-14 0-21 0-2 0-4 0-4 4 0 1 1 1 5 1 3 0 6 0 9 1-7 26-13 52-20 79-1 6-4 10-15 11-1 0-3 0-3 3 0 1 1 2 2 2 5 0 11-1 15-1s12 1 16 1c1 0 3-1 3-3s-2-2-4-2c-9-1-9-5-9-6s0-2 1-5c6-25 13-50 19-75 14 30 28 59 43 89 1 2 2 2 3 2 2 0 2-1 3-3 7-28 14-55 21-82z"><text:p/></draw:path><draw:path draw:style-name="gr24" draw:text-style-name="P28" svg:width="0.044cm" svg:height="0.099cm" svg:x="1.311cm" svg:y="0.17cm" svg:viewBox="0 0 45 100" svg:d="M41 6c0-2-2-6-6-6s-8 4-8 8c0 3 2 6 6 6s8-4 8-8zM11 81c-1 2-1 4-1 6 0 7 6 13 13 13 15 0 22-21 22-23s-2-2-2-2c-3 0-3 1-3 2-3 13-10 19-16 19-3 0-4-3-4-6s2-6 3-9c1-4 3-8 5-12 1-4 6-17 7-19 0-1 0-3 0-4 0-8-6-13-13-13-15 0-22 20-22 22 0 3 2 1 2 3 3 0 3-2 3-3 4-12 11-18 16-18 2 0 4 1 4 5s-1 6-5 15c-3 8-6 16-9 24z"><text:p/></draw:path><draw:path draw:style-name="gr25" draw:text-style-name="P28" svg:width="0.108cm" svg:height="0.039cm" svg:x="1.374cm" svg:y="0.213cm" svg:viewBox="0 0 109 40" svg:d="M103 7c3 0 6 0 6-3 0-4-4-4-6-4-32 0-65 0-98 0-1 0-5 0-5 4 0 3 4 3 6 3 32 0 65 0 97 0zM103 40c2 0 6 0 6-4s-3-4-6-4c-32 0-65 0-97 0-2 0-6 0-6 4s4 4 5 4c33 0 66 0 98 0z"><text:p/></draw:path><draw:path draw:style-name="gr26" draw:text-style-name="P28" svg:width="0.052cm" svg:height="0.097cm" svg:x="1.51cm" svg:y="0.17cm" svg:viewBox="0 0 53 98" svg:d="M33 4c0-4 0-4-4-4-10 10-23 10-29 10 0 1 0 3 0 5 4 0 13 0 21-4 0 25 0 50 0 75 0 5 0 7-14 7-2 0-5 0-6 0 0 1 0 3 0 5 3 0 21-1 26-1s23 1 26 1c0-2 0-4 0-5-1 0-3 0-5 0-15 0-15-2-15-7 0-28 0-55 0-82z"><text:p/></draw:path><draw:path draw:style-name="gr27" draw:text-style-name="P28" svg:width="0.053cm" svg:height="0.097cm" svg:x="1.697cm" svg:y="0.026cm" svg:viewBox="0 0 54 98" svg:d="M34 4c0-4 0-4-5-4-9 10-22 10-29 10 0 1 0 3 0 5 4 0 14 0 22-4 0 25 0 50 0 75 0 5 0 7-15 7-2 0-4 0-6 0 0 1 0 3 0 5 3 0 21-1 27-1 4 0 23 1 26 1 0-2 0-4 0-5-2 0-4 0-5 0-15 0-15-2-15-7 0-28 0-55 0-82z"><text:p/></draw:path><draw:path draw:style-name="gr28" draw:text-style-name="P28" svg:width="0.148cm" svg:height="0.007cm" svg:x="1.648cm" svg:y="0.148cm" svg:viewBox="0 0 149 8" svg:d="M75 8c-25 0-50 0-75 0 0-3 0-5 0-8 50 0 100 0 149 0 0 3 0 5 0 8-24 0-49 0-74 0z"><text:p/></draw:path><draw:path draw:style-name="gr29" draw:text-style-name="P28" svg:width="0.13cm" svg:height="0.1cm" svg:x="1.658cm" svg:y="0.177cm" svg:viewBox="0 0 131 101" svg:d="M113 16c2-5 4-10 15-11 2 0 3 0 3-3 0-1 0-2-1-2-5 0-11 1-16 1-4 0-12-1-16-1 0 0-3 0-3 4 0 1 2 1 3 1 8 0 10 3 10 6 0 2 0 2-1 4-5 22-10 43-16 64-12-26-24-51-37-77-1-2-2-2-5-2-6 0-14 0-20 0-3 0-5 0-5 4 0 1 2 1 5 1s6 0 9 1c-6 26-13 53-19 79-2 6-4 10-16 11-1 0-3 0-3 3 0 1 1 2 2 2 5 0 11-1 15-1s13 1 17 1c1 0 2-1 2-3s-2-2-3-2c-10-1-10-5-10-6s0-2 1-4c7-25 13-51 19-76 15 30 29 59 43 89 2 2 2 2 3 2 3 0 3-1 3-3 7-28 14-55 21-82z"><text:p/></draw:path><draw:path draw:style-name="gr30" draw:text-style-name="P28" svg:width="0.046cm" svg:height="0.145cm" svg:x="1.865cm" svg:y="0.06cm" svg:viewBox="0 0 47 146" svg:d="M31 0c-11 1-21 2-31 2 0 2 0 5 0 6 15 0 17 2 17 12 0 36 0 73 0 110 0 9-3 9-17 9 0 2 0 5 0 7 7 0 18-1 23-1s16 1 24 1c0-2 0-5 0-7-14 0-16 0-16-9 0-43 0-87 0-130z"><text:p/></draw:path><draw:path draw:style-name="gr31" draw:text-style-name="P28" svg:width="0.105cm" svg:height="0.092cm" svg:x="1.924cm" svg:y="0.113cm" svg:viewBox="0 0 106 93" svg:d="M16 20c0 19 0 38 0 57 0 10-2 10-16 10 0 1 0 4 0 6 7 0 18 0 23 0 6 0 17 0 24 0 0-2 0-5 0-6-14 0-16 0-16-10 0-13 0-26 0-39 0-22 15-33 28-33 14 0 16 11 16 23 0 16 0 33 0 49 0 10-2 10-17 10 0 1 0 4 0 6 8 0 19 0 24 0 6 0 17 0 24 0 0-2 0-5 0-6-11 0-17 0-17-6 0-14 0-28 0-41 0-18 0-24-6-32-3-4-10-8-22-8-15 0-26 9-32 22 0-7 0-15 0-22-9 1-19 2-29 2 0 3 0 5 0 7 14 0 16 1 16 11z"><text:p/></draw:path><draw:path draw:style-name="gr32" draw:text-style-name="P28" svg:width="0.086cm" svg:height="0.133cm" svg:x="2.077cm" svg:y="0.113cm" svg:viewBox="0 0 87 134" svg:d="M87 2c0 0-1-2-2-2-2 0-11 8-14 15-5-11-13-15-20-15-25 0-51 31-51 62 0 20 13 34 28 34 9 0 18-6 25-13-2 7-9 35-10 38-1 5-3 6-15 6-3 0-5 0-5 5 2 0 0 2 3 2 7 0 14-1 21-1 8 0 15 1 22 1 1 0 4 0 4-4 0-3-2-3-6-3-10 0-10-1-10-3 0-1 1-3 1-4 10-39 19-79 29-118zM29 91c-13 0-14-17-14-20 0-10 6-33 10-42 6-16 18-24 26-24 14 0 17 17 17 18 0 2-12 47-13 48-3 6-15 20-26 20z"><text:p/></draw:path><draw:path draw:style-name="gr33" draw:text-style-name="P28" svg:width="0.048cm" svg:height="0.209cm" svg:x="2.192cm" svg:y="0.049cm" svg:viewBox="0 0 49 210" svg:d="M49 208c0-1 0-1-4-5-26-26-33-65-33-98 0-37 8-73 34-99 3-3 3-3 3-4s-1-2-2-2c-3 0-22 14-34 41-11 23-13 47-13 64s2 42 14 66c12 25 30 39 33 39 1 0 2 0 2-2z"><text:p/></draw:path><draw:path draw:style-name="gr34" draw:text-style-name="P28" svg:width="0.104cm" svg:height="0.095cm" svg:x="2.259cm" svg:y="0.113cm" svg:viewBox="0 0 105 96" svg:d="M64 29c1-5 6-24 21-24 1 0 6 0 10 2-6 1-10 7-10 12 0 3 3 7 9 7 4 0 11-4 11-12 0-11-13-14-20-14-12 0-20 11-22 16-5-14-17-16-23-16-21 0-34 27-34 32 0 3 2 3 3 3 2 0 2-1 2-3 8-22 21-27 29-27 4 0 11 2 11 14 0 6-4 21-11 50-3 13-11 22-20 22-1 0-6 0-11-3 5-1 10-6 10-11 0-6-5-8-8-8-6 0-11 5-11 13 0 9 10 14 20 14 14 0 21-15 22-17 2 8 10 17 22 17 22 0 34-28 34-33 0-2-1-2-3-2-1 0-1 1-2 2-7 23-22 28-28 28-9 0-12-7-12-14 0-5 2-9 4-19 2-9 5-19 7-29z"><text:p/></draw:path><draw:path draw:style-name="gr35" draw:text-style-name="P28" svg:width="0.043cm" svg:height="0.098cm" svg:x="2.38cm" svg:y="0.139cm" svg:viewBox="0 0 44 99" svg:d="M41 5c0-2-2-5-6-5s-9 4-9 8c0 3 3 6 6 6 5 0 9-4 9-9zM11 81c-1 1-1 3-1 6 0 7 5 12 13 12 15 0 21-20 21-23 0-2-1-2-2-2-2 0-2 2-2 3-4 12-11 18-16 18-3 0-4-2-4-5s1-6 2-9c2-5 4-8 5-13 2-3 7-16 7-18 1-1 1-3 1-5 0-7-6-13-14-13-14 0-21 21-21 23s2 2 2 2c2 0 3-1 3-2 4-13 11-18 16-18 2 0 4 1 4 5 0 3-2 5-5 14-3 8-6 16-9 25z"><text:p/></draw:path><draw:path draw:style-name="gr36" draw:text-style-name="P28" svg:width="0.048cm" svg:height="0.209cm" svg:x="2.455cm" svg:y="0.049cm" svg:viewBox="0 0 49 210" svg:d="M49 105c0-16-2-41-14-65-13-26-31-40-33-40-1 0-2 1-2 2s0 1 4 5c21 21 33 54 33 98 0 36-8 73-34 99-3 3-3 3-3 4s1 2 2 2c2 0 21-14 34-41 11-22 13-46 13-64z"><text:p/></draw:path></draw:g></text:span><text:span text:style-name="T77">. </text:span><text:span text:style-name="T78">To convert to perplexity take the base of the logarithm and perform </text:span><text:span text:style-name="T33"><draw:g text:anchor-type="as-char" svg:y="-0.176cm" draw:z-index="60" draw:style-name="gr1"><svg:title>TexMaths</svg:title><svg:desc>6§inline§PPL(M)=base^H§svg§600§TRUE§</svg:desc><draw:path draw:style-name="gr2" draw:text-style-name="P28" svg:width="0.15cm" svg:height="0.142cm" svg:x="0cm" svg:y="0.034cm" svg:viewBox="0 0 151 143" svg:d="M56 77c12 0 23 0 35 0 30 0 60-22 60-45 0-16-14-32-42-32-23 0-45 0-68 0-4 0-6 0-6 4 0 2 2 2 6 2 2 0 6 1 9 1s5 1 5 3c0 1-1 1-2 4-9 38-18 76-28 113-2 8-2 10-19 10-4 0-6 0-6 4 0 2 2 2 4 2 5 0 20 0 26 0 5 0 9 0 14 0 4 0 9 0 13 0 2 0 5 0 5-4 0-2-3-2-6-2-8 0-14 0-14-4 0-1 1-2 1-4 4-17 9-35 13-52zM71 14c2-7 2-8 11-8 7 0 14 0 21 0 17 0 28 6 28 20 0 9-4 27-12 35-11 9-24 11-33 11-10 0-19 0-30 0 5-20 10-38 15-58z"><text:p/></draw:path><draw:path draw:style-name="gr3" draw:text-style-name="P28" svg:width="0.149cm" svg:height="0.142cm" svg:x="0.164cm" svg:y="0.034cm" svg:viewBox="0 0 150 143" svg:d="M55 77c12 0 24 0 36 0 30 0 59-22 59-45 0-16-14-32-41-32-23 0-46 0-69 0-3 0-6 0-6 4 0 2 2 2 6 2 3 0 7 1 9 1 4 0 5 1 5 3 0 1 0 1-1 4-9 38-19 76-28 113-2 8-3 10-20 10-3 0-5 0-5 4 0 2 2 2 3 2 6 0 21 0 27 0 4 0 9 0 13 0 5 0 9 0 14 0 1 0 4 0 4-4 0-2-2-2-6-2-8 0-14 0-14-4 0-1 1-2 1-4 4-17 9-35 13-52zM70 14c2-7 3-8 12-8 6 0 13 0 20 0 17 0 29 6 29 20 0 9-4 27-13 35-10 9-23 11-32 11-10 0-20 0-30 0 5-20 9-38 14-58z"><text:p/></draw:path><draw:path draw:style-name="gr4" draw:text-style-name="P28" svg:width="0.126cm" svg:height="0.142cm" svg:x="0.329cm" svg:y="0.034cm" svg:viewBox="0 0 127 143" svg:d="M70 16c3-8 3-10 23-10 6 0 8 0 8-4 0-2-3-2-4-2-6 0-24 1-31 1-6 0-22-1-28-1-1 0-4 0-4 4 0 2 2 2 6 2 3 0 4 0 8 1 4 0 6 0 6 3 0 1-1 1-1 4-10 38-19 76-28 113-2 8-3 10-20 10-3 0-5 0-5 4 0 2 2 2 5 2 33 0 66 0 98 0 5 0 6 0 7-3 5-15 11-30 16-46 1-1 1-1 1-2s0-2-2-2c-3 0-3 0-4 4-7 19-17 43-53 43-7 0-13 0-20 0-2 0-3 0-4 0-3 0-3-1-3-3l1-5c10-37 19-75 28-113z"><text:p/></draw:path><draw:path draw:style-name="gr5" draw:text-style-name="P28" svg:width="0.048cm" svg:height="0.21cm" svg:x="0.485cm" svg:y="0.018cm" svg:viewBox="0 0 49 211" svg:d="M49 208l-4-4c-26-27-33-67-33-99 0-36 8-73 34-99 3-3 3-3 3-4s-1-2-2-2c-3 0-21 14-34 41-11 23-13 47-13 64s2 42 14 66c12 26 30 40 33 40 1 0 2-1 2-3z"><text:p/></draw:path><draw:path draw:style-name="gr6" draw:text-style-name="P28" svg:width="0.21cm" svg:height="0.142cm" svg:x="0.554cm" svg:y="0.034cm" svg:viewBox="0 0 211 143" svg:d="M187 16c1-8 2-10 18-10 4 0 6 0 6-4 0-2-2-2-5-2-9 0-19 0-28 0-6 0-6 0-8 4-26 39-51 80-77 119-5-39-11-78-17-118 0-5 0-5-6-5-10 0-20 0-29 0-4 0-6 0-6 4 0 2 2 2 6 2 2 0 6 1 9 1s5 1 5 3c0 1-1 1-2 4-9 35-17 71-26 108-2 7-6 14-23 15-1 0-4 0-4 4 0 2 2 2 3 2 7 0 14 0 21 0s15 0 22 0c1 0 4 0 4-4 0-2-3-2-4-2-12 0-14-5-14-9 0-2 0-3 0-5 10-38 20-77 29-115 6 44 13 87 19 130 0 3 0 5 3 5 2 0 3-2 5-3 28-44 56-89 84-133h1c-10 40-20 80-30 120-3 8-3 10-19 10-4 0-6 0-6 4 0 2 2 2 3 2 6 0 20 0 26 0 8 0 17 0 26 0 2 0 4 0 4-4 0-2-2-2-6-2-8 0-13 0-13-4 0-1 0-1 0-5 10-37 19-74 29-112z"><text:p/></draw:path><draw:path draw:style-name="gr7" draw:text-style-name="P28" svg:width="0.048cm" svg:height="0.21cm" svg:x="0.785cm" svg:y="0.018cm" svg:viewBox="0 0 49 211" svg:d="M49 105c0-16-3-41-14-65-13-26-31-40-33-40-1 0-2 1-2 2s0 1 4 5c21 21 33 54 33 98 0 36-8 73-35 100-2 3-2 3-2 3 0 1 1 3 2 3 2 0 21-15 33-42 11-23 14-46 14-64z"><text:p/></draw:path><draw:path draw:style-name="gr8" draw:text-style-name="P28" svg:width="0.139cm" svg:height="0.048cm" svg:x="0.925cm" svg:y="0.1cm" svg:viewBox="0 0 140 49" svg:d="M133 8c3 0 7 0 7-4s-4-4-7-4c-42 0-84 0-126 0-3 0-7 0-7 4s4 4 7 4c42 0 84 0 126 0zM133 49c3 0 7 0 7-4s-4-4-7-4c-42 0-84 0-126 0-3 0-7 0-7 4s4 4 7 4c42 0 84 0 126 0z"><text:p/></draw:path><draw:path draw:style-name="gr9" draw:text-style-name="P28" svg:width="0.077cm" svg:height="0.147cm" svg:x="1.145cm" svg:y="0.03cm" svg:viewBox="0 0 78 148" svg:d="M41 2c0 0 0-2-3-2-5 0-20 2-26 2-1 0-4 0-4 4 0 2 2 2 5 2 10 0 11 2 11 4s-2 9-3 13c-6 23-11 46-17 69-3 11-4 14-4 22 0 19 11 32 27 32 25 0 51-31 51-61 0-20-11-34-28-34-10 0-19 6-25 13 6-21 10-43 16-64zM21 82c1-5 1-5 3-7 10-14 20-17 25-17 8 0 13 6 13 20 0 12-6 36-10 44-7 14-17 21-25 21-7 0-14-5-14-20 0-4 0-8 3-22 2-7 3-13 5-19z"><text:p/></draw:path><draw:path draw:style-name="gr10" draw:text-style-name="P28" svg:width="0.096cm" svg:height="0.095cm" svg:x="1.234cm" svg:y="0.084cm" svg:viewBox="0 0 97 96" svg:d="M70 14c-4-8-10-14-20-14-24 0-50 31-50 62 0 20 11 34 28 34 4 0 15-1 27-16 2 8 9 16 19 16 8 0 12-5 16-12 4-8 7-20 7-21 0-2-3-2-3-2-2 0-2 1-3 4-3 14-8 26-16 26-6 0-7-6-7-10 0-5 1-6 3-15 3-9 3-11 5-19 3-10 5-20 7-30 2-6 2-6 2-7 0-3-3-6-6-6-5 0-8 5-9 10zM56 68c-1 4-1 4-4 8-9 12-18 15-24 15-10 0-13-12-13-20 0-10 7-36 11-46 7-12 17-20 25-20 14 0 17 17 17 18 0 2-1 3-1 4-4 14-7 27-11 41z"><text:p/></draw:path><draw:path draw:style-name="gr11" draw:text-style-name="P28" svg:width="0.076cm" svg:height="0.095cm" svg:x="1.348cm" svg:y="0.084cm" svg:viewBox="0 0 77 96" svg:d="M71 14c-6 0-10 5-10 10 0 3 2 6 7 6s9-4 9-12c0-9-9-18-25-18-27 0-35 22-35 31 0 17 15 20 21 21 11 2 23 4 23 16 0 5-6 23-31 23-3 0-19 0-24-11 8 1 13-5 13-11 0-5-3-8-8-8s-11 5-11 14c0 12 12 21 30 21 34 0 43-26 43-35 0-8-5-13-7-16-6-6-12-6-21-9-8-1-16-3-16-13 0-6 5-18 23-18 6 0 16 1 19 9z"><text:p/></draw:path><draw:path draw:style-name="gr12" draw:text-style-name="P28" svg:width="0.08cm" svg:height="0.095cm" svg:x="1.446cm" svg:y="0.084cm" svg:viewBox="0 0 81 96" svg:d="M30 45c6 0 22-1 32-5 15-6 16-19 16-22 0-9-8-18-23-18-23 0-55 20-55 58 0 21 13 38 33 38 31 0 48-23 48-25s-1-3-2-3c-2 0-2 1-3 2-17 21-40 21-42 21-17 0-18-18-18-24 0-3 0-9 3-22 3 0 7 0 11 0zM20 40c8-32 30-35 35-35 10 0 16 6 16 13 0 22-34 22-42 22-3 0-6 0-9 0z"><text:p/></draw:path><draw:path draw:style-name="gr13" draw:text-style-name="P28" svg:width="0.13cm" svg:height="0.1cm" svg:x="1.544cm" svg:y="-0.001cm" svg:viewBox="0 0 131 101" svg:d="M114 12c1-5 1-7 12-7 4 0 5 0 5-3 0 0 0-2-2-2-4 0-15 1-19 1-3 0-8 0-10 0-3 0-7-1-10-1-1 0-3 0-3 4 0 1 2 1 5 1 2 0 3 0 5 1 3 0 4 1 4 2s0 1-1 3c-3 11-6 23-9 35-16 0-33 0-49 0 3-12 5-23 8-35 2-4 2-6 14-6 2 0 4 0 4-3 0 0 0-2-3-2-4 0-15 1-19 1-2 0-8 0-10 0-3 0-7-1-9-1-1 0-4 0-4 4 0 1 2 1 5 1 1 0 3 0 6 1 3 0 3 1 3 2s0 1 0 3c-7 26-13 52-20 79-1 4-1 6-13 6-2 0-4 0-4 3 0 2 1 2 2 2 5 0 15 0 20 0 2 0 7 0 10 0 2 0 6 0 9 0 0 0 3 0 3-3 0-2-1-2-5-2-2 0-3 0-5 0-3-1-3-2-3-3s0-1 0-3c3-14 7-26 10-39 16 0 33 0 49 0-3 13-7 25-10 39-1 4-1 6-12 6-3 0-5 0-5 3 0 2 1 2 2 2 5 0 15 0 20 0 2 0 7 0 10 0s6 0 9 0c1 0 3 0 3-3 0-2-1-2-4-2s-3 0-6 0c-3-1-3-2-3-3s0-2 0-3c7-26 13-52 20-78z"><text:p/></draw:path></draw:g></text:span><text:span text:style-name="T33">.</text:span></text:p></draw:text-box></draw:frame><text:span text:style-name="T2"><text:s text:c="5"/></text:span><text:s text:c="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padding="0cm" fo:border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2:25:55.368182004</meta:creation-date>
    <dc:date>2024-03-13T19:51:19.793770027</dc:date>
    <meta:editing-duration>PT7H35M12S</meta:editing-duration>
    <meta:editing-cycles>133</meta:editing-cycles>
    <meta:generator>LibreOffice/7.3.7.2$Linux_X86_64 LibreOffice_project/30$Build-2</meta:generator>
    <meta:document-statistic meta:table-count="0" meta:image-count="0" meta:object-count="0" meta:page-count="1" meta:paragraph-count="47" meta:word-count="804" meta:character-count="5360" meta:non-whitespace-character-count="4424"/>
  </office:meta>
</office:document-meta>
</file>